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 MT" svg:font-family="'Arial MT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 style:master-page-name="Converted2">
      <style:table-properties style:width="15.983cm" fo:margin-left="2.521cm" fo:margin-top="0cm" fo:margin-bottom="0cm" style:page-number="auto" table:align="left" style:writing-mode="page"/>
    </style:style>
    <style:style style:name="Tableau1.A" style:family="table-column">
      <style:table-column-properties style:column-width="3.466cm"/>
    </style:style>
    <style:style style:name="Tableau1.B" style:family="table-column">
      <style:table-column-properties style:column-width="3.124cm"/>
    </style:style>
    <style:style style:name="Tableau1.C" style:family="table-column">
      <style:table-column-properties style:column-width="9.393cm"/>
    </style:style>
    <style:style style:name="Tableau1.1" style:family="table-row">
      <style:table-row-properties style:min-row-height="1.08cm" fo:keep-together="auto"/>
    </style:style>
    <style:style style:name="Tableau1.A1" style:family="table-cell">
      <style:table-cell-properties fo:background-color="#000000" fo:padding="0cm" fo:border="none">
        <style:background-image/>
      </style:table-cell-properties>
    </style:style>
    <style:style style:name="Tableau1.2" style:family="table-row">
      <style:table-row-properties style:min-row-height="1.062cm" fo:keep-together="auto"/>
    </style:style>
    <style:style style:name="Tableau1.A2" style:family="table-cell">
      <style:table-cell-properties fo:background-color="#dcecd7" fo:padding="0cm" fo:border-left="0.5pt solid #000000" fo:border-right="0.5pt solid #000000" fo:border-top="none" fo:border-bottom="0.5pt solid #000000">
        <style:background-image/>
      </style:table-cell-properties>
    </style:style>
    <style:style style:name="Tableau1.3" style:family="table-row">
      <style:table-row-properties style:min-row-height="1.053cm" fo:keep-together="auto"/>
    </style:style>
    <style:style style:name="Tableau1.A3" style:family="table-cell">
      <style:table-cell-properties fo:background-color="#dcecd7" fo:padding="0cm" fo:border="0.5pt solid #000000">
        <style:background-image/>
      </style:table-cell-properties>
    </style:style>
    <style:style style:name="Tableau2" style:family="table">
      <style:table-properties style:width="9.215cm" fo:margin-left="0.118cm" fo:margin-top="0cm" fo:margin-bottom="0cm" table:align="left" style:writing-mode="page"/>
    </style:style>
    <style:style style:name="Tableau2.A" style:family="table-column">
      <style:table-column-properties style:column-width="1.729cm"/>
    </style:style>
    <style:style style:name="Tableau2.B" style:family="table-column">
      <style:table-column-properties style:column-width="7.486cm"/>
    </style:style>
    <style:style style:name="Tableau2.1" style:family="table-row">
      <style:table-row-properties style:min-row-height="0.609cm" fo:keep-together="auto"/>
    </style:style>
    <style:style style:name="Tableau2.A1" style:family="table-cell">
      <style:table-cell-properties fo:background-color="#000000" fo:padding="0cm" fo:border="none">
        <style:background-image/>
      </style:table-cell-properties>
    </style:style>
    <style:style style:name="Tableau2.2" style:family="table-row">
      <style:table-row-properties style:min-row-height="1.067cm" fo:keep-together="auto"/>
    </style:style>
    <style:style style:name="Tableau2.A2" style:family="table-cell">
      <style:table-cell-properties fo:padding="0cm" fo:border-left="0.25pt solid #000000" fo:border-right="0.25pt solid #000000" fo:border-top="none" fo:border-bottom="0.25pt solid #000000"/>
    </style:style>
    <style:style style:name="Tableau2.B2" style:family="table-cell">
      <style:table-cell-properties fo:padding="0cm" fo:border-left="0.25pt solid #000000" fo:border-right="0.25pt solid #000000" fo:border-top="none" fo:border-bottom="0.25pt solid #000000"/>
    </style:style>
    <style:style style:name="Tableau2.3" style:family="table-row">
      <style:table-row-properties style:min-row-height="0.591cm" fo:keep-together="auto"/>
    </style:style>
    <style:style style:name="Tableau2.A3" style:family="table-cell">
      <style:table-cell-properties fo:padding="0cm" fo:border="0.25pt solid #000000"/>
    </style:style>
    <style:style style:name="Tableau2.B3" style:family="table-cell">
      <style:table-cell-properties fo:padding="0cm" fo:border="0.25pt solid #000000"/>
    </style:style>
    <style:style style:name="Tableau2.4" style:family="table-row">
      <style:table-row-properties style:min-row-height="1.558cm" fo:keep-together="auto"/>
    </style:style>
    <style:style style:name="Tableau2.A4" style:family="table-cell">
      <style:table-cell-properties fo:padding="0cm" fo:border="0.25pt solid #000000"/>
    </style:style>
    <style:style style:name="Tableau2.B4" style:family="table-cell">
      <style:table-cell-properties fo:padding="0cm" fo:border="0.25pt solid #000000"/>
    </style:style>
    <style:style style:name="Tableau2.5" style:family="table-row">
      <style:table-row-properties style:min-row-height="1.531cm" fo:keep-together="auto"/>
    </style:style>
    <style:style style:name="Tableau2.A5" style:family="table-cell">
      <style:table-cell-properties fo:padding="0cm" fo:border="0.25pt solid #000000"/>
    </style:style>
    <style:style style:name="Tableau2.B5" style:family="table-cell">
      <style:table-cell-properties fo:padding="0cm" fo:border="0.25pt solid #000000"/>
    </style:style>
    <style:style style:name="Tableau2.6" style:family="table-row">
      <style:table-row-properties style:min-row-height="2.512cm" fo:keep-together="auto"/>
    </style:style>
    <style:style style:name="Tableau2.A6" style:family="table-cell">
      <style:table-cell-properties fo:padding="0cm" fo:border="0.25pt solid #000000"/>
    </style:style>
    <style:style style:name="Tableau2.B6" style:family="table-cell">
      <style:table-cell-properties fo:padding="0cm" fo:border="0.25pt solid #000000"/>
    </style:style>
    <style:style style:name="Tableau2" style:family="table">
      <style:table-properties style:width="9.215cm" fo:margin-left="0.118cm" fo:margin-top="0cm" fo:margin-bottom="0cm" table:align="left" style:writing-mode="page"/>
    </style:style>
    <style:style style:name="Tableau2.A" style:family="table-column">
      <style:table-column-properties style:column-width="1.729cm"/>
    </style:style>
    <style:style style:name="Tableau2.B" style:family="table-column">
      <style:table-column-properties style:column-width="7.486cm"/>
    </style:style>
    <style:style style:name="Tableau2.1" style:family="table-row">
      <style:table-row-properties style:min-row-height="0.609cm" fo:keep-together="auto"/>
    </style:style>
    <style:style style:name="Tableau2.A1" style:family="table-cell">
      <style:table-cell-properties fo:background-color="#000000" fo:padding="0cm" fo:border="none">
        <style:background-image/>
      </style:table-cell-properties>
    </style:style>
    <style:style style:name="Tableau2.2" style:family="table-row">
      <style:table-row-properties style:min-row-height="1.067cm" fo:keep-together="auto"/>
    </style:style>
    <style:style style:name="Tableau2.A2" style:family="table-cell">
      <style:table-cell-properties fo:padding="0cm" fo:border-left="0.25pt solid #000000" fo:border-right="0.25pt solid #000000" fo:border-top="none" fo:border-bottom="0.25pt solid #000000"/>
    </style:style>
    <style:style style:name="Tableau2.B2" style:family="table-cell">
      <style:table-cell-properties fo:padding="0cm" fo:border-left="0.25pt solid #000000" fo:border-right="0.25pt solid #000000" fo:border-top="none" fo:border-bottom="0.25pt solid #000000"/>
    </style:style>
    <style:style style:name="Tableau2.3" style:family="table-row">
      <style:table-row-properties style:min-row-height="0.591cm" fo:keep-together="auto"/>
    </style:style>
    <style:style style:name="Tableau2.A3" style:family="table-cell">
      <style:table-cell-properties fo:padding="0cm" fo:border="0.25pt solid #000000"/>
    </style:style>
    <style:style style:name="Tableau2.B3" style:family="table-cell">
      <style:table-cell-properties fo:padding="0cm" fo:border="0.25pt solid #000000"/>
    </style:style>
    <style:style style:name="Tableau2.4" style:family="table-row">
      <style:table-row-properties style:min-row-height="1.558cm" fo:keep-together="auto"/>
    </style:style>
    <style:style style:name="Tableau2.A4" style:family="table-cell">
      <style:table-cell-properties fo:padding="0cm" fo:border="0.25pt solid #000000"/>
    </style:style>
    <style:style style:name="Tableau2.B4" style:family="table-cell">
      <style:table-cell-properties fo:padding="0cm" fo:border="0.25pt solid #000000"/>
    </style:style>
    <style:style style:name="Tableau2.5" style:family="table-row">
      <style:table-row-properties style:min-row-height="1.531cm" fo:keep-together="auto"/>
    </style:style>
    <style:style style:name="Tableau2.A5" style:family="table-cell">
      <style:table-cell-properties fo:padding="0cm" fo:border="0.25pt solid #000000"/>
    </style:style>
    <style:style style:name="Tableau2.B5" style:family="table-cell">
      <style:table-cell-properties fo:padding="0cm" fo:border="0.25pt solid #000000"/>
    </style:style>
    <style:style style:name="Tableau2.6" style:family="table-row">
      <style:table-row-properties style:min-row-height="2.512cm" fo:keep-together="auto"/>
    </style:style>
    <style:style style:name="Tableau2.A6" style:family="table-cell">
      <style:table-cell-properties fo:padding="0cm" fo:border="0.25pt solid #000000"/>
    </style:style>
    <style:style style:name="Tableau2.B6" style:family="table-cell">
      <style:table-cell-properties fo:padding="0cm" fo:border="0.25pt solid #000000"/>
    </style:style>
    <style:style style:name="P1" style:family="paragraph" style:parent-style-name="Heading_20_1" style:master-page-name="Standard">
      <style:paragraph-properties style:page-number="auto"/>
      <style:text-properties fo:letter-spacing="-0.004cm" style:text-scale="75%"/>
    </style:style>
    <style:style style:name="P2" style:family="paragraph" style:parent-style-name="Standard">
      <style:paragraph-properties fo:margin-left="2.499cm" fo:margin-right="0cm" fo:margin-top="0cm" fo:margin-bottom="0cm" style:contextual-spacing="false" fo:line-height="1.224cm" fo:text-align="start" style:justify-single-word="false" fo:text-indent="0cm" style:auto-text-indent="false"/>
    </style:style>
    <style:style style:name="P3" style:family="paragraph" style:parent-style-name="Heading_20_2">
      <style:paragraph-properties fo:margin-top="0.337cm" fo:margin-bottom="0cm" style:contextual-spacing="false"/>
      <style:text-properties fo:color="#3b3b5f" loext:opacity="100%" fo:letter-spacing="-0.004cm" style:text-scale="85%"/>
    </style:style>
    <style:style style:name="P4" style:family="paragraph" style:parent-style-name="Text_20_body">
      <style:paragraph-properties fo:margin-left="2.499cm" fo:margin-right="9.246cm" fo:margin-top="0.466cm" fo:margin-bottom="0cm" style:contextual-spacing="false" fo:line-height="111%" fo:text-align="justify" style:justify-single-word="false"/>
    </style:style>
    <style:style style:name="P5" style:family="paragraph" style:parent-style-name="Text_20_body">
      <style:paragraph-properties fo:margin-top="0.035cm" fo:margin-bottom="0cm" style:contextual-spacing="false"/>
    </style:style>
    <style:style style:name="P6" style:family="paragraph" style:parent-style-name="Standard">
      <style:paragraph-properties fo:margin-left="2.499cm" fo:margin-right="9.246cm" fo:margin-top="0.002cm" fo:margin-bottom="0cm" style:contextual-spacing="false" fo:line-height="111%" fo:text-align="justify" style:justify-single-word="false" fo:text-indent="0cm" style:auto-text-indent="false"/>
    </style:style>
    <style:style style:name="P7" style:family="paragraph" style:parent-style-name="Text_20_body">
      <style:paragraph-properties fo:margin-top="0.122cm" fo:margin-bottom="0cm" style:contextual-spacing="false"/>
      <style:text-properties fo:font-weight="bold" style:font-weight-asian="bold"/>
    </style:style>
    <style:style style:name="P8" style:family="paragraph" style:parent-style-name="Heading_20_2">
      <style:text-properties fo:color="#3b3b5f" loext:opacity="100%" fo:letter-spacing="-0.004cm" style:text-scale="75%"/>
    </style:style>
    <style:style style:name="P9" style:family="paragraph" style:parent-style-name="Text_20_body">
      <style:paragraph-properties fo:margin-left="2.499cm" fo:margin-right="9.246cm" fo:margin-top="0.464cm" fo:margin-bottom="0cm" style:contextual-spacing="false" fo:line-height="111%" fo:text-align="justify" style:justify-single-word="false"/>
    </style:style>
    <style:style style:name="P10" style:family="paragraph" style:parent-style-name="Text_20_body">
      <style:paragraph-properties fo:margin-top="0.037cm" fo:margin-bottom="0cm" style:contextual-spacing="false"/>
    </style:style>
    <style:style style:name="P11" style:family="paragraph" style:parent-style-name="Standard">
      <style:paragraph-properties fo:margin-left="2.499cm" fo:margin-right="9.246cm" fo:margin-top="0cm" fo:margin-bottom="0cm" style:contextual-spacing="false" fo:line-height="111%" fo:text-align="justify" style:justify-single-word="false" fo:text-indent="0cm" style:auto-text-indent="false"/>
    </style:style>
    <style:style style:name="P12" style:family="paragraph" style:parent-style-name="Text_20_body">
      <style:text-properties fo:font-size="10pt" fo:font-weight="bold" style:font-size-asian="10pt" style:font-weight-asian="bold"/>
    </style:style>
    <style:style style:name="P13" style:family="paragraph" style:parent-style-name="Text_20_body">
      <style:paragraph-properties fo:margin-top="0.392cm" fo:margin-bottom="0cm" style:contextual-spacing="false"/>
      <style:text-properties fo:font-size="10pt" fo:font-weight="bold" style:font-size-asian="10pt" style:font-weight-asian="bold"/>
    </style:style>
    <style:style style:name="P14" style:family="paragraph" style:parent-style-name="Text_20_body">
      <style:text-properties fo:font-size="8pt" fo:font-weight="bold" style:font-size-asian="8pt" style:font-weight-asian="bold"/>
    </style:style>
    <style:style style:name="P15" style:family="paragraph" style:parent-style-name="Heading_20_2">
      <style:paragraph-properties fo:margin-left="9.25cm" fo:margin-right="0cm" fo:margin-top="0.109cm" fo:margin-bottom="0cm" style:contextual-spacing="false"/>
    </style:style>
    <style:style style:name="P16" style:family="paragraph" style:parent-style-name="Frame_20_contents">
      <style:paragraph-properties fo:margin-left="0cm" fo:margin-right="0cm" fo:margin-top="0cm" fo:margin-bottom="0cm" style:contextual-spacing="false" fo:line-height="0.744cm" fo:text-align="start" style:justify-single-word="false" fo:text-indent="0cm" style:auto-text-indent="false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 style:parent-style-name="Text_20_body">
      <style:paragraph-properties fo:margin-left="9.25cm" fo:margin-right="2.496cm" fo:margin-top="0.464cm" fo:margin-bottom="0cm" style:contextual-spacing="false" fo:line-height="111%" fo:text-align="justify" style:justify-single-word="false"/>
    </style:style>
    <style:style style:name="P19" style:family="paragraph" style:parent-style-name="Standard">
      <style:paragraph-properties fo:margin-left="9.25cm" fo:margin-right="2.505cm" fo:margin-top="0cm" fo:margin-bottom="0cm" style:contextual-spacing="false" fo:line-height="111%" fo:text-align="justify" style:justify-single-word="false" fo:text-indent="0cm" style:auto-text-indent="false"/>
    </style:style>
    <style:style style:name="P20" style:family="paragraph" style:parent-style-name="Text_20_body">
      <style:paragraph-properties fo:margin-top="0.123cm" fo:margin-bottom="0cm" style:contextual-spacing="false"/>
      <style:text-properties fo:font-weight="bold" style:font-weight-asian="bold"/>
    </style:style>
    <style:style style:name="P21" style:family="paragraph" style:parent-style-name="Heading_20_2">
      <style:paragraph-properties fo:margin-left="9.25cm" fo:margin-right="0cm"/>
      <style:text-properties fo:color="#3b3b5f" loext:opacity="100%" fo:letter-spacing="-0.004cm" style:text-scale="80%"/>
    </style:style>
    <style:style style:name="P22" style:family="paragraph" style:parent-style-name="Text_20_body">
      <style:paragraph-properties fo:margin-left="9.25cm" fo:margin-right="2.487cm" fo:margin-top="0.466cm" fo:margin-bottom="0cm" style:contextual-spacing="false" fo:line-height="111%" fo:text-align="justify" style:justify-single-word="false"/>
    </style:style>
    <style:style style:name="P23" style:family="paragraph" style:parent-style-name="Text_20_body">
      <style:paragraph-properties fo:margin-top="0.032cm" fo:margin-bottom="0cm" style:contextual-spacing="false"/>
    </style:style>
    <style:style style:name="P24" style:family="paragraph" style:parent-style-name="Standard">
      <style:paragraph-properties fo:margin-left="9.25cm" fo:margin-right="2.496cm" fo:margin-top="0cm" fo:margin-bottom="0cm" style:contextual-spacing="false" fo:line-height="111%" fo:text-align="justify" style:justify-single-word="false" fo:text-indent="0cm" style:auto-text-indent="false"/>
    </style:style>
    <style:style style:name="P25" style:family="paragraph" style:parent-style-name="Text_20_body">
      <style:paragraph-properties fo:margin-top="0.042cm" fo:margin-bottom="0cm" style:contextual-spacing="false"/>
      <style:text-properties fo:font-weight="bold" style:font-weight-asian="bold"/>
    </style:style>
    <style:style style:name="P26" style:family="paragraph" style:parent-style-name="Text_20_body">
      <style:paragraph-properties fo:margin-left="9.25cm" fo:margin-right="2.501cm" fo:line-height="111%" fo:text-align="justify" style:justify-single-word="false"/>
    </style:style>
    <style:style style:name="P27" style:family="paragraph" style:parent-style-name="Text_20_body">
      <style:text-properties fo:font-size="18pt" style:font-size-asian="18pt"/>
    </style:style>
    <style:style style:name="P28" style:family="paragraph" style:parent-style-name="Text_20_body">
      <style:paragraph-properties fo:margin-top="0.556cm" fo:margin-bottom="0cm" style:contextual-spacing="false"/>
    </style:style>
    <style:style style:name="P29" style:family="paragraph" style:parent-style-name="Table_20_Paragraph">
      <style:paragraph-properties fo:margin-left="0cm" fo:margin-right="0cm" fo:margin-top="0.079cm" fo:margin-bottom="0cm" style:contextual-spacing="false"/>
      <style:text-properties style:font-name="Arial MT" fo:font-size="7pt" style:font-size-asian="7pt"/>
    </style:style>
    <style:style style:name="P30" style:family="paragraph" style:parent-style-name="Table_20_Paragraph">
      <style:paragraph-properties fo:margin-left="0.185cm" fo:margin-right="0cm" fo:margin-top="0cm" fo:margin-bottom="0cm" style:contextual-spacing="false"/>
    </style:style>
    <style:style style:name="P31" style:family="paragraph" style:parent-style-name="Table_20_Paragraph">
      <style:paragraph-properties fo:margin-left="0.183cm" fo:margin-right="0cm" fo:margin-top="0cm" fo:margin-bottom="0cm" style:contextual-spacing="false"/>
    </style:style>
    <style:style style:name="P32" style:family="paragraph" style:parent-style-name="Table_20_Paragraph">
      <style:paragraph-properties fo:margin-top="0.355cm" fo:margin-bottom="0cm" style:contextual-spacing="false"/>
    </style:style>
    <style:style style:name="P33" style:family="paragraph" style:parent-style-name="Table_20_Paragraph">
      <style:paragraph-properties fo:margin-left="0.097cm" fo:margin-right="0cm"/>
    </style:style>
    <style:style style:name="P34" style:family="paragraph" style:parent-style-name="Table_20_Paragraph">
      <style:paragraph-properties fo:margin-left="0.097cm" fo:margin-right="2.305cm" fo:margin-top="0.134cm" fo:margin-bottom="0cm" style:contextual-spacing="false" fo:line-height="104%"/>
    </style:style>
    <style:style style:name="P35" style:family="paragraph" style:parent-style-name="Table_20_Paragraph">
      <style:paragraph-properties fo:margin-left="0.097cm" fo:margin-right="0cm" fo:margin-top="0.134cm" fo:margin-bottom="0cm" style:contextual-spacing="false" fo:line-height="104%"/>
    </style:style>
    <style:style style:name="P36" style:family="paragraph" style:parent-style-name="Table_20_Paragraph">
      <style:paragraph-properties fo:margin-left="0.097cm" fo:margin-right="0.603cm" fo:margin-top="0.134cm" fo:margin-bottom="0cm" style:contextual-spacing="false" fo:line-height="104%"/>
    </style:style>
    <style:style style:name="P37" style:family="paragraph" style:parent-style-name="Table_20_Paragraph">
      <style:paragraph-properties fo:margin-left="0.095cm" fo:margin-right="0cm"/>
    </style:style>
    <style:style style:name="P38" style:family="paragraph" style:parent-style-name="Table_20_Paragraph">
      <style:paragraph-properties fo:margin-left="0.095cm" fo:margin-right="1.448cm" fo:margin-top="0.134cm" fo:margin-bottom="0cm" style:contextual-spacing="false" fo:line-height="104%"/>
    </style:style>
    <style:style style:name="P39" style:family="paragraph" style:parent-style-name="Table_20_Paragraph">
      <style:paragraph-properties fo:margin-left="0.095cm" fo:margin-right="0cm" fo:margin-top="0.134cm" fo:margin-bottom="0cm" style:contextual-spacing="false" fo:line-height="104%"/>
    </style:style>
    <style:style style:name="P40" style:family="paragraph" style:parent-style-name="Table_20_Paragraph">
      <style:paragraph-properties fo:margin-left="0.095cm" fo:margin-right="0.072cm" fo:margin-top="0.134cm" fo:margin-bottom="0cm" style:contextual-spacing="false" fo:line-height="104%"/>
    </style:style>
    <style:style style:name="P41" style:family="paragraph" style:parent-style-name="Table_20_Paragraph">
      <style:paragraph-properties fo:margin-left="0.095cm" fo:margin-right="1.282cm" fo:margin-top="0.134cm" fo:margin-bottom="0cm" style:contextual-spacing="false" fo:line-height="104%"/>
    </style:style>
    <style:style style:name="P42" style:family="paragraph" style:parent-style-name="Table_20_Paragraph">
      <style:paragraph-properties fo:margin-left="0.093cm" fo:margin-right="0cm"/>
    </style:style>
    <style:style style:name="P43" style:family="paragraph" style:parent-style-name="Table_20_Paragraph">
      <style:paragraph-properties fo:margin-left="0.093cm" fo:margin-right="0.603cm" fo:margin-top="0.134cm" fo:margin-bottom="0cm" style:contextual-spacing="false" fo:line-height="104%"/>
    </style:style>
    <style:style style:name="P44" style:family="paragraph" style:parent-style-name="Table_20_Paragraph">
      <style:paragraph-properties fo:margin-left="0.093cm" fo:margin-right="0cm" fo:margin-top="0.347cm" fo:margin-bottom="0cm" style:contextual-spacing="false"/>
    </style:style>
    <style:style style:name="P45" style:family="paragraph" style:parent-style-name="Table_20_Paragraph">
      <style:paragraph-properties fo:margin-left="0.093cm" fo:margin-right="1.282cm" fo:margin-top="0.136cm" fo:margin-bottom="0cm" style:contextual-spacing="false" fo:line-height="104%"/>
    </style:style>
    <style:style style:name="P46" style:family="paragraph" style:parent-style-name="Table_20_Paragraph">
      <style:paragraph-properties fo:margin-left="0.093cm" fo:margin-right="0cm" fo:margin-top="0.136cm" fo:margin-bottom="0cm" style:contextual-spacing="false" fo:line-height="104%"/>
    </style:style>
    <style:style style:name="P47" style:family="paragraph" style:parent-style-name="Table_20_Paragraph">
      <style:paragraph-properties fo:margin-left="0.092cm" fo:margin-right="0cm" fo:margin-top="0.347cm" fo:margin-bottom="0cm" style:contextual-spacing="false"/>
    </style:style>
    <style:style style:name="P48" style:family="paragraph" style:parent-style-name="Table_20_Paragraph">
      <style:paragraph-properties fo:margin-left="0.092cm" fo:margin-right="1.448cm" fo:margin-top="0.136cm" fo:margin-bottom="0cm" style:contextual-spacing="false" fo:line-height="104%"/>
    </style:style>
    <style:style style:name="P49" style:family="paragraph" style:parent-style-name="Table_20_Paragraph">
      <style:paragraph-properties fo:margin-left="0.092cm" fo:margin-right="0.309cm" fo:margin-top="0.136cm" fo:margin-bottom="0cm" style:contextual-spacing="false" fo:line-height="104%"/>
    </style:style>
    <style:style style:name="P50" style:family="paragraph" style:parent-style-name="Text_20_body">
      <style:text-properties style:font-name="Arial MT" fo:font-size="18pt" style:font-size-asian="18pt"/>
    </style:style>
    <style:style style:name="P51" style:family="paragraph" style:parent-style-name="Text_20_body">
      <style:paragraph-properties fo:margin-top="0.399cm" fo:margin-bottom="0cm" style:contextual-spacing="false"/>
      <style:text-properties style:font-name="Arial MT" fo:font-size="18pt" style:font-size-asian="18pt"/>
    </style:style>
    <style:style style:name="P52" style:family="paragraph" style:parent-style-name="Heading_20_3">
      <style:paragraph-properties fo:margin-left="0cm" fo:margin-right="0.859cm" fo:text-align="end" style:justify-single-word="false"/>
    </style:style>
    <style:style style:name="P53" style:family="paragraph" style:parent-style-name="Standard">
      <style:paragraph-properties fo:margin-left="0.176cm" fo:margin-right="0cm" fo:margin-top="0.205cm" fo:margin-bottom="0cm" style:contextual-spacing="false" fo:text-align="start" style:justify-single-word="false" fo:text-indent="0cm" style:auto-text-indent="false"/>
    </style:style>
    <style:style style:name="P54" style:family="paragraph" style:parent-style-name="Heading_20_2" style:master-page-name="Converted3">
      <style:paragraph-properties fo:margin-left="9.25cm" fo:margin-right="0cm" fo:margin-top="0.109cm" fo:margin-bottom="0cm" style:contextual-spacing="false" style:page-number="auto"/>
    </style:style>
    <style:style style:name="P55" style:family="paragraph" style:parent-style-name="Text_20_body">
      <style:paragraph-properties fo:margin-left="9.25cm" fo:margin-right="2.492cm" fo:line-height="111%" fo:text-align="justify" style:justify-single-word="false"/>
    </style:style>
    <style:style style:name="P56" style:family="paragraph" style:parent-style-name="Text_20_body">
      <style:paragraph-properties fo:margin-top="0.042cm" fo:margin-bottom="0cm" style:contextual-spacing="false"/>
    </style:style>
    <style:style style:name="P57" style:family="paragraph" style:parent-style-name="Standard">
      <style:paragraph-properties fo:margin-left="9.25cm" fo:margin-right="2.496cm" fo:margin-top="0.002cm" fo:margin-bottom="0cm" style:contextual-spacing="false" fo:line-height="111%" fo:text-align="justify" style:justify-single-word="false" fo:text-indent="0cm" style:auto-text-indent="false"/>
    </style:style>
    <style:style style:name="P58" style:family="paragraph" style:parent-style-name="Heading_20_2">
      <style:paragraph-properties fo:margin-left="9.25cm" fo:margin-right="0cm"/>
    </style:style>
    <style:style style:name="P59" style:family="paragraph" style:parent-style-name="Text_20_body">
      <style:paragraph-properties fo:margin-left="9.25cm" fo:margin-right="2.491cm" fo:margin-top="0.466cm" fo:margin-bottom="0cm" style:contextual-spacing="false" fo:line-height="111%" fo:text-align="justify" style:justify-single-word="false"/>
    </style:style>
    <style:style style:name="P60" style:family="paragraph" style:parent-style-name="Text_20_body">
      <style:paragraph-properties fo:margin-left="9.25cm" fo:margin-right="2.494cm" fo:line-height="111%" fo:text-align="justify" style:justify-single-word="false"/>
    </style:style>
    <style:style style:name="P61" style:family="paragraph" style:parent-style-name="Text_20_body">
      <style:paragraph-properties fo:margin-top="0.039cm" fo:margin-bottom="0cm" style:contextual-spacing="false"/>
    </style:style>
    <style:style style:name="P62" style:family="paragraph" style:parent-style-name="Text_20_body">
      <style:paragraph-properties fo:margin-left="9.25cm" fo:margin-right="2.491cm" fo:margin-top="0.002cm" fo:margin-bottom="0cm" style:contextual-spacing="false" fo:line-height="111%" fo:text-align="justify" style:justify-single-word="false"/>
    </style:style>
    <style:style style:name="P63" style:family="paragraph" style:parent-style-name="Text_20_body">
      <style:paragraph-properties fo:margin-left="9.25cm" fo:margin-right="2.489cm" fo:line-height="111%" fo:text-align="justify" style:justify-single-word="false"/>
    </style:style>
    <style:style style:name="P64" style:family="paragraph" style:parent-style-name="Standard">
      <style:paragraph-properties fo:margin-left="2.499cm" fo:margin-right="9.246cm" fo:margin-top="0.101cm" fo:margin-bottom="0cm" style:contextual-spacing="false" fo:line-height="111%" fo:text-align="justify" style:justify-single-word="false" fo:text-indent="0cm" style:auto-text-indent="false"/>
    </style:style>
    <style:style style:name="P65" style:family="paragraph" style:parent-style-name="Text_20_body">
      <style:paragraph-properties fo:margin-top="0.118cm" fo:margin-bottom="0cm" style:contextual-spacing="false"/>
    </style:style>
    <style:style style:name="P66" style:family="paragraph" style:parent-style-name="Heading_20_2">
      <style:paragraph-properties fo:margin-top="0.002cm" fo:margin-bottom="0cm" style:contextual-spacing="false"/>
      <style:text-properties fo:color="#3b3b5f" loext:opacity="100%" fo:letter-spacing="-0.004cm" style:text-scale="80%"/>
    </style:style>
    <style:style style:name="P67" style:family="paragraph" style:parent-style-name="Text_20_body">
      <style:paragraph-properties fo:margin-left="2.499cm" fo:margin-right="9.245cm" fo:margin-top="0.464cm" fo:margin-bottom="0cm" style:contextual-spacing="false" fo:line-height="111%" fo:text-align="justify" style:justify-single-word="false"/>
    </style:style>
    <style:style style:name="P68" style:family="paragraph" style:parent-style-name="Text_20_body">
      <style:paragraph-properties fo:margin-top="0.041cm" fo:margin-bottom="0cm" style:contextual-spacing="false"/>
    </style:style>
    <style:style style:name="P69" style:family="paragraph" style:parent-style-name="Text_20_body">
      <style:paragraph-properties fo:margin-left="2.499cm" fo:margin-right="9.245cm" fo:line-height="111%" fo:text-align="justify" style:justify-single-word="false"/>
    </style:style>
    <style:style style:name="P70" style:family="paragraph" style:parent-style-name="Text_20_body">
      <style:paragraph-properties fo:margin-left="2.499cm" fo:margin-right="9.239cm" fo:line-height="111%" fo:text-align="justify" style:justify-single-word="false"/>
    </style:style>
    <style:style style:name="P71" style:family="paragraph" style:parent-style-name="Text_20_body">
      <style:paragraph-properties fo:margin-left="2.499cm" fo:margin-right="9.248cm" fo:margin-top="0.002cm" fo:margin-bottom="0cm" style:contextual-spacing="false" fo:line-height="111%" fo:text-align="justify" style:justify-single-word="false"/>
    </style:style>
    <style:style style:name="P72" style:family="paragraph" style:parent-style-name="Text_20_body">
      <style:text-properties fo:font-size="10pt" style:font-size-asian="10pt"/>
    </style:style>
    <style:style style:name="P73" style:family="paragraph" style:parent-style-name="Text_20_body">
      <style:paragraph-properties fo:margin-top="0.302cm" fo:margin-bottom="0cm" style:contextual-spacing="false"/>
      <style:text-properties fo:font-size="10pt" style:font-size-asian="10pt"/>
    </style:style>
    <style:style style:name="P74" style:family="paragraph" style:parent-style-name="Text_20_body">
      <style:text-properties fo:font-size="8pt" style:font-size-asian="8pt"/>
    </style:style>
    <style:style style:name="P75" style:family="paragraph" style:parent-style-name="Text_20_body">
      <style:paragraph-properties fo:margin-top="0.152cm" fo:margin-bottom="0cm" style:contextual-spacing="false"/>
      <style:text-properties fo:font-size="8pt" style:font-size-asian="8pt"/>
    </style:style>
    <style:style style:name="P76" style:family="paragraph" style:parent-style-name="Standard">
      <style:paragraph-properties fo:margin-left="0.176cm" fo:margin-right="0cm" fo:margin-top="0cm" fo:margin-bottom="0cm" style:contextual-spacing="false" fo:text-align="start" style:justify-single-word="false" fo:text-indent="0cm" style:auto-text-indent="false"/>
    </style:style>
    <style:style style:name="P77" style:family="paragraph" style:parent-style-name="Heading_20_2" style:master-page-name="Converted5">
      <style:paragraph-properties fo:margin-left="9.25cm" fo:margin-right="0cm" fo:margin-top="0.109cm" fo:margin-bottom="0cm" style:contextual-spacing="false" style:page-number="auto"/>
    </style:style>
    <style:style style:name="P78" style:family="paragraph" style:parent-style-name="Text_20_body">
      <style:paragraph-properties fo:margin-left="9.25cm" fo:margin-right="2.492cm" fo:margin-top="0.464cm" fo:margin-bottom="0cm" style:contextual-spacing="false" fo:line-height="111%" fo:text-align="justify" style:justify-single-word="false"/>
    </style:style>
    <style:style style:name="P79" style:family="paragraph" style:parent-style-name="Text_20_body">
      <style:paragraph-properties fo:margin-left="9.25cm" fo:margin-right="2.496cm" fo:line-height="111%" fo:text-align="justify" style:justify-single-word="false"/>
    </style:style>
    <style:style style:name="P80" style:family="paragraph" style:parent-style-name="Text_20_body">
      <style:paragraph-properties fo:margin-top="0.034cm" fo:margin-bottom="0cm" style:contextual-spacing="false"/>
    </style:style>
    <style:style style:name="P81" style:family="paragraph" style:parent-style-name="Heading_20_2">
      <style:paragraph-properties fo:margin-left="9.25cm" fo:margin-right="0cm"/>
      <style:text-properties fo:color="#3b3b5f" loext:opacity="100%" fo:letter-spacing="-0.004cm" style:text-scale="85%"/>
    </style:style>
    <style:style style:name="P82" style:family="paragraph" style:parent-style-name="Text_20_body">
      <style:paragraph-properties fo:margin-left="9.25cm" fo:margin-right="2.494cm" fo:margin-top="0.466cm" fo:margin-bottom="0cm" style:contextual-spacing="false" fo:line-height="111%" fo:text-align="justify" style:justify-single-word="false"/>
    </style:style>
    <style:style style:name="P83" style:family="paragraph" style:parent-style-name="Text_20_body">
      <style:paragraph-properties fo:margin-left="2.499cm" fo:margin-right="9.253cm" fo:margin-top="0.101cm" fo:margin-bottom="0cm" style:contextual-spacing="false" fo:line-height="111%" fo:text-align="justify" style:justify-single-word="false"/>
    </style:style>
    <style:style style:name="P84" style:family="paragraph" style:parent-style-name="Standard">
      <style:paragraph-properties fo:margin-left="2.499cm" fo:margin-right="9.241cm" fo:margin-top="0cm" fo:margin-bottom="0cm" style:contextual-spacing="false" fo:line-height="111%" fo:text-align="justify" style:justify-single-word="false" fo:text-indent="0cm" style:auto-text-indent="false"/>
    </style:style>
    <style:style style:name="P85" style:family="paragraph" style:parent-style-name="Text_20_body">
      <style:paragraph-properties fo:margin-top="0.118cm" fo:margin-bottom="0cm" style:contextual-spacing="false"/>
      <style:text-properties fo:font-weight="bold" style:font-weight-asian="bold"/>
    </style:style>
    <style:style style:name="P86" style:family="paragraph" style:parent-style-name="Heading_20_2">
      <style:text-properties fo:color="#3b3b5f" loext:opacity="100%" fo:letter-spacing="-0.004cm" style:text-scale="80%"/>
    </style:style>
    <style:style style:name="P87" style:family="paragraph" style:parent-style-name="Text_20_body">
      <style:paragraph-properties fo:margin-left="2.499cm" fo:margin-right="9.252cm" fo:margin-top="0.466cm" fo:margin-bottom="0cm" style:contextual-spacing="false" fo:line-height="111%" fo:text-align="justify" style:justify-single-word="false"/>
    </style:style>
    <style:style style:name="P88" style:family="paragraph" style:parent-style-name="Text_20_body">
      <style:paragraph-properties fo:margin-left="2.499cm" fo:margin-right="9.245cm" fo:margin-top="0.002cm" fo:margin-bottom="0cm" style:contextual-spacing="false" fo:line-height="111%" fo:text-align="justify" style:justify-single-word="false"/>
    </style:style>
    <style:style style:name="P89" style:family="paragraph" style:parent-style-name="Text_20_body">
      <style:paragraph-properties fo:margin-top="0.233cm" fo:margin-bottom="0cm" style:contextual-spacing="false"/>
      <style:text-properties fo:font-size="10pt" style:font-size-asian="10pt"/>
    </style:style>
    <style:style style:name="P90" style:family="paragraph" style:parent-style-name="Text_20_body">
      <style:paragraph-properties fo:margin-top="0.153cm" fo:margin-bottom="0cm" style:contextual-spacing="false"/>
      <style:text-properties fo:font-size="8pt" style:font-size-asian="8pt"/>
    </style:style>
    <style:style style:name="P91" style:family="paragraph" style:parent-style-name="Text_20_body" style:master-page-name="Converted7">
      <style:paragraph-properties fo:margin-left="9.25cm" fo:margin-right="2.492cm" fo:margin-top="0.101cm" fo:margin-bottom="0cm" style:contextual-spacing="false" fo:line-height="111%" fo:text-align="justify" style:justify-single-word="false" style:page-number="auto"/>
    </style:style>
    <style:style style:name="P92" style:family="paragraph" style:parent-style-name="Text_20_body">
      <style:paragraph-properties fo:margin-top="0.044cm" fo:margin-bottom="0cm" style:contextual-spacing="false"/>
      <style:text-properties fo:font-style="italic" style:font-style-asian="italic"/>
    </style:style>
    <style:style style:name="P93" style:family="paragraph" style:parent-style-name="Text_20_body">
      <style:paragraph-properties fo:margin-top="0.123cm" fo:margin-bottom="0cm" style:contextual-spacing="false"/>
    </style:style>
    <style:style style:name="P94" style:family="paragraph" style:parent-style-name="Heading_20_2">
      <style:paragraph-properties fo:margin-left="9.25cm" fo:margin-right="0cm" fo:text-align="justify" style:justify-single-word="false"/>
    </style:style>
    <style:style style:name="P95" style:family="paragraph" style:parent-style-name="Text_20_body">
      <style:paragraph-properties fo:margin-left="9.25cm" fo:margin-right="2.499cm" fo:margin-top="0.466cm" fo:margin-bottom="0cm" style:contextual-spacing="false" fo:line-height="111%" fo:text-align="justify" style:justify-single-word="false"/>
    </style:style>
    <style:style style:name="P96" style:family="paragraph" style:parent-style-name="Text_20_body">
      <style:paragraph-properties fo:margin-left="9.25cm" fo:margin-right="2.491cm" fo:line-height="111%" fo:text-align="justify" style:justify-single-word="false"/>
    </style:style>
    <style:style style:name="P97" style:family="paragraph" style:parent-style-name="Text_20_body">
      <style:text-properties fo:font-size="18pt" fo:font-weight="bold" style:font-size-asian="18pt" style:font-weight-asian="bold"/>
    </style:style>
    <style:style style:name="P98" style:family="paragraph" style:parent-style-name="Text_20_body">
      <style:paragraph-properties fo:margin-top="0.725cm" fo:margin-bottom="0cm" style:contextual-spacing="false"/>
    </style:style>
    <style:style style:name="P99" style:family="paragraph" style:parent-style-name="Heading_20_2" style:master-page-name="Converted8">
      <style:paragraph-properties fo:margin-top="0.109cm" fo:margin-bottom="0cm" style:contextual-spacing="false" style:page-number="auto"/>
      <style:text-properties fo:color="#3b3b5f" loext:opacity="100%" fo:letter-spacing="-0.004cm" style:text-scale="80%"/>
    </style:style>
    <style:style style:name="P100" style:family="paragraph" style:parent-style-name="Text_20_body">
      <style:paragraph-properties fo:margin-left="2.499cm" fo:margin-right="9.246cm" fo:line-height="111%" fo:text-align="justify" style:justify-single-word="false"/>
    </style:style>
    <style:style style:name="P101" style:family="paragraph" style:parent-style-name="Text_20_body">
      <style:paragraph-properties fo:margin-top="0.12cm" fo:margin-bottom="0cm" style:contextual-spacing="false"/>
      <style:text-properties fo:font-weight="bold" style:font-weight-asian="bold"/>
    </style:style>
    <style:style style:name="P102" style:family="paragraph" style:parent-style-name="Heading_20_2">
      <style:text-properties fo:color="#3b3b5f" loext:opacity="100%" fo:letter-spacing="-0.004cm" style:text-scale="85%"/>
    </style:style>
    <style:style style:name="P103" style:family="paragraph" style:parent-style-name="Text_20_body">
      <style:paragraph-properties fo:margin-left="2.499cm" fo:margin-right="9.246cm" fo:margin-top="0.002cm" fo:margin-bottom="0cm" style:contextual-spacing="false" fo:line-height="111%" fo:text-align="justify" style:justify-single-word="false"/>
    </style:style>
    <style:style style:name="P104" style:family="paragraph" style:parent-style-name="Text_20_body">
      <style:paragraph-properties fo:margin-left="2.499cm" fo:margin-right="8.842cm" fo:margin-top="0.002cm" fo:margin-bottom="0cm" style:contextual-spacing="false" fo:line-height="111%"/>
    </style:style>
    <style:style style:name="P105" style:family="paragraph" style:parent-style-name="Text_20_body">
      <style:paragraph-properties fo:margin-left="2.699cm" fo:margin-right="0cm" fo:line-height="0.443cm"/>
    </style:style>
    <style:style style:name="P106" style:family="paragraph" style:parent-style-name="Text_20_body">
      <style:paragraph-properties fo:margin-left="2.699cm" fo:margin-right="0cm" fo:margin-top="0.048cm" fo:margin-bottom="0cm" style:contextual-spacing="false"/>
    </style:style>
    <style:style style:name="P107" style:family="paragraph" style:parent-style-name="Text_20_body">
      <style:paragraph-properties fo:margin-left="2.999cm" fo:margin-right="8.842cm" fo:margin-top="0.048cm" fo:margin-bottom="0cm" style:contextual-spacing="false" fo:line-height="111%" fo:text-indent="-0.3cm" style:auto-text-indent="false"/>
    </style:style>
    <style:style style:name="P108" style:family="paragraph" style:parent-style-name="Text_20_body">
      <style:paragraph-properties fo:margin-left="2.499cm" fo:margin-right="8.842cm" fo:line-height="111%"/>
    </style:style>
    <style:style style:name="P109" style:family="paragraph" style:parent-style-name="Text_20_body">
      <style:paragraph-properties fo:margin-top="0.011cm" fo:margin-bottom="0cm" style:contextual-spacing="false"/>
      <style:text-properties fo:font-size="8pt" style:font-size-asian="8pt"/>
    </style:style>
    <style:style style:name="P110" style:family="paragraph" style:parent-style-name="Text_20_body">
      <style:paragraph-properties fo:margin-left="2.499cm" fo:margin-right="0.067cm" fo:margin-top="0.152cm" fo:margin-bottom="0cm" style:contextual-spacing="false" fo:line-height="111%" fo:text-align="justify" style:justify-single-word="false"/>
      <style:text-properties officeooo:paragraph-rsid="0001cec0"/>
    </style:style>
    <style:style style:name="P111" style:family="paragraph" style:parent-style-name="Heading_20_2" style:master-page-name="Converted9">
      <style:paragraph-properties fo:margin-left="9.25cm" fo:margin-right="0cm" fo:margin-top="0.109cm" fo:margin-bottom="0cm" style:contextual-spacing="false" fo:text-align="justify" style:justify-single-word="false" style:page-number="auto"/>
      <style:text-properties officeooo:paragraph-rsid="0001cec0"/>
    </style:style>
    <style:style style:name="P112" style:family="paragraph" style:parent-style-name="Text_20_body">
      <style:paragraph-properties fo:margin-left="9.25cm" fo:margin-right="2.498cm" fo:line-height="111%" fo:text-align="justify" style:justify-single-word="false"/>
    </style:style>
    <style:style style:name="P113" style:family="paragraph" style:parent-style-name="List_20_Paragraph" style:list-style-name="WWNum1">
      <style:paragraph-properties fo:margin-left="9.747cm" fo:margin-right="0cm" fo:margin-top="0cm" fo:margin-bottom="0cm" style:contextual-spacing="false" fo:line-height="0.436cm" fo:text-align="start" style:justify-single-word="false" fo:text-indent="-0.298cm" style:auto-text-indent="false">
        <style:tab-stops>
          <style:tab-stop style:position="9.747cm"/>
        </style:tab-stops>
      </style:paragraph-properties>
    </style:style>
    <style:style style:name="P114" style:family="paragraph" style:parent-style-name="List_20_Paragraph" style:list-style-name="WWNum1">
      <style:paragraph-properties fo:margin-left="9.747cm" fo:margin-right="0cm" fo:margin-top="0.048cm" fo:margin-bottom="0cm" style:contextual-spacing="false" fo:line-height="100%" fo:text-align="start" style:justify-single-word="false" fo:text-indent="-0.298cm" style:auto-text-indent="false">
        <style:tab-stops>
          <style:tab-stop style:position="9.747cm"/>
        </style:tab-stops>
      </style:paragraph-properties>
    </style:style>
    <style:style style:name="P115" style:family="paragraph" style:parent-style-name="Text_20_body">
      <style:paragraph-properties fo:margin-top="0.143cm" fo:margin-bottom="0cm" style:contextual-spacing="false"/>
    </style:style>
    <style:style style:name="P116" style:family="paragraph" style:parent-style-name="Standard">
      <style:paragraph-properties fo:margin-left="9.25cm" fo:margin-right="2.503cm" fo:margin-top="0cm" fo:margin-bottom="0cm" style:contextual-spacing="false" fo:line-height="111%" fo:text-align="justify" style:justify-single-word="false" fo:text-indent="0cm" style:auto-text-indent="false"/>
    </style:style>
    <style:style style:name="P117" style:family="paragraph" style:parent-style-name="Text_20_body">
      <style:paragraph-properties fo:margin-top="0.616cm" fo:margin-bottom="0cm" style:contextual-spacing="false"/>
    </style:style>
    <style:style style:name="P118" style:family="paragraph" style:parent-style-name="Heading_20_2">
      <style:paragraph-properties fo:margin-top="0.109cm" fo:margin-bottom="0cm" style:contextual-spacing="false"/>
    </style:style>
    <style:style style:name="P119" style:family="paragraph" style:parent-style-name="Text_20_body">
      <style:paragraph-properties fo:margin-top="0.03cm" fo:margin-bottom="0cm" style:contextual-spacing="false"/>
    </style:style>
    <style:style style:name="P120" style:family="paragraph" style:parent-style-name="Text_20_body">
      <style:paragraph-properties fo:margin-top="0.106cm" fo:margin-bottom="0cm" style:contextual-spacing="false"/>
      <style:text-properties fo:font-weight="bold" style:font-weight-asian="bold"/>
    </style:style>
    <style:style style:name="P121" style:family="paragraph" style:parent-style-name="Standard">
      <style:paragraph-properties fo:margin-left="2.499cm" fo:margin-right="0cm" fo:margin-top="0cm" fo:margin-bottom="0cm" style:contextual-spacing="false" fo:text-align="justify" style:justify-single-word="false" fo:text-indent="0cm" style:auto-text-indent="false"/>
    </style:style>
    <style:style style:name="P122" style:family="paragraph" style:parent-style-name="Text_20_body">
      <style:paragraph-properties fo:margin-top="0.004cm" fo:margin-bottom="0cm" style:contextual-spacing="false"/>
      <style:text-properties fo:font-size="9.5pt" style:font-size-asian="9.5pt"/>
    </style:style>
    <style:style style:name="P123" style:family="paragraph" style:parent-style-name="Standard">
      <style:paragraph-properties fo:margin-left="2.499cm" fo:margin-right="0.067cm" fo:margin-top="0.153cm" fo:margin-bottom="0cm" style:contextual-spacing="false" fo:line-height="111%" fo:text-align="justify" style:justify-single-word="false" fo:text-indent="0cm" style:auto-text-indent="false"/>
    </style:style>
    <style:style style:name="P124" style:family="paragraph" style:parent-style-name="Text_20_body">
      <style:text-properties fo:font-weight="bold" style:font-weight-asian="bold"/>
    </style:style>
    <style:style style:name="P125" style:family="paragraph" style:parent-style-name="Text_20_body">
      <style:paragraph-properties fo:margin-top="0.337cm" fo:margin-bottom="0cm" style:contextual-spacing="false"/>
    </style:style>
    <style:style style:name="P126" style:family="paragraph" style:parent-style-name="Heading_20_1" style:master-page-name="Converted11">
      <style:paragraph-properties fo:margin-left="9.25cm" fo:margin-right="0cm" fo:line-height="100%" style:page-number="auto"/>
    </style:style>
    <style:style style:name="P127" style:family="paragraph" style:parent-style-name="Heading_20_2">
      <style:paragraph-properties fo:margin-left="9.25cm" fo:margin-right="0cm" fo:margin-top="0.478cm" fo:margin-bottom="0cm" style:contextual-spacing="false"/>
    </style:style>
    <style:style style:name="P128" style:family="paragraph" style:parent-style-name="Text_20_body">
      <style:paragraph-properties fo:margin-top="0.12cm" fo:margin-bottom="0cm" style:contextual-spacing="false"/>
    </style:style>
    <style:style style:name="P129" style:family="paragraph" style:parent-style-name="Text_20_body">
      <style:paragraph-properties fo:margin-left="9.25cm" fo:margin-right="2.496cm" fo:margin-top="0.002cm" fo:margin-bottom="0cm" style:contextual-spacing="false" fo:line-height="111%" fo:text-align="justify" style:justify-single-word="false"/>
    </style:style>
    <style:style style:name="P130" style:family="paragraph" style:parent-style-name="Text_20_body">
      <style:paragraph-properties fo:margin-left="9.25cm" fo:margin-right="2.492cm" fo:margin-top="0.002cm" fo:margin-bottom="0cm" style:contextual-spacing="false" fo:line-height="111%" fo:text-align="justify" style:justify-single-word="false"/>
    </style:style>
    <style:style style:name="P131" style:family="paragraph" style:parent-style-name="Text_20_body">
      <style:paragraph-properties fo:margin-top="0.466cm" fo:margin-bottom="0cm" style:contextual-spacing="false"/>
    </style:style>
    <style:style style:name="P132" style:family="paragraph" style:parent-style-name="Text_20_body" style:master-page-name="Converted12">
      <style:paragraph-properties fo:margin-left="2.499cm" fo:margin-right="9.245cm" fo:margin-top="0.101cm" fo:margin-bottom="0cm" style:contextual-spacing="false" fo:line-height="111%" fo:text-align="justify" style:justify-single-word="false" style:page-number="auto"/>
    </style:style>
    <style:style style:name="P133" style:family="paragraph" style:parent-style-name="Heading_20_2">
      <style:paragraph-properties fo:text-align="justify" style:justify-single-word="false"/>
    </style:style>
    <style:style style:name="P134" style:family="paragraph" style:parent-style-name="Text_20_body">
      <style:paragraph-properties fo:margin-left="2.499cm" fo:margin-right="9.243cm" fo:margin-top="0.466cm" fo:margin-bottom="0cm" style:contextual-spacing="false" fo:line-height="111%" fo:text-align="justify" style:justify-single-word="false"/>
    </style:style>
    <style:style style:name="P135" style:family="paragraph" style:parent-style-name="Text_20_body">
      <style:paragraph-properties fo:margin-top="0.044cm" fo:margin-bottom="0cm" style:contextual-spacing="false"/>
    </style:style>
    <style:style style:name="P136" style:family="paragraph" style:parent-style-name="Text_20_body">
      <style:paragraph-properties fo:margin-top="0.046cm" fo:margin-bottom="0cm" style:contextual-spacing="false"/>
    </style:style>
    <style:style style:name="P137" style:family="paragraph" style:parent-style-name="Text_20_body">
      <style:paragraph-properties fo:margin-left="2.499cm" fo:margin-right="9.25cm" fo:line-height="111%" fo:text-align="justify" style:justify-single-word="false"/>
    </style:style>
    <style:style style:name="P138" style:family="paragraph" style:parent-style-name="Text_20_body">
      <style:paragraph-properties fo:margin-left="2.499cm" fo:margin-right="9.255cm" fo:line-height="111%" fo:text-align="justify" style:justify-single-word="false"/>
    </style:style>
    <style:style style:name="P139" style:family="paragraph" style:parent-style-name="Text_20_body">
      <style:paragraph-properties fo:margin-left="2.499cm" fo:margin-right="9.248cm" fo:line-height="111%" fo:text-align="justify" style:justify-single-word="false"/>
    </style:style>
    <style:style style:name="P140" style:family="paragraph" style:parent-style-name="Text_20_body">
      <style:paragraph-properties fo:margin-top="0.122cm" fo:margin-bottom="0cm" style:contextual-spacing="false"/>
    </style:style>
    <style:style style:name="P141" style:family="paragraph" style:parent-style-name="Text_20_body">
      <style:paragraph-properties fo:margin-top="0.007cm" fo:margin-bottom="0cm" style:contextual-spacing="false"/>
      <style:text-properties fo:font-size="8pt" style:font-size-asian="8pt"/>
    </style:style>
    <style:style style:name="P142" style:family="paragraph" style:parent-style-name="Text_20_body">
      <style:paragraph-properties fo:margin-left="2.499cm" fo:margin-right="0.067cm" fo:margin-top="0.153cm" fo:margin-bottom="0cm" style:contextual-spacing="false" fo:line-height="111%" fo:text-align="justify" style:justify-single-word="false"/>
    </style:style>
    <style:style style:name="P143" style:family="paragraph" style:parent-style-name="Heading_20_3">
      <style:paragraph-properties fo:margin-left="0cm" fo:margin-right="0cm" fo:margin-top="0.002cm" fo:margin-bottom="0cm" style:contextual-spacing="false" fo:text-indent="0cm" style:auto-text-indent="false">
        <style:tab-stops>
          <style:tab-stop style:position="1.076cm"/>
          <style:tab-stop style:position="2.441cm"/>
        </style:tab-stops>
      </style:paragraph-properties>
    </style:style>
    <style:style style:name="P144" style:family="paragraph" style:parent-style-name="Text_20_body" style:master-page-name="Converted13">
      <style:paragraph-properties fo:margin-left="9.25cm" fo:margin-right="2.494cm" fo:margin-top="0.101cm" fo:margin-bottom="0cm" style:contextual-spacing="false" fo:line-height="111%" fo:text-align="justify" style:justify-single-word="false" style:page-number="auto"/>
    </style:style>
    <style:style style:name="P145" style:family="paragraph" style:parent-style-name="Text_20_body">
      <style:paragraph-properties fo:margin-left="9.25cm" fo:margin-right="2.496cm" fo:margin-top="0.466cm" fo:margin-bottom="0cm" style:contextual-spacing="false" fo:line-height="111%" fo:text-align="justify" style:justify-single-word="false"/>
    </style:style>
    <style:style style:name="P146" style:family="paragraph" style:parent-style-name="Text_20_body">
      <style:paragraph-properties fo:margin-left="9.25cm" fo:margin-right="2.499cm" fo:line-height="111%" fo:text-align="justify" style:justify-single-word="false"/>
    </style:style>
    <style:style style:name="P147" style:family="paragraph" style:parent-style-name="Text_20_body" style:master-page-name="Converted14">
      <style:paragraph-properties fo:margin-left="2.499cm" fo:margin-right="9.252cm" fo:margin-top="0.101cm" fo:margin-bottom="0cm" style:contextual-spacing="false" fo:line-height="111%" fo:text-align="justify" style:justify-single-word="false" style:page-number="auto"/>
    </style:style>
    <style:style style:name="P148" style:family="paragraph" style:parent-style-name="Text_20_body">
      <style:paragraph-properties fo:margin-left="2.499cm" fo:margin-right="9.25cm" fo:margin-top="0.466cm" fo:margin-bottom="0cm" style:contextual-spacing="false" fo:line-height="111%" fo:text-align="justify" style:justify-single-word="false"/>
    </style:style>
    <style:style style:name="P149" style:family="paragraph" style:parent-style-name="Text_20_body">
      <style:paragraph-properties fo:margin-left="2.499cm" fo:margin-right="9.243cm" fo:margin-top="0.002cm" fo:margin-bottom="0cm" style:contextual-spacing="false" fo:line-height="111%" fo:text-align="justify" style:justify-single-word="false"/>
    </style:style>
    <style:style style:name="P150" style:family="paragraph" style:parent-style-name="Text_20_body">
      <style:paragraph-properties fo:margin-left="2.499cm" fo:margin-right="9.252cm" fo:line-height="111%" fo:text-align="justify" style:justify-single-word="false"/>
    </style:style>
    <style:style style:name="P151" style:family="paragraph" style:parent-style-name="Text_20_body">
      <style:paragraph-properties fo:margin-left="2.499cm" fo:margin-right="9.241cm" fo:margin-top="0.466cm" fo:margin-bottom="0cm" style:contextual-spacing="false" fo:line-height="111%" fo:text-align="justify" style:justify-single-word="false"/>
    </style:style>
    <style:style style:name="P152" style:family="paragraph" style:parent-style-name="Text_20_body" style:master-page-name="Converted15">
      <style:paragraph-properties fo:margin-left="9.25cm" fo:margin-right="2.494cm" fo:margin-top="0.101cm" fo:margin-bottom="0cm" style:contextual-spacing="false" fo:line-height="111%" fo:text-align="justify" style:justify-single-word="false" style:page-number="auto"/>
    </style:style>
    <style:style style:name="P153" style:family="paragraph" style:parent-style-name="Heading_20_2">
      <style:paragraph-properties fo:margin-left="0.794cm" fo:margin-right="0.415cm" fo:text-align="center" style:justify-single-word="false"/>
      <style:text-properties fo:color="#3b3b5f" loext:opacity="100%" fo:letter-spacing="-0.004cm" style:text-scale="80%"/>
    </style:style>
    <style:style style:name="P154" style:family="paragraph" style:parent-style-name="Text_20_body">
      <style:paragraph-properties fo:margin-left="9.25cm" fo:margin-right="2.505cm" fo:margin-top="0.002cm" fo:margin-bottom="0cm" style:contextual-spacing="false" fo:line-height="111%" fo:text-align="justify" style:justify-single-word="false"/>
    </style:style>
    <style:style style:name="P155" style:family="paragraph" style:parent-style-name="Text_20_body" style:master-page-name="Converted16">
      <style:paragraph-properties fo:margin-left="2.499cm" fo:margin-right="9.25cm" fo:margin-top="0.101cm" fo:margin-bottom="0cm" style:contextual-spacing="false" fo:line-height="111%" fo:text-align="justify" style:justify-single-word="false" style:page-number="auto"/>
    </style:style>
    <style:style style:name="P156" style:family="paragraph" style:parent-style-name="Text_20_body">
      <style:paragraph-properties fo:margin-top="0.115cm" fo:margin-bottom="0cm" style:contextual-spacing="false"/>
    </style:style>
    <style:style style:name="P157" style:family="paragraph" style:parent-style-name="Text_20_body">
      <style:paragraph-properties fo:margin-left="2.499cm" fo:margin-right="9.241cm" fo:margin-top="0.002cm" fo:margin-bottom="0cm" style:contextual-spacing="false" fo:line-height="111%" fo:text-align="justify" style:justify-single-word="false"/>
    </style:style>
    <style:style style:name="P158" style:family="paragraph" style:parent-style-name="Text_20_body">
      <style:paragraph-properties fo:margin-top="0.333cm" fo:margin-bottom="0cm" style:contextual-spacing="false"/>
    </style:style>
    <style:style style:name="P159" style:family="paragraph" style:parent-style-name="Standard">
      <style:paragraph-properties fo:margin-left="0.176cm" fo:margin-right="0cm" fo:margin-top="0.002cm" fo:margin-bottom="0cm" style:contextual-spacing="false" fo:text-align="start" style:justify-single-word="false" fo:text-indent="0cm" style:auto-text-indent="false"/>
    </style:style>
    <style:style style:name="P160" style:family="paragraph" style:parent-style-name="Text_20_body" style:master-page-name="Converted17">
      <style:paragraph-properties fo:margin-left="9.25cm" fo:margin-right="2.494cm" fo:margin-top="0.101cm" fo:margin-bottom="0cm" style:contextual-spacing="false" fo:line-height="111%" fo:text-align="justify" style:justify-single-word="false" style:page-number="auto"/>
    </style:style>
    <style:style style:name="P161" style:family="paragraph" style:parent-style-name="Text_20_body">
      <style:paragraph-properties fo:margin-left="9.25cm" fo:margin-right="2.501cm" fo:margin-top="0.002cm" fo:margin-bottom="0cm" style:contextual-spacing="false" fo:line-height="111%" fo:text-align="justify" style:justify-single-word="false"/>
    </style:style>
    <style:style style:name="P162" style:family="paragraph" style:parent-style-name="Heading_20_2" style:master-page-name="Converted18">
      <style:paragraph-properties fo:margin-top="0.109cm" fo:margin-bottom="0cm" style:contextual-spacing="false" fo:text-align="justify" style:justify-single-word="false" style:page-number="auto"/>
    </style:style>
    <style:style style:name="P163" style:family="paragraph" style:parent-style-name="Text_20_body">
      <style:paragraph-properties fo:margin-left="2.499cm" fo:margin-right="9.243cm" fo:line-height="111%" fo:text-align="justify" style:justify-single-word="false"/>
    </style:style>
    <style:style style:name="P164" style:family="paragraph" style:parent-style-name="Text_20_body">
      <style:paragraph-properties fo:margin-top="0.213cm" fo:margin-bottom="0cm" style:contextual-spacing="false"/>
      <style:text-properties fo:font-size="10pt" style:font-size-asian="10pt"/>
    </style:style>
    <style:style style:name="P165" style:family="paragraph" style:parent-style-name="Heading_20_2" style:master-page-name="Converted19">
      <style:paragraph-properties fo:margin-left="9.25cm" fo:margin-right="0cm" fo:margin-top="0.109cm" fo:margin-bottom="0cm" style:contextual-spacing="false" fo:text-align="justify" style:justify-single-word="false" style:page-number="auto"/>
    </style:style>
    <style:style style:name="P166" style:family="paragraph" style:parent-style-name="Text_20_body">
      <style:paragraph-properties fo:margin-left="9.25cm" fo:margin-right="2.501cm" fo:margin-top="0.464cm" fo:margin-bottom="0cm" style:contextual-spacing="false" fo:line-height="111%" fo:text-align="justify" style:justify-single-word="false"/>
    </style:style>
    <style:style style:name="P167" style:family="paragraph" style:parent-style-name="Heading_20_2" style:master-page-name="Converted20">
      <style:paragraph-properties fo:margin-top="0.109cm" fo:margin-bottom="0cm" style:contextual-spacing="false" style:page-number="auto"/>
    </style:style>
    <style:style style:name="P168" style:family="paragraph" style:parent-style-name="Text_20_body">
      <style:paragraph-properties fo:margin-left="2.499cm" fo:margin-right="9.241cm" fo:margin-top="0.464cm" fo:margin-bottom="0cm" style:contextual-spacing="false" fo:line-height="111%" fo:text-align="justify" style:justify-single-word="false"/>
    </style:style>
    <style:style style:name="P169" style:family="paragraph" style:parent-style-name="Text_20_body">
      <style:paragraph-properties fo:margin-left="2.499cm" fo:margin-right="9.252cm" fo:margin-top="0.002cm" fo:margin-bottom="0cm" style:contextual-spacing="false" fo:line-height="111%" fo:text-align="justify" style:justify-single-word="false"/>
    </style:style>
    <style:style style:name="P170" style:family="paragraph" style:parent-style-name="Text_20_body">
      <style:paragraph-properties fo:margin-left="2.499cm" fo:margin-right="9.245cm" fo:margin-top="0.466cm" fo:margin-bottom="0cm" style:contextual-spacing="false" fo:line-height="111%" fo:text-align="justify" style:justify-single-word="false"/>
    </style:style>
    <style:style style:name="P171" style:family="paragraph" style:parent-style-name="Text_20_body">
      <style:text-properties fo:color="#ffffff" loext:opacity="100%" fo:background-color="#3b3b5f"/>
    </style:style>
    <style:style style:name="P172" style:family="paragraph" style:parent-style-name="Text_20_body" style:master-page-name="Converted21">
      <style:paragraph-properties fo:margin-left="9.25cm" fo:margin-right="2.489cm" fo:margin-top="0.101cm" fo:margin-bottom="0cm" style:contextual-spacing="false" fo:line-height="111%" fo:text-align="justify" style:justify-single-word="false" style:page-number="auto"/>
    </style:style>
    <style:style style:name="P173" style:family="paragraph" style:parent-style-name="Text_20_body">
      <style:paragraph-properties fo:margin-left="9.25cm" fo:margin-right="2.501cm" fo:margin-top="0.466cm" fo:margin-bottom="0cm" style:contextual-spacing="false" fo:line-height="111%" fo:text-align="justify" style:justify-single-word="false"/>
    </style:style>
    <style:style style:name="P174" style:family="paragraph" style:parent-style-name="Text_20_body">
      <style:paragraph-properties fo:margin-top="0.229cm" fo:margin-bottom="0cm" style:contextual-spacing="false"/>
      <style:text-properties fo:font-size="18pt" style:font-size-asian="18pt"/>
    </style:style>
    <style:style style:name="P175" style:family="paragraph" style:parent-style-name="Text_20_body">
      <style:paragraph-properties fo:margin-left="2.499cm" fo:margin-right="9.248cm" fo:margin-top="0.101cm" fo:margin-bottom="0cm" style:contextual-spacing="false" fo:line-height="111%" fo:text-align="justify" style:justify-single-word="false"/>
    </style:style>
    <style:style style:name="P176" style:family="paragraph" style:parent-style-name="Text_20_body">
      <style:paragraph-properties fo:margin-left="2.499cm" fo:margin-right="9.253cm" fo:line-height="111%" fo:text-align="justify" style:justify-single-word="false"/>
    </style:style>
    <style:style style:name="P177" style:family="paragraph" style:parent-style-name="Standard">
      <style:paragraph-properties fo:margin-left="2.499cm" fo:margin-right="9.248cm" fo:margin-top="0cm" fo:margin-bottom="0cm" style:contextual-spacing="false" fo:line-height="111%" fo:text-align="justify" style:justify-single-word="false" fo:text-indent="0cm" style:auto-text-indent="false"/>
    </style:style>
    <style:style style:name="P178" style:family="paragraph" style:parent-style-name="Standard">
      <style:paragraph-properties fo:margin-left="2.499cm" fo:margin-right="9.255cm" fo:margin-top="0.002cm" fo:margin-bottom="0cm" style:contextual-spacing="false" fo:line-height="111%" fo:text-align="justify" style:justify-single-word="false" fo:text-indent="0cm" style:auto-text-indent="false"/>
    </style:style>
    <style:style style:name="P179" style:family="paragraph" style:parent-style-name="Text_20_body">
      <style:paragraph-properties fo:margin-top="0.012cm" fo:margin-bottom="0cm" style:contextual-spacing="false"/>
      <style:text-properties fo:font-size="8pt" style:font-size-asian="8pt"/>
    </style:style>
    <style:style style:name="P180" style:family="paragraph" style:parent-style-name="Standard">
      <style:paragraph-properties fo:margin-left="2.499cm" fo:margin-right="0cm" fo:margin-top="0.153cm" fo:margin-bottom="0cm" style:contextual-spacing="false" fo:line-height="111%" fo:text-align="start" style:justify-single-word="false" fo:text-indent="0cm" style:auto-text-indent="false"/>
    </style:style>
    <style:style style:name="P181" style:family="paragraph" style:parent-style-name="Text_20_body">
      <style:paragraph-properties fo:margin-top="0.291cm" fo:margin-bottom="0cm" style:contextual-spacing="false"/>
    </style:style>
    <style:style style:name="P182" style:family="paragraph" style:parent-style-name="Heading_20_2" style:master-page-name="Converted23">
      <style:paragraph-properties fo:margin-left="9.25cm" fo:margin-right="0cm" fo:margin-top="0.109cm" fo:margin-bottom="0cm" style:contextual-spacing="false" fo:text-align="justify" style:justify-single-word="false" style:page-number="auto"/>
    </style:style>
    <style:style style:name="P183" style:family="paragraph" style:parent-style-name="Text_20_body">
      <style:paragraph-properties fo:margin-left="9.25cm" fo:margin-right="2.499cm" fo:margin-top="0.002cm" fo:margin-bottom="0cm" style:contextual-spacing="false" fo:line-height="111%" fo:text-align="justify" style:justify-single-word="false"/>
    </style:style>
    <style:style style:name="P184" style:family="paragraph" style:parent-style-name="Text_20_body">
      <style:paragraph-properties fo:margin-left="9.25cm" fo:margin-right="2.489cm" fo:margin-top="0.466cm" fo:margin-bottom="0cm" style:contextual-spacing="false" fo:line-height="111%" fo:text-align="justify" style:justify-single-word="false"/>
    </style:style>
    <style:style style:name="P185" style:family="paragraph" style:parent-style-name="Text_20_body" style:master-page-name="Converted24">
      <style:paragraph-properties fo:margin-left="2.499cm" fo:margin-right="9.252cm" fo:margin-top="0.101cm" fo:margin-bottom="0cm" style:contextual-spacing="false" fo:line-height="111%" fo:text-align="justify" style:justify-single-word="false" style:page-number="auto"/>
    </style:style>
    <style:style style:name="P186" style:family="paragraph" style:parent-style-name="Standard">
      <style:paragraph-properties fo:margin-left="2.499cm" fo:margin-right="9.252cm" fo:margin-top="0cm" fo:margin-bottom="0cm" style:contextual-spacing="false" fo:line-height="111%" fo:text-align="justify" style:justify-single-word="false" fo:text-indent="0cm" style:auto-text-indent="false"/>
    </style:style>
    <style:style style:name="P187" style:family="paragraph" style:parent-style-name="Text_20_body">
      <style:paragraph-properties fo:margin-top="0.125cm" fo:margin-bottom="0cm" style:contextual-spacing="false"/>
    </style:style>
    <style:style style:name="P188" style:family="paragraph" style:parent-style-name="Text_20_body">
      <style:paragraph-properties fo:margin-left="2.499cm" fo:margin-right="9.25cm" fo:margin-top="0.464cm" fo:margin-bottom="0cm" style:contextual-spacing="false" fo:line-height="111%" fo:text-align="justify" style:justify-single-word="false"/>
    </style:style>
    <style:style style:name="P189" style:family="paragraph" style:parent-style-name="Text_20_body">
      <style:paragraph-properties fo:margin-left="2.499cm" fo:margin-right="0cm" fo:line-height="0.439cm" fo:text-align="justify" style:justify-single-word="false"/>
    </style:style>
    <style:style style:name="P190" style:family="paragraph" style:parent-style-name="Text_20_body">
      <style:paragraph-properties fo:margin-top="0.002cm" fo:margin-bottom="0cm" style:contextual-spacing="false"/>
      <style:text-properties fo:font-size="9.5pt" style:font-size-asian="9.5pt"/>
    </style:style>
    <style:style style:name="P191" style:family="paragraph" style:parent-style-name="Text_20_body">
      <style:paragraph-properties fo:margin-left="2.499cm" fo:margin-right="0cm" fo:margin-top="0.153cm" fo:margin-bottom="0cm" style:contextual-spacing="false" fo:line-height="111%"/>
    </style:style>
    <style:style style:name="P192" style:family="paragraph" style:parent-style-name="Text_20_body" style:master-page-name="Converted25">
      <style:paragraph-properties fo:margin-left="9.25cm" fo:margin-right="2.496cm" fo:margin-top="0.101cm" fo:margin-bottom="0cm" style:contextual-spacing="false" fo:line-height="111%" fo:text-align="justify" style:justify-single-word="false" style:page-number="auto"/>
    </style:style>
    <style:style style:name="P193" style:family="paragraph" style:parent-style-name="Standard">
      <style:paragraph-properties fo:margin-left="9.25cm" fo:margin-right="0cm" fo:margin-top="0cm" fo:margin-bottom="0cm" style:contextual-spacing="false" fo:text-align="justify" style:justify-single-word="false" fo:text-indent="0cm" style:auto-text-indent="false"/>
    </style:style>
    <style:style style:name="P194" style:family="paragraph" style:parent-style-name="Text_20_body">
      <style:paragraph-properties fo:margin-top="0.175cm" fo:margin-bottom="0cm" style:contextual-spacing="false"/>
    </style:style>
    <style:style style:name="P195" style:family="paragraph" style:parent-style-name="Heading_20_2" style:master-page-name="Converted26">
      <style:paragraph-properties fo:margin-top="0.109cm" fo:margin-bottom="0cm" style:contextual-spacing="false" style:page-number="auto"/>
    </style:style>
    <style:style style:name="P196" style:family="paragraph" style:parent-style-name="Text_20_body">
      <style:paragraph-properties fo:margin-left="2.499cm" fo:margin-right="9.243cm" fo:margin-top="0.464cm" fo:margin-bottom="0cm" style:contextual-spacing="false" fo:line-height="111%" fo:text-align="justify" style:justify-single-word="false"/>
    </style:style>
    <style:style style:name="P197" style:family="paragraph" style:parent-style-name="Text_20_body">
      <style:paragraph-properties fo:margin-left="2.499cm" fo:margin-right="9.259cm" fo:line-height="111%" fo:text-align="justify" style:justify-single-word="false"/>
    </style:style>
    <style:style style:name="P198" style:family="paragraph" style:parent-style-name="Table_20_Paragraph">
      <style:paragraph-properties fo:margin-left="0.104cm" fo:margin-right="0cm" fo:margin-top="0.123cm" fo:margin-bottom="0cm" style:contextual-spacing="false"/>
    </style:style>
    <style:style style:name="P199" style:family="paragraph" style:parent-style-name="Table_20_Paragraph">
      <style:paragraph-properties fo:margin-top="0.062cm" fo:margin-bottom="0cm" style:contextual-spacing="false"/>
    </style:style>
    <style:style style:name="P200" style:family="paragraph" style:parent-style-name="Table_20_Paragraph">
      <style:paragraph-properties fo:margin-top="0.062cm" fo:margin-bottom="0cm" style:contextual-spacing="false" fo:line-height="104%"/>
    </style:style>
    <style:style style:name="P201" style:family="paragraph" style:parent-style-name="Table_20_Paragraph">
      <style:paragraph-properties fo:margin-left="0.099cm" fo:margin-right="0.811cm" fo:margin-top="0.062cm" fo:margin-bottom="0cm" style:contextual-spacing="false" fo:line-height="104%"/>
    </style:style>
    <style:style style:name="P202" style:family="paragraph" style:parent-style-name="Table_20_Paragraph">
      <style:paragraph-properties fo:margin-left="0.099cm" fo:margin-right="0.129cm" fo:margin-top="0.062cm" fo:margin-bottom="0cm" style:contextual-spacing="false" fo:line-height="104%"/>
    </style:style>
    <style:style style:name="P203" style:family="paragraph" style:parent-style-name="Text_20_body">
      <style:paragraph-properties fo:margin-top="0.155cm" fo:margin-bottom="0cm" style:contextual-spacing="false"/>
      <style:text-properties fo:color="#ffffff" loext:opacity="100%" style:font-name="Tahoma" fo:font-size="18pt" fo:background-color="#3b3b5f" style:font-size-asian="18pt"/>
    </style:style>
    <style:style style:name="P204" style:family="paragraph" style:parent-style-name="Heading_20_2" style:master-page-name="Converted27">
      <style:paragraph-properties fo:margin-left="9.25cm" fo:margin-right="0cm" fo:margin-top="0.109cm" fo:margin-bottom="0cm" style:contextual-spacing="false" style:page-number="auto"/>
    </style:style>
    <style:style style:name="P205" style:family="paragraph" style:parent-style-name="Text_20_body">
      <style:paragraph-properties fo:margin-left="9.25cm" fo:margin-right="2.498cm" fo:margin-top="0.464cm" fo:margin-bottom="0cm" style:contextual-spacing="false" fo:line-height="111%" fo:text-align="justify" style:justify-single-word="false"/>
    </style:style>
    <style:style style:name="P206" style:family="paragraph" style:parent-style-name="Text_20_body">
      <style:paragraph-properties fo:margin-left="9.25cm" fo:margin-right="2.501cm" fo:margin-top="0.466cm" fo:margin-bottom="0cm" style:contextual-spacing="false" fo:line-height="111%" fo:text-align="justify" style:justify-single-word="false" fo:text-indent="0.065cm" style:auto-text-indent="false"/>
    </style:style>
    <style:style style:name="P207" style:family="paragraph" style:parent-style-name="Text_20_body">
      <style:paragraph-properties fo:margin-left="9.25cm" fo:margin-right="2.51cm" fo:margin-top="0.002cm" fo:margin-bottom="0cm" style:contextual-spacing="false" fo:line-height="111%" fo:text-align="justify" style:justify-single-word="false"/>
    </style:style>
    <style:style style:name="P208" style:family="paragraph" style:parent-style-name="Text_20_body" style:master-page-name="Converted28">
      <style:paragraph-properties fo:margin-left="2.499cm" fo:margin-right="9.252cm" fo:margin-top="0.101cm" fo:margin-bottom="0cm" style:contextual-spacing="false" fo:line-height="111%" fo:text-align="justify" style:justify-single-word="false" style:page-number="auto"/>
    </style:style>
    <style:style style:name="P209" style:family="paragraph" style:parent-style-name="Text_20_body">
      <style:paragraph-properties fo:margin-left="2.499cm" fo:margin-right="9.237cm" fo:line-height="111%" fo:text-align="justify" style:justify-single-word="false"/>
    </style:style>
    <style:style style:name="P210" style:family="paragraph" style:parent-style-name="Text_20_body" style:master-page-name="Converted29">
      <style:paragraph-properties fo:margin-left="9.25cm" fo:margin-right="2.496cm" fo:margin-top="0.101cm" fo:margin-bottom="0cm" style:contextual-spacing="false" fo:line-height="111%" fo:text-align="justify" style:justify-single-word="false" style:page-number="auto"/>
    </style:style>
    <style:style style:name="P211" style:family="paragraph" style:parent-style-name="Text_20_body">
      <style:paragraph-properties fo:margin-left="9.25cm" fo:margin-right="0cm" fo:line-height="0.443cm" fo:text-align="justify" style:justify-single-word="false"/>
    </style:style>
    <style:style style:name="P212" style:family="paragraph" style:parent-style-name="Text_20_body">
      <style:paragraph-properties fo:margin-top="0.093cm" fo:margin-bottom="0cm" style:contextual-spacing="false"/>
    </style:style>
    <style:style style:name="P213" style:family="paragraph" style:parent-style-name="Text_20_body">
      <style:paragraph-properties fo:margin-left="9.25cm" fo:margin-right="2.489cm" fo:margin-top="0.002cm" fo:margin-bottom="0cm" style:contextual-spacing="false" fo:line-height="111%" fo:text-align="justify" style:justify-single-word="false"/>
    </style:style>
    <style:style style:name="P214" style:family="paragraph" style:parent-style-name="Heading_20_2">
      <style:paragraph-properties fo:margin-left="0.409cm" fo:margin-right="0.824cm" fo:text-align="center" style:justify-single-word="false"/>
      <style:text-properties fo:color="#3b3b5f" loext:opacity="100%" fo:letter-spacing="-0.004cm" style:text-scale="85%"/>
    </style:style>
    <style:style style:name="P215" style:family="paragraph" style:parent-style-name="Text_20_body">
      <style:paragraph-properties fo:margin-left="9.25cm" fo:margin-right="2.499cm" fo:margin-top="0.372cm" fo:margin-bottom="0cm" style:contextual-spacing="false" style:line-height-at-least="0.494cm" fo:text-align="justify" style:justify-single-word="false"/>
    </style:style>
    <style:style style:name="P216" style:family="paragraph" style:parent-style-name="Text_20_body" style:master-page-name="Converted30">
      <style:paragraph-properties fo:margin-left="2.499cm" fo:margin-right="9.245cm" fo:margin-top="0.101cm" fo:margin-bottom="0cm" style:contextual-spacing="false" fo:line-height="111%" fo:text-align="justify" style:justify-single-word="false" style:page-number="auto"/>
    </style:style>
    <style:style style:name="P217" style:family="paragraph" style:parent-style-name="Text_20_body">
      <style:paragraph-properties fo:margin-top="0.028cm" fo:margin-bottom="0cm" style:contextual-spacing="false"/>
    </style:style>
    <style:style style:name="P218" style:family="paragraph" style:parent-style-name="Text_20_body">
      <style:paragraph-properties fo:margin-top="0.24cm" fo:margin-bottom="0cm" style:contextual-spacing="false"/>
    </style:style>
    <style:style style:name="P219" style:family="paragraph" style:parent-style-name="Heading_20_2" style:master-page-name="Converted31">
      <style:paragraph-properties fo:margin-left="0.409cm" fo:margin-right="0.792cm" fo:margin-top="0.109cm" fo:margin-bottom="0cm" style:contextual-spacing="false" fo:text-align="center" style:justify-single-word="false" style:page-number="auto"/>
    </style:style>
    <style:style style:name="P220" style:family="paragraph" style:parent-style-name="Heading_20_2" style:master-page-name="Converted32">
      <style:paragraph-properties fo:margin-top="0.109cm" fo:margin-bottom="0cm" style:contextual-spacing="false" style:page-number="auto"/>
      <style:text-properties fo:color="#3b3b5f" loext:opacity="100%" fo:letter-spacing="-0.004cm" style:text-scale="80%"/>
    </style:style>
    <style:style style:name="P221" style:family="paragraph" style:parent-style-name="Text_20_body">
      <style:paragraph-properties fo:margin-left="2.499cm" fo:margin-right="9.252cm" fo:margin-top="0.464cm" fo:margin-bottom="0cm" style:contextual-spacing="false" fo:line-height="111%" fo:text-align="justify" style:justify-single-word="false"/>
    </style:style>
    <style:style style:name="P222" style:family="paragraph" style:parent-style-name="Text_20_body">
      <style:paragraph-properties fo:margin-left="2.499cm" fo:margin-right="9.248cm" fo:margin-top="0.464cm" fo:margin-bottom="0cm" style:contextual-spacing="false" fo:line-height="111%" fo:text-align="justify" style:justify-single-word="false"/>
    </style:style>
    <style:style style:name="P223" style:family="paragraph" style:parent-style-name="Text_20_body">
      <style:paragraph-properties fo:margin-top="0.286cm" fo:margin-bottom="0cm" style:contextual-spacing="false"/>
    </style:style>
    <style:style style:name="P224" style:family="paragraph" style:parent-style-name="Text_20_body" style:master-page-name="Converted33">
      <style:paragraph-properties fo:margin-left="9.25cm" fo:margin-right="2.501cm" fo:margin-top="0.101cm" fo:margin-bottom="0cm" style:contextual-spacing="false" fo:line-height="111%" fo:text-align="justify" style:justify-single-word="false" style:page-number="auto"/>
    </style:style>
    <style:style style:name="P225" style:family="paragraph" style:parent-style-name="Text_20_body">
      <style:paragraph-properties fo:margin-top="0.489cm" fo:margin-bottom="0cm" style:contextual-spacing="false"/>
      <style:text-properties fo:font-size="18pt" style:font-size-asian="18pt"/>
    </style:style>
    <style:style style:name="P226" style:family="paragraph" style:parent-style-name="Heading_20_3">
      <style:paragraph-properties fo:margin-top="0.002cm" fo:margin-bottom="0cm" style:contextual-spacing="false">
        <style:tab-stops>
          <style:tab-stop style:position="0.796cm"/>
          <style:tab-stop style:position="2.166cm"/>
        </style:tab-stops>
      </style:paragraph-properties>
    </style:style>
    <style:style style:name="P227" style:family="paragraph" style:parent-style-name="Heading_20_2" style:master-page-name="Converted34">
      <style:paragraph-properties fo:margin-top="0.109cm" fo:margin-bottom="0cm" style:contextual-spacing="false" style:page-number="auto"/>
    </style:style>
    <style:style style:name="P228" style:family="paragraph" style:parent-style-name="Text_20_body">
      <style:paragraph-properties fo:margin-left="2.499cm" fo:margin-right="9.237cm" fo:margin-top="0.464cm" fo:margin-bottom="0cm" style:contextual-spacing="false" fo:line-height="111%" fo:text-align="justify" style:justify-single-word="false"/>
    </style:style>
    <style:style style:name="P229" style:family="paragraph" style:parent-style-name="Text_20_body" style:master-page-name="Converted35">
      <style:paragraph-properties fo:margin-left="9.25cm" fo:margin-right="2.491cm" fo:margin-top="0.101cm" fo:margin-bottom="0cm" style:contextual-spacing="false" fo:line-height="111%" fo:text-align="justify" style:justify-single-word="false" style:page-number="auto"/>
    </style:style>
    <style:style style:name="P230" style:family="paragraph" style:parent-style-name="Heading_20_2">
      <style:paragraph-properties fo:margin-left="0.824cm" fo:margin-right="0.415cm" fo:text-align="center" style:justify-single-word="false"/>
      <style:text-properties fo:color="#3b3b5f" loext:opacity="100%" fo:letter-spacing="-0.004cm" style:text-scale="80%"/>
    </style:style>
    <style:style style:name="P231" style:family="paragraph" style:parent-style-name="Text_20_body">
      <style:paragraph-properties fo:margin-left="9.25cm" fo:margin-right="2.498cm" fo:margin-top="0.466cm" fo:margin-bottom="0cm" style:contextual-spacing="false" fo:line-height="111%" fo:text-align="justify" style:justify-single-word="false"/>
    </style:style>
    <style:style style:name="P232" style:family="paragraph" style:parent-style-name="Text_20_body">
      <style:paragraph-properties fo:margin-left="9.25cm" fo:margin-right="0cm" fo:margin-top="0.002cm" fo:margin-bottom="0cm" style:contextual-spacing="false" fo:text-align="justify" style:justify-single-word="false"/>
    </style:style>
    <style:style style:name="P233" style:family="paragraph" style:parent-style-name="Text_20_body">
      <style:paragraph-properties fo:margin-left="9.25cm" fo:margin-right="2.503cm" fo:line-height="111%" fo:text-align="justify" style:justify-single-word="false"/>
    </style:style>
    <style:style style:name="P234" style:family="paragraph" style:parent-style-name="Text_20_body">
      <style:paragraph-properties fo:margin-left="9.25cm" fo:margin-right="0cm" fo:line-height="0.441cm" fo:text-align="justify" style:justify-single-word="false"/>
    </style:style>
    <style:style style:name="P235" style:family="paragraph" style:parent-style-name="Text_20_body">
      <style:paragraph-properties fo:margin-top="0.069cm" fo:margin-bottom="0cm" style:contextual-spacing="false"/>
    </style:style>
    <style:style style:name="P236" style:family="paragraph" style:parent-style-name="Heading_20_2" style:master-page-name="Converted36">
      <style:paragraph-properties fo:margin-top="0.109cm" fo:margin-bottom="0cm" style:contextual-spacing="false" style:page-number="auto"/>
    </style:style>
    <style:style style:name="P237" style:family="paragraph" style:parent-style-name="Text_20_body">
      <style:paragraph-properties fo:margin-left="2.499cm" fo:margin-right="9.26cm" fo:line-height="111%" fo:text-align="justify" style:justify-single-word="false"/>
    </style:style>
    <style:style style:name="P238" style:family="paragraph" style:parent-style-name="Text_20_body">
      <style:paragraph-properties fo:margin-left="2.499cm" fo:margin-right="0cm" fo:text-align="justify" style:justify-single-word="false"/>
    </style:style>
    <style:style style:name="P239" style:family="paragraph" style:parent-style-name="Text_20_body">
      <style:paragraph-properties fo:margin-top="0.095cm" fo:margin-bottom="0cm" style:contextual-spacing="false"/>
    </style:style>
    <style:style style:name="P240" style:family="paragraph" style:parent-style-name="Text_20_body">
      <style:paragraph-properties fo:margin-left="2.499cm" fo:margin-right="0.067cm" fo:margin-top="0.152cm" fo:margin-bottom="0cm" style:contextual-spacing="false" fo:line-height="111%" fo:text-align="justify" style:justify-single-word="false"/>
    </style:style>
    <style:style style:name="P241" style:family="paragraph" style:parent-style-name="Text_20_body">
      <style:paragraph-properties fo:margin-top="0.339cm" fo:margin-bottom="0cm" style:contextual-spacing="false"/>
    </style:style>
    <style:style style:name="P242" style:family="paragraph" style:parent-style-name="Heading_20_2" style:master-page-name="Converted37">
      <style:paragraph-properties fo:margin-left="9.25cm" fo:margin-right="0cm" fo:margin-top="0.109cm" fo:margin-bottom="0cm" style:contextual-spacing="false" style:page-number="auto"/>
    </style:style>
    <style:style style:name="P243" style:family="paragraph" style:parent-style-name="Text_20_body">
      <style:paragraph-properties fo:margin-left="9.25cm" fo:margin-right="2.494cm" fo:margin-top="0.464cm" fo:margin-bottom="0cm" style:contextual-spacing="false" fo:line-height="111%" fo:text-align="justify" style:justify-single-word="false"/>
    </style:style>
    <style:style style:name="P244" style:family="paragraph" style:parent-style-name="Text_20_body">
      <style:paragraph-properties fo:margin-left="9.25cm" fo:margin-right="2.494cm" fo:margin-top="0.002cm" fo:margin-bottom="0cm" style:contextual-spacing="false" fo:line-height="111%" fo:text-align="justify" style:justify-single-word="false"/>
    </style:style>
    <style:style style:name="P245" style:family="paragraph" style:parent-style-name="Text_20_body">
      <style:paragraph-properties fo:margin-left="9.25cm" fo:margin-right="2.492cm" fo:margin-top="0.466cm" fo:margin-bottom="0cm" style:contextual-spacing="false" fo:line-height="111%" fo:text-align="justify" style:justify-single-word="false"/>
    </style:style>
    <style:style style:name="P246" style:family="paragraph" style:parent-style-name="Text_20_body">
      <style:paragraph-properties fo:margin-left="9.25cm" fo:margin-right="0cm" fo:line-height="0.439cm" fo:text-align="justify" style:justify-single-word="false"/>
    </style:style>
    <style:style style:name="P247" style:family="paragraph" style:parent-style-name="Text_20_body" style:master-page-name="Converted38">
      <style:paragraph-properties fo:margin-left="2.499cm" fo:margin-right="9.246cm" fo:margin-top="0.101cm" fo:margin-bottom="0cm" style:contextual-spacing="false" fo:line-height="111%" fo:text-align="justify" style:justify-single-word="false" style:page-number="auto"/>
    </style:style>
    <style:style style:name="P248" style:family="paragraph" style:parent-style-name="Text_20_body">
      <style:paragraph-properties fo:margin-left="2.499cm" fo:margin-right="9.236cm" fo:line-height="111%" fo:text-align="justify" style:justify-single-word="false"/>
    </style:style>
    <style:style style:name="P249" style:family="paragraph" style:parent-style-name="Text_20_body">
      <style:paragraph-properties fo:margin-top="0.321cm" fo:margin-bottom="0cm" style:contextual-spacing="false"/>
      <style:text-properties fo:font-size="10pt" style:font-size-asian="10pt"/>
    </style:style>
    <style:style style:name="P250" style:family="paragraph" style:parent-style-name="Text_20_body" style:master-page-name="Converted39">
      <style:paragraph-properties fo:margin-left="9.25cm" fo:margin-right="2.503cm" fo:margin-top="0.101cm" fo:margin-bottom="0cm" style:contextual-spacing="false" fo:line-height="111%" fo:text-align="justify" style:justify-single-word="false" style:page-number="auto"/>
    </style:style>
    <style:style style:name="P251" style:family="paragraph" style:parent-style-name="Heading_20_2">
      <style:paragraph-properties fo:margin-left="9.25cm" fo:margin-right="0cm" fo:margin-top="0.002cm" fo:margin-bottom="0cm" style:contextual-spacing="false" fo:text-align="justify" style:justify-single-word="false"/>
    </style:style>
    <style:style style:name="P252" style:family="paragraph" style:parent-style-name="Text_20_body">
      <style:paragraph-properties fo:margin-left="9.25cm" fo:margin-right="2.487cm" fo:line-height="111%" fo:text-align="justify" style:justify-single-word="false"/>
    </style:style>
    <style:style style:name="P253" style:family="paragraph" style:parent-style-name="Text_20_body">
      <style:paragraph-properties fo:margin-left="9.25cm" fo:margin-right="2.498cm" fo:margin-top="0.002cm" fo:margin-bottom="0cm" style:contextual-spacing="false" fo:line-height="111%" fo:text-align="justify" style:justify-single-word="false"/>
    </style:style>
    <style:style style:name="P254" style:family="paragraph" style:parent-style-name="Text_20_body" style:master-page-name="Converted40">
      <style:paragraph-properties fo:margin-left="2.499cm" fo:margin-right="9.246cm" fo:margin-top="0.101cm" fo:margin-bottom="0cm" style:contextual-spacing="false" fo:line-height="111%" fo:text-align="justify" style:justify-single-word="false" style:page-number="auto"/>
    </style:style>
    <style:style style:name="P255" style:family="paragraph" style:parent-style-name="Heading_20_2">
      <style:paragraph-properties fo:margin-top="0.002cm" fo:margin-bottom="0cm" style:contextual-spacing="false" fo:text-align="justify" style:justify-single-word="false"/>
    </style:style>
    <style:style style:name="P256" style:family="paragraph" style:parent-style-name="Heading_20_2" style:master-page-name="Converted41">
      <style:paragraph-properties fo:margin-left="9.25cm" fo:margin-right="0cm" fo:margin-top="0.109cm" fo:margin-bottom="0cm" style:contextual-spacing="false" style:page-number="auto"/>
    </style:style>
    <style:style style:name="P257" style:family="paragraph" style:parent-style-name="Text_20_body">
      <style:paragraph-properties fo:margin-left="9.25cm" fo:margin-right="2.508cm" fo:margin-top="0.466cm" fo:margin-bottom="0cm" style:contextual-spacing="false" fo:line-height="111%" fo:text-align="justify" style:justify-single-word="false"/>
    </style:style>
    <style:style style:name="P258" style:family="paragraph" style:parent-style-name="Text_20_body">
      <style:paragraph-properties fo:margin-top="0.721cm" fo:margin-bottom="0cm" style:contextual-spacing="false"/>
      <style:text-properties fo:font-size="18pt" style:font-size-asian="18pt"/>
    </style:style>
    <style:style style:name="P259" style:family="paragraph" style:parent-style-name="Text_20_body" style:master-page-name="Converted42">
      <style:paragraph-properties fo:margin-left="2.499cm" fo:margin-right="9.252cm" fo:margin-top="0.101cm" fo:margin-bottom="0cm" style:contextual-spacing="false" fo:line-height="111%" fo:text-align="justify" style:justify-single-word="false" style:page-number="auto"/>
    </style:style>
    <style:style style:name="P260" style:family="paragraph" style:parent-style-name="Heading_20_2" style:master-page-name="Converted43">
      <style:paragraph-properties fo:margin-left="9.25cm" fo:margin-right="0cm" fo:margin-top="0.109cm" fo:margin-bottom="0cm" style:contextual-spacing="false" fo:text-align="justify" style:justify-single-word="false" style:page-number="auto"/>
    </style:style>
    <style:style style:name="P261" style:family="paragraph" style:parent-style-name="Text_20_body">
      <style:paragraph-properties fo:margin-left="9.25cm" fo:margin-right="2.506cm" fo:line-height="111%" fo:text-align="justify" style:justify-single-word="false"/>
    </style:style>
    <style:style style:name="P262" style:family="paragraph" style:parent-style-name="Text_20_body">
      <style:paragraph-properties fo:margin-top="0.335cm" fo:margin-bottom="0cm" style:contextual-spacing="false"/>
      <style:text-properties fo:font-size="18pt" style:font-size-asian="18pt"/>
    </style:style>
    <style:style style:name="P263" style:family="paragraph" style:parent-style-name="Heading_20_3">
      <style:paragraph-properties>
        <style:tab-stops>
          <style:tab-stop style:position="0.792cm"/>
          <style:tab-stop style:position="2.166cm"/>
        </style:tab-stops>
      </style:paragraph-properties>
    </style:style>
    <style:style style:name="P264" style:family="paragraph" style:parent-style-name="Text_20_body">
      <style:paragraph-properties fo:margin-top="0.108cm" fo:margin-bottom="0cm" style:contextual-spacing="false"/>
      <style:text-properties fo:font-size="10pt" style:font-size-asian="10pt"/>
    </style:style>
    <style:style style:name="T1" style:family="text">
      <style:text-properties style:font-name="Tahoma" fo:font-size="31pt" style:font-size-asian="31pt"/>
    </style:style>
    <style:style style:name="T2" style:family="text">
      <style:text-properties style:font-name="Tahoma" fo:font-size="31pt" style:font-size-asian="31pt" style:text-scale="70%"/>
    </style:style>
    <style:style style:name="T3" style:family="text">
      <style:text-properties style:font-name="Tahoma" fo:font-size="31pt" fo:letter-spacing="-0.002cm" style:font-size-asian="31pt" style:text-scale="70%"/>
    </style:style>
    <style:style style:name="T4" style:family="text">
      <style:text-properties style:font-name="Tahoma" fo:font-size="31pt" fo:letter-spacing="-0.104cm" style:font-size-asian="31pt"/>
    </style:style>
    <style:style style:name="T5" style:family="text">
      <style:text-properties style:font-name="Tahoma" fo:font-size="31pt" fo:letter-spacing="-0.004cm" style:font-size-asian="31pt" style:text-scale="70%"/>
    </style:style>
    <style:style style:name="T6" style:family="text">
      <style:text-properties fo:letter-spacing="-0.004cm" style:text-scale="90%"/>
    </style:style>
    <style:style style:name="T7" style:family="text">
      <style:text-properties fo:letter-spacing="-0.012cm" style:text-scale="90%"/>
    </style:style>
    <style:style style:name="T8" style:family="text">
      <style:text-properties fo:letter-spacing="-0.011cm" style:text-scale="90%"/>
    </style:style>
    <style:style style:name="T9" style:family="text">
      <style:text-properties fo:letter-spacing="-0.023cm"/>
    </style:style>
    <style:style style:name="T10" style:family="text">
      <style:text-properties fo:letter-spacing="-0.018cm"/>
    </style:style>
    <style:style style:name="T11" style:family="text">
      <style:text-properties fo:letter-spacing="-0.005cm"/>
    </style:style>
    <style:style style:name="T12" style:family="text">
      <style:text-properties fo:letter-spacing="-0.007cm"/>
    </style:style>
    <style:style style:name="T13" style:family="text">
      <style:text-properties fo:letter-spacing="-0.014cm"/>
    </style:style>
    <style:style style:name="T14" style:family="text">
      <style:text-properties fo:letter-spacing="-0.021cm"/>
    </style:style>
    <style:style style:name="T15" style:family="text">
      <style:text-properties fo:letter-spacing="-0.012cm"/>
    </style:style>
    <style:style style:name="T16" style:family="text">
      <style:text-properties fo:font-size="11pt" fo:font-weight="bold" style:font-size-asian="11pt" style:font-weight-asian="bold"/>
    </style:style>
    <style:style style:name="T17" style:family="text">
      <style:text-properties fo:font-size="11pt" fo:letter-spacing="-0.014cm" style:font-size-asian="11pt"/>
    </style:style>
    <style:style style:name="T18" style:family="text">
      <style:text-properties fo:font-size="11pt" style:font-size-asian="11pt"/>
    </style:style>
    <style:style style:name="T19" style:family="text">
      <style:text-properties fo:font-size="11pt" fo:letter-spacing="-0.007cm" style:font-size-asian="11pt"/>
    </style:style>
    <style:style style:name="T20" style:family="text">
      <style:text-properties fo:font-size="11pt" fo:letter-spacing="-0.018cm" style:font-size-asian="11pt"/>
    </style:style>
    <style:style style:name="T21" style:family="text">
      <style:text-properties fo:font-size="11pt" fo:letter-spacing="-0.011cm" style:font-size-asian="11pt"/>
    </style:style>
    <style:style style:name="T22" style:family="text">
      <style:text-properties fo:font-size="11pt" fo:letter-spacing="-0.007cm" fo:font-weight="bold" style:font-size-asian="11pt" style:font-weight-asian="bold"/>
    </style:style>
    <style:style style:name="T23" style:family="text">
      <style:text-properties fo:font-size="11pt" fo:letter-spacing="-0.021cm" fo:font-weight="bold" style:font-size-asian="11pt" style:font-weight-asian="bold"/>
    </style:style>
    <style:style style:name="T24" style:family="text">
      <style:text-properties fo:font-size="11pt" fo:letter-spacing="-0.014cm" fo:font-weight="bold" style:font-size-asian="11pt" style:font-weight-asian="bold"/>
    </style:style>
    <style:style style:name="T25" style:family="text">
      <style:text-properties fo:font-weight="bold" style:font-weight-asian="bold"/>
    </style:style>
    <style:style style:name="T26" style:family="text">
      <style:text-properties fo:letter-spacing="-0.002cm"/>
    </style:style>
    <style:style style:name="T27" style:family="text">
      <style:text-properties fo:letter-spacing="-0.004cm"/>
    </style:style>
    <style:style style:name="T28" style:family="text">
      <style:text-properties fo:letter-spacing="-0.019cm"/>
    </style:style>
    <style:style style:name="T29" style:family="text">
      <style:text-properties fo:font-size="11pt" fo:letter-spacing="-0.005cm" style:font-size-asian="11pt"/>
    </style:style>
    <style:style style:name="T30" style:family="text">
      <style:text-properties fo:font-size="11pt" fo:letter-spacing="-0.004cm" style:font-size-asian="11pt"/>
    </style:style>
    <style:style style:name="T31" style:family="text">
      <style:text-properties fo:font-size="11pt" fo:letter-spacing="-0.005cm" fo:font-weight="bold" style:font-size-asian="11pt" style:font-weight-asian="bold"/>
    </style:style>
    <style:style style:name="T32" style:family="text">
      <style:text-properties fo:font-size="11pt" fo:letter-spacing="-0.004cm" fo:font-weight="bold" style:font-size-asian="11pt" style:font-weight-asian="bold"/>
    </style:style>
    <style:style style:name="T33" style:family="text">
      <style:text-properties fo:font-size="11pt" fo:letter-spacing="-0.019cm" fo:font-weight="bold" style:font-size-asian="11pt" style:font-weight-asian="bold"/>
    </style:style>
    <style:style style:name="T34" style:family="text">
      <style:text-properties fo:font-size="10pt" fo:font-weight="bold" style:font-size-asian="10pt" style:font-weight-asian="bold"/>
    </style:style>
    <style:style style:name="T35" style:family="text">
      <style:text-properties fo:font-size="8pt" fo:font-weight="bold" style:font-size-asian="8pt" style:font-weight-asian="bold"/>
    </style:style>
    <style:style style:name="T36" style:family="text">
      <style:text-properties style:font-name="Tahoma" fo:font-size="18pt" style:font-size-asian="18pt"/>
    </style:style>
    <style:style style:name="T37" style:family="text">
      <style:text-properties fo:color="#ffffff" loext:opacity="100%" style:font-name="Tahoma" fo:font-size="18pt" fo:letter-spacing="-0.009cm" style:font-size-asian="18pt" style:text-scale="70%"/>
    </style:style>
    <style:style style:name="T38" style:family="text">
      <style:text-properties fo:color="#3b3b5f" loext:opacity="100%" style:text-scale="70%"/>
    </style:style>
    <style:style style:name="T39" style:family="text">
      <style:text-properties fo:color="#3b3b5f" loext:opacity="100%" fo:letter-spacing="-0.004cm" style:text-scale="70%"/>
    </style:style>
    <style:style style:name="T40" style:family="text">
      <style:text-properties fo:letter-spacing="-0.011cm"/>
    </style:style>
    <style:style style:name="T41" style:family="text">
      <style:text-properties fo:letter-spacing="-0.009cm"/>
    </style:style>
    <style:style style:name="T42" style:family="text">
      <style:text-properties fo:font-size="11pt" fo:letter-spacing="-0.004cm" style:font-size-asian="11pt" style:text-scale="90%"/>
    </style:style>
    <style:style style:name="T43" style:family="text">
      <style:text-properties fo:font-size="11pt" fo:letter-spacing="-0.012cm" style:font-size-asian="11pt" style:text-scale="90%"/>
    </style:style>
    <style:style style:name="T44" style:family="text">
      <style:text-properties fo:font-size="11pt" fo:letter-spacing="-0.011cm" style:font-size-asian="11pt" style:text-scale="90%"/>
    </style:style>
    <style:style style:name="T45" style:family="text">
      <style:text-properties fo:font-size="11pt" fo:letter-spacing="-0.004cm" fo:font-weight="bold" style:font-size-asian="11pt" style:font-weight-asian="bold" style:text-scale="90%"/>
    </style:style>
    <style:style style:name="T46" style:family="text">
      <style:text-properties style:text-scale="90%"/>
    </style:style>
    <style:style style:name="T47" style:family="text">
      <style:text-properties fo:letter-spacing="-0.016cm" style:text-scale="90%"/>
    </style:style>
    <style:style style:name="T48" style:family="text">
      <style:text-properties fo:letter-spacing="-0.014cm" style:text-scale="90%"/>
    </style:style>
    <style:style style:name="T49" style:family="text">
      <style:text-properties fo:letter-spacing="-0.034cm"/>
    </style:style>
    <style:style style:name="T50" style:family="text">
      <style:text-properties fo:letter-spacing="-0.032cm"/>
    </style:style>
    <style:style style:name="T51" style:family="text">
      <style:text-properties fo:font-size="11pt" fo:letter-spacing="-0.012cm" style:font-size-asian="11pt"/>
    </style:style>
    <style:style style:name="T52" style:family="text">
      <style:text-properties fo:font-size="11pt" fo:letter-spacing="-0.011cm" fo:font-weight="bold" style:font-size-asian="11pt" style:font-weight-asian="bold"/>
    </style:style>
    <style:style style:name="T53" style:family="text">
      <style:text-properties fo:letter-spacing="-0.016cm"/>
    </style:style>
    <style:style style:name="T54" style:family="text">
      <style:text-properties fo:font-size="18pt" style:font-size-asian="18pt"/>
    </style:style>
    <style:style style:name="T55" style:family="text">
      <style:text-properties style:font-name="Arial MT" fo:font-size="8pt" fo:letter-spacing="-0.004cm" style:font-size-asian="8pt"/>
    </style:style>
    <style:style style:name="T56" style:family="text">
      <style:text-properties style:font-name="Arial MT" fo:font-size="7pt" style:font-size-asian="7pt"/>
    </style:style>
    <style:style style:name="T57" style:family="text">
      <style:text-properties fo:font-variant="small-caps" fo:color="#ffffff" loext:opacity="100%" fo:font-size="10pt" fo:letter-spacing="-0.004cm" fo:font-weight="bold" style:font-size-asian="10pt" style:font-weight-asian="bold"/>
    </style:style>
    <style:style style:name="T58" style:family="text">
      <style:text-properties fo:font-variant="small-caps" fo:color="#ffffff" loext:opacity="100%" fo:font-size="10pt" fo:letter-spacing="-0.004cm" fo:font-weight="bold" style:font-size-asian="10pt" style:font-weight-asian="bold" style:text-scale="95%"/>
    </style:style>
    <style:style style:name="T59" style:family="text">
      <style:text-properties fo:font-size="7pt" fo:font-weight="bold" style:font-size-asian="7pt" style:font-weight-asian="bold"/>
    </style:style>
    <style:style style:name="T60" style:family="text">
      <style:text-properties fo:color="#ffffff" loext:opacity="100%" fo:font-size="10pt" fo:letter-spacing="-0.004cm" fo:font-weight="bold" style:font-size-asian="10pt" style:font-weight-asian="bold" style:text-scale="105%"/>
    </style:style>
    <style:style style:name="T61" style:family="text">
      <style:text-properties fo:color="#ffffff" loext:opacity="100%" fo:font-size="7pt" fo:letter-spacing="-0.004cm" fo:font-weight="bold" style:font-size-asian="7pt" style:font-weight-asian="bold" style:text-scale="105%"/>
    </style:style>
    <style:style style:name="T62" style:family="text">
      <style:text-properties fo:font-size="10pt" style:font-size-asian="10pt"/>
    </style:style>
    <style:style style:name="T63" style:family="text">
      <style:text-properties fo:font-size="10pt" fo:letter-spacing="-0.004cm" style:font-size-asian="10pt"/>
    </style:style>
    <style:style style:name="T64" style:family="text">
      <style:text-properties fo:font-size="10pt" fo:letter-spacing="-0.011cm" style:font-size-asian="10pt"/>
    </style:style>
    <style:style style:name="T65" style:family="text">
      <style:text-properties fo:font-size="10pt" fo:letter-spacing="-0.012cm" style:font-size-asian="10pt"/>
    </style:style>
    <style:style style:name="T66" style:family="text">
      <style:text-properties fo:font-size="10pt" fo:letter-spacing="-0.004cm" style:font-size-asian="10pt" style:text-scale="105%"/>
    </style:style>
    <style:style style:name="T67" style:family="text">
      <style:text-properties fo:font-size="10pt" fo:letter-spacing="-0.014cm" style:font-size-asian="10pt"/>
    </style:style>
    <style:style style:name="T68" style:family="text">
      <style:text-properties fo:font-size="10pt" fo:letter-spacing="-0.007cm" style:font-size-asian="10pt"/>
    </style:style>
    <style:style style:name="T69" style:family="text">
      <style:text-properties fo:font-size="10pt" fo:letter-spacing="-0.005cm" style:font-size-asian="10pt"/>
    </style:style>
    <style:style style:name="T70" style:family="text">
      <style:text-properties fo:font-size="10pt" fo:letter-spacing="-0.018cm" style:font-size-asian="10pt"/>
    </style:style>
    <style:style style:name="T71" style:family="text">
      <style:text-properties fo:font-size="10pt" fo:letter-spacing="-0.002cm" style:font-size-asian="10pt"/>
    </style:style>
    <style:style style:name="T72" style:family="text">
      <style:text-properties fo:font-size="10pt" fo:letter-spacing="-0.023cm" style:font-size-asian="10pt"/>
    </style:style>
    <style:style style:name="T73" style:family="text">
      <style:text-properties fo:font-size="10pt" fo:letter-spacing="-0.021cm" style:font-size-asian="10pt"/>
    </style:style>
    <style:style style:name="T74" style:family="text">
      <style:text-properties fo:font-size="10pt" fo:letter-spacing="-0.019cm" style:font-size-asian="10pt"/>
    </style:style>
    <style:style style:name="T75" style:family="text">
      <style:text-properties fo:font-size="10pt" fo:letter-spacing="-0.016cm" style:font-size-asian="10pt"/>
    </style:style>
    <style:style style:name="T76" style:family="text">
      <style:text-properties fo:font-size="10pt" fo:letter-spacing="-0.009cm" style:font-size-asian="10pt"/>
    </style:style>
    <style:style style:name="T77" style:family="text">
      <style:text-properties fo:font-size="10pt" fo:letter-spacing="0.009cm" style:font-size-asian="10pt"/>
    </style:style>
    <style:style style:name="T78" style:family="text">
      <style:text-properties style:font-name="Arial MT" fo:font-size="18pt" style:font-size-asian="18pt"/>
    </style:style>
    <style:style style:name="T79" style:family="text">
      <style:text-properties fo:color="#ffffff" loext:opacity="100%" fo:letter-spacing="-0.009cm" style:text-scale="80%"/>
    </style:style>
    <style:style style:name="T80" style:family="text">
      <style:text-properties style:font-name="Arial MT" fo:font-size="8pt" style:font-size-asian="8pt"/>
    </style:style>
    <style:style style:name="T81" style:family="text">
      <style:text-properties fo:color="#3b3b5f" loext:opacity="100%" fo:letter-spacing="-0.004cm" style:text-scale="80%"/>
    </style:style>
    <style:style style:name="T82" style:family="text">
      <style:text-properties fo:letter-spacing="-0.004cm" fo:font-weight="bold" style:font-weight-asian="bold"/>
    </style:style>
    <style:style style:name="T83" style:family="text">
      <style:text-properties fo:letter-spacing="-0.019cm" fo:font-weight="bold" style:font-weight-asian="bold"/>
    </style:style>
    <style:style style:name="T84" style:family="text">
      <style:text-properties fo:font-size="11pt" fo:letter-spacing="-0.007cm" style:font-size-asian="11pt" style:text-scale="90%"/>
    </style:style>
    <style:style style:name="T85" style:family="text">
      <style:text-properties fo:font-size="11pt" fo:letter-spacing="-0.018cm" fo:font-weight="bold" style:font-size-asian="11pt" style:font-weight-asian="bold"/>
    </style:style>
    <style:style style:name="T86" style:family="text">
      <style:text-properties fo:font-size="11pt" fo:letter-spacing="-0.002cm" fo:font-weight="bold" style:font-size-asian="11pt" style:font-weight-asian="bold"/>
    </style:style>
    <style:style style:name="T87" style:family="text">
      <style:text-properties fo:color="#3b3b5f" loext:opacity="100%" fo:letter-spacing="-0.009cm" style:text-scale="85%"/>
    </style:style>
    <style:style style:name="T88" style:family="text">
      <style:text-properties fo:color="#3b3b5f" loext:opacity="100%" fo:letter-spacing="-0.004cm" style:text-scale="85%"/>
    </style:style>
    <style:style style:name="T89" style:family="text">
      <style:text-properties fo:letter-spacing="-0.025cm"/>
    </style:style>
    <style:style style:name="T90" style:family="text">
      <style:text-properties fo:font-size="11pt" fo:letter-spacing="-0.009cm" style:font-size-asian="11pt"/>
    </style:style>
    <style:style style:name="T91" style:family="text">
      <style:text-properties fo:font-size="11pt" fo:letter-spacing="-0.002cm" style:font-size-asian="11pt"/>
    </style:style>
    <style:style style:name="T92" style:family="text">
      <style:text-properties fo:font-size="11pt" fo:letter-spacing="-0.012cm" fo:font-weight="bold" style:font-size-asian="11pt" style:font-weight-asian="bold" style:text-scale="90%"/>
    </style:style>
    <style:style style:name="T93" style:family="text">
      <style:text-properties fo:font-size="11pt" fo:letter-spacing="-0.011cm" fo:font-weight="bold" style:font-size-asian="11pt" style:font-weight-asian="bold" style:text-scale="90%"/>
    </style:style>
    <style:style style:name="T94" style:family="text">
      <style:text-properties fo:font-size="11pt" fo:letter-spacing="-0.005cm" style:font-size-asian="11pt" style:text-scale="90%"/>
    </style:style>
    <style:style style:name="T95" style:family="text">
      <style:text-properties fo:letter-spacing="-0.028cm"/>
    </style:style>
    <style:style style:name="T96" style:family="text">
      <style:text-properties fo:font-size="11pt" fo:letter-spacing="-0.021cm" style:font-size-asian="11pt"/>
    </style:style>
    <style:style style:name="T97" style:family="text">
      <style:text-properties fo:font-size="11pt" fo:letter-spacing="-0.019cm" style:font-size-asian="11pt"/>
    </style:style>
    <style:style style:name="T98" style:family="text">
      <style:text-properties fo:letter-spacing="-0.046cm"/>
    </style:style>
    <style:style style:name="T99" style:family="text">
      <style:text-properties fo:font-size="8pt" style:font-size-asian="8pt"/>
    </style:style>
    <style:style style:name="T100" style:family="text">
      <style:text-properties fo:color="#3b3b5f" loext:opacity="100%" fo:letter-spacing="-0.002cm" style:text-scale="70%"/>
    </style:style>
    <style:style style:name="T101" style:family="text">
      <style:text-properties fo:letter-spacing="-0.03cm"/>
    </style:style>
    <style:style style:name="T102" style:family="text">
      <style:text-properties fo:font-size="11pt" fo:letter-spacing="-0.016cm" style:font-size-asian="11pt"/>
    </style:style>
    <style:style style:name="T103" style:family="text">
      <style:text-properties fo:letter-spacing="-0.007cm" style:text-scale="90%"/>
    </style:style>
    <style:style style:name="T104" style:family="text">
      <style:text-properties fo:font-size="11pt" fo:letter-spacing="-0.025cm" style:font-size-asian="11pt"/>
    </style:style>
    <style:style style:name="T105" style:family="text">
      <style:text-properties fo:font-size="11pt" style:font-size-asian="11pt" style:text-scale="90%"/>
    </style:style>
    <style:style style:name="T106" style:family="text">
      <style:text-properties fo:font-size="11pt" fo:letter-spacing="-0.014cm" style:font-size-asian="11pt" style:text-scale="90%"/>
    </style:style>
    <style:style style:name="T107" style:family="text">
      <style:text-properties fo:letter-spacing="-0.011cm" fo:font-weight="bold" style:font-weight-asian="bold"/>
    </style:style>
    <style:style style:name="T108" style:family="text">
      <style:text-properties fo:letter-spacing="-0.014cm" fo:font-weight="bold" style:font-weight-asian="bold"/>
    </style:style>
    <style:style style:name="T109" style:family="text">
      <style:text-properties fo:letter-spacing="-0.012cm" fo:font-weight="bold" style:font-weight-asian="bold"/>
    </style:style>
    <style:style style:name="T110" style:family="text">
      <style:text-properties fo:letter-spacing="0.071cm"/>
    </style:style>
    <style:style style:name="T111" style:family="text">
      <style:text-properties fo:font-size="11pt" fo:font-style="italic" style:font-size-asian="11pt" style:font-style-asian="italic"/>
    </style:style>
    <style:style style:name="T112" style:family="text">
      <style:text-properties fo:color="#006085" loext:opacity="100%" fo:font-size="11pt" fo:font-style="italic" style:font-size-asian="11pt" style:font-style-asian="italic" style:text-scale="80%"/>
    </style:style>
    <style:style style:name="T113" style:family="text">
      <style:text-properties fo:color="#006085" loext:opacity="100%" fo:font-size="11pt" fo:letter-spacing="-0.005cm" fo:font-style="italic" style:font-size-asian="11pt" style:font-style-asian="italic" style:text-scale="80%"/>
    </style:style>
    <style:style style:name="T114" style:family="text">
      <style:text-properties fo:color="#006085" loext:opacity="100%" fo:font-size="11pt" fo:letter-spacing="-0.004cm" fo:font-style="italic" style:font-size-asian="11pt" style:font-style-asian="italic" style:text-scale="80%"/>
    </style:style>
    <style:style style:name="T115" style:family="text">
      <style:text-properties fo:color="#006085" loext:opacity="100%" fo:font-size="11pt" fo:font-style="italic" style:font-size-asian="11pt" style:font-style-asian="italic" style:text-scale="90%"/>
    </style:style>
    <style:style style:name="T116" style:family="text">
      <style:text-properties fo:color="#006085" loext:opacity="100%" fo:font-size="11pt" fo:letter-spacing="-0.023cm" fo:font-style="italic" style:font-size-asian="11pt" style:font-style-asian="italic" style:text-scale="90%"/>
    </style:style>
    <style:style style:name="T117" style:family="text">
      <style:text-properties fo:font-style="italic" style:font-style-asian="italic"/>
    </style:style>
    <style:style style:name="T118" style:family="text">
      <style:text-properties fo:font-size="11pt" fo:letter-spacing="-0.012cm" fo:font-weight="bold" style:font-size-asian="11pt" style:font-weight-asian="bold"/>
    </style:style>
    <style:style style:name="T119" style:family="text">
      <style:text-properties fo:font-size="11pt" fo:letter-spacing="0.06cm" fo:font-weight="bold" style:font-size-asian="11pt" style:font-weight-asian="bold"/>
    </style:style>
    <style:style style:name="T120" style:family="text">
      <style:text-properties fo:color="#3b3b5f" loext:opacity="100%" fo:letter-spacing="-0.034cm" style:text-scale="70%"/>
    </style:style>
    <style:style style:name="T121" style:family="text">
      <style:text-properties fo:color="#3b3b5f" loext:opacity="100%" fo:letter-spacing="-0.009cm" style:text-scale="70%"/>
    </style:style>
    <style:style style:name="T122" style:family="text">
      <style:text-properties fo:letter-spacing="-0.004cm" fo:font-weight="bold" style:font-weight-asian="bold" style:text-scale="90%"/>
    </style:style>
    <style:style style:name="T123" style:family="text">
      <style:text-properties fo:letter-spacing="-0.011cm" fo:font-weight="bold" style:font-weight-asian="bold" style:text-scale="90%"/>
    </style:style>
    <style:style style:name="T124" style:family="text">
      <style:text-properties fo:letter-spacing="-0.012cm" fo:font-weight="bold" style:font-weight-asian="bold" style:text-scale="90%"/>
    </style:style>
    <style:style style:name="T125" style:family="text">
      <style:text-properties fo:letter-spacing="-0.007cm" fo:font-weight="bold" style:font-weight-asian="bold" style:text-scale="90%"/>
    </style:style>
    <style:style style:name="T126" style:family="text">
      <style:text-properties fo:font-size="18pt" fo:font-weight="bold" style:font-size-asian="18pt" style:font-weight-asian="bold"/>
    </style:style>
    <style:style style:name="T127" style:family="text">
      <style:text-properties fo:color="#ffffff" loext:opacity="100%" style:font-name="Arial MT" fo:font-size="8pt" fo:letter-spacing="-0.004cm" fo:background-color="#3b3b5f" loext:char-shading-value="0" style:font-size-asian="8pt"/>
    </style:style>
    <style:style style:name="T128" style:family="text">
      <style:text-properties fo:letter-spacing="-0.019cm" style:text-scale="90%"/>
    </style:style>
    <style:style style:name="T129" style:family="text">
      <style:text-properties fo:letter-spacing="-0.06cm"/>
    </style:style>
    <style:style style:name="T130" style:family="text">
      <style:text-properties fo:letter-spacing="0.039cm"/>
    </style:style>
    <style:style style:name="T131" style:family="text">
      <style:text-properties fo:letter-spacing="0.051cm"/>
    </style:style>
    <style:style style:name="T132" style:family="text">
      <style:text-properties fo:letter-spacing="0.109cm"/>
    </style:style>
    <style:style style:name="T133" style:family="text">
      <style:text-properties fo:letter-spacing="-0.056cm"/>
    </style:style>
    <style:style style:name="T134" style:family="text">
      <style:text-properties fo:letter-spacing="-0.018cm" fo:font-weight="bold" style:font-weight-asian="bold"/>
    </style:style>
    <style:style style:name="T135" style:family="text">
      <style:text-properties fo:letter-spacing="-0.002cm" fo:font-weight="bold" style:font-weight-asian="bold"/>
    </style:style>
    <style:style style:name="T136" style:family="text">
      <style:text-properties fo:color="#3b3b5f" loext:opacity="100%" fo:letter-spacing="-0.035cm" style:text-scale="70%"/>
    </style:style>
    <style:style style:name="T137" style:family="text">
      <style:text-properties fo:color="#ffffff" loext:opacity="100%" fo:background-color="#3b3b5f" loext:char-shading-value="0"/>
    </style:style>
    <style:style style:name="T138" style:family="text">
      <style:text-properties fo:letter-spacing="-0.007cm" fo:font-style="italic" fo:font-weight="bold" style:font-style-asian="italic" style:font-weight-asian="bold"/>
    </style:style>
    <style:style style:name="T139" style:family="text">
      <style:text-properties fo:letter-spacing="-0.018cm" fo:font-style="italic" fo:font-weight="bold" style:font-style-asian="italic" style:font-weight-asian="bold"/>
    </style:style>
    <style:style style:name="T140" style:family="text">
      <style:text-properties fo:letter-spacing="-0.016cm" fo:font-style="italic" fo:font-weight="bold" style:font-style-asian="italic" style:font-weight-asian="bold"/>
    </style:style>
    <style:style style:name="T141" style:family="text">
      <style:text-properties fo:letter-spacing="-0.005cm" fo:font-weight="bold" style:font-weight-asian="bold"/>
    </style:style>
    <style:style style:name="T142" style:family="text">
      <style:text-properties fo:letter-spacing="-0.025cm" fo:font-weight="bold" style:font-weight-asian="bold"/>
    </style:style>
    <style:style style:name="T143" style:family="text">
      <style:text-properties fo:font-size="11pt" fo:letter-spacing="-0.007cm" fo:font-style="italic" fo:font-weight="bold" style:font-size-asian="11pt" style:font-style-asian="italic" style:font-weight-asian="bold" style:text-scale="90%"/>
    </style:style>
    <style:style style:name="T144" style:family="text">
      <style:text-properties fo:font-size="11pt" fo:letter-spacing="-0.018cm" fo:font-style="italic" fo:font-weight="bold" style:font-size-asian="11pt" style:font-style-asian="italic" style:font-weight-asian="bold" style:text-scale="90%"/>
    </style:style>
    <style:style style:name="T145" style:family="text">
      <style:text-properties fo:font-size="11pt" fo:letter-spacing="-0.016cm" fo:font-style="italic" fo:font-weight="bold" style:font-size-asian="11pt" style:font-style-asian="italic" style:font-weight-asian="bold" style:text-scale="90%"/>
    </style:style>
    <style:style style:name="T146" style:family="text">
      <style:text-properties fo:font-size="11pt" fo:letter-spacing="-0.046cm" fo:font-style="italic" fo:font-weight="bold" style:font-size-asian="11pt" style:font-style-asian="italic" style:font-weight-asian="bold" style:text-scale="90%"/>
    </style:style>
    <style:style style:name="T147" style:family="text">
      <style:text-properties fo:font-size="11pt" fo:letter-spacing="-0.009cm" fo:font-style="italic" fo:font-weight="bold" style:font-size-asian="11pt" style:font-style-asian="italic" style:font-weight-asian="bold"/>
    </style:style>
    <style:style style:name="T148" style:family="text">
      <style:text-properties fo:font-size="9.5pt" style:font-size-asian="9.5pt"/>
    </style:style>
    <style:style style:name="T149" style:family="text">
      <style:text-properties style:text-scale="75%"/>
    </style:style>
    <style:style style:name="T150" style:family="text">
      <style:text-properties fo:letter-spacing="-0.072cm" style:text-scale="75%"/>
    </style:style>
    <style:style style:name="T151" style:family="text">
      <style:text-properties fo:letter-spacing="-0.004cm" style:text-scale="75%"/>
    </style:style>
    <style:style style:name="T152" style:family="text">
      <style:text-properties fo:color="#3b3b5f" loext:opacity="100%" fo:letter-spacing="-0.044cm"/>
    </style:style>
    <style:style style:name="T153" style:family="text">
      <style:text-properties fo:color="#3b3b5f" loext:opacity="100%" fo:letter-spacing="-0.014cm"/>
    </style:style>
    <style:style style:name="T154" style:family="text">
      <style:text-properties fo:letter-spacing="-0.005cm" style:text-scale="90%"/>
    </style:style>
    <style:style style:name="T155" style:family="text">
      <style:text-properties fo:letter-spacing="-0.007cm" fo:font-weight="bold" style:font-weight-asian="bold"/>
    </style:style>
    <style:style style:name="T156" style:family="text">
      <style:text-properties fo:font-weight="bold" style:font-weight-asian="bold" style:text-scale="90%"/>
    </style:style>
    <style:style style:name="T157" style:family="text">
      <style:text-properties fo:letter-spacing="-0.016cm" fo:font-weight="bold" style:font-weight-asian="bold" style:text-scale="90%"/>
    </style:style>
    <style:style style:name="T158" style:family="text">
      <style:text-properties fo:letter-spacing="-0.014cm" fo:font-weight="bold" style:font-weight-asian="bold" style:text-scale="90%"/>
    </style:style>
    <style:style style:name="T159" style:family="text">
      <style:text-properties fo:letter-spacing="-0.021cm" fo:font-weight="bold" style:font-weight-asian="bold"/>
    </style:style>
    <style:style style:name="T160" style:family="text">
      <style:text-properties fo:color="#3b3b5f" loext:opacity="100%" fo:letter-spacing="-0.048cm"/>
    </style:style>
    <style:style style:name="T161" style:family="text">
      <style:text-properties fo:color="#3b3b5f" loext:opacity="100%" fo:letter-spacing="-0.046cm"/>
    </style:style>
    <style:style style:name="T162" style:family="text">
      <style:text-properties fo:letter-spacing="-0.009cm" style:text-scale="90%"/>
    </style:style>
    <style:style style:name="T163" style:family="text">
      <style:text-properties fo:letter-spacing="-0.039cm"/>
    </style:style>
    <style:style style:name="T164" style:family="text">
      <style:text-properties fo:letter-spacing="-0.009cm" fo:font-weight="bold" style:font-weight-asian="bold" style:text-scale="90%"/>
    </style:style>
    <style:style style:name="T165" style:family="text">
      <style:text-properties fo:letter-spacing="-0.016cm" fo:font-weight="bold" style:font-weight-asian="bold"/>
    </style:style>
    <style:style style:name="T166" style:family="text">
      <style:text-properties fo:color="#3b3b5f" loext:opacity="100%" fo:letter-spacing="-0.067cm"/>
    </style:style>
    <style:style style:name="T167" style:family="text">
      <style:text-properties fo:color="#3b3b5f" loext:opacity="100%" fo:letter-spacing="-0.065cm"/>
    </style:style>
    <style:style style:name="T168" style:family="text">
      <style:text-properties fo:letter-spacing="0.018cm"/>
    </style:style>
    <style:style style:name="T169" style:family="text">
      <style:text-properties fo:color="#3b3b5f" loext:opacity="100%" fo:letter-spacing="-0.03cm" style:text-scale="70%"/>
    </style:style>
    <style:style style:name="T170" style:family="text">
      <style:text-properties fo:color="#3b3b5f" loext:opacity="100%" fo:letter-spacing="-0.028cm" style:text-scale="70%"/>
    </style:style>
    <style:style style:name="T171" style:family="text">
      <style:text-properties fo:letter-spacing="0.004cm"/>
    </style:style>
    <style:style style:name="T172" style:family="text">
      <style:text-properties fo:letter-spacing="0.007cm"/>
    </style:style>
    <style:style style:name="T173" style:family="text">
      <style:text-properties fo:letter-spacing="-0.041cm"/>
    </style:style>
    <style:style style:name="T174" style:family="text">
      <style:text-properties fo:color="#3b3b5f" loext:opacity="100%" fo:letter-spacing="-0.007cm" style:text-scale="70%"/>
    </style:style>
    <style:style style:name="T175" style:family="text">
      <style:text-properties fo:letter-spacing="-0.035cm"/>
    </style:style>
    <style:style style:name="T176" style:family="text">
      <style:text-properties fo:letter-spacing="0.028cm"/>
    </style:style>
    <style:style style:name="T177" style:family="text">
      <style:text-properties fo:letter-spacing="0.011cm"/>
    </style:style>
    <style:style style:name="T178" style:family="text">
      <style:text-properties fo:color="#3b3b5f" loext:opacity="100%" fo:letter-spacing="-0.021cm" style:text-scale="70%"/>
    </style:style>
    <style:style style:name="T179" style:family="text">
      <style:text-properties fo:letter-spacing="0.005cm"/>
    </style:style>
    <style:style style:name="T180" style:family="text">
      <style:text-properties fo:color="#3b3b5f" loext:opacity="100%" fo:letter-spacing="-0.011cm" style:text-scale="70%"/>
    </style:style>
    <style:style style:name="T181" style:family="text">
      <style:text-properties fo:letter-spacing="0.023cm"/>
    </style:style>
    <style:style style:name="T182" style:family="text">
      <style:text-properties fo:color="#3b3b5f" loext:opacity="100%" fo:letter-spacing="-0.021cm" style:text-scale="80%"/>
    </style:style>
    <style:style style:name="T183" style:family="text">
      <style:text-properties fo:letter-spacing="-0.042cm"/>
    </style:style>
    <style:style style:name="T184" style:family="text">
      <style:text-properties fo:color="#3b3b5f" loext:opacity="100%" fo:letter-spacing="0.007cm" style:text-scale="70%"/>
    </style:style>
    <style:style style:name="T185" style:family="text">
      <style:text-properties fo:color="#3b3b5f" loext:opacity="100%" fo:letter-spacing="0.002cm" style:text-scale="70%"/>
    </style:style>
    <style:style style:name="T186" style:family="text">
      <style:text-properties fo:font-size="11pt" fo:letter-spacing="-0.004cm" fo:font-weight="bold" style:font-size-asian="11pt" style:font-weight-asian="bold" style:text-scale="85%"/>
    </style:style>
    <style:style style:name="T187" style:family="text">
      <style:text-properties fo:font-size="11pt" fo:letter-spacing="-0.007cm" fo:font-weight="bold" style:font-size-asian="11pt" style:font-weight-asian="bold" style:text-scale="85%"/>
    </style:style>
    <style:style style:name="T188" style:family="text">
      <style:text-properties fo:font-size="11pt" fo:letter-spacing="-0.005cm" fo:font-weight="bold" style:font-size-asian="11pt" style:font-weight-asian="bold" style:text-scale="85%"/>
    </style:style>
    <style:style style:name="T189" style:family="text">
      <style:text-properties fo:font-size="11pt" fo:letter-spacing="-0.004cm" style:font-size-asian="11pt" style:text-scale="85%"/>
    </style:style>
    <style:style style:name="T190" style:family="text">
      <style:text-properties fo:font-size="11pt" fo:letter-spacing="-0.004cm" fo:font-style="italic" style:font-size-asian="11pt" style:font-style-asian="italic" style:text-scale="85%"/>
    </style:style>
    <style:style style:name="T191" style:family="text">
      <style:text-properties fo:font-size="11pt" fo:letter-spacing="-0.007cm" fo:font-style="italic" style:font-size-asian="11pt" style:font-style-asian="italic" style:text-scale="85%"/>
    </style:style>
    <style:style style:name="T192" style:family="text">
      <style:text-properties fo:font-size="11pt" fo:letter-spacing="-0.005cm" fo:font-style="italic" style:font-size-asian="11pt" style:font-style-asian="italic" style:text-scale="85%"/>
    </style:style>
    <style:style style:name="T193" style:family="text">
      <style:text-properties fo:font-size="11pt" fo:letter-spacing="-0.007cm" style:font-size-asian="11pt" style:text-scale="85%"/>
    </style:style>
    <style:style style:name="T194" style:family="text">
      <style:text-properties fo:font-size="11pt" fo:letter-spacing="-0.018cm" fo:font-style="italic" style:font-size-asian="11pt" style:font-style-asian="italic"/>
    </style:style>
    <style:style style:name="T195" style:family="text">
      <style:text-properties fo:font-size="11pt" fo:letter-spacing="-0.016cm" fo:font-style="italic" style:font-size-asian="11pt" style:font-style-asian="italic"/>
    </style:style>
    <style:style style:name="T196" style:family="text">
      <style:text-properties fo:font-size="11pt" fo:font-weight="bold" style:font-size-asian="11pt" style:font-weight-asian="bold" style:text-scale="85%"/>
    </style:style>
    <style:style style:name="T197" style:family="text">
      <style:text-properties fo:font-size="11pt" fo:letter-spacing="-0.011cm" fo:font-weight="bold" style:font-size-asian="11pt" style:font-weight-asian="bold" style:text-scale="85%"/>
    </style:style>
    <style:style style:name="T198" style:family="text">
      <style:text-properties fo:font-size="11pt" fo:letter-spacing="-0.009cm" fo:font-weight="bold" style:font-size-asian="11pt" style:font-weight-asian="bold" style:text-scale="85%"/>
    </style:style>
    <style:style style:name="T199" style:family="text">
      <style:text-properties fo:font-size="11pt" style:font-size-asian="11pt" style:text-scale="85%"/>
    </style:style>
    <style:style style:name="T200" style:family="text">
      <style:text-properties fo:font-size="11pt" fo:font-style="italic" style:font-size-asian="11pt" style:font-style-asian="italic" style:text-scale="85%"/>
    </style:style>
    <style:style style:name="T201" style:family="text">
      <style:text-properties fo:font-size="11pt" fo:letter-spacing="-0.011cm" fo:font-style="italic" style:font-size-asian="11pt" style:font-style-asian="italic" style:text-scale="85%"/>
    </style:style>
    <style:style style:name="T202" style:family="text">
      <style:text-properties fo:font-size="11pt" fo:letter-spacing="-0.007cm" fo:font-weight="bold" style:font-size-asian="11pt" style:font-weight-asian="bold" style:text-scale="90%"/>
    </style:style>
    <style:style style:name="T203" style:family="text">
      <style:text-properties fo:font-size="11pt" fo:letter-spacing="-0.053cm" fo:font-weight="bold" style:font-size-asian="11pt" style:font-weight-asian="bold" style:text-scale="90%"/>
    </style:style>
    <style:style style:name="T204" style:family="text">
      <style:text-properties fo:font-size="11pt" fo:letter-spacing="-0.007cm" fo:font-style="italic" style:font-size-asian="11pt" style:font-style-asian="italic" style:text-scale="90%"/>
    </style:style>
    <style:style style:name="T205" style:family="text">
      <style:text-properties fo:font-size="11pt" fo:letter-spacing="-0.016cm" fo:font-style="italic" style:font-size-asian="11pt" style:font-style-asian="italic" style:text-scale="90%"/>
    </style:style>
    <style:style style:name="T206" style:family="text">
      <style:text-properties fo:font-size="11pt" fo:letter-spacing="-0.014cm" fo:font-style="italic" style:font-size-asian="11pt" style:font-style-asian="italic" style:text-scale="90%"/>
    </style:style>
    <style:style style:name="T207" style:family="text">
      <style:text-properties fo:font-size="11pt" fo:letter-spacing="-0.053cm" fo:font-style="italic" style:font-size-asian="11pt" style:font-style-asian="italic" style:text-scale="90%"/>
    </style:style>
    <style:style style:name="T208" style:family="text">
      <style:text-properties fo:font-size="11pt" fo:letter-spacing="-0.016cm" fo:font-weight="bold" style:font-size-asian="11pt" style:font-weight-asian="bold"/>
    </style:style>
    <style:style style:name="T209" style:family="text">
      <style:text-properties fo:color="#3b3b5f" loext:opacity="100%" fo:letter-spacing="-0.014cm" style:text-scale="70%"/>
    </style:style>
    <style:style style:name="T210" style:family="text">
      <style:text-properties fo:font-size="11pt" fo:letter-spacing="-0.025cm" fo:font-weight="bold" style:font-size-asian="11pt" style:font-weight-asian="bold"/>
    </style:style>
    <style:style style:name="T211" style:family="text">
      <style:text-properties fo:font-size="11pt" fo:letter-spacing="-0.023cm" style:font-size-asian="11pt"/>
    </style:style>
    <style:style style:name="T212" style:family="text">
      <style:text-properties fo:font-size="11pt" fo:letter-spacing="-0.007cm" style:font-size-asian="11pt" style:text-scale="80%"/>
    </style:style>
    <style:style style:name="T213" style:family="text">
      <style:text-properties fo:font-size="11pt" fo:letter-spacing="0.005cm" style:font-size-asian="11pt"/>
    </style:style>
    <style:style style:name="T214" style:family="text">
      <style:text-properties fo:font-size="11pt" fo:letter-spacing="0.009cm" style:font-size-asian="11pt"/>
    </style:style>
    <style:style style:name="T215" style:family="text">
      <style:text-properties fo:font-size="11pt" fo:letter-spacing="-0.007cm" fo:font-style="italic" style:font-size-asian="11pt" style:font-style-asian="italic" style:text-scale="80%"/>
    </style:style>
    <style:style style:name="T216" style:family="text">
      <style:text-properties fo:font-size="11pt" fo:letter-spacing="-0.004cm" fo:font-style="italic" style:font-size-asian="11pt" style:font-style-asian="italic" style:text-scale="80%"/>
    </style:style>
    <style:style style:name="T217" style:family="text">
      <style:text-properties fo:font-size="11pt" fo:letter-spacing="-0.028cm" fo:font-style="italic" style:font-size-asian="11pt" style:font-style-asian="italic" style:text-scale="85%"/>
    </style:style>
    <style:style style:name="T218" style:family="text">
      <style:text-properties fo:font-size="11pt" fo:letter-spacing="-0.046cm" fo:font-style="italic" style:font-size-asian="11pt" style:font-style-asian="italic" style:text-scale="85%"/>
    </style:style>
    <style:style style:name="T219" style:family="text">
      <style:text-properties fo:font-size="11pt" fo:letter-spacing="-0.009cm" fo:font-weight="bold" style:font-size-asian="11pt" style:font-weight-asian="bold"/>
    </style:style>
    <style:style style:name="T220" style:family="text">
      <style:text-properties fo:letter-spacing="-0.048cm" fo:font-weight="bold" style:font-weight-asian="bold"/>
    </style:style>
    <style:style style:name="T221" style:family="text">
      <style:text-properties fo:letter-spacing="-0.067cm" fo:font-weight="bold" style:font-weight-asian="bold"/>
    </style:style>
    <style:style style:name="T222" style:family="text">
      <style:text-properties fo:letter-spacing="-0.044cm" fo:font-weight="bold" style:font-weight-asian="bold"/>
    </style:style>
    <style:style style:name="T223" style:family="text">
      <style:text-properties fo:letter-spacing="-0.044cm"/>
    </style:style>
    <style:style style:name="T224" style:family="text">
      <style:text-properties fo:letter-spacing="0.002cm"/>
    </style:style>
    <style:style style:name="T225" style:family="text">
      <style:text-properties fo:font-size="11pt" fo:letter-spacing="-0.058cm" fo:font-weight="bold" style:font-size-asian="11pt" style:font-weight-asian="bold"/>
    </style:style>
    <style:style style:name="T226" style:family="text">
      <style:text-properties fo:letter-spacing="-0.026cm"/>
    </style:style>
    <style:style style:name="T227" style:family="text">
      <style:text-properties fo:color="#3b3b5f" loext:opacity="100%" fo:letter-spacing="-0.023cm" style:text-scale="70%"/>
    </style:style>
    <style:style style:name="T228" style:family="text">
      <style:text-properties fo:color="#3b3b5f" loext:opacity="100%" fo:letter-spacing="-0.039cm" style:text-scale="70%"/>
    </style:style>
    <style:style style:name="T229" style:family="text">
      <style:text-properties fo:color="#ffffff" loext:opacity="100%" fo:font-size="10pt" fo:font-weight="bold" style:font-size-asian="10pt" style:font-weight-asian="bold"/>
    </style:style>
    <style:style style:name="T230" style:family="text">
      <style:text-properties fo:color="#ffffff" loext:opacity="100%" fo:font-size="7pt" fo:font-weight="bold" style:font-size-asian="7pt" style:font-weight-asian="bold"/>
    </style:style>
    <style:style style:name="T231" style:family="text">
      <style:text-properties fo:color="#ffffff" loext:opacity="100%" fo:font-size="7pt" fo:letter-spacing="0.092cm" fo:font-weight="bold" style:font-size-asian="7pt" style:font-weight-asian="bold"/>
    </style:style>
    <style:style style:name="T232" style:family="text">
      <style:text-properties fo:color="#ffffff" loext:opacity="100%" fo:font-size="7pt" fo:letter-spacing="-0.012cm" fo:font-weight="bold" style:font-size-asian="7pt" style:font-weight-asian="bold"/>
    </style:style>
    <style:style style:name="T233" style:family="text">
      <style:text-properties fo:color="#ffffff" loext:opacity="100%" fo:font-size="7pt" fo:letter-spacing="-0.011cm" fo:font-weight="bold" style:font-size-asian="7pt" style:font-weight-asian="bold"/>
    </style:style>
    <style:style style:name="T234" style:family="text">
      <style:text-properties fo:color="#ffffff" loext:opacity="100%" fo:font-size="7pt" fo:letter-spacing="-0.004cm" fo:font-weight="bold" style:font-size-asian="7pt" style:font-weight-asian="bold"/>
    </style:style>
    <style:style style:name="T235" style:family="text">
      <style:text-properties fo:font-size="10pt" fo:letter-spacing="-0.018cm" style:font-size-asian="10pt" style:text-scale="105%"/>
    </style:style>
    <style:style style:name="T236" style:family="text">
      <style:text-properties fo:font-size="10pt" fo:letter-spacing="-0.009cm" style:font-size-asian="10pt" style:text-scale="95%"/>
    </style:style>
    <style:style style:name="T237" style:family="text">
      <style:text-properties fo:font-size="10pt" fo:letter-spacing="-0.009cm" style:font-size-asian="10pt" style:text-scale="110%"/>
    </style:style>
    <style:style style:name="T238" style:family="text">
      <style:text-properties fo:letter-spacing="-0.062cm"/>
    </style:style>
    <style:style style:name="T239" style:family="text">
      <style:text-properties fo:color="#3b3b5f" loext:opacity="100%" fo:letter-spacing="-0.032cm" style:text-scale="85%"/>
    </style:style>
    <style:style style:name="T240" style:family="text">
      <style:text-properties fo:color="#3b3b5f" loext:opacity="100%" fo:letter-spacing="-0.018cm"/>
    </style:style>
    <style:style style:name="T241" style:family="text">
      <style:text-properties fo:letter-spacing="0.009cm"/>
    </style:style>
    <style:style style:name="T242" style:family="text">
      <style:text-properties fo:letter-spacing="0.141cm"/>
    </style:style>
    <style:style style:name="T243" style:family="text">
      <style:text-properties fo:letter-spacing="-0.005cm" fo:font-weight="bold" style:font-weight-asian="bold" style:text-scale="90%"/>
    </style:style>
    <style:style style:name="T244" style:family="text">
      <style:text-properties fo:letter-spacing="-0.002cm" style:text-scale="90%"/>
    </style:style>
    <style:style style:name="T245" style:family="text">
      <style:text-properties style:text-scale="85%"/>
    </style:style>
    <style:style style:name="T246" style:family="text">
      <style:text-properties fo:letter-spacing="-0.011cm" style:text-scale="85%"/>
    </style:style>
    <style:style style:name="T247" style:family="text">
      <style:text-properties fo:letter-spacing="-0.009cm" style:text-scale="85%"/>
    </style:style>
    <style:style style:name="T248" style:family="text">
      <style:text-properties fo:color="#3b3b5f" loext:opacity="100%" fo:letter-spacing="-0.041cm" style:text-scale="70%"/>
    </style:style>
    <style:style style:name="T249" style:family="text">
      <style:text-properties fo:letter-spacing="0.014cm"/>
    </style:style>
    <style:style style:name="T250" style:family="text">
      <style:text-properties fo:letter-spacing="0.021cm"/>
    </style:style>
    <style:style style:name="T251" style:family="text">
      <style:text-properties fo:color="#3b3b5f" loext:opacity="100%" fo:letter-spacing="0.004cm" style:text-scale="70%"/>
    </style:style>
    <style:style style:name="T252" style:family="text">
      <style:text-properties fo:color="#3b3b5f" loext:opacity="100%" fo:letter-spacing="-0.035cm"/>
    </style:style>
    <style:style style:name="T253" style:family="text">
      <style:text-properties fo:color="#3b3b5f" loext:opacity="100%" fo:letter-spacing="0.002cm" style:text-scale="85%"/>
    </style:style>
    <style:style style:name="T254" style:family="text">
      <style:text-properties fo:letter-spacing="-0.048cm"/>
    </style:style>
    <style:style style:name="T255" style:family="text">
      <style:text-properties fo:letter-spacing="-0.009cm" fo:font-weight="bold" style:font-weight-asian="bold"/>
    </style:style>
    <style:style style:name="T256" style:family="text">
      <style:text-properties fo:letter-spacing="-0.032cm" fo:font-weight="bold" style:font-weight-asian="bold"/>
    </style:style>
    <style:style style:name="T257" style:family="text">
      <style:text-properties fo:letter-spacing="-0.056cm" fo:font-weight="bold" style:font-weight-asian="bold"/>
    </style:style>
    <style:style style:name="T258" style:family="text">
      <style:text-properties fo:letter-spacing="-0.03cm" fo:font-weight="bold" style:font-weight-asian="bold"/>
    </style:style>
    <style:style style:name="T259" style:family="text">
      <style:text-properties fo:letter-spacing="-0.037cm"/>
    </style:style>
    <style:style style:name="T260" style:family="text">
      <style:text-properties fo:color="#3b3b5f" loext:opacity="100%" fo:letter-spacing="-0.002cm" style:text-scale="85%"/>
    </style:style>
    <style:style style:name="T261" style:family="text">
      <style:text-properties fo:letter-spacing="0.002cm" fo:font-weight="bold" style:font-weight-asian="bold"/>
    </style:style>
    <style:style style:name="T262" style:family="text">
      <style:text-properties fo:letter-spacing="-0.039cm" fo:font-weight="bold" style:font-weight-asian="bold"/>
    </style:style>
    <style:style style:name="T263" style:family="text">
      <style:text-properties fo:letter-spacing="-0.062cm" fo:font-weight="bold" style:font-weight-asian="bold"/>
    </style:style>
    <style:style style:name="T264" style:family="text">
      <style:text-properties fo:color="#3b3b5f" loext:opacity="100%" fo:letter-spacing="0.004cm" style:text-scale="80%"/>
    </style:style>
    <style:style style:name="T265" style:family="text">
      <style:text-properties style:text-scale="105%"/>
    </style:style>
    <style:style style:name="T266" style:family="text">
      <style:text-properties fo:letter-spacing="-0.014cm" style:text-scale="105%"/>
    </style:style>
    <style:style style:name="T267" style:family="text">
      <style:text-properties fo:letter-spacing="-0.009cm" style:text-scale="105%"/>
    </style:style>
    <style:style style:name="T268" style:family="text">
      <style:text-properties fo:color="#3b3b5f" loext:opacity="100%" fo:letter-spacing="-0.012cm" style:text-scale="70%"/>
    </style:style>
    <style:style style:name="T269" style:family="text">
      <style:text-properties fo:color="#3b3b5f" loext:opacity="100%" fo:letter-spacing="-0.048cm" style:text-scale="70%"/>
    </style:style>
    <style:style style:name="T270" style:family="text">
      <style:text-properties fo:color="#3b3b5f" loext:opacity="100%" fo:letter-spacing="-0.046cm" style:text-scale="70%"/>
    </style:style>
    <style:style style:name="T271" style:family="text">
      <style:text-properties fo:color="#3b3b5f" loext:opacity="100%" fo:letter-spacing="-0.074cm"/>
    </style:style>
    <style:style style:name="T272" style:family="text">
      <style:text-properties fo:color="#3b3b5f" loext:opacity="100%" fo:letter-spacing="-0.072cm"/>
    </style:style>
    <style:style style:name="T273" style:family="text">
      <style:text-properties fo:color="#3b3b5f" loext:opacity="100%" style:text-scale="75%"/>
    </style:style>
    <style:style style:name="T274" style:family="text">
      <style:text-properties fo:color="#3b3b5f" loext:opacity="100%" fo:letter-spacing="-0.065cm" style:text-scale="75%"/>
    </style:style>
    <style:style style:name="T275" style:family="text">
      <style:text-properties fo:color="#3b3b5f" loext:opacity="100%" fo:letter-spacing="-0.034cm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44359*" fo:start-indent="0cm" fo:end-indent="4.336cm"/>
          <style:column style:rel-width="21176*" fo:start-indent="4.336cm" fo:end-indent="0cm"/>
        </style:columns>
      </style:section-properties>
    </style:style>
    <style:style style:name="Sect3" style:family="section">
      <style:section-properties text:dont-balance-text-columns="true" style:editable="false">
        <style:columns fo:column-count="2">
          <style:column style:rel-width="47380*" fo:start-indent="0cm" fo:end-indent="3.367cm"/>
          <style:column style:rel-width="18155*" fo:start-indent="3.367cm" fo:end-indent="0cm"/>
        </style:columns>
      </style:section-properties>
    </style:style>
    <style:style style:name="Sect4" style:family="section">
      <style:section-properties text:dont-balance-text-columns="true" style:editable="false">
        <style:columns fo:column-count="2">
          <style:column style:rel-width="47385*" fo:start-indent="0cm" fo:end-indent="3.367cm"/>
          <style:column style:rel-width="18150*" fo:start-indent="3.367cm" fo:end-indent="0cm"/>
        </style:columns>
      </style:section-properties>
    </style:style>
    <style:style style:name="Sect5" style:family="section">
      <style:section-properties text:dont-balance-text-columns="true" style:editable="false">
        <style:columns fo:column-count="2">
          <style:column style:rel-width="47376*" fo:start-indent="0cm" fo:end-indent="3.371cm"/>
          <style:column style:rel-width="18159*" fo:start-indent="3.371cm" fo:end-indent="0cm"/>
        </style:columns>
      </style:section-properties>
    </style:style>
    <style:style style:name="Sect6" style:family="section">
      <style:section-properties text:dont-balance-text-columns="true" style:editable="false">
        <style:columns fo:column-count="2">
          <style:column style:rel-width="47379*" fo:start-indent="0cm" fo:end-indent="3.367cm"/>
          <style:column style:rel-width="18156*" fo:start-indent="3.367cm" fo:end-indent="0cm"/>
        </style:columns>
      </style:section-properties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0.762cm" fo:min-width="0.503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false" fo:min-height="0.762cm" fo:min-width="0.508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loext:fill-use-slide-background="false" draw:textarea-vertical-align="top" draw:auto-grow-height="false" fo:min-height="7.913cm" fo:min-width="9.439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h text:style-name="P1" text:outline-level="2"><text:bookmark text:name="Compendium des voies étranges"/><text:bookmark text:name="Alchimiste "/><text:bookmark text:name="Chaman(e)"/>Compendium</text:h>
        <text:p text:style-name="P2" loext:marker-style-name="T1"><text:span text:style-name="T2">des</text:span><text:span text:style-name="T3"> </text:span><text:span text:style-name="T2">voies</text:span><text:span text:style-name="T4"> </text:span><text:span text:style-name="T5">étranges</text:span></text:p>
        <text:h text:style-name="P3" text:outline-level="3">Alchimiste</text:h>
        <text:p text:style-name="P4"><text:span text:style-name="T6">Vous</text:span><text:span text:style-name="T7"> </text:span><text:span text:style-name="T6">êtes</text:span><text:span text:style-name="T8"> </text:span><text:span text:style-name="T6">un</text:span><text:span text:style-name="T8"> </text:span><text:span text:style-name="T6">chercheur</text:span><text:span text:style-name="T8"> </text:span><text:span text:style-name="T6">de</text:span><text:span text:style-name="T7"> </text:span><text:span text:style-name="T6">la</text:span><text:span text:style-name="T8"> </text:span><text:span text:style-name="T6">véritable</text:span><text:span text:style-name="T8"> </text:span><text:span text:style-name="T6">essence</text:span><text:span text:style-name="T8"> </text:span><text:span text:style-name="T6">des</text:span><text:span text:style-name="T7"> </text:span><text:span text:style-name="T6">éléments,</text:span><text:span text:style-name="T8"> </text:span><text:span text:style-name="T6">motivé </text:span>tant<text:span text:style-name="T9"> </text:span>par<text:span text:style-name="T9"> </text:span>votre<text:span text:style-name="T9"> </text:span>insatiable<text:span text:style-name="T9"> </text:span>soif<text:span text:style-name="T9"> </text:span>de<text:span text:style-name="T9"> </text:span>connaissance<text:span text:style-name="T9"> </text:span>que<text:span text:style-name="T9"> </text:span>par<text:span text:style-name="T9"> </text:span>le<text:span text:style-name="T9"> </text:span>désir <text:span text:style-name="T10">de</text:span><text:span text:style-name="T11"> </text:span><text:span text:style-name="T10">transcender</text:span><text:span text:style-name="T11"> </text:span><text:span text:style-name="T10">les</text:span><text:span text:style-name="T11"> </text:span><text:span text:style-name="T10">usages</text:span><text:span text:style-name="T11"> </text:span><text:span text:style-name="T10">conventionnels</text:span><text:span text:style-name="T11"> </text:span><text:span text:style-name="T10">de</text:span><text:span text:style-name="T11"> </text:span><text:span text:style-name="T10">la</text:span><text:span text:style-name="T11"> </text:span><text:span text:style-name="T10">matière.</text:span><text:span text:style-name="T11"> </text:span><text:span text:style-name="T10">Cette</text:span><text:span text:style-name="T11"> </text:span><text:span text:style-name="T10">voie </text:span><text:span text:style-name="T12">étrange vous ouvre les portes d’un univers d’expérimentation, </text:span>doté d’un atelier complet et d’une panoplie de composants <text:span text:style-name="T13">exotiques.</text:span><text:span text:style-name="T12"> </text:span><text:span text:style-name="T13">Grâce</text:span><text:span text:style-name="T12"> </text:span><text:span text:style-name="T13">à</text:span><text:span text:style-name="T12"> </text:span><text:span text:style-name="T13">vos</text:span><text:span text:style-name="T12"> </text:span><text:span text:style-name="T13">études</text:span><text:span text:style-name="T12"> </text:span><text:span text:style-name="T13">alchimiques,</text:span><text:span text:style-name="T12"> </text:span><text:span text:style-name="T13">vous</text:span><text:span text:style-name="T12"> </text:span><text:span text:style-name="T13">avez</text:span><text:span text:style-name="T12"> </text:span><text:span text:style-name="T13">développé </text:span><text:span text:style-name="T14">des</text:span> <text:span text:style-name="T14">compétences</text:span> <text:span text:style-name="T14">approfondies</text:span> <text:span text:style-name="T14">en</text:span> <text:span text:style-name="T14">biologie,</text:span> <text:span text:style-name="T14">géologie,</text:span> <text:span text:style-name="T14">herboristerie, </text:span>médecine,<text:span text:style-name="T15"> </text:span>et<text:span text:style-name="T15"> </text:span>même<text:span text:style-name="T15"> </text:span>dans<text:span text:style-name="T15"> </text:span>la<text:span text:style-name="T15"> </text:span>manipulation<text:span text:style-name="T15"> </text:span>de<text:span text:style-name="T15"> </text:span>poisons.</text:p>
        <text:p text:style-name="P5"/>
        <text:p text:style-name="P6" loext:marker-style-name="T16"><text:span text:style-name="T17">Vous</text:span><text:span text:style-name="T18"> </text:span><text:span text:style-name="T17">avez</text:span><text:span text:style-name="T18"> </text:span><text:span text:style-name="T17">également</text:span><text:span text:style-name="T18"> </text:span><text:span text:style-name="T17">2</text:span><text:span text:style-name="T18"> </text:span><text:span text:style-name="T17">points</text:span><text:span text:style-name="T18"> </text:span><text:span text:style-name="T17">de</text:span><text:span text:style-name="T18"> </text:span><text:span text:style-name="T17">capacités</text:span><text:span text:style-name="T18"> </text:span><text:span text:style-name="T17">étranges</text:span><text:span text:style-name="T18"> </text:span><text:span text:style-name="T17">offerts</text:span><text:span text:style-name="T18"> </text:span><text:span text:style-name="T17">pour </text:span><text:span text:style-name="T19">vous</text:span><text:span text:style-name="T20"> </text:span><text:span text:style-name="T19">spécialiser</text:span><text:span text:style-name="T20"> </text:span><text:span text:style-name="T19">dans</text:span><text:span text:style-name="T21"> </text:span><text:span text:style-name="T19">au choix</text:span><text:span text:style-name="T20"> </text:span><text:span text:style-name="T19">: </text:span><text:span text:style-name="T22">alchimie utilitaire , alchimie </text:span><text:span text:style-name="T16">des</text:span><text:span text:style-name="T23"> </text:span><text:span text:style-name="T16">remèdes</text:span><text:span text:style-name="T23"> </text:span><text:span text:style-name="T16">magiques,</text:span><text:span text:style-name="T23"> </text:span><text:span text:style-name="T16">alchimie</text:span><text:span text:style-name="T23"> </text:span><text:span text:style-name="T16">de</text:span><text:span text:style-name="T23"> </text:span><text:span text:style-name="T16">transmutation,</text:span><text:span text:style-name="T23"> </text:span><text:span text:style-name="T16">fami- lier,</text:span><text:span text:style-name="T24"> </text:span><text:span text:style-name="T16">hypnose.</text:span></text:p>
        <text:p text:style-name="P7" loext:marker-style-name="T25"/>
        <text:h text:style-name="P8" text:outline-level="3">Chaman(e)</text:h>
        <text:p text:style-name="P9">Vous êtes le réceptacle du savoir de nombreuses généra- tions. On vient à vous pour votre sagesse et<text:span text:style-name="T26"> </text:span>pour accomplir des<text:span text:style-name="T13"> </text:span>rites<text:span text:style-name="T13"> </text:span>ancestraux.<text:span text:style-name="T13"> </text:span>Vous<text:span text:style-name="T13"> </text:span>ressentez<text:span text:style-name="T13"> </text:span>les<text:span text:style-name="T13"> </text:span>sentiments<text:span text:style-name="T13"> </text:span>des<text:span text:style-name="T13"> </text:span>êtres <text:span text:style-name="T10">et</text:span> <text:span text:style-name="T10">des</text:span> <text:span text:style-name="T10">lieux</text:span> <text:span text:style-name="T10">avec</text:span> <text:span text:style-name="T10">une</text:span> <text:span text:style-name="T10">perception</text:span> <text:span text:style-name="T10">surnaturelle.</text:span> <text:span text:style-name="T10">Souvent</text:span> <text:span text:style-name="T10">sous</text:span> <text:span text:style-name="T10">l’effet </text:span><text:span text:style-name="T27">de</text:span><text:span text:style-name="T10"> </text:span><text:span text:style-name="T27">psychotropes</text:span><text:span text:style-name="T10"> </text:span><text:span text:style-name="T27">ou/et</text:span><text:span text:style-name="T10"> </text:span><text:span text:style-name="T27">dans</text:span><text:span text:style-name="T10"> </text:span><text:span text:style-name="T27">un</text:span><text:span text:style-name="T10"> </text:span><text:span text:style-name="T27">état</text:span><text:span text:style-name="T10"> </text:span><text:span text:style-name="T27">de</text:span><text:span text:style-name="T10"> </text:span><text:span text:style-name="T27">transe,</text:span><text:span text:style-name="T10"> </text:span><text:span text:style-name="T27">vous</text:span><text:span text:style-name="T10"> </text:span><text:span text:style-name="T27">accédez</text:span><text:span text:style-name="T10"> </text:span><text:span text:style-name="T27">au monde</text:span><text:span text:style-name="T14"> </text:span><text:span text:style-name="T27">des</text:span><text:span text:style-name="T14"> </text:span><text:span text:style-name="T27">esprits.</text:span><text:span text:style-name="T14"> </text:span><text:span text:style-name="T27">Dans</text:span><text:span text:style-name="T28"> </text:span><text:span text:style-name="T27">une</text:span><text:span text:style-name="T14"> </text:span><text:span text:style-name="T27">certaine</text:span><text:span text:style-name="T14"> </text:span><text:span text:style-name="T27">mesure,</text:span><text:span text:style-name="T14"> </text:span><text:span text:style-name="T27">le</text:span><text:span text:style-name="T28"> </text:span><text:span text:style-name="T27">règne</text:span><text:span text:style-name="T14"> </text:span><text:span text:style-name="T27">animal </text:span><text:span text:style-name="T10">vous</text:span><text:span text:style-name="T12"> </text:span><text:span text:style-name="T10">est</text:span><text:span text:style-name="T12"> </text:span><text:span text:style-name="T10">favorable.</text:span><text:span text:style-name="T12"> </text:span><text:span text:style-name="T10">Lorsque</text:span><text:span text:style-name="T11"> </text:span><text:span text:style-name="T10">l’âme</text:span><text:span text:style-name="T12"> </text:span><text:span text:style-name="T10">des</text:span><text:span text:style-name="T12"> </text:span><text:span text:style-name="T10">défunts</text:span><text:span text:style-name="T12"> </text:span><text:span text:style-name="T10">s’attarde</text:span><text:span text:style-name="T11"> </text:span><text:span text:style-name="T10">sur</text:span><text:span text:style-name="T12"> </text:span><text:span text:style-name="T10">la</text:span><text:span text:style-name="T12"> </text:span><text:span text:style-name="T10">terre </text:span><text:span text:style-name="T27">de</text:span><text:span text:style-name="T28"> </text:span><text:span text:style-name="T27">l’étrange,</text:span><text:span text:style-name="T28"> </text:span><text:span text:style-name="T27">vous</text:span><text:span text:style-name="T28"> </text:span><text:span text:style-name="T27">pouvez</text:span><text:span text:style-name="T28"> </text:span><text:span text:style-name="T27">en</text:span><text:span text:style-name="T28"> </text:span><text:span text:style-name="T27">devenir</text:span><text:span text:style-name="T28"> </text:span><text:span text:style-name="T27">le</text:span><text:span text:style-name="T28"> </text:span><text:span text:style-name="T27">réceptacle.</text:span></text:p>
        <text:p text:style-name="P10"/>
        <text:p text:style-name="P11" loext:marker-style-name="T16"><text:span text:style-name="T20">Vous</text:span><text:span text:style-name="T19"> </text:span><text:span text:style-name="T20">avez</text:span><text:span text:style-name="T19"> </text:span><text:span text:style-name="T20">2</text:span><text:span text:style-name="T19"> </text:span><text:span text:style-name="T20">points</text:span><text:span text:style-name="T29"> </text:span><text:span text:style-name="T20">à</text:span><text:span text:style-name="T30"> </text:span><text:span text:style-name="T20">dépenser</text:span><text:span text:style-name="T18"> </text:span><text:span text:style-name="T20">dans</text:span><text:span text:style-name="T18"> </text:span><text:span text:style-name="T20">des</text:span><text:span text:style-name="T18"> </text:span><text:span text:style-name="T20">spécialités</text:span><text:span text:style-name="T18"> </text:span><text:span text:style-name="T20">chamaniques</text:span><text:span text:style-name="T19"> </text:span><text:span text:style-name="T20">: </text:span><text:span text:style-name="T16">appel</text:span><text:span text:style-name="T31"> </text:span><text:span text:style-name="T16">de</text:span><text:span text:style-name="T31"> </text:span><text:span text:style-name="T16">la</text:span><text:span text:style-name="T31"> </text:span><text:span text:style-name="T16">nature,</text:span><text:span text:style-name="T31"> </text:span><text:span text:style-name="T16">champ</text:span><text:span text:style-name="T31"> </text:span><text:span text:style-name="T16">de</text:span><text:span text:style-name="T31"> </text:span><text:span text:style-name="T16">protection</text:span><text:span text:style-name="T31"> </text:span><text:span text:style-name="T16">magique,</text:span><text:span text:style-name="T31"> </text:span><text:span text:style-name="T16">chant envoûtant, communion avec les esprits, rites sacrés, rite </text:span><text:span text:style-name="T32">de</text:span><text:span text:style-name="T23"> </text:span><text:span text:style-name="T32">passage</text:span><text:span text:style-name="T23"> </text:span><text:span text:style-name="T32">des</text:span><text:span text:style-name="T23"> </text:span><text:span text:style-name="T32">cairns,</text:span><text:span text:style-name="T33"> </text:span><text:span text:style-name="T32">guérison</text:span><text:span text:style-name="T23"> </text:span><text:span text:style-name="T32">mystique.</text:span></text:p>
        <text:p text:style-name="P12" loext:marker-style-name="T34"/>
        <text:p text:style-name="P12" loext:marker-style-name="T34"/>
        <text:p text:style-name="P12" loext:marker-style-name="T34"/>
        <text:p text:style-name="P12" loext:marker-style-name="T34"/>
        <text:p text:style-name="P12" loext:marker-style-name="T34"/>
        <text:p text:style-name="P12" loext:marker-style-name="T34"/>
        <text:p text:style-name="P12" loext:marker-style-name="T34"/>
        <text:p text:style-name="P12" loext:marker-style-name="T34"/>
        <text:p text:style-name="P12" loext:marker-style-name="T34"/>
        <text:p text:style-name="P12" loext:marker-style-name="T34"/>
        <text:p text:style-name="P12" loext:marker-style-name="T34"/>
        <text:p text:style-name="P12" loext:marker-style-name="T34"/>
        <text:p text:style-name="P12" loext:marker-style-name="T34"/>
        <text:p text:style-name="P12" loext:marker-style-name="T34"/>
        <text:p text:style-name="P13" loext:marker-style-name="T34"/>
      </text:section>
      <text:section text:style-name="Sect2" text:name="Section1">
        <text:p text:style-name="P14" loext:marker-style-name="T35"/>
        <text:p text:style-name="P14" loext:marker-style-name="T35"/>
      </text:section>
      <text:h text:style-name="P15" text:outline-level="3"><text:bookmark-start text:name="Chasseur de monstre"/><text:bookmark-start text:name="Druide"/><draw:custom-shape text:anchor-type="char" draw:z-index="1" draw:name="Textbox 7" draw:style-name="gr1" draw:text-style-name="P17" svg:width="0.502cm" svg:height="0.761cm" svg:x="19.634cm" svg:y="-0.947cm"><text:p text:style-name="P16" loext:marker-style-name="T36"><text:span text:style-name="T37">23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bookmark-end text:name="Chasseur de monstre"/><text:bookmark-end text:name="Druide"/><text:soft-page-break/><text:span text:style-name="T38">Chasseur</text:span><text:span text:style-name="T39"> </text:span><text:span text:style-name="T38">de</text:span><text:span text:style-name="T39"> monstre</text:span></text:h>
      <text:p text:style-name="P18"><text:span text:style-name="T10">Que</text:span> <text:span text:style-name="T10">vous</text:span> <text:span text:style-name="T10">soyez</text:span> <text:span text:style-name="T10">l’héritier</text:span> <text:span text:style-name="T10">d’un</text:span> <text:span text:style-name="T10">ordre</text:span> <text:span text:style-name="T10">millénaire</text:span> <text:span text:style-name="T10">ou</text:span> <text:span text:style-name="T10">un</text:span> <text:span text:style-name="T10">autodidacte </text:span><text:span text:style-name="T6">forgé</text:span><text:span text:style-name="T7"> </text:span><text:span text:style-name="T6">dans</text:span><text:span text:style-name="T8"> </text:span><text:span text:style-name="T6">la</text:span><text:span text:style-name="T8"> </text:span><text:span text:style-name="T6">douleur</text:span><text:span text:style-name="T8"> </text:span><text:span text:style-name="T6">d’un</text:span><text:span text:style-name="T7"> </text:span><text:span text:style-name="T6">massacre</text:span><text:span text:style-name="T8"> </text:span><text:span text:style-name="T6">familial,</text:span><text:span text:style-name="T8"> </text:span><text:span text:style-name="T6">votre</text:span><text:span text:style-name="T8"> </text:span><text:span text:style-name="T6">vie</text:span><text:span text:style-name="T7"> </text:span><text:span text:style-name="T6">s’est</text:span><text:span text:style-name="T8"> </text:span><text:span text:style-name="T6">écoulée </text:span>en<text:span text:style-name="T26"> </text:span>marge<text:span text:style-name="T26"> </text:span>du<text:span text:style-name="T26"> </text:span>monde.<text:span text:style-name="T26"> </text:span>Après<text:span text:style-name="T26"> </text:span>des<text:span text:style-name="T26"> </text:span>années,<text:span text:style-name="T26"> </text:span>voire<text:span text:style-name="T26"> </text:span>des<text:span text:style-name="T26"> </text:span>décennies <text:span text:style-name="T10">d’entraînement</text:span> <text:span text:style-name="T10">et</text:span> <text:span text:style-name="T10">d’apprentissage,</text:span> <text:span text:style-name="T10">vous</text:span> <text:span text:style-name="T10">arpentez</text:span> <text:span text:style-name="T10">l’espace</text:span> <text:span text:style-name="T10">trouble </text:span><text:span text:style-name="T13">que</text:span><text:span text:style-name="T40"> </text:span><text:span text:style-name="T13">les</text:span><text:span text:style-name="T40"> </text:span><text:span text:style-name="T13">villes</text:span><text:span text:style-name="T40"> </text:span><text:span text:style-name="T13">n’ont</text:span><text:span text:style-name="T41"> </text:span><text:span text:style-name="T13">pas</text:span><text:span text:style-name="T40"> </text:span><text:span text:style-name="T13">englouti</text:span><text:span text:style-name="T40"> </text:span><text:span text:style-name="T13">et</text:span><text:span text:style-name="T40"> </text:span><text:span text:style-name="T13">où</text:span><text:span text:style-name="T41"> </text:span><text:span text:style-name="T13">se</text:span><text:span text:style-name="T40"> </text:span><text:span text:style-name="T13">cachent</text:span><text:span text:style-name="T40"> </text:span><text:span text:style-name="T13">les</text:span><text:span text:style-name="T40"> </text:span><text:span text:style-name="T13">plus</text:span><text:span text:style-name="T41"> </text:span><text:span text:style-name="T13">infâmes </text:span><text:span text:style-name="T10">des</text:span> <text:span text:style-name="T10">créatures.</text:span> <text:span text:style-name="T10">Le</text:span> <text:span text:style-name="T10">chasseur</text:span> <text:span text:style-name="T10">de</text:span> <text:span text:style-name="T10">monstres</text:span> <text:span text:style-name="T10">possède</text:span> <text:span text:style-name="T10">automatiquement </text:span>un objet fétiche qui, lorsqu’il est impliqué dans une action, <text:span text:style-name="T13">procure</text:span><text:span text:style-name="T40"> </text:span><text:span text:style-name="T13">une</text:span><text:span text:style-name="T40"> </text:span><text:span text:style-name="T13">figure</text:span><text:span text:style-name="T40"> </text:span><text:span text:style-name="T13">à</text:span><text:span text:style-name="T41"> </text:span><text:span text:style-name="T13">ajouter</text:span><text:span text:style-name="T40"> </text:span><text:span text:style-name="T13">à</text:span><text:span text:style-name="T40"> </text:span><text:span text:style-name="T13">son</text:span><text:span text:style-name="T40"> </text:span><text:span text:style-name="T13">paquet</text:span><text:span text:style-name="T41"> </text:span><text:span text:style-name="T13">(et</text:span><text:span text:style-name="T40"> </text:span><text:span text:style-name="T13">retirée</text:span><text:span text:style-name="T40"> </text:span><text:span text:style-name="T13">après</text:span><text:span text:style-name="T40"> </text:span><text:span text:style-name="T13">l’action </text:span>hein… on vous voit venir ^^).</text:p>
      <text:p text:style-name="P5"/>
      <text:p text:style-name="P19" loext:marker-style-name="T16"><text:span text:style-name="T42">Vous</text:span><text:span text:style-name="T43"> </text:span><text:span text:style-name="T42">pouvez</text:span><text:span text:style-name="T44"> </text:span><text:span text:style-name="T42">dépenser</text:span><text:span text:style-name="T44"> </text:span><text:span text:style-name="T42">2</text:span><text:span text:style-name="T44"> </text:span><text:span text:style-name="T42">points</text:span><text:span text:style-name="T43"> </text:span><text:span text:style-name="T42">dans</text:span><text:span text:style-name="T44"> </text:span><text:span text:style-name="T42">les</text:span><text:span text:style-name="T44"> </text:span><text:span text:style-name="T42">spécialités</text:span><text:span text:style-name="T44"> </text:span><text:span text:style-name="T42">étranges</text:span><text:span text:style-name="T43"> </text:span><text:span text:style-name="T42">:</text:span><text:span text:style-name="T44"> </text:span><text:span text:style-name="T45">agilité </text:span><text:span text:style-name="T32">surnaturelle, croquemitaine, familier, force surnaturelle, perception surnaturelle, volonté surnaturelle.</text:span></text:p>
      <text:p text:style-name="P20" loext:marker-style-name="T25"/>
      <text:h text:style-name="P21" text:outline-level="3">Druide</text:h>
      <text:p text:style-name="P22"><text:span text:style-name="T12">Intermédiaire</text:span><text:span text:style-name="T40"> </text:span><text:span text:style-name="T12">des</text:span><text:span text:style-name="T40"> </text:span><text:span text:style-name="T12">anciens</text:span><text:span text:style-name="T40"> </text:span><text:span text:style-name="T12">dieux,</text:span><text:span text:style-name="T40"> </text:span><text:span text:style-name="T12">le</text:span><text:span text:style-name="T40"> </text:span><text:span text:style-name="T12">druide</text:span><text:span text:style-name="T40"> </text:span><text:span text:style-name="T12">vit</text:span><text:span text:style-name="T40"> </text:span><text:span text:style-name="T12">dans</text:span><text:span text:style-name="T40"> </text:span><text:span text:style-name="T12">les</text:span><text:span text:style-name="T40"> </text:span><text:span text:style-name="T12">derniers </text:span><text:span text:style-name="T13">sanctuaires</text:span><text:span text:style-name="T26"> </text:span><text:span text:style-name="T13">des</text:span><text:span text:style-name="T26"> </text:span><text:span text:style-name="T13">cultes</text:span><text:span text:style-name="T26"> </text:span><text:span text:style-name="T13">oubliés</text:span><text:span text:style-name="T26"> </text:span><text:span text:style-name="T13">du</text:span><text:span text:style-name="T26"> </text:span><text:span text:style-name="T13">panthéon</text:span><text:span text:style-name="T26"> </text:span><text:span text:style-name="T13">celtique.</text:span><text:span text:style-name="T26"> </text:span><text:span text:style-name="T13">Dépositaires </text:span><text:span text:style-name="T12">de</text:span><text:span text:style-name="T13"> </text:span><text:span text:style-name="T12">savoirs</text:span><text:span text:style-name="T13"> </text:span><text:span text:style-name="T12">anciens</text:span><text:span text:style-name="T13"> </text:span><text:span text:style-name="T12">uniquement</text:span><text:span text:style-name="T13"> </text:span><text:span text:style-name="T12">transmis</text:span><text:span text:style-name="T13"> </text:span><text:span text:style-name="T12">oralement,</text:span><text:span text:style-name="T13"> </text:span><text:span text:style-name="T12">les</text:span><text:span text:style-name="T13"> </text:span><text:span text:style-name="T12">druides </text:span>et druidesses sont encore aujourd’hui historiens, tacticiens, <text:span text:style-name="T46">guerriers…</text:span><text:span text:style-name="T47"> </text:span><text:span text:style-name="T46">Ils</text:span><text:span text:style-name="T48"> </text:span><text:span text:style-name="T46">veillent</text:span><text:span text:style-name="T48"> </text:span><text:span text:style-name="T46">à</text:span><text:span text:style-name="T48"> </text:span><text:span text:style-name="T46">préserver</text:span><text:span text:style-name="T47"> </text:span><text:span text:style-name="T46">la</text:span><text:span text:style-name="T48"> </text:span><text:span text:style-name="T46">mémoire</text:span><text:span text:style-name="T48"> </text:span><text:span text:style-name="T46">et</text:span><text:span text:style-name="T48"> </text:span><text:span text:style-name="T46">les</text:span><text:span text:style-name="T47"> </text:span><text:span text:style-name="T46">rituels</text:span><text:span text:style-name="T48"> </text:span><text:span text:style-name="T46">anciens </text:span><text:span text:style-name="T10">qui</text:span><text:span text:style-name="T12"> </text:span><text:span text:style-name="T10">apaisent</text:span><text:span text:style-name="T12"> </text:span><text:span text:style-name="T10">la</text:span><text:span text:style-name="T12"> </text:span><text:span text:style-name="T10">terre</text:span><text:span text:style-name="T11"> </text:span><text:span text:style-name="T10">et</text:span><text:span text:style-name="T12"> </text:span><text:span text:style-name="T10">les</text:span><text:span text:style-name="T12"> </text:span><text:span text:style-name="T10">dieux.</text:span><text:span text:style-name="T12"> </text:span><text:span text:style-name="T10">Chaque</text:span><text:span text:style-name="T11"> </text:span><text:span text:style-name="T10">druide</text:span><text:span text:style-name="T12"> </text:span><text:span text:style-name="T10">accomplit</text:span><text:span text:style-name="T12"> </text:span><text:span text:style-name="T10">les</text:span><text:span text:style-name="T12"> </text:span><text:span text:style-name="T10">rites </text:span><text:span text:style-name="T14">de</text:span> <text:span text:style-name="T14">l’ancien</text:span> <text:span text:style-name="T14">panthéon,</text:span> <text:span text:style-name="T14">mais</text:span> <text:span text:style-name="T14">voue</text:span> <text:span text:style-name="T14">sa</text:span> <text:span text:style-name="T14">foi</text:span> <text:span text:style-name="T14">à</text:span> <text:span text:style-name="T14">une</text:span> <text:span text:style-name="T14">divinité</text:span> <text:span text:style-name="T14">en</text:span> <text:span text:style-name="T14">particulier. </text:span><text:span text:style-name="T12">Pour</text:span><text:span text:style-name="T13"> </text:span><text:span text:style-name="T12">les</text:span><text:span text:style-name="T13"> </text:span><text:span text:style-name="T12">druides,</text:span><text:span text:style-name="T13"> </text:span><text:span text:style-name="T12">le</text:span><text:span text:style-name="T13"> </text:span><text:span text:style-name="T12">temps</text:span><text:span text:style-name="T13"> </text:span><text:span text:style-name="T12">semble</text:span><text:span text:style-name="T13"> </text:span><text:span text:style-name="T12">figé,</text:span><text:span text:style-name="T13"> </text:span><text:span text:style-name="T12">et</text:span><text:span text:style-name="T13"> </text:span><text:span text:style-name="T12">ils</text:span><text:span text:style-name="T13"> </text:span><text:span text:style-name="T12">ne</text:span><text:span text:style-name="T13"> </text:span><text:span text:style-name="T12">vieillissent</text:span><text:span text:style-name="T13"> </text:span><text:span text:style-name="T12">que </text:span><text:span text:style-name="T27">s’ils</text:span><text:span text:style-name="T13"> </text:span><text:span text:style-name="T27">le</text:span><text:span text:style-name="T13"> </text:span><text:span text:style-name="T27">désirent.</text:span><text:span text:style-name="T13"> </text:span><text:span text:style-name="T27">Cependant,</text:span><text:span text:style-name="T13"> </text:span><text:span text:style-name="T27">peu</text:span><text:span text:style-name="T13"> </text:span><text:span text:style-name="T27">d’entre</text:span><text:span text:style-name="T13"> </text:span><text:span text:style-name="T27">eux</text:span><text:span text:style-name="T13"> </text:span><text:span text:style-name="T27">optent</text:span><text:span text:style-name="T13"> </text:span><text:span text:style-name="T27">pour</text:span><text:span text:style-name="T13"> </text:span><text:span text:style-name="T27">cette </text:span><text:span text:style-name="T12">éternité, préférant souvent retarder l’inéluctable vieillissement </text:span><text:span text:style-name="T10">de</text:span><text:span text:style-name="T49"> </text:span><text:span text:style-name="T10">quelques</text:span><text:span text:style-name="T50"> </text:span><text:span text:style-name="T10">siècles</text:span><text:span text:style-name="T50"> </text:span><text:span text:style-name="T10">avant</text:span><text:span text:style-name="T49"> </text:span><text:span text:style-name="T10">de</text:span><text:span text:style-name="T50"> </text:span><text:span text:style-name="T10">finalement</text:span><text:span text:style-name="T50"> </text:span><text:span text:style-name="T10">céder</text:span><text:span text:style-name="T50"> </text:span><text:span text:style-name="T10">au</text:span><text:span text:style-name="T49"> </text:span><text:span text:style-name="T10">passage</text:span><text:span text:style-name="T50"> </text:span><text:span text:style-name="T10">du</text:span><text:span text:style-name="T50"> </text:span><text:span text:style-name="T10">temps.</text:span></text:p>
      <text:p text:style-name="P23"/>
      <text:p text:style-name="P24" loext:marker-style-name="T16"><text:span text:style-name="T21">Un</text:span><text:span text:style-name="T17"> </text:span><text:span text:style-name="T21">personnage</text:span><text:span text:style-name="T17"> </text:span><text:span text:style-name="T21">druide</text:span><text:span text:style-name="T17"> </text:span><text:span text:style-name="T21">peut</text:span><text:span text:style-name="T51"> </text:span><text:span text:style-name="T21">se spécialiser</text:span><text:span text:style-name="T29"> </text:span><text:span text:style-name="T21">dans</text:span><text:span text:style-name="T29"> </text:span><text:span text:style-name="T21">la</text:span><text:span text:style-name="T29"> </text:span><text:span text:style-name="T21">liste</text:span><text:span text:style-name="T29"> </text:span><text:span text:style-name="T21">suivante</text:span><text:span text:style-name="T17"> </text:span><text:span text:style-name="T21">: </text:span><text:span text:style-name="T52">animalisme, appel de la foudre, appel de la nature, contrôle </text:span><text:span text:style-name="T32">du</text:span><text:span text:style-name="T33"> </text:span><text:span text:style-name="T32">temps,</text:span><text:span text:style-name="T33"> </text:span><text:span text:style-name="T32">familier,</text:span><text:span text:style-name="T33"> </text:span><text:span text:style-name="T32">maîtrise</text:span><text:span text:style-name="T33"> </text:span><text:span text:style-name="T32">de</text:span><text:span text:style-name="T33"> </text:span><text:span text:style-name="T32">la</text:span><text:span text:style-name="T33"> </text:span><text:span text:style-name="T32">végétation,</text:span><text:span text:style-name="T33"> </text:span><text:span text:style-name="T32">tatouage.</text:span></text:p>
      <text:p text:style-name="P25" loext:marker-style-name="T25"/>
      <text:p text:style-name="P26"><text:span text:style-name="T13">Le</text:span><text:span text:style-name="T40"> </text:span><text:span text:style-name="T13">druide</text:span><text:span text:style-name="T40"> </text:span><text:span text:style-name="T13">peut</text:span><text:span text:style-name="T40"> </text:span><text:span text:style-name="T13">également</text:span><text:span text:style-name="T41"> </text:span><text:span text:style-name="T13">choisir</text:span><text:span text:style-name="T40"> </text:span><text:span text:style-name="T13">une</text:span><text:span text:style-name="T40"> </text:span><text:span text:style-name="T13">spécialité</text:span><text:span text:style-name="T40"> </text:span><text:span text:style-name="T13">en</text:span><text:span text:style-name="T41"> </text:span><text:span text:style-name="T13">fonction</text:span><text:span text:style-name="T40"> </text:span><text:span text:style-name="T13">de</text:span><text:span text:style-name="T40"> </text:span><text:span text:style-name="T13">sa </text:span>divinité<text:span text:style-name="T53"> </text:span>de<text:span text:style-name="T53"> </text:span>prédilection<text:span text:style-name="T53"> </text:span>(voir<text:span text:style-name="T53"> </text:span>le<text:span text:style-name="T53"> </text:span>tableau<text:span text:style-name="T53"> </text:span>ci-contre).</text:p>
      <text:p text:style-name="P27" loext:marker-style-name="T54"/>
      <text:p text:style-name="P27" loext:marker-style-name="T54"/>
      <text:p text:style-name="P27" loext:marker-style-name="T54"/>
      <text:p text:style-name="P27" loext:marker-style-name="T54"/>
      <text:p text:style-name="P27" loext:marker-style-name="T54"/>
      <text:p text:style-name="P27" loext:marker-style-name="T54"/>
      <text:p text:style-name="P27" loext:marker-style-name="T54"/>
      <text:p text:style-name="P27" loext:marker-style-name="T54"/>
      <text:p text:style-name="P28" loext:marker-style-name="T54"><text:span text:style-name="T55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9" loext:marker-style-name="T56"/>
            <text:p text:style-name="P30" loext:marker-style-name="T34"><text:span text:style-name="T57">Divinité</text:span><text:span text:style-name="T57"/></text:p>
          </table:table-cell>
          <table:table-cell table:style-name="Tableau1.A1" office:value-type="string">
            <text:p text:style-name="P29" loext:marker-style-name="T56"/>
            <text:p text:style-name="P30" loext:marker-style-name="T34"><text:span text:style-name="T58">Domaine</text:span><text:span text:style-name="T58"/></text:p>
          </table:table-cell>
          <table:table-cell table:style-name="Tableau1.A1" office:value-type="string">
            <text:p text:style-name="P29" loext:marker-style-name="T56"/>
            <text:p text:style-name="P31" loext:marker-style-name="T59"><text:span text:style-name="T60">D</text:span><text:span text:style-name="T61">EscRIPTION</text:span></text:p>
          </table:table-cell>
        </table:table-row>
        <table:table-row table:style-name="Tableau1.2">
          <table:table-cell table:style-name="Tableau1.A2" office:value-type="string">
            <text:p text:style-name="P32" loext:marker-style-name="T62"><text:span text:style-name="T63">Abellio</text:span><text:span text:style-name="T63"/></text:p>
          </table:table-cell>
          <table:table-cell table:style-name="Tableau1.A2" office:value-type="string">
            <text:p text:style-name="P32" loext:marker-style-name="T62"><text:span text:style-name="T63">Arbres</text:span><text:span text:style-name="T63"/></text:p>
          </table:table-cell>
          <table:table-cell table:style-name="Tableau1.A2" office:value-type="string">
            <text:p text:style-name="P32" loext:marker-style-name="T62"><text:span text:style-name="T64">Dieu</text:span><text:span text:style-name="T65"> </text:span><text:span text:style-name="T64">vénéré dans</text:span><text:span text:style-name="T65"> </text:span><text:span text:style-name="T64">les Pyrénées</text:span><text:span text:style-name="T65"> </text:span><text:span text:style-name="T64">9ançaises et</text:span><text:span text:style-name="T65"> </text:span><text:span text:style-name="T64">associé aux</text:span><text:span text:style-name="T65"> </text:span><text:span text:style-name="T64">arbres</text:span></text:p>
          </table:table-cell>
        </table:table-row>
        <table:table-row table:style-name="Tableau1.3">
          <table:table-cell table:style-name="Tableau1.A3" office:value-type="string">
            <text:p text:style-name="Table_20_Paragraph" loext:marker-style-name="T62"><text:span text:style-name="T63">Andarta/Andraste</text:span><text:span text:style-name="T63"/></text:p>
          </table:table-cell>
          <table:table-cell table:style-name="Tableau1.A3" office:value-type="string">
            <text:p text:style-name="Table_20_Paragraph" loext:marker-style-name="T62"><text:span text:style-name="T66">Guerre</text:span><text:span text:style-name="T66"/></text:p>
          </table:table-cell>
          <table:table-cell table:style-name="Tableau1.A3" office:value-type="string">
            <text:p text:style-name="Table_20_Paragraph" loext:marker-style-name="T62"><text:span text:style-name="T67">Déesse</text:span><text:span text:style-name="T68"> </text:span><text:span text:style-name="T67">féroce</text:span><text:span text:style-name="T68"> </text:span><text:span text:style-name="T67">de</text:span><text:span text:style-name="T69"> </text:span><text:span text:style-name="T67">la</text:span><text:span text:style-name="T68"> </text:span><text:span text:style-name="T67">guerre</text:span></text:p>
          </table:table-cell>
        </table:table-row>
        <table:table-row table:style-name="Tableau1.3">
          <table:table-cell table:style-name="Tableau1.A3" office:value-type="string">
            <text:p text:style-name="Table_20_Paragraph" loext:marker-style-name="T62"><text:span text:style-name="T63">Artahe</text:span><text:span text:style-name="T63"/></text:p>
          </table:table-cell>
          <table:table-cell table:style-name="Tableau1.A3" office:value-type="string">
            <text:p text:style-name="Table_20_Paragraph" loext:marker-style-name="T62"><text:span text:style-name="T63">Protection,</text:span><text:span text:style-name="T69"> </text:span><text:span text:style-name="T68">Ours</text:span></text:p>
          </table:table-cell>
          <table:table-cell table:style-name="Tableau1.A3" office:value-type="string">
            <text:p text:style-name="P33" loext:marker-style-name="T62"><text:span text:style-name="T68">Dieu</text:span><text:span text:style-name="T67"> </text:span><text:span text:style-name="T68">protecteur</text:span><text:span text:style-name="T67"> </text:span><text:span text:style-name="T68">associé</text:span><text:span text:style-name="T65"> </text:span><text:span text:style-name="T68">aux</text:span><text:span text:style-name="T67"> </text:span><text:span text:style-name="T68">ours,</text:span><text:span text:style-name="T67"> </text:span><text:span text:style-name="T68">très</text:span><text:span text:style-name="T65"> </text:span><text:span text:style-name="T68">vénéré</text:span><text:span text:style-name="T67"> </text:span><text:span text:style-name="T68">en</text:span><text:span text:style-name="T65"> </text:span><text:span text:style-name="T68">Aquitaine</text:span></text:p>
          </table:table-cell>
        </table:table-row>
        <table:table-row table:style-name="Tableau1.3">
          <table:table-cell table:style-name="Tableau1.A3" office:value-type="string">
            <text:p text:style-name="Table_20_Paragraph" loext:marker-style-name="T62"><text:span text:style-name="T63">Alisanos</text:span><text:span text:style-name="T63"/></text:p>
          </table:table-cell>
          <table:table-cell table:style-name="Tableau1.A3" office:value-type="string">
            <text:p text:style-name="Table_20_Paragraph" loext:marker-style-name="T62"><text:span text:style-name="T63">Montagnes</text:span><text:span text:style-name="T63"/></text:p>
          </table:table-cell>
          <table:table-cell table:style-name="Tableau1.A3" office:value-type="string">
            <text:p text:style-name="P34" loext:marker-style-name="T62"><text:span text:style-name="T68">Divinité</text:span><text:span text:style-name="T70"> </text:span><text:span text:style-name="T68">des</text:span><text:span text:style-name="T70"> </text:span><text:span text:style-name="T68">montagnes,</text:span><text:span text:style-name="T70"> </text:span><text:span text:style-name="T68">adorée</text:span><text:span text:style-name="T70"> </text:span><text:span text:style-name="T68">dans</text:span><text:span text:style-name="T70"> </text:span><text:span text:style-name="T68">les</text:span><text:span text:style-name="T70"> </text:span><text:span text:style-name="T68">Côte</text:span><text:span text:style-name="T70"> </text:span><text:span text:style-name="T68">d’Or </text:span><text:span text:style-name="T62">et à Aix-en-Provence</text:span></text:p>
          </table:table-cell>
        </table:table-row>
        <table:table-row table:style-name="Tableau1.3">
          <table:table-cell table:style-name="Tableau1.A3" office:value-type="string">
            <text:p text:style-name="P33" loext:marker-style-name="T62"><text:span text:style-name="T63">Ambisagrus</text:span><text:span text:style-name="T63"/></text:p>
          </table:table-cell>
          <table:table-cell table:style-name="Tableau1.A3" office:value-type="string">
            <text:p text:style-name="P33" loext:marker-style-name="T62"><text:span text:style-name="T63">Météorologie</text:span><text:span text:style-name="T63"/></text:p>
          </table:table-cell>
          <table:table-cell table:style-name="Tableau1.A3" office:value-type="string">
            <text:p text:style-name="P35" loext:marker-style-name="T62"><text:span text:style-name="T68">Dieu</text:span><text:span text:style-name="T64"> </text:span><text:span text:style-name="T68">ancestral</text:span><text:span text:style-name="T64"> </text:span><text:span text:style-name="T68">du</text:span><text:span text:style-name="T64"> </text:span><text:span text:style-name="T68">ciel,</text:span><text:span text:style-name="T64"> </text:span><text:span text:style-name="T68">maître</text:span><text:span text:style-name="T64"> </text:span><text:span text:style-name="T68">du</text:span><text:span text:style-name="T64"> </text:span><text:span text:style-name="T68">vent,</text:span><text:span text:style-name="T64"> </text:span><text:span text:style-name="T68">de</text:span><text:span text:style-name="T64"> </text:span><text:span text:style-name="T68">la</text:span><text:span text:style-name="T64"> </text:span><text:span text:style-name="T68">pluie,</text:span><text:span text:style-name="T64"> </text:span><text:span text:style-name="T68">de</text:span><text:span text:style-name="T64"> </text:span><text:span text:style-name="T68">la</text:span><text:span text:style-name="T64"> </text:span><text:span text:style-name="T68">grêle,</text:span><text:span text:style-name="T64"> </text:span><text:span text:style-name="T68">du </text:span><text:span text:style-name="T62">tonnerre et des éclairs</text:span></text:p>
          </table:table-cell>
        </table:table-row>
        <table:table-row table:style-name="Tableau1.3">
          <table:table-cell table:style-name="Tableau1.A3" office:value-type="string">
            <text:p text:style-name="P33" loext:marker-style-name="T62"><text:span text:style-name="T63">Belenos/Moritasgus</text:span><text:span text:style-name="T63"/></text:p>
          </table:table-cell>
          <table:table-cell table:style-name="Tableau1.A3" office:value-type="string">
            <text:p text:style-name="P33" loext:marker-style-name="T62"><text:span text:style-name="T63">Guérison</text:span><text:span text:style-name="T63"/></text:p>
          </table:table-cell>
          <table:table-cell table:style-name="Tableau1.A3" office:value-type="string">
            <text:p text:style-name="P33" loext:marker-style-name="T62"><text:span text:style-name="T64">Dieu</text:span><text:span text:style-name="T63"> </text:span><text:span text:style-name="T64">bienveillant</text:span><text:span text:style-name="T71"> </text:span><text:span text:style-name="T64">de</text:span><text:span text:style-name="T71"> </text:span><text:span text:style-name="T64">la</text:span><text:span text:style-name="T63"> </text:span><text:span text:style-name="T64">guérison,</text:span><text:span text:style-name="T71"> </text:span><text:span text:style-name="T64">mais</text:span><text:span text:style-name="T71"> </text:span><text:span text:style-name="T64">aussi</text:span><text:span text:style-name="T71"> </text:span><text:span text:style-name="T64">du</text:span><text:span text:style-name="T63"> </text:span><text:span text:style-name="T64">soleil</text:span><text:span text:style-name="T71"> </text:span><text:span text:style-name="T64">et</text:span><text:span text:style-name="T71"> </text:span><text:span text:style-name="T64">des</text:span><text:span text:style-name="T63"> </text:span><text:span text:style-name="T64">arts</text:span></text:p>
          </table:table-cell>
        </table:table-row>
        <table:table-row table:style-name="Tableau1.3">
          <table:table-cell table:style-name="Tableau1.A3" office:value-type="string">
            <text:p text:style-name="P33" loext:marker-style-name="T62"><text:span text:style-name="T63">Belisama</text:span><text:span text:style-name="T63"/></text:p>
          </table:table-cell>
          <table:table-cell table:style-name="Tableau1.A3" office:value-type="string">
            <text:p text:style-name="P33" loext:marker-style-name="T62"><text:span text:style-name="T63">Artisanat</text:span><text:span text:style-name="T63"/></text:p>
          </table:table-cell>
          <table:table-cell table:style-name="Tableau1.A3" office:value-type="string">
            <text:p text:style-name="P36" loext:marker-style-name="T62"><text:span text:style-name="T68">Déesse</text:span><text:span text:style-name="T70"> </text:span><text:span text:style-name="T68">de</text:span><text:span text:style-name="T70"> </text:span><text:span text:style-name="T68">la</text:span><text:span text:style-name="T70"> </text:span><text:span text:style-name="T68">Lune,</text:span><text:span text:style-name="T70"> </text:span><text:span text:style-name="T68">du</text:span><text:span text:style-name="T70"> </text:span><text:span text:style-name="T68">foyer</text:span><text:span text:style-name="T70"> </text:span><text:span text:style-name="T68">et</text:span><text:span text:style-name="T70"> </text:span><text:span text:style-name="T68">chargée</text:span><text:span text:style-name="T70"> </text:span><text:span text:style-name="T68">de</text:span><text:span text:style-name="T70"> </text:span><text:span text:style-name="T68">protéger</text:span><text:span text:style-name="T70"> </text:span><text:span text:style-name="T68">les</text:span><text:span text:style-name="T70"> </text:span><text:span text:style-name="T68">artisans, </text:span><text:span text:style-name="T62">les</text:span><text:span text:style-name="T72"> </text:span><text:span text:style-name="T62">poètes,</text:span><text:span text:style-name="T73"> </text:span><text:span text:style-name="T62">les</text:span><text:span text:style-name="T72"> </text:span><text:span text:style-name="T62">médecins,</text:span><text:span text:style-name="T73"> </text:span><text:span text:style-name="T62">les</text:span><text:span text:style-name="T72"> </text:span><text:span text:style-name="T62">tisseurs</text:span><text:span text:style-name="T73"> </text:span><text:span text:style-name="T62">et</text:span><text:span text:style-name="T72"> </text:span><text:span text:style-name="T62">les</text:span><text:span text:style-name="T73"> </text:span><text:span text:style-name="T62">forgerons.</text:span></text:p>
          </table:table-cell>
        </table:table-row>
        <table:table-row table:style-name="Tableau1.3">
          <table:table-cell table:style-name="Tableau1.A3" office:value-type="string">
            <text:p text:style-name="P33" loext:marker-style-name="T62"><text:span text:style-name="T63">Caletos</text:span><text:span text:style-name="T63"/></text:p>
          </table:table-cell>
          <table:table-cell table:style-name="Tableau1.A3" office:value-type="string">
            <text:p text:style-name="P33" loext:marker-style-name="T62"><text:span text:style-name="T63">Meute</text:span><text:span text:style-name="T63"/></text:p>
          </table:table-cell>
          <table:table-cell table:style-name="Tableau1.A3" office:value-type="string">
            <text:p text:style-name="P37" loext:marker-style-name="T62"><text:span text:style-name="T64">Divinité</text:span><text:span text:style-name="T71"> </text:span><text:span text:style-name="T64">associée</text:span><text:span text:style-name="T71"> </text:span><text:span text:style-name="T64">à</text:span><text:span text:style-name="T71"> </text:span><text:span text:style-name="T64">la</text:span><text:span text:style-name="T71"> </text:span><text:span text:style-name="T64">meute,</text:span><text:span text:style-name="T71"> </text:span><text:span text:style-name="T64">la</text:span><text:span text:style-name="T71"> </text:span><text:span text:style-name="T64">coopération</text:span><text:span text:style-name="T71"> </text:span><text:span text:style-name="T64">et</text:span><text:span text:style-name="T71"> </text:span><text:span text:style-name="T64">l’union</text:span></text:p>
          </table:table-cell>
        </table:table-row>
        <table:table-row table:style-name="Tableau1.3">
          <table:table-cell table:style-name="Tableau1.A3" office:value-type="string">
            <text:p text:style-name="P33" loext:marker-style-name="T62"><text:span text:style-name="T63">Cathubodua</text:span><text:span text:style-name="T63"/></text:p>
          </table:table-cell>
          <table:table-cell table:style-name="Tableau1.A3" office:value-type="string">
            <text:p text:style-name="P33" loext:marker-style-name="T62"><text:span text:style-name="T66">Guerre</text:span><text:span text:style-name="T66"/></text:p>
          </table:table-cell>
          <table:table-cell table:style-name="Tableau1.A3" office:value-type="string">
            <text:p text:style-name="P38" loext:marker-style-name="T62"><text:span text:style-name="T64">Déesse de la guerre, souvent représentée sous la forme </text:span><text:span text:style-name="T62">d’une</text:span><text:span text:style-name="T74"> </text:span><text:span text:style-name="T62">corneille</text:span></text:p>
          </table:table-cell>
        </table:table-row>
        <table:table-row table:style-name="Tableau1.3">
          <table:table-cell table:style-name="Tableau1.A3" office:value-type="string">
            <text:p text:style-name="P37" loext:marker-style-name="T62"><text:span text:style-name="T66">Cernunnos</text:span><text:span text:style-name="T66"/></text:p>
          </table:table-cell>
          <table:table-cell table:style-name="Tableau1.A3" office:value-type="string">
            <text:p text:style-name="P39" loext:marker-style-name="T62"><text:span text:style-name="T64">Animaux,</text:span><text:span text:style-name="T70"> </text:span><text:span text:style-name="T64">Monde </text:span><text:span text:style-name="T63">souterrain</text:span></text:p>
          </table:table-cell>
          <table:table-cell table:style-name="Tableau1.A3" office:value-type="string">
            <text:p text:style-name="P40" loext:marker-style-name="T62"><text:span text:style-name="T63">Dieu</text:span><text:span text:style-name="T74"> </text:span><text:span text:style-name="T63">des</text:span><text:span text:style-name="T70"> </text:span><text:span text:style-name="T63">animaux,</text:span><text:span text:style-name="T74"> </text:span><text:span text:style-name="T63">des</text:span><text:span text:style-name="T70"> </text:span><text:span text:style-name="T63">bois</text:span><text:span text:style-name="T74"> </text:span><text:span text:style-name="T63">et</text:span><text:span text:style-name="T70"> </text:span><text:span text:style-name="T63">du</text:span><text:span text:style-name="T74"> </text:span><text:span text:style-name="T63">monde</text:span><text:span text:style-name="T70"> </text:span><text:span text:style-name="T63">souterrain,</text:span><text:span text:style-name="T74"> </text:span><text:span text:style-name="T63">le</text:span><text:span text:style-name="T70"> </text:span><text:span text:style-name="T63">passeur</text:span><text:span text:style-name="T74"> </text:span><text:span text:style-name="T63">entre </text:span><text:span text:style-name="T62">les</text:span><text:span text:style-name="T74"> </text:span><text:span text:style-name="T62">mondes</text:span></text:p>
          </table:table-cell>
        </table:table-row>
        <table:table-row table:style-name="Tableau1.3">
          <table:table-cell table:style-name="Tableau1.A3" office:value-type="string">
            <text:p text:style-name="P37" loext:marker-style-name="T62"><text:span text:style-name="T63">Cissonius/Visucius</text:span><text:span text:style-name="T63"/></text:p>
          </table:table-cell>
          <table:table-cell table:style-name="Tableau1.A3" office:value-type="string">
            <text:p text:style-name="P37" loext:marker-style-name="T62"><text:span text:style-name="T63">Echanges</text:span><text:span text:style-name="T63"/></text:p>
          </table:table-cell>
          <table:table-cell table:style-name="Tableau1.A3" office:value-type="string">
            <text:p text:style-name="P37" loext:marker-style-name="T62"><text:span text:style-name="T64">Dieu</text:span><text:span text:style-name="T68"> </text:span><text:span text:style-name="T64">du</text:span><text:span text:style-name="T68"> </text:span><text:span text:style-name="T64">commerce</text:span><text:span text:style-name="T69"> </text:span><text:span text:style-name="T64">et</text:span><text:span text:style-name="T68"> </text:span><text:span text:style-name="T64">des</text:span><text:span text:style-name="T68"> </text:span><text:span text:style-name="T64">échanges</text:span></text:p>
          </table:table-cell>
        </table:table-row>
        <table:table-row table:style-name="Tableau1.3">
          <table:table-cell table:style-name="Tableau1.A3" office:value-type="string">
            <text:p text:style-name="P37" loext:marker-style-name="T62"><text:span text:style-name="T63">Erecura</text:span><text:span text:style-name="T63"/></text:p>
          </table:table-cell>
          <table:table-cell table:style-name="Tableau1.A3" office:value-type="string">
            <text:p text:style-name="P37" loext:marker-style-name="T62"><text:span text:style-name="T62">Mort,</text:span><text:span text:style-name="T72"> </text:span><text:span text:style-name="T63">Fertilité</text:span></text:p>
          </table:table-cell>
          <table:table-cell table:style-name="Tableau1.A3" office:value-type="string">
            <text:p text:style-name="P41" loext:marker-style-name="T62"><text:span text:style-name="T64">Déesse</text:span><text:span text:style-name="T67"> </text:span><text:span text:style-name="T64">de</text:span><text:span text:style-name="T67"> </text:span><text:span text:style-name="T64">la</text:span><text:span text:style-name="T67"> </text:span><text:span text:style-name="T64">mort</text:span><text:span text:style-name="T67"> </text:span><text:span text:style-name="T64">et</text:span><text:span text:style-name="T67"> </text:span><text:span text:style-name="T64">de</text:span><text:span text:style-name="T67"> </text:span><text:span text:style-name="T64">la</text:span><text:span text:style-name="T67"> </text:span><text:span text:style-name="T64">fertilité,</text:span><text:span text:style-name="T67"> </text:span><text:span text:style-name="T64">régissant</text:span><text:span text:style-name="T67"> </text:span><text:span text:style-name="T64">le</text:span><text:span text:style-name="T67"> </text:span><text:span text:style-name="T64">cycle</text:span><text:span text:style-name="T67"> </text:span><text:span text:style-name="T64">de</text:span><text:span text:style-name="T67"> </text:span><text:span text:style-name="T64">la</text:span><text:span text:style-name="T67"> </text:span><text:span text:style-name="T64">vie </text:span><text:span text:style-name="T62">et de la mort</text:span></text:p>
          </table:table-cell>
        </table:table-row>
        <table:table-row table:style-name="Tableau1.3">
          <table:table-cell table:style-name="Tableau1.A3" office:value-type="string">
            <text:p text:style-name="P37" loext:marker-style-name="T62"><text:span text:style-name="T63">Hesus</text:span><text:span text:style-name="T63"/></text:p>
          </table:table-cell>
          <table:table-cell table:style-name="Tableau1.A3" office:value-type="string">
            <text:p text:style-name="P37" loext:marker-style-name="T62"><text:span text:style-name="T63">Végétation</text:span><text:span text:style-name="T63"/></text:p>
          </table:table-cell>
          <table:table-cell table:style-name="Tableau1.A3" office:value-type="string">
            <text:p text:style-name="P42" loext:marker-style-name="T62"><text:span text:style-name="T68">Dieu</text:span><text:span text:style-name="T70"> </text:span><text:span text:style-name="T68">de</text:span><text:span text:style-name="T75"> </text:span><text:span text:style-name="T68">la</text:span><text:span text:style-name="T75"> </text:span><text:span text:style-name="T68">végétation,</text:span><text:span text:style-name="T70"> </text:span><text:span text:style-name="T68">apportant</text:span><text:span text:style-name="T75"> </text:span><text:span text:style-name="T68">croissance</text:span><text:span text:style-name="T75"> </text:span><text:span text:style-name="T68">et</text:span><text:span text:style-name="T70"> </text:span><text:span text:style-name="T68">prospérité</text:span></text:p>
          </table:table-cell>
        </table:table-row>
        <table:table-row table:style-name="Tableau1.3">
          <table:table-cell table:style-name="Tableau1.A3" office:value-type="string">
            <text:p text:style-name="P37" loext:marker-style-name="T62"><text:span text:style-name="T63">Litavis</text:span><text:span text:style-name="T63"/></text:p>
          </table:table-cell>
          <table:table-cell table:style-name="Tableau1.A3" office:value-type="string">
            <text:p text:style-name="P37" loext:marker-style-name="T62"><text:span text:style-name="T66">Terre</text:span><text:span text:style-name="T66"/></text:p>
          </table:table-cell>
          <table:table-cell table:style-name="Tableau1.A3" office:value-type="string">
            <text:p text:style-name="P42" loext:marker-style-name="T62"><text:span text:style-name="T68">Déesse de</text:span><text:span text:style-name="T69"> </text:span><text:span text:style-name="T68">la</text:span><text:span text:style-name="T69"> </text:span><text:span text:style-name="T68">terre,</text:span><text:span text:style-name="T69"> </text:span><text:span text:style-name="T68">mère nourricière</text:span><text:span text:style-name="T69"> </text:span><text:span text:style-name="T68">et</text:span><text:span text:style-name="T69"> </text:span><text:span text:style-name="T68">protectrice</text:span></text:p>
          </table:table-cell>
        </table:table-row>
        <table:table-row table:style-name="Tableau1.3">
          <table:table-cell table:style-name="Tableau1.A3" office:value-type="string">
            <text:p text:style-name="P42" loext:marker-style-name="T62"><text:span text:style-name="T63">Moccus</text:span><text:span text:style-name="T63"/></text:p>
          </table:table-cell>
          <table:table-cell table:style-name="Tableau1.A3" office:value-type="string">
            <text:p text:style-name="P42" loext:marker-style-name="T62"><text:span text:style-name="T76">Sangliers,</text:span><text:span text:style-name="T77"> </text:span><text:span text:style-name="T63">Cochons</text:span></text:p>
          </table:table-cell>
          <table:table-cell table:style-name="Tableau1.A3" office:value-type="string">
            <text:p text:style-name="P43" loext:marker-style-name="T62"><text:span text:style-name="T64">Dieu protecteur des sangliers et des cochons, favorisant la chasse </text:span><text:span text:style-name="T62">et</text:span><text:span text:style-name="T74"> </text:span><text:span text:style-name="T62">l’élevage</text:span></text:p>
          </table:table-cell>
        </table:table-row>
        <table:table-row table:style-name="Tableau1.3">
          <table:table-cell table:style-name="Tableau1.A3" office:value-type="string">
            <text:p text:style-name="P44" loext:marker-style-name="T62"><text:span text:style-name="T63">Sucellus</text:span><text:span text:style-name="T63"/></text:p>
          </table:table-cell>
          <table:table-cell table:style-name="Tableau1.A3" office:value-type="string">
            <text:p text:style-name="P44" loext:marker-style-name="T62"><text:span text:style-name="T62">Mort,</text:span><text:span text:style-name="T72"> </text:span><text:span text:style-name="T68">Nuit</text:span></text:p>
          </table:table-cell>
          <table:table-cell table:style-name="Tableau1.A3" office:value-type="string">
            <text:p text:style-name="P45" loext:marker-style-name="T62"><text:span text:style-name="T63">Dieu</text:span><text:span text:style-name="T74"> </text:span><text:span text:style-name="T63">nocturne,</text:span><text:span text:style-name="T70"> </text:span><text:span text:style-name="T63">infernal,</text:span><text:span text:style-name="T74"> </text:span><text:span text:style-name="T63">de</text:span><text:span text:style-name="T70"> </text:span><text:span text:style-name="T63">la</text:span><text:span text:style-name="T74"> </text:span><text:span text:style-name="T63">vie</text:span><text:span text:style-name="T70"> </text:span><text:span text:style-name="T63">et</text:span><text:span text:style-name="T74"> </text:span><text:span text:style-name="T63">de</text:span><text:span text:style-name="T70"> </text:span><text:span text:style-name="T63">la</text:span><text:span text:style-name="T74"> </text:span><text:span text:style-name="T63">mort,</text:span><text:span text:style-name="T70"> </text:span><text:span text:style-name="T63">des</text:span><text:span text:style-name="T74"> </text:span><text:span text:style-name="T63">récoltes </text:span><text:span text:style-name="T62">et des troupeaux</text:span></text:p>
          </table:table-cell>
        </table:table-row>
        <table:table-row table:style-name="Tableau1.3">
          <table:table-cell table:style-name="Tableau1.A3" office:value-type="string">
            <text:p text:style-name="P44" loext:marker-style-name="T62"><text:span text:style-name="T63">Teutatès/Toutatis</text:span><text:span text:style-name="T63"/></text:p>
          </table:table-cell>
          <table:table-cell table:style-name="Tableau1.A3" office:value-type="string">
            <text:p text:style-name="P44" loext:marker-style-name="T62"><text:span text:style-name="T66">Guerre</text:span><text:span text:style-name="T66"/></text:p>
          </table:table-cell>
          <table:table-cell table:style-name="Tableau1.A3" office:value-type="string">
            <text:p text:style-name="P46" loext:marker-style-name="T62"><text:span text:style-name="T68">Dieu</text:span><text:span text:style-name="T64"> </text:span><text:span text:style-name="T68">belliqueux</text:span><text:span text:style-name="T64"> </text:span><text:span text:style-name="T68">de</text:span><text:span text:style-name="T64"> </text:span><text:span text:style-name="T68">la</text:span><text:span text:style-name="T64"> </text:span><text:span text:style-name="T68">guerre,</text:span><text:span text:style-name="T64"> </text:span><text:span text:style-name="T68">apportant</text:span><text:span text:style-name="T64"> </text:span><text:span text:style-name="T68">courage</text:span><text:span text:style-name="T64"> </text:span><text:span text:style-name="T68">et</text:span><text:span text:style-name="T64"> </text:span><text:span text:style-name="T68">force,</text:span><text:span text:style-name="T64"> </text:span><text:span text:style-name="T68">protégeant </text:span><text:span text:style-name="T62">une</text:span><text:span text:style-name="T68"> </text:span><text:span text:style-name="T62">communauté</text:span><text:span text:style-name="T68"> </text:span><text:span text:style-name="T62">et</text:span><text:span text:style-name="T68"> </text:span><text:span text:style-name="T62">apaisable</text:span><text:span text:style-name="T68"> </text:span><text:span text:style-name="T62">par</text:span><text:span text:style-name="T68"> </text:span><text:span text:style-name="T62">des</text:span><text:span text:style-name="T68"> </text:span><text:span text:style-name="T62">immolations</text:span><text:span text:style-name="T68"> </text:span><text:span text:style-name="T62">humaines...</text:span></text:p>
          </table:table-cell>
        </table:table-row>
        <table:table-row table:style-name="Tableau1.3">
          <table:table-cell table:style-name="Tableau1.A3" office:value-type="string">
            <text:p text:style-name="P44" loext:marker-style-name="T62"><text:span text:style-name="T63">Ucuetis</text:span><text:span text:style-name="T63"/></text:p>
          </table:table-cell>
          <table:table-cell table:style-name="Tableau1.A3" office:value-type="string">
            <text:p text:style-name="P44" loext:marker-style-name="T62"><text:span text:style-name="T63">Forge</text:span><text:span text:style-name="T63"/></text:p>
          </table:table-cell>
          <table:table-cell table:style-name="Tableau1.A3" office:value-type="string">
            <text:p text:style-name="P47" loext:marker-style-name="T62"><text:span text:style-name="T68">Dieu</text:span><text:span text:style-name="T64"> </text:span><text:span text:style-name="T68">de</text:span><text:span text:style-name="T64"> </text:span><text:span text:style-name="T68">la</text:span><text:span text:style-name="T64"> </text:span><text:span text:style-name="T68">forge,</text:span><text:span text:style-name="T64"> </text:span><text:span text:style-name="T68">conférant</text:span><text:span text:style-name="T64"> </text:span><text:span text:style-name="T68">habileté</text:span><text:span text:style-name="T64"> </text:span><text:span text:style-name="T68">et</text:span><text:span text:style-name="T64"> </text:span><text:span text:style-name="T68">créativité</text:span></text:p>
          </table:table-cell>
        </table:table-row>
        <table:table-row table:style-name="Tableau1.3">
          <table:table-cell table:style-name="Tableau1.A3" office:value-type="string">
            <text:p text:style-name="P44" loext:marker-style-name="T62"><text:span text:style-name="T63">Vesunna</text:span><text:span text:style-name="T63"/></text:p>
          </table:table-cell>
          <table:table-cell table:style-name="Tableau1.A3" office:value-type="string">
            <text:p text:style-name="P44" loext:marker-style-name="T62"><text:span text:style-name="T63">Protection</text:span><text:span text:style-name="T63"/></text:p>
          </table:table-cell>
          <table:table-cell table:style-name="Tableau1.A3" office:value-type="string">
            <text:p text:style-name="P48" loext:marker-style-name="T62"><text:span text:style-name="T68">Déesse</text:span><text:span text:style-name="T70"> </text:span><text:span text:style-name="T68">protectrice</text:span><text:span text:style-name="T70"> </text:span><text:span text:style-name="T68">de</text:span><text:span text:style-name="T70"> </text:span><text:span text:style-name="T68">l’Aquitaine,</text:span><text:span text:style-name="T70"> </text:span><text:span text:style-name="T68">dispensant</text:span><text:span text:style-name="T70"> </text:span><text:span text:style-name="T68">sa</text:span><text:span text:style-name="T70"> </text:span><text:span text:style-name="T68">protection </text:span><text:span text:style-name="T62">aux</text:span><text:span text:style-name="T74"> </text:span><text:span text:style-name="T62">fidèles</text:span></text:p>
          </table:table-cell>
        </table:table-row>
        <table:table-row table:style-name="Tableau1.3">
          <table:table-cell table:style-name="Tableau1.A3" office:value-type="string">
            <text:p text:style-name="P47" loext:marker-style-name="T62"><text:span text:style-name="T63">Vosegus</text:span><text:span text:style-name="T63"/></text:p>
          </table:table-cell>
          <table:table-cell table:style-name="Tableau1.A3" office:value-type="string">
            <text:p text:style-name="P47" loext:marker-style-name="T62"><text:span text:style-name="T63">Chasse</text:span><text:span text:style-name="T63"/></text:p>
          </table:table-cell>
          <table:table-cell table:style-name="Tableau1.A3" office:value-type="string">
            <text:p text:style-name="P49" loext:marker-style-name="T62"><text:span text:style-name="T64">Dieu</text:span><text:span text:style-name="T73"> </text:span><text:span text:style-name="T64">de</text:span><text:span text:style-name="T70"> </text:span><text:span text:style-name="T64">la</text:span><text:span text:style-name="T70"> </text:span><text:span text:style-name="T64">chasse,</text:span><text:span text:style-name="T70"> </text:span><text:span text:style-name="T64">vénéré</text:span><text:span text:style-name="T70"> </text:span><text:span text:style-name="T64">dans</text:span><text:span text:style-name="T70"> </text:span><text:span text:style-name="T64">les</text:span><text:span text:style-name="T70"> </text:span><text:span text:style-name="T64">Vosges,</text:span><text:span text:style-name="T70"> </text:span><text:span text:style-name="T64">guidant</text:span><text:span text:style-name="T70"> </text:span><text:span text:style-name="T64">les</text:span><text:span text:style-name="T70"> </text:span><text:span text:style-name="T64">chasseurs</text:span><text:span text:style-name="T70"> </text:span><text:span text:style-name="T64">vers </text:span><text:span text:style-name="T62">leur</text:span><text:span text:style-name="T74"> </text:span><text:span text:style-name="T62">proie</text:span></text:p>
          </table:table-cell>
        </table:table-row>
      </table:table>
      <text:p text:style-name="P50" loext:marker-style-name="T78"/>
      <text:p text:style-name="P50" loext:marker-style-name="T78"/>
      <text:p text:style-name="P50" loext:marker-style-name="T78"/>
      <text:p text:style-name="P51" loext:marker-style-name="T78"/>
      <text:h text:style-name="P52" text:outline-level="4"><draw:custom-shape text:anchor-type="char" draw:z-index="0" draw:name="Textbox 24" draw:style-name="gr2" draw:text-style-name="P17" svg:width="0.507cm" svg:height="0.761cm" svg:x="19.63cm" svg:y="0.023cm"><text:p text:style-name="P16" loext:marker-style-name="T36"><text:span text:style-name="T37">25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79">25</text:span></text:h>
      <text:p text:style-name="P53" loext:marker-style-name="T80"><text:span text:style-name="T80">Johan C </text:span><text:a xlink:type="simple" xlink:href="mailto:johan.coquil@gmail.com" text:style-name="ListLabel_20_10" text:visited-style-name="ListLabel_20_10"><text:span text:style-name="T80">johan.coquil@gmail.com</text:span></text:a><text:span text:style-name="T80"> - #3065430_FLEFR - 2025-06-08 </text:span><text:span text:style-name="T55">05:40:02</text:span></text:p>
      <text:h text:style-name="P54" text:outline-level="3"><text:bookmark text:name="Élu(e)"/><text:bookmark text:name="Encreur/Tatoueuse d’âme"/><text:span text:style-name="T81">Élu(e)</text:span></text:h>
      <text:p text:style-name="P18"><text:span text:style-name="T40">Vous</text:span><text:span text:style-name="T13"> </text:span><text:span text:style-name="T40">avez</text:span><text:span text:style-name="T13"> </text:span><text:span text:style-name="T40">une</text:span><text:span text:style-name="T13"> </text:span><text:span text:style-name="T40">forte</text:span><text:span text:style-name="T15"> </text:span><text:span text:style-name="T40">chance</text:span><text:span text:style-name="T13"> </text:span><text:span text:style-name="T40">d’assister</text:span><text:span text:style-name="T13"> </text:span><text:span text:style-name="T40">à</text:span><text:span text:style-name="T13"> </text:span><text:span text:style-name="T40">ou</text:span><text:span text:style-name="T15"> </text:span><text:span text:style-name="T40">d’être</text:span><text:span text:style-name="T13"> </text:span><text:span text:style-name="T40">impliqué</text:span><text:span text:style-name="T13"> </text:span><text:span text:style-name="T40">dans </text:span><text:span text:style-name="T27">des</text:span><text:span text:style-name="T14"> </text:span><text:span text:style-name="T27">événements</text:span><text:span text:style-name="T14"> </text:span><text:span text:style-name="T27">inhabituels.</text:span><text:span text:style-name="T14"> </text:span><text:span text:style-name="T27">Certains</text:span><text:span text:style-name="T28"> </text:span><text:span text:style-name="T27">pensent</text:span><text:span text:style-name="T14"> </text:span><text:span text:style-name="T27">que</text:span><text:span text:style-name="T14"> </text:span><text:span text:style-name="T27">vous</text:span><text:span text:style-name="T14"> </text:span><text:span text:style-name="T27">attirez </text:span>le<text:span text:style-name="T13"> </text:span>mauvais<text:span text:style-name="T13"> </text:span>œil,<text:span text:style-name="T13"> </text:span>que<text:span text:style-name="T13"> </text:span>c’est<text:span text:style-name="T13"> </text:span>peut-être<text:span text:style-name="T13"> </text:span>même<text:span text:style-name="T13"> </text:span>votre<text:span text:style-name="T13"> </text:span>présence<text:span text:style-name="T13"> </text:span>qui <text:span text:style-name="T27">cristallise</text:span><text:span text:style-name="T14"> </text:span><text:span text:style-name="T27">le</text:span><text:span text:style-name="T14"> </text:span><text:span text:style-name="T27">mal</text:span><text:span text:style-name="T14"> </text:span><text:span text:style-name="T27">dans</text:span><text:span text:style-name="T28"> </text:span><text:span text:style-name="T27">le</text:span><text:span text:style-name="T14"> </text:span><text:span text:style-name="T27">monde…</text:span><text:span text:style-name="T14"> </text:span><text:span text:style-name="T27">D’autres</text:span><text:span text:style-name="T14"> </text:span><text:span text:style-name="T27">au</text:span><text:span text:style-name="T28"> </text:span><text:span text:style-name="T27">contraire,</text:span><text:span text:style-name="T14"> </text:span><text:span text:style-name="T27">vous </text:span><text:span text:style-name="T12">considèrent</text:span><text:span text:style-name="T53"> </text:span><text:span text:style-name="T12">comme</text:span><text:span text:style-name="T53"> </text:span><text:span text:style-name="T12">les</text:span><text:span text:style-name="T53"> </text:span><text:span text:style-name="T12">élus,</text:span><text:span text:style-name="T53"> </text:span><text:span text:style-name="T12">toujours</text:span><text:span text:style-name="T53"> </text:span><text:span text:style-name="T12">au</text:span><text:span text:style-name="T53"> </text:span><text:span text:style-name="T12">bon</text:span><text:span text:style-name="T53"> </text:span><text:span text:style-name="T12">endroit</text:span><text:span text:style-name="T53"> </text:span><text:span text:style-name="T12">pour</text:span><text:span text:style-name="T53"> </text:span><text:span text:style-name="T12">faire </text:span><text:span text:style-name="T40">basculer</text:span><text:span text:style-name="T13"> </text:span><text:span text:style-name="T40">les</text:span><text:span text:style-name="T13"> </text:span><text:span text:style-name="T40">choses</text:span><text:span text:style-name="T13"> </text:span><text:span text:style-name="T40">dans</text:span><text:span text:style-name="T15"> </text:span><text:span text:style-name="T40">le</text:span><text:span text:style-name="T13"> </text:span><text:span text:style-name="T40">camp</text:span><text:span text:style-name="T13"> </text:span><text:span text:style-name="T40">du</text:span><text:span text:style-name="T13"> </text:span><text:span text:style-name="T40">bien.</text:span><text:span text:style-name="T15"> </text:span><text:span text:style-name="T40">De</text:span><text:span text:style-name="T13"> </text:span><text:span text:style-name="T40">toutes</text:span><text:span text:style-name="T13"> </text:span><text:span text:style-name="T40">les</text:span><text:span text:style-name="T13"> </text:span><text:span text:style-name="T40">époques </text:span><text:span text:style-name="T10">de</text:span><text:span text:style-name="T12"> </text:span><text:span text:style-name="T10">l’étrange,</text:span><text:span text:style-name="T12"> </text:span><text:span text:style-name="T10">des</text:span><text:span text:style-name="T12"> </text:span><text:span text:style-name="T10">élus,</text:span><text:span text:style-name="T11"> </text:span><text:span text:style-name="T10">femmes</text:span><text:span text:style-name="T12"> </text:span><text:span text:style-name="T10">et</text:span><text:span text:style-name="T12"> </text:span><text:span text:style-name="T10">hommes,</text:span><text:span text:style-name="T12"> </text:span><text:span text:style-name="T10">se</text:span><text:span text:style-name="T11"> </text:span><text:span text:style-name="T10">révèlent</text:span><text:span text:style-name="T12"> </text:span><text:span text:style-name="T10">pour</text:span><text:span text:style-name="T12"> </text:span><text:span text:style-name="T10">sauver </text:span>la mise de l’humanité.</text:p>
      <text:p text:style-name="P10"/>
      <text:p text:style-name="P55"><text:span text:style-name="T27">Vous</text:span><text:span text:style-name="T28"> </text:span><text:span text:style-name="T27">possédez</text:span><text:span text:style-name="T28"> </text:span><text:span text:style-name="T27">une</text:span><text:span text:style-name="T28"> </text:span><text:span text:style-name="T27">capacité</text:span><text:span text:style-name="T28"> </text:span><text:span text:style-name="T27">innée</text:span><text:span text:style-name="T28"> </text:span><text:span text:style-name="T82">cauchemar</text:span><text:span text:style-name="T83"> </text:span><text:span text:style-name="T82">prémonitoire </text:span><text:span text:style-name="T46">et</text:span><text:span text:style-name="T47"> </text:span><text:span text:style-name="T46">vous</text:span><text:span text:style-name="T48"> </text:span><text:span text:style-name="T46">pouvez</text:span><text:span text:style-name="T48"> </text:span><text:span text:style-name="T46">choisir</text:span><text:span text:style-name="T48"> </text:span><text:span text:style-name="T46">deux</text:span><text:span text:style-name="T47"> </text:span><text:span text:style-name="T46">compagnons</text:span><text:span text:style-name="T48"> </text:span><text:span text:style-name="T46">fidèles</text:span><text:span text:style-name="T48"> </text:span><text:span text:style-name="T46">dont</text:span><text:span text:style-name="T48"> </text:span><text:span text:style-name="T46">vous</text:span><text:span text:style-name="T47"> </text:span><text:span text:style-name="T46">décidez </text:span>le<text:span text:style-name="T13"> </text:span>champ<text:span text:style-name="T13"> </text:span>de<text:span text:style-name="T53"> </text:span>compétence<text:span text:style-name="T13"> </text:span>pour<text:span text:style-name="T13"> </text:span>un<text:span text:style-name="T53"> </text:span>de<text:span text:style-name="T13"> </text:span>vos<text:span text:style-name="T13"> </text:span>points<text:span text:style-name="T53"> </text:span>bonus<text:span text:style-name="T13"> </text:span>(p68).</text:p>
      <text:p text:style-name="P56"/>
      <text:p text:style-name="P57" loext:marker-style-name="T16"><text:span text:style-name="T84">Vous avez 2 points à dépenser dans des capacités étranges telles que: </text:span><text:span text:style-name="T85">agilité</text:span><text:span text:style-name="T86"> </text:span><text:span text:style-name="T85">surnaturelle,</text:span><text:span text:style-name="T86"> </text:span><text:span text:style-name="T85">corps</text:span><text:span text:style-name="T86"> </text:span><text:span text:style-name="T85">d’acier,</text:span><text:span text:style-name="T86"> </text:span><text:span text:style-name="T85">familier,</text:span><text:span text:style-name="T86"> </text:span><text:span text:style-name="T85">force</text:span><text:span text:style-name="T86"> </text:span><text:span text:style-name="T85">surnaturelle, </text:span><text:span text:style-name="T32">croquemitaine, régénération, perception surnaturelle.</text:span></text:p>
      <text:p text:style-name="P7" loext:marker-style-name="T25"/>
      <text:h text:style-name="P58" text:outline-level="3"><text:span text:style-name="T38">Encreur/Tatoueuse</text:span><text:span text:style-name="T87"> </text:span><text:span text:style-name="T88">d’âme</text:span></text:h>
      <text:p text:style-name="P59">Depuis des temps immémoriaux, l’essence de la magie, du <text:span text:style-name="T27">tissu</text:span><text:span text:style-name="T10"> </text:span><text:span text:style-name="T27">de</text:span><text:span text:style-name="T10"> </text:span><text:span text:style-name="T27">la</text:span><text:span text:style-name="T10"> </text:span><text:span text:style-name="T27">réalité</text:span><text:span text:style-name="T10"> </text:span><text:span text:style-name="T27">et</text:span><text:span text:style-name="T10"> </text:span><text:span text:style-name="T27">des</text:span><text:span text:style-name="T10"> </text:span><text:span text:style-name="T27">âmes</text:span><text:span text:style-name="T10"> </text:span><text:span text:style-name="T27">est</text:span><text:span text:style-name="T10"> </text:span><text:span text:style-name="T27">recueillie</text:span><text:span text:style-name="T10"> </text:span><text:span text:style-name="T27">par</text:span><text:span text:style-name="T10"> </text:span><text:span text:style-name="T27">ces</text:span><text:span text:style-name="T10"> </text:span><text:span text:style-name="T27">pratiquants </text:span>méconnus<text:span text:style-name="T89"> </text:span>des<text:span text:style-name="T89"> </text:span>arts<text:span text:style-name="T89"> </text:span>occultes.<text:span text:style-name="T9"> </text:span>Dans<text:span text:style-name="T89"> </text:span>les<text:span text:style-name="T89"> </text:span>civilisations<text:span text:style-name="T89"> </text:span>primaires, <text:span text:style-name="T40">ils capturaient l’essence des animaux sauvages pour en adopter </text:span>les capacités. Si dans la plupart des écoles, l’encre provient des<text:span text:style-name="T11"> </text:span>matières<text:span text:style-name="T11"> </text:span>qui<text:span text:style-name="T11"> </text:span>constituent<text:span text:style-name="T11"> </text:span>la<text:span text:style-name="T11"> </text:span>réalité,<text:span text:style-name="T11"> </text:span>certaines<text:span text:style-name="T11"> </text:span>considèrent <text:span text:style-name="T27">les</text:span><text:span text:style-name="T14"> </text:span><text:span text:style-name="T27">âmes</text:span><text:span text:style-name="T14"> </text:span><text:span text:style-name="T27">humaines</text:span><text:span text:style-name="T14"> </text:span><text:span text:style-name="T27">ou</text:span><text:span text:style-name="T28"> </text:span><text:span text:style-name="T27">étranges</text:span><text:span text:style-name="T14"> </text:span><text:span text:style-name="T27">comme</text:span><text:span text:style-name="T14"> </text:span><text:span text:style-name="T27">un</text:span><text:span text:style-name="T14"> </text:span><text:span text:style-name="T27">composant</text:span><text:span text:style-name="T28"> </text:span><text:span text:style-name="T27">de</text:span><text:span text:style-name="T14"> </text:span><text:span text:style-name="T27">plus.</text:span></text:p>
      <text:p text:style-name="P10"/>
      <text:p text:style-name="P60"><text:span text:style-name="T12">Un</text:span><text:span text:style-name="T41"> </text:span><text:span text:style-name="T12">tatouage</text:span><text:span text:style-name="T41"> </text:span><text:span text:style-name="T12">de</text:span><text:span text:style-name="T41"> </text:span><text:span text:style-name="T12">gazelle</text:span><text:span text:style-name="T41"> </text:span><text:span text:style-name="T12">constellant</text:span><text:span text:style-name="T41"> </text:span><text:span text:style-name="T12">les</text:span><text:span text:style-name="T41"> </text:span><text:span text:style-name="T12">cuisses</text:span><text:span text:style-name="T41"> </text:span><text:span text:style-name="T12">d’un</text:span><text:span text:style-name="T41"> </text:span><text:span text:style-name="T12">coureur</text:span><text:span text:style-name="T41"> </text:span><text:span text:style-name="T12">lui </text:span><text:span text:style-name="T27">donne</text:span><text:span text:style-name="T53"> </text:span><text:span text:style-name="T27">pour</text:span><text:span text:style-name="T53"> </text:span><text:span text:style-name="T27">un</text:span><text:span text:style-name="T53"> </text:span><text:span text:style-name="T27">temps</text:span><text:span text:style-name="T53"> </text:span><text:span text:style-name="T27">le</text:span><text:span text:style-name="T53"> </text:span><text:span text:style-name="T27">pouvoir</text:span><text:span text:style-name="T53"> </text:span><text:span text:style-name="T27">de</text:span><text:span text:style-name="T53"> </text:span><text:span text:style-name="T27">filer</text:span><text:span text:style-name="T53"> </text:span><text:span text:style-name="T27">comme</text:span><text:span text:style-name="T53"> </text:span><text:span text:style-name="T27">le</text:span><text:span text:style-name="T53"> </text:span><text:span text:style-name="T27">vent.</text:span><text:span text:style-name="T53"> </text:span><text:span text:style-name="T27">Dans </text:span><text:span text:style-name="T13">certains</text:span> <text:span text:style-name="T13">pays,</text:span> <text:span text:style-name="T13">les</text:span> <text:span text:style-name="T13">talents</text:span> <text:span text:style-name="T13">des</text:span> <text:span text:style-name="T13">tatoueurs</text:span> <text:span text:style-name="T13">étaient</text:span> <text:span text:style-name="T13">utilisés</text:span> <text:span text:style-name="T13">pour</text:span> <text:span text:style-name="T13">doper la</text:span> <text:span text:style-name="T13">puissance</text:span> <text:span text:style-name="T13">des</text:span> <text:span text:style-name="T13">champions</text:span> <text:span text:style-name="T13">représentant</text:span> <text:span text:style-name="T13">leur</text:span> <text:span text:style-name="T13">maître.</text:span> <text:span text:style-name="T13">On</text:span> <text:span text:style-name="T13">raconte </text:span><text:span text:style-name="T27">qu’un</text:span><text:span text:style-name="T10"> </text:span><text:span text:style-name="T27">grand</text:span><text:span text:style-name="T10"> </text:span><text:span text:style-name="T27">maître</text:span><text:span text:style-name="T10"> </text:span><text:span text:style-name="T27">se</text:span><text:span text:style-name="T10"> </text:span><text:span text:style-name="T27">serait</text:span><text:span text:style-name="T10"> </text:span><text:span text:style-name="T27">fait</text:span><text:span text:style-name="T10"> </text:span><text:span text:style-name="T27">tatouer</text:span><text:span text:style-name="T10"> </text:span><text:span text:style-name="T27">l’intégralité</text:span><text:span text:style-name="T10"> </text:span><text:span text:style-name="T27">des</text:span><text:span text:style-name="T10"> </text:span><text:span text:style-name="T27">âmes </text:span>de<text:span text:style-name="T15"> </text:span>son<text:span text:style-name="T15"> </text:span>clan<text:span text:style-name="T15"> </text:span>pour<text:span text:style-name="T15"> </text:span>ne<text:span text:style-name="T15"> </text:span>jamais<text:span text:style-name="T15"> </text:span>connaître<text:span text:style-name="T15"> </text:span>la<text:span text:style-name="T15"> </text:span>défaite.</text:p>
      <text:p text:style-name="P61"/>
      <text:p text:style-name="P62">Une aptitude commune à tous les pratiquants de l’encre est <text:span text:style-name="T12">l’aspiration</text:span><text:span text:style-name="T41"> </text:span><text:span text:style-name="T12">d’essence</text:span><text:span text:style-name="T41"> </text:span><text:span text:style-name="T12">vitale.</text:span><text:span text:style-name="T41"> </text:span><text:span text:style-name="T12">C’est</text:span><text:span text:style-name="T41"> </text:span><text:span text:style-name="T12">un</text:span><text:span text:style-name="T41"> </text:span><text:span text:style-name="T12">long</text:span><text:span text:style-name="T41"> </text:span><text:span text:style-name="T12">procédé,</text:span><text:span text:style-name="T41"> </text:span><text:span text:style-name="T12">de</text:span><text:span text:style-name="T41"> </text:span><text:span text:style-name="T12">l’ordre </text:span>d’une<text:span text:style-name="T12"> </text:span>heure<text:span text:style-name="T12"> </text:span>par<text:span text:style-name="T12"> </text:span>point<text:span text:style-name="T12"> </text:span>de<text:span text:style-name="T12"> </text:span>vie<text:span text:style-name="T12"> </text:span>de<text:span text:style-name="T12"> </text:span>la<text:span text:style-name="T12"> </text:span>cible<text:span text:style-name="T12"> </text:span>que<text:span text:style-name="T12"> </text:span>l’on<text:span text:style-name="T12"> </text:span>veut<text:span text:style-name="T12"> </text:span>absor- <text:span text:style-name="T10">ber.</text:span><text:span text:style-name="T12"> </text:span><text:span text:style-name="T10">Sur</text:span><text:span text:style-name="T12"> </text:span><text:span text:style-name="T10">un</text:span><text:span text:style-name="T12"> </text:span><text:span text:style-name="T10">être</text:span><text:span text:style-name="T11"> </text:span><text:span text:style-name="T10">vivant,</text:span><text:span text:style-name="T12"> </text:span><text:span text:style-name="T10">une</text:span><text:span text:style-name="T12"> </text:span><text:span text:style-name="T10">opposition</text:span><text:span text:style-name="T12"> </text:span><text:span text:style-name="T10">entre</text:span><text:span text:style-name="T11"> </text:span><text:span text:style-name="T10">le</text:span><text:span text:style-name="T12"> </text:span><text:span text:style-name="T10">tatoué</text:span><text:span text:style-name="T12"> </text:span><text:span text:style-name="T10">et</text:span><text:span text:style-name="T12"> </text:span><text:span text:style-name="T10">la</text:span><text:span text:style-name="T11"> </text:span><text:span text:style-name="T10">créature </text:span><text:span text:style-name="T40">doit être réussie (volonté + encreur contre volonté + résistances </text:span>éventuelles de la cible).</text:p>
      <text:p text:style-name="P61"/>
      <text:p text:style-name="P63"><text:span text:style-name="T40">Un pratiquant de l’art de l’encre vivante peut infuser ses encres </text:span><text:span text:style-name="T10">sur</text:span><text:span text:style-name="T27"> </text:span><text:span text:style-name="T10">des</text:span><text:span text:style-name="T27"> </text:span><text:span text:style-name="T10">objets</text:span><text:span text:style-name="T27"> </text:span><text:span text:style-name="T10">ou</text:span><text:span text:style-name="T27"> </text:span><text:span text:style-name="T10">des</text:span><text:span text:style-name="T27"> </text:span><text:span text:style-name="T10">êtres</text:span> <text:span text:style-name="T10">vivants,</text:span><text:span text:style-name="T27"> </text:span><text:span text:style-name="T10">il</text:span><text:span text:style-name="T27"> </text:span><text:span text:style-name="T10">peut</text:span><text:span text:style-name="T27"> </text:span><text:span text:style-name="T10">alors</text:span><text:span text:style-name="T27"> </text:span><text:span text:style-name="T10">les</text:span><text:span text:style-name="T27"> </text:span><text:span text:style-name="T10">activer</text:span><text:span text:style-name="T27"> </text:span><text:span text:style-name="T10">comme </text:span>s’ils étaient une extension de lui-même. Certains encreurs <text:span text:style-name="T46">possèdent</text:span><text:span text:style-name="T47"> </text:span><text:span text:style-name="T46">des</text:span><text:span text:style-name="T48"> </text:span><text:span text:style-name="T46">chenils</text:span><text:span text:style-name="T48"> </text:span><text:span text:style-name="T46">d’animaux</text:span><text:span text:style-name="T48"> </text:span><text:span text:style-name="T46">tatoués</text:span><text:span text:style-name="T47"> </text:span><text:span text:style-name="T46">qui</text:span><text:span text:style-name="T48"> </text:span><text:span text:style-name="T46">leur</text:span><text:span text:style-name="T48"> </text:span><text:span text:style-name="T46">servent</text:span><text:span text:style-name="T48"> </text:span><text:span text:style-name="T46">de</text:span><text:span text:style-name="T47"> </text:span><text:span text:style-name="T46">proxy, </text:span><text:span text:style-name="T27">d’autres</text:span><text:span text:style-name="T15"> </text:span><text:span text:style-name="T27">emploient</text:span><text:span text:style-name="T15"> </text:span><text:span text:style-name="T27">des</text:span><text:span text:style-name="T15"> </text:span><text:span text:style-name="T27">armes</text:span><text:span text:style-name="T15"> </text:span><text:span text:style-name="T27">infusées</text:span><text:span text:style-name="T15"> </text:span><text:span text:style-name="T27">aux</text:span><text:span text:style-name="T15"> </text:span><text:span text:style-name="T27">âmes.</text:span></text:p>
      <text:p text:style-name="P64" loext:marker-style-name="T18"><text:bookmark text:name="Goule"/><text:soft-page-break/><text:span text:style-name="T21">Un</text:span><text:span text:style-name="T17"> </text:span><text:span text:style-name="T21">tatoueur</text:span><text:span text:style-name="T17"> </text:span><text:span text:style-name="T21">commence</text:span><text:span text:style-name="T90"> </text:span><text:span text:style-name="T21">avec</text:span><text:span text:style-name="T91"> </text:span><text:span text:style-name="T21">2</text:span><text:span text:style-name="T91"> </text:span><text:span text:style-name="T21">points</text:span><text:span text:style-name="T91"> </text:span><text:span text:style-name="T21">à</text:span><text:span text:style-name="T91"> </text:span><text:span text:style-name="T21">répartir</text:span><text:span text:style-name="T91"> </text:span><text:span text:style-name="T21">dans</text:span><text:span text:style-name="T17"> </text:span><text:span text:style-name="T21">:</text:span><text:span text:style-name="T91"> </text:span><text:span text:style-name="T52">familier, </text:span><text:span text:style-name="T45">encres</text:span><text:span text:style-name="T92"> </text:span><text:span text:style-name="T45">animales,</text:span><text:span text:style-name="T93"> </text:span><text:span text:style-name="T45">encres</text:span><text:span text:style-name="T93"> </text:span><text:span text:style-name="T45">de</text:span><text:span text:style-name="T93"> </text:span><text:span text:style-name="T45">matière,</text:span><text:span text:style-name="T92"> </text:span><text:span text:style-name="T45">encres</text:span><text:span text:style-name="T93"> </text:span><text:span text:style-name="T45">monstrueuses.</text:span><text:span text:style-name="T93"> </text:span><text:span text:style-name="T42">Il</text:span><text:span text:style-name="T44"> </text:span><text:span text:style-name="T42">pos- </text:span><text:span text:style-name="T20">sède</text:span><text:span text:style-name="T18"> </text:span><text:span text:style-name="T20">un</text:span><text:span text:style-name="T18"> </text:span><text:span text:style-name="T20">tatouage</text:span><text:span text:style-name="T18"> </text:span><text:span text:style-name="T20">de</text:span><text:span text:style-name="T18"> </text:span><text:span text:style-name="T20">départ</text:span><text:span text:style-name="T18"> </text:span><text:span text:style-name="T20">par</text:span><text:span text:style-name="T18"> </text:span><text:span text:style-name="T20">rang</text:span><text:span text:style-name="T18"> </text:span><text:span text:style-name="T20">de</text:span><text:span text:style-name="T18"> </text:span><text:span text:style-name="T20">spécialisation,</text:span><text:span text:style-name="T18"> </text:span><text:span text:style-name="T20">les</text:span><text:span text:style-name="T18"> </text:span><text:span text:style-name="T20">suivants </text:span><text:span text:style-name="T42">devront</text:span><text:span text:style-name="T94"> </text:span><text:span text:style-name="T42">s’acquérir</text:span><text:span text:style-name="T94"> </text:span><text:span text:style-name="T42">avec</text:span><text:span text:style-name="T94"> </text:span><text:span text:style-name="T42">des</text:span><text:span text:style-name="T94"> </text:span><text:span text:style-name="T42">âmes</text:span><text:span text:style-name="T94"> </text:span><text:span text:style-name="T42">ou</text:span><text:span text:style-name="T94"> </text:span><text:span text:style-name="T42">des</text:span><text:span text:style-name="T94"> </text:span><text:span text:style-name="T42">essences</text:span><text:span text:style-name="T94"> </text:span><text:span text:style-name="T42">à</text:span><text:span text:style-name="T94"> </text:span><text:span text:style-name="T42">obtenir</text:span><text:span text:style-name="T94"> </text:span><text:span text:style-name="T42">pendant </text:span><text:span text:style-name="T18">les affaires étranges.</text:span></text:p>
      <text:p text:style-name="P65"/>
      <text:h text:style-name="P66" text:outline-level="3">Goule</text:h>
      <text:p text:style-name="P67"><text:span text:style-name="T13">Dans</text:span><text:span text:style-name="T40"> </text:span><text:span text:style-name="T13">vos</text:span><text:span text:style-name="T40"> </text:span><text:span text:style-name="T13">veines</text:span><text:span text:style-name="T40"> </text:span><text:span text:style-name="T13">court</text:span><text:span text:style-name="T41"> </text:span><text:span text:style-name="T13">le</text:span><text:span text:style-name="T40"> </text:span><text:span text:style-name="T13">sang</text:span><text:span text:style-name="T40"> </text:span><text:span text:style-name="T13">d’un</text:span><text:span text:style-name="T40"> </text:span><text:span text:style-name="T13">tueur</text:span><text:span text:style-name="T41"> </text:span><text:span text:style-name="T13">sans</text:span><text:span text:style-name="T40"> </text:span><text:span text:style-name="T13">âme.</text:span><text:span text:style-name="T40"> </text:span><text:span text:style-name="T13">Votre</text:span><text:span text:style-name="T40"> </text:span><text:span text:style-name="T13">maître, </text:span>un<text:span text:style-name="T53"> </text:span>vampire,<text:span text:style-name="T53"> </text:span>se<text:span text:style-name="T53"> </text:span>nourrit<text:span text:style-name="T53"> </text:span>de<text:span text:style-name="T53"> </text:span>l’humanité<text:span text:style-name="T53"> </text:span>chaque<text:span text:style-name="T53"> </text:span>nuit…<text:span text:style-name="T53"> </text:span>De<text:span text:style-name="T53"> </text:span>jour, vous<text:span text:style-name="T89"> </text:span>le<text:span text:style-name="T89"> </text:span>représentez<text:span text:style-name="T89"> </text:span>en<text:span text:style-name="T9"> </text:span>toute<text:span text:style-name="T89"> </text:span>chose<text:span text:style-name="T89"> </text:span>et<text:span text:style-name="T89"> </text:span>assurez<text:span text:style-name="T9"> </text:span>les<text:span text:style-name="T89"> </text:span>affaires<text:span text:style-name="T89"> </text:span>cou- <text:span text:style-name="T40">rantes. Le sang de votre maître est de l’extase pure, lui désobéir </text:span>vous<text:span text:style-name="T15"> </text:span>est<text:span text:style-name="T15"> </text:span>totalement<text:span text:style-name="T15"> </text:span>impossible.</text:p>
      <text:p text:style-name="P68"/>
      <text:p text:style-name="P69">Chaque<text:span text:style-name="T95"> </text:span>niveau<text:span text:style-name="T89"> </text:span>de<text:span text:style-name="T89"> </text:span>goule<text:span text:style-name="T9"> </text:span>donne<text:span text:style-name="T89"> </text:span>un<text:span text:style-name="T89"> </text:span>bonus<text:span text:style-name="T89"> </text:span>de<text:span text:style-name="T9"> </text:span>+1<text:span text:style-name="T89"> </text:span>en<text:span text:style-name="T89"> </text:span>force<text:span text:style-name="T89"> </text:span>et<text:span text:style-name="T9"> </text:span>+1 <text:span text:style-name="T27">en</text:span><text:span text:style-name="T14"> </text:span><text:span text:style-name="T27">volonté</text:span><text:span text:style-name="T14"> </text:span><text:span text:style-name="T27">(le</text:span><text:span text:style-name="T28"> </text:span><text:span text:style-name="T27">bonus</text:span><text:span text:style-name="T14"> </text:span><text:span text:style-name="T27">de</text:span><text:span text:style-name="T14"> </text:span><text:span text:style-name="T27">volonté</text:span><text:span text:style-name="T28"> </text:span><text:span text:style-name="T27">devient</text:span><text:span text:style-name="T14"> </text:span><text:span text:style-name="T27">un</text:span><text:span text:style-name="T14"> </text:span><text:span text:style-name="T27">malus</text:span><text:span text:style-name="T28"> </text:span><text:span text:style-name="T27">quand</text:span><text:span text:style-name="T14"> </text:span><text:span text:style-name="T27">votre </text:span><text:span text:style-name="T6">maître s’adresse à vous). Chaque semaine passée sans boire le sang </text:span><text:span text:style-name="T40">d’un</text:span><text:span text:style-name="T13"> </text:span><text:span text:style-name="T40">vampire</text:span><text:span text:style-name="T13"> </text:span><text:span text:style-name="T40">diminue</text:span><text:span text:style-name="T13"> </text:span><text:span text:style-name="T40">votre</text:span><text:span text:style-name="T15"> </text:span><text:span text:style-name="T40">niveau</text:span><text:span text:style-name="T13"> </text:span><text:span text:style-name="T40">de</text:span><text:span text:style-name="T13"> </text:span><text:span text:style-name="T40">goule</text:span><text:span text:style-name="T13"> </text:span><text:span text:style-name="T40">de</text:span><text:span text:style-name="T15"> </text:span><text:span text:style-name="T40">un.</text:span><text:span text:style-name="T13"> </text:span><text:span text:style-name="T40">Dans</text:span><text:span text:style-name="T13"> </text:span><text:span text:style-name="T40">un</text:span><text:span text:style-name="T13"> </text:span><text:span text:style-name="T40">cas </text:span><text:span text:style-name="T10">d’usage</text:span><text:span text:style-name="T12"> </text:span><text:span text:style-name="T10">très</text:span><text:span text:style-name="T12"> </text:span><text:span text:style-name="T10">intense</text:span><text:span text:style-name="T12"> </text:span><text:span text:style-name="T10">des</text:span><text:span text:style-name="T11"> </text:span><text:span text:style-name="T10">pouvoirs</text:span><text:span text:style-name="T12"> </text:span><text:span text:style-name="T10">octroyés</text:span><text:span text:style-name="T12"> </text:span><text:span text:style-name="T10">par</text:span><text:span text:style-name="T12"> </text:span><text:span text:style-name="T10">le</text:span><text:span text:style-name="T11"> </text:span><text:span text:style-name="T10">sang</text:span><text:span text:style-name="T12"> </text:span><text:span text:style-name="T10">de</text:span><text:span text:style-name="T12"> </text:span><text:span text:style-name="T10">vampire, </text:span><text:span text:style-name="T14">l’attrition</text:span> <text:span text:style-name="T14">peut</text:span> <text:span text:style-name="T14">être</text:span> <text:span text:style-name="T14">plus</text:span> <text:span text:style-name="T14">rapide</text:span> <text:span text:style-name="T14">(à</text:span> <text:span text:style-name="T14">l’appréciation</text:span> <text:span text:style-name="T14">du</text:span> <text:span text:style-name="T14">MJ).</text:span> <text:span text:style-name="T14">Le</text:span> <text:span text:style-name="T14">rythme </text:span><text:span text:style-name="T13">de</text:span><text:span text:style-name="T40"> </text:span><text:span text:style-name="T13">récupération</text:span><text:span text:style-name="T40"> </text:span><text:span text:style-name="T13">d’une</text:span><text:span text:style-name="T40"> </text:span><text:span text:style-name="T13">goule</text:span><text:span text:style-name="T41"> </text:span><text:span text:style-name="T13">est</text:span><text:span text:style-name="T40"> </text:span><text:span text:style-name="T13">de</text:span><text:span text:style-name="T40"> </text:span><text:span text:style-name="T13">2</text:span><text:span text:style-name="T40"> </text:span><text:span text:style-name="T13">points</text:span><text:span text:style-name="T41"> </text:span><text:span text:style-name="T13">de</text:span><text:span text:style-name="T40"> </text:span><text:span text:style-name="T13">santé</text:span><text:span text:style-name="T40"> </text:span><text:span text:style-name="T13">par</text:span><text:span text:style-name="T40"> </text:span><text:span text:style-name="T13">jour</text:span><text:span text:style-name="T41"> </text:span><text:span text:style-name="T13">hors </text:span>repos<text:span text:style-name="T27"> </text:span>et<text:span text:style-name="T27"> </text:span>de<text:span text:style-name="T27"> </text:span>4<text:span text:style-name="T27"> </text:span>points<text:span text:style-name="T27"> </text:span>par<text:span text:style-name="T27"> </text:span>jour<text:span text:style-name="T27"> </text:span>en<text:span text:style-name="T27"> </text:span>repos<text:span text:style-name="T27"> </text:span>complet.</text:p>
      <text:p text:style-name="P10"/>
      <text:p text:style-name="P11" loext:marker-style-name="T16"><text:span text:style-name="T21">En plus de votre force et de votre volonté exceptionnelles, vous </text:span><text:span text:style-name="T30">bénéficiez</text:span><text:span text:style-name="T96"> </text:span><text:span text:style-name="T30">de</text:span><text:span text:style-name="T96"> </text:span><text:span text:style-name="T30">2</text:span><text:span text:style-name="T96"> </text:span><text:span text:style-name="T30">points</text:span><text:span text:style-name="T97"> </text:span><text:span text:style-name="T30">de</text:span><text:span text:style-name="T96"> </text:span><text:span text:style-name="T30">spécialisation</text:span><text:span text:style-name="T96"> </text:span><text:span text:style-name="T30">dans</text:span><text:span text:style-name="T96"> </text:span><text:span text:style-name="T30">la</text:span><text:span text:style-name="T97"> </text:span><text:span text:style-name="T30">liste</text:span><text:span text:style-name="T96"> </text:span><text:span text:style-name="T30">suivante</text:span><text:span text:style-name="T96"> </text:span><text:span text:style-name="T32">: </text:span><text:span text:style-name="T52">animalisme, hypnose, force surnaturelle, perception surna- </text:span><text:span text:style-name="T16">turelle,</text:span><text:span text:style-name="T24"> </text:span><text:span text:style-name="T16">régénération.</text:span></text:p>
      <text:p text:style-name="P25" loext:marker-style-name="T25"/>
      <text:p text:style-name="P70"><text:span text:style-name="T27">Si</text:span><text:span text:style-name="T28"> </text:span><text:span text:style-name="T27">la</text:span><text:span text:style-name="T28"> </text:span><text:span text:style-name="T27">plupart</text:span><text:span text:style-name="T28"> </text:span><text:span text:style-name="T27">des</text:span><text:span text:style-name="T28"> </text:span><text:span text:style-name="T27">goules</text:span><text:span text:style-name="T28"> </text:span><text:span text:style-name="T27">sont</text:span><text:span text:style-name="T28"> </text:span><text:span text:style-name="T27">sous</text:span><text:span text:style-name="T28"> </text:span><text:span text:style-name="T27">le</text:span><text:span text:style-name="T28"> </text:span><text:span text:style-name="T27">contrôle</text:span><text:span text:style-name="T28"> </text:span><text:span text:style-name="T27">total</text:span><text:span text:style-name="T28"> </text:span><text:span text:style-name="T27">d’un</text:span><text:span text:style-name="T28"> </text:span><text:span text:style-name="T27">maître </text:span><text:span text:style-name="T12">vampire</text:span><text:span text:style-name="T41"> </text:span><text:span text:style-name="T12">qui</text:span><text:span text:style-name="T41"> </text:span><text:span text:style-name="T12">les</text:span><text:span text:style-name="T41"> </text:span><text:span text:style-name="T12">domine</text:span><text:span text:style-name="T41"> </text:span><text:span text:style-name="T12">et</text:span><text:span text:style-name="T41"> </text:span><text:span text:style-name="T12">les</text:span><text:span text:style-name="T41"> </text:span><text:span text:style-name="T12">oblige</text:span><text:span text:style-name="T41"> </text:span><text:span text:style-name="T12">en</text:span><text:span text:style-name="T41"> </text:span><text:span text:style-name="T12">permanence,</text:span><text:span text:style-name="T41"> </text:span><text:span text:style-name="T12">quelques </text:span><text:span text:style-name="T46">goules</text:span><text:span text:style-name="T48"> </text:span><text:span text:style-name="T46">dérogent</text:span><text:span text:style-name="T48"> </text:span><text:span text:style-name="T46">à</text:span><text:span text:style-name="T48"> </text:span><text:span text:style-name="T46">cette</text:span><text:span text:style-name="T48"> </text:span><text:span text:style-name="T46">règle.</text:span><text:span text:style-name="T48"> </text:span><text:span text:style-name="T46">Lorsqu’un</text:span><text:span text:style-name="T48"> </text:span><text:span text:style-name="T46">vampire</text:span><text:span text:style-name="T48"> </text:span><text:span text:style-name="T46">est</text:span><text:span text:style-name="T48"> </text:span><text:span text:style-name="T46">dans</text:span><text:span text:style-name="T48"> </text:span><text:span text:style-name="T46">un</text:span><text:span text:style-name="T48"> </text:span><text:span text:style-name="T46">coma </text:span><text:span text:style-name="T13">et</text:span><text:span text:style-name="T98"> </text:span><text:span text:style-name="T13">incapable</text:span><text:span text:style-name="T98"> </text:span><text:span text:style-name="T13">d’émettre</text:span><text:span text:style-name="T98"> </text:span><text:span text:style-name="T13">ses</text:span><text:span text:style-name="T98"> </text:span><text:span text:style-name="T13">ordres,</text:span><text:span text:style-name="T98"> </text:span><text:span text:style-name="T13">le</text:span><text:span text:style-name="T98"> </text:span><text:span text:style-name="T13">libre</text:span><text:span text:style-name="T98"> </text:span><text:span text:style-name="T13">arbitre</text:span><text:span text:style-name="T98"> </text:span><text:span text:style-name="T13">redevient</text:span><text:span text:style-name="T98"> </text:span><text:span text:style-name="T13">possible.</text:span></text:p>
      <text:p text:style-name="P68"/>
      <text:p text:style-name="P71"><text:span text:style-name="T40">Une</text:span><text:span text:style-name="T13"> </text:span><text:span text:style-name="T40">organisation</text:span><text:span text:style-name="T13"> </text:span><text:span text:style-name="T40">appelée</text:span><text:span text:style-name="T13"> </text:span><text:span text:style-name="T40">le</text:span><text:span text:style-name="T15"> </text:span><text:span text:style-name="T40">Black</text:span><text:span text:style-name="T13"> </text:span><text:span text:style-name="T40">Flag</text:span><text:span text:style-name="T13"> </text:span><text:span text:style-name="T40">est</text:span><text:span text:style-name="T13"> </text:span><text:span text:style-name="T40">constituée</text:span><text:span text:style-name="T15"> </text:span><text:span text:style-name="T40">de</text:span><text:span text:style-name="T13"> </text:span><text:span text:style-name="T40">goules </text:span><text:span text:style-name="T13">libres</text:span><text:span text:style-name="T11"> </text:span><text:span text:style-name="T13">opèrant</text:span><text:span text:style-name="T11"> </text:span><text:span text:style-name="T13">sans</text:span><text:span text:style-name="T11"> </text:span><text:span text:style-name="T13">maîtres.</text:span><text:span text:style-name="T11"> </text:span><text:span text:style-name="T13">Elle</text:span><text:span text:style-name="T11"> </text:span><text:span text:style-name="T13">prône</text:span><text:span text:style-name="T11"> </text:span><text:span text:style-name="T13">la</text:span><text:span text:style-name="T11"> </text:span><text:span text:style-name="T13">liberté</text:span><text:span text:style-name="T11"> </text:span><text:span text:style-name="T13">ainsi</text:span><text:span text:style-name="T11"> </text:span><text:span text:style-name="T13">que</text:span><text:span text:style-name="T11"> </text:span><text:span text:style-name="T13">la</text:span><text:span text:style-name="T11"> </text:span><text:span text:style-name="T13">libre </text:span><text:span text:style-name="T10">pensée</text:span><text:span text:style-name="T12"> </text:span><text:span text:style-name="T10">de</text:span><text:span text:style-name="T12"> </text:span><text:span text:style-name="T10">l’espèce</text:span><text:span text:style-name="T12"> </text:span><text:span text:style-name="T10">goule.</text:span><text:span text:style-name="T11"> </text:span><text:span text:style-name="T10">Bien</text:span><text:span text:style-name="T12"> </text:span><text:span text:style-name="T10">qu’il</text:span><text:span text:style-name="T12"> </text:span><text:span text:style-name="T10">soit</text:span><text:span text:style-name="T12"> </text:span><text:span text:style-name="T10">étonnant</text:span><text:span text:style-name="T11"> </text:span><text:span text:style-name="T10">que</text:span><text:span text:style-name="T12"> </text:span><text:span text:style-name="T10">la</text:span><text:span text:style-name="T12"> </text:span><text:span text:style-name="T10">couronne </text:span>vampirique<text:span text:style-name="T15"> </text:span>les<text:span text:style-name="T15"> </text:span>laisse<text:span text:style-name="T15"> </text:span>agir,<text:span text:style-name="T15"> </text:span>il<text:span text:style-name="T15"> </text:span>semblerait<text:span text:style-name="T15"> </text:span>qu’un<text:span text:style-name="T15"> </text:span>accord<text:span text:style-name="T15"> </text:span>assure la<text:span text:style-name="T89"> </text:span>coexistence<text:span text:style-name="T89"> </text:span>des<text:span text:style-name="T89"> </text:span>deux<text:span text:style-name="T9"> </text:span>factions.</text:p>
      <text:p text:style-name="P72" loext:marker-style-name="T62"/>
      <text:p text:style-name="P72" loext:marker-style-name="T62"/>
      <text:p text:style-name="P72" loext:marker-style-name="T62"/>
      <text:p text:style-name="P72" loext:marker-style-name="T62"/>
      <text:p text:style-name="P72" loext:marker-style-name="T62"/>
      <text:p text:style-name="P72" loext:marker-style-name="T62"/>
      <text:p text:style-name="P72" loext:marker-style-name="T62"/>
      <text:p text:style-name="P72" loext:marker-style-name="T62"/>
      <text:p text:style-name="P72" loext:marker-style-name="T62"/>
      <text:p text:style-name="P72" loext:marker-style-name="T62"/>
      <text:p text:style-name="P72" loext:marker-style-name="T62"/>
      <text:p text:style-name="P72" loext:marker-style-name="T62"/>
      <text:p text:style-name="P72" loext:marker-style-name="T62"/>
      <text:p text:style-name="P73" loext:marker-style-name="T62"/>
      <text:section text:style-name="Sect2" text:name="Section2">
        <text:p text:style-name="P74" loext:marker-style-name="T99"/>
        <text:p text:style-name="P74" loext:marker-style-name="T99"/>
        <text:p text:style-name="P75" loext:marker-style-name="T99"/>
        <text:p text:style-name="P76" loext:marker-style-name="T80"><text:span text:style-name="T80">Johan C </text:span><text:a xlink:type="simple" xlink:href="mailto:johan.coquil@gmail.com" text:style-name="ListLabel_20_10" text:visited-style-name="ListLabel_20_10"><text:span text:style-name="T80">johan.coquil@gmail.com</text:span></text:a><text:span text:style-name="T80"> - </text:span></text:p>
      </text:section>
      <text:h text:style-name="P77" text:outline-level="3"><text:bookmark text:name="Mage des traditions"/><text:bookmark text:name="Médium"/><text:span text:style-name="T38">Mage</text:span><text:span text:style-name="T39"> </text:span><text:span text:style-name="T38">des</text:span><text:span text:style-name="T100"> </text:span><text:span text:style-name="T39">traditions</text:span></text:h>
      <text:p text:style-name="P78">On regroupe sous cette appellation les pratiquants des arts étranges qui touchent à la matière et à la réalité des choses. Certains<text:span text:style-name="T89"> </text:span>étudient<text:span text:style-name="T89"> </text:span>le<text:span text:style-name="T89"> </text:span>tissu<text:span text:style-name="T9"> </text:span>de<text:span text:style-name="T89"> </text:span>la<text:span text:style-name="T89"> </text:span>réalité,<text:span text:style-name="T89"> </text:span>d’autres<text:span text:style-name="T9"> </text:span>en<text:span text:style-name="T89"> </text:span>font<text:span text:style-name="T89"> </text:span>usage. <text:span text:style-name="T10">Tous</text:span><text:span text:style-name="T12"> </text:span><text:span text:style-name="T10">s’entendent</text:span><text:span text:style-name="T12"> </text:span><text:span text:style-name="T10">à</text:span><text:span text:style-name="T12"> </text:span><text:span text:style-name="T10">de</text:span><text:span text:style-name="T11"> </text:span><text:span text:style-name="T10">rares</text:span><text:span text:style-name="T12"> </text:span><text:span text:style-name="T10">exceptions</text:span><text:span text:style-name="T12"> </text:span><text:span text:style-name="T10">près</text:span><text:span text:style-name="T12"> </text:span><text:span text:style-name="T10">pour</text:span><text:span text:style-name="T11"> </text:span><text:span text:style-name="T10">que</text:span><text:span text:style-name="T12"> </text:span><text:span text:style-name="T10">la</text:span><text:span text:style-name="T12"> </text:span><text:span text:style-name="T10">cohérence </text:span>du<text:span text:style-name="T28"> </text:span>réel<text:span text:style-name="T28"> </text:span>tel<text:span text:style-name="T28"> </text:span>qu’on<text:span text:style-name="T28"> </text:span>le<text:span text:style-name="T28"> </text:span>connaît<text:span text:style-name="T28"> </text:span>soit<text:span text:style-name="T28"> </text:span>préservée<text:span text:style-name="T28"> </text:span>des<text:span text:style-name="T28"> </text:span>entités<text:span text:style-name="T28"> </text:span>au-delà <text:span text:style-name="T27">de</text:span><text:span text:style-name="T40"> </text:span><text:span text:style-name="T27">notre</text:span><text:span text:style-name="T40"> </text:span><text:span text:style-name="T27">compréhension</text:span><text:span text:style-name="T40"> </text:span><text:span text:style-name="T27">qui</text:span><text:span text:style-name="T40"> </text:span><text:span text:style-name="T27">nous</text:span><text:span text:style-name="T40"> </text:span><text:span text:style-name="T27">observent</text:span><text:span text:style-name="T40"> </text:span><text:span text:style-name="T27">et</text:span><text:span text:style-name="T40"> </text:span><text:span text:style-name="T27">tentent</text:span><text:span text:style-name="T40"> </text:span><text:span text:style-name="T27">parfois </text:span>une<text:span text:style-name="T14"> </text:span>percée<text:span text:style-name="T14"> </text:span>quand<text:span text:style-name="T14"> </text:span>le<text:span text:style-name="T14"> </text:span>voile<text:span text:style-name="T14"> </text:span>se<text:span text:style-name="T14"> </text:span>déchire…</text:p>
      <text:p text:style-name="P61"/>
      <text:p text:style-name="P79"><text:span text:style-name="T10">Les</text:span><text:span text:style-name="T12"> </text:span><text:span text:style-name="T10">compétences</text:span><text:span text:style-name="T12"> </text:span><text:span text:style-name="T10">communes</text:span><text:span text:style-name="T11"> </text:span><text:span text:style-name="T10">chez</text:span><text:span text:style-name="T12"> </text:span><text:span text:style-name="T10">les</text:span><text:span text:style-name="T12"> </text:span><text:span text:style-name="T10">mages</text:span><text:span text:style-name="T11"> </text:span><text:span text:style-name="T10">sont</text:span><text:span text:style-name="T12"> </text:span><text:span text:style-name="T10">l’usage</text:span><text:span text:style-name="T12"> </text:span><text:span text:style-name="T10">de</text:span><text:span text:style-name="T11"> </text:span><text:span text:style-name="T10">tours </text:span><text:span text:style-name="T13">mineurs</text:span><text:span text:style-name="T40"> </text:span><text:span text:style-name="T13">inoffensifs</text:span><text:span text:style-name="T40"> </text:span><text:span text:style-name="T13">mais</text:span><text:span text:style-name="T40"> </text:span><text:span text:style-name="T13">épatants,</text:span><text:span text:style-name="T41"> </text:span><text:span text:style-name="T13">l’étude</text:span><text:span text:style-name="T40"> </text:span><text:span text:style-name="T13">des</text:span><text:span text:style-name="T40"> </text:span><text:span text:style-name="T13">énergies</text:span><text:span text:style-name="T40"> </text:span><text:span text:style-name="T13">et</text:span><text:span text:style-name="T41"> </text:span><text:span text:style-name="T13">de</text:span><text:span text:style-name="T40"> </text:span><text:span text:style-name="T13">l’es- </text:span><text:span text:style-name="T27">sence</text:span><text:span text:style-name="T53"> </text:span><text:span text:style-name="T27">des</text:span><text:span text:style-name="T53"> </text:span><text:span text:style-name="T27">choses,</text:span><text:span text:style-name="T53"> </text:span><text:span text:style-name="T27">la</text:span><text:span text:style-name="T53"> </text:span><text:span text:style-name="T27">canalisation</text:span><text:span text:style-name="T53"> </text:span><text:span text:style-name="T27">de</text:span><text:span text:style-name="T53"> </text:span><text:span text:style-name="T27">l’énergie</text:span><text:span text:style-name="T53"> </text:span><text:span text:style-name="T27">par</text:span><text:span text:style-name="T53"> </text:span><text:span text:style-name="T27">la</text:span><text:span text:style-name="T53"> </text:span><text:span text:style-name="T27">voix</text:span><text:span text:style-name="T53"> </text:span><text:span text:style-name="T27">pour </text:span>libérer<text:span text:style-name="T28"> </text:span>le<text:span text:style-name="T28"> </text:span>potentiel<text:span text:style-name="T28"> </text:span>des<text:span text:style-name="T28"> </text:span>éléments,<text:span text:style-name="T28"> </text:span>les<text:span text:style-name="T28"> </text:span>connaissances<text:span text:style-name="T28"> </text:span>occultes, <text:span text:style-name="T13">l’histoire</text:span><text:span text:style-name="T49"> </text:span><text:span text:style-name="T13">de</text:span><text:span text:style-name="T49"> </text:span><text:span text:style-name="T13">la</text:span><text:span text:style-name="T49"> </text:span><text:span text:style-name="T13">magie,</text:span><text:span text:style-name="T49"> </text:span><text:span text:style-name="T13">la</text:span><text:span text:style-name="T49"> </text:span><text:span text:style-name="T13">connaissance</text:span><text:span text:style-name="T49"> </text:span><text:span text:style-name="T13">des</text:span><text:span text:style-name="T49"> </text:span><text:span text:style-name="T13">bibliothèques</text:span><text:span text:style-name="T49"> </text:span><text:span text:style-name="T13">de</text:span><text:span text:style-name="T49"> </text:span><text:span text:style-name="T13">savoir.</text:span></text:p>
      <text:p text:style-name="P68"/>
      <text:p text:style-name="P60"><text:span text:style-name="T6">Les</text:span><text:span text:style-name="T7"> </text:span><text:span text:style-name="T6">mages</text:span><text:span text:style-name="T8"> </text:span><text:span text:style-name="T6">sont</text:span><text:span text:style-name="T8"> </text:span><text:span text:style-name="T6">perpétuellement</text:span><text:span text:style-name="T8"> </text:span><text:span text:style-name="T6">à</text:span><text:span text:style-name="T7"> </text:span><text:span text:style-name="T6">la</text:span><text:span text:style-name="T8"> </text:span><text:span text:style-name="T6">recherche</text:span><text:span text:style-name="T8"> </text:span><text:span text:style-name="T6">du</text:span><text:span text:style-name="T8"> </text:span><text:span text:style-name="T6">savoir.</text:span><text:span text:style-name="T7"> </text:span><text:span text:style-name="T6">Ils</text:span><text:span text:style-name="T8"> </text:span><text:span text:style-name="T6">doivent </text:span>sans<text:span text:style-name="T89"> </text:span>cesse<text:span text:style-name="T89"> </text:span>collaborer<text:span text:style-name="T89"> </text:span>et<text:span text:style-name="T9"> </text:span>partager<text:span text:style-name="T89"> </text:span>leurs<text:span text:style-name="T89"> </text:span>collections<text:span text:style-name="T89"> </text:span>de<text:span text:style-name="T9"> </text:span>recueils ésotériques.<text:span text:style-name="T10"> </text:span>L’aptitude<text:span text:style-name="T10"> </text:span>à<text:span text:style-name="T10"> </text:span>la<text:span text:style-name="T10"> </text:span>magie<text:span text:style-name="T10"> </text:span>procure<text:span text:style-name="T10"> </text:span>des<text:span text:style-name="T10"> </text:span>contacts<text:span text:style-name="T10"> </text:span>dans <text:span text:style-name="T10">les</text:span><text:span text:style-name="T27"> </text:span><text:span text:style-name="T10">milieux</text:span><text:span text:style-name="T27"> </text:span><text:span text:style-name="T10">magiques,</text:span><text:span text:style-name="T27"> </text:span><text:span text:style-name="T10">parfois</text:span><text:span text:style-name="T27"> </text:span><text:span text:style-name="T10">une</text:span><text:span text:style-name="T27"> </text:span><text:span text:style-name="T10">loge,</text:span><text:span text:style-name="T27"> </text:span><text:span text:style-name="T10">des</text:span><text:span text:style-name="T27"> </text:span><text:span text:style-name="T10">collègues</text:span><text:span text:style-name="T27"> </text:span><text:span text:style-name="T10">du</text:span><text:span text:style-name="T27"> </text:span><text:span text:style-name="T10">domaine </text:span>de<text:span text:style-name="T9"> </text:span>spécialisation,<text:span text:style-name="T9"> </text:span>une<text:span text:style-name="T9"> </text:span>9aternité,<text:span text:style-name="T9"> </text:span>des<text:span text:style-name="T9"> </text:span>membres<text:span text:style-name="T9"> </text:span>de<text:span text:style-name="T9"> </text:span>l’Arcanum. <text:span text:style-name="T27">Entre</text:span><text:span text:style-name="T14"> </text:span><text:span text:style-name="T27">autres</text:span><text:span text:style-name="T14"> </text:span><text:span text:style-name="T27">choses,</text:span><text:span text:style-name="T14"> </text:span><text:span text:style-name="T27">la</text:span><text:span text:style-name="T28"> </text:span><text:span text:style-name="T27">magie</text:span><text:span text:style-name="T14"> </text:span><text:span text:style-name="T27">permet</text:span><text:span text:style-name="T14"> </text:span><text:span text:style-name="T27">de</text:span><text:span text:style-name="T14"> </text:span><text:span text:style-name="T27">comprendre</text:span><text:span text:style-name="T28"> </text:span><text:span text:style-name="T27">certaines </text:span><text:span text:style-name="T10">écritures</text:span><text:span text:style-name="T101"> </text:span><text:span text:style-name="T10">occultes,</text:span><text:span text:style-name="T101"> </text:span><text:span text:style-name="T10">de</text:span><text:span text:style-name="T101"> </text:span><text:span text:style-name="T10">voir</text:span><text:span text:style-name="T101"> </text:span><text:span text:style-name="T10">les</text:span><text:span text:style-name="T101"> </text:span><text:span text:style-name="T10">essences</text:span><text:span text:style-name="T101"> </text:span><text:span text:style-name="T10">magiques</text:span><text:span text:style-name="T95"> </text:span><text:span text:style-name="T10">autour</text:span><text:span text:style-name="T101"> </text:span><text:span text:style-name="T10">des</text:span><text:span text:style-name="T101"> </text:span><text:span text:style-name="T10">choses.</text:span></text:p>
      <text:p text:style-name="P10"/>
      <text:p text:style-name="P79"><text:span text:style-name="T12">Les</text:span><text:span text:style-name="T10"> </text:span><text:span text:style-name="T12">mages,</text:span><text:span text:style-name="T10"> </text:span><text:span text:style-name="T12">à</text:span><text:span text:style-name="T10"> </text:span><text:span text:style-name="T12">force</text:span><text:span text:style-name="T53"> </text:span><text:span text:style-name="T12">d’utiliser</text:span><text:span text:style-name="T10"> </text:span><text:span text:style-name="T12">et</text:span><text:span text:style-name="T10"> </text:span><text:span text:style-name="T12">d’user</text:span><text:span text:style-name="T10"> </text:span><text:span text:style-name="T12">le</text:span><text:span text:style-name="T53"> </text:span><text:span text:style-name="T12">tissu</text:span><text:span text:style-name="T10"> </text:span><text:span text:style-name="T12">du</text:span><text:span text:style-name="T10"> </text:span><text:span text:style-name="T12">réel,</text:span><text:span text:style-name="T10"> </text:span><text:span text:style-name="T12">semblent faire</text:span><text:span text:style-name="T10"> </text:span><text:span text:style-name="T12">l’objet</text:span><text:span text:style-name="T10"> </text:span><text:span text:style-name="T12">d’une</text:span><text:span text:style-name="T10"> </text:span><text:span text:style-name="T12">aversion</text:span><text:span text:style-name="T53"> </text:span><text:span text:style-name="T12">de</text:span><text:span text:style-name="T10"> </text:span><text:span text:style-name="T12">la</text:span><text:span text:style-name="T10"> </text:span><text:span text:style-name="T12">réalité</text:span><text:span text:style-name="T10"> </text:span><text:span text:style-name="T12">à</text:span><text:span text:style-name="T53"> </text:span><text:span text:style-name="T12">leur</text:span><text:span text:style-name="T10"> </text:span><text:span text:style-name="T12">encontre.</text:span><text:span text:style-name="T10"> </text:span><text:span text:style-name="T12">Quand </text:span><text:span text:style-name="T40">ils</text:span><text:span text:style-name="T10"> </text:span><text:span text:style-name="T40">approchent</text:span><text:span text:style-name="T13"> </text:span><text:span text:style-name="T40">des</text:span><text:span text:style-name="T13"> </text:span><text:span text:style-name="T40">objets</text:span><text:span text:style-name="T15"> </text:span><text:span text:style-name="T40">technologiques</text:span><text:span text:style-name="T13"> </text:span><text:span text:style-name="T40">ou</text:span><text:span text:style-name="T13"> </text:span><text:span text:style-name="T40">des</text:span><text:span text:style-name="T13"> </text:span><text:span text:style-name="T40">appareils</text:span><text:span text:style-name="T15"> </text:span><text:span text:style-name="T40">méca- </text:span><text:span text:style-name="T27">niques,</text:span><text:span text:style-name="T13"> </text:span><text:span text:style-name="T27">ces</text:span><text:span text:style-name="T13"> </text:span><text:span text:style-name="T27">derniers</text:span><text:span text:style-name="T13"> </text:span><text:span text:style-name="T27">ont</text:span><text:span text:style-name="T13"> </text:span><text:span text:style-name="T27">tendance</text:span><text:span text:style-name="T13"> </text:span><text:span text:style-name="T27">à</text:span><text:span text:style-name="T13"> </text:span><text:span text:style-name="T27">tomber</text:span><text:span text:style-name="T13"> </text:span><text:span text:style-name="T27">en</text:span><text:span text:style-name="T13"> </text:span><text:span text:style-name="T27">panne.</text:span><text:span text:style-name="T13"> </text:span><text:span text:style-name="T27">Les</text:span><text:span text:style-name="T13"> </text:span><text:span text:style-name="T27">dis- </text:span><text:span text:style-name="T12">quettes s’effacent régulièrement à leur toucher, les téléphones </text:span><text:span text:style-name="T10">grésillent,</text:span> <text:span text:style-name="T10">les</text:span> <text:span text:style-name="T10">disjoncteurs</text:span> <text:span text:style-name="T10">s’offusquent</text:span> <text:span text:style-name="T10">de</text:span> <text:span text:style-name="T10">leur</text:span> <text:span text:style-name="T10">présence.</text:span> <text:span text:style-name="T10">Ce</text:span> <text:span text:style-name="T10">léger </text:span><text:span text:style-name="T12">inconvénient</text:span><text:span text:style-name="T13"> </text:span><text:span text:style-name="T12">est</text:span><text:span text:style-name="T13"> </text:span><text:span text:style-name="T12">largement</text:span><text:span text:style-name="T13"> </text:span><text:span text:style-name="T12">compensé</text:span><text:span text:style-name="T13"> </text:span><text:span text:style-name="T12">par</text:span><text:span text:style-name="T13"> </text:span><text:span text:style-name="T12">leur</text:span><text:span text:style-name="T13"> </text:span><text:span text:style-name="T12">vision</text:span><text:span text:style-name="T13"> </text:span><text:span text:style-name="T12">de</text:span><text:span text:style-name="T13"> </text:span><text:span text:style-name="T12">mage, </text:span><text:span text:style-name="T10">une</text:span><text:span text:style-name="T26"> </text:span><text:span text:style-name="T10">capacité</text:span><text:span text:style-name="T26"> </text:span><text:span text:style-name="T10">qu’il</text:span><text:span text:style-name="T26"> </text:span><text:span text:style-name="T10">peuvent</text:span><text:span text:style-name="T26"> </text:span><text:span text:style-name="T10">déclencher</text:span><text:span text:style-name="T26"> </text:span><text:span text:style-name="T10">en</text:span><text:span text:style-name="T26"> </text:span><text:span text:style-name="T10">se</text:span><text:span text:style-name="T26"> </text:span><text:span text:style-name="T10">concentrant</text:span><text:span text:style-name="T26"> </text:span><text:span text:style-name="T10">pour</text:span><text:span text:style-name="T26"> </text:span><text:span text:style-name="T10">voir </text:span><text:span text:style-name="T40">le</text:span><text:span text:style-name="T13"> </text:span><text:span text:style-name="T40">monde</text:span><text:span text:style-name="T13"> </text:span><text:span text:style-name="T40">sous</text:span><text:span text:style-name="T13"> </text:span><text:span text:style-name="T40">forme</text:span><text:span text:style-name="T15"> </text:span><text:span text:style-name="T40">de</text:span><text:span text:style-name="T13"> </text:span><text:span text:style-name="T40">composition</text:span><text:span text:style-name="T13"> </text:span><text:span text:style-name="T40">magique,</text:span><text:span text:style-name="T13"> </text:span><text:span text:style-name="T40">en</text:span><text:span text:style-name="T15"> </text:span><text:span text:style-name="T40">fils</text:span><text:span text:style-name="T13"> </text:span><text:span text:style-name="T40">d’énergie </text:span>tellurique et champs magiques.</text:p>
      <text:p text:style-name="P80"/>
      <text:p text:style-name="P24" loext:marker-style-name="T16"><text:span text:style-name="T19">Vous</text:span><text:span text:style-name="T20"> </text:span><text:span text:style-name="T19">avez</text:span><text:span text:style-name="T20"> </text:span><text:span text:style-name="T19">2</text:span><text:span text:style-name="T102"> </text:span><text:span text:style-name="T19">points à dépenser dans des spécialités magiques</text:span><text:span text:style-name="T20"> </text:span><text:span text:style-name="T19">: </text:span><text:span text:style-name="T24">champ</text:span><text:span text:style-name="T31"> </text:span><text:span text:style-name="T24">de</text:span><text:span text:style-name="T31"> </text:span><text:span text:style-name="T24">protection</text:span><text:span text:style-name="T31"> </text:span><text:span text:style-name="T24">magique,</text:span><text:span text:style-name="T31"> </text:span><text:span text:style-name="T24">origami</text:span><text:span text:style-name="T31"> </text:span><text:span text:style-name="T24">magique,</text:span><text:span text:style-name="T31"> </text:span><text:span text:style-name="T24">télékinésie, </text:span><text:span text:style-name="T16">pyromancie, télépathie, etc.</text:span></text:p>
      <text:p text:style-name="P20" loext:marker-style-name="T25"/>
      <text:h text:style-name="P81" text:outline-level="3">Médium</text:h>
      <text:p text:style-name="P82"><text:span text:style-name="T13">Vous</text:span><text:span text:style-name="T40"> </text:span><text:span text:style-name="T13">ressentez</text:span><text:span text:style-name="T40"> </text:span><text:span text:style-name="T13">la</text:span><text:span text:style-name="T40"> </text:span><text:span text:style-name="T13">présence</text:span><text:span text:style-name="T41"> </text:span><text:span text:style-name="T13">des</text:span><text:span text:style-name="T40"> </text:span><text:span text:style-name="T13">esprits</text:span><text:span text:style-name="T40"> </text:span><text:span text:style-name="T13">autour</text:span><text:span text:style-name="T40"> </text:span><text:span text:style-name="T13">de</text:span><text:span text:style-name="T41"> </text:span><text:span text:style-name="T13">vous.</text:span><text:span text:style-name="T40"> </text:span><text:span text:style-name="T13">La</text:span><text:span text:style-name="T40"> </text:span><text:span text:style-name="T13">plupart </text:span><text:span text:style-name="T12">sont fous ou incompréhensibles, d’autres parlent des dialectes </text:span><text:span text:style-name="T10">depuis</text:span> <text:span text:style-name="T10">longtemps</text:span> <text:span text:style-name="T10">oubliés.</text:span> <text:span text:style-name="T10">Certains</text:span> <text:span text:style-name="T10">lisent</text:span> <text:span text:style-name="T10">dans</text:span> <text:span text:style-name="T10">vos</text:span> <text:span text:style-name="T10">yeux</text:span> <text:span text:style-name="T10">que</text:span> <text:span text:style-name="T10">vous </text:span><text:span text:style-name="T27">les</text:span><text:span text:style-name="T14"> </text:span><text:span text:style-name="T27">percevez</text:span><text:span text:style-name="T14"> </text:span><text:span text:style-name="T27">et</text:span><text:span text:style-name="T14"> </text:span><text:span text:style-name="T27">vous</text:span><text:span text:style-name="T28"> </text:span><text:span text:style-name="T27">supplient</text:span><text:span text:style-name="T14"> </text:span><text:span text:style-name="T27">de</text:span><text:span text:style-name="T14"> </text:span><text:span text:style-name="T27">les</text:span><text:span text:style-name="T14"> </text:span><text:span text:style-name="T27">aider</text:span><text:span text:style-name="T28"> </text:span><text:span text:style-name="T27">ou</text:span><text:span text:style-name="T14"> </text:span><text:span text:style-name="T27">de</text:span><text:span text:style-name="T14"> </text:span><text:span text:style-name="T27">vous</text:span><text:span text:style-name="T14"> </text:span><text:span text:style-name="T27">occuper </text:span><text:span text:style-name="T103">de leurs proches. Vous expérimentez le paradoxe de vivre dans deux </text:span><text:span text:style-name="T14">mondes</text:span> <text:span text:style-name="T14">sans</text:span> <text:span text:style-name="T14">réellement</text:span> <text:span text:style-name="T14">appartenir</text:span> <text:span text:style-name="T14">à</text:span> <text:span text:style-name="T14">aucun</text:span> <text:span text:style-name="T14">des</text:span> <text:span text:style-name="T14">deux.</text:span> <text:span text:style-name="T14">Par</text:span> <text:span text:style-name="T14">moment, </text:span><text:span text:style-name="T27">vous</text:span><text:span text:style-name="T12"> </text:span><text:span text:style-name="T27">percevez</text:span><text:span text:style-name="T12"> </text:span><text:span text:style-name="T27">en</text:span><text:span text:style-name="T12"> </text:span><text:span text:style-name="T27">superposition</text:span><text:span text:style-name="T12"> </text:span><text:span text:style-name="T27">le</text:span><text:span text:style-name="T12"> </text:span><text:span text:style-name="T27">monde</text:span><text:span text:style-name="T12"> </text:span><text:span text:style-name="T27">des</text:span><text:span text:style-name="T12"> </text:span><text:span text:style-name="T27">esprits</text:span><text:span text:style-name="T11"> </text:span><text:span text:style-name="T27">ou</text:span><text:span text:style-name="T12"> </text:span><text:span text:style-name="T27">celui</text:span></text:p>
      <text:p text:style-name="P83"><text:bookmark text:name="Observateur/Archiviste"/><text:bookmark text:name="Lycanthrope"/><text:span text:style-name="T40">des</text:span><text:span text:style-name="T15"> </text:span><text:span text:style-name="T40">peuples</text:span><text:span text:style-name="T15"> </text:span><text:span text:style-name="T40">fées</text:span><text:span text:style-name="T15"> </text:span><text:span text:style-name="T40">en</text:span><text:span text:style-name="T15"> </text:span><text:span text:style-name="T40">même</text:span><text:span text:style-name="T15"> </text:span><text:span text:style-name="T40">temps</text:span><text:span text:style-name="T15"> </text:span><text:span text:style-name="T40">que</text:span><text:span text:style-name="T15"> </text:span><text:span text:style-name="T40">notre</text:span><text:span text:style-name="T15"> </text:span><text:span text:style-name="T40">réalité.</text:span><text:span text:style-name="T15"> </text:span><text:span text:style-name="T40">Plus</text:span><text:span text:style-name="T15"> </text:span><text:span text:style-name="T40">le</text:span><text:span text:style-name="T15"> </text:span><text:soft-page-break/><text:span text:style-name="T40">talent </text:span>du<text:span text:style-name="T27"> </text:span>médium<text:span text:style-name="T27"> </text:span>est<text:span text:style-name="T27"> </text:span>fort,<text:span text:style-name="T27"> </text:span>moins<text:span text:style-name="T27"> </text:span>la<text:span text:style-name="T27"> </text:span>réalité<text:span text:style-name="T27"> </text:span>qui<text:span text:style-name="T27"> </text:span>l’entoure<text:span text:style-name="T27"> </text:span>a<text:span text:style-name="T27"> </text:span>de<text:span text:style-name="T27"> </text:span>sens. Nombreuses<text:span text:style-name="T40"> </text:span>sont<text:span text:style-name="T40"> </text:span>les<text:span text:style-name="T40"> </text:span>histoires<text:span text:style-name="T40"> </text:span>de<text:span text:style-name="T40"> </text:span>talentueux<text:span text:style-name="T40"> </text:span>médiums<text:span text:style-name="T40"> </text:span>ayant disparu<text:span text:style-name="T11"> </text:span>pour<text:span text:style-name="T11"> </text:span>toujours<text:span text:style-name="T11"> </text:span>sans<text:span text:style-name="T11"> </text:span>raison<text:span text:style-name="T11"> </text:span>apparente…</text:p>
      <text:p text:style-name="P68"/>
      <text:p text:style-name="P84" loext:marker-style-name="T16"><text:span text:style-name="T17">Vous</text:span><text:span text:style-name="T21"> </text:span><text:span text:style-name="T17">avez</text:span><text:span text:style-name="T21"> </text:span><text:span text:style-name="T17">2</text:span><text:span text:style-name="T90"> </text:span><text:span text:style-name="T17">points</text:span><text:span text:style-name="T21"> </text:span><text:span text:style-name="T17">bonus</text:span><text:span text:style-name="T21"> </text:span><text:span text:style-name="T17">à</text:span><text:span text:style-name="T90"> </text:span><text:span text:style-name="T17">dépenser</text:span><text:span text:style-name="T21"> </text:span><text:span text:style-name="T17">dans</text:span><text:span text:style-name="T21"> </text:span><text:span text:style-name="T17">des</text:span><text:span text:style-name="T90"> </text:span><text:span text:style-name="T17">spécialités</text:span><text:span text:style-name="T21"> </text:span><text:span text:style-name="T17">de</text:span><text:span text:style-name="T21"> </text:span><text:span text:style-name="T17">mé- </text:span><text:span text:style-name="T18">dium</text:span><text:span text:style-name="T104"> </text:span><text:span text:style-name="T18">:</text:span><text:span text:style-name="T91"> </text:span><text:span text:style-name="T16">communion avec les esprits, divination, familier, géomancie,</text:span><text:span text:style-name="T31"> </text:span><text:span text:style-name="T16">volonté</text:span><text:span text:style-name="T31"> </text:span><text:span text:style-name="T16">surnaturelle.</text:span></text:p>
      <text:p text:style-name="P20" loext:marker-style-name="T25"/>
      <text:h text:style-name="P8" text:outline-level="3">Observateur/Archiviste</text:h>
      <text:p text:style-name="P4"><text:span text:style-name="T46">Vous</text:span><text:span text:style-name="T47"> </text:span><text:span text:style-name="T46">faites</text:span><text:span text:style-name="T48"> </text:span><text:span text:style-name="T46">partie</text:span><text:span text:style-name="T48"> </text:span><text:span text:style-name="T46">d’un</text:span><text:span text:style-name="T48"> </text:span><text:span text:style-name="T46">ordre</text:span><text:span text:style-name="T47"> </text:span><text:span text:style-name="T46">secret</text:span><text:span text:style-name="T48"> </text:span><text:span text:style-name="T46">qui,</text:span><text:span text:style-name="T48"> </text:span><text:span text:style-name="T46">depuis</text:span><text:span text:style-name="T48"> </text:span><text:span text:style-name="T46">des</text:span><text:span text:style-name="T47"> </text:span><text:span text:style-name="T46">siècles,</text:span><text:span text:style-name="T48"> </text:span><text:span text:style-name="T46">observe </text:span><text:span text:style-name="T10">et</text:span><text:span text:style-name="T11"> </text:span><text:span text:style-name="T10">note</text:span><text:span text:style-name="T11"> </text:span><text:span text:style-name="T10">scrupuleusement</text:span><text:span text:style-name="T11"> </text:span><text:span text:style-name="T10">les</text:span><text:span text:style-name="T11"> </text:span><text:span text:style-name="T10">faits</text:span><text:span text:style-name="T11"> </text:span><text:span text:style-name="T10">et</text:span><text:span text:style-name="T11"> </text:span><text:span text:style-name="T10">gestes</text:span><text:span text:style-name="T11"> </text:span><text:span text:style-name="T10">de</text:span><text:span text:style-name="T11"> </text:span><text:span text:style-name="T10">l’Étrange.</text:span><text:span text:style-name="T11"> </text:span><text:span text:style-name="T10">Vous</text:span><text:span text:style-name="T11"> </text:span><text:span text:style-name="T10">pos- </text:span><text:span text:style-name="T13">sédez</text:span><text:span text:style-name="T40"> </text:span><text:span text:style-name="T13">une</text:span><text:span text:style-name="T40"> </text:span><text:span text:style-name="T13">mémoire</text:span><text:span text:style-name="T40"> </text:span><text:span text:style-name="T13">photographique</text:span><text:span text:style-name="T41"> </text:span><text:span text:style-name="T13">qui</text:span><text:span text:style-name="T40"> </text:span><text:span text:style-name="T13">est</text:span><text:span text:style-name="T40"> </text:span><text:span text:style-name="T13">généralement</text:span><text:span text:style-name="T40"> </text:span><text:span text:style-name="T13">requise </text:span><text:span text:style-name="T14">chez</text:span><text:span text:style-name="T26"> </text:span><text:span text:style-name="T14">tout</text:span><text:span text:style-name="T26"> </text:span><text:span text:style-name="T14">nouveau</text:span><text:span text:style-name="T26"> </text:span><text:span text:style-name="T14">membre</text:span><text:span text:style-name="T26"> </text:span><text:span text:style-name="T14">de</text:span><text:span text:style-name="T26"> </text:span><text:span text:style-name="T14">votre</text:span><text:span text:style-name="T26"> </text:span><text:span text:style-name="T14">organisation.</text:span><text:span text:style-name="T26"> </text:span><text:span text:style-name="T14">Les</text:span><text:span text:style-name="T26"> </text:span><text:span text:style-name="T14">observateurs </text:span>sont doués pour la dissimulation, qu’elle soit dans l’ombre <text:span text:style-name="T27">ou</text:span><text:span text:style-name="T13"> </text:span><text:span text:style-name="T27">au</text:span><text:span text:style-name="T13"> </text:span><text:span text:style-name="T27">contraire</text:span><text:span text:style-name="T13"> </text:span><text:span text:style-name="T27">dans</text:span><text:span text:style-name="T13"> </text:span><text:span text:style-name="T27">leur</text:span><text:span text:style-name="T13"> </text:span><text:span text:style-name="T27">capacité</text:span><text:span text:style-name="T13"> </text:span><text:span text:style-name="T27">à</text:span><text:span text:style-name="T13"> </text:span><text:span text:style-name="T27">passer</text:span><text:span text:style-name="T13"> </text:span><text:span text:style-name="T27">pour</text:span><text:span text:style-name="T13"> </text:span><text:span text:style-name="T27">une</text:span><text:span text:style-name="T13"> </text:span><text:span text:style-name="T27">personne </text:span><text:span text:style-name="T40">ordinaire.</text:span><text:span text:style-name="T10"> </text:span><text:span text:style-name="T40">Les</text:span><text:span text:style-name="T13"> </text:span><text:span text:style-name="T40">archivistes</text:span><text:span text:style-name="T13"> </text:span><text:span text:style-name="T40">possèdent</text:span><text:span text:style-name="T15"> </text:span><text:span text:style-name="T40">de</text:span><text:span text:style-name="T13"> </text:span><text:span text:style-name="T40">multiples</text:span><text:span text:style-name="T13"> </text:span><text:span text:style-name="T40">cachettes</text:span><text:span text:style-name="T13"> </text:span><text:span text:style-name="T40">et</text:span><text:span text:style-name="T15"> </text:span><text:span text:style-name="T40">re- </text:span>paires<text:span text:style-name="T10"> </text:span>pour<text:span text:style-name="T10"> </text:span>mettre<text:span text:style-name="T10"> </text:span>à<text:span text:style-name="T10"> </text:span>l’abri<text:span text:style-name="T10"> </text:span>le<text:span text:style-name="T10"> </text:span>temps<text:span text:style-name="T10"> </text:span>présent<text:span text:style-name="T10"> </text:span>et<text:span text:style-name="T10"> </text:span>les<text:span text:style-name="T10"> </text:span>chroniques des temps passés.</text:p>
      <text:p text:style-name="P80"/>
      <text:p text:style-name="P6" loext:marker-style-name="T16"><text:span text:style-name="T105">Avec</text:span><text:span text:style-name="T106"> </text:span><text:span text:style-name="T105">les</text:span><text:span text:style-name="T106"> </text:span><text:span text:style-name="T105">siècles,</text:span><text:span text:style-name="T106"> </text:span><text:span text:style-name="T105">il</text:span><text:span text:style-name="T106"> </text:span><text:span text:style-name="T105">est</text:span><text:span text:style-name="T106"> </text:span><text:span text:style-name="T105">difficile</text:span><text:span text:style-name="T106"> </text:span><text:span text:style-name="T105">de</text:span><text:span text:style-name="T106"> </text:span><text:span text:style-name="T105">rester</text:span><text:span text:style-name="T106"> </text:span><text:span text:style-name="T105">totalement</text:span><text:span text:style-name="T106"> </text:span><text:span text:style-name="T105">neutre</text:span><text:span text:style-name="T106"> </text:span><text:span text:style-name="T105">ou</text:span><text:span text:style-name="T106"> </text:span><text:span text:style-name="T105">igno- </text:span><text:span text:style-name="T18">rant</text:span><text:span text:style-name="T90"> </text:span><text:span text:style-name="T18">des</text:span><text:span text:style-name="T90"> </text:span><text:span text:style-name="T18">arts</text:span><text:span text:style-name="T90"> </text:span><text:span text:style-name="T18">étranges…</text:span><text:span text:style-name="T90"> </text:span><text:span text:style-name="T18">La</text:span><text:span text:style-name="T90"> </text:span><text:span text:style-name="T18">tentation</text:span><text:span text:style-name="T90"> </text:span><text:span text:style-name="T18">est</text:span><text:span text:style-name="T90"> </text:span><text:span text:style-name="T18">grande</text:span><text:span text:style-name="T90"> </text:span><text:span text:style-name="T18">de</text:span><text:span text:style-name="T90"> </text:span><text:span text:style-name="T18">pratiquer </text:span><text:span text:style-name="T42">soi-même.</text:span><text:span text:style-name="T43"> </text:span><text:span text:style-name="T42">Vous</text:span><text:span text:style-name="T44"> </text:span><text:span text:style-name="T42">avez</text:span><text:span text:style-name="T44"> </text:span><text:span text:style-name="T42">2</text:span><text:span text:style-name="T44"> </text:span><text:span text:style-name="T42">points</text:span><text:span text:style-name="T43"> </text:span><text:span text:style-name="T42">bonus</text:span><text:span text:style-name="T44"> </text:span><text:span text:style-name="T42">à</text:span><text:span text:style-name="T44"> </text:span><text:span text:style-name="T42">dépenser</text:span><text:span text:style-name="T44"> </text:span><text:span text:style-name="T42">dans</text:span><text:span text:style-name="T43"> </text:span><text:span text:style-name="T42">des</text:span><text:span text:style-name="T44"> </text:span><text:span text:style-name="T42">spécialités </text:span><text:span text:style-name="T20">telles</text:span><text:span text:style-name="T19"> </text:span><text:span text:style-name="T20">que</text:span><text:span text:style-name="T19"> </text:span><text:span text:style-name="T20">:</text:span><text:span text:style-name="T19"> </text:span><text:span text:style-name="T85">alchimie</text:span><text:span text:style-name="T31"> </text:span><text:span text:style-name="T85">utilitaire,</text:span><text:span text:style-name="T16"> </text:span><text:span text:style-name="T85">alchimie</text:span><text:span text:style-name="T16"> </text:span><text:span text:style-name="T85">des</text:span><text:span text:style-name="T16"> </text:span><text:span text:style-name="T85">remèdes</text:span><text:span text:style-name="T16"> </text:span><text:span text:style-name="T85">magiques, </text:span><text:span text:style-name="T24">encres</text:span><text:span text:style-name="T32"> </text:span><text:span text:style-name="T24">animales,</text:span><text:span text:style-name="T32"> </text:span><text:span text:style-name="T24">familier,</text:span><text:span text:style-name="T32"> </text:span><text:span text:style-name="T24">hypnose,</text:span><text:span text:style-name="T32"> </text:span><text:span text:style-name="T24">origamis</text:span><text:span text:style-name="T32"> </text:span><text:span text:style-name="T24">magiques,</text:span><text:span text:style-name="T32"> </text:span><text:span text:style-name="T24">rune </text:span><text:span text:style-name="T16">de</text:span><text:span text:style-name="T24"> </text:span><text:span text:style-name="T16">protection.</text:span></text:p>
      <text:p text:style-name="P85" loext:marker-style-name="T25"/>
      <text:h text:style-name="P86" text:outline-level="3">Lycanthrope</text:h>
      <text:p text:style-name="P87"><text:span text:style-name="T13">Vous</text:span><text:span text:style-name="T41"> </text:span><text:span text:style-name="T13">avez</text:span><text:span text:style-name="T41"> </text:span><text:span text:style-name="T13">la</text:span><text:span text:style-name="T41"> </text:span><text:span text:style-name="T13">capacité</text:span><text:span text:style-name="T41"> </text:span><text:span text:style-name="T13">de</text:span><text:span text:style-name="T41"> </text:span><text:span text:style-name="T13">vous</text:span><text:span text:style-name="T41"> </text:span><text:span text:style-name="T13">transformer</text:span><text:span text:style-name="T41"> </text:span><text:span text:style-name="T13">en</text:span><text:span text:style-name="T41"> </text:span><text:span text:style-name="T13">une</text:span><text:span text:style-name="T41"> </text:span><text:span text:style-name="T13">forme</text:span><text:span text:style-name="T41"> </text:span><text:span text:style-name="T13">hybride entre</text:span><text:span text:style-name="T11"> </text:span><text:span text:style-name="T13">l’homme</text:span><text:span text:style-name="T11"> </text:span><text:span text:style-name="T13">et</text:span><text:span text:style-name="T11"> </text:span><text:span text:style-name="T13">une</text:span><text:span text:style-name="T11"> </text:span><text:span text:style-name="T13">créature</text:span><text:span text:style-name="T11"> </text:span><text:span text:style-name="T13">du</text:span><text:span text:style-name="T11"> </text:span><text:span text:style-name="T13">règne</text:span><text:span text:style-name="T11"> </text:span><text:span text:style-name="T13">animal.</text:span><text:span text:style-name="T11"> </text:span><text:span text:style-name="T13">Les</text:span><text:span text:style-name="T11"> </text:span><text:span text:style-name="T13">perceptions, </text:span><text:span text:style-name="T27">même</text:span><text:span text:style-name="T14"> </text:span><text:span text:style-name="T27">en</text:span><text:span text:style-name="T14"> </text:span><text:span text:style-name="T27">forme</text:span><text:span text:style-name="T14"> </text:span><text:span text:style-name="T27">humaine,</text:span><text:span text:style-name="T28"> </text:span><text:span text:style-name="T27">deviennent</text:span><text:span text:style-name="T14"> </text:span><text:span text:style-name="T27">celles</text:span><text:span text:style-name="T14"> </text:span><text:span text:style-name="T27">de</text:span><text:span text:style-name="T14"> </text:span><text:span text:style-name="T27">l’animal.</text:span><text:span text:style-name="T28"> </text:span><text:span text:style-name="T27">Pour </text:span>un<text:span text:style-name="T12"> </text:span>loup-garou,<text:span text:style-name="T12"> </text:span>c’est<text:span text:style-name="T12"> </text:span>un<text:span text:style-name="T12"> </text:span>odorat<text:span text:style-name="T12"> </text:span>inconcevable<text:span text:style-name="T12"> </text:span>qui<text:span text:style-name="T12"> </text:span>révèle<text:span text:style-name="T12"> </text:span>bien <text:span text:style-name="T12">des</text:span><text:span text:style-name="T40"> </text:span><text:span text:style-name="T12">choses</text:span><text:span text:style-name="T40"> </text:span><text:span text:style-name="T12">ou</text:span><text:span text:style-name="T40"> </text:span><text:span text:style-name="T12">encore</text:span><text:span text:style-name="T40"> </text:span><text:span text:style-name="T12">une</text:span><text:span text:style-name="T40"> </text:span><text:span text:style-name="T12">vision</text:span><text:span text:style-name="T40"> </text:span><text:span text:style-name="T12">qui</text:span><text:span text:style-name="T40"> </text:span><text:span text:style-name="T12">devient</text:span><text:span text:style-name="T40"> </text:span><text:span text:style-name="T12">aisée</text:span><text:span text:style-name="T40"> </text:span><text:span text:style-name="T12">dans</text:span><text:span text:style-name="T40"> </text:span><text:span text:style-name="T12">la</text:span><text:span text:style-name="T40"> </text:span><text:span text:style-name="T12">nuit.</text:span></text:p>
      <text:p text:style-name="P61"/>
      <text:p text:style-name="P88"><text:span text:style-name="T40">Suivant</text:span><text:span text:style-name="T13"> </text:span><text:span text:style-name="T40">son</text:span><text:span text:style-name="T13"> </text:span><text:span text:style-name="T40">origine,</text:span><text:span text:style-name="T15"> </text:span><text:span text:style-name="T40">la</text:span><text:span text:style-name="T13"> </text:span><text:span text:style-name="T40">lycanthropie</text:span><text:span text:style-name="T13"> </text:span><text:span text:style-name="T40">est</text:span><text:span text:style-name="T15"> </text:span><text:a xlink:type="simple" xlink:href="https://fr.wikipedia.org/wiki/Lycaon_(Arcadie)#%3A~%3Atext%3DDans%20la%20mythologie%20grecque%2C%20Lycaon%2Cenfant%20spontané%20de%20la%20terre)" text:style-name="ListLabel_20_11" text:visited-style-name="ListLabel_20_11"><text:span text:style-name="T107">la</text:span><text:span text:style-name="T108"> </text:span><text:span text:style-name="T107">malédiction</text:span><text:span text:style-name="T108"> </text:span><text:span text:style-name="T107">des</text:span><text:span text:style-name="T109"> </text:span><text:span text:style-name="T107">des-</text:span></text:a><text:span text:style-name="T107"> </text:span><text:a xlink:type="simple" xlink:href="https://fr.wikipedia.org/wiki/Lycaon_(Arcadie)#%3A~%3Atext%3DDans%20la%20mythologie%20grecque%2C%20Lycaon%2Cenfant%20spontané%20de%20la%20terre)" text:style-name="ListLabel_20_14" text:visited-style-name="ListLabel_20_14"><text:span text:style-name="T25">cendants de Lycaon</text:span></text:a><text:span text:style-name="T25"> </text:span>ou le marqueur d’une espèce oubliée <text:span text:style-name="T40">des</text:span><text:span text:style-name="T15"> </text:span><text:span text:style-name="T40">hommes.</text:span><text:span text:style-name="T15"> </text:span><text:span text:style-name="T40">Parfois,</text:span><text:span text:style-name="T15"> </text:span><text:span text:style-name="T40">la</text:span><text:span text:style-name="T15"> </text:span><text:span text:style-name="T40">lycanthropie</text:span><text:span text:style-name="T15"> </text:span><text:span text:style-name="T40">est</text:span><text:span text:style-name="T15"> </text:span><text:span text:style-name="T40">liée</text:span><text:span text:style-name="T15"> </text:span><text:span text:style-name="T40">à</text:span><text:span text:style-name="T15"> </text:span><text:span text:style-name="T40">une</text:span><text:span text:style-name="T15"> </text:span><text:span text:style-name="T40">peau</text:span><text:span text:style-name="T15"> </text:span><text:span text:style-name="T40">de</text:span><text:span text:style-name="T15"> </text:span><text:span text:style-name="T40">bête </text:span><text:span text:style-name="T12">enchantée que l’on revêt comme dans les anciens rites scandi- </text:span>naves.<text:span text:style-name="T89"> </text:span>Les<text:span text:style-name="T89"> </text:span>ritualistes<text:span text:style-name="T89"> </text:span>saxons<text:span text:style-name="T9"> </text:span>en<text:span text:style-name="T89"> </text:span>raffolaient,<text:span text:style-name="T89"> </text:span>mais<text:span text:style-name="T89"> </text:span>les<text:span text:style-name="T9"> </text:span>porteurs <text:span text:style-name="T12">devenaient</text:span><text:span text:style-name="T15"> </text:span><text:span text:style-name="T12">si</text:span><text:span text:style-name="T15"> </text:span><text:span text:style-name="T12">enragés</text:span><text:span text:style-name="T15"> </text:span><text:span text:style-name="T12">et</text:span><text:span text:style-name="T15"> </text:span><text:span text:style-name="T12">si</text:span><text:span text:style-name="T15"> </text:span><text:span text:style-name="T12">peu</text:span><text:span text:style-name="T15"> </text:span><text:span text:style-name="T12">humains</text:span><text:span text:style-name="T15"> </text:span><text:span text:style-name="T12">qu’il</text:span><text:span text:style-name="T15"> </text:span><text:span text:style-name="T12">fallait</text:span><text:span text:style-name="T15"> </text:span><text:span text:style-name="T12">sous</text:span><text:span text:style-name="T15"> </text:span><text:span text:style-name="T12">un</text:span><text:span text:style-name="T15"> </text:span><text:span text:style-name="T12">an </text:span>les abandonner au règne animal…</text:p>
      <text:p text:style-name="P10"/>
      <text:p text:style-name="P70">La<text:span text:style-name="T110"> </text:span>douleur<text:span text:style-name="T110"> </text:span>de<text:span text:style-name="T110"> </text:span>la<text:span text:style-name="T110"> </text:span>transformation<text:span text:style-name="T110"> </text:span>est<text:span text:style-name="T110"> </text:span>atroce,<text:span text:style-name="T110"> </text:span>les<text:span text:style-name="T110"> </text:span>membres <text:span text:style-name="T12">se</text:span><text:span text:style-name="T15"> </text:span><text:span text:style-name="T12">distendent,</text:span><text:span text:style-name="T15"> </text:span><text:span text:style-name="T12">les</text:span><text:span text:style-name="T15"> </text:span><text:span text:style-name="T12">nerfs</text:span><text:span text:style-name="T15"> </text:span><text:span text:style-name="T12">sont</text:span><text:span text:style-name="T15"> </text:span><text:span text:style-name="T12">à</text:span><text:span text:style-name="T15"> </text:span><text:span text:style-name="T12">vif.</text:span><text:span text:style-name="T15"> </text:span><text:span text:style-name="T12">Dans</text:span><text:span text:style-name="T15"> </text:span><text:span text:style-name="T12">les</text:span><text:span text:style-name="T15"> </text:span><text:span text:style-name="T12">minutes</text:span><text:span text:style-name="T15"> </text:span><text:span text:style-name="T12">qui</text:span><text:span text:style-name="T15"> </text:span><text:span text:style-name="T12">suivent </text:span><text:span text:style-name="T27">votre</text:span><text:span text:style-name="T14"> </text:span><text:span text:style-name="T27">retour</text:span><text:span text:style-name="T14"> </text:span><text:span text:style-name="T27">en</text:span><text:span text:style-name="T14"> </text:span><text:span text:style-name="T27">forme</text:span><text:span text:style-name="T28"> </text:span><text:span text:style-name="T27">humaine,</text:span><text:span text:style-name="T14"> </text:span><text:span text:style-name="T27">vous</text:span><text:span text:style-name="T14"> </text:span><text:span text:style-name="T27">êtes</text:span><text:span text:style-name="T14"> </text:span><text:span text:style-name="T27">désavantagé</text:span><text:span text:style-name="T28"> </text:span><text:span text:style-name="T27">sur</text:span><text:span text:style-name="T14"> </text:span><text:span text:style-name="T27">vos</text:span></text:p>
      <text:p text:style-name="P72" loext:marker-style-name="T62"/>
      <text:p text:style-name="P89" loext:marker-style-name="T62"/>
      <text:section text:style-name="Sect2" text:name="Section3">
        <text:p text:style-name="P74" loext:marker-style-name="T99"/>
        <text:p text:style-name="P74" loext:marker-style-name="T99"/>
        <text:p text:style-name="P90" loext:marker-style-name="T99"/>
        <text:p text:style-name="P76" loext:marker-style-name="T80"><text:span text:style-name="T80">Johan C </text:span><text:a xlink:type="simple" xlink:href="mailto:johan.coquil@gmail.com" text:style-name="ListLabel_20_10" text:visited-style-name="ListLabel_20_10"><text:span text:style-name="T80">j</text:span></text:a></text:p>
      </text:section>
      <text:p text:style-name="P91"><text:bookmark text:name="Sang de Faé"/><text:span text:style-name="T13">tests</text:span><text:span text:style-name="T11"> </text:span><text:span text:style-name="T13">d’intelligence</text:span><text:span text:style-name="T11"> </text:span><text:span text:style-name="T13">et</text:span><text:span text:style-name="T11"> </text:span><text:span text:style-name="T13">de</text:span><text:span text:style-name="T11"> </text:span><text:span text:style-name="T13">volonté.</text:span><text:span text:style-name="T11"> </text:span><text:span text:style-name="T13">Chaque</text:span><text:span text:style-name="T11"> </text:span><text:span text:style-name="T13">niveau</text:span><text:span text:style-name="T11"> </text:span><text:span text:style-name="T13">de</text:span><text:span text:style-name="T11"> </text:span><text:span text:style-name="T13">lycanthropie donne</text:span><text:span text:style-name="T40"> </text:span><text:span text:style-name="T13">un</text:span><text:span text:style-name="T40"> </text:span><text:span text:style-name="T13">bonus</text:span><text:span text:style-name="T40"> </text:span><text:span text:style-name="T13">de</text:span><text:span text:style-name="T41"> </text:span><text:span text:style-name="T13">+1</text:span><text:span text:style-name="T40"> </text:span><text:span text:style-name="T13">force</text:span><text:span text:style-name="T40"> </text:span><text:span text:style-name="T13">ou</text:span><text:span text:style-name="T40"> </text:span><text:span text:style-name="T13">+1</text:span><text:span text:style-name="T41"> </text:span><text:span text:style-name="T13">dextérité.</text:span><text:span text:style-name="T40"> </text:span><text:span text:style-name="T13">De</text:span><text:span text:style-name="T40"> </text:span><text:span text:style-name="T13">plus,</text:span><text:span text:style-name="T40"> </text:span><text:span text:style-name="T13">sous</text:span><text:span text:style-name="T41"> </text:span><text:span text:style-name="T13">forme </text:span><text:span text:style-name="T40">transformée, le lycanthrope régénère en permanence jusqu’à ce </text:span><text:span text:style-name="T14">que</text:span> <text:span text:style-name="T14">son</text:span> <text:span text:style-name="T14">cœur</text:span> <text:span text:style-name="T14">cesse</text:span> <text:span text:style-name="T14">de</text:span> <text:span text:style-name="T14">battre.</text:span> <text:span text:style-name="T14">La</text:span> <text:span text:style-name="T14">régénération</text:span> <text:span text:style-name="T14">lui</text:span> <text:span text:style-name="T14">permet</text:span> <text:span text:style-name="T14">de</text:span> <text:span text:style-name="T14">ne</text:span> <text:span text:style-name="T14">pas </text:span><text:span text:style-name="T6">subir</text:span><text:span text:style-name="T7"> </text:span><text:span text:style-name="T6">les</text:span><text:span text:style-name="T8"> </text:span><text:span text:style-name="T6">effets</text:span><text:span text:style-name="T8"> </text:span><text:span text:style-name="T6">d’un</text:span><text:span text:style-name="T8"> </text:span><text:span text:style-name="T6">saignement</text:span><text:span text:style-name="T7"> </text:span><text:span text:style-name="T6">et</text:span><text:span text:style-name="T8"> </text:span><text:span text:style-name="T6">guérit</text:span><text:span text:style-name="T8"> </text:span><text:span text:style-name="T6">magiquement</text:span><text:span text:style-name="T8"> </text:span><text:span text:style-name="T6">ses</text:span><text:span text:style-name="T7"> </text:span><text:span text:style-name="T6">blessures </text:span>de<text:span text:style-name="T10"> </text:span>son<text:span text:style-name="T10"> </text:span>niveau<text:span text:style-name="T10"> </text:span>en<text:span text:style-name="T10"> </text:span>lycanthropie<text:span text:style-name="T10"> </text:span>en<text:span text:style-name="T10"> </text:span>points<text:span text:style-name="T10"> </text:span>de<text:span text:style-name="T10"> </text:span>vie<text:span text:style-name="T10"> </text:span>par<text:span text:style-name="T10"> </text:span>heure.</text:p>
      <text:p text:style-name="P61"/>
      <text:p text:style-name="P24" loext:marker-style-name="T111"><text:span text:style-name="T112">Transformation</text:span><text:span text:style-name="T113"> </text:span><text:span text:style-name="T112">lupine</text:span><text:span text:style-name="T113"> </text:span><text:span text:style-name="T112">:</text:span><text:span text:style-name="T113"> </text:span><text:span text:style-name="T112">1</text:span><text:span text:style-name="T114"> </text:span><text:span text:style-name="T112">min</text:span><text:span text:style-name="T113"> </text:span><text:span text:style-name="T112">:</text:span><text:span text:style-name="T113"> </text:span><text:span text:style-name="T112">facile</text:span><text:span text:style-name="T113"> </text:span><text:span text:style-name="T112">(réussite</text:span><text:span text:style-name="T114"> </text:span><text:span text:style-name="T112">auto)</text:span><text:span text:style-name="T113"> </text:span><text:span text:style-name="T112">/</text:span><text:span text:style-name="T113"> </text:span><text:span text:style-name="T112">30</text:span><text:span text:style-name="T113"> </text:span><text:span text:style-name="T112">s</text:span><text:span text:style-name="T114"> </text:span><text:span text:style-name="T112">:</text:span><text:span text:style-name="T113"> </text:span><text:span text:style-name="T112">difficile</text:span><text:span text:style-name="T113"> </text:span><text:span text:style-name="T112">(10)</text:span><text:span text:style-name="T113"> </text:span><text:span text:style-name="T112">/ </text:span><text:span text:style-name="T115">Instantané</text:span><text:span text:style-name="T116"> </text:span><text:span text:style-name="T115">: (12)</text:span></text:p>
      <text:p text:style-name="P92" loext:marker-style-name="T117"/>
      <text:p text:style-name="P24" loext:marker-style-name="T18"><text:span text:style-name="T20">Liste</text:span><text:span text:style-name="T19"> </text:span><text:span text:style-name="T20">des</text:span><text:span text:style-name="T19"> </text:span><text:span text:style-name="T20">spécialités</text:span><text:span text:style-name="T19"> </text:span><text:span text:style-name="T20">étranges</text:span><text:span text:style-name="T29"> </text:span><text:span text:style-name="T20">liées</text:span><text:span text:style-name="T19"> </text:span><text:span text:style-name="T20">à</text:span><text:span text:style-name="T19"> </text:span><text:span text:style-name="T20">la</text:span><text:span text:style-name="T18"> </text:span><text:span text:style-name="T20">lycanthropie</text:span><text:span text:style-name="T19"> </text:span><text:span text:style-name="T20">:</text:span><text:span text:style-name="T91"> </text:span><text:span text:style-name="T85">animalisme, </text:span><text:span text:style-name="T52">chamanisme,</text:span><text:span text:style-name="T24"> </text:span><text:span text:style-name="T52">familier,</text:span><text:span text:style-name="T24"> </text:span><text:span text:style-name="T52">griffe/morsure</text:span><text:span text:style-name="T24"> </text:span><text:span text:style-name="T52">monstrueuse,</text:span><text:span text:style-name="T118"> </text:span><text:span text:style-name="T52">régéné- </text:span><text:span text:style-name="T32">ration,</text:span><text:span text:style-name="T23"> </text:span><text:span text:style-name="T32">rite</text:span><text:span text:style-name="T23"> </text:span><text:span text:style-name="T32">de</text:span><text:span text:style-name="T23"> </text:span><text:span text:style-name="T32">passage</text:span><text:span text:style-name="T33"> </text:span><text:span text:style-name="T32">des</text:span><text:span text:style-name="T23"> </text:span><text:span text:style-name="T32">cairns,</text:span><text:span text:style-name="T119"> </text:span><text:span text:style-name="T32">résistance</text:span><text:span text:style-name="T23"> </text:span><text:span text:style-name="T32">surnaturelle</text:span><text:span text:style-name="T30">.</text:span></text:p>
      <text:p text:style-name="P93"/>
      <text:h text:style-name="P94" text:outline-level="3"><text:span text:style-name="T38">Sang</text:span><text:span text:style-name="T120"> </text:span><text:span text:style-name="T38">de</text:span><text:span text:style-name="T120"> </text:span><text:span text:style-name="T121">Faé</text:span></text:h>
      <text:p text:style-name="P95"><text:span text:style-name="T10">Vous</text:span> <text:span text:style-name="T10">êtes</text:span> <text:span text:style-name="T10">d’origine</text:span> <text:span text:style-name="T10">fée</text:span> <text:span text:style-name="T10">ou</text:span> <text:span text:style-name="T10">demi-fée.</text:span> <text:span text:style-name="T10">Dans</text:span> <text:span text:style-name="T10">le</text:span> <text:span text:style-name="T10">monde</text:span> <text:span text:style-name="T10">de</text:span> <text:span text:style-name="T10">l’Étrange </text:span>France,<text:span text:style-name="T89"> </text:span>on<text:span text:style-name="T89"> </text:span>vous<text:span text:style-name="T89"> </text:span>désigne<text:span text:style-name="T9"> </text:span>sous<text:span text:style-name="T89"> </text:span>l’appellation<text:span text:style-name="T89"> </text:span>“faé”.<text:span text:style-name="T89"> </text:span>Votre<text:span text:style-name="T9"> </text:span>sang <text:span text:style-name="T40">de</text:span><text:span text:style-name="T15"> </text:span><text:span text:style-name="T40">naissance</text:span><text:span text:style-name="T15"> </text:span><text:span text:style-name="T40">vous</text:span><text:span text:style-name="T15"> </text:span><text:span text:style-name="T40">donne</text:span><text:span text:style-name="T15"> </text:span><text:span text:style-name="T40">une</text:span><text:span text:style-name="T15"> </text:span><text:span text:style-name="T40">beauté</text:span><text:span text:style-name="T15"> </text:span><text:span text:style-name="T40">irréelle</text:span><text:span text:style-name="T15"> </text:span><text:span text:style-name="T40">et</text:span><text:span text:style-name="T15"> </text:span><text:span text:style-name="T40">captivante.</text:span><text:span text:style-name="T15"> </text:span><text:span text:style-name="T40">Vous </text:span><text:span text:style-name="T6">pouvez</text:span><text:span text:style-name="T7"> </text:span><text:span text:style-name="T6">utiliser</text:span><text:span text:style-name="T8"> </text:span><text:span text:style-name="T122">sang</text:span><text:span text:style-name="T123"> </text:span><text:span text:style-name="T122">de</text:span><text:span text:style-name="T123"> </text:span><text:span text:style-name="T122">Faé</text:span><text:span text:style-name="T124"> </text:span><text:span text:style-name="T6">dans</text:span><text:span text:style-name="T8"> </text:span><text:span text:style-name="T6">vos</text:span><text:span text:style-name="T8"> </text:span><text:span text:style-name="T6">tests</text:span><text:span text:style-name="T8"> </text:span><text:span text:style-name="T6">de</text:span><text:span text:style-name="T7"> </text:span><text:span text:style-name="T6">séduction,</text:span><text:span text:style-name="T8"> </text:span><text:span text:style-name="T6">diplomatie, </text:span><text:span text:style-name="T27">commerce.</text:span><text:span text:style-name="T14"> </text:span><text:span text:style-name="T27">Par</text:span><text:span text:style-name="T14"> </text:span><text:span text:style-name="T27">contre,</text:span><text:span text:style-name="T14"> </text:span><text:span text:style-name="T27">vous</text:span><text:span text:style-name="T28"> </text:span><text:span text:style-name="T27">craignez</text:span><text:span text:style-name="T14"> </text:span><text:span text:style-name="T27">profondément</text:span><text:span text:style-name="T14"> </text:span><text:span text:style-name="T27">les</text:span><text:span text:style-name="T14"> </text:span><text:span text:style-name="T27">objets </text:span>en<text:span text:style-name="T89"> </text:span>fer<text:span text:style-name="T89"> </text:span>:<text:span text:style-name="T41"> </text:span>ceux-ci vous brûlent s’ils sont en contact avec votre <text:span text:style-name="T12">peau.</text:span><text:span text:style-name="T10"> </text:span><text:span text:style-name="T12">En</text:span><text:span text:style-name="T10"> </text:span><text:span text:style-name="T12">cas</text:span><text:span text:style-name="T10"> </text:span><text:span text:style-name="T12">de</text:span><text:span text:style-name="T53"> </text:span><text:span text:style-name="T12">blessure,</text:span><text:span text:style-name="T10"> </text:span><text:span text:style-name="T12">ce</text:span><text:span text:style-name="T10"> </text:span><text:span text:style-name="T12">type</text:span><text:span text:style-name="T10"> </text:span><text:span text:style-name="T12">d’objet</text:span><text:span text:style-name="T53"> </text:span><text:span text:style-name="T12">obtient</text:span><text:span text:style-name="T10"> </text:span><text:span text:style-name="T12">l’avantage</text:span><text:span text:style-name="T10"> </text:span><text:span text:style-name="T12">sur </text:span>les<text:span text:style-name="T27"> </text:span>cartes<text:span text:style-name="T27"> </text:span>des<text:span text:style-name="T27"> </text:span>dégâts.</text:p>
      <text:p text:style-name="P5"/>
      <text:p text:style-name="P96"><text:span text:style-name="T13">Il</text:span><text:span text:style-name="T40"> </text:span><text:span text:style-name="T13">existe</text:span><text:span text:style-name="T40"> </text:span><text:span text:style-name="T13">une</text:span><text:span text:style-name="T40"> </text:span><text:span text:style-name="T13">grande</text:span><text:span text:style-name="T27"> </text:span><text:span text:style-name="T13">diversité</text:span><text:span text:style-name="T27"> </text:span><text:span text:style-name="T13">dans</text:span><text:span text:style-name="T27"> </text:span><text:span text:style-name="T13">le</text:span><text:span text:style-name="T27"> </text:span><text:span text:style-name="T13">peuple</text:span><text:span text:style-name="T27"> </text:span><text:span text:style-name="T13">faé</text:span><text:span text:style-name="T40"> </text:span><text:span text:style-name="T13">:</text:span><text:span text:style-name="T27"> </text:span><text:span text:style-name="T13">Changeformes, </text:span><text:span text:style-name="T10">Nymphes,</text:span><text:span text:style-name="T12"> </text:span><text:span text:style-name="T10">Korrigans,</text:span><text:span text:style-name="T12"> </text:span><text:span text:style-name="T10">Gnomes,</text:span><text:span text:style-name="T12"> </text:span><text:span text:style-name="T10">Satyres,</text:span><text:span text:style-name="T11"> </text:span><text:span text:style-name="T10">Pixies,</text:span><text:span text:style-name="T12"> </text:span><text:span text:style-name="T10">Sirènes,</text:span><text:span text:style-name="T12"> </text:span><text:span text:style-name="T10">Banshees, </text:span><text:span text:style-name="T13">Trolls,</text:span><text:span text:style-name="T26"> </text:span><text:span text:style-name="T13">Boggarts,</text:span><text:span text:style-name="T26"> </text:span><text:span text:style-name="T13">Elfes</text:span><text:span text:style-name="T26"> </text:span><text:span text:style-name="T13">Sylvains,</text:span><text:span text:style-name="T26"> </text:span><text:span text:style-name="T13">Leprechauns,</text:span><text:span text:style-name="T26"> </text:span><text:span text:style-name="T13">etc.</text:span> <text:span text:style-name="T13">Si</text:span><text:span text:style-name="T26"> </text:span><text:span text:style-name="T13">vous</text:span><text:span text:style-name="T26"> </text:span><text:span text:style-name="T13">choi- </text:span><text:span text:style-name="T27">sissez</text:span><text:span text:style-name="T14"> </text:span><text:span text:style-name="T27">cet</text:span><text:span text:style-name="T14"> </text:span><text:span text:style-name="T27">archétype,</text:span><text:span text:style-name="T14"> </text:span><text:span text:style-name="T27">vous</text:span><text:span text:style-name="T28"> </text:span><text:span text:style-name="T27">cherchez</text:span><text:span text:style-name="T14"> </text:span><text:span text:style-name="T27">votre</text:span><text:span text:style-name="T14"> </text:span><text:span text:style-name="T27">place</text:span><text:span text:style-name="T14"> </text:span><text:span text:style-name="T27">dans</text:span><text:span text:style-name="T28"> </text:span><text:span text:style-name="T27">le</text:span><text:span text:style-name="T14"> </text:span><text:span text:style-name="T27">monde humain.</text:span><text:span text:style-name="T41"> </text:span><text:span text:style-name="T27">Les</text:span><text:span text:style-name="T41"> </text:span><text:span text:style-name="T27">affaires</text:span><text:span text:style-name="T41"> </text:span><text:span text:style-name="T27">étranges</text:span><text:span text:style-name="T41"> </text:span><text:span text:style-name="T27">vous</text:span><text:span text:style-name="T41"> </text:span><text:span text:style-name="T27">fascinent</text:span><text:span text:style-name="T41"> </text:span><text:span text:style-name="T27">et</text:span><text:span text:style-name="T41"> </text:span><text:span text:style-name="T27">vous</text:span><text:span text:style-name="T41"> </text:span><text:span text:style-name="T27">donnent l’occasion</text:span><text:span text:style-name="T28"> </text:span><text:span text:style-name="T27">de</text:span><text:span text:style-name="T28"> </text:span><text:span text:style-name="T27">rencontrer</text:span><text:span text:style-name="T28"> </text:span><text:span text:style-name="T27">toutes</text:span><text:span text:style-name="T28"> </text:span><text:span text:style-name="T27">les</text:span><text:span text:style-name="T28"> </text:span><text:span text:style-name="T27">expressions</text:span><text:span text:style-name="T28"> </text:span><text:span text:style-name="T27">de</text:span><text:span text:style-name="T28"> </text:span><text:span text:style-name="T27">la</text:span><text:span text:style-name="T28"> </text:span><text:span text:style-name="T27">magie.</text:span></text:p>
      <text:p text:style-name="P61"/>
      <text:p text:style-name="P60"><text:span text:style-name="T103">Si vous êtes d’origine Faé, vous êtes un exilé, par choix ou par décret de </text:span><text:a xlink:type="simple" xlink:href="https://docs.google.com/document/d/12Pd1jgwx8qu9ikd6r7D6YEhR0zARllqoI3QQ-QxDOhc/edit#heading%3Dh.ro240d5sn9oh" text:style-name="ListLabel_20_15" text:visited-style-name="ListLabel_20_15"><text:span text:style-name="T125">l’une des deux cours royales qui règnent sur Faérie</text:span></text:a><text:span text:style-name="T103">. Pour ceux </text:span><text:span text:style-name="T10">qui</text:span><text:span text:style-name="T12"> </text:span><text:span text:style-name="T10">choisissent</text:span><text:span text:style-name="T12"> </text:span><text:span text:style-name="T10">d’être</text:span><text:span text:style-name="T12"> </text:span><text:span text:style-name="T10">demi-faé,</text:span><text:span text:style-name="T11"> </text:span><text:span text:style-name="T10">vous</text:span><text:span text:style-name="T12"> </text:span><text:span text:style-name="T10">n’avez</text:span><text:span text:style-name="T12"> </text:span><text:span text:style-name="T10">pas</text:span><text:span text:style-name="T12"> </text:span><text:span text:style-name="T10">accès</text:span><text:span text:style-name="T11"> </text:span><text:span text:style-name="T10">à</text:span><text:span text:style-name="T12"> </text:span><text:span text:style-name="T10">Faérie</text:span><text:span text:style-name="T12"> </text:span><text:span text:style-name="T10">par </text:span><text:span text:style-name="T46">vous-même.</text:span><text:span text:style-name="T47"> </text:span><text:span text:style-name="T46">Les</text:span><text:span text:style-name="T48"> </text:span><text:span text:style-name="T46">“sangs</text:span><text:span text:style-name="T48"> </text:span><text:span text:style-name="T46">impurs”</text:span><text:span text:style-name="T48"> </text:span><text:span text:style-name="T46">n’y</text:span><text:span text:style-name="T47"> </text:span><text:span text:style-name="T46">sont</text:span><text:span text:style-name="T48"> </text:span><text:span text:style-name="T46">pas</text:span><text:span text:style-name="T48"> </text:span><text:span text:style-name="T46">les</text:span><text:span text:style-name="T48"> </text:span><text:span text:style-name="T46">bienvenus</text:span><text:span text:style-name="T47"> </text:span><text:span text:style-name="T46">et</text:span><text:span text:style-name="T48"> </text:span><text:span text:style-name="T46">il</text:span><text:span text:style-name="T48"> </text:span><text:span text:style-name="T46">est </text:span><text:span text:style-name="T13">extrêmement</text:span><text:span text:style-name="T40"> </text:span><text:span text:style-name="T13">dangereux</text:span><text:span text:style-name="T40"> </text:span><text:span text:style-name="T13">pour</text:span><text:span text:style-name="T40"> </text:span><text:span text:style-name="T13">vous</text:span><text:span text:style-name="T41"> </text:span><text:span text:style-name="T13">d’y</text:span><text:span text:style-name="T40"> </text:span><text:span text:style-name="T13">voyager.</text:span><text:span text:style-name="T40"> </text:span><text:span text:style-name="T13">Vous</text:span><text:span text:style-name="T40"> </text:span><text:span text:style-name="T13">9équentez </text:span><text:span text:style-name="T40">avec</text:span><text:span text:style-name="T13"> </text:span><text:span text:style-name="T40">plaisir</text:span><text:span text:style-name="T13"> </text:span><text:span text:style-name="T40">ceux</text:span><text:span text:style-name="T13"> </text:span><text:span text:style-name="T40">que</text:span><text:span text:style-name="T15"> </text:span><text:span text:style-name="T40">l’on</text:span><text:span text:style-name="T13"> </text:span><text:span text:style-name="T40">appelle</text:span><text:span text:style-name="T13"> </text:span><text:span text:style-name="T40">les</text:span><text:span text:style-name="T13"> </text:span><text:span text:style-name="T40">exilés</text:span><text:span text:style-name="T15"> </text:span><text:span text:style-name="T40">dans</text:span><text:span text:style-name="T13"> </text:span><text:span text:style-name="T40">une</text:span><text:span text:style-name="T13"> </text:span><text:span text:style-name="T40">France</text:span><text:span text:style-name="T13"> </text:span><text:span text:style-name="T40">qui </text:span>se<text:span text:style-name="T9"> </text:span>modernise<text:span text:style-name="T9"> </text:span>et<text:span text:style-name="T9"> </text:span>s’éloigne<text:span text:style-name="T9"> </text:span>de<text:span text:style-name="T9"> </text:span>plus<text:span text:style-name="T9"> </text:span>en<text:span text:style-name="T9"> </text:span>plus<text:span text:style-name="T9"> </text:span>de<text:span text:style-name="T9"> </text:span>l’enchantement. <text:span text:style-name="T40">Votre nature est profondément humaine et vous cherchez votre </text:span>place dans le monde.</text:p>
      <text:p text:style-name="P5"/>
      <text:p text:style-name="P24" loext:marker-style-name="T16"><text:span text:style-name="T21">Votre sang vous donne 2 points à dépenser dans des spécialités </text:span><text:span text:style-name="T18">étranges</text:span><text:span text:style-name="T104"> </text:span><text:span text:style-name="T18">:</text:span><text:span text:style-name="T96"> </text:span><text:span text:style-name="T16">animalisme, beauté du diable, banshee, chant/ instrument d’envoûtement, familier, glamour, illusion, maléfice,</text:span><text:span text:style-name="T85"> </text:span><text:span text:style-name="T16">chant</text:span><text:span text:style-name="T85"> </text:span><text:span text:style-name="T16">d’envoûtement.</text:span></text:p>
      <text:p text:style-name="P97" loext:marker-style-name="T126"/>
      <text:p text:style-name="P98" loext:marker-style-name="T126"><text:span text:style-name="T127"/></text:p>
      <text:h text:style-name="P99" text:outline-level="3"><text:bookmark text:name="Runiste"/>Sorcier/Sorcière</text:h>
      <text:p text:style-name="P9"><text:span text:style-name="T12">Vous</text:span><text:span text:style-name="T13"> </text:span><text:span text:style-name="T12">avez</text:span><text:span text:style-name="T13"> </text:span><text:span text:style-name="T12">acquis</text:span><text:span text:style-name="T13"> </text:span><text:span text:style-name="T12">une</text:span><text:span text:style-name="T13"> </text:span><text:span text:style-name="T12">maîtrise</text:span><text:span text:style-name="T13"> </text:span><text:span text:style-name="T12">exceptionnelle</text:span><text:span text:style-name="T13"> </text:span><text:span text:style-name="T12">de</text:span><text:span text:style-name="T13"> </text:span><text:span text:style-name="T12">l’art</text:span><text:span text:style-name="T13"> </text:span><text:span text:style-name="T12">de</text:span><text:span text:style-name="T13"> </text:span><text:span text:style-name="T12">ques- </text:span>tionner<text:span text:style-name="T89"> </text:span>le<text:span text:style-name="T89"> </text:span>sort,<text:span text:style-name="T9"> </text:span>que<text:span text:style-name="T9"> </text:span>ce<text:span text:style-name="T9"> </text:span>soit<text:span text:style-name="T89"> </text:span>le<text:span text:style-name="T89"> </text:span>hasard<text:span text:style-name="T9"> </text:span>ou<text:span text:style-name="T89"> </text:span>le<text:span text:style-name="T9"> </text:span>destin,<text:span text:style-name="T9"> </text:span>et<text:span text:style-name="T89"> </text:span>vous<text:span text:style-name="T89"> </text:span>avez <text:span text:style-name="T13">même</text:span><text:span text:style-name="T26"> </text:span><text:span text:style-name="T13">la</text:span><text:span text:style-name="T26"> </text:span><text:span text:style-name="T13">capacité</text:span><text:span text:style-name="T26"> </text:span><text:span text:style-name="T13">de</text:span><text:span text:style-name="T26"> </text:span><text:span text:style-name="T13">le</text:span><text:span text:style-name="T26"> </text:span><text:span text:style-name="T13">modifier</text:span><text:span text:style-name="T26"> </text:span><text:span text:style-name="T13">à</text:span><text:span text:style-name="T26"> </text:span><text:span text:style-name="T13">votre</text:span><text:span text:style-name="T26"> </text:span><text:span text:style-name="T13">avantage.</text:span><text:span text:style-name="T26"> </text:span><text:span text:style-name="T13">Cette</text:span><text:span text:style-name="T26"> </text:span><text:span text:style-name="T13">aptitude </text:span><text:span text:style-name="T10">en</text:span> <text:span text:style-name="T10">sorcellerie</text:span> <text:span text:style-name="T10">vous</text:span> <text:span text:style-name="T10">permet</text:span> <text:span text:style-name="T10">de</text:span> <text:span text:style-name="T10">discerner</text:span> <text:span text:style-name="T10">l’essence</text:span> <text:span text:style-name="T10">cachée</text:span> <text:span text:style-name="T10">des</text:span> <text:span text:style-name="T10">phé- </text:span>nomènes<text:span text:style-name="T53"> </text:span>étranges<text:span text:style-name="T53"> </text:span>ou<text:span text:style-name="T53"> </text:span>à<text:span text:style-name="T53"> </text:span>la<text:span text:style-name="T53"> </text:span>9ontière<text:span text:style-name="T53"> </text:span>de<text:span text:style-name="T53"> </text:span>la<text:span text:style-name="T53"> </text:span>réalité.<text:span text:style-name="T53"> </text:span>Vous<text:span text:style-name="T53"> </text:span>êtes<text:span text:style-name="T53"> </text:span>en <text:span text:style-name="T27">mesure</text:span><text:span text:style-name="T14"> </text:span><text:span text:style-name="T27">de</text:span><text:span text:style-name="T14"> </text:span><text:span text:style-name="T27">participer</text:span><text:span text:style-name="T14"> </text:span><text:span text:style-name="T27">à</text:span><text:span text:style-name="T28"> </text:span><text:span text:style-name="T27">des</text:span><text:span text:style-name="T14"> </text:span><text:span text:style-name="T27">rituels</text:span><text:span text:style-name="T14"> </text:span><text:span text:style-name="T27">mystérieux</text:span><text:span text:style-name="T14"> </text:span><text:span text:style-name="T27">et</text:span><text:span text:style-name="T28"> </text:span><text:span text:style-name="T27">de</text:span><text:span text:style-name="T14"> </text:span><text:span text:style-name="T27">développer </text:span><text:span text:style-name="T10">une</text:span><text:span text:style-name="T12"> </text:span><text:span text:style-name="T10">sensibilité</text:span><text:span text:style-name="T12"> </text:span><text:span text:style-name="T10">accrue</text:span><text:span text:style-name="T12"> </text:span><text:span text:style-name="T10">pour</text:span><text:span text:style-name="T11"> </text:span><text:span text:style-name="T10">le</text:span><text:span text:style-name="T12"> </text:span><text:span text:style-name="T10">monde</text:span><text:span text:style-name="T12"> </text:span><text:span text:style-name="T10">de</text:span><text:span text:style-name="T12"> </text:span><text:span text:style-name="T10">l’au-delà,</text:span><text:span text:style-name="T11"> </text:span><text:span text:style-name="T10">vous</text:span><text:span text:style-name="T12"> </text:span><text:span text:style-name="T10">permettant </text:span>parfois<text:span text:style-name="T9"> </text:span>d’entendre<text:span text:style-name="T9"> </text:span>les<text:span text:style-name="T9"> </text:span>murmures<text:span text:style-name="T9"> </text:span>des<text:span text:style-name="T9"> </text:span>âmes<text:span text:style-name="T9"> </text:span>défuntes.</text:p>
      <text:p text:style-name="P10"/>
      <text:p text:style-name="P100"><text:span text:style-name="T13">Dès</text:span><text:span text:style-name="T11"> </text:span><text:span text:style-name="T13">votre</text:span><text:span text:style-name="T11"> </text:span><text:span text:style-name="T13">plus</text:span><text:span text:style-name="T11"> </text:span><text:span text:style-name="T13">tendre</text:span><text:span text:style-name="T11"> </text:span><text:span text:style-name="T13">enfance,</text:span><text:span text:style-name="T11"> </text:span><text:span text:style-name="T13">un</text:span><text:span text:style-name="T11"> </text:span><text:span text:style-name="T13">animal</text:span><text:span text:style-name="T11"> </text:span><text:span text:style-name="T13">doté</text:span><text:span text:style-name="T11"> </text:span><text:span text:style-name="T13">d’une</text:span><text:span text:style-name="T11"> </text:span><text:span text:style-name="T13">intelligence surnaturelle</text:span><text:span text:style-name="T40"> </text:span><text:span text:style-name="T13">a</text:span><text:span text:style-name="T40"> </text:span><text:span text:style-name="T13">choisi</text:span><text:span text:style-name="T40"> </text:span><text:span text:style-name="T13">de</text:span><text:span text:style-name="T41"> </text:span><text:span text:style-name="T13">vous</text:span><text:span text:style-name="T40"> </text:span><text:span text:style-name="T13">suivre</text:span><text:span text:style-name="T40"> </text:span><text:span text:style-name="T13">partout,</text:span><text:span text:style-name="T40"> </text:span><text:span text:style-name="T13">devenant</text:span><text:span text:style-name="T41"> </text:span><text:span text:style-name="T13">votre</text:span><text:span text:style-name="T40"> </text:span><text:span text:style-name="T13">fidèle </text:span><text:span text:style-name="T12">compagnon.</text:span><text:span text:style-name="T53"> </text:span><text:span text:style-name="T12">En</text:span><text:span text:style-name="T53"> </text:span><text:span text:style-name="T12">tant</text:span><text:span text:style-name="T53"> </text:span><text:span text:style-name="T12">que</text:span><text:span text:style-name="T53"> </text:span><text:span text:style-name="T12">détenteur</text:span><text:span text:style-name="T53"> </text:span><text:span text:style-name="T12">de</text:span><text:span text:style-name="T53"> </text:span><text:span text:style-name="T12">ce</text:span><text:span text:style-name="T53"> </text:span><text:span text:style-name="T12">pouvoir</text:span><text:span text:style-name="T53"> </text:span><text:span text:style-name="T12">étrange,</text:span><text:span text:style-name="T53"> </text:span><text:span text:style-name="T12">vous bénéficiez</text:span><text:span text:style-name="T40"> </text:span><text:span text:style-name="T12">également</text:span><text:span text:style-name="T40"> </text:span><text:span text:style-name="T12">d’un</text:span><text:span text:style-name="T40"> </text:span><text:span text:style-name="T12">lien</text:span><text:span text:style-name="T40"> </text:span><text:span text:style-name="T12">spécial</text:span><text:span text:style-name="T40"> </text:span><text:span text:style-name="T12">avec</text:span><text:span text:style-name="T40"> </text:span><text:span text:style-name="T12">votre</text:span><text:span text:style-name="T40"> </text:span><text:span text:style-name="T12">familier</text:span><text:span text:style-name="T40"> </text:span><text:span text:style-name="T12">[1].</text:span></text:p>
      <text:p text:style-name="P56"/>
      <text:p text:style-name="P11" loext:marker-style-name="T16"><text:span text:style-name="T18">Vos études de l’entropie vous octroient 2 points à dépenser </text:span><text:span text:style-name="T21">dans</text:span><text:span text:style-name="T17"> </text:span><text:span text:style-name="T21">les</text:span><text:span text:style-name="T17"> </text:span><text:span text:style-name="T21">spécialités</text:span><text:span text:style-name="T18"> </text:span><text:span text:style-name="T21">de</text:span><text:span text:style-name="T18"> </text:span><text:span text:style-name="T21">sorcellerie</text:span><text:span text:style-name="T18"> </text:span><text:span text:style-name="T21">suivantes</text:span><text:span text:style-name="T17"> </text:span><text:span text:style-name="T21">:</text:span><text:span text:style-name="T18"> </text:span><text:span text:style-name="T52">communion</text:span><text:span text:style-name="T16"> </text:span><text:span text:style-name="T52">avec les</text:span><text:span text:style-name="T118"> </text:span><text:span text:style-name="T52">esprits,</text:span><text:span text:style-name="T118"> </text:span><text:span text:style-name="T52">champ</text:span><text:span text:style-name="T118"> </text:span><text:span text:style-name="T52">de</text:span><text:span text:style-name="T118"> </text:span><text:span text:style-name="T52">protection</text:span><text:span text:style-name="T118"> </text:span><text:span text:style-name="T52">magique,</text:span><text:span text:style-name="T118"> </text:span><text:span text:style-name="T52">divination,</text:span><text:span text:style-name="T118"> </text:span><text:span text:style-name="T52">entro- </text:span><text:span text:style-name="T32">pie,</text:span><text:span text:style-name="T52"> </text:span><text:span text:style-name="T32">familier,</text:span><text:span text:style-name="T52"> </text:span><text:span text:style-name="T32">géomancie,</text:span><text:span text:style-name="T52"> </text:span><text:span text:style-name="T32">maléfice,</text:span><text:span text:style-name="T52"> </text:span><text:span text:style-name="T32">télékinésie,</text:span><text:span text:style-name="T52"> </text:span><text:span text:style-name="T32">possession, pyromancie.</text:span></text:p>
      <text:p text:style-name="P101" loext:marker-style-name="T25"/>
      <text:h text:style-name="P102" text:outline-level="3">Runiste</text:h>
      <text:p text:style-name="P4"><text:span text:style-name="T46">Cet</text:span><text:span text:style-name="T47"> </text:span><text:span text:style-name="T46">ordre</text:span><text:span text:style-name="T48"> </text:span><text:span text:style-name="T46">de</text:span><text:span text:style-name="T48"> </text:span><text:span text:style-name="T46">mages</text:span><text:span text:style-name="T48"> </text:span><text:span text:style-name="T46">évolue</text:span><text:span text:style-name="T47"> </text:span><text:span text:style-name="T46">en</text:span><text:span text:style-name="T48"> </text:span><text:span text:style-name="T46">marge</text:span><text:span text:style-name="T48"> </text:span><text:span text:style-name="T46">des</text:span><text:span text:style-name="T48"> </text:span><text:span text:style-name="T46">cercles</text:span><text:span text:style-name="T47"> </text:span><text:span text:style-name="T46">classiques.</text:span><text:span text:style-name="T48"> </text:span><text:span text:style-name="T46">Ils</text:span><text:span text:style-name="T48"> </text:span><text:span text:style-name="T46">étu- </text:span>dient et pratiquent l’art ancien de matérialiser le nom réel des<text:span text:style-name="T26"> </text:span>choses.<text:span text:style-name="T26"> </text:span>Un<text:span text:style-name="T26"> </text:span>mot<text:span text:style-name="T26"> </text:span>gravé<text:span text:style-name="T26"> </text:span>ou<text:span text:style-name="T26"> </text:span>tracé<text:span text:style-name="T26"> </text:span>dans<text:span text:style-name="T26"> </text:span>la<text:span text:style-name="T26"> </text:span>réalité<text:span text:style-name="T26"> </text:span>du<text:span text:style-name="T26"> </text:span>monde convoque<text:span text:style-name="T12"> </text:span>ce<text:span text:style-name="T12"> </text:span>qui<text:span text:style-name="T12"> </text:span>façonne<text:span text:style-name="T12"> </text:span>la<text:span text:style-name="T12"> </text:span>réalité.<text:span text:style-name="T12"> </text:span>Plus<text:span text:style-name="T12"> </text:span>une<text:span text:style-name="T12"> </text:span>rune<text:span text:style-name="T12"> </text:span>est<text:span text:style-name="T12"> </text:span>ancrée <text:span text:style-name="T40">profondément</text:span><text:span text:style-name="T9"> </text:span><text:span text:style-name="T40">dans</text:span><text:span text:style-name="T9"> </text:span><text:span text:style-name="T40">le</text:span><text:span text:style-name="T28"> </text:span><text:span text:style-name="T40">tissu</text:span><text:span text:style-name="T14"> </text:span><text:span text:style-name="T40">du</text:span><text:span text:style-name="T9"> </text:span><text:span text:style-name="T40">réel,</text:span><text:span text:style-name="T28"> </text:span><text:span text:style-name="T40">plus</text:span><text:span text:style-name="T9"> </text:span><text:span text:style-name="T40">les</text:span><text:span text:style-name="T28"> </text:span><text:span text:style-name="T40">effets</text:span><text:span text:style-name="T14"> </text:span><text:span text:style-name="T40">sont</text:span><text:span text:style-name="T9"> </text:span><text:span text:style-name="T40">décuplés.</text:span></text:p>
      <text:p text:style-name="P103"><text:span text:style-name="T10">Tracer</text:span> <text:span text:style-name="T10">une</text:span> <text:span text:style-name="T10">rune</text:span> <text:span text:style-name="T10">ne</text:span> <text:span text:style-name="T10">requiert</text:span> <text:span text:style-name="T10">pas</text:span> <text:span text:style-name="T10">de</text:span> <text:span text:style-name="T10">test</text:span> <text:span text:style-name="T10">dans</text:span> <text:span text:style-name="T10">de</text:span> <text:span text:style-name="T10">bonnes</text:span> <text:span text:style-name="T10">conditions </text:span><text:span text:style-name="T13">(une</text:span><text:span text:style-name="T11"> </text:span><text:span text:style-name="T13">craie</text:span><text:span text:style-name="T11"> </text:span><text:span text:style-name="T13">pure,</text:span><text:span text:style-name="T11"> </text:span><text:span text:style-name="T13">un</text:span><text:span text:style-name="T11"> </text:span><text:span text:style-name="T13">tracé</text:span><text:span text:style-name="T11"> </text:span><text:span text:style-name="T13">géométriquement</text:span><text:span text:style-name="T11"> </text:span><text:span text:style-name="T13">juste,</text:span><text:span text:style-name="T11"> </text:span><text:span text:style-name="T13">dix</text:span><text:span text:style-name="T11"> </text:span><text:span text:style-name="T13">minutes</text:span><text:span text:style-name="T11"> </text:span><text:span text:style-name="T13">par </text:span><text:span text:style-name="T14">niveau</text:span> <text:span text:style-name="T14">de</text:span> <text:span text:style-name="T14">la</text:span> <text:span text:style-name="T14">rune).</text:span> <text:span text:style-name="T14">Pressé</text:span> <text:span text:style-name="T14">par</text:span> <text:span text:style-name="T14">l’urgence,</text:span> <text:span text:style-name="T14">le</text:span> <text:span text:style-name="T14">runiste</text:span> <text:span text:style-name="T14">peut</text:span> <text:span text:style-name="T14">improviser, </text:span><text:span text:style-name="T46">il</text:span><text:span text:style-name="T128"> </text:span><text:span text:style-name="T46">lui</text:span><text:span text:style-name="T48"> </text:span><text:span text:style-name="T46">faut</text:span><text:span text:style-name="T48"> </text:span><text:span text:style-name="T46">une</text:span><text:span text:style-name="T48"> </text:span><text:span text:style-name="T46">matière</text:span><text:span text:style-name="T47"> </text:span><text:span text:style-name="T46">continue</text:span><text:span text:style-name="T48"> </text:span><text:span text:style-name="T46">pour</text:span><text:span text:style-name="T48"> </text:span><text:span text:style-name="T46">tracer</text:span><text:span text:style-name="T48"> </text:span><text:span text:style-name="T46">les</text:span><text:span text:style-name="T47"> </text:span><text:span text:style-name="T46">symboles</text:span><text:span text:style-name="T48"> </text:span><text:span text:style-name="T46">et</text:span><text:span text:style-name="T48"> </text:span><text:span text:style-name="T46">le</text:span><text:span text:style-name="T48"> </text:span><text:span text:style-name="T46">cercle </text:span>pour contenir l’effet.</text:p>
      <text:p text:style-name="P104"><text:span text:style-name="T12">La</text:span><text:span text:style-name="T95"> </text:span><text:span text:style-name="T12">difficulté</text:span><text:span text:style-name="T95"> </text:span><text:span text:style-name="T12">est</text:span><text:span text:style-name="T101"> </text:span><text:span text:style-name="T12">facile</text:span><text:span text:style-name="T95"> </text:span><text:span text:style-name="T12">pour</text:span><text:span text:style-name="T95"> </text:span><text:span text:style-name="T12">une</text:span><text:span text:style-name="T101"> </text:span><text:span text:style-name="T12">rune</text:span><text:span text:style-name="T95"> </text:span><text:span text:style-name="T12">que</text:span><text:span text:style-name="T95"> </text:span><text:span text:style-name="T12">l’on</text:span><text:span text:style-name="T101"> </text:span><text:span text:style-name="T12">maîtrise</text:span><text:span text:style-name="T95"> </text:span><text:span text:style-name="T12">(donc</text:span><text:span text:style-name="T95"> </text:span><text:span text:style-name="T12">4). </text:span>Rajoutez<text:span text:style-name="T13"> </text:span>à<text:span text:style-name="T13"> </text:span>cela,<text:span text:style-name="T13"> </text:span>selon<text:span text:style-name="T13"> </text:span>la<text:span text:style-name="T13"> </text:span>situation<text:span text:style-name="T129"> </text:span>:</text:p>
      <text:p text:style-name="P105">•<text:span text:style-name="T130"> </text:span>+2<text:span text:style-name="T9"> </text:span>pour<text:span text:style-name="T89"> </text:span>tracer<text:span text:style-name="T89"> </text:span>la<text:span text:style-name="T89"> </text:span>rune<text:span text:style-name="T9"> </text:span>en<text:span text:style-name="T89"> </text:span>une<text:span text:style-name="T89"> </text:span><text:span text:style-name="T27">minute,</text:span></text:p>
      <text:p text:style-name="P106"><text:span text:style-name="T27">•</text:span><text:span text:style-name="T131"> </text:span><text:span text:style-name="T27">+6</text:span><text:span text:style-name="T14"> </text:span><text:span text:style-name="T27">pour</text:span><text:span text:style-name="T28"> </text:span><text:span text:style-name="T27">tracer</text:span><text:span text:style-name="T14"> </text:span><text:span text:style-name="T27">la</text:span><text:span text:style-name="T14"> </text:span><text:span text:style-name="T27">rune</text:span><text:span text:style-name="T14"> </text:span><text:span text:style-name="T27">dans</text:span><text:span text:style-name="T28"> </text:span><text:span text:style-name="T27">le</text:span><text:span text:style-name="T14"> </text:span><text:span text:style-name="T27">round,</text:span></text:p>
      <text:p text:style-name="P107"><text:span text:style-name="T10">•</text:span><text:span text:style-name="T132"> </text:span><text:span text:style-name="T10">+2</text:span><text:span text:style-name="T133"> </text:span><text:span text:style-name="T10">si</text:span><text:span text:style-name="T133"> </text:span><text:span text:style-name="T10">le</text:span><text:span text:style-name="T133"> </text:span><text:span text:style-name="T10">runiste</text:span><text:span text:style-name="T133"> </text:span><text:span text:style-name="T10">ne</text:span><text:span text:style-name="T133"> </text:span><text:span text:style-name="T10">dispose</text:span><text:span text:style-name="T133"> </text:span><text:span text:style-name="T10">pas</text:span><text:span text:style-name="T133"> </text:span><text:span text:style-name="T10">du</text:span><text:span text:style-name="T133"> </text:span><text:span text:style-name="T10">matériel</text:span><text:span text:style-name="T133"> </text:span><text:span text:style-name="T10">adapté</text:span><text:span text:style-name="T133"> </text:span><text:span text:style-name="T10">ou</text:span><text:span text:style-name="T133"> </text:span><text:span text:style-name="T10">s’il</text:span><text:span text:style-name="T133"> </text:span><text:span text:style-name="T10">ne</text:span><text:span text:style-name="T133"> </text:span><text:span text:style-name="T10">connaît </text:span>pas bien la rune en question.</text:p>
      <text:p text:style-name="P108"><text:span text:style-name="T40">Dans</text:span><text:span text:style-name="T50"> </text:span><text:span text:style-name="T40">certains</text:span><text:span text:style-name="T50"> </text:span><text:span text:style-name="T40">cas</text:span><text:span text:style-name="T50"> </text:span><text:span text:style-name="T40">désespérés,</text:span><text:span text:style-name="T50"> </text:span><text:span text:style-name="T40">on</text:span><text:span text:style-name="T50"> </text:span><text:span text:style-name="T40">voit</text:span><text:span text:style-name="T50"> </text:span><text:span text:style-name="T40">des</text:span><text:span text:style-name="T50"> </text:span><text:span text:style-name="T40">runistes</text:span><text:span text:style-name="T50"> </text:span><text:span text:style-name="T40">tracer</text:span><text:span text:style-name="T50"> </text:span><text:span text:style-name="T40">les</text:span><text:span text:style-name="T50"> </text:span><text:span text:style-name="T40">runes </text:span>avec leur propre sang…</text:p>
      <text:p text:style-name="P109" loext:marker-style-name="T99"/>
      <text:section text:style-name="Sect3" text:name="Section4">
        <text:p text:style-name="P110">Être<text:span text:style-name="T53"> </text:span>Runiste<text:span text:style-name="T53"> </text:span>octroie<text:span text:style-name="T53"> </text:span>2<text:span text:style-name="T53"> </text:span>points<text:span text:style-name="T53"> </text:span>à<text:span text:style-name="T53"> </text:span>dépenser<text:span text:style-name="T53"> </text:span>dans<text:span text:style-name="T53"> </text:span>des<text:span text:style-name="T53"> </text:span>spécialités <text:span text:style-name="T6">étranges</text:span><text:span text:style-name="T7"> </text:span><text:span text:style-name="T6">telles</text:span><text:span text:style-name="T8"> </text:span><text:span text:style-name="T6">que</text:span><text:span text:style-name="T8"> </text:span><text:span text:style-name="T6">:</text:span><text:span text:style-name="T8"> </text:span><text:span text:style-name="T122">rune</text:span><text:span text:style-name="T124"> </text:span><text:span text:style-name="T122">d’esprit,</text:span><text:span text:style-name="T123"> </text:span><text:span text:style-name="T122">de</text:span><text:span text:style-name="T123"> </text:span><text:span text:style-name="T122">combat,</text:span><text:span text:style-name="T123"> </text:span><text:span text:style-name="T122">de</text:span><text:span text:style-name="T124"> </text:span><text:span text:style-name="T122">communication, </text:span><text:span text:style-name="T134">de</text:span><text:span text:style-name="T135"> </text:span><text:span text:style-name="T134">matière,</text:span><text:span text:style-name="T135"> </text:span><text:span text:style-name="T134">de</text:span><text:span text:style-name="T135"> </text:span><text:span text:style-name="T134">protection,</text:span><text:span text:style-name="T135"> </text:span><text:span text:style-name="T134">familier.</text:span><text:span text:style-name="T135"> </text:span><text:span text:style-name="T10">Par</text:span><text:span text:style-name="T26"> </text:span><text:span text:style-name="T10">ailleurs,</text:span><text:span text:style-name="T26"> </text:span><text:span text:style-name="T10">votre</text:span><text:span text:style-name="T26"> </text:span><text:span text:style-name="T10">formation </text:span><text:span text:style-name="T40">de</text:span><text:span text:style-name="T13"> </text:span><text:span text:style-name="T40">base</text:span><text:span text:style-name="T13"> </text:span><text:span text:style-name="T40">étant</text:span><text:span text:style-name="T13"> </text:span><text:span text:style-name="T40">celle</text:span><text:span text:style-name="T15"> </text:span><text:span text:style-name="T40">d’un</text:span><text:span text:style-name="T13"> </text:span><text:span text:style-name="T40">mage,</text:span><text:span text:style-name="T13"> </text:span><text:span text:style-name="T40">vous</text:span><text:span text:style-name="T13"> </text:span><text:span text:style-name="T40">pouvez</text:span><text:span text:style-name="T15"> </text:span><text:span text:style-name="T40">en</text:span><text:span text:style-name="T13"> </text:span><text:span text:style-name="T40">vous</text:span><text:span text:style-name="T13"> </text:span><text:span text:style-name="T40">concentrant </text:span>voir<text:span text:style-name="T11"> </text:span>les<text:span text:style-name="T11"> </text:span>champs<text:span text:style-name="T11"> </text:span>d’énergie,<text:span text:style-name="T11"> </text:span>les<text:span text:style-name="T11"> </text:span>objets<text:span text:style-name="T11"> </text:span>enchantés<text:span text:style-name="T11"> </text:span>ou<text:span text:style-name="T11"> </text:span>modifiés <text:span text:style-name="T40">magiquement, voir derrière les illusions et déterminer la nature </text:span>des<text:span text:style-name="T41"> </text:span>éléments<text:span text:style-name="T41"> </text:span>composant<text:span text:style-name="T41"> </text:span>un<text:span text:style-name="T41"> </text:span>sortilège.</text:p>
      </text:section>
      <text:h text:style-name="P111" text:outline-level="3"><text:bookmark text:name="Troll brumeux de Niflheim"/><text:span text:style-name="T38">Troll</text:span><text:span text:style-name="T136"> </text:span><text:span text:style-name="T38">brumeux</text:span><text:span text:style-name="T136"> </text:span><text:span text:style-name="T38">de</text:span><text:span text:style-name="T136"> </text:span><text:span text:style-name="T39">Niflheim</text:span></text:h>
      <text:p text:style-name="P78"><text:span text:style-name="T8">Le</text:span><text:span text:style-name="T40"> </text:span><text:span text:style-name="T8">sang</text:span><text:span text:style-name="T40"> </text:span><text:span text:style-name="T8">des</text:span><text:span text:style-name="T40"> </text:span><text:span text:style-name="T8">trolls</text:span><text:span text:style-name="T40"> </text:span><text:span text:style-name="T8">et</text:span><text:span text:style-name="T40"> </text:span><text:span text:style-name="T8">la</text:span><text:span text:style-name="T40"> </text:span><text:span text:style-name="T8">sève</text:span><text:span text:style-name="T40"> </text:span><text:span text:style-name="T8">d’Yggdrasil</text:span><text:span text:style-name="T40"> </text:span><text:span text:style-name="T8">coule</text:span><text:span text:style-name="T40"> </text:span><text:span text:style-name="T8">dans</text:span><text:span text:style-name="T40"> </text:span><text:span text:style-name="T8">vos</text:span><text:span text:style-name="T40"> </text:span><text:span text:style-name="T8">veines,</text:span><text:span text:style-name="T40"> </text:span><text:span text:style-name="T8">faisant </text:span><text:span text:style-name="T13">de</text:span><text:span text:style-name="T27"> </text:span><text:span text:style-name="T13">vous</text:span><text:span text:style-name="T27"> </text:span><text:span text:style-name="T13">un</text:span><text:span text:style-name="T27"> </text:span><text:span text:style-name="T13">être</text:span><text:span text:style-name="T27"> </text:span><text:span text:style-name="T13">unique</text:span><text:span text:style-name="T27"> </text:span><text:span text:style-name="T13">et</text:span><text:span text:style-name="T27"> </text:span><text:span text:style-name="T13">mystérieux.</text:span><text:span text:style-name="T27"> </text:span><text:span text:style-name="T13">Vous</text:span><text:span text:style-name="T27"> </text:span><text:span text:style-name="T13">possédez</text:span><text:span text:style-name="T27"> </text:span><text:span text:style-name="T13">la</text:span><text:span text:style-name="T27"> </text:span><text:span text:style-name="T13">capacité </text:span><text:span text:style-name="T14">exceptionnelle</text:span> <text:span text:style-name="T14">de</text:span> <text:span text:style-name="T14">générer</text:span> <text:span text:style-name="T14">une</text:span> <text:span text:style-name="T14">brume</text:span> <text:span text:style-name="T14">épaisse</text:span> <text:span text:style-name="T14">en</text:span> <text:span text:style-name="T14">quelques</text:span> <text:span text:style-name="T14">minutes, </text:span><text:span text:style-name="T13">enveloppant tout</text:span><text:span text:style-name="T40"> </text:span><text:span text:style-name="T13">ce</text:span><text:span text:style-name="T40"> </text:span><text:span text:style-name="T13">qui</text:span><text:span text:style-name="T41"> </text:span><text:span text:style-name="T13">vous</text:span><text:span text:style-name="T40"> </text:span><text:span text:style-name="T13">entoure.</text:span><text:span text:style-name="T40"> </text:span><text:span text:style-name="T13">Contrairement</text:span><text:span text:style-name="T40"> </text:span><text:span text:style-name="T13">aux</text:span><text:span text:style-name="T41"> </text:span><text:span text:style-name="T13">simples </text:span>mortels<text:span text:style-name="T10"> </text:span>qui<text:span text:style-name="T10"> </text:span>ne<text:span text:style-name="T10"> </text:span>voient<text:span text:style-name="T10"> </text:span>généralement<text:span text:style-name="T10"> </text:span>pas<text:span text:style-name="T10"> </text:span>plus<text:span text:style-name="T10"> </text:span>loin<text:span text:style-name="T10"> </text:span>que<text:span text:style-name="T10"> </text:span>le<text:span text:style-name="T10"> </text:span>bout <text:span text:style-name="T13">de</text:span><text:span text:style-name="T12"> </text:span><text:span text:style-name="T13">leur</text:span><text:span text:style-name="T12"> </text:span><text:span text:style-name="T13">bras</text:span><text:span text:style-name="T12"> </text:span><text:span text:style-name="T13">dans</text:span><text:span text:style-name="T12"> </text:span><text:span text:style-name="T13">cette</text:span><text:span text:style-name="T12"> </text:span><text:span text:style-name="T13">brume,</text:span><text:span text:style-name="T12"> </text:span><text:span text:style-name="T13">vous</text:span><text:span text:style-name="T12"> </text:span><text:span text:style-name="T13">n’éprouvez</text:span><text:span text:style-name="T12"> </text:span><text:span text:style-name="T13">aucune</text:span><text:span text:style-name="T12"> </text:span><text:span text:style-name="T13">difficulté </text:span><text:span text:style-name="T40">à naviguer à travers elle, vous donnant un avantage inestimable </text:span>dans<text:span text:style-name="T40"> </text:span>les<text:span text:style-name="T40"> </text:span>environnements<text:span text:style-name="T40"> </text:span>brumeux<text:span text:style-name="T40"> </text:span>et<text:span text:style-name="T40"> </text:span>obscurs.</text:p>
      <text:p text:style-name="P10"/>
      <text:p text:style-name="P112"><text:span text:style-name="T27">Les</text:span><text:span text:style-name="T13"> </text:span><text:span text:style-name="T27">trolls</text:span><text:span text:style-name="T13"> </text:span><text:span text:style-name="T27">sont</text:span><text:span text:style-name="T13"> </text:span><text:span text:style-name="T27">réputés</text:span><text:span text:style-name="T13"> </text:span><text:span text:style-name="T27">pour</text:span><text:span text:style-name="T13"> </text:span><text:span text:style-name="T27">générer</text:span><text:span text:style-name="T13"> </text:span><text:span text:style-name="T27">une</text:span><text:span text:style-name="T13"> </text:span><text:span text:style-name="T27">brume</text:span><text:span text:style-name="T13"> </text:span><text:span text:style-name="T27">d’une</text:span><text:span text:style-name="T13"> </text:span><text:span text:style-name="T27">9oideur </text:span>intense, au point que les animaux, instinctivement, fuient <text:span text:style-name="T12">cette</text:span><text:span text:style-name="T10"> </text:span><text:span text:style-name="T12">présence</text:span><text:span text:style-name="T10"> </text:span><text:span text:style-name="T12">glaciale.</text:span><text:span text:style-name="T53"> </text:span><text:span text:style-name="T12">Cette</text:span><text:span text:style-name="T10"> </text:span><text:span text:style-name="T12">caractéristique</text:span><text:span text:style-name="T10"> </text:span><text:span text:style-name="T12">naturelle</text:span><text:span text:style-name="T53"> </text:span><text:span text:style-name="T12">renforce </text:span>votre<text:span text:style-name="T10"> </text:span>aura<text:span text:style-name="T10"> </text:span>de<text:span text:style-name="T10"> </text:span>mystère<text:span text:style-name="T10"> </text:span>et<text:span text:style-name="T10"> </text:span>d’étrangeté,<text:span text:style-name="T10"> </text:span>vous<text:span text:style-name="T10"> </text:span>distinguant<text:span text:style-name="T10"> </text:span>parmi <text:span text:style-name="T27">les</text:span><text:span text:style-name="T14"> </text:span><text:span text:style-name="T27">êtres</text:span><text:span text:style-name="T14"> </text:span><text:span text:style-name="T27">qui</text:span><text:span text:style-name="T14"> </text:span><text:span text:style-name="T27">vous</text:span><text:span text:style-name="T28"> </text:span><text:span text:style-name="T27">entourent.</text:span><text:span text:style-name="T14"> </text:span><text:span text:style-name="T27">Pour</text:span><text:span text:style-name="T14"> </text:span><text:span text:style-name="T27">convoquer</text:span><text:span text:style-name="T14"> </text:span><text:span text:style-name="T27">votre</text:span><text:span text:style-name="T28"> </text:span><text:span text:style-name="T27">don,</text:span><text:span text:style-name="T14"> </text:span><text:span text:style-name="T27">il</text:span><text:span text:style-name="T14"> </text:span><text:span text:style-name="T27">faut habituellement</text:span><text:span text:style-name="T11"> </text:span><text:span text:style-name="T27">plusieurs</text:span><text:span text:style-name="T11"> </text:span><text:span text:style-name="T27">minutes</text:span><text:span text:style-name="T11"> </text:span><text:span text:style-name="T27">pour</text:span><text:span text:style-name="T11"> </text:span><text:span text:style-name="T27">recouvrir</text:span><text:span text:style-name="T11"> </text:span><text:span text:style-name="T27">l’équivalent </text:span><text:span text:style-name="T12">d’un</text:span><text:span text:style-name="T15"> </text:span><text:span text:style-name="T12">champ</text:span><text:span text:style-name="T15"> </text:span><text:span text:style-name="T12">de</text:span><text:span text:style-name="T15"> </text:span><text:span text:style-name="T12">1</text:span><text:span text:style-name="T15"> </text:span><text:span text:style-name="T12">000</text:span><text:span text:style-name="T10"> </text:span><text:span text:style-name="T12">m².</text:span><text:span text:style-name="T15"> </text:span><text:span text:style-name="T12">En</text:span><text:span text:style-name="T15"> </text:span><text:span text:style-name="T12">situation</text:span><text:span text:style-name="T15"> </text:span><text:span text:style-name="T12">de</text:span><text:span text:style-name="T15"> </text:span><text:span text:style-name="T12">stress,</text:span><text:span text:style-name="T15"> </text:span><text:span text:style-name="T12">si</text:span><text:span text:style-name="T15"> </text:span><text:span text:style-name="T12">vous</text:span><text:span text:style-name="T15"> </text:span><text:span text:style-name="T12">voulez accélérer</text:span><text:span text:style-name="T53"> </text:span><text:span text:style-name="T12">le</text:span><text:span text:style-name="T53"> </text:span><text:span text:style-name="T12">processus,</text:span><text:span text:style-name="T53"> </text:span><text:span text:style-name="T12">la</text:span><text:span text:style-name="T53"> </text:span><text:span text:style-name="T12">difficulté</text:span><text:span text:style-name="T53"> </text:span><text:span text:style-name="T12">augmente</text:span><text:span text:style-name="T53"> </text:span><text:span text:style-name="T12">avec</text:span><text:span text:style-name="T53"> </text:span><text:span text:style-name="T12">la</text:span><text:span text:style-name="T53"> </text:span><text:span text:style-name="T12">vitesse.</text:span></text:p>
      <text:list text:style-name="WWNum1">
        <text:list-item>
          <text:p text:style-name="P113" loext:marker-style-name="T18"><text:span text:style-name="T17">1</text:span><text:span text:style-name="T21"> </text:span><text:span text:style-name="T17">minute</text:span><text:span text:style-name="T90"> </text:span><text:span text:style-name="T17">=</text:span><text:span text:style-name="T90"> </text:span><text:span text:style-name="T17">difficulté</text:span><text:span text:style-name="T90"> </text:span><text:span text:style-name="T17">12</text:span></text:p>
        </text:list-item>
        <text:list-item>
          <text:p text:style-name="P114" loext:marker-style-name="T18"><text:span text:style-name="T21">3</text:span><text:span text:style-name="T90"> </text:span><text:span text:style-name="T21">rounds</text:span><text:span text:style-name="T19"> </text:span><text:span text:style-name="T21">=</text:span><text:span text:style-name="T19"> </text:span><text:span text:style-name="T21">difficulté</text:span><text:span text:style-name="T19"> </text:span><text:span text:style-name="T21">14</text:span></text:p>
        </text:list-item>
        <text:list-item>
          <text:p text:style-name="P114" loext:marker-style-name="T18"><text:span text:style-name="T21">1 round</text:span><text:span text:style-name="T90"> </text:span><text:span text:style-name="T21">= difficulté</text:span><text:span text:style-name="T90"> </text:span><text:span text:style-name="T21">16</text:span><text:span text:style-name="T90"> </text:span><text:span text:style-name="T21">(oh un</text:span><text:span text:style-name="T90"> </text:span><text:span text:style-name="T21">pot de</text:span><text:span text:style-name="T90"> </text:span><text:span text:style-name="T21">cupidité…)</text:span></text:p>
        </text:list-item>
      </text:list>
      <text:p text:style-name="Text_20_body"/>
      <text:p text:style-name="P115"/>
      <text:p text:style-name="P116" loext:marker-style-name="T16"><text:span text:style-name="T42">Vous disposez de 2 points pour vous spécialiser dans: </text:span><text:span text:style-name="T45">animalisme, </text:span><text:span text:style-name="T23">appel</text:span><text:span text:style-name="T16"> </text:span><text:span text:style-name="T23">de</text:span><text:span text:style-name="T16"> </text:span><text:span text:style-name="T23">la</text:span><text:span text:style-name="T16"> </text:span><text:span text:style-name="T23">nature,</text:span><text:span text:style-name="T16"> </text:span><text:span text:style-name="T23">croquemitaine,</text:span><text:span text:style-name="T16"> </text:span><text:span text:style-name="T23">familier,</text:span><text:span text:style-name="T16"> </text:span><text:span text:style-name="T23">force</text:span><text:span text:style-name="T16"> </text:span><text:span text:style-name="T23">surnaturelle, forme</text:span><text:span text:style-name="T16"> </text:span><text:span text:style-name="T23">de</text:span><text:span text:style-name="T16"> </text:span><text:span text:style-name="T23">brume,</text:span><text:span text:style-name="T16"> </text:span><text:span text:style-name="T23">griffe/morsure</text:span><text:span text:style-name="T16"> </text:span><text:span text:style-name="T23">monstrueuse,</text:span><text:span text:style-name="T16"> </text:span><text:span text:style-name="T23">métamorphose, </text:span><text:span text:style-name="T32">régénération.</text:span></text:p>
      <text:p text:style-name="P97" loext:marker-style-name="T126"/>
      <text:p text:style-name="P97" loext:marker-style-name="T126"/>
      <text:p text:style-name="P97" loext:marker-style-name="T126"/>
      <text:p text:style-name="P97" loext:marker-style-name="T126"/>
      <text:p text:style-name="P97" loext:marker-style-name="T126"/>
      <text:p text:style-name="P97" loext:marker-style-name="T126"/>
      <text:p text:style-name="P97" loext:marker-style-name="T126"/>
      <text:p text:style-name="P97" loext:marker-style-name="T126"/>
      <text:p text:style-name="P97" loext:marker-style-name="T126"/>
      <text:p text:style-name="P97" loext:marker-style-name="T126"/>
      <text:p text:style-name="P97" loext:marker-style-name="T126"/>
      <text:p text:style-name="P97" loext:marker-style-name="T126"/>
      <text:p text:style-name="P97" loext:marker-style-name="T126"/>
      <text:p text:style-name="P97" loext:marker-style-name="T126"/>
      <text:p text:style-name="P117" loext:marker-style-name="T126"><text:span text:style-name="T137"/></text:p>
      <text:h text:style-name="P118" text:outline-level="3"><text:bookmark text:name="Vampire"/><text:bookmark text:name="Dhampire"/><text:soft-page-break/><text:span text:style-name="T81">Vampire</text:span></text:h>
      <text:p text:style-name="P67"><text:span text:style-name="T40">Vous</text:span><text:span text:style-name="T13"> </text:span><text:span text:style-name="T40">êtes</text:span><text:span text:style-name="T13"> </text:span><text:span text:style-name="T40">un</text:span><text:span text:style-name="T13"> </text:span><text:span text:style-name="T40">être</text:span><text:span text:style-name="T15"> </text:span><text:span text:style-name="T40">affamé</text:span><text:span text:style-name="T13"> </text:span><text:span text:style-name="T40">qui</text:span><text:span text:style-name="T13"> </text:span><text:span text:style-name="T40">ne</text:span><text:span text:style-name="T13"> </text:span><text:span text:style-name="T40">trouve</text:span><text:span text:style-name="T15"> </text:span><text:span text:style-name="T40">de</text:span><text:span text:style-name="T13"> </text:span><text:span text:style-name="T40">satiété</text:span><text:span text:style-name="T13"> </text:span><text:span text:style-name="T40">et</text:span><text:span text:style-name="T13"> </text:span><text:span text:style-name="T40">de</text:span><text:span text:style-name="T15"> </text:span><text:span text:style-name="T40">force</text:span><text:span text:style-name="T13"> </text:span><text:span text:style-name="T40">que </text:span><text:span text:style-name="T6">dans</text:span><text:span text:style-name="T8"> </text:span><text:span text:style-name="T6">l’exsanguination</text:span><text:span text:style-name="T8"> </text:span><text:span text:style-name="T6">des</text:span><text:span text:style-name="T8"> </text:span><text:span text:style-name="T6">êtres</text:span><text:span text:style-name="T8"> </text:span><text:span text:style-name="T6">vivants.</text:span><text:span text:style-name="T8"> </text:span><text:span text:style-name="T6">Votre</text:span><text:span text:style-name="T8"> </text:span><text:span text:style-name="T6">peau</text:span><text:span text:style-name="T8"> </text:span><text:span text:style-name="T6">est</text:span><text:span text:style-name="T8"> </text:span><text:span text:style-name="T6">d’une</text:span><text:span text:style-name="T8"> </text:span><text:span text:style-name="T6">pâleur </text:span><text:span text:style-name="T27">remarquable,</text:span><text:span text:style-name="T28"> </text:span><text:span text:style-name="T27">quasiment</text:span><text:span text:style-name="T28"> </text:span><text:span text:style-name="T27">diaphane.</text:span><text:span text:style-name="T28"> </text:span><text:span text:style-name="T27">Le</text:span><text:span text:style-name="T28"> </text:span><text:span text:style-name="T27">jour</text:span><text:span text:style-name="T28"> </text:span><text:span text:style-name="T27">vous</text:span><text:span text:style-name="T28"> </text:span><text:span text:style-name="T27">est</text:span><text:span text:style-name="T28"> </text:span><text:span text:style-name="T27">refusé</text:span><text:span text:style-name="T28"> </text:span><text:span text:style-name="T27">car </text:span><text:span text:style-name="T13">l’astre</text:span><text:span text:style-name="T26"> </text:span><text:span text:style-name="T13">solaire</text:span><text:span text:style-name="T26"> </text:span><text:span text:style-name="T13">vous</text:span><text:span text:style-name="T26"> </text:span><text:span text:style-name="T13">enflamme</text:span><text:span text:style-name="T26"> </text:span><text:span text:style-name="T13">littéralement.</text:span><text:span text:style-name="T26"> </text:span><text:span text:style-name="T13">D’aucuns</text:span><text:span text:style-name="T26"> </text:span><text:span text:style-name="T13">disent</text:span><text:span text:style-name="T26"> </text:span><text:span text:style-name="T13">que c’est</text:span><text:span text:style-name="T26"> </text:span><text:span text:style-name="T13">une</text:span><text:span text:style-name="T26"> </text:span><text:span text:style-name="T13">malédiction</text:span><text:span text:style-name="T26"> </text:span><text:span text:style-name="T13">divine,</text:span><text:span text:style-name="T26"> </text:span><text:span text:style-name="T13">un</text:span><text:span text:style-name="T26"> </text:span><text:span text:style-name="T13">parasite</text:span><text:span text:style-name="T26"> </text:span><text:span text:style-name="T13">dans</text:span><text:span text:style-name="T26"> </text:span><text:span text:style-name="T13">le</text:span><text:span text:style-name="T26"> </text:span><text:span text:style-name="T13">sang,</text:span><text:span text:style-name="T26"> </text:span><text:span text:style-name="T13">ou</text:span><text:span text:style-name="T26"> </text:span><text:span text:style-name="T13">encore </text:span>une<text:span text:style-name="T11"> </text:span>espèce<text:span text:style-name="T11"> </text:span>étrangère<text:span text:style-name="T11"> </text:span>à<text:span text:style-name="T11"> </text:span>notre<text:span text:style-name="T11"> </text:span>terre.<text:span text:style-name="T11"> </text:span>Vous<text:span text:style-name="T11"> </text:span>avez<text:span text:style-name="T11"> </text:span>votre<text:span text:style-name="T11"> </text:span>idée<text:span text:style-name="T11"> </text:span>sur <text:span text:style-name="T10">la</text:span><text:span text:style-name="T40"> </text:span><text:span text:style-name="T10">question,</text:span><text:span text:style-name="T12"> </text:span><text:span text:style-name="T10">vous</text:span><text:span text:style-name="T12"> </text:span><text:span text:style-name="T10">jouez</text:span><text:span text:style-name="T11"> </text:span><text:span text:style-name="T10">l’ambiguïté</text:span><text:span text:style-name="T12"> </text:span><text:span text:style-name="T10">sur</text:span><text:span text:style-name="T12"> </text:span><text:span text:style-name="T10">ce</text:span><text:span text:style-name="T12"> </text:span><text:span text:style-name="T10">qui</text:span><text:span text:style-name="T11"> </text:span><text:span text:style-name="T10">est</text:span><text:span text:style-name="T12"> </text:span><text:span text:style-name="T10">vrai</text:span><text:span text:style-name="T12"> </text:span><text:span text:style-name="T10">ou</text:span><text:span text:style-name="T12"> </text:span><text:span text:style-name="T10">non</text:span><text:span text:style-name="T11"> </text:span><text:span text:style-name="T10">dans </text:span><text:span text:style-name="T40">les légendes. Peut-être existe-t-il plusieurs espèces de vampires </text:span><text:span text:style-name="T14">mais</text:span> <text:span text:style-name="T14">ils</text:span> <text:span text:style-name="T14">ont</text:span> <text:span text:style-name="T14">en</text:span> <text:span text:style-name="T14">commun</text:span> <text:span text:style-name="T14">la</text:span> <text:span text:style-name="T14">capacité</text:span> <text:span text:style-name="T14">de</text:span> <text:span text:style-name="T14">ne</text:span> <text:span text:style-name="T14">pas</text:span> <text:span text:style-name="T14">vieillir</text:span> <text:span text:style-name="T14">et</text:span> <text:span text:style-name="T14">un</text:span> <text:span text:style-name="T14">pouvoir </text:span><text:span text:style-name="T40">d’hypnose</text:span><text:span text:style-name="T13"> </text:span><text:span text:style-name="T40">qui</text:span><text:span text:style-name="T13"> </text:span><text:span text:style-name="T40">leur</text:span><text:span text:style-name="T13"> </text:span><text:span text:style-name="T40">permet</text:span><text:span text:style-name="T15"> </text:span><text:span text:style-name="T40">de</text:span><text:span text:style-name="T13"> </text:span><text:span text:style-name="T40">provoquer</text:span><text:span text:style-name="T13"> </text:span><text:span text:style-name="T40">l’oubli</text:span><text:span text:style-name="T13"> </text:span><text:span text:style-name="T40">des</text:span><text:span text:style-name="T15"> </text:span><text:span text:style-name="T40">minutes</text:span><text:span text:style-name="T13"> </text:span><text:span text:style-name="T40">qui </text:span><text:span text:style-name="T13">précèdent</text:span><text:span text:style-name="T26"> </text:span><text:span text:style-name="T13">(difficulté</text:span><text:span text:style-name="T26"> </text:span><text:span text:style-name="T13">10</text:span><text:span text:style-name="T26"> </text:span><text:span text:style-name="T13">/</text:span><text:span text:style-name="T26"> </text:span><text:span text:style-name="T13">14</text:span><text:span text:style-name="T26"> </text:span><text:span text:style-name="T13">contre</text:span><text:span text:style-name="T26"> </text:span><text:span text:style-name="T13">des</text:span><text:span text:style-name="T26"> </text:span><text:span text:style-name="T13">esprits</text:span><text:span text:style-name="T26"> </text:span><text:span text:style-name="T13">supérieurs).</text:span><text:span text:style-name="T26"> </text:span><text:span text:style-name="T13">Votre morsure</text:span><text:span text:style-name="T26"> </text:span><text:span text:style-name="T13">est</text:span><text:span text:style-name="T26"> </text:span><text:span text:style-name="T13">addictive</text:span><text:span text:style-name="T26"> </text:span><text:span text:style-name="T13">et</text:span><text:span text:style-name="T26"> </text:span><text:span text:style-name="T13">sécrète</text:span><text:span text:style-name="T26"> </text:span><text:span text:style-name="T13">un</text:span><text:span text:style-name="T26"> </text:span><text:span text:style-name="T13">shoot</text:span><text:span text:style-name="T26"> </text:span><text:span text:style-name="T13">de</text:span><text:span text:style-name="T26"> </text:span><text:span text:style-name="T13">plaisir</text:span><text:span text:style-name="T26"> </text:span><text:span text:style-name="T13">immédiat</text:span><text:span text:style-name="T26"> </text:span><text:span text:style-name="T13">qui </text:span>rend<text:span text:style-name="T89"> </text:span>vos<text:span text:style-name="T89"> </text:span>victimes<text:span text:style-name="T89"> </text:span>malléables.</text:p>
      <text:p text:style-name="P119"/>
      <text:p text:style-name="P70" loext:marker-style-name="T25"><text:span text:style-name="T138">Règle</text:span><text:span text:style-name="T139"> </text:span><text:span text:style-name="T138">du</text:span><text:span text:style-name="T139"> </text:span><text:span text:style-name="T138">sang</text:span><text:span text:style-name="T139"> </text:span><text:span text:style-name="T138">:</text:span><text:span text:style-name="T140"> </text:span><text:span text:style-name="T12">Vous</text:span><text:span text:style-name="T10"> </text:span><text:span text:style-name="T12">possédez</text:span><text:span text:style-name="T10"> </text:span><text:span text:style-name="T12">un</text:span><text:span text:style-name="T10"> </text:span><text:span text:style-name="T12">stock</text:span><text:span text:style-name="T53"> </text:span><text:span text:style-name="T12">de</text:span><text:span text:style-name="T10"> </text:span><text:span text:style-name="T12">sang</text:span><text:span text:style-name="T10"> </text:span><text:span text:style-name="T12">égal</text:span><text:span text:style-name="T10"> </text:span><text:span text:style-name="T12">à</text:span><text:span text:style-name="T53"> </text:span><text:span text:style-name="T12">force</text:span><text:span text:style-name="T10"> </text:span><text:span text:style-name="T12">+ </text:span>volonté.<text:span text:style-name="T41"> </text:span>Chaque<text:span text:style-name="T41"> </text:span>matin,<text:span text:style-name="T41"> </text:span>vous<text:span text:style-name="T41"> </text:span>perdez<text:span text:style-name="T41"> </text:span>1<text:span text:style-name="T41"> </text:span>point<text:span text:style-name="T41"> </text:span>de<text:span text:style-name="T41"> </text:span>sang.<text:span text:style-name="T41"> </text:span>Quand vous<text:span text:style-name="T14"> </text:span>effectuez<text:span text:style-name="T14"> </text:span>une<text:span text:style-name="T14"> </text:span>action<text:span text:style-name="T14"> </text:span>violente<text:span text:style-name="T14"> </text:span>sur<text:span text:style-name="T14"> </text:span>un<text:span text:style-name="T14"> </text:span>tirage<text:span text:style-name="T14"> </text:span>de<text:span text:style-name="T14"> </text:span>1<text:span text:style-name="T14"> </text:span>ou<text:span text:style-name="T14"> </text:span>2<text:span text:style-name="T14"> </text:span>sur <text:span text:style-name="T40">une</text:span><text:span text:style-name="T15"> </text:span><text:span text:style-name="T40">carte,</text:span><text:span text:style-name="T15"> </text:span><text:span text:style-name="T40">vous</text:span><text:span text:style-name="T15"> </text:span><text:span text:style-name="T40">perdez</text:span><text:span text:style-name="T15"> </text:span><text:span text:style-name="T40">un</text:span><text:span text:style-name="T15"> </text:span><text:span text:style-name="T40">point</text:span><text:span text:style-name="T15"> </text:span><text:span text:style-name="T40">de</text:span><text:span text:style-name="T15"> </text:span><text:span text:style-name="T40">sang.</text:span><text:span text:style-name="T15"> </text:span><text:span text:style-name="T40">Lorsqu’il</text:span><text:span text:style-name="T15"> </text:span><text:span text:style-name="T40">ne</text:span><text:span text:style-name="T15"> </text:span><text:span text:style-name="T40">vous</text:span><text:span text:style-name="T15"> </text:span><text:span text:style-name="T40">reste </text:span><text:span text:style-name="T46">plus</text:span><text:span text:style-name="T7"> </text:span><text:span text:style-name="T46">qu’un</text:span><text:span text:style-name="T7"> </text:span><text:span text:style-name="T46">point</text:span><text:span text:style-name="T7"> </text:span><text:span text:style-name="T46">de</text:span><text:span text:style-name="T7"> </text:span><text:span text:style-name="T46">sang,</text:span><text:span text:style-name="T7"> </text:span><text:span text:style-name="T46">vous</text:span><text:span text:style-name="T7"> </text:span><text:span text:style-name="T46">devez</text:span><text:span text:style-name="T7"> </text:span><text:span text:style-name="T46">réussir</text:span><text:span text:style-name="T7"> </text:span><text:span text:style-name="T46">chaque</text:span><text:span text:style-name="T7"> </text:span><text:span text:style-name="T46">minute</text:span><text:span text:style-name="T7"> </text:span><text:span text:style-name="T46">un</text:span><text:span text:style-name="T7"> </text:span><text:span text:style-name="T46">test </text:span>sous<text:span text:style-name="T12"> </text:span>volonté<text:span text:style-name="T12"> </text:span>ou<text:span text:style-name="T12"> </text:span>perdre<text:span text:style-name="T12"> </text:span>le<text:span text:style-name="T12"> </text:span>contrôle<text:span text:style-name="T12"> </text:span>et<text:span text:style-name="T12"> </text:span>vampiriser<text:span text:style-name="T12"> </text:span>la<text:span text:style-name="T12"> </text:span>première personne<text:span text:style-name="T15"> </text:span>qui<text:span text:style-name="T15"> </text:span>passe…<text:span text:style-name="T15"> </text:span>Consommer<text:span text:style-name="T15"> </text:span>1L<text:span text:style-name="T15"> </text:span>de<text:span text:style-name="T15"> </text:span>sang<text:span text:style-name="T15"> </text:span>vous<text:span text:style-name="T15"> </text:span>redonne un point de sang. Votre sang est addictif pour les humains dès la première ingestion. Ils ont alors un désavantage sur les<text:span text:style-name="T14"> </text:span>tests<text:span text:style-name="T14"> </text:span>sociaux<text:span text:style-name="T14"> </text:span>contre<text:span text:style-name="T14"> </text:span>vous.<text:span text:style-name="T14"> </text:span>Donner<text:span text:style-name="T14"> </text:span>son<text:span text:style-name="T14"> </text:span>sang<text:span text:style-name="T14"> </text:span>plusieurs<text:span text:style-name="T14"> </text:span>fois rend<text:span text:style-name="T53"> </text:span>la<text:span text:style-name="T53"> </text:span>personne<text:span text:style-name="T53"> </text:span>dépendante.<text:span text:style-name="T53"> </text:span>Après<text:span text:style-name="T53"> </text:span>quelques<text:span text:style-name="T53"> </text:span>semaines,<text:span text:style-name="T53"> </text:span>elle <text:span text:style-name="T13">commence</text:span><text:span text:style-name="T40"> </text:span><text:span text:style-name="T13">à</text:span><text:span text:style-name="T40"> </text:span><text:span text:style-name="T13">devenir</text:span><text:span text:style-name="T40"> </text:span><text:span text:style-name="T13">votre</text:span><text:span text:style-name="T41"> </text:span><text:span text:style-name="T13">goule.</text:span><text:span text:style-name="T40"> </text:span><text:span text:style-name="T13">Un</text:span><text:span text:style-name="T40"> </text:span><text:span text:style-name="T13">vampire</text:span><text:span text:style-name="T40"> </text:span><text:span text:style-name="T13">commence</text:span><text:span text:style-name="T41"> </text:span><text:span text:style-name="T13">avec</text:span><text:span text:style-name="T40"> </text:span><text:span text:style-name="T13">2 points</text:span><text:span text:style-name="T40"> </text:span><text:span text:style-name="T13">de</text:span><text:span text:style-name="T40"> </text:span><text:span text:style-name="T13">spécialité</text:span><text:span text:style-name="T40"> </text:span><text:span text:style-name="T13">dans</text:span><text:span text:style-name="T41"> </text:span><text:span text:style-name="T13">la</text:span><text:span text:style-name="T40"> </text:span><text:span text:style-name="T13">liste</text:span><text:span text:style-name="T40"> </text:span><text:span text:style-name="T13">suivante</text:span><text:span text:style-name="T40"> </text:span><text:span text:style-name="T13">:</text:span><text:span text:style-name="T11"> </text:span><text:span text:style-name="T108">animalisme,</text:span><text:span text:style-name="T141"> </text:span><text:span text:style-name="T108">familier, </text:span><text:span text:style-name="T134">force</text:span><text:span text:style-name="T25"> </text:span><text:span text:style-name="T134">surnaturelle,</text:span><text:span text:style-name="T25"> </text:span><text:span text:style-name="T134">forme</text:span><text:span text:style-name="T25"> </text:span><text:span text:style-name="T134">de</text:span><text:span text:style-name="T25"> </text:span><text:span text:style-name="T134">brume,</text:span><text:span text:style-name="T25"> </text:span><text:span text:style-name="T134">hypnose,</text:span><text:span text:style-name="T25"> </text:span><text:span text:style-name="T134">transformation </text:span><text:span text:style-name="T25">animale,</text:span><text:span text:style-name="T142"> </text:span><text:span text:style-name="T25">perception</text:span><text:span text:style-name="T142"> </text:span><text:span text:style-name="T25">surnaturelle,</text:span><text:span text:style-name="T142"> </text:span><text:span text:style-name="T25">régénération.</text:span></text:p>
      <text:p text:style-name="P120" loext:marker-style-name="T25"/>
      <text:h text:style-name="P86" text:outline-level="3">Dhampire</text:h>
      <text:p text:style-name="P4">C’est un être à la 9ontière entre l’humain et le vrai vam- <text:span text:style-name="T13">pire.</text:span><text:span text:style-name="T41"> </text:span><text:span text:style-name="T13">Il</text:span><text:span text:style-name="T41"> </text:span><text:span text:style-name="T13">est</text:span><text:span text:style-name="T41"> </text:span><text:span text:style-name="T13">le</text:span><text:span text:style-name="T41"> </text:span><text:span text:style-name="T13">produit</text:span><text:span text:style-name="T41"> </text:span><text:span text:style-name="T13">de</text:span><text:span text:style-name="T41"> </text:span><text:span text:style-name="T13">la</text:span><text:span text:style-name="T41"> </text:span><text:span text:style-name="T13">dilution</text:span><text:span text:style-name="T41"> </text:span><text:span text:style-name="T13">du</text:span><text:span text:style-name="T41"> </text:span><text:span text:style-name="T13">sang</text:span><text:span text:style-name="T41"> </text:span><text:span text:style-name="T13">au</text:span><text:span text:style-name="T41"> </text:span><text:span text:style-name="T13">travers</text:span><text:span text:style-name="T41"> </text:span><text:span text:style-name="T13">des</text:span><text:span text:style-name="T41"> </text:span><text:span text:style-name="T13">généra- </text:span><text:span text:style-name="T46">tions.</text:span><text:span text:style-name="T47"> </text:span><text:span text:style-name="T46">Le</text:span><text:span text:style-name="T48"> </text:span><text:span text:style-name="T46">dhampire</text:span><text:span text:style-name="T48"> </text:span><text:span text:style-name="T46">est</text:span><text:span text:style-name="T48"> </text:span><text:span text:style-name="T46">souvent</text:span><text:span text:style-name="T47"> </text:span><text:span text:style-name="T46">jugé</text:span><text:span text:style-name="T48"> </text:span><text:span text:style-name="T46">comme</text:span><text:span text:style-name="T48"> </text:span><text:span text:style-name="T46">un</text:span><text:span text:style-name="T48"> </text:span><text:span text:style-name="T46">bâtard</text:span><text:span text:style-name="T47"> </text:span><text:span text:style-name="T46">ou</text:span><text:span text:style-name="T48"> </text:span><text:span text:style-name="T46">un</text:span><text:span text:style-name="T48"> </text:span><text:span text:style-name="T46">déchet </text:span>par<text:span text:style-name="T89"> </text:span>la<text:span text:style-name="T89"> </text:span>société<text:span text:style-name="T89"> </text:span>vampirique.<text:span text:style-name="T9"> </text:span>Contrairement<text:span text:style-name="T89"> </text:span>à<text:span text:style-name="T89"> </text:span>un<text:span text:style-name="T89"> </text:span>vampire,<text:span text:style-name="T9"> </text:span>vous <text:span text:style-name="T40">ne brûlez pas au soleil, c’est désagréable, douloureux, mais pas </text:span><text:span text:style-name="T13">physiquement</text:span><text:span text:style-name="T11"> </text:span><text:span text:style-name="T13">impossible.</text:span><text:span text:style-name="T11"> </text:span><text:span text:style-name="T13">Pour</text:span><text:span text:style-name="T11"> </text:span><text:span text:style-name="T13">ce</text:span><text:span text:style-name="T11"> </text:span><text:span text:style-name="T13">qui</text:span><text:span text:style-name="T11"> </text:span><text:span text:style-name="T13">est</text:span><text:span text:style-name="T11"> </text:span><text:span text:style-name="T13">de</text:span><text:span text:style-name="T11"> </text:span><text:span text:style-name="T13">vos</text:span><text:span text:style-name="T11"> </text:span><text:span text:style-name="T13">capacités,</text:span><text:span text:style-name="T11"> </text:span><text:span text:style-name="T13">vous possédez</text:span><text:span text:style-name="T40"> </text:span><text:span text:style-name="T13">l’hypnose,</text:span><text:span text:style-name="T40"> </text:span><text:span text:style-name="T13">la</text:span><text:span text:style-name="T40"> </text:span><text:span text:style-name="T13">sécrétion</text:span><text:span text:style-name="T41"> </text:span><text:span text:style-name="T13">d’une</text:span><text:span text:style-name="T40"> </text:span><text:span text:style-name="T13">morsure</text:span><text:span text:style-name="T40"> </text:span><text:span text:style-name="T13">addictive</text:span><text:span text:style-name="T40"> </text:span><text:span text:style-name="T13">et</text:span><text:span text:style-name="T41"> </text:span><text:span text:style-name="T13">vous </text:span>ne vieillissez pas.</text:p>
      <text:p text:style-name="P5"/>
      <text:p text:style-name="P121" loext:marker-style-name="T18"><text:span text:style-name="T143">Règle</text:span><text:span text:style-name="T144"> </text:span><text:span text:style-name="T143">du</text:span><text:span text:style-name="T145"> </text:span><text:span text:style-name="T143">sang</text:span><text:span text:style-name="T146"> </text:span><text:span text:style-name="T143">:</text:span><text:span text:style-name="T147"> </text:span><text:span text:style-name="T84">(identique</text:span><text:span text:style-name="T19"> </text:span><text:span text:style-name="T84">au</text:span><text:span text:style-name="T90"> </text:span><text:span text:style-name="T84">vampire)</text:span></text:p>
      <text:p text:style-name="P122" loext:marker-style-name="T148"/>
      <text:section text:style-name="Sect4" text:name="Section5">
        <text:p text:style-name="P123" loext:marker-style-name="T16"><text:span text:style-name="T20">Un</text:span><text:span text:style-name="T18"> </text:span><text:span text:style-name="T20">Dhampire</text:span><text:span text:style-name="T18"> </text:span><text:span text:style-name="T20">commence</text:span><text:span text:style-name="T18"> </text:span><text:span text:style-name="T20">avec</text:span><text:span text:style-name="T18"> </text:span><text:span text:style-name="T20">2</text:span><text:span text:style-name="T18"> </text:span><text:span text:style-name="T20">points</text:span><text:span text:style-name="T18"> </text:span><text:span text:style-name="T20">dans</text:span><text:span text:style-name="T18"> </text:span><text:span text:style-name="T20">une</text:span><text:span text:style-name="T18"> </text:span><text:span text:style-name="T20">seule</text:span><text:span text:style-name="T18"> </text:span><text:span text:style-name="T20">spécialité, </text:span><text:span text:style-name="T30">choisissez</text:span><text:span text:style-name="T96"> </text:span><text:span text:style-name="T30">dans</text:span><text:span text:style-name="T96"> </text:span><text:span text:style-name="T30">la</text:span><text:span text:style-name="T20"> </text:span><text:span text:style-name="T30">liste</text:span><text:span text:style-name="T29"> </text:span><text:span text:style-name="T30">suivante</text:span><text:span text:style-name="T96"> </text:span><text:span text:style-name="T32">:</text:span><text:span text:style-name="T31"> </text:span><text:span text:style-name="T32">animaliste,</text:span><text:span text:style-name="T31"> </text:span><text:span text:style-name="T32">force</text:span><text:span text:style-name="T31"> </text:span><text:span text:style-name="T32">surnatu- </text:span><text:span text:style-name="T16">relle,</text:span><text:span text:style-name="T85"> </text:span><text:span text:style-name="T16">familier,</text:span><text:span text:style-name="T85"> </text:span><text:span text:style-name="T16">forme</text:span><text:span text:style-name="T85"> </text:span><text:span text:style-name="T16">de</text:span><text:span text:style-name="T85"> </text:span><text:span text:style-name="T16">brume,</text:span><text:span text:style-name="T85"> </text:span><text:span text:style-name="T16">perception</text:span><text:span text:style-name="T85"> </text:span><text:span text:style-name="T16">surnaturelle, </text:span><text:span text:style-name="T32">régénération.</text:span></text:p>
        <text:p text:style-name="P124" loext:marker-style-name="T25"/>
        <text:p text:style-name="P124" loext:marker-style-name="T25"/>
        <text:p text:style-name="P125" loext:marker-style-name="T25"><text:span text:style-name="T55"/></text:p>
      </text:section>
      <text:h text:style-name="P126" text:outline-level="2"><text:bookmark text:name="Les spécialités étranges "/><text:bookmark text:name="Agilité surnaturelle"/><text:bookmark text:name="Alchimie utilitaire"/><text:span text:style-name="T149">Les</text:span><text:span text:style-name="T150"> </text:span><text:span text:style-name="T149">spécialités</text:span><text:span text:style-name="T150"> </text:span><text:span text:style-name="T151">étranges</text:span></text:h>
      <text:h text:style-name="P127" text:outline-level="3"><text:span text:style-name="T38">Agilité</text:span><text:span text:style-name="T152"> </text:span><text:span text:style-name="T81">surnaturelle</text:span></text:h>
      <text:p text:style-name="P82">Chaque rang dans cette spécialité augmente votre dextérité naturelle<text:span text:style-name="T27"> </text:span>de<text:span text:style-name="T27"> </text:span>1,<text:span text:style-name="T27"> </text:span>vous<text:span text:style-name="T27"> </text:span>pouvez<text:span text:style-name="T27"> </text:span>dépasser<text:span text:style-name="T27"> </text:span>le<text:span text:style-name="T27"> </text:span>cap<text:span text:style-name="T27"> </text:span>maximum<text:span text:style-name="T27"> </text:span>de<text:span text:style-name="T27"> </text:span>5. <text:span text:style-name="T40">Vous</text:span><text:span text:style-name="T15"> </text:span><text:span text:style-name="T40">pouvez</text:span><text:span text:style-name="T15"> </text:span><text:span text:style-name="T40">utiliser</text:span><text:span text:style-name="T15"> </text:span><text:span text:style-name="T40">votre</text:span><text:span text:style-name="T15"> </text:span><text:span text:style-name="T40">spécialité</text:span><text:span text:style-name="T15"> </text:span><text:span text:style-name="T40">pour</text:span><text:span text:style-name="T15"> </text:span><text:span text:style-name="T40">toute</text:span><text:span text:style-name="T15"> </text:span><text:span text:style-name="T40">activité</text:span><text:span text:style-name="T15"> </text:span><text:span text:style-name="T40">d’athlé- </text:span><text:span text:style-name="T6">tisme. Vos mouvements sont si rapides que vous ajoutez également </text:span><text:span text:style-name="T27">votre</text:span><text:span text:style-name="T53"> </text:span><text:span text:style-name="T27">score</text:span><text:span text:style-name="T53"> </text:span><text:span text:style-name="T27">d’agilité</text:span><text:span text:style-name="T53"> </text:span><text:span text:style-name="T27">surnaturelle</text:span><text:span text:style-name="T53"> </text:span><text:span text:style-name="T27">à</text:span><text:span text:style-name="T53"> </text:span><text:span text:style-name="T27">votre</text:span><text:span text:style-name="T53"> </text:span><text:span text:style-name="T27">initiative.</text:span></text:p>
      <text:p text:style-name="P128"/>
      <text:h text:style-name="P94" text:outline-level="3"><text:span text:style-name="T38">Alchimie</text:span><text:span text:style-name="T153"> </text:span><text:span text:style-name="T88">utilitaire</text:span></text:h>
      <text:p text:style-name="P95"><text:span text:style-name="T10">Votre</text:span> <text:span text:style-name="T10">savoir</text:span> <text:span text:style-name="T10">est</text:span> <text:span text:style-name="T10">dédié</text:span> <text:span text:style-name="T10">à</text:span> <text:span text:style-name="T10">hacker</text:span> <text:span text:style-name="T10">la</text:span> <text:span text:style-name="T10">vie.</text:span><text:span text:style-name="T27"> </text:span><text:span text:style-name="T10">La</text:span> <text:span text:style-name="T10">durée</text:span> <text:span text:style-name="T10">d’une</text:span> <text:span text:style-name="T10">préparation </text:span><text:span text:style-name="T46">est</text:span><text:span text:style-name="T47"> </text:span><text:span text:style-name="T46">égale</text:span><text:span text:style-name="T48"> </text:span><text:span text:style-name="T46">à</text:span><text:span text:style-name="T48"> </text:span><text:span text:style-name="T46">la</text:span><text:span text:style-name="T48"> </text:span><text:span text:style-name="T46">difficulté</text:span><text:span text:style-name="T47"> </text:span><text:span text:style-name="T46">choisie</text:span><text:span text:style-name="T48"> </text:span><text:span text:style-name="T46">par</text:span><text:span text:style-name="T48"> </text:span><text:span text:style-name="T46">l’alchimiste</text:span><text:span text:style-name="T48"> </text:span><text:span text:style-name="T46">en</text:span><text:span text:style-name="T47"> </text:span><text:span text:style-name="T46">nombre</text:span><text:span text:style-name="T48"> </text:span><text:span text:style-name="T46">d’heures </text:span><text:span text:style-name="T27">dans</text:span><text:span text:style-name="T14"> </text:span><text:span text:style-name="T27">des</text:span><text:span text:style-name="T14"> </text:span><text:span text:style-name="T27">conditions</text:span><text:span text:style-name="T14"> </text:span><text:span text:style-name="T27">calmes,</text:span><text:span text:style-name="T28"> </text:span><text:span text:style-name="T27">avec</text:span><text:span text:style-name="T14"> </text:span><text:span text:style-name="T27">les</text:span><text:span text:style-name="T14"> </text:span><text:span text:style-name="T27">ingrédients</text:span><text:span text:style-name="T14"> </text:span><text:span text:style-name="T27">exactes.</text:span></text:p>
      <text:p text:style-name="P56"/>
      <text:p text:style-name="P129"><text:span text:style-name="T122">Rang</text:span><text:span text:style-name="T124"> </text:span><text:span text:style-name="T122">1</text:span><text:span text:style-name="T123"> </text:span><text:span text:style-name="T122">:</text:span><text:span text:style-name="T123"> </text:span><text:span text:style-name="T6">Vous</text:span><text:span text:style-name="T8"> </text:span><text:span text:style-name="T6">maîtrisez</text:span><text:span text:style-name="T7"> </text:span><text:span text:style-name="T6">la</text:span><text:span text:style-name="T8"> </text:span><text:span text:style-name="T6">création</text:span><text:span text:style-name="T8"> </text:span><text:span text:style-name="T6">de</text:span><text:span text:style-name="T154"> </text:span><text:span text:style-name="T6">potions,</text:span><text:span text:style-name="T103"> </text:span><text:span text:style-name="T6">d’onguents</text:span><text:span text:style-name="T103"> </text:span><text:span text:style-name="T6">et</text:span><text:span text:style-name="T103"> </text:span><text:span text:style-name="T6">de</text:span><text:span text:style-name="T103"> </text:span><text:span text:style-name="T6">ré- </text:span><text:span text:style-name="T13">actifs</text:span> <text:span text:style-name="T13">liquides</text:span> <text:span text:style-name="T13">pour</text:span> <text:span text:style-name="T13">altérer</text:span> <text:span text:style-name="T13">temporairement</text:span> <text:span text:style-name="T13">les</text:span> <text:span text:style-name="T13">traits</text:span> <text:span text:style-name="T13">d’un</text:span> <text:span text:style-name="T13">visage. </text:span><text:span text:style-name="T12">Vous</text:span><text:span text:style-name="T10"> </text:span><text:span text:style-name="T12">pouvez</text:span><text:span text:style-name="T10"> </text:span><text:span text:style-name="T12">déplacer</text:span><text:span text:style-name="T10"> </text:span><text:span text:style-name="T12">temporairement</text:span><text:span text:style-name="T53"> </text:span><text:span text:style-name="T12">les</text:span><text:span text:style-name="T10"> </text:span><text:span text:style-name="T12">muscles</text:span><text:span text:style-name="T10"> </text:span><text:span text:style-name="T12">et</text:span><text:span text:style-name="T10"> </text:span><text:span text:style-name="T12">modifier </text:span><text:span text:style-name="T40">la pigmentation. Ces altérations sont temporaires et réversibles. </text:span><text:span text:style-name="T6">Vous</text:span><text:span text:style-name="T8"> </text:span><text:span text:style-name="T6">savez</text:span><text:span text:style-name="T8"> </text:span><text:span text:style-name="T6">aussi</text:span><text:span text:style-name="T8"> </text:span><text:span text:style-name="T6">concocter</text:span><text:span text:style-name="T8"> </text:span><text:span text:style-name="T6">la</text:span><text:span text:style-name="T8"> </text:span><text:span text:style-name="T6">colle</text:span><text:span text:style-name="T8"> </text:span><text:span text:style-name="T6">de</text:span><text:span text:style-name="T8"> </text:span><text:span text:style-name="T6">pattes</text:span><text:span text:style-name="T8"> </text:span><text:span text:style-name="T6">d’araignée,</text:span><text:span text:style-name="T8"> </text:span><text:span text:style-name="T6">qui</text:span><text:span text:style-name="T8"> </text:span><text:span text:style-name="T6">permet </text:span>d’escalader<text:span text:style-name="T89"> </text:span>sans<text:span text:style-name="T89"> </text:span>effort<text:span text:style-name="T89"> </text:span>toute<text:span text:style-name="T9"> </text:span>surface.</text:p>
      <text:p text:style-name="P10"/>
      <text:p text:style-name="P130"><text:span text:style-name="T134">Rang</text:span><text:span text:style-name="T155"> </text:span><text:span text:style-name="T134">2</text:span><text:span text:style-name="T155"> </text:span><text:span text:style-name="T134">:</text:span><text:span text:style-name="T155"> </text:span><text:span text:style-name="T10">Vous</text:span><text:span text:style-name="T11"> </text:span><text:span text:style-name="T10">avez</text:span><text:span text:style-name="T12"> </text:span><text:span text:style-name="T10">acquis</text:span><text:span text:style-name="T12"> </text:span><text:span text:style-name="T10">la</text:span><text:span text:style-name="T12"> </text:span><text:span text:style-name="T10">capacité</text:span> <text:span text:style-name="T10">de</text:span><text:span text:style-name="T26"> </text:span><text:span text:style-name="T10">réduire</text:span><text:span text:style-name="T26"> </text:span><text:span text:style-name="T10">ou</text:span><text:span text:style-name="T26"> </text:span><text:span text:style-name="T10">d’augmenter </text:span><text:span text:style-name="T103">la densité d’un objet de moitié. Vous pouvez temporairement réduire </text:span><text:span text:style-name="T13">la</text:span><text:span text:style-name="T11"> </text:span><text:span text:style-name="T13">densité</text:span><text:span text:style-name="T11"> </text:span><text:span text:style-name="T13">d’un</text:span><text:span text:style-name="T11"> </text:span><text:span text:style-name="T13">objet,</text:span><text:span text:style-name="T11"> </text:span><text:span text:style-name="T13">le</text:span><text:span text:style-name="T11"> </text:span><text:span text:style-name="T13">rendant</text:span><text:span text:style-name="T11"> </text:span><text:span text:style-name="T13">plus</text:span><text:span text:style-name="T11"> </text:span><text:span text:style-name="T13">mou</text:span><text:span text:style-name="T11"> </text:span><text:span text:style-name="T13">ou</text:span><text:span text:style-name="T11"> </text:span><text:span text:style-name="T13">léger.</text:span><text:span text:style-name="T11"> </text:span><text:span text:style-name="T13">Par</text:span><text:span text:style-name="T11"> </text:span><text:span text:style-name="T13">exemple, vous</text:span><text:span text:style-name="T12"> </text:span><text:span text:style-name="T13">pourriez</text:span><text:span text:style-name="T12"> </text:span><text:span text:style-name="T13">rendre</text:span><text:span text:style-name="T12"> </text:span><text:span text:style-name="T13">temporairement</text:span><text:span text:style-name="T12"> </text:span><text:span text:style-name="T13">molle</text:span><text:span text:style-name="T12"> </text:span><text:span text:style-name="T13">une</text:span><text:span text:style-name="T12"> </text:span><text:span text:style-name="T13">arme,</text:span><text:span text:style-name="T12"> </text:span><text:span text:style-name="T13">la</text:span><text:span text:style-name="T12"> </text:span><text:span text:style-name="T13">rendant </text:span><text:span text:style-name="T27">inefficace</text:span><text:span text:style-name="T15"> </text:span><text:span text:style-name="T27">pour</text:span><text:span text:style-name="T15"> </text:span><text:span text:style-name="T27">une</text:span><text:span text:style-name="T15"> </text:span><text:span text:style-name="T27">période</text:span><text:span text:style-name="T15"> </text:span><text:span text:style-name="T27">déterminée.</text:span><text:span text:style-name="T15"> </text:span><text:span text:style-name="T27">Cette</text:span><text:span text:style-name="T15"> </text:span><text:span text:style-name="T27">technique</text:span><text:span text:style-name="T15"> </text:span><text:span text:style-name="T27">peut </text:span><text:span text:style-name="T40">également</text:span><text:span text:style-name="T13"> </text:span><text:span text:style-name="T40">être</text:span><text:span text:style-name="T13"> </text:span><text:span text:style-name="T40">utilisée</text:span><text:span text:style-name="T13"> </text:span><text:span text:style-name="T40">pour</text:span><text:span text:style-name="T15"> </text:span><text:span text:style-name="T40">rendre</text:span><text:span text:style-name="T13"> </text:span><text:span text:style-name="T40">des</text:span><text:span text:style-name="T13"> </text:span><text:span text:style-name="T40">matériaux</text:span><text:span text:style-name="T13"> </text:span><text:span text:style-name="T40">plus</text:span><text:span text:style-name="T15"> </text:span><text:span text:style-name="T40">flexibles, </text:span><text:span text:style-name="T27">ce</text:span><text:span text:style-name="T14"> </text:span><text:span text:style-name="T27">qui</text:span><text:span text:style-name="T14"> </text:span><text:span text:style-name="T27">peut</text:span><text:span text:style-name="T14"> </text:span><text:span text:style-name="T27">s’avérer</text:span><text:span text:style-name="T28"> </text:span><text:span text:style-name="T27">utile</text:span><text:span text:style-name="T14"> </text:span><text:span text:style-name="T27">dans</text:span><text:span text:style-name="T14"> </text:span><text:span text:style-name="T27">diverses</text:span><text:span text:style-name="T14"> </text:span><text:span text:style-name="T27">situations.</text:span><text:span text:style-name="T28"> </text:span><text:span text:style-name="T27">À</text:span><text:span text:style-name="T14"> </text:span><text:span text:style-name="T27">l’inverse, </text:span><text:span text:style-name="T12">vous pouvez augmenter temporairement la densité d’un objet, </text:span>le rendant plus lourd ou plus solide. Cela peut transformer <text:span text:style-name="T12">un</text:span><text:span text:style-name="T40"> </text:span><text:span text:style-name="T12">objet</text:span><text:span text:style-name="T40"> </text:span><text:span text:style-name="T12">en</text:span><text:span text:style-name="T40"> </text:span><text:span text:style-name="T12">une</text:span><text:span text:style-name="T40"> </text:span><text:span text:style-name="T12">arme</text:span><text:span text:style-name="T40"> </text:span><text:span text:style-name="T12">mortelle</text:span><text:span text:style-name="T40"> </text:span><text:span text:style-name="T12">ou</text:span><text:span text:style-name="T40"> </text:span><text:span text:style-name="T12">renforcer</text:span><text:span text:style-name="T40"> </text:span><text:span text:style-name="T12">sa</text:span><text:span text:style-name="T40"> </text:span><text:span text:style-name="T12">durabilité.</text:span><text:span text:style-name="T40"> </text:span><text:span text:style-name="T12">Vous </text:span><text:span text:style-name="T40">pouvez</text:span><text:span text:style-name="T13"> </text:span><text:span text:style-name="T40">même</text:span><text:span text:style-name="T13"> </text:span><text:span text:style-name="T40">modifier</text:span><text:span text:style-name="T15"> </text:span><text:span text:style-name="T40">temporairement</text:span><text:span text:style-name="T13"> </text:span><text:span text:style-name="T40">la</text:span><text:span text:style-name="T13"> </text:span><text:span text:style-name="T40">densité</text:span><text:span text:style-name="T15"> </text:span><text:span text:style-name="T40">de</text:span><text:span text:style-name="T13"> </text:span><text:span text:style-name="T40">matériaux </text:span>inoffensifs<text:span text:style-name="T41"> </text:span>pour<text:span text:style-name="T41"> </text:span>les<text:span text:style-name="T41"> </text:span>rendre<text:span text:style-name="T41"> </text:span>plus<text:span text:style-name="T41"> </text:span>résistants.</text:p>
      <text:p text:style-name="P119"/>
      <text:p text:style-name="P79"><text:span text:style-name="T156">Rang</text:span><text:span text:style-name="T157"> </text:span><text:span text:style-name="T156">3</text:span><text:span text:style-name="T158"> </text:span><text:span text:style-name="T156">:</text:span><text:span text:style-name="T158"> </text:span><text:span text:style-name="T46">Vous</text:span><text:span text:style-name="T48"> </text:span><text:span text:style-name="T46">avez</text:span><text:span text:style-name="T47"> </text:span><text:span text:style-name="T46">le pouvoir de «</text:span><text:span text:style-name="T47"> </text:span><text:span text:style-name="T46">lyophiliser</text:span><text:span text:style-name="T48"> </text:span><text:span text:style-name="T46">» les objets, les ré- </text:span>duisant<text:span text:style-name="T89"> </text:span>à<text:span text:style-name="T89"> </text:span>10<text:span text:style-name="T9"> </text:span>%<text:span text:style-name="T89"> </text:span>de<text:span text:style-name="T89"> </text:span>leur<text:span text:style-name="T9"> </text:span>taille<text:span text:style-name="T89"> </text:span>initiale.<text:span text:style-name="T89"> </text:span>Vous<text:span text:style-name="T9"> </text:span>pouvez<text:span text:style-name="T89"> </text:span>également <text:span text:style-name="T12">augmenter</text:span><text:span text:style-name="T15"> </text:span><text:span text:style-name="T12">l’absorption</text:span><text:span text:style-name="T15"> </text:span><text:span text:style-name="T12">des</text:span><text:span text:style-name="T15"> </text:span><text:span text:style-name="T12">vêtements,</text:span><text:span text:style-name="T15"> </text:span><text:span text:style-name="T12">les</text:span><text:span text:style-name="T15"> </text:span><text:span text:style-name="T12">rendant</text:span><text:span text:style-name="T15"> </text:span><text:span text:style-name="T12">équivalents </text:span>à<text:span text:style-name="T89"> </text:span>des<text:span text:style-name="T89"> </text:span>protections<text:span text:style-name="T89"> </text:span>de<text:span text:style-name="T9"> </text:span>niveau<text:span text:style-name="T89"> </text:span>3,<text:span text:style-name="T89"> </text:span>similaires<text:span text:style-name="T89"> </text:span>au<text:span text:style-name="T9"> </text:span>kevlar.</text:p>
      <text:p text:style-name="P56"/>
      <text:p text:style-name="P79"><text:span text:style-name="T82">Rang</text:span><text:span text:style-name="T159"> </text:span><text:span text:style-name="T82">4</text:span><text:span text:style-name="T159"> </text:span><text:span text:style-name="T82">:</text:span><text:span text:style-name="T159"> </text:span><text:span text:style-name="T27">Vous</text:span><text:span text:style-name="T28"> </text:span><text:span text:style-name="T27">êtes</text:span><text:span text:style-name="T14"> </text:span><text:span text:style-name="T27">capable</text:span><text:span text:style-name="T14"> </text:span><text:span text:style-name="T27">d’emmagasiner</text:span><text:span text:style-name="T14"> </text:span><text:span text:style-name="T27">de</text:span><text:span text:style-name="T13"> </text:span><text:span text:style-name="T27">l’énergie</text:span><text:span text:style-name="T13"> </text:span><text:span text:style-name="T27">dans </text:span>des<text:span text:style-name="T9"> </text:span>objets,<text:span text:style-name="T9"> </text:span>créant<text:span text:style-name="T9"> </text:span>ainsi<text:span text:style-name="T9"> </text:span>des<text:span text:style-name="T9"> </text:span>batteries<text:span text:style-name="T9"> </text:span>pour<text:span text:style-name="T9"> </text:span>alimenter<text:span text:style-name="T9"> </text:span>des<text:span text:style-name="T9"> </text:span>créa- <text:span text:style-name="T27">tions</text:span><text:span text:style-name="T40"> </text:span><text:span text:style-name="T27">ou,</text:span><text:span text:style-name="T40"> </text:span><text:span text:style-name="T27">de</text:span><text:span text:style-name="T40"> </text:span><text:span text:style-name="T27">manière</text:span><text:span text:style-name="T40"> </text:span><text:span text:style-name="T27">plus</text:span><text:span text:style-name="T40"> </text:span><text:span text:style-name="T27">instable,</text:span><text:span text:style-name="T40"> </text:span><text:span text:style-name="T27">transformant</text:span><text:span text:style-name="T40"> </text:span><text:span text:style-name="T27">des</text:span><text:span text:style-name="T40"> </text:span><text:span text:style-name="T27">objets</text:span><text:span text:style-name="T40"> </text:span><text:span text:style-name="T27">en </text:span><text:span text:style-name="T10">grenades.</text:span><text:span text:style-name="T11"> </text:span><text:span text:style-name="T10">Les</text:span><text:span text:style-name="T11"> </text:span><text:span text:style-name="T10">dégâts</text:span><text:span text:style-name="T11"> </text:span><text:span text:style-name="T10">de</text:span><text:span text:style-name="T11"> </text:span><text:span text:style-name="T10">zone</text:span><text:span text:style-name="T11"> </text:span><text:span text:style-name="T10">infligés</text:span><text:span text:style-name="T11"> </text:span><text:span text:style-name="T10">par</text:span><text:span text:style-name="T11"> </text:span><text:span text:style-name="T10">ces</text:span><text:span text:style-name="T11"> </text:span><text:span text:style-name="T10">grenades</text:span><text:span text:style-name="T11"> </text:span><text:span text:style-name="T10">sont</text:span><text:span text:style-name="T11"> </text:span><text:span text:style-name="T10">égaux </text:span>au meilleur score de 2 cartes.</text:p>
      <text:p text:style-name="P131" loext:marker-style-name="T54"><text:span text:style-name="T127"/></text:p>
      <text:p text:style-name="P132"><text:bookmark text:name="Alchimie des remèdes magiques"/><text:bookmark text:name="Alchimie de transmutation"/><text:span text:style-name="T82">Rang</text:span><text:span text:style-name="T159"> </text:span><text:span text:style-name="T82">5</text:span><text:span text:style-name="T159"> </text:span><text:span text:style-name="T82">:</text:span><text:span text:style-name="T159"> </text:span><text:span text:style-name="T27">Votre</text:span><text:span text:style-name="T28"> </text:span><text:span text:style-name="T27">maîtrise</text:span><text:span text:style-name="T14"> </text:span><text:span text:style-name="T27">de</text:span><text:span text:style-name="T14"> </text:span><text:span text:style-name="T27">l’alchimie</text:span><text:span text:style-name="T14"> </text:span><text:span text:style-name="T27">vous</text:span><text:span text:style-name="T28"> </text:span><text:span text:style-name="T27">permet</text:span><text:span text:style-name="T10"> </text:span><text:span text:style-name="T27">de</text:span><text:span text:style-name="T13"> </text:span><text:span text:style-name="T27">réaliser </text:span><text:span text:style-name="T40">des</text:span><text:span text:style-name="T15"> </text:span><text:span text:style-name="T40">transmutations</text:span><text:span text:style-name="T15"> </text:span><text:span text:style-name="T40">de</text:span><text:span text:style-name="T15"> </text:span><text:span text:style-name="T40">la</text:span><text:span text:style-name="T15"> </text:span><text:span text:style-name="T40">matière</text:span><text:span text:style-name="T15"> </text:span><text:span text:style-name="T40">d’un</text:span><text:span text:style-name="T15"> </text:span><text:span text:style-name="T40">état</text:span><text:span text:style-name="T15"> </text:span><text:span text:style-name="T40">à</text:span><text:span text:style-name="T15"> </text:span><text:span text:style-name="T40">un</text:span><text:span text:style-name="T15"> </text:span><text:span text:style-name="T40">autre</text:span><text:span text:style-name="T15"> </text:span><text:span text:style-name="T40">en</text:span><text:span text:style-name="T15"> </text:span><text:span text:style-name="T40">utilisant </text:span>des<text:span text:style-name="T89"> </text:span>éléments<text:span text:style-name="T89"> </text:span>simples.<text:span text:style-name="T89"> </text:span>Cette<text:span text:style-name="T9"> </text:span>capacité<text:span text:style-name="T89"> </text:span>vous<text:span text:style-name="T89"> </text:span>donne<text:span text:style-name="T89"> </text:span>un<text:span text:style-name="T9"> </text:span>contrôle impressionnant<text:span text:style-name="T27"> </text:span>sur<text:span text:style-name="T27"> </text:span>la<text:span text:style-name="T27"> </text:span>transformation<text:span text:style-name="T27"> </text:span>de<text:span text:style-name="T27"> </text:span>la<text:span text:style-name="T27"> </text:span>matière.</text:p>
      <text:p text:style-name="P128"/>
      <text:h text:style-name="P133" text:outline-level="3"><text:span text:style-name="T38">Alchimie</text:span><text:span text:style-name="T160"> </text:span><text:span text:style-name="T38">des</text:span><text:span text:style-name="T161"> </text:span><text:span text:style-name="T38">remèdes</text:span><text:span text:style-name="T161"> </text:span><text:span text:style-name="T39">magiques</text:span></text:h>
      <text:p text:style-name="P134"><text:span text:style-name="T40">Votre</text:span><text:span text:style-name="T10"> </text:span><text:span text:style-name="T40">expertise</text:span><text:span text:style-name="T13"> </text:span><text:span text:style-name="T40">en</text:span><text:span text:style-name="T13"> </text:span><text:span text:style-name="T40">alchimie</text:span><text:span text:style-name="T15"> </text:span><text:span text:style-name="T40">des</text:span><text:span text:style-name="T13"> </text:span><text:span text:style-name="T40">remèdes</text:span><text:span text:style-name="T13"> </text:span><text:span text:style-name="T40">magiques</text:span><text:span text:style-name="T13"> </text:span><text:span text:style-name="T40">vous</text:span><text:span text:style-name="T15"> </text:span><text:span text:style-name="T40">permet </text:span><text:span text:style-name="T14">de</text:span> <text:span text:style-name="T14">créer</text:span> <text:span text:style-name="T14">des</text:span> <text:span text:style-name="T14">potions</text:span> <text:span text:style-name="T14">et</text:span> <text:span text:style-name="T14">des</text:span> <text:span text:style-name="T14">traitements</text:span> <text:span text:style-name="T14">aux</text:span> <text:span text:style-name="T14">propriétés</text:span> <text:span text:style-name="T14">miraculeuses </text:span>pour<text:span text:style-name="T9"> </text:span>guérir<text:span text:style-name="T9"> </text:span>les<text:span text:style-name="T9"> </text:span>blessures<text:span text:style-name="T9"> </text:span>et<text:span text:style-name="T9"> </text:span>les<text:span text:style-name="T9"> </text:span>maladies.</text:p>
      <text:p text:style-name="P135"/>
      <text:p text:style-name="P69"><text:span text:style-name="T156">Rang</text:span><text:span text:style-name="T157"> </text:span><text:span text:style-name="T156">1</text:span><text:span text:style-name="T158"> </text:span><text:span text:style-name="T156">:</text:span><text:span text:style-name="T158"> </text:span><text:span text:style-name="T46">Vous</text:span><text:span text:style-name="T48"> </text:span><text:span text:style-name="T46">pouvez</text:span><text:span text:style-name="T47"> </text:span><text:span text:style-name="T46">arrêter</text:span><text:span text:style-name="T48"> </text:span><text:span text:style-name="T46">les</text:span><text:span text:style-name="T48"> </text:span><text:span text:style-name="T46">hémorragies</text:span><text:span text:style-name="T48"> </text:span><text:span text:style-name="T46">et</text:span><text:span text:style-name="T47"> </text:span><text:span text:style-name="T46">procurer</text:span><text:span text:style-name="T48"> </text:span><text:span text:style-name="T46">une</text:span><text:span text:style-name="T48"> </text:span><text:span text:style-name="T46">gué- </text:span><text:span text:style-name="T6">rison</text:span><text:span text:style-name="T162"> </text:span><text:span text:style-name="T6">rapide.</text:span><text:span text:style-name="T162"> </text:span><text:span text:style-name="T6">Vos</text:span><text:span text:style-name="T162"> </text:span><text:span text:style-name="T6">remèdes</text:span><text:span text:style-name="T162"> </text:span><text:span text:style-name="T6">peuvent</text:span><text:span text:style-name="T162"> </text:span><text:span text:style-name="T6">restituer</text:span><text:span text:style-name="T162"> </text:span><text:span text:style-name="T6">l’équivalent</text:span><text:span text:style-name="T162"> </text:span><text:span text:style-name="T6">d’une</text:span><text:span text:style-name="T162"> </text:span><text:span text:style-name="T6">carte </text:span>en<text:span text:style-name="T26"> </text:span>points<text:span text:style-name="T26"> </text:span>de<text:span text:style-name="T26"> </text:span>santé<text:span text:style-name="T26"> </text:span>en<text:span text:style-name="T26"> </text:span>moins<text:span text:style-name="T26"> </text:span>de<text:span text:style-name="T26"> </text:span>10<text:span text:style-name="T26"> </text:span>minutes.</text:p>
      <text:p text:style-name="P56"/>
      <text:p text:style-name="P100"><text:span text:style-name="T25">Rang</text:span><text:span text:style-name="T142"> </text:span><text:span text:style-name="T25">2</text:span><text:span text:style-name="T142"> </text:span><text:span text:style-name="T25">:</text:span><text:span text:style-name="T142"> </text:span>Vous<text:span text:style-name="T9"> </text:span>maîtrisez<text:span text:style-name="T89"> </text:span>la<text:span text:style-name="T89"> </text:span>reconstruction<text:span text:style-name="T89"> </text:span>des<text:span text:style-name="T9"> </text:span>tissus<text:span text:style-name="T89"> </text:span>cutanés, <text:span text:style-name="T13">permettant</text:span><text:span text:style-name="T163"> </text:span><text:span text:style-name="T13">de</text:span><text:span text:style-name="T163"> </text:span><text:span text:style-name="T13">soigner</text:span><text:span text:style-name="T163"> </text:span><text:span text:style-name="T13">et</text:span><text:span text:style-name="T163"> </text:span><text:span text:style-name="T13">de</text:span><text:span text:style-name="T163"> </text:span><text:span text:style-name="T13">refermer</text:span><text:span text:style-name="T163"> </text:span><text:span text:style-name="T13">les</text:span><text:span text:style-name="T163"> </text:span><text:span text:style-name="T13">plaies</text:span><text:span text:style-name="T163"> </text:span><text:span text:style-name="T13">de</text:span><text:span text:style-name="T163"> </text:span><text:span text:style-name="T13">manière</text:span><text:span text:style-name="T163"> </text:span><text:span text:style-name="T13">efficace.</text:span></text:p>
      <text:p text:style-name="P136"/>
      <text:p text:style-name="P137"><text:span text:style-name="T108">Rang</text:span><text:span text:style-name="T107"> </text:span><text:span text:style-name="T108">3</text:span><text:span text:style-name="T107"> </text:span><text:span text:style-name="T108">:</text:span><text:span text:style-name="T107"> </text:span><text:span text:style-name="T13">Votre</text:span><text:span text:style-name="T41"> </text:span><text:span text:style-name="T13">expertise</text:span><text:span text:style-name="T12"> </text:span><text:span text:style-name="T13">s’étend</text:span> <text:span text:style-name="T13">à</text:span> <text:span text:style-name="T13">la</text:span> <text:span text:style-name="T13">régénération</text:span> <text:span text:style-name="T13">osseuse,</text:span> <text:span text:style-name="T13">vous </text:span><text:span text:style-name="T12">permettant</text:span><text:span text:style-name="T40"> </text:span><text:span text:style-name="T12">de</text:span><text:span text:style-name="T40"> </text:span><text:span text:style-name="T12">guérir</text:span><text:span text:style-name="T40"> </text:span><text:span text:style-name="T12">les</text:span><text:span text:style-name="T40"> </text:span><text:span text:style-name="T12">9actures</text:span><text:span text:style-name="T40"> </text:span><text:span text:style-name="T12">et</text:span><text:span text:style-name="T40"> </text:span><text:span text:style-name="T12">les</text:span><text:span text:style-name="T40"> </text:span><text:span text:style-name="T12">blessures</text:span><text:span text:style-name="T40"> </text:span><text:span text:style-name="T12">osseuses</text:span><text:span text:style-name="T40"> </text:span><text:span text:style-name="T12">plus </text:span><text:span text:style-name="T27">rapidement.</text:span></text:p>
      <text:p text:style-name="P56"/>
      <text:p text:style-name="P138"><text:span text:style-name="T123">Rang</text:span><text:span text:style-name="T108"> </text:span><text:span text:style-name="T123">4</text:span><text:span text:style-name="T108"> </text:span><text:span text:style-name="T123">:</text:span><text:span text:style-name="T108"> </text:span><text:span text:style-name="T8">Vous</text:span><text:span text:style-name="T41"> </text:span><text:span text:style-name="T8">êtes</text:span><text:span text:style-name="T27"> </text:span><text:span text:style-name="T8">capable</text:span><text:span text:style-name="T27"> </text:span><text:span text:style-name="T8">de</text:span><text:span text:style-name="T27"> </text:span><text:span text:style-name="T8">traiter</text:span><text:span text:style-name="T27"> </text:span><text:span text:style-name="T8">des</text:span><text:span text:style-name="T27"> </text:span><text:span text:style-name="T8">maladies</text:span><text:span text:style-name="T27"> </text:span><text:span text:style-name="T8">avec</text:span><text:span text:style-name="T27"> </text:span><text:span text:style-name="T8">vos</text:span><text:span text:style-name="T27"> </text:span><text:span text:style-name="T8">remèdes, </text:span>offrant<text:span text:style-name="T41"> </text:span>un<text:span text:style-name="T41"> </text:span>espoir<text:span text:style-name="T41"> </text:span>de<text:span text:style-name="T41"> </text:span>guérison<text:span text:style-name="T41"> </text:span>à<text:span text:style-name="T41"> </text:span>ceux<text:span text:style-name="T41"> </text:span>qui<text:span text:style-name="T41"> </text:span>en<text:span text:style-name="T41"> </text:span>ont<text:span text:style-name="T41"> </text:span>besoin.</text:p>
      <text:p text:style-name="P136"/>
      <text:p text:style-name="P139"><text:span text:style-name="T125">Rang</text:span><text:span text:style-name="T164"> </text:span><text:span text:style-name="T125">5</text:span><text:span text:style-name="T165"> </text:span><text:span text:style-name="T125">:</text:span><text:span text:style-name="T164"> </text:span><text:span text:style-name="T103">Votre</text:span><text:span text:style-name="T27"> </text:span><text:span text:style-name="T103">connaissance</text:span><text:span text:style-name="T11"> </text:span><text:span text:style-name="T103">approfondie</text:span><text:span text:style-name="T11"> </text:span><text:span text:style-name="T103">de</text:span><text:span text:style-name="T11"> </text:span><text:span text:style-name="T103">l’alchimie</text:span><text:span text:style-name="T11"> </text:span><text:span text:style-name="T103">des</text:span><text:span text:style-name="T11"> </text:span><text:span text:style-name="T103">remèdes </text:span><text:span text:style-name="T6">magiques vous permet de soigner des maladies étranges, inconnues </text:span><text:span text:style-name="T27">et</text:span><text:span text:style-name="T14"> </text:span><text:span text:style-name="T27">même</text:span><text:span text:style-name="T14"> </text:span><text:span text:style-name="T27">magiques.</text:span><text:span text:style-name="T14"> </text:span><text:span text:style-name="T27">Vos</text:span><text:span text:style-name="T28"> </text:span><text:span text:style-name="T27">remèdes</text:span><text:span text:style-name="T14"> </text:span><text:span text:style-name="T27">sont</text:span><text:span text:style-name="T14"> </text:span><text:span text:style-name="T27">une</text:span><text:span text:style-name="T14"> </text:span><text:span text:style-name="T27">lueur</text:span><text:span text:style-name="T28"> </text:span><text:span text:style-name="T27">d’espoir</text:span><text:span text:style-name="T14"> </text:span><text:span text:style-name="T27">pour ceux</text:span><text:span text:style-name="T14"> </text:span><text:span text:style-name="T27">qui</text:span><text:span text:style-name="T14"> </text:span><text:span text:style-name="T27">sont</text:span><text:span text:style-name="T14"> </text:span><text:span text:style-name="T27">touchés</text:span><text:span text:style-name="T28"> </text:span><text:span text:style-name="T27">par</text:span><text:span text:style-name="T14"> </text:span><text:span text:style-name="T27">des</text:span><text:span text:style-name="T14"> </text:span><text:span text:style-name="T27">maux</text:span><text:span text:style-name="T14"> </text:span><text:span text:style-name="T27">mystérieux</text:span><text:span text:style-name="T28"> </text:span><text:span text:style-name="T27">et</text:span><text:span text:style-name="T14"> </text:span><text:span text:style-name="T27">mystiques.</text:span></text:p>
      <text:p text:style-name="P140"/>
      <text:h text:style-name="P133" text:outline-level="3"><text:span text:style-name="T38">Alchimie</text:span><text:span text:style-name="T166"> </text:span><text:span text:style-name="T38">de</text:span><text:span text:style-name="T167"> </text:span><text:span text:style-name="T39">transmutation</text:span></text:h>
      <text:p text:style-name="P4"><text:span text:style-name="T14">Votre</text:span><text:span text:style-name="T27"> </text:span><text:span text:style-name="T14">savoir</text:span><text:span text:style-name="T27"> </text:span><text:span text:style-name="T14">en</text:span><text:span text:style-name="T26"> </text:span><text:span text:style-name="T14">alchimie</text:span><text:span text:style-name="T27"> </text:span><text:span text:style-name="T14">de</text:span><text:span text:style-name="T27"> </text:span><text:span text:style-name="T14">transmutation</text:span><text:span text:style-name="T26"> </text:span><text:span text:style-name="T14">vous</text:span><text:span text:style-name="T27"> </text:span><text:span text:style-name="T14">permet</text:span><text:span text:style-name="T27"> </text:span><text:span text:style-name="T14">de</text:span><text:span text:style-name="T26"> </text:span><text:span text:style-name="T14">manipu- </text:span><text:span text:style-name="T13">ler</text:span><text:span text:style-name="T11"> </text:span><text:span text:style-name="T13">la</text:span><text:span text:style-name="T11"> </text:span><text:span text:style-name="T13">matière,</text:span><text:span text:style-name="T11"> </text:span><text:span text:style-name="T13">changeant</text:span><text:span text:style-name="T11"> </text:span><text:span text:style-name="T13">les</text:span><text:span text:style-name="T11"> </text:span><text:span text:style-name="T13">propriétés</text:span><text:span text:style-name="T11"> </text:span><text:span text:style-name="T13">des</text:span><text:span text:style-name="T11"> </text:span><text:span text:style-name="T13">liquides,</text:span><text:span text:style-name="T11"> </text:span><text:span text:style-name="T13">des</text:span><text:span text:style-name="T11"> </text:span><text:span text:style-name="T13">matières </text:span><text:span text:style-name="T27">végétales,</text:span><text:span text:style-name="T14"> </text:span><text:span text:style-name="T27">des</text:span><text:span text:style-name="T14"> </text:span><text:span text:style-name="T27">gaz,</text:span><text:span text:style-name="T14"> </text:span><text:span text:style-name="T27">des</text:span><text:span text:style-name="T28"> </text:span><text:span text:style-name="T27">minéraux</text:span><text:span text:style-name="T14"> </text:span><text:span text:style-name="T27">et</text:span><text:span text:style-name="T14"> </text:span><text:span text:style-name="T27">même</text:span><text:span text:style-name="T14"> </text:span><text:span text:style-name="T27">des</text:span><text:span text:style-name="T28"> </text:span><text:span text:style-name="T27">métaux.</text:span></text:p>
      <text:p text:style-name="P56"/>
      <text:p text:style-name="P69"><text:span text:style-name="T25">Rang</text:span><text:span text:style-name="T82"> </text:span><text:span text:style-name="T25">1</text:span><text:span text:style-name="T142"> </text:span><text:span text:style-name="T25">: </text:span>Vous pouvez transmuter des liquides en d’autres <text:span text:style-name="T27">fluides.</text:span><text:span text:style-name="T28"> </text:span><text:span text:style-name="T27">La</text:span><text:span text:style-name="T28"> </text:span><text:span text:style-name="T27">difficulté</text:span><text:span text:style-name="T28"> </text:span><text:span text:style-name="T27">est</text:span><text:span text:style-name="T28"> </text:span><text:span text:style-name="T27">de</text:span><text:span text:style-name="T28"> </text:span><text:span text:style-name="T27">12</text:span><text:span text:style-name="T28"> </text:span><text:span text:style-name="T27">pour</text:span><text:span text:style-name="T28"> </text:span><text:span text:style-name="T27">une</text:span><text:span text:style-name="T28"> </text:span><text:span text:style-name="T27">transmutation</text:span><text:span text:style-name="T28"> </text:span><text:span text:style-name="T27">tempo- </text:span>raire<text:span text:style-name="T13"> </text:span>de<text:span text:style-name="T12"> </text:span>5<text:span text:style-name="T89"> </text:span>litres,<text:span text:style-name="T12"> </text:span>la<text:span text:style-name="T12"> </text:span>durée<text:span text:style-name="T12"> </text:span>étant<text:span text:style-name="T12"> </text:span>égale<text:span text:style-name="T12"> </text:span>au<text:span text:style-name="T12"> </text:span>résultat<text:span text:style-name="T12"> </text:span>du<text:span text:style-name="T12"> </text:span>test.<text:span text:style-name="T12"> </text:span>Pour <text:span text:style-name="T27">une</text:span><text:span text:style-name="T10"> </text:span><text:span text:style-name="T27">transformation</text:span><text:span text:style-name="T40"> </text:span><text:span text:style-name="T27">durable,</text:span><text:span text:style-name="T40"> </text:span><text:span text:style-name="T27">la</text:span><text:span text:style-name="T40"> </text:span><text:span text:style-name="T27">difficulté</text:span><text:span text:style-name="T40"> </text:span><text:span text:style-name="T27">est</text:span><text:span text:style-name="T40"> </text:span><text:span text:style-name="T27">de</text:span><text:span text:style-name="T40"> </text:span><text:span text:style-name="T27">16</text:span><text:span text:style-name="T40"> </text:span><text:span text:style-name="T27">pour</text:span><text:span text:style-name="T40"> </text:span><text:span text:style-name="T27">1</text:span><text:span text:style-name="T14"> </text:span><text:span text:style-name="T27">litre </text:span><text:span text:style-name="T40">(+2 par litre supplémentaire). La préparation sur plusieurs jours </text:span>réduit la difficulté.</text:p>
      <text:p text:style-name="P141" loext:marker-style-name="T99"/>
      <text:section text:style-name="Sect4" text:name="Section6">
        <text:p text:style-name="P142"><text:span text:style-name="T82">Rang</text:span><text:span text:style-name="T159"> </text:span><text:span text:style-name="T82">2</text:span><text:span text:style-name="T159"> </text:span><text:span text:style-name="T82">:</text:span><text:span text:style-name="T159"> </text:span><text:span text:style-name="T27">Vous</text:span><text:span text:style-name="T28"> </text:span><text:span text:style-name="T27">êtes</text:span><text:span text:style-name="T28"> </text:span><text:span text:style-name="T27">capable</text:span><text:span text:style-name="T41"> </text:span><text:span text:style-name="T27">de</text:span><text:span text:style-name="T40"> </text:span><text:span text:style-name="T27">transmuter</text:span><text:span text:style-name="T40"> </text:span><text:span text:style-name="T27">des</text:span><text:span text:style-name="T40"> </text:span><text:span text:style-name="T27">matières</text:span><text:span text:style-name="T40"> </text:span><text:span text:style-name="T27">végé- tales</text:span><text:span text:style-name="T53"> </text:span><text:span text:style-name="T27">en</text:span><text:span text:style-name="T53"> </text:span><text:span text:style-name="T27">une</text:span><text:span text:style-name="T53"> </text:span><text:span text:style-name="T27">autre</text:span><text:span text:style-name="T53"> </text:span><text:span text:style-name="T27">forme</text:span><text:span text:style-name="T53"> </text:span><text:span text:style-name="T27">végétale.</text:span><text:span text:style-name="T53"> </text:span><text:span text:style-name="T27">La</text:span><text:span text:style-name="T53"> </text:span><text:span text:style-name="T27">difficulté</text:span><text:span text:style-name="T53"> </text:span><text:span text:style-name="T27">est</text:span><text:span text:style-name="T53"> </text:span><text:span text:style-name="T27">de</text:span><text:span text:style-name="T53"> </text:span><text:span text:style-name="T27">12</text:span><text:span text:style-name="T53"> </text:span><text:span text:style-name="T27">pour une</text:span><text:span text:style-name="T15"> </text:span><text:span text:style-name="T27">transmutation</text:span><text:span text:style-name="T15"> </text:span><text:span text:style-name="T27">temporaire,</text:span><text:span text:style-name="T15"> </text:span><text:span text:style-name="T27">la</text:span><text:span text:style-name="T15"> </text:span><text:span text:style-name="T27">durée</text:span><text:span text:style-name="T15"> </text:span><text:span text:style-name="T27">étant</text:span><text:span text:style-name="T15"> </text:span><text:span text:style-name="T27">égale</text:span><text:span text:style-name="T15"> </text:span><text:span text:style-name="T27">au</text:span><text:span text:style-name="T15"> </text:span><text:span text:style-name="T27">résultat </text:span><text:span text:style-name="T12">du</text:span><text:span text:style-name="T53"> </text:span><text:span text:style-name="T12">test.</text:span><text:span text:style-name="T53"> </text:span><text:span text:style-name="T12">Pour</text:span><text:span text:style-name="T53"> </text:span><text:span text:style-name="T12">une</text:span><text:span text:style-name="T53"> </text:span><text:span text:style-name="T12">transformation</text:span><text:span text:style-name="T53"> </text:span><text:span text:style-name="T12">durable,</text:span><text:span text:style-name="T53"> </text:span><text:span text:style-name="T12">la</text:span><text:span text:style-name="T53"> </text:span><text:span text:style-name="T12">diff</text:span><text:soft-page-break/><text:span text:style-name="T12">iculté</text:span><text:span text:style-name="T53"> </text:span><text:span text:style-name="T12">est</text:span><text:span text:style-name="T53"> </text:span><text:span text:style-name="T12">de</text:span><text:span text:style-name="T53"> </text:span><text:span text:style-name="T12">16 </text:span><text:span text:style-name="T40">pour</text:span><text:span text:style-name="T13"> </text:span><text:span text:style-name="T40">1</text:span><text:span text:style-name="T26"> </text:span><text:span text:style-name="T40">kilogramme</text:span><text:span text:style-name="T13"> </text:span><text:span text:style-name="T40">de</text:span><text:span text:style-name="T13"> </text:span><text:span text:style-name="T40">matière</text:span><text:span text:style-name="T13"> </text:span><text:span text:style-name="T40">(+2</text:span><text:span text:style-name="T15"> </text:span><text:span text:style-name="T40">par</text:span><text:span text:style-name="T13"> </text:span><text:span text:style-name="T40">kilogramme</text:span><text:span text:style-name="T13"> </text:span><text:span text:style-name="T40">supplémen- </text:span>taire).<text:span text:style-name="T53"> </text:span>La<text:span text:style-name="T53"> </text:span>préparation<text:span text:style-name="T53"> </text:span>sur<text:span text:style-name="T53"> </text:span>plusieurs<text:span text:style-name="T53"> </text:span>jours<text:span text:style-name="T53"> </text:span>réduit<text:span text:style-name="T53"> </text:span>la<text:span text:style-name="T53"> </text:span>difficulté.</text:p>
        <text:h text:style-name="P143" text:outline-level="4"/>
      </text:section>
      <text:p text:style-name="P144"><text:bookmark text:name="Appel de la foudre"/><text:span text:style-name="T122">Rang</text:span><text:span text:style-name="T124"> </text:span><text:span text:style-name="T122">3</text:span><text:span text:style-name="T123"> </text:span><text:span text:style-name="T122">:</text:span><text:span text:style-name="T123"> </text:span><text:span text:style-name="T6">Vous</text:span><text:span text:style-name="T8"> </text:span><text:span text:style-name="T6">pouvez</text:span><text:span text:style-name="T7"> </text:span><text:span text:style-name="T6">transmuter</text:span><text:span text:style-name="T8"> </text:span><text:span text:style-name="T6">des</text:span><text:span text:style-name="T8"> </text:span><text:span text:style-name="T6">gaz</text:span><text:span text:style-name="T8"> </text:span><text:span text:style-name="T6">et</text:span><text:span text:style-name="T7"> </text:span><text:span text:style-name="T6">des</text:span><text:span text:style-name="T8"> </text:span><text:span text:style-name="T6">liquides,</text:span><text:span text:style-name="T162"> </text:span><text:span text:style-name="T6">modifiant </text:span><text:span text:style-name="T10">leurs</text:span> <text:span text:style-name="T10">propriétés</text:span> <text:span text:style-name="T10">pour</text:span> <text:span text:style-name="T10">créer</text:span> <text:span text:style-name="T10">des</text:span> <text:span text:style-name="T10">effets</text:span> <text:span text:style-name="T10">variés.</text:span> <text:span text:style-name="T10">Vous</text:span> <text:span text:style-name="T10">pouvez</text:span> <text:span text:style-name="T10">purifier </text:span><text:span text:style-name="T13">ou</text:span><text:span text:style-name="T40"> </text:span><text:span text:style-name="T13">empoisonner</text:span><text:span text:style-name="T40"> </text:span><text:span text:style-name="T13">les</text:span><text:span text:style-name="T40"> </text:span><text:span text:style-name="T13">liquides,</text:span><text:span text:style-name="T41"> </text:span><text:span text:style-name="T13">ou</text:span><text:span text:style-name="T40"> </text:span><text:span text:style-name="T13">changer</text:span><text:span text:style-name="T40"> </text:span><text:span text:style-name="T13">l’état</text:span><text:span text:style-name="T40"> </text:span><text:span text:style-name="T13">des</text:span><text:span text:style-name="T41"> </text:span><text:span text:style-name="T13">gaz</text:span><text:span text:style-name="T40"> </text:span><text:span text:style-name="T13">pour</text:span><text:span text:style-name="T40"> </text:span><text:span text:style-name="T13">créer </text:span><text:span text:style-name="T40">des effets soporifiques, vomitifs, ou modifier la composition en dioxyde</text:span><text:span text:style-name="T89"> </text:span><text:span text:style-name="T40">de</text:span><text:span text:style-name="T89"> </text:span><text:span text:style-name="T40">carbone.</text:span><text:span text:style-name="T89"> </text:span><text:span text:style-name="T40">La</text:span><text:span text:style-name="T89"> </text:span><text:span text:style-name="T40">difficulté</text:span><text:span text:style-name="T89"> </text:span><text:span text:style-name="T40">dépendra</text:span><text:span text:style-name="T89"> </text:span><text:span text:style-name="T40">du</text:span><text:span text:style-name="T89"> </text:span><text:span text:style-name="T40">résultat</text:span><text:span text:style-name="T89"> </text:span><text:span text:style-name="T40">souhaité.</text:span></text:p>
      <text:p text:style-name="P61"/>
      <text:p text:style-name="P79"><text:span text:style-name="T155">Rang</text:span><text:span text:style-name="T134"> </text:span><text:span text:style-name="T155">4</text:span><text:span text:style-name="T134"> </text:span><text:span text:style-name="T155">:</text:span><text:span text:style-name="T134"> </text:span><text:span text:style-name="T12">Vous</text:span><text:span text:style-name="T53"> </text:span><text:span text:style-name="T12">maîtrisez</text:span><text:span text:style-name="T10"> </text:span><text:span text:style-name="T12">la</text:span><text:span text:style-name="T10"> </text:span><text:span text:style-name="T12">transmutation</text:span><text:span text:style-name="T10"> </text:span><text:span text:style-name="T12">des</text:span><text:span text:style-name="T40"> </text:span><text:span text:style-name="T12">minéraux,</text:span><text:span text:style-name="T40"> </text:span><text:span text:style-name="T12">trans- formant</text:span><text:span text:style-name="T10"> </text:span><text:span text:style-name="T12">une</text:span><text:span text:style-name="T10"> </text:span><text:span text:style-name="T12">matière</text:span><text:span text:style-name="T10"> </text:span><text:span text:style-name="T12">en</text:span><text:span text:style-name="T53"> </text:span><text:span text:style-name="T12">une</text:span><text:span text:style-name="T10"> </text:span><text:span text:style-name="T12">autre</text:span><text:span text:style-name="T10"> </text:span><text:span text:style-name="T12">forme</text:span><text:span text:style-name="T10"> </text:span><text:span text:style-name="T12">minérale.</text:span><text:span text:style-name="T53"> </text:span><text:span text:style-name="T12">La</text:span><text:span text:style-name="T10"> </text:span><text:span text:style-name="T12">difficulté </text:span>est de 12 pour une transmutation temporaire, la durée étant égale au résultat du test. Pour une transformation durable, <text:span text:style-name="T27">la</text:span><text:span text:style-name="T14"> </text:span><text:span text:style-name="T27">difficulté</text:span><text:span text:style-name="T14"> </text:span><text:span text:style-name="T27">est</text:span><text:span text:style-name="T14"> </text:span><text:span text:style-name="T27">de</text:span><text:span text:style-name="T28"> </text:span><text:span text:style-name="T27">16</text:span><text:span text:style-name="T14"> </text:span><text:span text:style-name="T27">pour</text:span><text:span text:style-name="T14"> </text:span><text:span text:style-name="T27">10</text:span><text:span text:style-name="T14"> </text:span><text:span text:style-name="T27">kilogrammes</text:span><text:span text:style-name="T28"> </text:span><text:span text:style-name="T27">de</text:span><text:span text:style-name="T14"> </text:span><text:span text:style-name="T27">matière</text:span><text:span text:style-name="T14"> </text:span><text:span text:style-name="T27">(+2</text:span><text:span text:style-name="T14"> </text:span><text:span text:style-name="T27">par </text:span><text:span text:style-name="T40">kilogramme</text:span><text:span text:style-name="T13"> </text:span><text:span text:style-name="T40">supplémentaire).</text:span><text:span text:style-name="T13"> </text:span><text:span text:style-name="T40">La</text:span><text:span text:style-name="T13"> </text:span><text:span text:style-name="T40">préparation</text:span><text:span text:style-name="T15"> </text:span><text:span text:style-name="T40">sur</text:span><text:span text:style-name="T13"> </text:span><text:span text:style-name="T40">plusieurs</text:span><text:span text:style-name="T13"> </text:span><text:span text:style-name="T40">jours </text:span>réduit la difficulté.</text:p>
      <text:p text:style-name="P61"/>
      <text:p text:style-name="P60"><text:span text:style-name="T108">Rang</text:span><text:span text:style-name="T107"> </text:span><text:span text:style-name="T108">5</text:span><text:span text:style-name="T107"> </text:span><text:span text:style-name="T108">:</text:span><text:span text:style-name="T107"> </text:span><text:span text:style-name="T13">Vous</text:span><text:span text:style-name="T41"> </text:span><text:span text:style-name="T13">pouvez</text:span><text:span text:style-name="T40"> </text:span><text:span text:style-name="T13">altérer</text:span><text:span text:style-name="T40"> </text:span><text:span text:style-name="T13">les</text:span><text:span text:style-name="T26"> </text:span><text:span text:style-name="T13">molécules</text:span><text:span text:style-name="T26"> </text:span><text:span text:style-name="T13">propres</text:span><text:span text:style-name="T26"> </text:span><text:span text:style-name="T13">aux</text:span><text:span text:style-name="T26"> </text:span><text:span text:style-name="T13">métaux </text:span><text:span text:style-name="T12">pour</text:span><text:span text:style-name="T40"> </text:span><text:span text:style-name="T12">en</text:span><text:span text:style-name="T40"> </text:span><text:span text:style-name="T12">changer</text:span><text:span text:style-name="T40"> </text:span><text:span text:style-name="T12">le</text:span><text:span text:style-name="T15"> </text:span><text:span text:style-name="T12">type.</text:span><text:span text:style-name="T40"> </text:span><text:span text:style-name="T12">La</text:span><text:span text:style-name="T40"> </text:span><text:span text:style-name="T12">difficulté</text:span><text:span text:style-name="T40"> </text:span><text:span text:style-name="T12">est</text:span><text:span text:style-name="T15"> </text:span><text:span text:style-name="T12">de</text:span><text:span text:style-name="T40"> </text:span><text:span text:style-name="T12">12</text:span><text:span text:style-name="T40"> </text:span><text:span text:style-name="T12">pour</text:span><text:span text:style-name="T40"> </text:span><text:span text:style-name="T12">une</text:span><text:span text:style-name="T15"> </text:span><text:span text:style-name="T12">trans- </text:span>mutation<text:span text:style-name="T40"> </text:span>temporaire,<text:span text:style-name="T40"> </text:span>la<text:span text:style-name="T40"> </text:span>durée<text:span text:style-name="T40"> </text:span>étant<text:span text:style-name="T40"> </text:span>égale<text:span text:style-name="T40"> </text:span>au<text:span text:style-name="T40"> </text:span>résultat<text:span text:style-name="T40"> </text:span>du<text:span text:style-name="T40"> </text:span>test. <text:span text:style-name="T27">Pour</text:span><text:span text:style-name="T15"> </text:span><text:span text:style-name="T27">une</text:span><text:span text:style-name="T15"> </text:span><text:span text:style-name="T27">transmutation</text:span><text:span text:style-name="T15"> </text:span><text:span text:style-name="T27">définitive,</text:span><text:span text:style-name="T15"> </text:span><text:span text:style-name="T27">la</text:span><text:span text:style-name="T15"> </text:span><text:span text:style-name="T27">difficulté</text:span><text:span text:style-name="T15"> </text:span><text:span text:style-name="T27">est</text:span><text:span text:style-name="T15"> </text:span><text:span text:style-name="T27">de</text:span><text:span text:style-name="T15"> </text:span><text:span text:style-name="T27">16</text:span><text:span text:style-name="T15"> </text:span><text:span text:style-name="T27">pour </text:span><text:span text:style-name="T6">1</text:span><text:span text:style-name="T168"> </text:span><text:span text:style-name="T6">kilogramme</text:span><text:span text:style-name="T154"> </text:span><text:span text:style-name="T6">(+2</text:span><text:span text:style-name="T154"> </text:span><text:span text:style-name="T6">par</text:span><text:span text:style-name="T154"> </text:span><text:span text:style-name="T6">kilogramme</text:span><text:span text:style-name="T154"> </text:span><text:span text:style-name="T6">supplémentaire).</text:span><text:span text:style-name="T154"> </text:span><text:span text:style-name="T6">La</text:span><text:span text:style-name="T154"> </text:span><text:span text:style-name="T6">préparation </text:span>sur<text:span text:style-name="T26"> </text:span>plusieurs<text:span text:style-name="T26"> </text:span>jours<text:span text:style-name="T26"> </text:span>réduit<text:span text:style-name="T26"> </text:span>la<text:span text:style-name="T26"> </text:span>difficulté.</text:p>
      <text:p text:style-name="P65"/>
      <text:h text:style-name="P94" text:outline-level="3"><text:span text:style-name="T38">Appel</text:span><text:span text:style-name="T169"> </text:span><text:span text:style-name="T38">de</text:span><text:span text:style-name="T170"> </text:span><text:span text:style-name="T38">la</text:span><text:span text:style-name="T169"> </text:span><text:span text:style-name="T39">foudre</text:span></text:h>
      <text:p text:style-name="P145"><text:span text:style-name="T13">Votre</text:span> <text:span text:style-name="T13">maîtrise</text:span> <text:span text:style-name="T13">de</text:span> <text:span text:style-name="T13">l’électricité</text:span> <text:span text:style-name="T13">atmosphérique</text:span> <text:span text:style-name="T13">vous</text:span> <text:span text:style-name="T13">permet</text:span> <text:span text:style-name="T13">de</text:span> <text:span text:style-name="T13">ca- </text:span><text:span text:style-name="T27">naliser</text:span><text:span text:style-name="T13"> </text:span><text:span text:style-name="T27">la</text:span><text:span text:style-name="T13"> </text:span><text:span text:style-name="T27">foudre</text:span><text:span text:style-name="T13"> </text:span><text:span text:style-name="T27">et</text:span><text:span text:style-name="T13"> </text:span><text:span text:style-name="T27">de</text:span><text:span text:style-name="T13"> </text:span><text:span text:style-name="T27">l’utiliser</text:span><text:span text:style-name="T13"> </text:span><text:span text:style-name="T27">à</text:span><text:span text:style-name="T13"> </text:span><text:span text:style-name="T27">votre</text:span><text:span text:style-name="T13"> </text:span><text:span text:style-name="T27">avantage.</text:span></text:p>
      <text:p text:style-name="P135"/>
      <text:p text:style-name="P60"><text:span text:style-name="T122">Rang</text:span><text:span text:style-name="T124"> </text:span><text:span text:style-name="T122">1</text:span><text:span text:style-name="T123"> </text:span><text:span text:style-name="T122">:</text:span><text:span text:style-name="T123"> </text:span><text:span text:style-name="T6">Vous</text:span><text:span text:style-name="T8"> </text:span><text:span text:style-name="T6">pouvez</text:span><text:span text:style-name="T154"> </text:span><text:span text:style-name="T6">provoquer un orage après un rituel d’une di- </text:span>zaine<text:span text:style-name="T89"> </text:span>de<text:span text:style-name="T89"> </text:span>minutes.<text:span text:style-name="T89"> </text:span>Les<text:span text:style-name="T9"> </text:span>nuages<text:span text:style-name="T89"> </text:span>s’accumulent<text:span text:style-name="T89"> </text:span>sur<text:span text:style-name="T89"> </text:span>un<text:span text:style-name="T9"> </text:span>kilomètre, et<text:span text:style-name="T89"> </text:span>vous<text:span text:style-name="T89"> </text:span>pouvez<text:span text:style-name="T89"> </text:span>faire<text:span text:style-name="T9"> </text:span>9apper<text:span text:style-name="T89"> </text:span>la<text:span text:style-name="T89"> </text:span>foudre<text:span text:style-name="T89"> </text:span>à<text:span text:style-name="T9"> </text:span>volonté<text:span text:style-name="T89"> </text:span>tant<text:span text:style-name="T89"> </text:span>que<text:span text:style-name="T89"> </text:span>vous <text:span text:style-name="T27">maintenez</text:span><text:span text:style-name="T14"> </text:span><text:span text:style-name="T27">votre</text:span><text:span text:style-name="T14"> </text:span><text:span text:style-name="T27">pouvoir.</text:span><text:span text:style-name="T14"> </text:span><text:span text:style-name="T27">Cependant,</text:span><text:span text:style-name="T28"> </text:span><text:span text:style-name="T27">la</text:span><text:span text:style-name="T14"> </text:span><text:span text:style-name="T27">précision</text:span><text:span text:style-name="T14"> </text:span><text:span text:style-name="T27">de</text:span><text:span text:style-name="T14"> </text:span><text:span text:style-name="T27">la</text:span><text:span text:style-name="T28"> </text:span><text:span text:style-name="T27">foudre </text:span>est<text:span text:style-name="T9"> </text:span>limitée,<text:span text:style-name="T9"> </text:span>et<text:span text:style-name="T9"> </text:span>vous<text:span text:style-name="T9"> </text:span>devez<text:span text:style-name="T9"> </text:span>tirer<text:span text:style-name="T9"> </text:span>la<text:span text:style-name="T9"> </text:span>moins<text:span text:style-name="T9"> </text:span>bonne<text:span text:style-name="T9"> </text:span>de<text:span text:style-name="T9"> </text:span>deux<text:span text:style-name="T9"> </text:span>cartes pour vos attaques.</text:p>
      <text:p text:style-name="P61"/>
      <text:p text:style-name="P129"><text:span text:style-name="T25">Rang</text:span><text:span text:style-name="T142"> </text:span><text:span text:style-name="T25">2</text:span><text:span text:style-name="T142"> </text:span><text:span text:style-name="T25">:</text:span><text:span text:style-name="T142"> </text:span>Vous<text:span text:style-name="T41"> </text:span>avez<text:span text:style-name="T12"> </text:span>la<text:span text:style-name="T12"> </text:span>capacité<text:span text:style-name="T12"> </text:span>de<text:span text:style-name="T12"> </text:span>créer<text:span text:style-name="T12"> </text:span>des<text:span text:style-name="T12"> </text:span>arcs<text:span text:style-name="T12"> </text:span>électriques <text:span text:style-name="T12">et</text:span><text:span text:style-name="T10"> </text:span><text:span text:style-name="T12">des</text:span><text:span text:style-name="T10"> </text:span><text:span text:style-name="T12">éclairs</text:span><text:span text:style-name="T10"> </text:span><text:span text:style-name="T12">en</text:span><text:span text:style-name="T53"> </text:span><text:span text:style-name="T12">utilisant</text:span><text:span text:style-name="T10"> </text:span><text:span text:style-name="T12">les</text:span><text:span text:style-name="T10"> </text:span><text:span text:style-name="T12">installations</text:span><text:span text:style-name="T10"> </text:span><text:span text:style-name="T12">électriques</text:span><text:span text:style-name="T53"> </text:span><text:span text:style-name="T12">humaines. </text:span><text:span text:style-name="T40">Notez</text:span><text:span text:style-name="T10"> </text:span><text:span text:style-name="T40">que</text:span><text:span text:style-name="T13"> </text:span><text:span text:style-name="T40">c’est</text:span><text:span text:style-name="T13"> </text:span><text:span text:style-name="T40">à</text:span><text:span text:style-name="T15"> </text:span><text:span text:style-name="T40">usage</text:span><text:span text:style-name="T13"> </text:span><text:span text:style-name="T40">unique,</text:span><text:span text:style-name="T13"> </text:span><text:span text:style-name="T40">et</text:span><text:span text:style-name="T13"> </text:span><text:span text:style-name="T40">le</text:span><text:span text:style-name="T15"> </text:span><text:span text:style-name="T40">réseau</text:span><text:span text:style-name="T13"> </text:span><text:span text:style-name="T40">de</text:span><text:span text:style-name="T13"> </text:span><text:span text:style-name="T40">câblage</text:span><text:span text:style-name="T13"> </text:span><text:span text:style-name="T40">est</text:span><text:span text:style-name="T15"> </text:span><text:span text:style-name="T40">com- </text:span>plètement<text:span text:style-name="T89"> </text:span>détruit<text:span text:style-name="T89"> </text:span>lorsque<text:span text:style-name="T9"> </text:span>vous<text:span text:style-name="T89"> </text:span>en<text:span text:style-name="T89"> </text:span>faites<text:span text:style-name="T9"> </text:span>usage.</text:p>
      <text:p text:style-name="P68"/>
      <text:p text:style-name="P26"><text:span text:style-name="T122">Rang</text:span><text:span text:style-name="T124"> </text:span><text:span text:style-name="T122">3</text:span><text:span text:style-name="T123"> </text:span><text:span text:style-name="T122">:</text:span><text:span text:style-name="T123"> </text:span><text:span text:style-name="T6">Vous</text:span><text:span text:style-name="T8"> </text:span><text:span text:style-name="T6">pouvez</text:span><text:span text:style-name="T7"> </text:span><text:span text:style-name="T6">transcender</text:span><text:span text:style-name="T8"> </text:span><text:span text:style-name="T6">votre</text:span><text:span text:style-name="T8"> </text:span><text:span text:style-name="T6">corps</text:span><text:span text:style-name="T8"> </text:span><text:span text:style-name="T6">en</text:span><text:span text:style-name="T7"> </text:span><text:span text:style-name="T6">réussissant</text:span><text:span text:style-name="T8"> </text:span><text:span text:style-name="T6">un</text:span><text:span text:style-name="T8"> </text:span><text:span text:style-name="T6">test </text:span><text:span text:style-name="T27">de</text:span><text:span text:style-name="T14"> </text:span><text:span text:style-name="T27">difficulté</text:span><text:span text:style-name="T14"> </text:span><text:span text:style-name="T27">10,</text:span><text:span text:style-name="T14"> </text:span><text:span text:style-name="T27">vous</text:span><text:span text:style-name="T28"> </text:span><text:span text:style-name="T27">rendant</text:span><text:span text:style-name="T14"> </text:span><text:span text:style-name="T27">immunisé</text:span><text:span text:style-name="T14"> </text:span><text:span text:style-name="T27">au</text:span><text:span text:style-name="T14"> </text:span><text:span text:style-name="T27">feu,</text:span><text:span text:style-name="T28"> </text:span><text:span text:style-name="T27">à</text:span><text:span text:style-name="T14"> </text:span><text:span text:style-name="T27">l’électricité, </text:span>ou toute autre source d’énergie.</text:p>
      <text:p text:style-name="P135"/>
      <text:p text:style-name="P146"><text:span text:style-name="T134">Rang</text:span><text:span text:style-name="T155"> </text:span><text:span text:style-name="T134">4</text:span><text:span text:style-name="T155"> </text:span><text:span text:style-name="T134">:</text:span><text:span text:style-name="T155"> </text:span><text:span text:style-name="T10">En</text:span><text:span text:style-name="T11"> </text:span><text:span text:style-name="T10">réalisant</text:span><text:span text:style-name="T11"> </text:span><text:span text:style-name="T10">un</text:span> <text:span text:style-name="T10">rituel</text:span> <text:span text:style-name="T10">d’une</text:span> <text:span text:style-name="T10">heure,</text:span> <text:span text:style-name="T10">vous</text:span> <text:span text:style-name="T10">avez</text:span> <text:span text:style-name="T10">la</text:span> <text:span text:style-name="T10">capacité </text:span>de<text:span text:style-name="T14"> </text:span>changer<text:span text:style-name="T14"> </text:span>la<text:span text:style-name="T14"> </text:span>météo<text:span text:style-name="T14"> </text:span>de<text:span text:style-name="T14"> </text:span>toute<text:span text:style-name="T14"> </text:span>une<text:span text:style-name="T14"> </text:span>région.<text:span text:style-name="T14"> </text:span>Les<text:span text:style-name="T14"> </text:span>éclairs<text:span text:style-name="T14"> </text:span>9appent <text:span text:style-name="T13">en</text:span><text:span text:style-name="T12"> </text:span><text:span text:style-name="T13">continu</text:span><text:span text:style-name="T12"> </text:span><text:span text:style-name="T13">jusqu’à</text:span><text:span text:style-name="T12"> </text:span><text:span text:style-name="T13">ce</text:span><text:span text:style-name="T12"> </text:span><text:span text:style-name="T13">que</text:span><text:span text:style-name="T12"> </text:span><text:span text:style-name="T13">vous</text:span><text:span text:style-name="T12"> </text:span><text:span text:style-name="T13">cessiez</text:span><text:span text:style-name="T12"> </text:span><text:span text:style-name="T13">vos</text:span><text:span text:style-name="T12"> </text:span><text:span text:style-name="T13">prières</text:span><text:span text:style-name="T12"> </text:span><text:span text:style-name="T13">aux</text:span><text:span text:style-name="T12"> </text:span><text:span text:style-name="T13">éléments. </text:span><text:span text:style-name="T40">Cependant, une fois l’épisode orageux terminé, certaines zones </text:span>peuvent<text:span text:style-name="T14"> </text:span>ressembler<text:span text:style-name="T14"> </text:span>à<text:span text:style-name="T14"> </text:span>une<text:span text:style-name="T14"> </text:span>zone<text:span text:style-name="T14"> </text:span>de<text:span text:style-name="T14"> </text:span>guerre<text:span text:style-name="T14"> </text:span>bombardée.</text:p>
      <text:p text:style-name="Text_20_body" loext:marker-style-name="T54"><text:span text:style-name="T55"/></text:p>
      <text:p text:style-name="P147"><text:bookmark text:name="Appel de la nature"/><text:bookmark text:name="Altération de la réalité"/><text:span text:style-name="T156">Rang</text:span><text:span text:style-name="T157"> </text:span><text:span text:style-name="T156">5</text:span><text:span text:style-name="T158"> </text:span><text:span text:style-name="T156">:</text:span><text:span text:style-name="T158"> </text:span><text:span text:style-name="T46">Vous</text:span><text:span text:style-name="T48"> </text:span><text:span text:style-name="T46">devenez</text:span><text:span text:style-name="T47"> </text:span><text:span text:style-name="T46">la</text:span><text:span text:style-name="T48"> </text:span><text:span text:style-name="T46">source</text:span><text:span text:style-name="T48"> </text:span><text:span text:style-name="T46">même</text:span><text:span text:style-name="T48"> </text:span><text:span text:style-name="T46">de</text:span><text:span text:style-name="T47"> </text:span><text:span text:style-name="T46">la</text:span><text:span text:style-name="T48"> </text:span><text:span text:style-name="T46">foudre.</text:span><text:span text:style-name="T48"> </text:span><text:span text:style-name="T46">Vous</text:span><text:span text:style-name="T48"> </text:span><text:span text:style-name="T46">pouvez </text:span><text:span text:style-name="T12">9apper</text:span><text:span text:style-name="T10"> </text:span><text:span text:style-name="T12">n’importe</text:span><text:span text:style-name="T10"> </text:span><text:span text:style-name="T12">quelle</text:span><text:span text:style-name="T10"> </text:span><text:span text:style-name="T12">cible</text:span><text:span text:style-name="T53"> </text:span><text:span text:style-name="T12">dans</text:span><text:span text:style-name="T10"> </text:span><text:span text:style-name="T12">un</text:span><text:span text:style-name="T10"> </text:span><text:span text:style-name="T12">rayon</text:span><text:span text:style-name="T10"> </text:span><text:span text:style-name="T12">de</text:span><text:span text:style-name="T53"> </text:span><text:span text:style-name="T12">50</text:span><text:span text:style-name="T10"> </text:span><text:span text:style-name="T12">mètres</text:span><text:span text:style-name="T10"> </text:span><text:span text:style-name="T12">avec </text:span><text:span text:style-name="T40">un éclair. L’impact et le chemin de la foudre sont erratiques, ce </text:span>qui<text:span text:style-name="T89"> </text:span>peut<text:span text:style-name="T89"> </text:span>causer<text:span text:style-name="T89"> </text:span>des<text:span text:style-name="T9"> </text:span>dommages<text:span text:style-name="T89"> </text:span>collatéraux<text:span text:style-name="T89"> </text:span>importants.</text:p>
      <text:p text:style-name="P128"/>
      <text:h text:style-name="P133" text:outline-level="3"><text:span text:style-name="T38">Appel</text:span><text:span text:style-name="T169"> </text:span><text:span text:style-name="T38">de</text:span><text:span text:style-name="T170"> </text:span><text:span text:style-name="T38">la</text:span><text:span text:style-name="T169"> </text:span><text:span text:style-name="T39">nature</text:span></text:h>
      <text:p text:style-name="P148"><text:span text:style-name="T40">Vous vivez en empathie avec l’environnement, le règne animal </text:span><text:span text:style-name="T27">vous</text:span><text:span text:style-name="T14"> </text:span><text:span text:style-name="T27">reconnaît</text:span><text:span text:style-name="T14"> </text:span><text:span text:style-name="T27">comme</text:span><text:span text:style-name="T14"> </text:span><text:span text:style-name="T27">un</text:span><text:span text:style-name="T28"> </text:span><text:span text:style-name="T27">allié,</text:span><text:span text:style-name="T14"> </text:span><text:span text:style-name="T27">parfois</text:span><text:span text:style-name="T14"> </text:span><text:span text:style-name="T27">comme</text:span><text:span text:style-name="T14"> </text:span><text:span text:style-name="T27">l’un</text:span><text:span text:style-name="T28"> </text:span><text:span text:style-name="T27">des</text:span><text:span text:style-name="T14"> </text:span><text:span text:style-name="T27">leurs.</text:span></text:p>
      <text:p text:style-name="P149"><text:span text:style-name="T125">Rang</text:span><text:span text:style-name="T164"> </text:span><text:span text:style-name="T125">1</text:span><text:span text:style-name="T165"> </text:span><text:span text:style-name="T125">:</text:span><text:span text:style-name="T164"> </text:span><text:span text:style-name="T103">Vous</text:span><text:span text:style-name="T53"> </text:span><text:span text:style-name="T103">pouvez</text:span><text:span text:style-name="T162"> </text:span><text:span text:style-name="T103">communiquer</text:span><text:span text:style-name="T53"> </text:span><text:span text:style-name="T103">avec</text:span><text:span text:style-name="T162"> </text:span><text:span text:style-name="T103">les</text:span><text:span text:style-name="T53"> </text:span><text:span text:style-name="T103">mammifères</text:span><text:span text:style-name="T15"> </text:span><text:span text:style-name="T103">pédestres </text:span><text:span text:style-name="T13">et</text:span><text:span text:style-name="T27"> </text:span><text:span text:style-name="T13">leur</text:span><text:span text:style-name="T27"> </text:span><text:span text:style-name="T13">donner</text:span><text:span text:style-name="T27"> </text:span><text:span text:style-name="T13">des</text:span><text:span text:style-name="T27"> </text:span><text:span text:style-name="T13">ordres</text:span><text:span text:style-name="T27"> </text:span><text:span text:style-name="T13">ou</text:span><text:span text:style-name="T27"> </text:span><text:span text:style-name="T13">informations</text:span><text:span text:style-name="T27"> </text:span><text:span text:style-name="T13">très</text:span><text:span text:style-name="T27"> </text:span><text:span text:style-name="T13">simples</text:span><text:span text:style-name="T27"> </text:span><text:span text:style-name="T13">sans</text:span><text:span text:style-name="T27"> </text:span><text:span text:style-name="T13">avoir </text:span><text:span text:style-name="T40">besoin de faire un test (exemples: viens ici, pars, fuis, aide-moi, </text:span>manger, soumets-toi, je me soumets à toi, mon territoire, <text:span text:style-name="T27">etc.).</text:span><text:span text:style-name="T40"> </text:span><text:span text:style-name="T27">Les</text:span><text:span text:style-name="T40"> </text:span><text:span text:style-name="T27">mammifères</text:span><text:span text:style-name="T40"> </text:span><text:span text:style-name="T27">vous</text:span><text:span text:style-name="T40"> </text:span><text:span text:style-name="T27">reconnaissent</text:span><text:span text:style-name="T40"> </text:span><text:span text:style-name="T27">comme</text:span><text:span text:style-name="T40"> </text:span><text:span text:style-name="T27">un</text:span><text:span text:style-name="T40"> </text:span><text:span text:style-name="T27">allié.</text:span></text:p>
      <text:p text:style-name="P103"><text:span text:style-name="T156">Rang</text:span><text:span text:style-name="T157"> </text:span><text:span text:style-name="T156">2:</text:span><text:span text:style-name="T158"> </text:span><text:span text:style-name="T46">Vous</text:span><text:span text:style-name="T48"> </text:span><text:span text:style-name="T46">pouvez</text:span><text:span text:style-name="T48"> </text:span><text:span text:style-name="T46">communiquer</text:span><text:span text:style-name="T47"> </text:span><text:span text:style-name="T46">avec</text:span><text:span text:style-name="T48"> </text:span><text:span text:style-name="T46">les</text:span><text:span text:style-name="T48"> </text:span><text:span text:style-name="T46">espèces</text:span><text:span text:style-name="T48"> </text:span><text:span text:style-name="T46">animales</text:span><text:span text:style-name="T47"> </text:span><text:span text:style-name="T46">vo- </text:span><text:span text:style-name="T6">lantes,</text:span><text:span text:style-name="T162"> </text:span><text:span text:style-name="T6">qui</text:span><text:span text:style-name="T162"> </text:span><text:span text:style-name="T6">vous</text:span><text:span text:style-name="T162"> </text:span><text:span text:style-name="T6">considèrent</text:span><text:span text:style-name="T162"> </text:span><text:span text:style-name="T6">presque</text:span><text:span text:style-name="T162"> </text:span><text:span text:style-name="T6">comme</text:span><text:span text:style-name="T162"> </text:span><text:span text:style-name="T6">l’un</text:span><text:span text:style-name="T162"> </text:span><text:span text:style-name="T6">des</text:span><text:span text:style-name="T162"> </text:span><text:span text:style-name="T6">leurs.</text:span><text:span text:style-name="T162"> </text:span><text:span text:style-name="T6">De</text:span><text:span text:style-name="T162"> </text:span><text:span text:style-name="T6">plus, </text:span><text:span text:style-name="T40">les animaux d’une espèce choisie répondent à votre appel aussi </text:span><text:span text:style-name="T12">vite qu’ils le peuvent, comme s’ils percevaient qu’un membre </text:span>de<text:span text:style-name="T14"> </text:span>leur<text:span text:style-name="T14"> </text:span>espèce<text:span text:style-name="T14"> </text:span>était<text:span text:style-name="T14"> </text:span>en<text:span text:style-name="T14"> </text:span>danger.<text:span text:style-name="T14"> </text:span>La<text:span text:style-name="T14"> </text:span>portée<text:span text:style-name="T14"> </text:span>de<text:span text:style-name="T14"> </text:span>cet<text:span text:style-name="T14"> </text:span>appel<text:span text:style-name="T14"> </text:span>dépend de<text:span text:style-name="T9"> </text:span>la<text:span text:style-name="T9"> </text:span>difficulté<text:span text:style-name="T9"> </text:span>(10<text:span text:style-name="T9"> </text:span>pour<text:span text:style-name="T9"> </text:span>1<text:span text:style-name="T9"> </text:span>km,<text:span text:style-name="T9"> </text:span>12<text:span text:style-name="T9"> </text:span>pour<text:span text:style-name="T9"> </text:span>3<text:span text:style-name="T9"> </text:span>km,<text:span text:style-name="T9"> </text:span>15<text:span text:style-name="T9"> </text:span>pour<text:span text:style-name="T9"> </text:span>5<text:span text:style-name="T9"> </text:span>km).</text:p>
      <text:p text:style-name="P61"/>
      <text:p text:style-name="P100"><text:span text:style-name="T25">Rang</text:span><text:span text:style-name="T142"> </text:span><text:span text:style-name="T25">3</text:span><text:span text:style-name="T142"> </text:span><text:span text:style-name="T25">:</text:span><text:span text:style-name="T142"> </text:span>Vous<text:span text:style-name="T9"> </text:span>pouvez<text:span text:style-name="T89"> </text:span>donner<text:span text:style-name="T89"> </text:span>des<text:span text:style-name="T89"> </text:span>ordres<text:span text:style-name="T9"> </text:span>simples<text:span text:style-name="T89"> </text:span>en<text:span text:style-name="T89"> </text:span>utilisant <text:span text:style-name="T10">jusqu’à</text:span><text:span text:style-name="T12"> </text:span><text:span text:style-name="T10">trois</text:span><text:span text:style-name="T12"> </text:span><text:span text:style-name="T10">mots</text:span><text:span text:style-name="T12"> </text:span><text:span text:style-name="T10">à</text:span><text:span text:style-name="T11"> </text:span><text:span text:style-name="T10">un</text:span><text:span text:style-name="T12"> </text:span><text:span text:style-name="T10">animal</text:span><text:span text:style-name="T12"> </text:span><text:span text:style-name="T10">qui</text:span><text:span text:style-name="T12"> </text:span><text:span text:style-name="T10">peut</text:span><text:span text:style-name="T11"> </text:span><text:span text:style-name="T10">vous</text:span><text:span text:style-name="T12"> </text:span><text:span text:style-name="T10">entendre.</text:span><text:span text:style-name="T12"> </text:span><text:span text:style-name="T10">Cependant, </text:span>l’animal<text:span text:style-name="T14"> </text:span>n’agira<text:span text:style-name="T14"> </text:span>pas<text:span text:style-name="T14"> </text:span>contre<text:span text:style-name="T14"> </text:span>sa<text:span text:style-name="T14"> </text:span>nature.</text:p>
      <text:p text:style-name="P56"/>
      <text:p text:style-name="P100"><text:span text:style-name="T122">Rang</text:span><text:span text:style-name="T123"> </text:span><text:span text:style-name="T122">4:</text:span><text:span text:style-name="T123"> </text:span><text:span text:style-name="T6">En</text:span><text:span text:style-name="T8"> </text:span><text:span text:style-name="T6">passant</text:span><text:span text:style-name="T8"> </text:span><text:span text:style-name="T6">une</text:span><text:span text:style-name="T8"> </text:span><text:span text:style-name="T6">heure</text:span><text:span text:style-name="T8"> </text:span><text:span text:style-name="T6">avec</text:span><text:span text:style-name="T8"> </text:span><text:span text:style-name="T6">un</text:span><text:span text:style-name="T8"> </text:span><text:span text:style-name="T6">animal,</text:span><text:span text:style-name="T8"> </text:span><text:span text:style-name="T6">vous</text:span><text:span text:style-name="T8"> </text:span><text:span text:style-name="T6">pouvez</text:span><text:span text:style-name="T8"> </text:span><text:span text:style-name="T6">en</text:span><text:span text:style-name="T8"> </text:span><text:span text:style-name="T6">faire </text:span><text:span text:style-name="T10">votre</text:span><text:span text:style-name="T12"> </text:span><text:span text:style-name="T10">«</text:span><text:span text:style-name="T12"> </text:span><text:span text:style-name="T10">familier</text:span><text:span text:style-name="T12"> </text:span><text:span text:style-name="T10">».</text:span><text:span text:style-name="T11"> </text:span><text:span text:style-name="T10">Vous</text:span><text:span text:style-name="T12"> </text:span><text:span text:style-name="T10">ne</text:span><text:span text:style-name="T12"> </text:span><text:span text:style-name="T10">pouvez</text:span><text:span text:style-name="T171"> </text:span><text:span text:style-name="T10">pas</text:span><text:span text:style-name="T172"> </text:span><text:span text:style-name="T10">posséder</text:span><text:span text:style-name="T172"> </text:span><text:span text:style-name="T10">plus</text:span><text:span text:style-name="T172"> </text:span><text:span text:style-name="T10">de</text:span><text:span text:style-name="T172"> </text:span><text:span text:style-name="T10">familiers à</text:span><text:span text:style-name="T12"> </text:span><text:span text:style-name="T10">un</text:span><text:span text:style-name="T12"> </text:span><text:span text:style-name="T10">moment</text:span><text:span text:style-name="T12"> </text:span><text:span text:style-name="T10">donné</text:span><text:span text:style-name="T11"> </text:span><text:span text:style-name="T10">que</text:span><text:span text:style-name="T12"> </text:span><text:span text:style-name="T10">votre</text:span><text:span text:style-name="T12"> </text:span><text:span text:style-name="T10">score</text:span><text:span text:style-name="T12"> </text:span><text:span text:style-name="T10">de</text:span><text:span text:style-name="T11"> </text:span><text:span text:style-name="T10">charisme.</text:span><text:span text:style-name="T12"> </text:span><text:span text:style-name="T10">Vous</text:span><text:span text:style-name="T12"> </text:span><text:span text:style-name="T10">ne</text:span><text:span text:style-name="T12"> </text:span><text:span text:style-name="T10">pouvez </text:span><text:span text:style-name="T27">pas</text:span><text:span text:style-name="T10"> </text:span><text:span text:style-name="T27">rejeter</text:span><text:span text:style-name="T10"> </text:span><text:span text:style-name="T27">ou</text:span><text:span text:style-name="T10"> </text:span><text:span text:style-name="T27">abandonner</text:span><text:span text:style-name="T10"> </text:span><text:span text:style-name="T27">l’un</text:span><text:span text:style-name="T10"> </text:span><text:span text:style-name="T27">de</text:span><text:span text:style-name="T10"> </text:span><text:span text:style-name="T27">vos</text:span><text:span text:style-name="T10"> </text:span><text:span text:style-name="T27">compagnons</text:span><text:span text:style-name="T10"> </text:span><text:span text:style-name="T27">sans</text:span><text:span text:style-name="T10"> </text:span><text:span text:style-name="T27">subir </text:span><text:span text:style-name="T40">un</text:span><text:span text:style-name="T173"> </text:span><text:span text:style-name="T40">désavantage</text:span><text:span text:style-name="T173"> </text:span><text:span text:style-name="T40">à</text:span><text:span text:style-name="T173"> </text:span><text:span text:style-name="T40">vos</text:span><text:span text:style-name="T173"> </text:span><text:span text:style-name="T40">tests</text:span><text:span text:style-name="T173"> </text:span><text:span text:style-name="T40">pendant</text:span><text:span text:style-name="T173"> </text:span><text:span text:style-name="T40">une</text:span><text:span text:style-name="T173"> </text:span><text:span text:style-name="T40">durée</text:span><text:span text:style-name="T173"> </text:span><text:span text:style-name="T40">de</text:span><text:span text:style-name="T173"> </text:span><text:span text:style-name="T40">[carte]</text:span><text:span text:style-name="T173"> </text:span><text:span text:style-name="T40">semaines.</text:span></text:p>
      <text:p text:style-name="P68"/>
      <text:p text:style-name="P150"><text:span text:style-name="T155">Rang</text:span><text:span text:style-name="T134"> </text:span><text:span text:style-name="T155">5</text:span><text:span text:style-name="T134"> </text:span><text:span text:style-name="T155">:</text:span><text:span text:style-name="T134"> </text:span><text:span text:style-name="T12">Votre</text:span><text:span text:style-name="T53"> </text:span><text:span text:style-name="T12">appel</text:span><text:span text:style-name="T10"> </text:span><text:span text:style-name="T12">ou</text:span><text:span text:style-name="T10"> </text:span><text:span text:style-name="T12">cri</text:span><text:span text:style-name="T10"> </text:span><text:span text:style-name="T12">résonne</text:span><text:span text:style-name="T53"> </text:span><text:span text:style-name="T12">à</text:span><text:span text:style-name="T10"> </text:span><text:span text:style-name="T12">des</text:span><text:span text:style-name="T13"> </text:span><text:span text:style-name="T12">centaines</text:span><text:span text:style-name="T15"> </text:span><text:span text:style-name="T12">de</text:span><text:span text:style-name="T15"> </text:span><text:span text:style-name="T12">mètres, </text:span><text:span text:style-name="T27">et</text:span><text:span text:style-name="T53"> </text:span><text:span text:style-name="T27">tous</text:span><text:span text:style-name="T53"> </text:span><text:span text:style-name="T27">les</text:span><text:span text:style-name="T53"> </text:span><text:span text:style-name="T27">animaux</text:span><text:span text:style-name="T53"> </text:span><text:span text:style-name="T27">à</text:span><text:span text:style-name="T53"> </text:span><text:span text:style-name="T27">portée</text:span><text:span text:style-name="T53"> </text:span><text:span text:style-name="T27">viennent</text:span><text:span text:style-name="T53"> </text:span><text:span text:style-name="T27">à</text:span><text:span text:style-name="T53"> </text:span><text:span text:style-name="T27">votre</text:span><text:span text:style-name="T53"> </text:span><text:span text:style-name="T27">rescousse.</text:span><text:span text:style-name="T53"> </text:span><text:span text:style-name="T27">Vous </text:span>exercez<text:span text:style-name="T89"> </text:span>une<text:span text:style-name="T89"> </text:span>autorité<text:span text:style-name="T89"> </text:span>quasi-royale<text:span text:style-name="T9"> </text:span>sur<text:span text:style-name="T89"> </text:span>la<text:span text:style-name="T89"> </text:span>faune<text:span text:style-name="T89"> </text:span>environnante.</text:p>
      <text:p text:style-name="P93"/>
      <text:h text:style-name="P133" text:outline-level="3"><text:span text:style-name="T38">Altération</text:span><text:span text:style-name="T121"> </text:span><text:span text:style-name="T38">de</text:span><text:span text:style-name="T174"> </text:span><text:span text:style-name="T38">la</text:span><text:span text:style-name="T174"> </text:span><text:span text:style-name="T39">réalité</text:span></text:h>
      <text:p text:style-name="P151">En tant qu’utilisateur de l’altération de la réalité, vous avez <text:span text:style-name="T10">la</text:span> <text:span text:style-name="T10">capacité</text:span> <text:span text:style-name="T10">de</text:span> <text:span text:style-name="T10">dessiner</text:span> <text:span text:style-name="T10">sur</text:span> <text:span text:style-name="T10">un</text:span> <text:span text:style-name="T10">support</text:span> <text:span text:style-name="T10">ou</text:span> <text:span text:style-name="T10">dans</text:span> <text:span text:style-name="T10">les</text:span> <text:span text:style-name="T10">airs</text:span> <text:span text:style-name="T10">pour</text:span> <text:span text:style-name="T10">altérer </text:span><text:span text:style-name="T12">temporairement</text:span><text:span text:style-name="T53"> </text:span><text:span text:style-name="T12">la</text:span><text:span text:style-name="T53"> </text:span><text:span text:style-name="T12">réalité</text:span><text:span text:style-name="T53"> </text:span><text:span text:style-name="T12">qui</text:span><text:span text:style-name="T53"> </text:span><text:span text:style-name="T12">vous</text:span><text:span text:style-name="T53"> </text:span><text:span text:style-name="T12">entoure.</text:span><text:span text:style-name="T53"> </text:span><text:span text:style-name="T12">Vos</text:span><text:span text:style-name="T53"> </text:span><text:span text:style-name="T12">pouvoirs</text:span><text:span text:style-name="T53"> </text:span><text:span text:style-name="T12">vous permettent</text:span><text:span text:style-name="T10"> </text:span><text:span text:style-name="T12">de</text:span><text:span text:style-name="T10"> </text:span><text:span text:style-name="T12">manipuler</text:span><text:span text:style-name="T53"> </text:span><text:span text:style-name="T12">des</text:span><text:span text:style-name="T10"> </text:span><text:span text:style-name="T12">objets,</text:span><text:span text:style-name="T10"> </text:span><text:span text:style-name="T12">des</text:span><text:span text:style-name="T53"> </text:span><text:span text:style-name="T12">états</text:span><text:span text:style-name="T10"> </text:span><text:span text:style-name="T12">de</text:span><text:span text:style-name="T10"> </text:span><text:span text:style-name="T12">santé</text:span><text:span text:style-name="T53"> </text:span><text:span text:style-name="T12">et</text:span><text:span text:style-name="T10"> </text:span><text:span text:style-name="T12">même </text:span>de<text:span text:style-name="T13"> </text:span>modifier<text:span text:style-name="T13"> </text:span>des<text:span text:style-name="T13"> </text:span>structures<text:span text:style-name="T13"> </text:span>physiques.</text:p>
      <text:p text:style-name="P68"/>
      <text:p text:style-name="P100"><text:span text:style-name="T25">Rang</text:span><text:span text:style-name="T142"> </text:span><text:span text:style-name="T25">1</text:span><text:span text:style-name="T142"> </text:span><text:span text:style-name="T25">: </text:span>Vous pouvez transformer un petit objet en un ob- jet<text:span text:style-name="T27"> </text:span>similaire<text:span text:style-name="T27"> </text:span>(par<text:span text:style-name="T27"> </text:span>exemple,<text:span text:style-name="T27"> </text:span>des<text:span text:style-name="T27"> </text:span>feuilles<text:span text:style-name="T27"> </text:span>en<text:span text:style-name="T27"> </text:span>billets<text:span text:style-name="T27"> </text:span>de<text:span text:style-name="T27"> </text:span>banque,</text:p>
      <text:p text:style-name="Text_20_body" loext:marker-style-name="T62"/>
      <text:p text:style-name="P152"><text:bookmark text:name="Animalisme"/><text:span text:style-name="T10">un</text:span><text:span text:style-name="T26"> </text:span><text:span text:style-name="T10">vêtement</text:span><text:span text:style-name="T26"> </text:span><text:span text:style-name="T10">ordinaire</text:span><text:span text:style-name="T26"> </text:span><text:span text:style-name="T10">en</text:span><text:span text:style-name="T26"> </text:span><text:span text:style-name="T10">une</text:span><text:span text:style-name="T26"> </text:span><text:span text:style-name="T10">version</text:span><text:span text:style-name="T26"> </text:span><text:span text:style-name="T10">haut</text:span><text:span text:style-name="T26"> </text:span><text:span text:style-name="T10">de</text:span><text:span text:style-name="T26"> </text:span><text:span text:style-name="T10">gamme,</text:span><text:span text:style-name="T26"> </text:span><text:span text:style-name="T10">un</text:span><text:span text:style-name="T26"> </text:span><text:span text:style-name="T10">couteau </text:span><text:span text:style-name="T12">en plastique en une lame tranchante). Vous pouvez également ouvrir</text:span><text:span text:style-name="T15"> </text:span><text:span text:style-name="T12">ou</text:span><text:span text:style-name="T15"> </text:span><text:span text:style-name="T12">fermer</text:span><text:span text:style-name="T15"> </text:span><text:span text:style-name="T12">un</text:span><text:span text:style-name="T15"> </text:span><text:span text:style-name="T12">objet</text:span><text:span text:style-name="T15"> </text:span><text:span text:style-name="T12">à</text:span><text:span text:style-name="T15"> </text:span><text:span text:style-name="T12">portée</text:span><text:span text:style-name="T15"> </text:span><text:span text:style-name="T12">de</text:span><text:span text:style-name="T15"> </text:span><text:span text:style-name="T12">vue</text:span><text:span text:style-name="T15"> </text:span><text:span text:style-name="T12">(comme</text:span><text:span text:style-name="T15"> </text:span><text:span text:style-name="T12">une</text:span><text:span text:style-name="T15"> </text:span><text:span text:style-name="T12">fenêtre, </text:span><text:span text:style-name="T40">une porte ou un petit coffre). Ces altérations de la réalité durent </text:span>environ une carte minutes.</text:p>
      <text:p text:style-name="P61"/>
      <text:p text:style-name="P146"><text:span text:style-name="T122">Rang</text:span><text:span text:style-name="T124"> </text:span><text:span text:style-name="T122">2</text:span><text:span text:style-name="T123"> </text:span><text:span text:style-name="T122">:</text:span><text:span text:style-name="T123"> </text:span><text:span text:style-name="T6">Vous</text:span><text:span text:style-name="T8"> </text:span><text:span text:style-name="T6">êtes</text:span><text:span text:style-name="T162"> </text:span><text:span text:style-name="T6">capable de modifier l’état de santé dans un sens </text:span><text:span text:style-name="T27">ou</text:span><text:span text:style-name="T28"> </text:span><text:span text:style-name="T27">dans</text:span><text:span text:style-name="T28"> </text:span><text:span text:style-name="T27">l’autre</text:span><text:span text:style-name="T28"> </text:span><text:span text:style-name="T27">d’une</text:span><text:span text:style-name="T28"> </text:span><text:span text:style-name="T27">personne</text:span><text:span text:style-name="T28"> </text:span><text:span text:style-name="T27">à</text:span><text:span text:style-name="T28"> </text:span><text:span text:style-name="T27">vue.</text:span><text:span text:style-name="T28"> </text:span><text:span text:style-name="T27">Si</text:span><text:span text:style-name="T28"> </text:span><text:span text:style-name="T27">la</text:span><text:span text:style-name="T28"> </text:span><text:span text:style-name="T27">personne</text:span><text:span text:style-name="T28"> </text:span><text:span text:style-name="T27">n’est</text:span><text:span text:style-name="T28"> </text:span><text:span text:style-name="T27">pas </text:span>consentante,<text:span text:style-name="T14"> </text:span>elle<text:span text:style-name="T14"> </text:span>doit<text:span text:style-name="T14"> </text:span>réussir<text:span text:style-name="T14"> </text:span>un<text:span text:style-name="T14"> </text:span>test<text:span text:style-name="T14"> </text:span>de<text:span text:style-name="T14"> </text:span>volonté<text:span text:style-name="T14"> </text:span>associé<text:span text:style-name="T14"> </text:span>à<text:span text:style-name="T14"> </text:span>son <text:span text:style-name="T27">métier.</text:span><text:span text:style-name="T10"> </text:span><text:span text:style-name="T27">Les</text:span><text:span text:style-name="T10"> </text:span><text:span text:style-name="T27">dégâts</text:span><text:span text:style-name="T10"> </text:span><text:span text:style-name="T27">ou</text:span><text:span text:style-name="T10"> </text:span><text:span text:style-name="T27">les</text:span><text:span text:style-name="T10"> </text:span><text:span text:style-name="T27">soins</text:span><text:span text:style-name="T10"> </text:span><text:span text:style-name="T27">infligés</text:span><text:span text:style-name="T10"> </text:span><text:span text:style-name="T27">sont</text:span><text:span text:style-name="T10"> </text:span><text:span text:style-name="T27">égaux</text:span><text:span text:style-name="T10"> </text:span><text:span text:style-name="T27">à</text:span><text:span text:style-name="T10"> </text:span><text:span text:style-name="T27">une</text:span><text:span text:style-name="T10"> </text:span><text:span text:style-name="T27">carte </text:span><text:span text:style-name="T40">plus la différence par rapport à la difficulté de l’action (10 pour </text:span><text:span text:style-name="T12">les</text:span><text:span text:style-name="T41"> </text:span><text:span text:style-name="T12">soins</text:span><text:span text:style-name="T41"> </text:span><text:span text:style-name="T12">ou</text:span><text:span text:style-name="T41"> </text:span><text:span text:style-name="T12">la</text:span><text:span text:style-name="T41"> </text:span><text:span text:style-name="T12">volonté</text:span><text:span text:style-name="T41"> </text:span><text:span text:style-name="T12">plus</text:span><text:span text:style-name="T41"> </text:span><text:span text:style-name="T12">le</text:span><text:span text:style-name="T41"> </text:span><text:span text:style-name="T12">métier</text:span><text:span text:style-name="T41"> </text:span><text:span text:style-name="T12">pour</text:span><text:span text:style-name="T41"> </text:span><text:span text:style-name="T12">les</text:span><text:span text:style-name="T41"> </text:span><text:span text:style-name="T12">blessures).</text:span><text:span text:style-name="T41"> </text:span><text:span text:style-name="T12">Vous </text:span><text:span text:style-name="T40">ne pouvez pas affecter les organes vitaux de quelqu’un de cette </text:span><text:span text:style-name="T12">manière.</text:span><text:span text:style-name="T10"> </text:span><text:span text:style-name="T12">Les</text:span><text:span text:style-name="T10"> </text:span><text:span text:style-name="T12">altérations</text:span><text:span text:style-name="T53"> </text:span><text:span text:style-name="T12">de</text:span><text:span text:style-name="T10"> </text:span><text:span text:style-name="T12">la</text:span><text:span text:style-name="T10"> </text:span><text:span text:style-name="T12">réalité</text:span><text:span text:style-name="T53"> </text:span><text:span text:style-name="T12">redeviennent</text:span><text:span text:style-name="T10"> </text:span><text:span text:style-name="T12">normales</text:span><text:span text:style-name="T10"> </text:span><text:span text:style-name="T12">en </text:span>environ 30 minutes.</text:p>
      <text:p text:style-name="P5"/>
      <text:p text:style-name="P60"><text:span text:style-name="T25">Rang</text:span><text:span text:style-name="T142"> </text:span><text:span text:style-name="T25">3</text:span><text:span text:style-name="T142"> </text:span><text:span text:style-name="T25">:</text:span><text:span text:style-name="T142"> </text:span>Vous<text:span text:style-name="T9"> </text:span>pouvez<text:span text:style-name="T89"> </text:span>temporairement<text:span text:style-name="T13"> </text:span>transformer<text:span text:style-name="T13"> </text:span>un<text:span text:style-name="T13"> </text:span>objet <text:span text:style-name="T103">de</text:span><text:span text:style-name="T162"> </text:span><text:span text:style-name="T103">la</text:span><text:span text:style-name="T53"> </text:span><text:span text:style-name="T103">taille</text:span><text:span text:style-name="T162"> </text:span><text:span text:style-name="T103">maximale</text:span><text:span text:style-name="T53"> </text:span><text:span text:style-name="T103">d’une</text:span><text:span text:style-name="T162"> </text:span><text:span text:style-name="T103">grande</text:span><text:span text:style-name="T53"> </text:span><text:span text:style-name="T103">porte</text:span><text:span text:style-name="T162"> </text:span><text:span text:style-name="T103">en</text:span><text:span text:style-name="T53"> </text:span><text:span text:style-name="T103">le</text:span><text:span text:style-name="T162"> </text:span><text:span text:style-name="T103">touchant.</text:span><text:span text:style-name="T53"> </text:span><text:span text:style-name="T103">Par</text:span><text:span text:style-name="T162"> </text:span><text:span text:style-name="T103">exemple, </text:span><text:span text:style-name="T10">vous</text:span><text:span text:style-name="T27"> </text:span><text:span text:style-name="T10">pourriez</text:span><text:span text:style-name="T27"> </text:span><text:span text:style-name="T10">créer</text:span><text:span text:style-name="T27"> </text:span><text:span text:style-name="T10">un</text:span><text:span text:style-name="T27"> </text:span><text:span text:style-name="T10">abri</text:span><text:span text:style-name="T27"> </text:span><text:span text:style-name="T10">dans</text:span><text:span text:style-name="T27"> </text:span><text:span text:style-name="T10">la</text:span><text:span text:style-name="T27"> </text:span><text:span text:style-name="T10">roche,</text:span><text:span text:style-name="T27"> </text:span><text:span text:style-name="T10">transformer</text:span><text:span text:style-name="T27"> </text:span><text:span text:style-name="T10">une</text:span><text:span text:style-name="T27"> </text:span><text:span text:style-name="T10">portion </text:span>de mur en une porte, une portière de voiture en un bouclier <text:span text:style-name="T10">ou</text:span> <text:span text:style-name="T10">modifier</text:span> <text:span text:style-name="T10">le</text:span> <text:span text:style-name="T10">sol</text:span> <text:span text:style-name="T10">pour</text:span> <text:span text:style-name="T10">le</text:span> <text:span text:style-name="T10">rendre</text:span> <text:span text:style-name="T10">boueux.</text:span> <text:span text:style-name="T10">La</text:span> <text:span text:style-name="T10">durée</text:span> <text:span text:style-name="T10">des</text:span> <text:span text:style-name="T10">altérations </text:span><text:span text:style-name="T13">est</text:span><text:span text:style-name="T173"> </text:span><text:span text:style-name="T13">de</text:span><text:span text:style-name="T163"> </text:span><text:span text:style-name="T13">cinq</text:span><text:span text:style-name="T163"> </text:span><text:span text:style-name="T13">minutes</text:span><text:span text:style-name="T173"> </text:span><text:span text:style-name="T13">par</text:span><text:span text:style-name="T163"> </text:span><text:span text:style-name="T13">points</text:span><text:span text:style-name="T163"> </text:span><text:span text:style-name="T13">au</text:span><text:span text:style-name="T163"> </text:span><text:span text:style-name="T13">dessus</text:span><text:span text:style-name="T173"> </text:span><text:span text:style-name="T13">du</text:span><text:span text:style-name="T163"> </text:span><text:span text:style-name="T13">niveau</text:span><text:span text:style-name="T163"> </text:span><text:span text:style-name="T13">de</text:span><text:span text:style-name="T163"> </text:span><text:span text:style-name="T13">réussite</text:span><text:span text:style-name="T173"> </text:span><text:span text:style-name="T13">(10).</text:span></text:p>
      <text:p text:style-name="P61"/>
      <text:p text:style-name="P26"><text:span text:style-name="T25">Rang</text:span><text:span text:style-name="T142"> </text:span><text:span text:style-name="T25">4</text:span><text:span text:style-name="T142"> </text:span><text:span text:style-name="T25">:</text:span><text:span text:style-name="T142"> </text:span>Ce<text:span text:style-name="T9"> </text:span>rang<text:span text:style-name="T89"> </text:span>est<text:span text:style-name="T89"> </text:span>similaire<text:span text:style-name="T89"> </text:span>aux<text:span text:style-name="T9"> </text:span>rangs<text:span text:style-name="T89"> </text:span>2<text:span text:style-name="T89"> </text:span>et<text:span text:style-name="T89"> </text:span>3,<text:span text:style-name="T9"> </text:span>mais<text:span text:style-name="T28"> </text:span>la<text:span text:style-name="T14"> </text:span>durée des<text:span text:style-name="T14"> </text:span>altérations<text:span text:style-name="T14"> </text:span>de<text:span text:style-name="T14"> </text:span>la<text:span text:style-name="T14"> </text:span>réalité<text:span text:style-name="T14"> </text:span>est<text:span text:style-name="T14"> </text:span>mesurée<text:span text:style-name="T14"> </text:span>en<text:span text:style-name="T14"> </text:span>jours.</text:p>
      <text:p text:style-name="P136"/>
      <text:p text:style-name="P79"><text:span text:style-name="T108">Rang</text:span><text:span text:style-name="T107"> </text:span><text:span text:style-name="T108">5</text:span><text:span text:style-name="T107"> </text:span><text:span text:style-name="T108">:</text:span><text:span text:style-name="T107"> </text:span><text:span text:style-name="T13">Vous</text:span><text:span text:style-name="T41"> </text:span><text:span text:style-name="T13">pouvez</text:span><text:span text:style-name="T40"> </text:span><text:span text:style-name="T13">faire</text:span><text:span text:style-name="T40"> </text:span><text:span text:style-name="T13">apparaître</text:span><text:span text:style-name="T41"> </text:span><text:span text:style-name="T13">ou</text:span><text:span text:style-name="T27"> </text:span><text:span text:style-name="T13">disparaître</text:span><text:span text:style-name="T11"> </text:span><text:span text:style-name="T13">un</text:span><text:span text:style-name="T11"> </text:span><text:span text:style-name="T13">élément </text:span><text:span text:style-name="T12">de</text:span><text:span text:style-name="T10"> </text:span><text:span text:style-name="T12">la</text:span><text:span text:style-name="T10"> </text:span><text:span text:style-name="T12">taille</text:span><text:span text:style-name="T10"> </text:span><text:span text:style-name="T12">d’une</text:span><text:span text:style-name="T53"> </text:span><text:span text:style-name="T12">maison</text:span><text:span text:style-name="T10"> </text:span><text:span text:style-name="T12">ou</text:span><text:span text:style-name="T10"> </text:span><text:span text:style-name="T12">d’un</text:span><text:span text:style-name="T10"> </text:span><text:span text:style-name="T12">pont</text:span><text:span text:style-name="T53"> </text:span><text:span text:style-name="T12">de</text:span><text:span text:style-name="T10"> </text:span><text:span text:style-name="T12">la</text:span><text:span text:style-name="T10"> </text:span><text:span text:style-name="T12">réalité.</text:span><text:span text:style-name="T10"> </text:span><text:span text:style-name="T12">Cependant, </text:span>aucune<text:span text:style-name="T89"> </text:span>entité<text:span text:style-name="T89"> </text:span>vivante<text:span text:style-name="T89"> </text:span>ne<text:span text:style-name="T9"> </text:span>peut<text:span text:style-name="T89"> </text:span>se<text:span text:style-name="T89"> </text:span>trouver<text:span text:style-name="T89"> </text:span>dans<text:span text:style-name="T9"> </text:span>la<text:span text:style-name="T89"> </text:span>zone<text:span text:style-name="T89"> </text:span>concer- née. Ces altérations de la réalité durent environ une<text:span text:style-name="T11"> </text:span>heure<text:span text:style-name="T110"> </text:span>et<text:span text:style-name="T26"> </text:span>la<text:span text:style-name="T26"> </text:span>difficulté<text:span text:style-name="T26"> </text:span>et<text:span text:style-name="T26"> </text:span>de<text:span text:style-name="T26"> </text:span>12.</text:p>
      <text:p text:style-name="P128"/>
      <text:h text:style-name="P153" text:outline-level="3">Animalisme</text:h>
      <text:p text:style-name="P82">Vous<text:span text:style-name="T89"> </text:span>pouvez<text:span text:style-name="T89"> </text:span>communiquer<text:span text:style-name="T89"> </text:span>naturellement<text:span text:style-name="T9"> </text:span>avec<text:span text:style-name="T89"> </text:span>des<text:span text:style-name="T89"> </text:span>animaux de<text:span text:style-name="T9"> </text:span>taille<text:span text:style-name="T9"> </text:span>inférieure<text:span text:style-name="T9"> </text:span>à<text:span text:style-name="T9"> </text:span>celle<text:span text:style-name="T9"> </text:span>d’un<text:span text:style-name="T9"> </text:span>être<text:span text:style-name="T9"> </text:span>humain.<text:span text:style-name="T9"> </text:span>Cette<text:span text:style-name="T9"> </text:span>communi- <text:span text:style-name="T12">cation</text:span><text:span text:style-name="T13"> </text:span><text:span text:style-name="T12">vous</text:span><text:span text:style-name="T13"> </text:span><text:span text:style-name="T12">permet</text:span><text:span text:style-name="T13"> </text:span><text:span text:style-name="T12">de</text:span><text:span text:style-name="T13"> </text:span><text:span text:style-name="T12">comprendre</text:span><text:span text:style-name="T13"> </text:span><text:span text:style-name="T12">les</text:span><text:span text:style-name="T13"> </text:span><text:span text:style-name="T12">besoins</text:span><text:span text:style-name="T13"> </text:span><text:span text:style-name="T12">et</text:span><text:span text:style-name="T13"> </text:span><text:span text:style-name="T12">les</text:span><text:span text:style-name="T13"> </text:span><text:span text:style-name="T12">intentions </text:span>des<text:span text:style-name="T14"> </text:span>animaux<text:span text:style-name="T14"> </text:span>et<text:span text:style-name="T14"> </text:span>de<text:span text:style-name="T14"> </text:span>leur<text:span text:style-name="T14"> </text:span>transmettre<text:span text:style-name="T14"> </text:span>des<text:span text:style-name="T14"> </text:span>ordres<text:span text:style-name="T14"> </text:span>simples.</text:p>
      <text:p text:style-name="P68"/>
      <text:p text:style-name="P154"><text:span text:style-name="T155">Rang</text:span><text:span text:style-name="T134"> </text:span><text:span text:style-name="T155">1</text:span><text:span text:style-name="T134"> </text:span><text:span text:style-name="T155">:</text:span><text:span text:style-name="T134"> </text:span><text:span text:style-name="T12">Vous</text:span><text:span text:style-name="T53"> </text:span><text:span text:style-name="T12">communiquez</text:span><text:span text:style-name="T10"> </text:span><text:span text:style-name="T12">naturellement</text:span><text:span text:style-name="T10"> </text:span><text:span text:style-name="T12">avec</text:span><text:span text:style-name="T10"> </text:span><text:span text:style-name="T12">des</text:span><text:span text:style-name="T53"> </text:span><text:span text:style-name="T12">animaux </text:span>de taille inférieure à un humain.</text:p>
      <text:p text:style-name="P135"/>
      <text:p text:style-name="P55"><text:span text:style-name="T134">Rang</text:span><text:span text:style-name="T155"> </text:span><text:span text:style-name="T134">2</text:span><text:span text:style-name="T155"> </text:span><text:span text:style-name="T134">:</text:span><text:span text:style-name="T155"> </text:span><text:span text:style-name="T10">Vous</text:span><text:span text:style-name="T11"> </text:span><text:span text:style-name="T10">avez</text:span><text:span text:style-name="T12"> </text:span><text:span text:style-name="T10">la</text:span><text:span text:style-name="T12"> </text:span><text:span text:style-name="T10">capacité</text:span><text:span text:style-name="T12"> </text:span><text:span text:style-name="T10">de</text:span><text:span text:style-name="T11"> </text:span><text:span text:style-name="T10">transformer</text:span><text:span text:style-name="T12"> </text:span><text:span text:style-name="T10">une</text:span><text:span text:style-name="T12"> </text:span><text:span text:style-name="T10">partie</text:span><text:span text:style-name="T12"> </text:span><text:span text:style-name="T10">de</text:span><text:span text:style-name="T11"> </text:span><text:span text:style-name="T10">votre </text:span>corps<text:span text:style-name="T53"> </text:span>en<text:span text:style-name="T53"> </text:span>un<text:span text:style-name="T53"> </text:span>membre<text:span text:style-name="T53"> </text:span>équivalent<text:span text:style-name="T53"> </text:span>en<text:span text:style-name="T53"> </text:span>poids<text:span text:style-name="T53"> </text:span>à<text:span text:style-name="T53"> </text:span>celui<text:span text:style-name="T53"> </text:span>d’un<text:span text:style-name="T53"> </text:span>animal <text:span text:style-name="T12">que vous connaissez parfaitement. Cette transformation prend </text:span><text:span text:style-name="T40">une</text:span><text:span text:style-name="T15"> </text:span><text:span text:style-name="T40">minute</text:span><text:span text:style-name="T15"> </text:span><text:span text:style-name="T40">sans</text:span><text:span text:style-name="T15"> </text:span><text:span text:style-name="T40">nécessiter</text:span><text:span text:style-name="T15"> </text:span><text:span text:style-name="T40">de</text:span><text:span text:style-name="T15"> </text:span><text:span text:style-name="T40">test,</text:span><text:span text:style-name="T15"> </text:span><text:span text:style-name="T40">mais</text:span><text:span text:style-name="T15"> </text:span><text:span text:style-name="T40">peut</text:span><text:span text:style-name="T15"> </text:span><text:span text:style-name="T40">être</text:span><text:span text:style-name="T15"> </text:span><text:span text:style-name="T40">déclenchée</text:span><text:span text:style-name="T15"> </text:span><text:span text:style-name="T40">en </text:span><text:span text:style-name="T27">urgence</text:span><text:span text:style-name="T14"> </text:span><text:span text:style-name="T27">avec</text:span><text:span text:style-name="T14"> </text:span><text:span text:style-name="T27">une</text:span><text:span text:style-name="T14"> </text:span><text:span text:style-name="T27">difficulté</text:span><text:span text:style-name="T28"> </text:span><text:span text:style-name="T27">de</text:span><text:span text:style-name="T14"> </text:span><text:span text:style-name="T27">10.</text:span><text:span text:style-name="T14"> </text:span><text:span text:style-name="T27">Par</text:span><text:span text:style-name="T14"> </text:span><text:span text:style-name="T27">exemple,</text:span><text:span text:style-name="T28"> </text:span><text:span text:style-name="T27">vous</text:span><text:span text:style-name="T14"> </text:span><text:span text:style-name="T27">pourriez transformer</text:span><text:span text:style-name="T28"> </text:span><text:span text:style-name="T27">votre</text:span><text:span text:style-name="T28"> </text:span><text:span text:style-name="T27">main</text:span><text:span text:style-name="T28"> </text:span><text:span text:style-name="T27">en</text:span><text:span text:style-name="T28"> </text:span><text:span text:style-name="T27">tentacule</text:span><text:span text:style-name="T28"> </text:span><text:span text:style-name="T27">de</text:span><text:span text:style-name="T28"> </text:span><text:span text:style-name="T27">pieuvre</text:span><text:span text:style-name="T28"> </text:span><text:span text:style-name="T27">pour</text:span><text:span text:style-name="T28"> </text:span><text:span text:style-name="T27">atteindre </text:span><text:span text:style-name="T6">des</text:span><text:span text:style-name="T7"> </text:span><text:span text:style-name="T6">endroits</text:span><text:span text:style-name="T8"> </text:span><text:span text:style-name="T6">inaccessibles,</text:span><text:span text:style-name="T8"> </text:span><text:span text:style-name="T6">ou</text:span><text:span text:style-name="T8"> </text:span><text:span text:style-name="T6">encore</text:span><text:span text:style-name="T7"> </text:span><text:span text:style-name="T6">vos</text:span><text:span text:style-name="T8"> </text:span><text:span text:style-name="T6">yeux</text:span><text:span text:style-name="T8"> </text:span><text:span text:style-name="T6">pour</text:span><text:span text:style-name="T8"> </text:span><text:span text:style-name="T6">ceux</text:span><text:span text:style-name="T7"> </text:span><text:span text:style-name="T6">d’un</text:span><text:span text:style-name="T8"> </text:span><text:span text:style-name="T6">hibou </text:span>afin de gagner une vision nocturne.</text:p>
      <text:p text:style-name="P155"><text:bookmark text:name="Banshee"/><text:span text:style-name="T134">Rang</text:span><text:span text:style-name="T155"> </text:span><text:span text:style-name="T134">3</text:span><text:span text:style-name="T155"> </text:span><text:span text:style-name="T134">:</text:span><text:span text:style-name="T155"> </text:span><text:span text:style-name="T10">Vous</text:span><text:span text:style-name="T11"> </text:span><text:span text:style-name="T10">pouvez</text:span><text:span text:style-name="T27"> </text:span><text:span text:style-name="T10">vous</text:span> <text:span text:style-name="T10">transformer</text:span> <text:span text:style-name="T10">en</text:span> <text:span text:style-name="T10">tout</text:span> <text:span text:style-name="T10">animal</text:span> <text:span text:style-name="T10">que</text:span> <text:span text:style-name="T10">vous </text:span><text:span text:style-name="T13">avez</text:span><text:span text:style-name="T41"> </text:span><text:span text:style-name="T13">pu</text:span><text:span text:style-name="T41"> </text:span><text:span text:style-name="T13">observer</text:span><text:span text:style-name="T41"> </text:span><text:span text:style-name="T13">au</text:span><text:span text:style-name="T41"> </text:span><text:span text:style-name="T13">cours</text:span><text:span text:style-name="T41"> </text:span><text:span text:style-name="T13">de</text:span><text:span text:style-name="T41"> </text:span><text:span text:style-name="T13">votre</text:span><text:span text:style-name="T41"> </text:span><text:span text:style-name="T13">vie,</text:span><text:span text:style-name="T41"> </text:span><text:span text:style-name="T13">à</text:span><text:span text:style-name="T41"> </text:span><text:span text:style-name="T13">condition</text:span><text:span text:style-name="T41"> </text:span><text:span text:style-name="T13">que</text:span><text:span text:style-name="T41"> </text:span><text:span text:style-name="T13">sa</text:span><text:span text:style-name="T41"> </text:span><text:span text:style-name="T13">masse </text:span><text:span text:style-name="T12">corporelle</text:span><text:span text:style-name="T10"> </text:span><text:span text:style-name="T12">soit</text:span><text:span text:style-name="T10"> </text:span><text:span text:style-name="T12">d’environ</text:span><text:span text:style-name="T10"> </text:span><text:span text:style-name="T12">plus</text:span><text:span text:style-name="T53"> </text:span><text:span text:style-name="T12">ou</text:span><text:span text:style-name="T10"> </text:span><text:span text:style-name="T12">moins</text:span><text:span text:style-name="T10"> </text:span><text:span text:style-name="T12">30</text:span><text:span text:style-name="T10"> </text:span><text:span text:style-name="T12">%</text:span><text:span text:style-name="T53"> </text:span><text:span text:style-name="T12">de</text:span><text:span text:style-name="T10"> </text:span><text:span text:style-name="T12">la</text:span><text:span text:style-name="T10"> </text:span><text:span text:style-name="T12">vôtre.</text:span><text:span text:style-name="T10"> </text:span><text:span text:style-name="T12">Cette transformation</text:span><text:span text:style-name="T13"> </text:span><text:span text:style-name="T12">prend</text:span><text:span text:style-name="T13"> </text:span><text:span text:style-name="T12">5</text:span><text:span text:style-name="T172"> </text:span><text:span text:style-name="T12">minutes</text:span><text:span text:style-name="T13"> </text:span><text:span text:style-name="T12">dans</text:span><text:span text:style-name="T13"> </text:span><text:span text:style-name="T12">des</text:span><text:span text:style-name="T13"> </text:span><text:span text:style-name="T12">conditions</text:span><text:span text:style-name="T13"> </text:span><text:span text:style-name="T12">normales, </text:span><text:span text:style-name="T40">mais</text:span><text:span text:style-name="T101"> </text:span><text:span text:style-name="T40">si</text:span><text:span text:style-name="T101"> </text:span><text:span text:style-name="T40">vous</text:span><text:span text:style-name="T101"> </text:span><text:span text:style-name="T40">devez</text:span><text:span text:style-name="T101"> </text:span><text:span text:style-name="T40">le</text:span><text:span text:style-name="T101"> </text:span><text:span text:style-name="T40">faire</text:span><text:span text:style-name="T101"> </text:span><text:span text:style-name="T40">instantanément,</text:span><text:span text:style-name="T101"> </text:span><text:span text:style-name="T40">la</text:span><text:span text:style-name="T101"> </text:span><text:span text:style-name="T40">difficulté</text:span><text:span text:style-name="T101"> </text:span><text:span text:style-name="T40">est</text:span><text:span text:style-name="T101"> </text:span><text:span text:style-name="T40">de</text:span><text:span text:style-name="T101"> </text:span><text:span text:style-name="T40">12.</text:span></text:p>
      <text:p text:style-name="P61"/>
      <text:p text:style-name="P70"><text:span text:style-name="T125">Rang</text:span><text:span text:style-name="T164"> </text:span><text:span text:style-name="T125">4</text:span><text:span text:style-name="T165"> </text:span><text:span text:style-name="T125">:</text:span><text:span text:style-name="T164"> </text:span><text:span text:style-name="T103">À</text:span><text:span text:style-name="T53"> </text:span><text:span text:style-name="T103">ce</text:span><text:span text:style-name="T12"> </text:span><text:span text:style-name="T103">niveau</text:span><text:span text:style-name="T12"> </text:span><text:span text:style-name="T103">de</text:span><text:span text:style-name="T12"> </text:span><text:span text:style-name="T103">compétence,</text:span><text:span text:style-name="T12"> </text:span><text:span text:style-name="T103">vous</text:span><text:span text:style-name="T12"> </text:span><text:span text:style-name="T103">pouvez</text:span><text:span text:style-name="T12"> </text:span><text:span text:style-name="T103">vous</text:span><text:span text:style-name="T12"> </text:span><text:span text:style-name="T103">transformer </text:span><text:span text:style-name="T12">instantanément</text:span><text:span text:style-name="T13"> </text:span><text:span text:style-name="T12">en</text:span><text:span text:style-name="T13"> </text:span><text:span text:style-name="T12">quelques</text:span><text:span text:style-name="T13"> </text:span><text:span text:style-name="T12">secondes</text:span><text:span text:style-name="T13"> </text:span><text:span text:style-name="T12">sans</text:span><text:span text:style-name="T13"> </text:span><text:span text:style-name="T12">effort</text:span><text:span text:style-name="T13"> </text:span><text:span text:style-name="T12">ni</text:span><text:span text:style-name="T13"> </text:span><text:span text:style-name="T12">test</text:span><text:span text:style-name="T13"> </text:span><text:span text:style-name="T12">requis. </text:span><text:span text:style-name="T27">Cette</text:span><text:span text:style-name="T14"> </text:span><text:span text:style-name="T27">transformation</text:span><text:span text:style-name="T14"> </text:span><text:span text:style-name="T27">rapide</text:span><text:span text:style-name="T14"> </text:span><text:span text:style-name="T27">vous</text:span><text:span text:style-name="T28"> </text:span><text:span text:style-name="T27">permet</text:span><text:span text:style-name="T14"> </text:span><text:span text:style-name="T27">de</text:span><text:span text:style-name="T14"> </text:span><text:span text:style-name="T27">réagir</text:span><text:span text:style-name="T14"> </text:span><text:span text:style-name="T27">rapidement </text:span><text:span text:style-name="T10">à</text:span><text:span text:style-name="T175"> </text:span><text:span text:style-name="T10">des</text:span><text:span text:style-name="T49"> </text:span><text:span text:style-name="T10">situations</text:span><text:span text:style-name="T175"> </text:span><text:span text:style-name="T10">imprévues</text:span><text:span text:style-name="T49"> </text:span><text:span text:style-name="T10">en</text:span><text:span text:style-name="T175"> </text:span><text:span text:style-name="T10">prenant</text:span><text:span text:style-name="T49"> </text:span><text:span text:style-name="T10">la</text:span><text:span text:style-name="T49"> </text:span><text:span text:style-name="T10">forme</text:span><text:span text:style-name="T175"> </text:span><text:span text:style-name="T10">animale</text:span><text:span text:style-name="T49"> </text:span><text:span text:style-name="T10">appropriée.</text:span></text:p>
      <text:p text:style-name="P56"/>
      <text:p text:style-name="P100"><text:span text:style-name="T122">Rang</text:span><text:span text:style-name="T124"> </text:span><text:span text:style-name="T122">5</text:span><text:span text:style-name="T123"> </text:span><text:span text:style-name="T122">:</text:span><text:span text:style-name="T123"> </text:span><text:span text:style-name="T6">Vous</text:span><text:span text:style-name="T8"> </text:span><text:span text:style-name="T6">avez</text:span><text:span text:style-name="T7"> </text:span><text:span text:style-name="T6">atteint</text:span><text:span text:style-name="T8"> </text:span><text:span text:style-name="T6">un</text:span><text:span text:style-name="T8"> </text:span><text:span text:style-name="T6">niveau</text:span><text:span text:style-name="T8"> </text:span><text:span text:style-name="T6">d’animalisme</text:span><text:span text:style-name="T7"> </text:span><text:span text:style-name="T6">avancé</text:span><text:span text:style-name="T8"> </text:span><text:span text:style-name="T6">qui</text:span><text:span text:style-name="T8"> </text:span><text:span text:style-name="T6">vous </text:span><text:span text:style-name="T40">permet de dépasser le cycle actuel de l’évolution. Vous pouvez </text:span><text:span text:style-name="T13">créer</text:span><text:span text:style-name="T40"> </text:span><text:span text:style-name="T13">des</text:span><text:span text:style-name="T40"> </text:span><text:span text:style-name="T13">formes</text:span><text:span text:style-name="T40"> </text:span><text:span text:style-name="T13">évoluées</text:span><text:span text:style-name="T41"> </text:span><text:span text:style-name="T13">d’animaux,</text:span><text:span text:style-name="T40"> </text:span><text:span text:style-name="T13">mélangeant</text:span><text:span text:style-name="T40"> </text:span><text:span text:style-name="T13">des</text:span><text:span text:style-name="T40"> </text:span><text:span text:style-name="T13">caractéris- </text:span><text:span text:style-name="T12">tiques</text:span><text:span text:style-name="T10"> </text:span><text:span text:style-name="T12">de</text:span><text:span text:style-name="T10"> </text:span><text:span text:style-name="T12">différentes</text:span><text:span text:style-name="T10"> </text:span><text:span text:style-name="T12">espèces.</text:span><text:span text:style-name="T53"> </text:span><text:span text:style-name="T12">Par</text:span><text:span text:style-name="T10"> </text:span><text:span text:style-name="T12">exemple,</text:span><text:span text:style-name="T10"> </text:span><text:span text:style-name="T12">vous</text:span><text:span text:style-name="T10"> </text:span><text:span text:style-name="T12">pourriez</text:span><text:span text:style-name="T53"> </text:span><text:span text:style-name="T12">avoir </text:span><text:span text:style-name="T27">des</text:span><text:span text:style-name="T14"> </text:span><text:span text:style-name="T27">branchies</text:span><text:span text:style-name="T14"> </text:span><text:span text:style-name="T27">comme</text:span><text:span text:style-name="T14"> </text:span><text:span text:style-name="T27">un</text:span><text:span text:style-name="T28"> </text:span><text:span text:style-name="T27">poisson,</text:span><text:span text:style-name="T14"> </text:span><text:span text:style-name="T27">des</text:span><text:span text:style-name="T14"> </text:span><text:span text:style-name="T27">membranes</text:span><text:span text:style-name="T14"> </text:span><text:span text:style-name="T27">pour</text:span><text:span text:style-name="T28"> </text:span><text:span text:style-name="T27">planer </text:span>comme<text:span text:style-name="T89"> </text:span>une<text:span text:style-name="T89"> </text:span>chauve-souris<text:span text:style-name="T89"> </text:span>ou<text:span text:style-name="T9"> </text:span>des<text:span text:style-name="T89"> </text:span>pouces<text:span text:style-name="T89"> </text:span>opposables<text:span text:style-name="T89"> </text:span>comme un<text:span text:style-name="T41"> </text:span>primate.<text:span text:style-name="T41"> </text:span>Ces<text:span text:style-name="T41"> </text:span>transformations<text:span text:style-name="T41"> </text:span>complexes<text:span text:style-name="T41"> </text:span>offrent<text:span text:style-name="T41"> </text:span>un<text:span text:style-name="T41"> </text:span>large <text:span text:style-name="T27">éventail</text:span><text:span text:style-name="T14"> </text:span><text:span text:style-name="T27">de</text:span><text:span text:style-name="T14"> </text:span><text:span text:style-name="T27">possibilités</text:span><text:span text:style-name="T14"> </text:span><text:span text:style-name="T27">pour</text:span><text:span text:style-name="T28"> </text:span><text:span text:style-name="T27">adapter</text:span><text:span text:style-name="T14"> </text:span><text:span text:style-name="T27">votre</text:span><text:span text:style-name="T14"> </text:span><text:span text:style-name="T27">corps</text:span><text:span text:style-name="T14"> </text:span><text:span text:style-name="T27">aux</text:span><text:span text:style-name="T28"> </text:span><text:span text:style-name="T27">défis</text:span><text:span text:style-name="T14"> </text:span><text:span text:style-name="T27">que </text:span>vous pourriez rencontrer.</text:p>
      <text:p text:style-name="P156"/>
      <text:h text:style-name="P102" text:outline-level="3">Banshee</text:h>
      <text:p text:style-name="P4"><text:span text:style-name="T46">Vous</text:span><text:span text:style-name="T47"> </text:span><text:span text:style-name="T46">poussez</text:span><text:span text:style-name="T48"> </text:span><text:span text:style-name="T46">les</text:span><text:span text:style-name="T48"> </text:span><text:span text:style-name="T46">harmoniques</text:span><text:span text:style-name="T48"> </text:span><text:span text:style-name="T46">de</text:span><text:span text:style-name="T47"> </text:span><text:span text:style-name="T46">vos</text:span><text:span text:style-name="T48"> </text:span><text:span text:style-name="T46">cordes</text:span><text:span text:style-name="T48"> </text:span><text:span text:style-name="T46">vocales</text:span><text:span text:style-name="T48"> </text:span><text:span text:style-name="T46">dans</text:span><text:span text:style-name="T47"> </text:span><text:span text:style-name="T46">des</text:span><text:span text:style-name="T48"> </text:span><text:span text:style-name="T46">mo- </text:span><text:span text:style-name="T40">dulations inhumaines. Sublimes, elles créent une pression dans </text:span>le<text:span text:style-name="T41"> </text:span>tissu<text:span text:style-name="T41"> </text:span>du<text:span text:style-name="T41"> </text:span>réel<text:span text:style-name="T41"> </text:span>pour<text:span text:style-name="T41"> </text:span>produire<text:span text:style-name="T41"> </text:span>d’étonnants<text:span text:style-name="T41"> </text:span>effets.</text:p>
      <text:p text:style-name="P56"/>
      <text:p text:style-name="P157"><text:span text:style-name="T122">Rang</text:span><text:span text:style-name="T124"> </text:span><text:span text:style-name="T122">1</text:span><text:span text:style-name="T123"> </text:span><text:span text:style-name="T122">:</text:span><text:span text:style-name="T123"> </text:span><text:span text:style-name="T6">Vous</text:span><text:span text:style-name="T8"> </text:span><text:span text:style-name="T6">pouvez</text:span><text:span text:style-name="T7"> </text:span><text:span text:style-name="T6">émettre</text:span><text:span text:style-name="T8"> </text:span><text:span text:style-name="T6">un</text:span><text:span text:style-name="T8"> </text:span><text:span text:style-name="T6">Cri</text:span><text:span text:style-name="T8"> </text:span><text:span text:style-name="T6">d’Étourdissement</text:span><text:span text:style-name="T162"> </text:span><text:span text:style-name="T6">Sonique</text:span><text:span text:style-name="T103"> </text:span><text:span text:style-name="T6">en </text:span><text:span text:style-name="T10">produisant</text:span><text:span text:style-name="T12"> </text:span><text:span text:style-name="T10">une</text:span><text:span text:style-name="T12"> </text:span><text:span text:style-name="T10">modulation</text:span><text:span text:style-name="T12"> </text:span><text:span text:style-name="T10">vocale</text:span><text:span text:style-name="T11"> </text:span><text:span text:style-name="T10">particulière.</text:span><text:span text:style-name="T12"> </text:span><text:span text:style-name="T10">L’effet</text:span><text:span text:style-name="T12"> </text:span><text:span text:style-name="T10">de</text:span><text:span text:style-name="T12"> </text:span><text:span text:style-name="T10">ce</text:span><text:span text:style-name="T11"> </text:span><text:span text:style-name="T10">cri</text:span><text:span text:style-name="T12"> </text:span><text:span text:style-name="T10">est une</text:span><text:span text:style-name="T11"> </text:span><text:span text:style-name="T10">onde</text:span><text:span text:style-name="T11"> </text:span><text:span text:style-name="T10">de</text:span><text:span text:style-name="T11"> </text:span><text:span text:style-name="T10">choc</text:span><text:span text:style-name="T11"> </text:span><text:span text:style-name="T10">qui</text:span><text:span text:style-name="T11"> </text:span><text:span text:style-name="T10">cible</text:span><text:span text:style-name="T11"> </text:span><text:span text:style-name="T10">la</text:span><text:span text:style-name="T11"> </text:span><text:span text:style-name="T10">tête</text:span><text:span text:style-name="T11"> </text:span><text:span text:style-name="T10">d’un</text:span><text:span text:style-name="T11"> </text:span><text:span text:style-name="T10">adversaire.</text:span><text:span text:style-name="T11"> </text:span><text:span text:style-name="T10">Vous</text:span><text:span text:style-name="T11"> </text:span><text:span text:style-name="T10">effectuez </text:span>un<text:span text:style-name="T28"> </text:span>seul<text:span text:style-name="T28"> </text:span>test<text:span text:style-name="T28"> </text:span>pour<text:span text:style-name="T28"> </text:span>déterminer<text:span text:style-name="T28"> </text:span>si<text:span text:style-name="T28"> </text:span>vous<text:span text:style-name="T28"> </text:span>touchez<text:span text:style-name="T28"> </text:span>la<text:span text:style-name="T28"> </text:span>cible.<text:span text:style-name="T28"> </text:span>Si<text:span text:style-name="T28"> </text:span>vous <text:span text:style-name="T12">réussissez,</text:span><text:span text:style-name="T41"> </text:span><text:span text:style-name="T12">la</text:span><text:span text:style-name="T41"> </text:span><text:span text:style-name="T12">cible</text:span><text:span text:style-name="T41"> </text:span><text:span text:style-name="T12">doit</text:span><text:span text:style-name="T41"> </text:span><text:span text:style-name="T12">réussir</text:span><text:span text:style-name="T41"> </text:span><text:span text:style-name="T12">un</text:span><text:span text:style-name="T41"> </text:span><text:span text:style-name="T12">test</text:span><text:span text:style-name="T41"> </text:span><text:span text:style-name="T12">de</text:span><text:span text:style-name="T41"> </text:span><text:span text:style-name="T12">volonté</text:span><text:span text:style-name="T41"> </text:span><text:span text:style-name="T12">associé</text:span><text:span text:style-name="T41"> </text:span><text:span text:style-name="T12">à</text:span><text:span text:style-name="T41"> </text:span><text:span text:style-name="T12">son </text:span>métier<text:span text:style-name="T14"> </text:span>contre<text:span text:style-name="T14"> </text:span>votre<text:span text:style-name="T14"> </text:span>niveau<text:span text:style-name="T14"> </text:span>d’attaque,<text:span text:style-name="T14"> </text:span>sinon<text:span text:style-name="T14"> </text:span>elle<text:span text:style-name="T14"> </text:span>sombre<text:span text:style-name="T14"> </text:span>dans l’inconscience<text:span text:style-name="T10"> </text:span>pendant<text:span text:style-name="T10"> </text:span>une<text:span text:style-name="T10"> </text:span>minute.<text:span text:style-name="T10"> </text:span>La<text:span text:style-name="T10"> </text:span>modulation<text:span text:style-name="T10"> </text:span>peut<text:span text:style-name="T10"> </text:span>être <text:span text:style-name="T27">silencieuse</text:span><text:span text:style-name="T14"> </text:span><text:span text:style-name="T27">ou</text:span><text:span text:style-name="T28"> </text:span><text:span text:style-name="T27">aiguë,</text:span><text:span text:style-name="T14"> </text:span><text:span text:style-name="T27">mais</text:span><text:span text:style-name="T28"> </text:span><text:span text:style-name="T27">elle</text:span><text:span text:style-name="T14"> </text:span><text:span text:style-name="T27">est</text:span><text:span text:style-name="T28"> </text:span><text:span text:style-name="T27">visible</text:span><text:span text:style-name="T14"> </text:span><text:span text:style-name="T27">de</text:span><text:span text:style-name="T28"> </text:span><text:span text:style-name="T27">tous.</text:span></text:p>
      <text:p text:style-name="P69"><text:span text:style-name="T25">Rang</text:span><text:span text:style-name="T142"> </text:span><text:span text:style-name="T25">2</text:span><text:span text:style-name="T142"> </text:span><text:span text:style-name="T25">:</text:span><text:span text:style-name="T142"> </text:span>Vous<text:span text:style-name="T9"> </text:span>pouvez<text:span text:style-name="T13"> </text:span>émettre<text:span text:style-name="T40"> </text:span>un<text:span text:style-name="T40"> </text:span>Cri<text:span text:style-name="T40"> </text:span>de<text:span text:style-name="T40"> </text:span>Perforation<text:span text:style-name="T40"> </text:span>en<text:span text:style-name="T40"> </text:span>mo- <text:span text:style-name="T12">dulant</text:span><text:span text:style-name="T53"> </text:span><text:span text:style-name="T12">votre</text:span><text:span text:style-name="T53"> </text:span><text:span text:style-name="T12">voix</text:span><text:span text:style-name="T53"> </text:span><text:span text:style-name="T12">de</text:span><text:span text:style-name="T53"> </text:span><text:span text:style-name="T12">manière</text:span><text:span text:style-name="T53"> </text:span><text:span text:style-name="T12">à</text:span><text:span text:style-name="T53"> </text:span><text:span text:style-name="T12">faire</text:span><text:span text:style-name="T53"> </text:span><text:span text:style-name="T12">vibrer</text:span><text:span text:style-name="T53"> </text:span><text:span text:style-name="T12">la</text:span><text:span text:style-name="T53"> </text:span><text:span text:style-name="T12">matière.</text:span><text:span text:style-name="T53"> </text:span><text:span text:style-name="T12">Cet</text:span><text:span text:style-name="T53"> </text:span><text:span text:style-name="T12">effet </text:span><text:span text:style-name="T27">inflige</text:span><text:span text:style-name="T14"> </text:span><text:span text:style-name="T27">une</text:span><text:span text:style-name="T14"> </text:span><text:span text:style-name="T27">carte</text:span><text:span text:style-name="T14"> </text:span><text:span text:style-name="T27">de</text:span><text:span text:style-name="T28"> </text:span><text:span text:style-name="T27">dégât</text:span><text:span text:style-name="T14"> </text:span><text:span text:style-name="T27">à</text:span><text:span text:style-name="T14"> </text:span><text:span text:style-name="T27">la</text:span><text:span text:style-name="T14"> </text:span><text:span text:style-name="T27">cible.</text:span><text:span text:style-name="T28"> </text:span><text:span text:style-name="T27">La</text:span><text:span text:style-name="T14"> </text:span><text:span text:style-name="T27">difficulté</text:span><text:span text:style-name="T14"> </text:span><text:span text:style-name="T27">pour</text:span><text:span text:style-name="T14"> </text:span><text:span text:style-name="T27">toucher </text:span><text:span text:style-name="T10">la</text:span><text:span text:style-name="T12"> </text:span><text:span text:style-name="T10">cible</text:span><text:span text:style-name="T12"> </text:span><text:span text:style-name="T10">varie</text:span><text:span text:style-name="T12"> </text:span><text:span text:style-name="T10">en</text:span><text:span text:style-name="T11"> </text:span><text:span text:style-name="T10">fonction</text:span><text:span text:style-name="T12"> </text:span><text:span text:style-name="T10">de</text:span><text:span text:style-name="T12"> </text:span><text:span text:style-name="T10">la</text:span><text:span text:style-name="T11"> </text:span><text:span text:style-name="T10">distance</text:span><text:span text:style-name="T12"> </text:span><text:span text:style-name="T10">:</text:span><text:span text:style-name="T26"> </text:span><text:span text:style-name="T10">10</text:span><text:span text:style-name="T27"> </text:span><text:span text:style-name="T10">jusqu’à</text:span><text:span text:style-name="T27"> </text:span><text:span text:style-name="T10">30</text:span><text:span text:style-name="T176"> </text:span><text:span text:style-name="T10">mètres,</text:span><text:span text:style-name="T27"> </text:span><text:span text:style-name="T10">12 </text:span><text:span text:style-name="T12">jusqu’à</text:span><text:span text:style-name="T10"> </text:span><text:span text:style-name="T12">50</text:span><text:span text:style-name="T10"> </text:span><text:span text:style-name="T12">mètres,</text:span><text:span text:style-name="T10"> </text:span><text:span text:style-name="T12">14</text:span><text:span text:style-name="T53"> </text:span><text:span text:style-name="T12">jusqu’à</text:span><text:span text:style-name="T10"> </text:span><text:span text:style-name="T12">50</text:span><text:span text:style-name="T10"> </text:span><text:span text:style-name="T12">mètres.</text:span><text:span text:style-name="T10"> </text:span><text:span text:style-name="T12">La</text:span><text:span text:style-name="T53"> </text:span><text:span text:style-name="T12">difficulté</text:span><text:span text:style-name="T10"> </text:span><text:span text:style-name="T12">peut</text:span><text:span text:style-name="T10"> </text:span><text:span text:style-name="T12">être </text:span><text:span text:style-name="T13">augmentée</text:span><text:span text:style-name="T98"> </text:span><text:span text:style-name="T13">de</text:span><text:span text:style-name="T98"> </text:span><text:span text:style-name="T13">2</text:span><text:span text:style-name="T98"> </text:span><text:span text:style-name="T13">en</text:span><text:span text:style-name="T98"> </text:span><text:span text:style-name="T13">cas</text:span><text:span text:style-name="T98"> </text:span><text:span text:style-name="T13">d’abri</text:span><text:span text:style-name="T98"> </text:span><text:span text:style-name="T13">partiel</text:span><text:span text:style-name="T98"> </text:span><text:span text:style-name="T13">ou</text:span><text:span text:style-name="T98"> </text:span><text:span text:style-name="T13">de</text:span><text:span text:style-name="T98"> </text:span><text:span text:style-name="T13">mouvements</text:span><text:span text:style-name="T98"> </text:span><text:span text:style-name="T13">de</text:span><text:span text:style-name="T98"> </text:span><text:span text:style-name="T13">combat.</text:span></text:p>
      <text:p text:style-name="P141" loext:marker-style-name="T99"/>
      <text:section text:style-name="Sect5" text:name="Section8">
        <text:p text:style-name="P142"><text:span text:style-name="T134">Rang</text:span><text:span text:style-name="T155"> </text:span><text:span text:style-name="T134">3</text:span><text:span text:style-name="T155"> </text:span><text:span text:style-name="T134">:</text:span><text:span text:style-name="T155"> </text:span><text:span text:style-name="T10">Vous</text:span><text:span text:style-name="T11"> </text:span><text:span text:style-name="T10">avez</text:span> <text:span text:style-name="T10">la</text:span> <text:span text:style-name="T10">capacité</text:span> <text:span text:style-name="T10">d’émettre</text:span> <text:span text:style-name="T10">des</text:span> <text:span text:style-name="T10">Cris</text:span> <text:span text:style-name="T10">Perce-Oreilles </text:span><text:span text:style-name="T12">qui</text:span><text:span text:style-name="T10"> </text:span><text:span text:style-name="T12">modulent</text:span><text:span text:style-name="T10"> </text:span><text:span text:style-name="T12">un</text:span><text:span text:style-name="T53"> </text:span><text:span text:style-name="T12">cône</text:span><text:span text:style-name="T10"> </text:span><text:span text:style-name="T12">de</text:span><text:span text:style-name="T10"> </text:span><text:span text:style-name="T12">vocalises</text:span><text:span text:style-name="T53"> </text:span><text:span text:style-name="T12">si</text:span><text:span text:style-name="T10"> </text:span><text:span text:style-name="T12">aiguës</text:span><text:span text:style-name="T10"> </text:span><text:span text:style-name="T12">que</text:span><text:span text:style-name="T53"> </text:span><text:span text:style-name="T12">le</text:span><text:span text:style-name="T10"> </text:span><text:span text:style-name="T12">verre</text:span><text:span text:style-name="T10"> </text:span><text:span text:style-name="T12">éclate </text:span><text:span text:style-name="T40">et</text:span><text:span text:style-name="T13"> </text:span><text:span text:style-name="T40">les</text:span><text:span text:style-name="T13"> </text:span><text:span text:style-name="T40">tympans</text:span><text:span text:style-name="T13"> </text:span><text:span text:style-name="T40">sont</text:span><text:span text:style-name="T15"> </text:span><text:span text:style-name="T40">instantanément</text:span><text:span text:style-name="T13"> </text:span><text:span text:style-name="T40">percés.</text:span><text:span text:style-name="T13"> </text:span><text:span text:style-name="T40">La</text:span><text:span text:style-name="T13"> </text:span><text:span text:style-name="T40">portée</text:span><text:span text:style-name="T15"> </text:span><text:span text:style-name="T40">de</text:span><text:span text:style-name="T13"> </text:span><text:span text:style-name="T40">ce</text:span><text:span text:style-name="T13"> </text:span><text:span text:style-name="T40">cône </text:span><text:span text:style-name="T6">est</text:span><text:span text:style-name="T103"> </text:span><text:span text:style-name="T6">limitée</text:span><text:span text:style-name="T103"> </text:span><text:span text:style-name="T6">à</text:span><text:span text:style-name="T103"> </text:span><text:span text:style-name="T6">20</text:span><text:span text:style-name="T177"> </text:span><text:span text:style-name="T6">mètres.</text:span><text:span text:style-name="T103"> </text:span><text:span text:style-name="T6">Si</text:span><text:span text:style-name="T103"> </text:span><text:span text:style-name="T6">vous</text:span><text:span text:style-name="T103"> </text:span><text:span text:style-name="T6">touchez</text:span><text:span text:style-name="T103"> </text:span><text:span text:style-name="T6">la</text:span><text:span text:style-name="T103"> </text:span><text:span text:style-name="T6">cible,</text:span><text:span text:style-name="T103"> </text:span><text:span text:style-name="T6">elle</text:span><text:span text:style-name="T103"> </text:span><text:span text:style-name="T6">subit</text:span><text:span text:style-name="T103"> </text:span><text:span text:style-name="T6">une</text:span><text:span text:style-name="T103"> </text:span><text:span text:style-name="T6">carte </text:span><text:span text:style-name="T46">de</text:span><text:span text:style-name="T103"> </text:span><text:span text:style-name="T46">dégât</text:span><text:span text:style-name="T103"> </text:span><text:span text:style-name="T46">et</text:span><text:span text:style-name="T103"> </text:span><text:span text:style-name="T46">doit</text:span><text:span text:style-name="T103"> </text:span><text:span text:style-name="T46">réussir</text:span><text:span text:style-name="T103"> </text:span><text:span text:style-name="T46">un</text:span><text:span text:style-name="T103"> </text:span><text:span text:style-name="T46">test</text:span><text:span text:style-name="T103"> </text:span><text:span text:style-name="T46">de</text:span><text:span text:style-name="T103"> </text:span><text:span text:style-name="T46">volonté</text:span><text:span text:style-name="T103"> </text:span><text:span text:style-name="T46">avec</text:span><text:span text:style-name="T103"> </text:span><text:span text:style-name="T46">une</text:span><text:span text:style-name="T103"> </text:span><text:span text:style-name="T46">difficulté</text:span><text:span text:style-name="T103"> </text:span><text:span text:style-name="T46">de</text:span><text:span text:style-name="T103"> </text:span><text:span text:style-name="T46">12 </text:span>pour<text:span text:style-name="T13"> </text:span>éviter<text:span text:style-name="T13"> </text:span>de<text:span text:style-name="T13"> </text:span>sombrer<text:span text:style-name="T13"> </text:span>dans<text:span text:style-name="T13"> </text:span>l’inconscience.</text:p>
        <text:p text:style-name="Text_20_body"/>
        <text:p text:style-name="Text_20_body"/>
        <text:p text:style-name="P158"/>
        <text:p text:style-name="P159" loext:marker-style-name="T80"><text:span text:style-name="T80">Johan C </text:span><text:a xlink:type="simple" xlink:href="mailto:johan.coquil@gmail.com" text:style-name="ListLabel_20_10" text:visited-style-name="ListLabel_20_10"><text:span text:style-name="T80">johan.coquil@gmail.com</text:span></text:a><text:span text:style-name="T80"> - #3065430_FLEFR - 2025-06-08 </text:span><text:span text:style-name="T55">05:40:02</text:span></text:p>
      </text:section>
      <text:p text:style-name="P160"><text:bookmark text:name="Beauté du diable"/><text:span text:style-name="T122">Rang</text:span><text:span text:style-name="T124"> </text:span><text:span text:style-name="T122">4:</text:span><text:span text:style-name="T123"> </text:span><text:span text:style-name="T6">Vous</text:span><text:span text:style-name="T8"> </text:span><text:span text:style-name="T6">pouvez</text:span><text:span text:style-name="T8"> </text:span><text:span text:style-name="T6">invoquer</text:span><text:span text:style-name="T7"> </text:span><text:span text:style-name="T6">une</text:span><text:span text:style-name="T8"> </text:span><text:span text:style-name="T6">Tornade</text:span><text:span text:style-name="T8"> </text:span><text:span text:style-name="T6">Sonique</text:span><text:span text:style-name="T8"> </text:span><text:span text:style-name="T6">en</text:span><text:span text:style-name="T7"> </text:span><text:span text:style-name="T6">produisant </text:span><text:span text:style-name="T10">un</text:span><text:span text:style-name="T26"> </text:span><text:span text:style-name="T10">puits</text:span><text:span text:style-name="T26"> </text:span><text:span text:style-name="T10">de</text:span><text:span text:style-name="T26"> </text:span><text:span text:style-name="T10">sorcière</text:span><text:span text:style-name="T26"> </text:span><text:span text:style-name="T10">à</text:span><text:span text:style-name="T26"> </text:span><text:span text:style-name="T10">partir</text:span><text:span text:style-name="T26"> </text:span><text:span text:style-name="T10">de</text:span><text:span text:style-name="T26"> </text:span><text:span text:style-name="T10">votre</text:span><text:span text:style-name="T26"> </text:span><text:span text:style-name="T10">gorge.</text:span><text:span text:style-name="T26"> </text:span><text:span text:style-name="T10">Ce</text:span><text:span text:style-name="T26"> </text:span><text:span text:style-name="T10">puits</text:span><text:span text:style-name="T26"> </text:span><text:span text:style-name="T10">a</text:span><text:span text:style-name="T26"> </text:span><text:span text:style-name="T10">une</text:span><text:span text:style-name="T26"> </text:span><text:span text:style-name="T10">largeur de</text:span><text:span text:style-name="T12"> </text:span><text:span text:style-name="T10">5</text:span><text:span text:style-name="T12"> </text:span><text:span text:style-name="T10">mètres</text:span><text:span text:style-name="T12"> </text:span><text:span text:style-name="T10">et</text:span><text:span text:style-name="T11"> </text:span><text:span text:style-name="T10">une</text:span><text:span text:style-name="T12"> </text:span><text:span text:style-name="T10">longueur</text:span><text:span text:style-name="T12"> </text:span><text:span text:style-name="T10">de</text:span><text:span text:style-name="T12"> </text:span><text:span text:style-name="T10">15</text:span><text:span text:style-name="T11"> </text:span><text:span text:style-name="T10">mètres.</text:span><text:span text:style-name="T12"> </text:span><text:span text:style-name="T10">À</text:span><text:span text:style-name="T12"> </text:span><text:span text:style-name="T10">l’intérieur</text:span><text:span text:style-name="T12"> </text:span><text:span text:style-name="T10">de</text:span><text:span text:style-name="T11"> </text:span><text:span text:style-name="T10">la</text:span><text:span text:style-name="T12"> </text:span><text:span text:style-name="T10">zone, </text:span><text:span text:style-name="T12">de</text:span><text:span text:style-name="T10"> </text:span><text:span text:style-name="T12">petits</text:span><text:span text:style-name="T10"> </text:span><text:span text:style-name="T12">objets</text:span><text:span text:style-name="T10"> </text:span><text:span text:style-name="T12">et</text:span><text:span text:style-name="T53"> </text:span><text:span text:style-name="T12">de</text:span><text:span text:style-name="T10"> </text:span><text:span text:style-name="T12">la</text:span><text:span text:style-name="T10"> </text:span><text:span text:style-name="T12">poussière</text:span><text:span text:style-name="T10"> </text:span><text:span text:style-name="T12">sont</text:span><text:span text:style-name="T53"> </text:span><text:span text:style-name="T12">projetés.</text:span><text:span text:style-name="T10"> </text:span><text:span text:style-name="T12">Toute</text:span><text:span text:style-name="T10"> </text:span><text:span text:style-name="T12">personne </text:span>prise<text:span text:style-name="T53"> </text:span>dans<text:span text:style-name="T53"> </text:span>la<text:span text:style-name="T53"> </text:span>zone<text:span text:style-name="T53"> </text:span>subit<text:span text:style-name="T53"> </text:span>une<text:span text:style-name="T53"> </text:span>carte<text:span text:style-name="T53"> </text:span>de<text:span text:style-name="T53"> </text:span>dégât<text:span text:style-name="T53"> </text:span>par<text:span text:style-name="T53"> </text:span>tour.</text:p>
      <text:p text:style-name="P61"/>
      <text:p text:style-name="P146"><text:span text:style-name="T123">Rang</text:span><text:span text:style-name="T108"> </text:span><text:span text:style-name="T123">5</text:span><text:span text:style-name="T108"> </text:span><text:span text:style-name="T123">:</text:span><text:span text:style-name="T108"> </text:span><text:span text:style-name="T8">Votre</text:span><text:span text:style-name="T15"> </text:span><text:span text:style-name="T8">capacité</text:span><text:span text:style-name="T13"> </text:span><text:span text:style-name="T8">atteint</text:span><text:span text:style-name="T13"> </text:span><text:span text:style-name="T8">son</text:span><text:span text:style-name="T15"> </text:span><text:span text:style-name="T8">apogée</text:span><text:span text:style-name="T41"> </text:span><text:span text:style-name="T8">avec</text:span><text:span text:style-name="T41"> </text:span><text:span text:style-name="T8">l’Apocalypse</text:span><text:span text:style-name="T41"> </text:span><text:span text:style-name="T8">Vocale. </text:span><text:span text:style-name="T103">Vous générez des vagues sonores semblables à des tsunamis d’ondes </text:span><text:span text:style-name="T40">destructrices.</text:span><text:span text:style-name="T13"> </text:span><text:span text:style-name="T40">Tout</text:span><text:span text:style-name="T13"> </text:span><text:span text:style-name="T40">ce</text:span><text:span text:style-name="T13"> </text:span><text:span text:style-name="T40">qui</text:span><text:span text:style-name="T15"> </text:span><text:span text:style-name="T40">se</text:span><text:span text:style-name="T13"> </text:span><text:span text:style-name="T40">trouve</text:span><text:span text:style-name="T13"> </text:span><text:span text:style-name="T40">devant</text:span><text:span text:style-name="T13"> </text:span><text:span text:style-name="T40">vous</text:span><text:span text:style-name="T15"> </text:span><text:span text:style-name="T40">est</text:span><text:span text:style-name="T13"> </text:span><text:span text:style-name="T40">endommagé </text:span><text:span text:style-name="T12">(bâtiments, végétation) ou blessé (2 cartes de dégâts par tour). </text:span><text:span text:style-name="T40">Après</text:span><text:span text:style-name="T13"> </text:span><text:span text:style-name="T40">avoir</text:span><text:span text:style-name="T13"> </text:span><text:span text:style-name="T40">utilisé</text:span><text:span text:style-name="T13"> </text:span><text:span text:style-name="T40">cette</text:span><text:span text:style-name="T15"> </text:span><text:span text:style-name="T40">capacité,</text:span><text:span text:style-name="T13"> </text:span><text:span text:style-name="T40">la</text:span><text:span text:style-name="T13"> </text:span><text:span text:style-name="T40">zone</text:span><text:span text:style-name="T13"> </text:span><text:span text:style-name="T40">ressemble</text:span><text:span text:style-name="T15"> </text:span><text:span text:style-name="T40">à</text:span><text:span text:style-name="T13"> </text:span><text:span text:style-name="T40">un</text:span><text:span text:style-name="T13"> </text:span><text:span text:style-name="T40">champ </text:span>de<text:span text:style-name="T13"> </text:span>bataille.</text:p>
      <text:p text:style-name="P128"/>
      <text:h text:style-name="P94" text:outline-level="3"><text:span text:style-name="T38">Beauté</text:span><text:span text:style-name="T178"> </text:span><text:span text:style-name="T38">du</text:span><text:span text:style-name="T178"> </text:span><text:span text:style-name="T39">diable</text:span></text:h>
      <text:p text:style-name="P145"><text:span text:style-name="T12">Vous</text:span><text:span text:style-name="T15"> </text:span><text:span text:style-name="T12">exercez</text:span><text:span text:style-name="T15"> </text:span><text:span text:style-name="T12">sur</text:span><text:span text:style-name="T15"> </text:span><text:span text:style-name="T12">les</text:span><text:span text:style-name="T15"> </text:span><text:span text:style-name="T12">autres</text:span><text:span text:style-name="T15"> </text:span><text:span text:style-name="T12">une</text:span><text:span text:style-name="T15"> </text:span><text:span text:style-name="T12">attraction</text:span><text:span text:style-name="T15"> </text:span><text:span text:style-name="T12">étrange.</text:span><text:span text:style-name="T15"> </text:span><text:span text:style-name="T12">Les</text:span><text:span text:style-name="T15"> </text:span><text:span text:style-name="T12">regards </text:span><text:span text:style-name="T40">se portent naturellement sur vous, les yeux s’attardent sur votre </text:span><text:span text:style-name="T10">visage,</text:span><text:span text:style-name="T12"> </text:span><text:span text:style-name="T10">sur</text:span><text:span text:style-name="T12"> </text:span><text:span text:style-name="T10">vos</text:span><text:span text:style-name="T12"> </text:span><text:span text:style-name="T10">courbes,</text:span><text:span text:style-name="T11"> </text:span><text:span text:style-name="T10">votre</text:span><text:span text:style-name="T12"> </text:span><text:span text:style-name="T10">étrangeté</text:span><text:span text:style-name="T12"> </text:span><text:span text:style-name="T10">fascine,</text:span><text:span text:style-name="T12"> </text:span><text:span text:style-name="T10">captive</text:span><text:span text:style-name="T11"> </text:span><text:span text:style-name="T10">et</text:span><text:span text:style-name="T12"> </text:span><text:span text:style-name="T10">dérange </text:span>à<text:span text:style-name="T89"> </text:span>la<text:span text:style-name="T89"> </text:span>fois.<text:span text:style-name="T89"> </text:span>Être<text:span text:style-name="T9"> </text:span>le<text:span text:style-name="T89"> </text:span>centre<text:span text:style-name="T89"> </text:span>de<text:span text:style-name="T89"> </text:span>l’attention<text:span text:style-name="T9"> </text:span>est<text:span text:style-name="T89"> </text:span>devenu<text:span text:style-name="T89"> </text:span>votre<text:span text:style-name="T89"> </text:span>norme, <text:span text:style-name="T13">notez</text:span><text:span text:style-name="T12"> </text:span><text:span text:style-name="T13">que</text:span><text:span text:style-name="T12"> </text:span><text:span text:style-name="T13">retenir</text:span><text:span text:style-name="T12"> </text:span><text:span text:style-name="T13">l’attention</text:span><text:span text:style-name="T12"> </text:span><text:span text:style-name="T13">dans</text:span><text:span text:style-name="T12"> </text:span><text:span text:style-name="T13">le</text:span><text:span text:style-name="T12"> </text:span><text:span text:style-name="T13">monde</text:span><text:span text:style-name="T12"> </text:span><text:span text:style-name="T13">de</text:span><text:span text:style-name="T12"> </text:span><text:span text:style-name="T13">l’étrange</text:span><text:span text:style-name="T12"> </text:span><text:span text:style-name="T13">n’est</text:span><text:span text:style-name="T12"> </text:span><text:span text:style-name="T13">pas </text:span>toujours un avantage…</text:p>
      <text:p text:style-name="P10"/>
      <text:p text:style-name="P161"><text:span text:style-name="T107">Rang</text:span><text:span text:style-name="T108"> </text:span><text:span text:style-name="T107">1</text:span><text:span text:style-name="T108"> </text:span><text:span text:style-name="T107">:</text:span><text:span text:style-name="T108"> </text:span><text:span text:style-name="T40">Vous</text:span><text:span text:style-name="T15"> </text:span><text:span text:style-name="T40">pouvez</text:span><text:span text:style-name="T13"> </text:span><text:span text:style-name="T40">ajouter</text:span><text:span text:style-name="T13"> </text:span><text:span text:style-name="T40">votre</text:span><text:span text:style-name="T13"> </text:span><text:span text:style-name="T40">spécialité “beauté</text:span><text:span text:style-name="T11"> </text:span><text:span text:style-name="T40">étrange” </text:span>à<text:span text:style-name="T10"> </text:span>tous<text:span text:style-name="T10"> </text:span>vos<text:span text:style-name="T10"> </text:span>tests<text:span text:style-name="T10"> </text:span>sociaux.</text:p>
      <text:p text:style-name="P135"/>
      <text:p text:style-name="P79"><text:span text:style-name="T134">Rang</text:span><text:span text:style-name="T155"> </text:span><text:span text:style-name="T134">2</text:span><text:span text:style-name="T155"> </text:span><text:span text:style-name="T134">:</text:span><text:span text:style-name="T155"> </text:span><text:span text:style-name="T10">Vous</text:span><text:span text:style-name="T11"> </text:span><text:span text:style-name="T10">avez</text:span><text:span text:style-name="T26"> </text:span><text:span text:style-name="T10">la</text:span> <text:span text:style-name="T10">capacité</text:span> <text:span text:style-name="T10">d’attirer</text:span> <text:span text:style-name="T10">toute</text:span> <text:span text:style-name="T10">l’attention</text:span> <text:span text:style-name="T10">sur</text:span> <text:span text:style-name="T10">vous </text:span><text:span text:style-name="T40">pour quelques secondes. L’attention se fixe sur vous, et les pro- tagonistes cessent ce qu’ils font pendant un round. La difficulté </text:span>pour<text:span text:style-name="T14"> </text:span>utiliser<text:span text:style-name="T14"> </text:span>ce<text:span text:style-name="T14"> </text:span>pouvoir<text:span text:style-name="T14"> </text:span>est<text:span text:style-name="T14"> </text:span>de<text:span text:style-name="T14"> </text:span>14,<text:span text:style-name="T14"> </text:span>de<text:span text:style-name="T14"> </text:span>plus<text:span text:style-name="T14"> </text:span>elle<text:span text:style-name="T14"> </text:span>augmente<text:span text:style-name="T14"> </text:span>de<text:span text:style-name="T14"> </text:span>3 <text:span text:style-name="T12">si</text:span><text:span text:style-name="T28"> </text:span><text:span text:style-name="T12">vous</text:span><text:span text:style-name="T28"> </text:span><text:span text:style-name="T12">avez</text:span><text:span text:style-name="T28"> </text:span><text:span text:style-name="T12">déjà</text:span><text:span text:style-name="T28"> </text:span><text:span text:style-name="T12">utilisé</text:span><text:span text:style-name="T28"> </text:span><text:span text:style-name="T12">ce</text:span><text:span text:style-name="T28"> </text:span><text:span text:style-name="T12">pouvoir</text:span><text:span text:style-name="T28"> </text:span><text:span text:style-name="T12">face</text:span><text:span text:style-name="T28"> </text:span><text:span text:style-name="T12">aux</text:span><text:span text:style-name="T28"> </text:span><text:span text:style-name="T12">mêmes</text:span><text:span text:style-name="T28"> </text:span><text:span text:style-name="T12">personnes.</text:span></text:p>
      <text:p text:style-name="P68"/>
      <text:p text:style-name="P96"><text:span text:style-name="T25">Rang</text:span><text:span text:style-name="T142"> </text:span><text:span text:style-name="T25">3</text:span><text:span text:style-name="T142"> </text:span><text:span text:style-name="T25">:</text:span><text:span text:style-name="T142"> </text:span>«<text:span text:style-name="T9"> </text:span>Amour<text:span text:style-name="T89"> </text:span>au<text:span text:style-name="T89"> </text:span>Premier<text:span text:style-name="T89"> </text:span>Regard<text:span text:style-name="T9"> </text:span>»<text:span text:style-name="T89"> </text:span>vous<text:span text:style-name="T89"> </text:span>permet<text:span text:style-name="T13"> </text:span>de<text:span text:style-name="T41"> </text:span>faire tomber instantanément sous votre charme un protagoniste jusqu’à la fin de la prochaine scène. Cela nécessite un test <text:span text:style-name="T13">d’opposition</text:span> <text:span text:style-name="T13">entre</text:span> <text:span text:style-name="T13">votre</text:span> <text:span text:style-name="T13">volonté</text:span> <text:span text:style-name="T13">associée</text:span> <text:span text:style-name="T13">à</text:span> <text:span text:style-name="T13">votre</text:span> <text:span text:style-name="T13">rang</text:span> <text:span text:style-name="T13">en</text:span> <text:span text:style-name="T13">Beauté </text:span><text:span text:style-name="T10">du</text:span> <text:span text:style-name="T10">Diable</text:span> <text:span text:style-name="T10">et</text:span> <text:span text:style-name="T10">le</text:span> <text:span text:style-name="T10">double</text:span> <text:span text:style-name="T10">de</text:span> <text:span text:style-name="T10">la</text:span> <text:span text:style-name="T10">volonté</text:span> <text:span text:style-name="T10">du</text:span> <text:span text:style-name="T10">protagoniste.</text:span> <text:span text:style-name="T10">La</text:span> <text:span text:style-name="T10">personne </text:span><text:span text:style-name="T12">sous</text:span><text:span text:style-name="T13"> </text:span><text:span text:style-name="T12">votre</text:span><text:span text:style-name="T13"> </text:span><text:span text:style-name="T12">charme</text:span><text:span text:style-name="T13"> </text:span><text:span text:style-name="T12">fera</text:span><text:span text:style-name="T13"> </text:span><text:span text:style-name="T12">tout</text:span><text:span text:style-name="T13"> </text:span><text:span text:style-name="T12">pour</text:span><text:span text:style-name="T13"> </text:span><text:span text:style-name="T12">vous</text:span><text:span text:style-name="T13"> </text:span><text:span text:style-name="T12">être</text:span><text:span text:style-name="T13"> </text:span><text:span text:style-name="T12">agréable</text:span><text:span text:style-name="T13"> </text:span><text:span text:style-name="T12">tant</text:span><text:span text:style-name="T13"> </text:span><text:span text:style-name="T12">que</text:span><text:span text:style-name="T13"> </text:span><text:span text:style-name="T12">sa </text:span>vie<text:span text:style-name="T28"> </text:span>n’est<text:span text:style-name="T28"> </text:span>pas<text:span text:style-name="T28"> </text:span>directement<text:span text:style-name="T28"> </text:span>en<text:span text:style-name="T28"> </text:span>danger.</text:p>
      <text:p text:style-name="P10"/>
      <text:p text:style-name="P130"><text:span text:style-name="T82">Rang</text:span><text:span text:style-name="T159"> </text:span><text:span text:style-name="T82">4</text:span><text:span text:style-name="T159"> </text:span><text:span text:style-name="T82">:</text:span><text:span text:style-name="T159"> </text:span><text:span text:style-name="T27">«</text:span><text:span text:style-name="T28"> </text:span><text:span text:style-name="T27">Grand</text:span><text:span text:style-name="T14"> </text:span><text:span text:style-name="T27">Amour»</text:span><text:span text:style-name="T14"> </text:span><text:span text:style-name="T27">est</text:span><text:span text:style-name="T14"> </text:span><text:span text:style-name="T27">une</text:span><text:span text:style-name="T28"> </text:span><text:span text:style-name="T27">amélioration</text:span><text:span text:style-name="T14"> </text:span><text:span text:style-name="T27">de</text:span><text:span text:style-name="T14"> </text:span><text:span text:style-name="T27">la</text:span><text:span text:style-name="T14"> </text:span><text:span text:style-name="T27">capacité </text:span><text:span text:style-name="T10">précédente.</text:span><text:span text:style-name="T12"> </text:span><text:span text:style-name="T10">La</text:span><text:span text:style-name="T12"> </text:span><text:span text:style-name="T10">durée</text:span><text:span text:style-name="T12"> </text:span><text:span text:style-name="T10">de</text:span><text:span text:style-name="T11"> </text:span><text:span text:style-name="T10">cet</text:span><text:span text:style-name="T12"> </text:span><text:span text:style-name="T10">enchantement</text:span><text:span text:style-name="T12"> </text:span><text:span text:style-name="T10">passe</text:span><text:span text:style-name="T12"> </text:span><text:span text:style-name="T10">à</text:span><text:span text:style-name="T11"> </text:span><text:span text:style-name="T10">un</text:span><text:span text:style-name="T12"> </text:span><text:span text:style-name="T10">mois</text:span><text:span text:style-name="T12"> </text:span><text:span text:style-name="T10">lunaire complet,</text:span><text:span text:style-name="T12"> </text:span><text:span text:style-name="T10">et</text:span><text:span text:style-name="T12"> </text:span><text:span text:style-name="T10">votre</text:span><text:span text:style-name="T12"> </text:span><text:span text:style-name="T10">victime</text:span><text:span text:style-name="T11"> </text:span><text:span text:style-name="T10">sera</text:span><text:span text:style-name="T12"> </text:span><text:span text:style-name="T10">prête</text:span><text:span text:style-name="T12"> </text:span><text:span text:style-name="T10">à</text:span><text:span text:style-name="T12"> </text:span><text:span text:style-name="T10">se</text:span><text:span text:style-name="T11"> </text:span><text:span text:style-name="T10">sacrifier</text:span><text:span text:style-name="T12"> </text:span><text:span text:style-name="T10">pour</text:span><text:span text:style-name="T12"> </text:span><text:span text:style-name="T10">vous.</text:span><text:span text:style-name="T12"> </text:span><text:span text:style-name="T10">Notez que</text:span> <text:span text:style-name="T10">les</text:span><text:span text:style-name="T26"> </text:span><text:span text:style-name="T10">rangs</text:span> <text:span text:style-name="T10">4</text:span><text:span text:style-name="T26"> </text:span><text:span text:style-name="T10">et</text:span> <text:span text:style-name="T10">5</text:span><text:span text:style-name="T26"> </text:span><text:span text:style-name="T10">ne</text:span> <text:span text:style-name="T10">fonctionnent</text:span><text:span text:style-name="T26"> </text:span><text:span text:style-name="T10">pas</text:span> <text:span text:style-name="T10">sur</text:span><text:span text:style-name="T26"> </text:span><text:span text:style-name="T10">un</text:span> <text:span text:style-name="T10">personnage</text:span><text:span text:style-name="T26"> </text:span><text:span text:style-name="T10">joueur </text:span>non<text:span text:style-name="T13"> </text:span>consentant.</text:p>
      <text:p text:style-name="P61"/>
      <text:p text:style-name="P79"><text:span text:style-name="T108">Rang</text:span><text:span text:style-name="T107"> </text:span><text:span text:style-name="T108">5</text:span><text:span text:style-name="T107"> </text:span><text:span text:style-name="T108">:</text:span><text:span text:style-name="T107"> </text:span><text:span text:style-name="T13">«</text:span><text:span text:style-name="T41"> </text:span><text:span text:style-name="T13">Culte</text:span><text:span text:style-name="T40"> </text:span><text:span text:style-name="T13">de</text:span><text:span text:style-name="T40"> </text:span><text:span text:style-name="T13">la</text:span><text:span text:style-name="T40"> </text:span><text:span text:style-name="T13">Personnalité</text:span><text:span text:style-name="T41"> </text:span><text:span text:style-name="T13">»</text:span><text:span text:style-name="T40"> </text:span><text:span text:style-name="T13">est</text:span><text:span text:style-name="T40"> </text:span><text:span text:style-name="T13">le</text:span><text:span text:style-name="T40"> </text:span><text:span text:style-name="T13">stade</text:span><text:span text:style-name="T179"> </text:span><text:span text:style-name="T13">ultime</text:span><text:span text:style-name="T171"> </text:span><text:span text:style-name="T13">de</text:span><text:span text:style-name="T171"> </text:span><text:span text:style-name="T13">votre </text:span>art. Votre emprise sur la personne ne cessera qu’à sa mort physique.<text:span text:style-name="T89"> </text:span>Vous<text:span text:style-name="T89"> </text:span>avez<text:span text:style-name="T89"> </text:span>un<text:span text:style-name="T9"> </text:span>contrôle<text:span text:style-name="T89"> </text:span>total<text:span text:style-name="T89"> </text:span>sur<text:span text:style-name="T89"> </text:span>cette<text:span text:style-name="T9"> </text:span>personne,<text:span text:style-name="T89"> </text:span>qui sera<text:span text:style-name="T14"> </text:span>prête<text:span text:style-name="T9"> </text:span>à<text:span text:style-name="T9"> </text:span>faire<text:span text:style-name="T14"> </text:span>tout<text:span text:style-name="T14"> </text:span>ce<text:span text:style-name="T9"> </text:span>que<text:span text:style-name="T14"> </text:span>vous<text:span text:style-name="T14"> </text:span>demandez,<text:span text:style-name="T14"> </text:span>même<text:span text:style-name="T9"> </text:span>les<text:span text:style-name="T14"> </text:span>actes les plus extrêmes.</text:p>
      <text:h text:style-name="P162" text:outline-level="3"><text:bookmark text:name="Champ de protection magique"/><text:span text:style-name="T38">Champ</text:span><text:span text:style-name="T100"> </text:span><text:span text:style-name="T38">de</text:span><text:span text:style-name="T100"> </text:span><text:span text:style-name="T38">protection</text:span><text:span text:style-name="T100"> </text:span><text:span text:style-name="T39">magique</text:span></text:h>
      <text:p text:style-name="P9">Cette<text:span text:style-name="T110"> </text:span>compétence<text:span text:style-name="T110"> </text:span>qui<text:span text:style-name="T110"> </text:span>vous<text:span text:style-name="T110"> </text:span>permet<text:span text:style-name="T110"> </text:span>de<text:span text:style-name="T110"> </text:span>créer<text:span text:style-name="T110"> </text:span>un<text:span text:style-name="T110"> </text:span>champ<text:span text:style-name="T110"> </text:span><text:span text:style-name="T12">de</text:span><text:span text:style-name="T13"> </text:span><text:span text:style-name="T12">force</text:span><text:span text:style-name="T13"> </text:span><text:span text:style-name="T12">pour</text:span><text:span text:style-name="T13"> </text:span><text:span text:style-name="T12">vous-même</text:span><text:span text:style-name="T13"> </text:span><text:span text:style-name="T12">ou</text:span><text:span text:style-name="T13"> </text:span><text:span text:style-name="T12">pour</text:span><text:span text:style-name="T13"> </text:span><text:span text:style-name="T12">protéger</text:span><text:span text:style-name="T13"> </text:span><text:span text:style-name="T12">d’autres</text:span><text:span text:style-name="T13"> </text:span><text:span text:style-name="T12">personnes </text:span><text:span text:style-name="T27">ou</text:span><text:span text:style-name="T10"> </text:span><text:span text:style-name="T27">des</text:span><text:span text:style-name="T10"> </text:span><text:span text:style-name="T27">lieux.</text:span><text:span text:style-name="T10"> </text:span><text:span text:style-name="T27">Ce</text:span><text:span text:style-name="T10"> </text:span><text:span text:style-name="T27">champ</text:span><text:span text:style-name="T10"> </text:span><text:span text:style-name="T27">de</text:span><text:span text:style-name="T10"> </text:span><text:span text:style-name="T27">force</text:span><text:span text:style-name="T10"> </text:span><text:span text:style-name="T27">absorbe</text:span><text:span text:style-name="T10"> </text:span><text:span text:style-name="T27">les</text:span><text:span text:style-name="T10"> </text:span><text:span text:style-name="T27">dégâts</text:span><text:span text:style-name="T10"> </text:span><text:span text:style-name="T27">pour</text:span><text:span text:style-name="T10"> </text:span><text:span text:style-name="T27">vous </text:span>protéger des dangers.</text:p>
      <text:p text:style-name="P56"/>
      <text:p text:style-name="P100"><text:span text:style-name="T25">Rang</text:span><text:span text:style-name="T142"> </text:span><text:span text:style-name="T25">1</text:span><text:span text:style-name="T142"> </text:span><text:span text:style-name="T25">: </text:span>Vous pouvez créer un Champ de Force centré sur une<text:span text:style-name="T89"> </text:span>personne<text:span text:style-name="T89"> </text:span>qui<text:span text:style-name="T89"> </text:span>peut<text:span text:style-name="T9"> </text:span>encaisser<text:span text:style-name="T89"> </text:span>l’équivalent<text:span text:style-name="T89"> </text:span>d’1<text:span text:style-name="T89"> </text:span>carte<text:span text:style-name="T9"> </text:span>en<text:span text:style-name="T89"> </text:span>dé- <text:span text:style-name="T10">gâts.</text:span><text:span text:style-name="T26"> </text:span><text:span text:style-name="T10">Le</text:span><text:span text:style-name="T26"> </text:span><text:span text:style-name="T10">lancer</text:span><text:span text:style-name="T26"> </text:span><text:span text:style-name="T10">de</text:span><text:span text:style-name="T26"> </text:span><text:span text:style-name="T10">ce</text:span><text:span text:style-name="T26"> </text:span><text:span text:style-name="T10">champ</text:span><text:span text:style-name="T26"> </text:span><text:span text:style-name="T10">de</text:span><text:span text:style-name="T26"> </text:span><text:span text:style-name="T10">force</text:span><text:span text:style-name="T26"> </text:span><text:span text:style-name="T10">a</text:span><text:span text:style-name="T26"> </text:span><text:span text:style-name="T10">une</text:span><text:span text:style-name="T26"> </text:span><text:span text:style-name="T10">difficulté</text:span><text:span text:style-name="T26"> </text:span><text:span text:style-name="T10">de</text:span><text:span text:style-name="T26"> </text:span><text:span text:style-name="T10">8,</text:span><text:span text:style-name="T26"> </text:span><text:span text:style-name="T10">et</text:span><text:span text:style-name="T26"> </text:span><text:span text:style-name="T10">pour </text:span>le<text:span text:style-name="T89"> </text:span>maintenir<text:span text:style-name="T89"> </text:span>après<text:span text:style-name="T89"> </text:span>avoir<text:span text:style-name="T9"> </text:span>encaissé<text:span text:style-name="T89"> </text:span>un<text:span text:style-name="T89"> </text:span>choc,<text:span text:style-name="T89"> </text:span>vous<text:span text:style-name="T9"> </text:span>devez<text:span text:style-name="T89"> </text:span>réussir un test de difficulté 10.</text:p>
      <text:p text:style-name="P68"/>
      <text:p text:style-name="P69"><text:span text:style-name="T155">Rang</text:span><text:span text:style-name="T134"> </text:span><text:span text:style-name="T155">2</text:span><text:span text:style-name="T134"> </text:span><text:span text:style-name="T155">:</text:span><text:span text:style-name="T134"> </text:span><text:span text:style-name="T12">Vous</text:span><text:span text:style-name="T53"> </text:span><text:span text:style-name="T12">pouvez</text:span><text:span text:style-name="T10"> </text:span><text:span text:style-name="T12">créer</text:span><text:span text:style-name="T10"> </text:span><text:span text:style-name="T12">un</text:span><text:span text:style-name="T10"> </text:span><text:span text:style-name="T12">Champ</text:span><text:span text:style-name="T53"> </text:span><text:span text:style-name="T12">de</text:span><text:span text:style-name="T10"> </text:span><text:span text:style-name="T12">Force</text:span><text:span text:style-name="T10"> </text:span><text:span text:style-name="T12">personnel</text:span><text:span text:style-name="T10"> </text:span><text:span text:style-name="T12">qui </text:span>peut<text:span text:style-name="T53"> </text:span>encaisser<text:span text:style-name="T53"> </text:span>l’équivalent<text:span text:style-name="T53"> </text:span>du<text:span text:style-name="T53"> </text:span>meilleur<text:span text:style-name="T53"> </text:span>tirage<text:span text:style-name="T53"> </text:span>sur<text:span text:style-name="T53"> </text:span>2<text:span text:style-name="T53"> </text:span>cartes<text:span text:style-name="T53"> </text:span>en <text:span text:style-name="T13">dégâts.</text:span><text:span text:style-name="T12"> </text:span><text:span text:style-name="T13">La</text:span><text:span text:style-name="T12"> </text:span><text:span text:style-name="T13">difficulté</text:span><text:span text:style-name="T12"> </text:span><text:span text:style-name="T13">pour</text:span><text:span text:style-name="T12"> </text:span><text:span text:style-name="T13">le</text:span><text:span text:style-name="T12"> </text:span><text:span text:style-name="T13">lancer</text:span><text:span text:style-name="T12"> </text:span><text:span text:style-name="T13">est</text:span><text:span text:style-name="T12"> </text:span><text:span text:style-name="T13">de</text:span><text:span text:style-name="T12"> </text:span><text:span text:style-name="T13">10,</text:span><text:span text:style-name="T12"> </text:span><text:span text:style-name="T13">et</text:span><text:span text:style-name="T12"> </text:span><text:span text:style-name="T13">pour</text:span><text:span text:style-name="T12"> </text:span><text:span text:style-name="T13">le</text:span><text:span text:style-name="T12"> </text:span><text:span text:style-name="T13">maintenir </text:span><text:span text:style-name="T27">après</text:span><text:span text:style-name="T14"> </text:span><text:span text:style-name="T27">chaque</text:span><text:span text:style-name="T14"> </text:span><text:span text:style-name="T27">choc,</text:span><text:span text:style-name="T14"> </text:span><text:span text:style-name="T27">vous</text:span><text:span text:style-name="T28"> </text:span><text:span text:style-name="T27">devez</text:span><text:span text:style-name="T14"> </text:span><text:span text:style-name="T27">réussir</text:span><text:span text:style-name="T14"> </text:span><text:span text:style-name="T27">un</text:span><text:span text:style-name="T14"> </text:span><text:span text:style-name="T27">test</text:span><text:span text:style-name="T28"> </text:span><text:span text:style-name="T27">de</text:span><text:span text:style-name="T14"> </text:span><text:span text:style-name="T27">difficulté</text:span><text:span text:style-name="T14"> </text:span><text:span text:style-name="T27">12. </text:span><text:span text:style-name="T13">Vous</text:span><text:span text:style-name="T11"> </text:span><text:span text:style-name="T13">pouvez</text:span><text:span text:style-name="T11"> </text:span><text:span text:style-name="T13">également</text:span><text:span text:style-name="T11"> </text:span><text:span text:style-name="T13">choisir</text:span><text:span text:style-name="T11"> </text:span><text:span text:style-name="T13">de</text:span><text:span text:style-name="T11"> </text:span><text:span text:style-name="T13">créer</text:span><text:span text:style-name="T11"> </text:span><text:span text:style-name="T13">un</text:span><text:span text:style-name="T11"> </text:span><text:span text:style-name="T13">Champ</text:span><text:span text:style-name="T11"> </text:span><text:span text:style-name="T13">de</text:span><text:span text:style-name="T11"> </text:span><text:span text:style-name="T13">Force</text:span><text:span text:style-name="T11"> </text:span><text:span text:style-name="T13">sur 2</text:span><text:span text:style-name="T40"> </text:span><text:span text:style-name="T13">personnes,</text:span><text:span text:style-name="T40"> </text:span><text:span text:style-name="T13">mais</text:span><text:span text:style-name="T40"> </text:span><text:span text:style-name="T13">dans</text:span><text:span text:style-name="T41"> </text:span><text:span text:style-name="T13">ce</text:span><text:span text:style-name="T40"> </text:span><text:span text:style-name="T13">cas,</text:span><text:span text:style-name="T40"> </text:span><text:span text:style-name="T13">chaque</text:span><text:span text:style-name="T40"> </text:span><text:span text:style-name="T13">personne</text:span><text:span text:style-name="T41"> </text:span><text:span text:style-name="T13">a</text:span><text:span text:style-name="T40"> </text:span><text:span text:style-name="T13">une</text:span><text:span text:style-name="T40"> </text:span><text:span text:style-name="T13">absorption </text:span>de 1 carte.</text:p>
      <text:p text:style-name="P10"/>
      <text:p text:style-name="P100"><text:span text:style-name="T155">Rang</text:span><text:span text:style-name="T134"> </text:span><text:span text:style-name="T155">3</text:span><text:span text:style-name="T134"> </text:span><text:span text:style-name="T155">:</text:span><text:span text:style-name="T134"> </text:span><text:span text:style-name="T12">Vous</text:span><text:span text:style-name="T53"> </text:span><text:span text:style-name="T12">pouvez</text:span><text:span text:style-name="T10"> </text:span><text:span text:style-name="T12">créer</text:span><text:span text:style-name="T10"> </text:span><text:span text:style-name="T12">un</text:span><text:span text:style-name="T10"> </text:span><text:span text:style-name="T12">Champ</text:span><text:span text:style-name="T53"> </text:span><text:span text:style-name="T12">de</text:span><text:span text:style-name="T10"> </text:span><text:span text:style-name="T12">Force</text:span><text:span text:style-name="T10"> </text:span><text:span text:style-name="T12">personnel</text:span><text:span text:style-name="T10"> </text:span><text:span text:style-name="T12">qui </text:span><text:span text:style-name="T27">peut</text:span><text:span text:style-name="T14"> </text:span><text:span text:style-name="T27">encaisser</text:span><text:span text:style-name="T14"> </text:span><text:span text:style-name="T27">l’équivalent</text:span><text:span text:style-name="T28"> </text:span><text:span text:style-name="T27">de</text:span><text:span text:style-name="T14"> </text:span><text:span text:style-name="T27">2</text:span><text:span text:style-name="T14"> </text:span><text:span text:style-name="T27">cartes</text:span><text:span text:style-name="T28"> </text:span><text:span text:style-name="T27">en</text:span><text:span text:style-name="T14"> </text:span><text:span text:style-name="T27">dégâts.</text:span><text:span text:style-name="T14"> </text:span><text:span text:style-name="T27">La</text:span><text:span text:style-name="T28"> </text:span><text:span text:style-name="T27">difficulté </text:span><text:span text:style-name="T40">pour</text:span><text:span text:style-name="T15"> </text:span><text:span text:style-name="T40">le</text:span><text:span text:style-name="T15"> </text:span><text:span text:style-name="T40">lancer</text:span><text:span text:style-name="T15"> </text:span><text:span text:style-name="T40">est</text:span><text:span text:style-name="T15"> </text:span><text:span text:style-name="T40">de</text:span><text:span text:style-name="T15"> </text:span><text:span text:style-name="T40">12,</text:span><text:span text:style-name="T15"> </text:span><text:span text:style-name="T40">et</text:span><text:span text:style-name="T15"> </text:span><text:span text:style-name="T40">pour</text:span><text:span text:style-name="T15"> </text:span><text:span text:style-name="T40">le</text:span><text:span text:style-name="T15"> </text:span><text:span text:style-name="T40">maintenir</text:span><text:span text:style-name="T15"> </text:span><text:span text:style-name="T40">après</text:span><text:span text:style-name="T15"> </text:span><text:span text:style-name="T40">chaque</text:span><text:span text:style-name="T15"> </text:span><text:span text:style-name="T40">choc, </text:span><text:span text:style-name="T13">vous</text:span><text:span text:style-name="T26"> </text:span><text:span text:style-name="T13">devez</text:span><text:span text:style-name="T26"> </text:span><text:span text:style-name="T13">réussir</text:span><text:span text:style-name="T26"> </text:span><text:span text:style-name="T13">un</text:span><text:span text:style-name="T26"> </text:span><text:span text:style-name="T13">test</text:span><text:span text:style-name="T26"> </text:span><text:span text:style-name="T13">de</text:span><text:span text:style-name="T26"> </text:span><text:span text:style-name="T13">difficulté</text:span><text:span text:style-name="T26"> </text:span><text:span text:style-name="T13">14.</text:span><text:span text:style-name="T26"> </text:span><text:span text:style-name="T13">Vous</text:span><text:span text:style-name="T26"> </text:span><text:span text:style-name="T13">avez</text:span><text:span text:style-name="T26"> </text:span><text:span text:style-name="T13">également </text:span><text:span text:style-name="T40">la</text:span><text:span text:style-name="T13"> </text:span><text:span text:style-name="T40">possibilité</text:span><text:span text:style-name="T13"> </text:span><text:span text:style-name="T40">de</text:span><text:span text:style-name="T13"> </text:span><text:span text:style-name="T40">créer</text:span><text:span text:style-name="T15"> </text:span><text:span text:style-name="T40">un</text:span><text:span text:style-name="T13"> </text:span><text:span text:style-name="T40">Champ</text:span><text:span text:style-name="T13"> </text:span><text:span text:style-name="T40">de</text:span><text:span text:style-name="T13"> </text:span><text:span text:style-name="T40">Force</text:span><text:span text:style-name="T15"> </text:span><text:span text:style-name="T40">sur</text:span><text:span text:style-name="T13"> </text:span><text:span text:style-name="T40">4</text:span><text:span text:style-name="T13"> </text:span><text:span text:style-name="T40">personnes,</text:span><text:span text:style-name="T13"> </text:span><text:span text:style-name="T40">mais </text:span>chaque<text:span text:style-name="T41"> </text:span>personne<text:span text:style-name="T41"> </text:span>a<text:span text:style-name="T41"> </text:span>une<text:span text:style-name="T41"> </text:span>absorption<text:span text:style-name="T41"> </text:span>de<text:span text:style-name="T41"> </text:span>1<text:span text:style-name="T41"> </text:span>carte.</text:p>
      <text:p text:style-name="P68"/>
      <text:p text:style-name="P100"><text:span text:style-name="T108">Rang</text:span><text:span text:style-name="T107"> </text:span><text:span text:style-name="T108">4</text:span><text:span text:style-name="T107"> </text:span><text:span text:style-name="T108">:</text:span><text:span text:style-name="T107"> </text:span><text:span text:style-name="T13">Vous</text:span><text:span text:style-name="T41"> </text:span><text:span text:style-name="T13">pouvez</text:span><text:span text:style-name="T27"> </text:span><text:span text:style-name="T13">étendre</text:span> <text:span text:style-name="T13">la</text:span> <text:span text:style-name="T13">protection</text:span> <text:span text:style-name="T13">à</text:span> <text:span text:style-name="T13">un</text:span> <text:span text:style-name="T13">lieu</text:span> <text:span text:style-name="T13">équivalent </text:span><text:span text:style-name="T10">à</text:span> <text:span text:style-name="T10">20</text:span><text:span text:style-name="T130"> </text:span><text:span text:style-name="T10">m².</text:span> <text:span text:style-name="T10">Cependant,</text:span> <text:span text:style-name="T10">cela</text:span> <text:span text:style-name="T10">nécessite</text:span> <text:span text:style-name="T10">une</text:span> <text:span text:style-name="T10">concentration</text:span> <text:span text:style-name="T10">permanente </text:span>pour maintenir le champ de force. Ce champ peut absorber <text:span text:style-name="T10">l’équivalent</text:span><text:span text:style-name="T12"> </text:span><text:span text:style-name="T10">de</text:span><text:span text:style-name="T12"> </text:span><text:span text:style-name="T10">2</text:span><text:span text:style-name="T12"> </text:span><text:span text:style-name="T10">cartes</text:span><text:span text:style-name="T11"> </text:span><text:span text:style-name="T10">de</text:span><text:span text:style-name="T12"> </text:span><text:span text:style-name="T10">dégâts,</text:span><text:span text:style-name="T12"> </text:span><text:span text:style-name="T10">et</text:span><text:span text:style-name="T12"> </text:span><text:span text:style-name="T10">la</text:span><text:span text:style-name="T11"> </text:span><text:span text:style-name="T10">difficulté</text:span><text:span text:style-name="T12"> </text:span><text:span text:style-name="T10">pour</text:span><text:span text:style-name="T12"> </text:span><text:span text:style-name="T10">le</text:span><text:span text:style-name="T12"> </text:span><text:span text:style-name="T10">maintenir </text:span>est<text:span text:style-name="T11"> </text:span>de<text:span text:style-name="T11"> </text:span>10.<text:span text:style-name="T11"> </text:span>Entrer<text:span text:style-name="T11"> </text:span>dans<text:span text:style-name="T11"> </text:span>la<text:span text:style-name="T11"> </text:span>zone<text:span text:style-name="T11"> </text:span>protégée<text:span text:style-name="T11"> </text:span>est<text:span text:style-name="T11"> </text:span>difficile,<text:span text:style-name="T11"> </text:span>car<text:span text:style-name="T11"> </text:span>cela équivaut<text:span text:style-name="T13"> </text:span>à<text:span text:style-name="T13"> </text:span>traverser<text:span text:style-name="T13"> </text:span>un<text:span text:style-name="T13"> </text:span>courant<text:span text:style-name="T13"> </text:span>très<text:span text:style-name="T13"> </text:span>agité.</text:p>
      <text:p text:style-name="P61"/>
      <text:p text:style-name="P163"><text:span text:style-name="T25">Rang</text:span><text:span text:style-name="T142"> </text:span><text:span text:style-name="T25">5</text:span><text:span text:style-name="T142"> </text:span><text:span text:style-name="T25">:</text:span><text:span text:style-name="T107"> </text:span>Vous pouvez protéger un lieu équivalent à 200<text:span text:style-name="T14"> </text:span>m² en<text:span text:style-name="T89"> </text:span>créant<text:span text:style-name="T89"> </text:span>un<text:span text:style-name="T89"> </text:span>Champ<text:span text:style-name="T9"> </text:span>de<text:span text:style-name="T89"> </text:span>Protection<text:span text:style-name="T89"> </text:span>Magique.<text:span text:style-name="T89"> </text:span>Cependant,<text:span text:style-name="T9"> </text:span>cela <text:span text:style-name="T12">nécessite</text:span><text:span text:style-name="T53"> </text:span><text:span text:style-name="T12">une</text:span><text:span text:style-name="T53"> </text:span><text:span text:style-name="T12">concentration</text:span><text:span text:style-name="T53"> </text:span><text:span text:style-name="T12">permanente</text:span><text:span text:style-name="T53"> </text:span><text:span text:style-name="T12">pour</text:span><text:span text:style-name="T53"> </text:span><text:span text:style-name="T12">maintenir</text:span><text:span text:style-name="T53"> </text:span><text:span text:style-name="T12">la</text:span><text:span text:style-name="T53"> </text:span><text:span text:style-name="T12">pro- </text:span><text:span text:style-name="T13">tection.</text:span><text:span text:style-name="T40"> </text:span><text:span text:style-name="T13">Ce</text:span><text:span text:style-name="T40"> </text:span><text:span text:style-name="T13">champ</text:span><text:span text:style-name="T40"> </text:span><text:span text:style-name="T13">de</text:span><text:span text:style-name="T41"> </text:span><text:span text:style-name="T13">force</text:span><text:span text:style-name="T40"> </text:span><text:span text:style-name="T13">peut</text:span><text:span text:style-name="T40"> </text:span><text:span text:style-name="T13">absorber</text:span><text:span text:style-name="T40"> </text:span><text:span text:style-name="T13">l’équivalent</text:span><text:span text:style-name="T41"> </text:span><text:span text:style-name="T13">de</text:span><text:span text:style-name="T40"> </text:span><text:span text:style-name="T13">2</text:span><text:span text:style-name="T40"> </text:span><text:span text:style-name="T13">cartes </text:span>de<text:span text:style-name="T28"> </text:span>dégâts,<text:span text:style-name="T28"> </text:span>et<text:span text:style-name="T28"> </text:span>la<text:span text:style-name="T28"> </text:span>difficulté<text:span text:style-name="T28"> </text:span>pour<text:span text:style-name="T28"> </text:span>le<text:span text:style-name="T28"> </text:span>maintenir<text:span text:style-name="T28"> </text:span>est<text:span text:style-name="T28"> </text:span>de<text:span text:style-name="T28"> </text:span>10.</text:p>
      <text:p text:style-name="P72" loext:marker-style-name="T62"/>
      <text:p text:style-name="P72" loext:marker-style-name="T62"/>
      <text:p text:style-name="P72" loext:marker-style-name="T62"/>
      <text:p text:style-name="P72" loext:marker-style-name="T62"/>
      <text:p text:style-name="P72" loext:marker-style-name="T62"/>
      <text:p text:style-name="P72" loext:marker-style-name="T62"/>
      <text:p text:style-name="P72" loext:marker-style-name="T62"/>
      <text:p text:style-name="P72" loext:marker-style-name="T62"/>
      <text:p text:style-name="P72" loext:marker-style-name="T62"/>
      <text:p text:style-name="P72" loext:marker-style-name="T62"/>
      <text:p text:style-name="P72" loext:marker-style-name="T62"/>
      <text:p text:style-name="P72" loext:marker-style-name="T62"/>
      <text:p text:style-name="P164" loext:marker-style-name="T62"/>
      <text:section text:style-name="Sect2" text:name="Section9">
        <text:p text:style-name="P74" loext:marker-style-name="T99"/>
        <text:p text:style-name="Text_20_body" loext:marker-style-name="T99"/>
      </text:section>
      <text:h text:style-name="P165" text:outline-level="3"><text:bookmark text:name="Communion avec les esprits"/><text:span text:style-name="T38">Communion</text:span><text:span text:style-name="T180"> </text:span><text:span text:style-name="T38">avec</text:span><text:span text:style-name="T180"> </text:span><text:span text:style-name="T38">les</text:span><text:span text:style-name="T180"> </text:span><text:span text:style-name="T39">esprits</text:span></text:h>
      <text:p text:style-name="P166"><text:span text:style-name="T10">Cet</text:span> <text:span text:style-name="T10">art</text:span> <text:span text:style-name="T10">ancestral,</text:span> <text:span text:style-name="T10">vous</text:span> <text:span text:style-name="T10">permet</text:span> <text:span text:style-name="T10">d’entrer</text:span> <text:span text:style-name="T10">en</text:span> <text:span text:style-name="T10">contact</text:span> <text:span text:style-name="T10">avec</text:span> <text:span text:style-name="T10">des</text:span> <text:span text:style-name="T10">entités </text:span><text:span text:style-name="T27">spirituelles,</text:span><text:span text:style-name="T13"> </text:span><text:span text:style-name="T27">de</text:span><text:span text:style-name="T13"> </text:span><text:span text:style-name="T27">ressentir</text:span><text:span text:style-name="T13"> </text:span><text:span text:style-name="T27">leurs</text:span><text:span text:style-name="T13"> </text:span><text:span text:style-name="T27">émotions,</text:span><text:span text:style-name="T13"> </text:span><text:span text:style-name="T27">voire</text:span><text:span text:style-name="T13"> </text:span><text:span text:style-name="T27">de</text:span><text:span text:style-name="T13"> </text:span><text:span text:style-name="T27">les</text:span><text:span text:style-name="T13"> </text:span><text:span text:style-name="T27">posséder </text:span>ou<text:span text:style-name="T27"> </text:span>de<text:span text:style-name="T27"> </text:span>les<text:span text:style-name="T27"> </text:span>attirer<text:span text:style-name="T27"> </text:span>dans<text:span text:style-name="T27"> </text:span>votre<text:span text:style-name="T27"> </text:span>proximité.</text:p>
      <text:p text:style-name="P135"/>
      <text:p text:style-name="P96"><text:span text:style-name="T108">Rang</text:span><text:span text:style-name="T107"> </text:span><text:span text:style-name="T108">1</text:span><text:span text:style-name="T107"> </text:span><text:span text:style-name="T108">:</text:span><text:span text:style-name="T107"> </text:span><text:span text:style-name="T13">Psychomancie,</text:span><text:span text:style-name="T12"> </text:span><text:span text:style-name="T13">vous</text:span> <text:span text:style-name="T13">pouvez</text:span> <text:span text:style-name="T13">ressentir</text:span> <text:span text:style-name="T13">les</text:span> <text:span text:style-name="T13">émotions</text:span> <text:span text:style-name="T13">qui </text:span><text:span text:style-name="T27">imprègnent</text:span><text:span text:style-name="T15"> </text:span><text:span text:style-name="T27">les</text:span><text:span text:style-name="T15"> </text:span><text:span text:style-name="T27">objets</text:span><text:span text:style-name="T15"> </text:span><text:span text:style-name="T27">et</text:span><text:span text:style-name="T15"> </text:span><text:span text:style-name="T27">les</text:span><text:span text:style-name="T15"> </text:span><text:span text:style-name="T27">lieux.</text:span><text:span text:style-name="T15"> </text:span><text:span text:style-name="T27">Cette</text:span><text:span text:style-name="T15"> </text:span><text:span text:style-name="T27">capacité</text:span><text:span text:style-name="T15"> </text:span><text:span text:style-name="T27">vous</text:span><text:span text:style-name="T15"> </text:span><text:span text:style-name="T27">permet </text:span><text:span text:style-name="T10">de</text:span><text:span text:style-name="T12"> </text:span><text:span text:style-name="T10">détecter</text:span><text:span text:style-name="T12"> </text:span><text:span text:style-name="T10">les</text:span><text:span text:style-name="T12"> </text:span><text:span text:style-name="T10">émotions</text:span><text:span text:style-name="T11"> </text:span><text:span text:style-name="T10">résiduelles</text:span><text:span text:style-name="T12"> </text:span><text:span text:style-name="T10">liées</text:span><text:span text:style-name="T12"> </text:span><text:span text:style-name="T10">à</text:span><text:span text:style-name="T12"> </text:span><text:span text:style-name="T10">des</text:span><text:span text:style-name="T11"> </text:span><text:span text:style-name="T10">événements</text:span><text:span text:style-name="T12"> </text:span><text:span text:style-name="T10">passés, </text:span>ce qui peut être utile pour la détection d’énergies négatives ou<text:span text:style-name="T13"> </text:span>positives.</text:p>
      <text:p text:style-name="P68"/>
      <text:p text:style-name="P79"><text:span text:style-name="T13">Vous</text:span><text:span text:style-name="T40"> </text:span><text:span text:style-name="T13">pouvez</text:span><text:span text:style-name="T40"> </text:span><text:span text:style-name="T13">également</text:span><text:span text:style-name="T40"> </text:span><text:span text:style-name="T13">entrer</text:span><text:span text:style-name="T41"> </text:span><text:span text:style-name="T13">en</text:span><text:span text:style-name="T40"> </text:span><text:span text:style-name="T13">contact</text:span><text:span text:style-name="T40"> </text:span><text:span text:style-name="T13">avec</text:span><text:span text:style-name="T40"> </text:span><text:span text:style-name="T13">un</text:span><text:span text:style-name="T41"> </text:span><text:span text:style-name="T13">esprit</text:span><text:span text:style-name="T40"> </text:span><text:span text:style-name="T13">de</text:span><text:span text:style-name="T40"> </text:span><text:span text:style-name="T13">faible </text:span>intelligence<text:span text:style-name="T13"> </text:span>(score<text:span text:style-name="T13"> </text:span>de<text:span text:style-name="T13"> </text:span>volonté<text:span text:style-name="T13"> </text:span>de<text:span text:style-name="T13"> </text:span>2<text:span text:style-name="T13"> </text:span>ou<text:span text:style-name="T13"> </text:span>moins)<text:span text:style-name="T13"> </text:span>ou<text:span text:style-name="T13"> </text:span>avec<text:span text:style-name="T13"> </text:span>lequel <text:span text:style-name="T13">vous</text:span><text:span text:style-name="T40"> </text:span><text:span text:style-name="T13">avez</text:span><text:span text:style-name="T40"> </text:span><text:span text:style-name="T13">une</text:span><text:span text:style-name="T40"> </text:span><text:span text:style-name="T13">relation</text:span><text:span text:style-name="T41"> </text:span><text:span text:style-name="T13">forte.</text:span><text:span text:style-name="T40"> </text:span><text:span text:style-name="T13">Vous</text:span><text:span text:style-name="T40"> </text:span><text:span text:style-name="T13">pouvez</text:span><text:span text:style-name="T40"> </text:span><text:span text:style-name="T13">ressentir</text:span><text:span text:style-name="T41"> </text:span><text:span text:style-name="T13">leur</text:span><text:span text:style-name="T40"> </text:span><text:span text:style-name="T13">présence </text:span><text:span text:style-name="T46">et</text:span><text:span text:style-name="T162"> </text:span><text:span text:style-name="T46">communiquer</text:span><text:span text:style-name="T162"> </text:span><text:span text:style-name="T46">avec</text:span><text:span text:style-name="T162"> </text:span><text:span text:style-name="T46">eux.</text:span><text:span text:style-name="T162"> </text:span><text:span text:style-name="T46">La</text:span><text:span text:style-name="T162"> </text:span><text:span text:style-name="T46">difficulté</text:span><text:span text:style-name="T162"> </text:span><text:span text:style-name="T46">est</text:span><text:span text:style-name="T162"> </text:span><text:span text:style-name="T46">de</text:span><text:span text:style-name="T162"> </text:span><text:span text:style-name="T46">18</text:span><text:span text:style-name="T162"> </text:span><text:span text:style-name="T46">moins</text:span><text:span text:style-name="T162"> </text:span><text:span text:style-name="T46">le</text:span><text:span text:style-name="T162"> </text:span><text:span text:style-name="T46">nombre </text:span>d’heures<text:span text:style-name="T12"> </text:span>de<text:span text:style-name="T12"> </text:span>transe.<text:span text:style-name="T12"> </text:span>Pour<text:span text:style-name="T12"> </text:span>chaque<text:span text:style-name="T12"> </text:span>personne<text:span text:style-name="T12"> </text:span>aidant<text:span text:style-name="T12"> </text:span>le<text:span text:style-name="T12"> </text:span>médium <text:span text:style-name="T12">(en</text:span><text:span text:style-name="T10"> </text:span><text:span text:style-name="T12">joignant</text:span><text:span text:style-name="T10"> </text:span><text:span text:style-name="T12">les</text:span><text:span text:style-name="T10"> </text:span><text:span text:style-name="T12">mains</text:span><text:span text:style-name="T10"> </text:span><text:span text:style-name="T12">par</text:span><text:span text:style-name="T10"> </text:span><text:span text:style-name="T12">exemple),</text:span><text:span text:style-name="T10"> </text:span><text:span text:style-name="T12">la</text:span><text:span text:style-name="T10"> </text:span><text:span text:style-name="T12">difficulté</text:span><text:span text:style-name="T10"> </text:span><text:span text:style-name="T12">descend</text:span><text:span text:style-name="T10"> </text:span><text:span text:style-name="T12">de</text:span><text:span text:style-name="T10"> </text:span><text:span text:style-name="T12">1.</text:span></text:p>
      <text:p text:style-name="P61"/>
      <text:p text:style-name="P60"><text:span text:style-name="T156">Rang</text:span><text:span text:style-name="T157"> </text:span><text:span text:style-name="T156">2</text:span><text:span text:style-name="T158"> </text:span><text:span text:style-name="T156">:</text:span><text:span text:style-name="T158"> </text:span><text:span text:style-name="T46">Vous</text:span><text:span text:style-name="T8"> </text:span><text:span text:style-name="T46">avez</text:span><text:span text:style-name="T154"> </text:span><text:span text:style-name="T46">la</text:span><text:span text:style-name="T154"> </text:span><text:span text:style-name="T46">capacité</text:span><text:span text:style-name="T154"> </text:span><text:span text:style-name="T46">de</text:span><text:span text:style-name="T154"> </text:span><text:span text:style-name="T46">posséder</text:span><text:span text:style-name="T154"> </text:span><text:span text:style-name="T46">un</text:span><text:span text:style-name="T154"> </text:span><text:span text:style-name="T46">fantôme</text:span><text:span text:style-name="T154"> </text:span><text:span text:style-name="T46">volontaire </text:span>dans la pièce pendant quelques minutes. Cela vous permet <text:span text:style-name="T12">de</text:span><text:span text:style-name="T28"> </text:span><text:span text:style-name="T12">communiquer</text:span><text:span text:style-name="T28"> </text:span><text:span text:style-name="T12">avec</text:span><text:span text:style-name="T28"> </text:span><text:span text:style-name="T12">l’esprit</text:span><text:span text:style-name="T28"> </text:span><text:span text:style-name="T12">et</text:span><text:span text:style-name="T28"> </text:span><text:span text:style-name="T12">de</text:span><text:span text:style-name="T28"> </text:span><text:span text:style-name="T12">comprendre</text:span><text:span text:style-name="T28"> </text:span><text:span text:style-name="T12">ses</text:span><text:span text:style-name="T28"> </text:span><text:span text:style-name="T12">intentions.</text:span></text:p>
      <text:p text:style-name="P135"/>
      <text:p text:style-name="P112"><text:span text:style-name="T25">Rang</text:span><text:span text:style-name="T142"> </text:span><text:span text:style-name="T25">3</text:span><text:span text:style-name="T142"> </text:span><text:span text:style-name="T25">: </text:span>Vous pouvez désormais percevoir en permanence <text:span text:style-name="T27">la</text:span><text:span text:style-name="T14"> </text:span><text:span text:style-name="T27">présence</text:span><text:span text:style-name="T14"> </text:span><text:span text:style-name="T27">des</text:span><text:span text:style-name="T14"> </text:span><text:span text:style-name="T27">esprits</text:span><text:span text:style-name="T28"> </text:span><text:span text:style-name="T27">autour</text:span><text:span text:style-name="T14"> </text:span><text:span text:style-name="T27">de</text:span><text:span text:style-name="T14"> </text:span><text:span text:style-name="T27">vous.</text:span><text:span text:style-name="T14"> </text:span><text:span text:style-name="T27">Les</text:span><text:span text:style-name="T28"> </text:span><text:span text:style-name="T27">esprits</text:span><text:span text:style-name="T14"> </text:span><text:span text:style-name="T27">remarquent </text:span><text:span text:style-name="T13">par</text:span><text:span text:style-name="T26"> </text:span><text:span text:style-name="T13">ailleurs</text:span><text:span text:style-name="T26"> </text:span><text:span text:style-name="T13">votre</text:span><text:span text:style-name="T26"> </text:span><text:span text:style-name="T13">présence</text:span><text:span text:style-name="T26"> </text:span><text:span text:style-name="T13">et</text:span><text:span text:style-name="T26"> </text:span><text:span text:style-name="T13">tentent</text:span><text:span text:style-name="T26"> </text:span><text:span text:style-name="T13">de</text:span><text:span text:style-name="T26"> </text:span><text:span text:style-name="T13">communiquer</text:span><text:span text:style-name="T26"> </text:span><text:span text:style-name="T13">avec</text:span><text:span text:style-name="T26"> </text:span><text:span text:style-name="T13">vous </text:span><text:span text:style-name="T10">pour</text:span> <text:span text:style-name="T10">transmettre</text:span> <text:span text:style-name="T10">des</text:span> <text:span text:style-name="T10">messages,</text:span> <text:span text:style-name="T10">exprimer</text:span> <text:span text:style-name="T10">leurs</text:span> <text:span text:style-name="T10">regrets</text:span> <text:span text:style-name="T10">ou</text:span> <text:span text:style-name="T10">partager </text:span>leurs<text:span text:style-name="T13"> </text:span>émotions.</text:p>
      <text:p text:style-name="P68"/>
      <text:p text:style-name="P112">Vous<text:span text:style-name="T40"> </text:span>pouvez<text:span text:style-name="T40"> </text:span>par<text:span text:style-name="T40"> </text:span>ailleurs<text:span text:style-name="T40"> </text:span>vous<text:span text:style-name="T40"> </text:span>laisser<text:span text:style-name="T40"> </text:span>posséder<text:span text:style-name="T40"> </text:span>par<text:span text:style-name="T40"> </text:span>un<text:span text:style-name="T40"> </text:span>esprit consentant pendant une minute.</text:p>
      <text:p text:style-name="P135"/>
      <text:p text:style-name="P60"><text:span text:style-name="T82">Rang</text:span><text:span text:style-name="T159"> </text:span><text:span text:style-name="T82">4</text:span><text:span text:style-name="T159"> </text:span><text:span text:style-name="T82">:</text:span><text:span text:style-name="T159"> </text:span><text:span text:style-name="T27">Vous</text:span><text:span text:style-name="T28"> </text:span><text:span text:style-name="T27">percevez</text:span><text:span text:style-name="T14"> </text:span><text:span text:style-name="T27">la</text:span><text:span text:style-name="T13"> </text:span><text:span text:style-name="T27">présence</text:span><text:span text:style-name="T40"> </text:span><text:span text:style-name="T27">d’esprits</text:span><text:span text:style-name="T40"> </text:span><text:span text:style-name="T27">ou</text:span><text:span text:style-name="T40"> </text:span><text:span text:style-name="T27">de</text:span><text:span text:style-name="T40"> </text:span><text:span text:style-name="T27">fantômes </text:span><text:span text:style-name="T10">comme</text:span><text:span text:style-name="T12"> </text:span><text:span text:style-name="T10">s’il</text:span><text:span text:style-name="T12"> </text:span><text:span text:style-name="T10">s’agissait</text:span><text:span text:style-name="T12"> </text:span><text:span text:style-name="T10">de</text:span><text:span text:style-name="T11"> </text:span><text:span text:style-name="T10">votre</text:span><text:span text:style-name="T12"> </text:span><text:span text:style-name="T10">vue</text:span><text:span text:style-name="T12"> </text:span><text:span text:style-name="T10">normale.</text:span><text:span text:style-name="T12"> </text:span><text:span text:style-name="T10">Votre</text:span><text:span text:style-name="T11"> </text:span><text:span text:style-name="T10">connexion</text:span><text:span text:style-name="T12"> </text:span><text:span text:style-name="T10">avec le</text:span><text:span text:style-name="T27"> </text:span><text:span text:style-name="T10">monde</text:span><text:span text:style-name="T27"> </text:span><text:span text:style-name="T10">des</text:span><text:span text:style-name="T27"> </text:span><text:span text:style-name="T10">esprits</text:span><text:span text:style-name="T27"> </text:span><text:span text:style-name="T10">vous</text:span><text:span text:style-name="T27"> </text:span><text:span text:style-name="T10">permet</text:span><text:span text:style-name="T27"> </text:span><text:span text:style-name="T10">d’accéder</text:span><text:span text:style-name="T27"> </text:span><text:span text:style-name="T10">à</text:span><text:span text:style-name="T27"> </text:span><text:span text:style-name="T10">de</text:span><text:span text:style-name="T27"> </text:span><text:span text:style-name="T10">vieilles</text:span><text:span text:style-name="T27"> </text:span><text:span text:style-name="T10">histoires, </text:span><text:span text:style-name="T13">des</text:span><text:span text:style-name="T12"> </text:span><text:span text:style-name="T13">rumeurs</text:span><text:span text:style-name="T12"> </text:span><text:span text:style-name="T13">datant</text:span><text:span text:style-name="T12"> </text:span><text:span text:style-name="T13">de</text:span><text:span text:style-name="T12"> </text:span><text:span text:style-name="T13">leur</text:span><text:span text:style-name="T12"> </text:span><text:span text:style-name="T13">vie,</text:span><text:span text:style-name="T12"> </text:span><text:span text:style-name="T13">des</text:span><text:span text:style-name="T12"> </text:span><text:span text:style-name="T13">intuitions</text:span><text:span text:style-name="T12"> </text:span><text:span text:style-name="T13">propres</text:span><text:span text:style-name="T12"> </text:span><text:span text:style-name="T13">aux</text:span><text:span text:style-name="T12"> </text:span><text:span text:style-name="T13">esprits, </text:span><text:span text:style-name="T46">parfois</text:span><text:span text:style-name="T7"> </text:span><text:span text:style-name="T46">même</text:span><text:span text:style-name="T7"> </text:span><text:span text:style-name="T46">des</text:span><text:span text:style-name="T7"> </text:span><text:span text:style-name="T46">avertissements</text:span><text:span text:style-name="T7"> </text:span><text:span text:style-name="T46">ou</text:span><text:span text:style-name="T7"> </text:span><text:span text:style-name="T46">des</text:span><text:span text:style-name="T7"> </text:span><text:span text:style-name="T46">conseils.</text:span><text:span text:style-name="T7"> </text:span><text:span text:style-name="T46">Vous</text:span><text:span text:style-name="T7"> </text:span><text:span text:style-name="T46">avez</text:span><text:span text:style-name="T7"> </text:span><text:span text:style-name="T46">accès </text:span><text:span text:style-name="T27">à</text:span><text:span text:style-name="T15"> </text:span><text:span text:style-name="T27">une</text:span><text:span text:style-name="T15"> </text:span><text:span text:style-name="T27">source</text:span><text:span text:style-name="T15"> </text:span><text:span text:style-name="T27">inestimable</text:span><text:span text:style-name="T15"> </text:span><text:span text:style-name="T27">de</text:span><text:span text:style-name="T15"> </text:span><text:span text:style-name="T27">connaissances</text:span><text:span text:style-name="T15"> </text:span><text:span text:style-name="T27">et</text:span><text:span text:style-name="T15"> </text:span><text:span text:style-name="T27">d’informations.</text:span></text:p>
      <text:p text:style-name="P61"/>
      <text:p text:style-name="P79"><text:span text:style-name="T82">Rang</text:span><text:span text:style-name="T142"> </text:span><text:span text:style-name="T82">5</text:span><text:span text:style-name="T159"> </text:span><text:span text:style-name="T82">:</text:span><text:span text:style-name="T159"> </text:span><text:span text:style-name="T27">Aucun</text:span><text:span text:style-name="T28"> </text:span><text:span text:style-name="T27">fantôme</text:span><text:span text:style-name="T14"> </text:span><text:span text:style-name="T27">ne</text:span><text:span text:style-name="T14"> </text:span><text:span text:style-name="T27">peut</text:span><text:span text:style-name="T14"> </text:span><text:span text:style-name="T27">résister</text:span><text:span text:style-name="T28"> </text:span><text:span text:style-name="T27">à</text:span><text:span text:style-name="T14"> </text:span><text:span text:style-name="T27">votre</text:span><text:span text:style-name="T14"> </text:span><text:span text:style-name="T27">appel,</text:span><text:span text:style-name="T14"> </text:span><text:span text:style-name="T27">et</text:span><text:span text:style-name="T28"> </text:span><text:span text:style-name="T27">tout </text:span><text:span text:style-name="T12">esprit</text:span><text:span text:style-name="T13"> </text:span><text:span text:style-name="T12">invoqué</text:span><text:span text:style-name="T13"> </text:span><text:span text:style-name="T12">répondra</text:span><text:span text:style-name="T13"> </text:span><text:span text:style-name="T12">avec</text:span><text:span text:style-name="T13"> </text:span><text:span text:style-name="T12">honnêteté</text:span><text:span text:style-name="T13"> </text:span><text:span text:style-name="T12">à</text:span><text:span text:style-name="T13"> </text:span><text:span text:style-name="T12">votre</text:span><text:span text:style-name="T13"> </text:span><text:span text:style-name="T12">première</text:span><text:span text:style-name="T13"> </text:span><text:span text:style-name="T12">ques- </text:span><text:span text:style-name="T13">tion.</text:span><text:span text:style-name="T12"> </text:span><text:span text:style-name="T13">Si</text:span><text:span text:style-name="T12"> </text:span><text:span text:style-name="T13">l’esprit</text:span><text:span text:style-name="T12"> </text:span><text:span text:style-name="T13">est</text:span><text:span text:style-name="T12"> </text:span><text:span text:style-name="T13">situé</text:span><text:span text:style-name="T12"> </text:span><text:span text:style-name="T13">dans</text:span><text:span text:style-name="T12"> </text:span><text:span text:style-name="T13">un</text:span><text:span text:style-name="T12"> </text:span><text:span text:style-name="T13">rayon</text:span><text:span text:style-name="T12"> </text:span><text:span text:style-name="T13">de</text:span><text:span text:style-name="T12"> </text:span><text:span text:style-name="T13">10</text:span><text:span text:style-name="T181"> </text:span><text:span text:style-name="T13">km,</text:span><text:span text:style-name="T41"> </text:span><text:span text:style-name="T13">il</text:span><text:span text:style-name="T12"> </text:span><text:span text:style-name="T13">se</text:span><text:span text:style-name="T12"> </text:span><text:span text:style-name="T13">présentera </text:span>en<text:span text:style-name="T53"> </text:span>personne<text:span text:style-name="T53"> </text:span>dans<text:span text:style-name="T53"> </text:span>l’heure.<text:span text:style-name="T53"> </text:span>S’il<text:span text:style-name="T53"> </text:span>se<text:span text:style-name="T53"> </text:span>trouve<text:span text:style-name="T53"> </text:span>dans<text:span text:style-name="T53"> </text:span>le<text:span text:style-name="T53"> </text:span>pays,<text:span text:style-name="T53"> </text:span>il<text:span text:style-name="T53"> </text:span>vous <text:span text:style-name="T12">apparaîtra sous [carte] heures. Vous possédez aussi le pouvoir </text:span><text:span text:style-name="T13">de</text:span> <text:span text:style-name="T13">Lieur</text:span> <text:span text:style-name="T13">d’esprit</text:span> <text:span text:style-name="T13">(difficulté</text:span> <text:span text:style-name="T13">15-1</text:span> <text:span text:style-name="T13">par</text:span> <text:span text:style-name="T13">heure</text:span> <text:span text:style-name="T13">de</text:span> <text:span text:style-name="T13">préparation),</text:span> <text:span text:style-name="T13">vous </text:span><text:span text:style-name="T12">pouvez</text:span><text:span text:style-name="T15"> </text:span><text:span text:style-name="T12">retenir</text:span><text:span text:style-name="T15"> </text:span><text:span text:style-name="T12">un</text:span><text:span text:style-name="T15"> </text:span><text:span text:style-name="T12">esprit</text:span><text:span text:style-name="T15"> </text:span><text:span text:style-name="T12">dans</text:span><text:span text:style-name="T15"> </text:span><text:span text:style-name="T12">le</text:span><text:span text:style-name="T15"> </text:span><text:span text:style-name="T12">corps</text:span><text:span text:style-name="T15"> </text:span><text:span text:style-name="T12">d’un</text:span><text:span text:style-name="T15"> </text:span><text:span text:style-name="T12">être</text:span><text:span text:style-name="T15"> </text:span><text:span text:style-name="T12">vivant</text:span><text:span text:style-name="T15"> </text:span><text:span text:style-name="T12">pendant </text:span><text:span text:style-name="T27">une</text:span><text:span text:style-name="T28"> </text:span><text:span text:style-name="T27">journée.</text:span><text:span text:style-name="T28"> </text:span><text:span text:style-name="T27">Cette</text:span><text:span text:style-name="T28"> </text:span><text:span text:style-name="T27">compétence</text:span><text:span text:style-name="T28"> </text:span><text:span text:style-name="T27">est</text:span><text:span text:style-name="T28"> </text:span><text:span text:style-name="T27">particulièrement</text:span><text:span text:style-name="T28"> </text:span><text:span text:style-name="T27">puissante </text:span><text:span text:style-name="T40">et</text:span><text:span text:style-name="T10"> </text:span><text:span text:style-name="T40">nécessite</text:span><text:span text:style-name="T13"> </text:span><text:span text:style-name="T40">une</text:span><text:span text:style-name="T13"> </text:span><text:span text:style-name="T40">préparation</text:span><text:span text:style-name="T15"> </text:span><text:span text:style-name="T40">minutieuse.</text:span><text:span text:style-name="T13"> </text:span><text:span text:style-name="T40">Notez</text:span><text:span text:style-name="T13"> </text:span><text:span text:style-name="T40">que</text:span><text:span text:style-name="T13"> </text:span><text:span text:style-name="T40">vous</text:span><text:span text:style-name="T15"> </text:span><text:span text:style-name="T40">pouvez </text:span>également<text:span text:style-name="T27"> </text:span>utiliser<text:span text:style-name="T27"> </text:span>cette<text:span text:style-name="T27"> </text:span>compétence<text:span text:style-name="T27"> </text:span>sur<text:span text:style-name="T27"> </text:span>vous-même<text:span text:style-name="T27"> </text:span>si<text:span text:style-name="T27"> </text:span>vous devenez un jour un être fantomatique.</text:p>
      <text:h text:style-name="P167" text:outline-level="3"><text:bookmark text:name="Corps d’acier"/><text:bookmark text:name="Croquemitaine"/><text:span text:style-name="T38">Corps</text:span><text:span text:style-name="T182"> </text:span><text:span text:style-name="T81">d’acier</text:span></text:h>
      <text:p text:style-name="P168"><text:span text:style-name="T27">Cette</text:span><text:span text:style-name="T53"> </text:span><text:span text:style-name="T27">spécialité</text:span><text:span text:style-name="T53"> </text:span><text:span text:style-name="T27">étrange</text:span><text:span text:style-name="T53"> </text:span><text:span text:style-name="T27">vous</text:span><text:span text:style-name="T53"> </text:span><text:span text:style-name="T27">confère</text:span><text:span text:style-name="T53"> </text:span><text:span text:style-name="T27">une</text:span><text:span text:style-name="T53"> </text:span><text:span text:style-name="T27">protection</text:span><text:span text:style-name="T53"> </text:span><text:span text:style-name="T27">naturelle </text:span>contre<text:span text:style-name="T27"> </text:span>les<text:span text:style-name="T27"> </text:span>dégâts<text:span text:style-name="T27"> </text:span>physiques,<text:span text:style-name="T27"> </text:span>vous<text:span text:style-name="T27"> </text:span>rendant<text:span text:style-name="T27"> </text:span>plus<text:span text:style-name="T27"> </text:span>résistant<text:span text:style-name="T27"> </text:span>aux <text:span text:style-name="T6">blessures.</text:span><text:span text:style-name="T103"> </text:span><text:span text:style-name="T6">Cette</text:span><text:span text:style-name="T103"> </text:span><text:span text:style-name="T6">capacité</text:span><text:span text:style-name="T103"> </text:span><text:span text:style-name="T6">ne</text:span><text:span text:style-name="T103"> </text:span><text:span text:style-name="T6">se</text:span><text:span text:style-name="T103"> </text:span><text:span text:style-name="T6">cumule</text:span><text:span text:style-name="T103"> </text:span><text:span text:style-name="T6">pas</text:span><text:span text:style-name="T103"> </text:span><text:span text:style-name="T6">avec</text:span><text:span text:style-name="T103"> </text:span><text:span text:style-name="T6">d’autres</text:span><text:span text:style-name="T103"> </text:span><text:span text:style-name="T6">protections </text:span><text:span text:style-name="T46">éventuelles</text:span><text:span text:style-name="T162"> </text:span><text:span text:style-name="T46">(la</text:span><text:span text:style-name="T162"> </text:span><text:span text:style-name="T46">meilleure</text:span><text:span text:style-name="T162"> </text:span><text:span text:style-name="T46">des</text:span><text:span text:style-name="T162"> </text:span><text:span text:style-name="T46">deux</text:span><text:span text:style-name="T162"> </text:span><text:span text:style-name="T46">compte</text:span><text:span text:style-name="T162"> </text:span><text:span text:style-name="T46">en</text:span><text:span text:style-name="T162"> </text:span><text:span text:style-name="T46">gros),</text:span><text:span text:style-name="T162"> </text:span><text:span text:style-name="T46">mais</text:span><text:span text:style-name="T162"> </text:span><text:span text:style-name="T46">elle</text:span><text:span text:style-name="T162"> </text:span><text:span text:style-name="T46">offre </text:span><text:span text:style-name="T27">une</text:span><text:span text:style-name="T40"> </text:span><text:span text:style-name="T27">défense</text:span><text:span text:style-name="T40"> </text:span><text:span text:style-name="T27">solide</text:span><text:span text:style-name="T40"> </text:span><text:span text:style-name="T27">en</text:span><text:span text:style-name="T40"> </text:span><text:span text:style-name="T27">toute</text:span><text:span text:style-name="T40"> </text:span><text:span text:style-name="T27">circonstance</text:span><text:span text:style-name="T40"> </text:span><text:span text:style-name="T27">contre</text:span><text:span text:style-name="T40"> </text:span><text:span text:style-name="T27">les</text:span><text:span text:style-name="T40"> </text:span><text:span text:style-name="T27">blessures.</text:span></text:p>
      <text:p text:style-name="P68"/>
      <text:p text:style-name="P69"><text:span text:style-name="T156">Rang</text:span><text:span text:style-name="T157"> </text:span><text:span text:style-name="T156">1</text:span><text:span text:style-name="T158"> </text:span><text:span text:style-name="T156">:</text:span><text:span text:style-name="T158"> </text:span><text:span text:style-name="T46">Votre</text:span><text:span text:style-name="T48"> </text:span><text:span text:style-name="T46">peau</text:span><text:span text:style-name="T47"> </text:span><text:span text:style-name="T46">devient</text:span><text:span text:style-name="T48"> </text:span><text:span text:style-name="T46">plus</text:span><text:span text:style-name="T7"> </text:span><text:span text:style-name="T46">dure,</text:span><text:span text:style-name="T162"> </text:span><text:span text:style-name="T46">ce</text:span><text:span text:style-name="T8"> </text:span><text:span text:style-name="T46">qui</text:span><text:span text:style-name="T8"> </text:span><text:span text:style-name="T46">réduit</text:span><text:span text:style-name="T8"> </text:span><text:span text:style-name="T46">les</text:span><text:span text:style-name="T8"> </text:span><text:span text:style-name="T46">dégâts</text:span><text:span text:style-name="T8"> </text:span><text:span text:style-name="T46">que </text:span><text:span text:style-name="T40">vous</text:span><text:span text:style-name="T13"> </text:span><text:span text:style-name="T40">recevez</text:span><text:span text:style-name="T13"> </text:span><text:span text:style-name="T40">de</text:span><text:span text:style-name="T13"> </text:span><text:span text:style-name="T40">1</text:span><text:span text:style-name="T15"> </text:span><text:span text:style-name="T40">point.</text:span><text:span text:style-name="T13"> </text:span><text:span text:style-name="T40">Cela</text:span><text:span text:style-name="T13"> </text:span><text:span text:style-name="T40">signifie</text:span><text:span text:style-name="T13"> </text:span><text:span text:style-name="T40">que</text:span><text:span text:style-name="T15"> </text:span><text:span text:style-name="T40">lorsque</text:span><text:span text:style-name="T13"> </text:span><text:span text:style-name="T40">vous</text:span><text:span text:style-name="T13"> </text:span><text:span text:style-name="T40">subissez </text:span><text:span text:style-name="T27">des</text:span><text:span text:style-name="T14"> </text:span><text:span text:style-name="T27">blessures</text:span><text:span text:style-name="T14"> </text:span><text:span text:style-name="T27">physiques,</text:span><text:span text:style-name="T14"> </text:span><text:span text:style-name="T27">elles</text:span><text:span text:style-name="T28"> </text:span><text:span text:style-name="T27">sont</text:span><text:span text:style-name="T14"> </text:span><text:span text:style-name="T27">légèrement</text:span><text:span text:style-name="T14"> </text:span><text:span text:style-name="T27">atténuées.</text:span></text:p>
      <text:p text:style-name="P135"/>
      <text:p text:style-name="P137"><text:span text:style-name="T122">Rang</text:span><text:span text:style-name="T124"> </text:span><text:span text:style-name="T122">2</text:span><text:span text:style-name="T123"> </text:span><text:span text:style-name="T122">:</text:span><text:span text:style-name="T123"> </text:span><text:span text:style-name="T6">Vous devenez encore plus résistant aux dégâts physiques, </text:span><text:span text:style-name="T27">réduisant</text:span><text:span text:style-name="T10"> </text:span><text:span text:style-name="T27">les</text:span><text:span text:style-name="T10"> </text:span><text:span text:style-name="T27">blessures</text:span><text:span text:style-name="T10"> </text:span><text:span text:style-name="T27">que</text:span><text:span text:style-name="T10"> </text:span><text:span text:style-name="T27">vous</text:span><text:span text:style-name="T10"> </text:span><text:span text:style-name="T27">subissez</text:span><text:span text:style-name="T10"> </text:span><text:span text:style-name="T27">de</text:span><text:span text:style-name="T10"> </text:span><text:span text:style-name="T27">2</text:span><text:span text:style-name="T10"> </text:span><text:span text:style-name="T27">points.</text:span></text:p>
      <text:p text:style-name="P135"/>
      <text:p text:style-name="P150"><text:span text:style-name="T82">Rang</text:span><text:span text:style-name="T159"> </text:span><text:span text:style-name="T82">3</text:span><text:span text:style-name="T159"> </text:span><text:span text:style-name="T82">:</text:span><text:span text:style-name="T159"> </text:span><text:span text:style-name="T27">Votre</text:span><text:span text:style-name="T28"> </text:span><text:span text:style-name="T27">protection</text:span><text:span text:style-name="T14"> </text:span><text:span text:style-name="T27">atteint</text:span><text:span text:style-name="T14"> </text:span><text:span text:style-name="T27">un</text:span><text:span text:style-name="T14"> </text:span><text:span text:style-name="T27">niveau</text:span><text:span text:style-name="T28"> </text:span><text:span text:style-name="T27">encore</text:span><text:span text:style-name="T14"> </text:span><text:span text:style-name="T27">plus</text:span><text:span text:style-name="T14"> </text:span><text:span text:style-name="T27">élevé, réduisant</text:span><text:span text:style-name="T10"> </text:span><text:span text:style-name="T27">les</text:span><text:span text:style-name="T10"> </text:span><text:span text:style-name="T27">dégâts</text:span><text:span text:style-name="T10"> </text:span><text:span text:style-name="T27">que</text:span><text:span text:style-name="T10"> </text:span><text:span text:style-name="T27">vous</text:span><text:span text:style-name="T10"> </text:span><text:span text:style-name="T27">subissez</text:span><text:span text:style-name="T10"> </text:span><text:span text:style-name="T27">de</text:span><text:span text:style-name="T10"> </text:span><text:span text:style-name="T27">3</text:span><text:span text:style-name="T10"> </text:span><text:span text:style-name="T27">points.</text:span></text:p>
      <text:p text:style-name="P135"/>
      <text:p text:style-name="P169"><text:span text:style-name="T107">Rang</text:span><text:span text:style-name="T108"> </text:span><text:span text:style-name="T107">4</text:span><text:span text:style-name="T108"> </text:span><text:span text:style-name="T107">:</text:span><text:span text:style-name="T108"> </text:span><text:span text:style-name="T40">Vous</text:span><text:span text:style-name="T15"> </text:span><text:span text:style-name="T40">réduisez</text:span><text:span text:style-name="T13"> </text:span><text:span text:style-name="T40">les</text:span><text:span text:style-name="T12"> </text:span><text:span text:style-name="T40">dégâts</text:span><text:span text:style-name="T27"> </text:span><text:span text:style-name="T40">reçus</text:span><text:span text:style-name="T27"> </text:span><text:span text:style-name="T40">de</text:span><text:span text:style-name="T27"> </text:span><text:span text:style-name="T40">4</text:span><text:span text:style-name="T27"> </text:span><text:span text:style-name="T40">points,</text:span><text:span text:style-name="T27"> </text:span><text:span text:style-name="T40">renforçant </text:span><text:span text:style-name="T12">considérablement votre résistance aux blessures physiques.</text:span></text:p>
      <text:p text:style-name="P135"/>
      <text:p text:style-name="P163"><text:span text:style-name="T25">Rang</text:span><text:span text:style-name="T142"> </text:span><text:span text:style-name="T25">5</text:span><text:span text:style-name="T142"> </text:span><text:span text:style-name="T25">:</text:span><text:span text:style-name="T142"> </text:span>Vous<text:span text:style-name="T9"> </text:span>atteignez<text:span text:style-name="T40"> </text:span>le<text:span text:style-name="T40"> </text:span>sommet<text:span text:style-name="T40"> </text:span>de<text:span text:style-name="T40"> </text:span>votre<text:span text:style-name="T40"> </text:span>protection<text:span text:style-name="T40"> </text:span>avec <text:span text:style-name="T6">une</text:span><text:span text:style-name="T103"> </text:span><text:span text:style-name="T6">réduction</text:span><text:span text:style-name="T103"> </text:span><text:span text:style-name="T6">de</text:span><text:span text:style-name="T103"> </text:span><text:span text:style-name="T6">5</text:span><text:span text:style-name="T103"> </text:span><text:span text:style-name="T6">points</text:span><text:span text:style-name="T103"> </text:span><text:span text:style-name="T6">des</text:span><text:span text:style-name="T103"> </text:span><text:span text:style-name="T6">dégâts</text:span><text:span text:style-name="T103"> </text:span><text:span text:style-name="T6">que</text:span><text:span text:style-name="T103"> </text:span><text:span text:style-name="T6">vous</text:span><text:span text:style-name="T103"> </text:span><text:span text:style-name="T6">subissez.</text:span><text:span text:style-name="T103"> </text:span><text:span text:style-name="T6">Votre</text:span><text:span text:style-name="T103"> </text:span><text:span text:style-name="T6">corps </text:span><text:span text:style-name="T13">devient</text:span><text:span text:style-name="T9"> </text:span><text:span text:style-name="T13">presque</text:span><text:span text:style-name="T9"> </text:span><text:span text:style-name="T13">invulnérable</text:span><text:span text:style-name="T9"> </text:span><text:span text:style-name="T13">aux</text:span><text:span text:style-name="T9"> </text:span><text:span text:style-name="T13">blessures</text:span><text:span text:style-name="T9"> </text:span><text:span text:style-name="T13">physiques</text:span><text:span text:style-name="T9"> </text:span><text:span text:style-name="T13">non</text:span><text:span text:style-name="T9"> </text:span><text:span text:style-name="T13">létales.</text:span></text:p>
      <text:p text:style-name="P93"/>
      <text:h text:style-name="P8" text:outline-level="3">Croquemitaine</text:h>
      <text:p text:style-name="P170">Vous êtes le monstre qui effraye les monstres, des rumeurs <text:span text:style-name="T12">circulent et tous vous connaissent même s’ils doutent de votre </text:span><text:span text:style-name="T10">existence.</text:span><text:span text:style-name="T12"> </text:span><text:span text:style-name="T10">La</text:span><text:span text:style-name="T12"> </text:span><text:span text:style-name="T10">spécialité</text:span><text:span text:style-name="T12"> </text:span><text:span text:style-name="T10">croquemitaine</text:span><text:span text:style-name="T11"> </text:span><text:span text:style-name="T10">doit</text:span><text:span text:style-name="T12"> </text:span><text:span text:style-name="T10">être</text:span><text:span text:style-name="T12"> </text:span><text:span text:style-name="T10">choisie</text:span><text:span text:style-name="T12"> </text:span><text:span text:style-name="T10">sur</text:span><text:span text:style-name="T11"> </text:span><text:span text:style-name="T10">un</text:span><text:span text:style-name="T12"> </text:span><text:span text:style-name="T10">type </text:span><text:span text:style-name="T12">de créature ou d’archétype de monstre. Les pouvoirs spéciaux </text:span>ne<text:span text:style-name="T27"> </text:span>marchent<text:span text:style-name="T27"> </text:span>que<text:span text:style-name="T27"> </text:span>sur<text:span text:style-name="T27"> </text:span>votre<text:span text:style-name="T27"> </text:span>type<text:span text:style-name="T27"> </text:span>de<text:span text:style-name="T27"> </text:span>proie.</text:p>
      <text:p text:style-name="P68"/>
      <text:p text:style-name="P163"><text:span text:style-name="T25">Rang</text:span><text:span text:style-name="T142"> </text:span><text:span text:style-name="T25">1</text:span><text:span text:style-name="T142"> </text:span><text:span text:style-name="T25">:</text:span><text:span text:style-name="T142"> </text:span>Aura<text:span text:style-name="T9"> </text:span>du<text:span text:style-name="T89"> </text:span>croquemitaine,<text:span text:style-name="T89"> </text:span>votre<text:span text:style-name="T89"> </text:span>proie<text:span text:style-name="T9"> </text:span>panique<text:span text:style-name="T89"> </text:span>à<text:span text:style-name="T89"> </text:span>votre vue.<text:span text:style-name="T11"> </text:span>Elle<text:span text:style-name="T11"> </text:span>doit<text:span text:style-name="T11"> </text:span>faire<text:span text:style-name="T11"> </text:span>un<text:span text:style-name="T11"> </text:span>test<text:span text:style-name="T11"> </text:span>de<text:span text:style-name="T11"> </text:span>volonté<text:span text:style-name="T11"> </text:span>difficulté<text:span text:style-name="T11"> </text:span>10<text:span text:style-name="T11"> </text:span>pour<text:span text:style-name="T11"> </text:span>agir <text:span text:style-name="T27">intelligemment.</text:span></text:p>
      <text:p text:style-name="P56"/>
      <text:p text:style-name="P100"><text:span text:style-name="T82">Rang</text:span><text:span text:style-name="T159"> </text:span><text:span text:style-name="T82">2</text:span><text:span text:style-name="T159"> </text:span><text:span text:style-name="T82">:</text:span><text:span text:style-name="T159"> </text:span><text:span text:style-name="T27">Vos</text:span><text:span text:style-name="T28"> </text:span><text:span text:style-name="T27">actions</text:span><text:span text:style-name="T53"> </text:span><text:span text:style-name="T27">en</text:span><text:span text:style-name="T41"> </text:span><text:span text:style-name="T27">opposition</text:span><text:span text:style-name="T41"> </text:span><text:span text:style-name="T27">avec</text:span><text:span text:style-name="T41"> </text:span><text:span text:style-name="T27">votre</text:span><text:span text:style-name="T41"> </text:span><text:span text:style-name="T27">proie</text:span><text:span text:style-name="T41"> </text:span><text:span text:style-name="T27">tournent </text:span><text:span text:style-name="T40">à</text:span><text:span text:style-name="T13"> </text:span><text:span text:style-name="T40">votre</text:span><text:span text:style-name="T13"> </text:span><text:span text:style-name="T40">avantage</text:span><text:span text:style-name="T13"> </text:span><text:span text:style-name="T40">(vous</text:span><text:span text:style-name="T15"> </text:span><text:span text:style-name="T40">jouez</text:span><text:span text:style-name="T13"> </text:span><text:span text:style-name="T40">toujours</text:span><text:span text:style-name="T13"> </text:span><text:span text:style-name="T40">avec</text:span><text:span text:style-name="T13"> </text:span><text:span text:style-name="T40">deux</text:span><text:span text:style-name="T15"> </text:span><text:span text:style-name="T40">cartes</text:span><text:span text:style-name="T13"> </text:span><text:span text:style-name="T40">au</text:span><text:span text:style-name="T13"> </text:span><text:span text:style-name="T40">tirage </text:span>et gardez la meilleure).</text:p>
      <text:p text:style-name="P135"/>
      <text:p text:style-name="P150"><text:span text:style-name="T122">Rang</text:span><text:span text:style-name="T124"> </text:span><text:span text:style-name="T122">3</text:span><text:span text:style-name="T123"> </text:span><text:span text:style-name="T122">:</text:span><text:span text:style-name="T123"> </text:span><text:span text:style-name="T6">Vos</text:span><text:span text:style-name="T8"> </text:span><text:span text:style-name="T6">attaques</text:span><text:span text:style-name="T103"> </text:span><text:span text:style-name="T6">ne guérissent pas par des moyens ordinaires. </text:span><text:span text:style-name="T12">Vous</text:span><text:span text:style-name="T10"> </text:span><text:span text:style-name="T12">pouvez</text:span><text:span text:style-name="T10"> </text:span><text:span text:style-name="T12">choisir</text:span><text:span text:style-name="T10"> </text:span><text:span text:style-name="T12">une</text:span><text:span text:style-name="T53"> </text:span><text:span text:style-name="T12">seconde</text:span><text:span text:style-name="T10"> </text:span><text:span text:style-name="T12">espèce</text:span><text:span text:style-name="T10"> </text:span><text:span text:style-name="T12">de</text:span><text:span text:style-name="T10"> </text:span><text:span text:style-name="T12">créature</text:span><text:span text:style-name="T53"> </text:span><text:span text:style-name="T12">dont</text:span><text:span text:style-name="T10"> </text:span><text:span text:style-name="T12">vous </text:span>devenez le croquemitaine.</text:p>
      <text:p text:style-name="P56"/>
      <text:p text:style-name="P157"><text:span text:style-name="T25">Rang</text:span><text:span text:style-name="T142"> </text:span><text:span text:style-name="T25">4</text:span><text:span text:style-name="T142"> </text:span><text:span text:style-name="T25">:</text:span><text:span text:style-name="T142"> </text:span>Précision<text:span text:style-name="T9"> </text:span>monstrueuse,<text:span text:style-name="T53"> </text:span>vous<text:span text:style-name="T15"> </text:span>9appez<text:span text:style-name="T15"> </text:span>toujours<text:span text:style-name="T15"> </text:span>là<text:span text:style-name="T15"> </text:span>où <text:span text:style-name="T13">un</text:span><text:span text:style-name="T183"> </text:span><text:span text:style-name="T13">point</text:span><text:span text:style-name="T173"> </text:span><text:span text:style-name="T13">vital</text:span><text:span text:style-name="T173"> </text:span><text:span text:style-name="T13">se</text:span><text:span text:style-name="T173"> </text:span><text:span text:style-name="T13">trouve</text:span><text:span text:style-name="T173"> </text:span><text:span text:style-name="T13">(vous</text:span><text:span text:style-name="T173"> </text:span><text:span text:style-name="T13">rajoutez</text:span><text:span text:style-name="T173"> </text:span><text:span text:style-name="T13">votre</text:span><text:span text:style-name="T173"> </text:span><text:span text:style-name="T13">rang</text:span><text:span text:style-name="T173"> </text:span><text:span text:style-name="T13">de</text:span><text:span text:style-name="T173"> </text:span><text:span text:style-name="T13">croquemitaine</text:span></text:p>
      <text:p text:style-name="P171" loext:marker-style-name="T62"/>
      <text:p text:style-name="P172"><text:bookmark text:name="Chant/instruments envoûtant"/><text:bookmark text:name="Divination"/><text:span text:style-name="T14">aux</text:span> <text:span text:style-name="T14">dégâts).</text:span> <text:span text:style-name="T14">Vous</text:span> <text:span text:style-name="T14">pouvez</text:span> <text:span text:style-name="T14">choisir</text:span> <text:span text:style-name="T14">une</text:span> <text:span text:style-name="T14">troisième</text:span> <text:span text:style-name="T14">espèce</text:span> <text:span text:style-name="T14">de</text:span> <text:span text:style-name="T14">créature </text:span>dont<text:span text:style-name="T15"> </text:span>vous<text:span text:style-name="T15"> </text:span>devenez<text:span text:style-name="T15"> </text:span>le<text:span text:style-name="T15"> </text:span>croquemitaine.</text:p>
      <text:p text:style-name="P135"/>
      <text:p text:style-name="P60"><text:span text:style-name="T108">Rang</text:span><text:span text:style-name="T107"> </text:span><text:span text:style-name="T108">5</text:span><text:span text:style-name="T107"> </text:span><text:span text:style-name="T13">:</text:span><text:span text:style-name="T40"> </text:span><text:span text:style-name="T13">Intuable,</text:span><text:span text:style-name="T41"> </text:span><text:span text:style-name="T13">enfin</text:span><text:span text:style-name="T26"> </text:span><text:span text:style-name="T13">quasiment,vous</text:span><text:span text:style-name="T26"> </text:span><text:span text:style-name="T13">réduisez</text:span><text:span text:style-name="T26"> </text:span><text:span text:style-name="T13">tous</text:span><text:span text:style-name="T26"> </text:span><text:span text:style-name="T13">les</text:span><text:span text:style-name="T26"> </text:span><text:span text:style-name="T13">dégâts </text:span><text:span text:style-name="T46">qu’elle</text:span><text:span text:style-name="T47"> </text:span><text:span text:style-name="T46">vous</text:span><text:span text:style-name="T48"> </text:span><text:span text:style-name="T46">inflige</text:span><text:span text:style-name="T48"> </text:span><text:span text:style-name="T46">de</text:span><text:span text:style-name="T48"> </text:span><text:span text:style-name="T46">votre</text:span><text:span text:style-name="T47"> </text:span><text:span text:style-name="T46">rang</text:span><text:span text:style-name="T48"> </text:span><text:span text:style-name="T46">de</text:span><text:span text:style-name="T48"> </text:span><text:span text:style-name="T46">Croquemitaine.</text:span><text:span text:style-name="T48"> </text:span><text:span text:style-name="T46">Cette</text:span><text:span text:style-name="T47"> </text:span><text:span text:style-name="T46">capacité </text:span><text:span text:style-name="T40">renforce considérablement votre survie contre les créatures que </text:span>vous<text:span text:style-name="T13"> </text:span>chassez.</text:p>
      <text:p text:style-name="P140"/>
      <text:h text:style-name="P58" text:outline-level="3"><text:span text:style-name="T184">Chant/instruments</text:span><text:span text:style-name="T185"> </text:span><text:span text:style-name="T81">envoûtant</text:span></text:h>
      <text:p text:style-name="P82">En tant que maître du chant ou des instruments envoûtants, <text:span text:style-name="T10">vous</text:span><text:span text:style-name="T27"> </text:span><text:span text:style-name="T10">possédez</text:span><text:span text:style-name="T27"> </text:span><text:span text:style-name="T10">le</text:span><text:span text:style-name="T27"> </text:span><text:span text:style-name="T10">pouvoir</text:span><text:span text:style-name="T27"> </text:span><text:span text:style-name="T10">de</text:span><text:span text:style-name="T27"> </text:span><text:span text:style-name="T10">manipuler</text:span><text:span text:style-name="T27"> </text:span><text:span text:style-name="T10">les</text:span><text:span text:style-name="T27"> </text:span><text:span text:style-name="T10">émotions</text:span><text:span text:style-name="T27"> </text:span><text:span text:style-name="T10">et</text:span><text:span text:style-name="T27"> </text:span><text:span text:style-name="T10">les</text:span><text:span text:style-name="T27"> </text:span><text:span text:style-name="T10">actions </text:span><text:span text:style-name="T27">de</text:span><text:span text:style-name="T28"> </text:span><text:span text:style-name="T27">ceux</text:span><text:span text:style-name="T28"> </text:span><text:span text:style-name="T27">qui</text:span><text:span text:style-name="T28"> </text:span><text:span text:style-name="T27">écoutent</text:span><text:span text:style-name="T28"> </text:span><text:span text:style-name="T27">votre</text:span><text:span text:style-name="T28"> </text:span><text:span text:style-name="T27">musique.</text:span><text:span text:style-name="T28"> </text:span><text:span text:style-name="T27">Votre</text:span><text:span text:style-name="T28"> </text:span><text:span text:style-name="T27">musique</text:span><text:span text:style-name="T28"> </text:span><text:span text:style-name="T27">a</text:span><text:span text:style-name="T28"> </text:span><text:span text:style-name="T27">un</text:span><text:span text:style-name="T28"> </text:span><text:span text:style-name="T27">effet </text:span>hypnotique<text:span text:style-name="T28"> </text:span>et<text:span text:style-name="T28"> </text:span>captivant<text:span text:style-name="T28"> </text:span>sur<text:span text:style-name="T28"> </text:span>vos<text:span text:style-name="T28"> </text:span>auditeurs.</text:p>
      <text:p text:style-name="P68"/>
      <text:p text:style-name="P26"><text:span text:style-name="T107">Rang</text:span><text:span text:style-name="T108"> </text:span><text:span text:style-name="T107">1</text:span><text:span text:style-name="T108"> </text:span><text:span text:style-name="T107">:</text:span><text:span text:style-name="T108"> </text:span><text:span text:style-name="T40">Sommeil</text:span><text:span text:style-name="T15"> </text:span><text:span text:style-name="T40">magique</text:span><text:span text:style-name="T13"> </text:span><text:span text:style-name="T40">(difficulté</text:span><text:span text:style-name="T13"> </text:span><text:span text:style-name="T40">pour</text:span><text:span text:style-name="T13"> </text:span><text:span text:style-name="T40">résister</text:span><text:span text:style-name="T15"> </text:span><text:span text:style-name="T40">au</text:span><text:span text:style-name="T13"> </text:span><text:span text:style-name="T40">sommeil </text:span>8+2 par round où la mélodie continue).</text:p>
      <text:p text:style-name="P136"/>
      <text:p text:style-name="P26"><text:span text:style-name="T156">Rang</text:span><text:span text:style-name="T157"> </text:span><text:span text:style-name="T156">2</text:span><text:span text:style-name="T158"> </text:span><text:span text:style-name="T156">:</text:span><text:span text:style-name="T158"> </text:span><text:span text:style-name="T46">L’oubli,</text:span><text:span text:style-name="T162"> </text:span><text:span text:style-name="T46">les</text:span><text:span text:style-name="T103"> </text:span><text:span text:style-name="T46">sens</text:span><text:span text:style-name="T103"> </text:span><text:span text:style-name="T46">de</text:span><text:span text:style-name="T103"> </text:span><text:span text:style-name="T46">vos</text:span><text:span text:style-name="T103"> </text:span><text:span text:style-name="T46">auditeurs</text:span><text:span text:style-name="T103"> </text:span><text:span text:style-name="T46">sont</text:span><text:span text:style-name="T103"> </text:span><text:span text:style-name="T46">engourdis</text:span><text:span text:style-name="T103"> </text:span><text:span text:style-name="T46">et</text:span><text:span text:style-name="T103"> </text:span><text:span text:style-name="T46">votre </text:span><text:span text:style-name="T13">présence</text:span><text:span text:style-name="T12"> </text:span><text:span text:style-name="T13">est</text:span><text:span text:style-name="T12"> </text:span><text:span text:style-name="T13">totalement</text:span><text:span text:style-name="T12"> </text:span><text:span text:style-name="T13">occultée</text:span><text:span text:style-name="T12"> </text:span><text:span text:style-name="T13">(difficulté</text:span><text:span text:style-name="T12"> </text:span><text:span text:style-name="T13">pour</text:span><text:span text:style-name="T12"> </text:span><text:span text:style-name="T13">résister</text:span><text:span text:style-name="T12"> </text:span><text:span text:style-name="T13">à</text:span><text:span text:style-name="T12"> </text:span><text:span text:style-name="T13">l’oubli </text:span>8+2 par round où la mélodie continue).</text:p>
      <text:p text:style-name="P56"/>
      <text:p text:style-name="P26"><text:span text:style-name="T25">Rang</text:span><text:span text:style-name="T142"> </text:span><text:span text:style-name="T25">3</text:span><text:span text:style-name="T142"> </text:span><text:span text:style-name="T25">:</text:span><text:span text:style-name="T142"> </text:span>Joueur<text:span text:style-name="T9"> </text:span>de<text:span text:style-name="T89"> </text:span>flûte,<text:span text:style-name="T89"> </text:span>vous<text:span text:style-name="T89"> </text:span>entraînez<text:span text:style-name="T9"> </text:span>votre<text:span text:style-name="T89"> </text:span>auditoire<text:span text:style-name="T89"> </text:span>dans <text:span text:style-name="T12">une</text:span><text:span text:style-name="T53"> </text:span><text:span text:style-name="T12">gigue</text:span><text:span text:style-name="T53"> </text:span><text:span text:style-name="T12">irrésistible</text:span><text:span text:style-name="T53"> </text:span><text:span text:style-name="T12">(difficulté</text:span><text:span text:style-name="T53"> </text:span><text:span text:style-name="T12">pour</text:span><text:span text:style-name="T53"> </text:span><text:span text:style-name="T12">y</text:span><text:span text:style-name="T53"> </text:span><text:span text:style-name="T12">résister</text:span><text:span text:style-name="T53"> </text:span><text:span text:style-name="T12">10+1</text:span><text:span text:style-name="T53"> </text:span><text:span text:style-name="T12">par</text:span><text:span text:style-name="T53"> </text:span><text:span text:style-name="T12">round </text:span>ou la musique continue).</text:p>
      <text:p text:style-name="P135"/>
      <text:p text:style-name="P79"><text:span text:style-name="T25">Rang</text:span><text:span text:style-name="T142"> </text:span><text:span text:style-name="T25">4</text:span><text:span text:style-name="T142"> </text:span><text:span text:style-name="T25">:</text:span><text:span text:style-name="T142"> </text:span>La<text:span text:style-name="T9"> </text:span>violence<text:span text:style-name="T89"> </text:span>pure<text:span text:style-name="T89"> </text:span>et<text:span text:style-name="T89"> </text:span>brutale,<text:span text:style-name="T9"> </text:span>un<text:span text:style-name="T89"> </text:span>hymne<text:span text:style-name="T89"> </text:span>punk<text:span text:style-name="T28"> </text:span>de<text:span text:style-name="T28"> </text:span>des- truction<text:span text:style-name="T41"> </text:span>transcende<text:span text:style-name="T41"> </text:span>tous<text:span text:style-name="T41"> </text:span>vos<text:span text:style-name="T41"> </text:span>auditeurs,<text:span text:style-name="T41"> </text:span>ceux-ci<text:span text:style-name="T41"> </text:span>passent<text:span text:style-name="T41"> </text:span>dans <text:span text:style-name="T13">une</text:span><text:span text:style-name="T27"> </text:span><text:span text:style-name="T13">fureur</text:span><text:span text:style-name="T27"> </text:span><text:span text:style-name="T13">berserker</text:span><text:span text:style-name="T27"> </text:span><text:span text:style-name="T13">et</text:span><text:span text:style-name="T27"> </text:span><text:span text:style-name="T13">s’attaquent</text:span><text:span text:style-name="T27"> </text:span><text:span text:style-name="T13">aux</text:span><text:span text:style-name="T27"> </text:span><text:span text:style-name="T13">personnes</text:span><text:span text:style-name="T27"> </text:span><text:span text:style-name="T13">et</text:span><text:span text:style-name="T27"> </text:span><text:span text:style-name="T13">biens</text:span><text:span text:style-name="T27"> </text:span><text:span text:style-name="T13">autour </text:span><text:span text:style-name="T10">d’elles.</text:span><text:span text:style-name="T27"> </text:span><text:span text:style-name="T10">Les</text:span><text:span text:style-name="T27"> </text:span><text:span text:style-name="T10">PJ</text:span><text:span text:style-name="T27"> </text:span><text:span text:style-name="T10">et</text:span><text:span text:style-name="T27"> </text:span><text:span text:style-name="T10">PNJ</text:span><text:span text:style-name="T27"> </text:span><text:span text:style-name="T10">importants</text:span><text:span text:style-name="T27"> </text:span><text:span text:style-name="T10">peuvent</text:span><text:span text:style-name="T27"> </text:span><text:span text:style-name="T10">toutefois</text:span><text:span text:style-name="T27"> </text:span><text:span text:style-name="T10">y</text:span><text:span text:style-name="T27"> </text:span><text:span text:style-name="T10">résister</text:span><text:span text:style-name="T27"> </text:span><text:span text:style-name="T10">avec </text:span><text:span text:style-name="T27">un</text:span><text:span text:style-name="T28"> </text:span><text:span text:style-name="T27">test</text:span><text:span text:style-name="T28"> </text:span><text:span text:style-name="T27">avec</text:span><text:span text:style-name="T28"> </text:span><text:span text:style-name="T27">volonté</text:span><text:span text:style-name="T28"> </text:span><text:span text:style-name="T27">+</text:span><text:span text:style-name="T28"> </text:span><text:span text:style-name="T27">[métier/hobby]</text:span><text:span text:style-name="T28"> </text:span><text:span text:style-name="T27">difficulté</text:span><text:span text:style-name="T28"> </text:span><text:span text:style-name="T27">12.</text:span></text:p>
      <text:p text:style-name="P68"/>
      <text:p text:style-name="P79"><text:span text:style-name="T82">Rang</text:span><text:span text:style-name="T159"> </text:span><text:span text:style-name="T82">5</text:span><text:span text:style-name="T159"> </text:span><text:span text:style-name="T27">:</text:span><text:span text:style-name="T14"> </text:span><text:span text:style-name="T27">La</text:span><text:span text:style-name="T28"> </text:span><text:span text:style-name="T27">manifestation</text:span><text:span text:style-name="T14"> </text:span><text:span text:style-name="T27">de</text:span><text:span text:style-name="T14"> </text:span><text:span text:style-name="T27">votre</text:span><text:span text:style-name="T14"> </text:span><text:span text:style-name="T27">art</text:span><text:span text:style-name="T28"> </text:span><text:span text:style-name="T27">est</text:span><text:span text:style-name="T14"> </text:span><text:span text:style-name="T27">le</text:span><text:span text:style-name="T14"> </text:span><text:span text:style-name="T27">moment</text:span><text:span text:style-name="T14"> </text:span><text:span text:style-name="T27">de</text:span><text:span text:style-name="T28"> </text:span><text:span text:style-name="T27">grâce </text:span><text:span text:style-name="T14">d’une</text:span><text:span text:style-name="T26"> </text:span><text:span text:style-name="T14">vie,</text:span><text:span text:style-name="T26"> </text:span><text:span text:style-name="T14">tous</text:span><text:span text:style-name="T26"> </text:span><text:span text:style-name="T14">ceux</text:span><text:span text:style-name="T26"> </text:span><text:span text:style-name="T14">qui</text:span><text:span text:style-name="T26"> </text:span><text:span text:style-name="T14">l’entendent</text:span><text:span text:style-name="T26"> </text:span><text:span text:style-name="T14">seront</text:span><text:span text:style-name="T26"> </text:span><text:span text:style-name="T14">vos</text:span><text:span text:style-name="T26"> </text:span><text:span text:style-name="T14">fans</text:span><text:span text:style-name="T26"> </text:span><text:span text:style-name="T14">hardcores</text:span><text:span text:style-name="T26"> </text:span><text:span text:style-name="T14">pour </text:span><text:span text:style-name="T12">le</text:span><text:span text:style-name="T10"> </text:span><text:span text:style-name="T12">reste</text:span><text:span text:style-name="T10"> </text:span><text:span text:style-name="T12">de</text:span><text:span text:style-name="T53"> </text:span><text:span text:style-name="T12">leur</text:span><text:span text:style-name="T10"> </text:span><text:span text:style-name="T12">vie.</text:span><text:span text:style-name="T10"> </text:span><text:span text:style-name="T12">Ils</text:span><text:span text:style-name="T53"> </text:span><text:span text:style-name="T12">vous</text:span><text:span text:style-name="T10"> </text:span><text:span text:style-name="T12">traiteront</text:span><text:span text:style-name="T10"> </text:span><text:span text:style-name="T12">toujours</text:span><text:span text:style-name="T53"> </text:span><text:span text:style-name="T12">avec</text:span><text:span text:style-name="T10"> </text:span><text:span text:style-name="T12">un</text:span><text:span text:style-name="T10"> </text:span><text:span text:style-name="T12">profond </text:span><text:span text:style-name="T27">respect</text:span><text:span text:style-name="T14"> </text:span><text:span text:style-name="T27">et</text:span><text:span text:style-name="T14"> </text:span><text:span text:style-name="T27">vous</text:span><text:span text:style-name="T14"> </text:span><text:span text:style-name="T27">passeront</text:span><text:span text:style-name="T28"> </text:span><text:span text:style-name="T27">la</text:span><text:span text:style-name="T14"> </text:span><text:span text:style-name="T27">plupart</text:span><text:span text:style-name="T14"> </text:span><text:span text:style-name="T27">de</text:span><text:span text:style-name="T14"> </text:span><text:span text:style-name="T27">vos</text:span><text:span text:style-name="T28"> </text:span><text:span text:style-name="T27">caprices</text:span><text:span text:style-name="T14"> </text:span><text:span text:style-name="T27">de</text:span><text:span text:style-name="T14"> </text:span><text:span text:style-name="T27">supers- </text:span><text:span text:style-name="T40">tar. Les PJ et PNJ importants peuvent cependant y résister avec </text:span>un<text:span text:style-name="T89"> </text:span>test<text:span text:style-name="T89"> </text:span>de<text:span text:style-name="T89"> </text:span>volonté<text:span text:style-name="T9"> </text:span>+<text:span text:style-name="T89"> </text:span>[métier/hobby]<text:span text:style-name="T89"> </text:span>difficulté<text:span text:style-name="T89"> </text:span>14.</text:p>
      <text:p text:style-name="P65"/>
      <text:h text:style-name="P21" text:outline-level="3">Divination</text:h>
      <text:p text:style-name="P173"><text:span text:style-name="T40">Vous</text:span><text:span text:style-name="T13"> </text:span><text:span text:style-name="T40">avez</text:span><text:span text:style-name="T13"> </text:span><text:span text:style-name="T40">appris</text:span><text:span text:style-name="T13"> </text:span><text:span text:style-name="T40">à</text:span><text:span text:style-name="T15"> </text:span><text:span text:style-name="T40">lire</text:span><text:span text:style-name="T13"> </text:span><text:span text:style-name="T40">les</text:span><text:span text:style-name="T13"> </text:span><text:span text:style-name="T40">signes</text:span><text:span text:style-name="T13"> </text:span><text:span text:style-name="T40">du</text:span><text:span text:style-name="T15"> </text:span><text:span text:style-name="T40">destin,</text:span><text:span text:style-name="T13"> </text:span><text:span text:style-name="T40">les</text:span><text:span text:style-name="T13"> </text:span><text:span text:style-name="T40">moires</text:span><text:span text:style-name="T13"> </text:span><text:span text:style-name="T40">susurrent </text:span><text:span text:style-name="T12">parfois</text:span><text:span text:style-name="T15"> </text:span><text:span text:style-name="T12">à</text:span><text:span text:style-name="T15"> </text:span><text:span text:style-name="T12">vos</text:span><text:span text:style-name="T15"> </text:span><text:span text:style-name="T12">oreilles.</text:span><text:span text:style-name="T15"> </text:span><text:span text:style-name="T12">Pour</text:span><text:span text:style-name="T15"> </text:span><text:span text:style-name="T12">réaliser</text:span><text:span text:style-name="T15"> </text:span><text:span text:style-name="T12">votre</text:span><text:span text:style-name="T15"> </text:span><text:span text:style-name="T12">divination,</text:span><text:span text:style-name="T15"> </text:span><text:span text:style-name="T12">vous</text:span><text:span text:style-name="T15"> </text:span><text:span text:style-name="T12">avez </text:span>probablement<text:span text:style-name="T89"> </text:span>des<text:span text:style-name="T89"> </text:span>rituels<text:span text:style-name="T89"> </text:span>(cartes,<text:span text:style-name="T9"> </text:span>bassin,<text:span text:style-name="T89"> </text:span>aruspice,...).<text:span text:style-name="T89"> </text:span>Quand <text:span text:style-name="T10">vous</text:span><text:span text:style-name="T26"> </text:span><text:span text:style-name="T10">les</text:span><text:span text:style-name="T26"> </text:span><text:span text:style-name="T10">utilisez,</text:span><text:span text:style-name="T26"> </text:span><text:span text:style-name="T10">vous</text:span><text:span text:style-name="T26"> </text:span><text:span text:style-name="T10">réussissez</text:span><text:span text:style-name="T26"> </text:span><text:span text:style-name="T10">automatiquement.</text:span><text:span text:style-name="T26"> </text:span><text:span text:style-name="T10">Si</text:span><text:span text:style-name="T26"> </text:span><text:span text:style-name="T10">vous</text:span><text:span text:style-name="T26"> </text:span><text:span text:style-name="T10">devez </text:span>prédire<text:span text:style-name="T89"> </text:span>en<text:span text:style-name="T89"> </text:span>dehors<text:span text:style-name="T89"> </text:span>de<text:span text:style-name="T9"> </text:span>vos<text:span text:style-name="T89"> </text:span>habitudes,<text:span text:style-name="T89"> </text:span>la<text:span text:style-name="T89"> </text:span>difficulté<text:span text:style-name="T9"> </text:span>est<text:span text:style-name="T89"> </text:span>de<text:span text:style-name="T89"> </text:span>12.</text:p>
      <text:p text:style-name="P27" loext:marker-style-name="T54"/>
      <text:p text:style-name="P174" loext:marker-style-name="T54"/>
      <text:p text:style-name="P175"><text:bookmark text:name="Encres animales"/><text:soft-page-break/><text:span text:style-name="T25">Rang 1</text:span><text:span text:style-name="T142"> </text:span><text:span text:style-name="T25">: </text:span>Vous pouvez prédire le destin des jours à venir d’une personne dénuée de pouvoir décisionnel ou politique dans<text:span text:style-name="T14"> </text:span>le<text:span text:style-name="T14"> </text:span>monde.<text:span text:style-name="T14"> </text:span>Amour,<text:span text:style-name="T14"> </text:span>rencontre,<text:span text:style-name="T14"> </text:span>décision<text:span text:style-name="T14"> </text:span>de<text:span text:style-name="T14"> </text:span>carrière,<text:span text:style-name="T14"> </text:span>vous voyez<text:span text:style-name="T89"> </text:span>généralement<text:span text:style-name="T89"> </text:span>juste…</text:p>
      <text:p text:style-name="P150"><text:span text:style-name="T108">Rang</text:span><text:span text:style-name="T107"> </text:span><text:span text:style-name="T108">2</text:span><text:span text:style-name="T107"> </text:span><text:span text:style-name="T108">:</text:span><text:span text:style-name="T107"> </text:span><text:span text:style-name="T13">Maintenant,</text:span><text:span text:style-name="T27"> </text:span><text:span text:style-name="T13">vous</text:span> <text:span text:style-name="T13">pouvez</text:span> <text:span text:style-name="T13">prédire</text:span> <text:span text:style-name="T13">pour</text:span> <text:span text:style-name="T13">une</text:span> <text:span text:style-name="T13">personne</text:span> <text:span text:style-name="T13">si </text:span><text:span text:style-name="T27">un</text:span><text:span text:style-name="T101"> </text:span><text:span text:style-name="T27">danger</text:span><text:span text:style-name="T101"> </text:span><text:span text:style-name="T27">existe</text:span><text:span text:style-name="T101"> </text:span><text:span text:style-name="T27">en</text:span><text:span text:style-name="T101"> </text:span><text:span text:style-name="T27">rapport</text:span><text:span text:style-name="T101"> </text:span><text:span text:style-name="T27">avec</text:span><text:span text:style-name="T101"> </text:span><text:span text:style-name="T27">un</text:span><text:span text:style-name="T101"> </text:span><text:span text:style-name="T27">lieu</text:span><text:span text:style-name="T101"> </text:span><text:span text:style-name="T27">ou</text:span><text:span text:style-name="T101"> </text:span><text:span text:style-name="T27">un</text:span><text:span text:style-name="T101"> </text:span><text:span text:style-name="T27">individu</text:span><text:span text:style-name="T101"> </text:span><text:span text:style-name="T27">donné.</text:span></text:p>
      <text:p text:style-name="P169"><text:span text:style-name="T107">Rang</text:span><text:span text:style-name="T108"> </text:span><text:span text:style-name="T107">3</text:span><text:span text:style-name="T108"> </text:span><text:span text:style-name="T107">:</text:span><text:span text:style-name="T108"> </text:span><text:span text:style-name="T40">Muni</text:span><text:span text:style-name="T15"> </text:span><text:span text:style-name="T40">d’une</text:span><text:span text:style-name="T13"> </text:span><text:span text:style-name="T40">photo</text:span><text:span text:style-name="T13"> </text:span><text:span text:style-name="T40">ou</text:span><text:span text:style-name="T13"> </text:span><text:span text:style-name="T40">d’un</text:span><text:span text:style-name="T15"> </text:span><text:span text:style-name="T40">objet</text:span><text:span text:style-name="T13"> </text:span><text:span text:style-name="T40">d’une</text:span><text:span text:style-name="T13"> </text:span><text:span text:style-name="T40">personne,</text:span><text:span text:style-name="T13"> </text:span><text:span text:style-name="T40">vous </text:span>pouvez<text:span text:style-name="T9"> </text:span>localiser<text:span text:style-name="T9"> </text:span>celle-ci<text:span text:style-name="T9"> </text:span>sur<text:span text:style-name="T9"> </text:span>une<text:span text:style-name="T9"> </text:span>carte.</text:p>
      <text:p text:style-name="P135"/>
      <text:p text:style-name="P139"><text:span text:style-name="T107">Rang</text:span><text:span text:style-name="T108"> </text:span><text:span text:style-name="T107">4</text:span><text:span text:style-name="T108"> </text:span><text:span text:style-name="T107">:</text:span><text:span text:style-name="T108"> </text:span><text:span text:style-name="T40">Vous</text:span><text:span text:style-name="T15"> </text:span><text:span text:style-name="T40">êtes</text:span><text:span text:style-name="T13"> </text:span><text:span text:style-name="T40">capable</text:span><text:span text:style-name="T13"> </text:span><text:span text:style-name="T40">de</text:span><text:span text:style-name="T13"> </text:span><text:span text:style-name="T40">passer</text:span><text:span text:style-name="T15"> </text:span><text:span text:style-name="T40">en</text:span><text:span text:style-name="T41"> </text:span><text:span text:style-name="T40">quelques</text:span><text:span text:style-name="T12"> </text:span><text:span text:style-name="T40">instants</text:span><text:span text:style-name="T12"> </text:span><text:span text:style-name="T40">dans </text:span><text:span text:style-name="T12">une</text:span><text:span text:style-name="T40"> </text:span><text:span text:style-name="T12">transe</text:span><text:span text:style-name="T40"> </text:span><text:span text:style-name="T12">qui</text:span><text:span text:style-name="T40"> </text:span><text:span text:style-name="T12">vous</text:span><text:span text:style-name="T40"> </text:span><text:span text:style-name="T12">révélera</text:span><text:span text:style-name="T40"> </text:span><text:span text:style-name="T12">votre</text:span><text:span text:style-name="T40"> </text:span><text:span text:style-name="T12">avenir</text:span><text:span text:style-name="T40"> </text:span><text:span text:style-name="T12">proche</text:span><text:span text:style-name="T40"> </text:span><text:span text:style-name="T12">dans</text:span><text:span text:style-name="T40"> </text:span><text:span text:style-name="T12">la</text:span><text:span text:style-name="T40"> </text:span><text:span text:style-name="T12">limite des 30 prochaines secondes. Vous voyez également les fils du </text:span><text:span text:style-name="T13">destin</text:span> <text:span text:style-name="T13">reliant</text:span> <text:span text:style-name="T13">les</text:span> <text:span text:style-name="T13">gens</text:span> <text:span text:style-name="T13">entre</text:span> <text:span text:style-name="T13">eux</text:span> <text:span text:style-name="T13">en</text:span> <text:span text:style-name="T13">permanence.</text:span> <text:span text:style-name="T13">Attention,</text:span> <text:span text:style-name="T13">jouer </text:span><text:span text:style-name="T27">avec</text:span><text:span text:style-name="T14"> </text:span><text:span text:style-name="T27">le</text:span><text:span text:style-name="T14"> </text:span><text:span text:style-name="T27">destin</text:span><text:span text:style-name="T14"> </text:span><text:span text:style-name="T27">peut</text:span><text:span text:style-name="T28"> </text:span><text:span text:style-name="T27">attirer</text:span><text:span text:style-name="T14"> </text:span><text:span text:style-name="T27">les</text:span><text:span text:style-name="T14"> </text:span><text:span text:style-name="T27">Moires</text:span><text:span text:style-name="T14"> </text:span><text:span text:style-name="T27">sur</text:span><text:span text:style-name="T28"> </text:span><text:span text:style-name="T27">votre</text:span><text:span text:style-name="T14"> </text:span><text:span text:style-name="T27">cas…</text:span></text:p>
      <text:p text:style-name="P68"/>
      <text:p text:style-name="P176"><text:span text:style-name="T156">Rang</text:span><text:span text:style-name="T157"> </text:span><text:span text:style-name="T156">5</text:span><text:span text:style-name="T158"> </text:span><text:span text:style-name="T46">:</text:span><text:span text:style-name="T48"> </text:span><text:span text:style-name="T46">Vous</text:span><text:span text:style-name="T48"> </text:span><text:span text:style-name="T46">pouvez</text:span><text:span text:style-name="T47"> </text:span><text:span text:style-name="T46">interroger</text:span><text:span text:style-name="T48"> </text:span><text:span text:style-name="T46">l’avenir</text:span><text:span text:style-name="T48"> </text:span><text:span text:style-name="T46">des</text:span><text:span text:style-name="T48"> </text:span><text:span text:style-name="T46">prochaines</text:span><text:span text:style-name="T47"> </text:span><text:span text:style-name="T46">semaines </text:span>sur<text:span text:style-name="T11"> </text:span>le<text:span text:style-name="T11"> </text:span>destin<text:span text:style-name="T11"> </text:span>d’une<text:span text:style-name="T11"> </text:span>faction<text:span text:style-name="T11"> </text:span>de<text:span text:style-name="T11"> </text:span>l’étrange.<text:span text:style-name="T11"> </text:span>Si<text:span text:style-name="T11"> </text:span>un<text:span text:style-name="T11"> </text:span>danger<text:span text:style-name="T11"> </text:span>est<text:span text:style-name="T11"> </text:span>sur le<text:span text:style-name="T13"> </text:span>chemin.</text:p>
      <text:p text:style-name="P93"/>
      <text:h text:style-name="P133" text:outline-level="3"><text:span text:style-name="T38">Encres</text:span><text:span text:style-name="T161"> </text:span><text:span text:style-name="T81">animales</text:span></text:h>
      <text:p text:style-name="P134">L’encreur tatoue sur le corps d’accueil l’âme d’une espèce <text:span text:style-name="T27">animale.</text:span><text:span text:style-name="T14"> </text:span><text:span text:style-name="T27">Le</text:span><text:span text:style-name="T14"> </text:span><text:span text:style-name="T27">tatouage</text:span><text:span text:style-name="T14"> </text:span><text:span text:style-name="T27">s’active</text:span><text:span text:style-name="T28"> </text:span><text:span text:style-name="T27">avec</text:span><text:span text:style-name="T14"> </text:span><text:span text:style-name="T27">un</text:span><text:span text:style-name="T14"> </text:span><text:span text:style-name="T27">test</text:span><text:span text:style-name="T14"> </text:span><text:span text:style-name="T27">[volonté+tatouage] </text:span>de difficulté 10 pour un round, 14 pour une scène, 16 pour <text:span text:style-name="T40">la</text:span><text:span text:style-name="T13"> </text:span><text:span text:style-name="T40">journée.</text:span><text:span text:style-name="T15"> </text:span><text:span text:style-name="T40">En</text:span><text:span text:style-name="T13"> </text:span><text:span text:style-name="T40">cas</text:span><text:span text:style-name="T15"> </text:span><text:span text:style-name="T40">d’échec,</text:span><text:span text:style-name="T13"> </text:span><text:span text:style-name="T40">il</text:span><text:span text:style-name="T15"> </text:span><text:span text:style-name="T40">faut</text:span><text:span text:style-name="T13"> </text:span><text:span text:style-name="T40">attendre</text:span><text:span text:style-name="T15"> </text:span><text:span text:style-name="T40">l’aube</text:span><text:span text:style-name="T13"> </text:span><text:span text:style-name="T40">naissante</text:span><text:span text:style-name="T15"> </text:span><text:span text:style-name="T40">pour réactiver</text:span><text:span text:style-name="T13"> </text:span><text:span text:style-name="T40">le</text:span><text:span text:style-name="T13"> </text:span><text:span text:style-name="T40">tatouage.</text:span><text:span text:style-name="T13"> </text:span><text:span text:style-name="T40">Le</text:span><text:span text:style-name="T15"> </text:span><text:span text:style-name="T40">tatouage</text:span><text:span text:style-name="T13"> </text:span><text:span text:style-name="T40">activé</text:span><text:span text:style-name="T13"> </text:span><text:span text:style-name="T40">émet</text:span><text:span text:style-name="T13"> </text:span><text:span text:style-name="T40">une</text:span><text:span text:style-name="T15"> </text:span><text:span text:style-name="T40">lueur</text:span><text:span text:style-name="T13"> </text:span><text:span text:style-name="T40">colorée, </text:span><text:span text:style-name="T12">un</text:span><text:span text:style-name="T89"> </text:span><text:span text:style-name="T12">vêtement</text:span><text:span text:style-name="T89"> </text:span><text:span text:style-name="T12">non</text:span><text:span text:style-name="T89"> </text:span><text:span text:style-name="T12">complètement</text:span><text:span text:style-name="T89"> </text:span><text:span text:style-name="T12">opaque</text:span><text:span text:style-name="T89"> </text:span><text:span text:style-name="T12">ne</text:span><text:span text:style-name="T89"> </text:span><text:span text:style-name="T12">cachera</text:span><text:span text:style-name="T89"> </text:span><text:span text:style-name="T12">pas</text:span><text:span text:style-name="T89"> </text:span><text:span text:style-name="T12">cet</text:span><text:span text:style-name="T89"> </text:span><text:span text:style-name="T12">état.</text:span></text:p>
      <text:p text:style-name="P61"/>
      <text:p text:style-name="P69"><text:span text:style-name="T25">Rang</text:span><text:span text:style-name="T142"> </text:span><text:span text:style-name="T25">1</text:span><text:span text:style-name="T142"> </text:span><text:span text:style-name="T25">:</text:span><text:span text:style-name="T165"> </text:span>Les<text:span text:style-name="T27"> </text:span>rampants<text:span text:style-name="T27"> </text:span>(serpents,<text:span text:style-name="T27"> </text:span>rongeurs…),<text:span text:style-name="T27"> </text:span>vous<text:span text:style-name="T27"> </text:span>gagnez <text:span text:style-name="T40">une</text:span><text:span text:style-name="T13"> </text:span><text:span text:style-name="T40">propriété</text:span><text:span text:style-name="T13"> </text:span><text:span text:style-name="T40">du</text:span><text:span text:style-name="T13"> </text:span><text:span text:style-name="T40">type</text:span><text:span text:style-name="T15"> </text:span><text:span text:style-name="T40">d’animal</text:span><text:span text:style-name="T13"> </text:span><text:span text:style-name="T40">tatoué:</text:span><text:span text:style-name="T13"> </text:span><text:span text:style-name="T40">un</text:span><text:span text:style-name="T13"> </text:span><text:span text:style-name="T40">serpent</text:span><text:span text:style-name="T15"> </text:span><text:span text:style-name="T40">pourra</text:span><text:span text:style-name="T13"> </text:span><text:span text:style-name="T40">donner </text:span><text:span text:style-name="T6">sa</text:span><text:span text:style-name="T8"> </text:span><text:span text:style-name="T6">viscosité</text:span><text:span text:style-name="T8"> </text:span><text:span text:style-name="T6">(bonus</text:span><text:span text:style-name="T8"> </text:span><text:span text:style-name="T6">d’évasion)</text:span><text:span text:style-name="T8"> </text:span><text:span text:style-name="T6">ou</text:span><text:span text:style-name="T8"> </text:span><text:span text:style-name="T6">son</text:span><text:span text:style-name="T8"> </text:span><text:span text:style-name="T6">poison</text:span><text:span text:style-name="T8"> </text:span><text:span text:style-name="T6">ou</text:span><text:span text:style-name="T8"> </text:span><text:span text:style-name="T6">encore</text:span><text:span text:style-name="T8"> </text:span><text:span text:style-name="T6">sa</text:span><text:span text:style-name="T8"> </text:span><text:span text:style-name="T6">souplesse </text:span><text:span text:style-name="T10">(bonus</text:span><text:span text:style-name="T26"> </text:span><text:span text:style-name="T10">de</text:span><text:span text:style-name="T26"> </text:span><text:span text:style-name="T10">dextérité</text:span><text:span text:style-name="T26"> </text:span><text:span text:style-name="T10">=</text:span><text:span text:style-name="T26"> </text:span><text:span text:style-name="T10">rang</text:span><text:span text:style-name="T26"> </text:span><text:span text:style-name="T10">de</text:span><text:span text:style-name="T26"> </text:span><text:span text:style-name="T10">la</text:span><text:span text:style-name="T26"> </text:span><text:span text:style-name="T10">voix</text:span><text:span text:style-name="T26"> </text:span><text:span text:style-name="T10">étrange).</text:span><text:span text:style-name="T26"> </text:span><text:span text:style-name="T10">Le</text:span><text:span text:style-name="T26"> </text:span><text:span text:style-name="T10">même</text:span><text:span text:style-name="T26"> </text:span><text:span text:style-name="T10">tatouage </text:span>ne<text:span text:style-name="T89"> </text:span>peut<text:span text:style-name="T89"> </text:span>avoir<text:span text:style-name="T89"> </text:span>qu’une<text:span text:style-name="T9"> </text:span>caractéristique<text:span text:style-name="T89"> </text:span>de<text:span text:style-name="T89"> </text:span>l’animal.<text:span text:style-name="T89"> </text:span>Le<text:span text:style-name="T9"> </text:span>tatouage <text:span text:style-name="T27">écureuil</text:span><text:span text:style-name="T13"> </text:span><text:span text:style-name="T27">pourra,</text:span><text:span text:style-name="T13"> </text:span><text:span text:style-name="T27">par</text:span><text:span text:style-name="T13"> </text:span><text:span text:style-name="T27">exemple,</text:span><text:span text:style-name="T13"> </text:span><text:span text:style-name="T27">donner</text:span><text:span text:style-name="T13"> </text:span><text:span text:style-name="T27">une</text:span><text:span text:style-name="T13"> </text:span><text:span text:style-name="T27">vitesse</text:span><text:span text:style-name="T13"> </text:span><text:span text:style-name="T27">surnaturelle </text:span>(+rang en encreur d’âme).</text:p>
      <text:p text:style-name="P10"/>
      <text:p text:style-name="P177" loext:marker-style-name="T18"><text:span text:style-name="T186">Rang</text:span><text:span text:style-name="T187"> </text:span><text:span text:style-name="T186">2</text:span><text:span text:style-name="T188"> </text:span><text:span text:style-name="T186">:</text:span><text:span text:style-name="T187"> </text:span><text:span text:style-name="T189">Les</text:span><text:span text:style-name="T17"> </text:span><text:span text:style-name="T189">volants</text:span><text:span text:style-name="T18"> </text:span><text:span text:style-name="T190">(rapaces,</text:span><text:span text:style-name="T191"> </text:span><text:span text:style-name="T190">voyageurs,</text:span><text:span text:style-name="T192"> </text:span><text:span text:style-name="T190">etc.)</text:span><text:span text:style-name="T191"> </text:span><text:span text:style-name="T189">:</text:span><text:span text:style-name="T18"> </text:span><text:span text:style-name="T189">perception</text:span><text:span text:style-name="T91"> </text:span><text:span text:style-name="T189">améliorée, </text:span><text:span text:style-name="T18">capacité</text:span><text:span text:style-name="T30"> </text:span><text:span text:style-name="T18">de</text:span><text:span text:style-name="T30"> </text:span><text:span text:style-name="T18">planer,</text:span><text:span text:style-name="T30"> </text:span><text:span text:style-name="T18">vision</text:span><text:span text:style-name="T30"> </text:span><text:span text:style-name="T18">nocturne,</text:span><text:span text:style-name="T30"> </text:span><text:span text:style-name="T18">etc.</text:span></text:p>
      <text:p text:style-name="P135"/>
      <text:p text:style-name="P178" loext:marker-style-name="T18"><text:span text:style-name="T187">Rang</text:span><text:span text:style-name="T85"> </text:span><text:span text:style-name="T187">3</text:span><text:span text:style-name="T85"> </text:span><text:span text:style-name="T187">:</text:span><text:span text:style-name="T85"> </text:span><text:span text:style-name="T193">Les</text:span><text:span text:style-name="T17"> </text:span><text:span text:style-name="T193">félins</text:span><text:span text:style-name="T18"> </text:span><text:span text:style-name="T193">et</text:span><text:span text:style-name="T18"> </text:span><text:span text:style-name="T193">canidés</text:span><text:span text:style-name="T18"> </text:span><text:span text:style-name="T191">(chat,</text:span><text:span text:style-name="T194"> </text:span><text:span text:style-name="T191">tigre,</text:span><text:span text:style-name="T194"> </text:span><text:span text:style-name="T191">loup,</text:span><text:span text:style-name="T194"> </text:span><text:span text:style-name="T191">etc.)</text:span><text:span text:style-name="T195"> </text:span><text:span text:style-name="T193">:</text:span><text:span text:style-name="T18"> </text:span><text:span text:style-name="T193">vitesse,</text:span><text:span text:style-name="T18"> </text:span><text:span text:style-name="T193">dextérité, </text:span><text:span text:style-name="T18">endurance,</text:span><text:span text:style-name="T17"> </text:span><text:span text:style-name="T18">perception,</text:span><text:span text:style-name="T17"> </text:span><text:span text:style-name="T18">instinct,</text:span><text:span text:style-name="T17"> </text:span><text:span text:style-name="T18">griffes</text:span><text:span text:style-name="T17"> </text:span><text:span text:style-name="T18">temporaires…</text:span></text:p>
      <text:p text:style-name="P135"/>
      <text:p text:style-name="P84" loext:marker-style-name="T18"><text:span text:style-name="T196">Rang</text:span><text:span text:style-name="T197"> </text:span><text:span text:style-name="T196">4</text:span><text:span text:style-name="T198"> </text:span><text:span text:style-name="T196">:</text:span><text:span text:style-name="T197"> </text:span><text:span text:style-name="T199">Les</text:span><text:span text:style-name="T18"> </text:span><text:span text:style-name="T199">grands</text:span><text:span text:style-name="T18"> </text:span><text:span text:style-name="T199">animaux</text:span><text:span text:style-name="T18"> </text:span><text:span text:style-name="T200">(crocodiles,</text:span><text:span text:style-name="T191"> </text:span><text:span text:style-name="T200">hippopotames,</text:span><text:span text:style-name="T191"> </text:span><text:span text:style-name="T200">ours,</text:span><text:span text:style-name="T191"> </text:span><text:span text:style-name="T200">etc.)</text:span><text:span text:style-name="T201"> </text:span><text:span text:style-name="T199">: </text:span><text:span text:style-name="T21">force (+3), crocs/griffes temporaires (2 cartes de dégâts, gardez </text:span><text:span text:style-name="T18">la</text:span><text:span text:style-name="T30"> </text:span><text:span text:style-name="T18">meilleure</text:span><text:span text:style-name="T30"> </text:span><text:span text:style-name="T18">des</text:span><text:span text:style-name="T30"> </text:span><text:span text:style-name="T18">deux),</text:span><text:span text:style-name="T30"> </text:span><text:span text:style-name="T18">protection</text:span><text:span text:style-name="T30"> </text:span><text:span text:style-name="T18">+3.</text:span></text:p>
      <text:p text:style-name="P179" loext:marker-style-name="T99"/>
      <text:section text:style-name="Sect5" text:name="Section11">
        <text:p text:style-name="P180" loext:marker-style-name="T18"><text:span text:style-name="T202">Rang</text:span><text:span text:style-name="T31"> </text:span><text:span text:style-name="T202">5</text:span><text:span text:style-name="T203"> </text:span><text:span text:style-name="T202">:</text:span><text:span text:style-name="T16"> </text:span><text:span text:style-name="T84">Les</text:span><text:span text:style-name="T91"> </text:span><text:span text:style-name="T84">colosses</text:span><text:span text:style-name="T91"> </text:span><text:span text:style-name="T204">(éléphants,</text:span><text:span text:style-name="T205"> </text:span><text:span text:style-name="T204">baleines,</text:span><text:span text:style-name="T206"> </text:span><text:span text:style-name="T204">etc.)</text:span><text:span text:style-name="T207"> </text:span><text:span text:style-name="T84">:</text:span><text:span text:style-name="T18"> </text:span><text:span text:style-name="T84">force</text:span><text:span text:style-name="T91"> </text:span><text:span text:style-name="T84">(+5),</text:span><text:span text:style-name="T91"> </text:span><text:span text:style-name="T84">volonté </text:span><text:span text:style-name="T18">(+5), protection (+5).</text:span></text:p>
        <text:p text:style-name="Text_20_body"/>
        <text:p text:style-name="P181"/>
      </text:section>
      <text:h text:style-name="P182" text:outline-level="3"><text:bookmark text:name="Encre de matière"/><text:bookmark text:name="Encre monstrueuse"/><text:span text:style-name="T38">Encre</text:span><text:span text:style-name="T169"> </text:span><text:span text:style-name="T38">de</text:span><text:span text:style-name="T169"> </text:span><text:span text:style-name="T39">matière</text:span></text:h>
      <text:p text:style-name="P18">L’encreur<text:span text:style-name="T89"> </text:span>tatoue<text:span text:style-name="T89"> </text:span>sur<text:span text:style-name="T9"> </text:span>le<text:span text:style-name="T89"> </text:span>corps<text:span text:style-name="T89"> </text:span>d’accueil<text:span text:style-name="T9"> </text:span>l’essence<text:span text:style-name="T89"> </text:span>de<text:span text:style-name="T89"> </text:span>la<text:span text:style-name="T9"> </text:span>nature <text:span text:style-name="T27">d’un</text:span><text:span text:style-name="T14"> </text:span><text:span text:style-name="T27">minéral,</text:span><text:span text:style-name="T14"> </text:span><text:span text:style-name="T27">végétal,</text:span><text:span text:style-name="T14"> </text:span><text:span text:style-name="T27">métal.</text:span><text:span text:style-name="T28"> </text:span><text:span text:style-name="T27">Le</text:span><text:span text:style-name="T14"> </text:span><text:span text:style-name="T27">tatouage</text:span><text:span text:style-name="T14"> </text:span><text:span text:style-name="T27">s’active</text:span><text:span text:style-name="T14"> </text:span><text:span text:style-name="T27">avec</text:span><text:span text:style-name="T28"> </text:span><text:span text:style-name="T27">un</text:span><text:span text:style-name="T14"> </text:span><text:span text:style-name="T27">test </text:span>[volonté+tatouage] de difficulté 10 pour un round, 14 pour <text:span text:style-name="T27">une</text:span><text:span text:style-name="T13"> </text:span><text:span text:style-name="T27">scène,</text:span><text:span text:style-name="T13"> </text:span><text:span text:style-name="T27">16</text:span><text:span text:style-name="T13"> </text:span><text:span text:style-name="T27">pour</text:span><text:span text:style-name="T13"> </text:span><text:span text:style-name="T27">la</text:span><text:span text:style-name="T13"> </text:span><text:span text:style-name="T27">journée.</text:span><text:span text:style-name="T13"> </text:span><text:span text:style-name="T27">En</text:span><text:span text:style-name="T13"> </text:span><text:span text:style-name="T27">cas</text:span><text:span text:style-name="T13"> </text:span><text:span text:style-name="T27">d’échec,</text:span><text:span text:style-name="T13"> </text:span><text:span text:style-name="T27">il</text:span><text:span text:style-name="T13"> </text:span><text:span text:style-name="T27">faut</text:span><text:span text:style-name="T13"> </text:span><text:span text:style-name="T27">attendre l’aube</text:span><text:span text:style-name="T89"> </text:span><text:span text:style-name="T27">naissante</text:span><text:span text:style-name="T14"> </text:span><text:span text:style-name="T27">pour</text:span><text:span text:style-name="T14"> </text:span><text:span text:style-name="T27">réactiver</text:span><text:span text:style-name="T28"> </text:span><text:span text:style-name="T27">le</text:span><text:span text:style-name="T14"> </text:span><text:span text:style-name="T27">tatouage.</text:span><text:span text:style-name="T14"> </text:span><text:span text:style-name="T27">Le</text:span><text:span text:style-name="T14"> </text:span><text:span text:style-name="T27">tatouage</text:span><text:span text:style-name="T28"> </text:span><text:span text:style-name="T27">activé </text:span>émet<text:span text:style-name="T11"> </text:span>une<text:span text:style-name="T11"> </text:span>lueur<text:span text:style-name="T11"> </text:span>colorée<text:span text:style-name="T11"> </text:span>quand<text:span text:style-name="T11"> </text:span>il<text:span text:style-name="T11"> </text:span>est<text:span text:style-name="T11"> </text:span>activé,<text:span text:style-name="T11"> </text:span>un<text:span text:style-name="T11"> </text:span>vêtement<text:span text:style-name="T11"> </text:span>non complètement<text:span text:style-name="T9"> </text:span>opaque<text:span text:style-name="T9"> </text:span>ne<text:span text:style-name="T9"> </text:span>cachera<text:span text:style-name="T9"> </text:span>pas<text:span text:style-name="T9"> </text:span>cet<text:span text:style-name="T9"> </text:span>état.</text:p>
      <text:p text:style-name="P61"/>
      <text:p text:style-name="P96"><text:span text:style-name="T25">Rang</text:span><text:span text:style-name="T142"> </text:span><text:span text:style-name="T25">1</text:span><text:span text:style-name="T142"> </text:span><text:span text:style-name="T25">:</text:span><text:span text:style-name="T82"> </text:span><text:span text:style-name="T25">L’encre de l’arbre </text:span>se décline en plusieurs motifs <text:span text:style-name="T12">de</text:span><text:span text:style-name="T40"> </text:span><text:span text:style-name="T12">tatouages.</text:span><text:span text:style-name="T40"> </text:span><text:span text:style-name="T155">Le</text:span><text:span text:style-name="T107"> </text:span><text:span text:style-name="T155">roseau</text:span><text:span text:style-name="T107"> </text:span><text:span text:style-name="T12">donne</text:span><text:span text:style-name="T40"> </text:span><text:span text:style-name="T12">de</text:span><text:span text:style-name="T40"> </text:span><text:span text:style-name="T12">la</text:span><text:span text:style-name="T40"> </text:span><text:span text:style-name="T12">souplesse</text:span><text:span text:style-name="T40"> </text:span><text:span text:style-name="T12">+1</text:span><text:span text:style-name="T40"> </text:span><text:span text:style-name="T12">en</text:span><text:span text:style-name="T40"> </text:span><text:span text:style-name="T12">dextérité </text:span><text:span text:style-name="T27">par</text:span><text:span text:style-name="T53"> </text:span><text:span text:style-name="T27">rang</text:span><text:span text:style-name="T53"> </text:span><text:span text:style-name="T27">dans</text:span><text:span text:style-name="T53"> </text:span><text:span text:style-name="T27">l’encre</text:span><text:span text:style-name="T53"> </text:span><text:span text:style-name="T27">d’âme.</text:span><text:span text:style-name="T53"> </text:span><text:span text:style-name="T82">La</text:span><text:span text:style-name="T165"> </text:span><text:span text:style-name="T82">sève</text:span><text:span text:style-name="T27">,</text:span><text:span text:style-name="T53"> </text:span><text:span text:style-name="T27">rend</text:span><text:span text:style-name="T53"> </text:span><text:span text:style-name="T27">le</text:span><text:span text:style-name="T53"> </text:span><text:span text:style-name="T27">sang</text:span><text:span text:style-name="T53"> </text:span><text:span text:style-name="T27">du</text:span><text:span text:style-name="T53"> </text:span><text:span text:style-name="T27">porteur </text:span>lent à s’écouler hors du corps, ralentit les fonctions vitales, <text:span text:style-name="T12">cela</text:span><text:span text:style-name="T15"> </text:span><text:span text:style-name="T12">a</text:span><text:span text:style-name="T15"> </text:span><text:span text:style-name="T12">pour</text:span><text:span text:style-name="T15"> </text:span><text:span text:style-name="T12">effet</text:span><text:span text:style-name="T15"> </text:span><text:span text:style-name="T12">d’arrêter</text:span><text:span text:style-name="T15"> </text:span><text:span text:style-name="T12">les</text:span><text:span text:style-name="T15"> </text:span><text:span text:style-name="T12">saignements</text:span><text:span text:style-name="T15"> </text:span><text:span text:style-name="T12">et</text:span><text:span text:style-name="T15"> </text:span><text:span text:style-name="T12">de</text:span><text:span text:style-name="T15"> </text:span><text:span text:style-name="T12">stabiliser</text:span><text:span text:style-name="T15"> </text:span><text:span text:style-name="T12">l’état </text:span>des blessures. Le <text:span text:style-name="T25">chêne </text:span>confère à son porteur une stabilité absolue,<text:span text:style-name="T9"> </text:span>il<text:span text:style-name="T9"> </text:span>ne<text:span text:style-name="T9"> </text:span>peut<text:span text:style-name="T9"> </text:span>pas<text:span text:style-name="T9"> </text:span>être<text:span text:style-name="T9"> </text:span>renversé<text:span text:style-name="T9"> </text:span>ou<text:span text:style-name="T9"> </text:span>bougé<text:span text:style-name="T9"> </text:span>de<text:span text:style-name="T9"> </text:span>l’endroit<text:span text:style-name="T9"> </text:span>où <text:span text:style-name="T12">il</text:span><text:span text:style-name="T10"> </text:span><text:span text:style-name="T12">se</text:span><text:span text:style-name="T10"> </text:span><text:span text:style-name="T12">trouve.</text:span><text:span text:style-name="T10"> </text:span><text:span text:style-name="T12">Le</text:span><text:span text:style-name="T53"> </text:span><text:span text:style-name="T155">lierre</text:span><text:span text:style-name="T134"> </text:span><text:span text:style-name="T12">confère</text:span><text:span text:style-name="T10"> </text:span><text:span text:style-name="T12">au</text:span><text:span text:style-name="T10"> </text:span><text:span text:style-name="T12">porteur</text:span><text:span text:style-name="T53"> </text:span><text:span text:style-name="T12">la</text:span><text:span text:style-name="T10"> </text:span><text:span text:style-name="T12">capacité</text:span><text:span text:style-name="T10"> </text:span><text:span text:style-name="T12">de</text:span><text:span text:style-name="T10"> </text:span><text:span text:style-name="T12">grimper </text:span>sur<text:span text:style-name="T12"> </text:span>des<text:span text:style-name="T12"> </text:span>parois<text:span text:style-name="T12"> </text:span>à<text:span text:style-name="T12"> </text:span>la<text:span text:style-name="T12"> </text:span>verticale.</text:p>
      <text:p text:style-name="P80"/>
      <text:p text:style-name="P183"><text:span text:style-name="T122">Rang</text:span><text:span text:style-name="T124"> </text:span><text:span text:style-name="T122">2</text:span><text:span text:style-name="T123"> </text:span><text:span text:style-name="T122">:</text:span><text:span text:style-name="T123"> </text:span><text:span text:style-name="T122">Encre</text:span><text:span text:style-name="T123"> </text:span><text:span text:style-name="T122">du</text:span><text:span text:style-name="T124"> </text:span><text:span text:style-name="T122">rocher</text:span><text:span text:style-name="T6">,</text:span><text:span text:style-name="T8"> </text:span><text:span text:style-name="T6">une</text:span><text:span text:style-name="T8"> </text:span><text:span text:style-name="T6">fois</text:span><text:span text:style-name="T8"> </text:span><text:span text:style-name="T6">activé</text:span><text:span text:style-name="T8"> </text:span><text:span text:style-name="T6">le</text:span><text:span text:style-name="T103"> </text:span><text:span text:style-name="T6">tatouage</text:span><text:span text:style-name="T103"> </text:span><text:span text:style-name="T6">rend</text:span><text:span text:style-name="T103"> </text:span><text:span text:style-name="T6">le</text:span><text:span text:style-name="T103"> </text:span><text:span text:style-name="T6">corps </text:span><text:span text:style-name="T12">solide</text:span><text:span text:style-name="T10"> </text:span><text:span text:style-name="T12">comme</text:span><text:span text:style-name="T10"> </text:span><text:span text:style-name="T12">la</text:span><text:span text:style-name="T10"> </text:span><text:span text:style-name="T12">montagne</text:span><text:span text:style-name="T53"> </text:span><text:span text:style-name="T12">et</text:span><text:span text:style-name="T10"> </text:span><text:span text:style-name="T12">son</text:span><text:span text:style-name="T10"> </text:span><text:span text:style-name="T12">porteur</text:span><text:span text:style-name="T10"> </text:span><text:span text:style-name="T12">gagne</text:span><text:span text:style-name="T53"> </text:span><text:span text:style-name="T12">une</text:span><text:span text:style-name="T10"> </text:span><text:span text:style-name="T12">protection </text:span>égale<text:span text:style-name="T10"> </text:span>au<text:span text:style-name="T10"> </text:span>rang<text:span text:style-name="T10"> </text:span>de<text:span text:style-name="T10"> </text:span>la<text:span text:style-name="T10"> </text:span>voie<text:span text:style-name="T10"> </text:span>étrange.</text:p>
      <text:p text:style-name="P56"/>
      <text:p text:style-name="P79"><text:span text:style-name="T25">Rang</text:span><text:span text:style-name="T142"> </text:span><text:span text:style-name="T25">3</text:span><text:span text:style-name="T142"> </text:span><text:span text:style-name="T25">:</text:span><text:span text:style-name="T83"> </text:span><text:span text:style-name="T25">Encre</text:span><text:span text:style-name="T82"> </text:span><text:span text:style-name="T25">métallique</text:span><text:span text:style-name="T82"> </text:span>se<text:span text:style-name="T27"> </text:span>décline<text:span text:style-name="T27"> </text:span>en<text:span text:style-name="T27"> </text:span>cuivre,<text:span text:style-name="T27"> </text:span>argent,<text:span text:style-name="T27"> </text:span>or, <text:span text:style-name="T12">le</text:span><text:span text:style-name="T40"> </text:span><text:span text:style-name="T12">porteur</text:span><text:span text:style-name="T40"> </text:span><text:span text:style-name="T12">prend</text:span><text:span text:style-name="T40"> </text:span><text:span text:style-name="T12">une</text:span><text:span text:style-name="T40"> </text:span><text:span text:style-name="T12">teinte</text:span><text:span text:style-name="T40"> </text:span><text:span text:style-name="T12">correspondante.</text:span><text:span text:style-name="T40"> </text:span><text:span text:style-name="T12">Il</text:span><text:span text:style-name="T40"> </text:span><text:span text:style-name="T12">attire</text:span><text:span text:style-name="T40"> </text:span><text:span text:style-name="T12">tous</text:span><text:span text:style-name="T40"> </text:span><text:span text:style-name="T12">les</text:span><text:span text:style-name="T40"> </text:span><text:span text:style-name="T12">re- </text:span><text:span text:style-name="T13">gards</text:span><text:span text:style-name="T26"> </text:span><text:span text:style-name="T13">et</text:span><text:span text:style-name="T26"> </text:span><text:span text:style-name="T13">concentre</text:span><text:span text:style-name="T26"> </text:span><text:span text:style-name="T13">l’attention,</text:span><text:span text:style-name="T26"> </text:span><text:span text:style-name="T13">en</text:span><text:span text:style-name="T26"> </text:span><text:span text:style-name="T13">cas</text:span><text:span text:style-name="T26"> </text:span><text:span text:style-name="T13">d’adversité,</text:span><text:span text:style-name="T26"> </text:span><text:span text:style-name="T13">il</text:span><text:span text:style-name="T26"> </text:span><text:span text:style-name="T13">est</text:span><text:span text:style-name="T26"> </text:span><text:span text:style-name="T13">la</text:span><text:span text:style-name="T26"> </text:span><text:span text:style-name="T13">priorité </text:span><text:span text:style-name="T40">des ennemis, dans le cas contraire les ennemis combattent avec </text:span><text:span text:style-name="T27">le</text:span><text:span text:style-name="T28"> </text:span><text:span text:style-name="T27">désavantage.</text:span><text:span text:style-name="T28"> </text:span><text:span text:style-name="T27">L’activation</text:span><text:span text:style-name="T28"> </text:span><text:span text:style-name="T27">procure</text:span><text:span text:style-name="T28"> </text:span><text:span text:style-name="T27">également</text:span><text:span text:style-name="T28"> </text:span><text:span text:style-name="T27">un</text:span><text:span text:style-name="T28"> </text:span><text:span text:style-name="T27">bonus</text:span><text:span text:style-name="T28"> </text:span><text:span text:style-name="T27">aux actions</text:span><text:span text:style-name="T10"> </text:span><text:span text:style-name="T27">de</text:span><text:span text:style-name="T10"> </text:span><text:span text:style-name="T27">séduction</text:span><text:span text:style-name="T10"> </text:span><text:span text:style-name="T27">égal</text:span><text:span text:style-name="T10"> </text:span><text:span text:style-name="T27">au</text:span><text:span text:style-name="T10"> </text:span><text:span text:style-name="T27">rang</text:span><text:span text:style-name="T10"> </text:span><text:span text:style-name="T27">d’encreur</text:span><text:span text:style-name="T10"> </text:span><text:span text:style-name="T27">d’âme…</text:span></text:p>
      <text:p text:style-name="P61"/>
      <text:p text:style-name="P116" loext:marker-style-name="T18"><text:span text:style-name="T22">Rang</text:span><text:span text:style-name="T85"> </text:span><text:span text:style-name="T22">4</text:span><text:span text:style-name="T85"> </text:span><text:span text:style-name="T22">:</text:span><text:span text:style-name="T85"> </text:span><text:span text:style-name="T22">Encre</text:span><text:span text:style-name="T208"> </text:span><text:span text:style-name="T22">d’acier</text:span><text:span text:style-name="T19">,</text:span><text:span text:style-name="T20"> </text:span><text:span text:style-name="T19">protection</text:span><text:span text:style-name="T20"> </text:span><text:span text:style-name="T19">égale</text:span><text:span text:style-name="T20"> </text:span><text:span text:style-name="T19">à</text:span><text:span text:style-name="T102"> </text:span><text:span text:style-name="T19">deux</text:span><text:span text:style-name="T20"> </text:span><text:span text:style-name="T19">fois</text:span><text:span text:style-name="T20"> </text:span><text:span text:style-name="T19">le</text:span><text:span text:style-name="T20"> </text:span><text:span text:style-name="T19">niveau </text:span><text:span text:style-name="T18">de votre voie étrange.</text:span></text:p>
      <text:p text:style-name="P135"/>
      <text:p text:style-name="P129"><text:span text:style-name="T107">Rang</text:span><text:span text:style-name="T108"> </text:span><text:span text:style-name="T107">5</text:span><text:span text:style-name="T108"> </text:span><text:span text:style-name="T107">:</text:span><text:span text:style-name="T108"> </text:span><text:span text:style-name="T40">Encre</text:span><text:span text:style-name="T15"> </text:span><text:span text:style-name="T40">du</text:span><text:span text:style-name="T13"> </text:span><text:span text:style-name="T40">feu,</text:span><text:span text:style-name="T15"> </text:span><text:span text:style-name="T40">vous</text:span><text:span text:style-name="T11"> </text:span><text:span text:style-name="T40">immunise</text:span><text:span text:style-name="T11"> </text:span><text:span text:style-name="T40">aux</text:span><text:span text:style-name="T11"> </text:span><text:span text:style-name="T40">effets</text:span><text:span text:style-name="T11"> </text:span><text:span text:style-name="T40">de</text:span><text:span text:style-name="T11"> </text:span><text:span text:style-name="T40">la</text:span><text:span text:style-name="T11"> </text:span><text:span text:style-name="T40">chaleur. </text:span><text:span text:style-name="T27">Tout</text:span><text:span text:style-name="T10"> </text:span><text:span text:style-name="T27">ce</text:span><text:span text:style-name="T10"> </text:span><text:span text:style-name="T27">qui</text:span><text:span text:style-name="T10"> </text:span><text:span text:style-name="T27">n’est</text:span><text:span text:style-name="T10"> </text:span><text:span text:style-name="T27">pas</text:span><text:span text:style-name="T10"> </text:span><text:span text:style-name="T27">ignifugé</text:span><text:span text:style-name="T10"> </text:span><text:span text:style-name="T27">prendra</text:span><text:span text:style-name="T10"> </text:span><text:span text:style-name="T27">feu</text:span><text:span text:style-name="T10"> </text:span><text:span text:style-name="T27">à</text:span><text:span text:style-name="T10"> </text:span><text:span text:style-name="T27">votre</text:span><text:span text:style-name="T10"> </text:span><text:span text:style-name="T27">contact.</text:span></text:p>
      <text:p text:style-name="P93"/>
      <text:h text:style-name="P94" text:outline-level="3"><text:span text:style-name="T38">Encre</text:span><text:span text:style-name="T209"> </text:span><text:span text:style-name="T81">monstrueuse</text:span></text:h>
      <text:p text:style-name="P184"><text:span text:style-name="T13">L’encreur tatoue</text:span><text:span text:style-name="T40"> </text:span><text:span text:style-name="T13">sur</text:span><text:span text:style-name="T40"> </text:span><text:span text:style-name="T13">le</text:span><text:span text:style-name="T41"> </text:span><text:span text:style-name="T13">corps</text:span><text:span text:style-name="T40"> </text:span><text:span text:style-name="T13">d’accueil</text:span><text:span text:style-name="T40"> </text:span><text:span text:style-name="T13">l’âme</text:span><text:span text:style-name="T40"> </text:span><text:span text:style-name="T13">d’une</text:span><text:span text:style-name="T41"> </text:span><text:span text:style-name="T13">abomination, </text:span><text:span text:style-name="T40">d’un monstre, d’une créature extra dimensionnelle. Le tatouage </text:span><text:span text:style-name="T27">s’active</text:span><text:span text:style-name="T40"> </text:span><text:span text:style-name="T27">avec</text:span><text:span text:style-name="T40"> </text:span><text:span text:style-name="T27">un</text:span><text:span text:style-name="T40"> </text:span><text:span text:style-name="T27">test</text:span><text:span text:style-name="T40"> </text:span><text:span text:style-name="T27">(volonté+tatouage)</text:span><text:span text:style-name="T40"> </text:span><text:span text:style-name="T27">de</text:span><text:span text:style-name="T40"> </text:span><text:span text:style-name="T27">difficulté</text:span><text:span text:style-name="T40"> </text:span><text:span text:style-name="T27">10</text:span><text:span text:style-name="T40"> </text:span><text:span text:style-name="T27">pour </text:span><text:span text:style-name="T13">un</text:span><text:span text:style-name="T40"> </text:span><text:span text:style-name="T13">round,</text:span><text:span text:style-name="T41"> </text:span><text:span text:style-name="T13">14</text:span><text:span text:style-name="T40"> </text:span><text:span text:style-name="T13">pour</text:span><text:span text:style-name="T41"> </text:span><text:span text:style-name="T13">une</text:span><text:span text:style-name="T40"> </text:span><text:span text:style-name="T13">scène,</text:span><text:span text:style-name="T41"> </text:span><text:span text:style-name="T13">16</text:span><text:span text:style-name="T40"> </text:span><text:span text:style-name="T13">pour</text:span><text:span text:style-name="T41"> </text:span><text:span text:style-name="T13">la</text:span><text:span text:style-name="T40"> </text:span><text:span text:style-name="T13">journée.</text:span><text:span text:style-name="T41"> </text:span><text:span text:style-name="T13">En</text:span><text:span text:style-name="T40"> </text:span><text:span text:style-name="T13">cas</text:span><text:span text:style-name="T41"> </text:span><text:span text:style-name="T13">d’échec, il</text:span><text:span text:style-name="T12"> </text:span><text:span text:style-name="T13">faut</text:span><text:span text:style-name="T12"> </text:span><text:span text:style-name="T13">attendre</text:span><text:span text:style-name="T12"> </text:span><text:span text:style-name="T13">l’aube</text:span><text:span text:style-name="T12"> </text:span><text:span text:style-name="T13">naissante</text:span><text:span text:style-name="T12"> </text:span><text:span text:style-name="T13">pour</text:span><text:span text:style-name="T12"> </text:span><text:span text:style-name="T13">réactiver</text:span><text:span text:style-name="T12"> </text:span><text:span text:style-name="T13">le</text:span><text:span text:style-name="T12"> </text:span><text:span text:style-name="T13">tatouage.</text:span><text:span text:style-name="T12"> </text:span><text:span text:style-name="T13">Un</text:span><text:span text:style-name="T12"> </text:span><text:span text:style-name="T13">ta- </text:span><text:span text:style-name="T40">touage monstrueux ne peut servir qu’une fois par cycle lunaire. </text:span>Toutefois,<text:span text:style-name="T14"> </text:span>l’encreur<text:span text:style-name="T14"> </text:span>peut<text:span text:style-name="T14"> </text:span>le<text:span text:style-name="T14"> </text:span>réactiver<text:span text:style-name="T14"> </text:span>en<text:span text:style-name="T14"> </text:span>baignant<text:span text:style-name="T14"> </text:span>le<text:span text:style-name="T14"> </text:span>tatouage dans du sang 9ais prélevé sur une créature vivante, ou bien le<text:span text:style-name="T41"> </text:span>sang<text:span text:style-name="T26"> </text:span>du<text:span text:style-name="T26"> </text:span>tatoué<text:span text:style-name="T26"> </text:span>(1<text:span text:style-name="T89"> </text:span>litre<text:span text:style-name="T26"> </text:span>par<text:span text:style-name="T26"> </text:span>rang<text:span text:style-name="T26"> </text:span>du<text:span text:style-name="T26"> </text:span>tatouage).<text:span text:style-name="T26"> </text:span>Un<text:span text:style-name="T26"> </text:span>tatouage</text:p>
      <text:p text:style-name="P185"><text:bookmark text:name="Entropie (sorcellerie)"/><text:span text:style-name="T27">activé</text:span><text:span text:style-name="T14"> </text:span><text:span text:style-name="T27">émet</text:span><text:span text:style-name="T14"> </text:span><text:span text:style-name="T27">une</text:span><text:span text:style-name="T14"> </text:span><text:span text:style-name="T27">lueur</text:span><text:span text:style-name="T28"> </text:span><text:span text:style-name="T27">colorée</text:span><text:span text:style-name="T14"> </text:span><text:span text:style-name="T27">quand</text:span><text:span text:style-name="T14"> </text:span><text:span text:style-name="T27">il</text:span><text:span text:style-name="T14"> </text:span><text:span text:style-name="T27">est</text:span><text:span text:style-name="T28"> </text:span><text:span text:style-name="T27">activé,</text:span><text:span text:style-name="T14"> </text:span><text:span text:style-name="T27">un</text:span><text:span text:style-name="T14"> </text:span><text:span text:style-name="T27">vêtement </text:span>non<text:span text:style-name="T28"> </text:span>complètement<text:span text:style-name="T28"> </text:span>opaque<text:span text:style-name="T28"> </text:span>ne<text:span text:style-name="T28"> </text:span>cachera<text:span text:style-name="T28"> </text:span>pas<text:span text:style-name="T28"> </text:span>cet<text:span text:style-name="T28"> </text:span>état.</text:p>
      <text:p text:style-name="P135"/>
      <text:p text:style-name="P176"><text:span text:style-name="T125">Rang</text:span><text:span text:style-name="T164"> </text:span><text:span text:style-name="T125">1</text:span><text:span text:style-name="T165"> </text:span><text:span text:style-name="T125">:</text:span><text:span text:style-name="T164"> </text:span><text:span text:style-name="T125">Encre</text:span><text:span text:style-name="T165"> </text:span><text:span text:style-name="T125">de</text:span><text:span text:style-name="T164"> </text:span><text:span text:style-name="T125">Fée</text:span><text:span text:style-name="T165"> </text:span><text:span text:style-name="T125">:</text:span><text:span text:style-name="T141"> </text:span><text:span text:style-name="T103">Lorsque</text:span><text:span text:style-name="T11"> </text:span><text:span text:style-name="T103">le</text:span><text:span text:style-name="T11"> </text:span><text:span text:style-name="T103">tatouage</text:span><text:span text:style-name="T11"> </text:span><text:span text:style-name="T103">est</text:span><text:span text:style-name="T11"> </text:span><text:span text:style-name="T103">actif,</text:span><text:span text:style-name="T11"> </text:span><text:span text:style-name="T103">vous</text:span><text:span text:style-name="T11"> </text:span><text:span text:style-name="T103">fascinez </text:span><text:span text:style-name="T12">ceux</text:span><text:span text:style-name="T13"> </text:span><text:span text:style-name="T12">qui</text:span><text:span text:style-name="T13"> </text:span><text:span text:style-name="T12">vous</text:span><text:span text:style-name="T13"> </text:span><text:span text:style-name="T12">voient</text:span><text:span text:style-name="T13"> </text:span><text:span text:style-name="T12">ou</text:span><text:span text:style-name="T13"> </text:span><text:span text:style-name="T12">au</text:span><text:span text:style-name="T13"> </text:span><text:span text:style-name="T12">contraire</text:span><text:span text:style-name="T13"> </text:span><text:span text:style-name="T12">échappez</text:span><text:span text:style-name="T13"> </text:span><text:span text:style-name="T12">à</text:span><text:span text:style-name="T13"> </text:span><text:span text:style-name="T12">leur</text:span><text:span text:style-name="T13"> </text:span><text:span text:style-name="T12">vigilance </text:span><text:span text:style-name="T10">selon</text:span><text:span text:style-name="T11"> </text:span><text:span text:style-name="T10">votre</text:span><text:span text:style-name="T11"> </text:span><text:span text:style-name="T10">choix</text:span><text:span text:style-name="T11"> </text:span><text:span text:style-name="T10">(vous</text:span><text:span text:style-name="T11"> </text:span><text:span text:style-name="T10">bénéficiez</text:span><text:span text:style-name="T11"> </text:span><text:span text:style-name="T10">d’un</text:span><text:span text:style-name="T11"> </text:span><text:span text:style-name="T10">bonus</text:span><text:span text:style-name="T11"> </text:span><text:span text:style-name="T10">égal</text:span><text:span text:style-name="T11"> </text:span><text:span text:style-name="T10">à</text:span><text:span text:style-name="T11"> </text:span><text:span text:style-name="T10">votre</text:span><text:span text:style-name="T11"> </text:span><text:span text:style-name="T10">niveau </text:span>en voie de l’encre).</text:p>
      <text:p text:style-name="P11" loext:marker-style-name="T111"><text:span text:style-name="T16">Rang</text:span><text:span text:style-name="T210"> </text:span><text:span text:style-name="T16">2</text:span><text:span text:style-name="T210"> </text:span><text:span text:style-name="T16">:</text:span><text:span text:style-name="T210"> </text:span><text:span text:style-name="T16">Encre</text:span><text:span text:style-name="T52"> </text:span><text:span text:style-name="T16">de troll</text:span><text:span text:style-name="T210"> </text:span><text:span text:style-name="T16">: </text:span><text:span text:style-name="T18">Vous régénérez jusqu’à retrouver l’intégralité</text:span><text:span text:style-name="T211"> </text:span><text:span text:style-name="T18">de</text:span><text:span text:style-name="T211"> </text:span><text:span text:style-name="T18">vos</text:span><text:span text:style-name="T211"> </text:span><text:span text:style-name="T18">points</text:span><text:span text:style-name="T211"> </text:span><text:span text:style-name="T18">de</text:span><text:span text:style-name="T211"> </text:span><text:span text:style-name="T18">vie,</text:span><text:span text:style-name="T211"> </text:span><text:span text:style-name="T18">le</text:span><text:span text:style-name="T211"> </text:span><text:span text:style-name="T18">tatouage</text:span><text:span text:style-name="T211"> </text:span><text:span text:style-name="T18">s’éteint</text:span><text:span text:style-name="T211"> </text:span><text:span text:style-name="T18">aussitôt </text:span><text:span text:style-name="T212">que</text:span><text:span text:style-name="T20"> </text:span><text:span text:style-name="T212">vous</text:span><text:span text:style-name="T213"> </text:span><text:span text:style-name="T212">êtes</text:span><text:span text:style-name="T214"> </text:span><text:span text:style-name="T212">guéri.</text:span><text:span text:style-name="T214"> </text:span><text:span text:style-name="T215">Vous</text:span><text:span text:style-name="T194"> </text:span><text:span text:style-name="T215">ne</text:span><text:span text:style-name="T194"> </text:span><text:span text:style-name="T215">pouvez</text:span><text:span text:style-name="T194"> </text:span><text:span text:style-name="T215">pas</text:span><text:span text:style-name="T195"> </text:span><text:span text:style-name="T215">utiliser</text:span><text:span text:style-name="T194"> </text:span><text:span text:style-name="T215">votre</text:span><text:span text:style-name="T194"> </text:span><text:span text:style-name="T215">sang</text:span><text:span text:style-name="T194"> </text:span><text:span text:style-name="T215">pour</text:span><text:span text:style-name="T195"> </text:span><text:span text:style-name="T215">réactiver</text:span><text:span text:style-name="T194"> </text:span><text:span text:style-name="T215">ce</text:span><text:span text:style-name="T216"> </text:span><text:span text:style-name="T190">tatouage</text:span><text:span text:style-name="T217"> </text:span><text:span text:style-name="T190">non</text:span><text:span text:style-name="T217"> </text:span><text:span text:style-name="T190">mais</text:span><text:span text:style-name="T217"> </text:span><text:span text:style-name="T190">oh</text:span><text:span text:style-name="T218"> </text:span><text:span text:style-name="T190">!</text:span></text:p>
      <text:p text:style-name="P149"><text:span text:style-name="T134">Rang</text:span><text:span text:style-name="T155"> </text:span><text:span text:style-name="T134">3:</text:span><text:span text:style-name="T155"> </text:span><text:span text:style-name="T134">Encre</text:span><text:span text:style-name="T155"> </text:span><text:span text:style-name="T134">d’aberration</text:span><text:span text:style-name="T141"> </text:span><text:span text:style-name="T134">:</text:span><text:span text:style-name="T155"> </text:span><text:span text:style-name="T10">Vous</text:span> <text:span text:style-name="T10">avez</text:span> <text:span text:style-name="T10">récupéré</text:span> <text:span text:style-name="T10">une</text:span> <text:span text:style-name="T10">propriété </text:span><text:span text:style-name="T12">monstrueuse</text:span><text:span text:style-name="T10"> </text:span><text:span text:style-name="T12">d’une</text:span><text:span text:style-name="T10"> </text:span><text:span text:style-name="T12">créature.</text:span><text:span text:style-name="T10"> </text:span><text:span text:style-name="T12">Par</text:span><text:span text:style-name="T53"> </text:span><text:span text:style-name="T12">exemple</text:span><text:span text:style-name="T10"> </text:span><text:span text:style-name="T12">:</text:span><text:span text:style-name="T10"> </text:span><text:span text:style-name="T12">regard</text:span><text:span text:style-name="T40"> </text:span><text:span text:style-name="T12">pétrificateur </text:span><text:span text:style-name="T13">(jusqu’au</text:span> <text:span text:style-name="T13">prochain</text:span> <text:span text:style-name="T13">lever</text:span> <text:span text:style-name="T13">du</text:span> <text:span text:style-name="T13">jour),</text:span> <text:span text:style-name="T13">griffes</text:span> <text:span text:style-name="T13">monstrueuses</text:span> <text:span text:style-name="T13">(2</text:span> <text:span text:style-name="T13">cartes </text:span><text:span text:style-name="T40">de dégât, gardez la meilleure), ailes, passage dans l’éther, passe </text:span><text:span text:style-name="T27">muraille…</text:span></text:p>
      <text:p text:style-name="P61"/>
      <text:p text:style-name="P150"><text:span text:style-name="T107">Rang</text:span><text:span text:style-name="T108"> </text:span><text:span text:style-name="T107">4</text:span><text:span text:style-name="T108"> </text:span><text:span text:style-name="T107">:</text:span><text:span text:style-name="T108"> </text:span><text:span text:style-name="T107">Encre</text:span><text:span text:style-name="T109"> </text:span><text:span text:style-name="T107">de</text:span><text:span text:style-name="T108"> </text:span><text:span text:style-name="T107">Garou</text:span><text:span text:style-name="T108"> </text:span><text:span text:style-name="T107">:</text:span><text:span text:style-name="T108"> </text:span><text:span text:style-name="T40">Permet</text:span><text:span text:style-name="T15"> </text:span><text:span text:style-name="T40">de se</text:span><text:span text:style-name="T26"> </text:span><text:span text:style-name="T40">transformer</text:span><text:span text:style-name="T26"> </text:span><text:span text:style-name="T40">en</text:span><text:span text:style-name="T26"> </text:span><text:span text:style-name="T40">lupin, </text:span>pour<text:span text:style-name="T41"> </text:span>le<text:span text:style-name="T41"> </text:span>temps<text:span text:style-name="T41"> </text:span>de<text:span text:style-name="T41"> </text:span>l’activation,<text:span text:style-name="T41"> </text:span>vous<text:span text:style-name="T41"> </text:span>gagnez<text:span text:style-name="T41"> </text:span>+2<text:span text:style-name="T41"> </text:span>en<text:span text:style-name="T41"> </text:span>force<text:span text:style-name="T41"> </text:span>et<text:span text:style-name="T41"> </text:span>en <text:span text:style-name="T27">dextérité,</text:span><text:span text:style-name="T10"> </text:span><text:span text:style-name="T27">les</text:span><text:span text:style-name="T10"> </text:span><text:span text:style-name="T27">sens</text:span><text:span text:style-name="T10"> </text:span><text:span text:style-name="T27">exacerbés</text:span><text:span text:style-name="T10"> </text:span><text:span text:style-name="T27">des</text:span><text:span text:style-name="T10"> </text:span><text:span text:style-name="T27">garous</text:span><text:span text:style-name="T10"> </text:span><text:span text:style-name="T27">et</text:span><text:span text:style-name="T10"> </text:span><text:span text:style-name="T27">la</text:span><text:span text:style-name="T10"> </text:span><text:span text:style-name="T27">régénération.</text:span></text:p>
      <text:p text:style-name="P135"/>
      <text:p text:style-name="P186" loext:marker-style-name="T18"><text:span text:style-name="T24">Rang 5</text:span><text:span text:style-name="T52"> </text:span><text:span text:style-name="T24">:</text:span><text:span text:style-name="T52"> </text:span><text:span text:style-name="T24">Encre</text:span><text:span text:style-name="T219"> </text:span><text:span text:style-name="T24">de</text:span><text:span text:style-name="T52"> </text:span><text:span text:style-name="T24">Dragon</text:span><text:span text:style-name="T52"> </text:span><text:span text:style-name="T24">:</text:span><text:span text:style-name="T52"> </text:span><text:span text:style-name="T17">Vous</text:span><text:span text:style-name="T90"> </text:span><text:span text:style-name="T17">pouvez</text:span><text:span text:style-name="T21"> </text:span><text:span text:style-name="T17">souffler</text:span><text:span text:style-name="T21"> </text:span><text:span text:style-name="T17">tel</text:span><text:span text:style-name="T21"> </text:span><text:span text:style-name="T17">le</text:span><text:span text:style-name="T90"> </text:span><text:span text:style-name="T17">dragon </text:span><text:span text:style-name="T30">de</text:span><text:span text:style-name="T20"> </text:span><text:span text:style-name="T30">légende</text:span><text:span text:style-name="T20"> </text:span><text:span text:style-name="T30">(3</text:span><text:span text:style-name="T20"> </text:span><text:span text:style-name="T30">cartes</text:span><text:span text:style-name="T20"> </text:span><text:span text:style-name="T30">de</text:span><text:span text:style-name="T20"> </text:span><text:span text:style-name="T30">dégâts</text:span><text:span text:style-name="T20"> </text:span><text:span text:style-name="T30">sur</text:span><text:span text:style-name="T20"> </text:span><text:span text:style-name="T30">une</text:span><text:span text:style-name="T20"> </text:span><text:span text:style-name="T30">zone</text:span><text:span text:style-name="T20"> </text:span><text:span text:style-name="T30">de</text:span><text:span text:style-name="T20"> </text:span><text:span text:style-name="T30">50</text:span><text:span text:style-name="T20"> </text:span><text:span text:style-name="T30">m</text:span><text:span text:style-name="T20"> </text:span><text:span text:style-name="T30">en</text:span><text:span text:style-name="T20"> </text:span><text:span text:style-name="T30">cône).</text:span></text:p>
      <text:p text:style-name="P187"/>
      <text:h text:style-name="P133" text:outline-level="3"><text:span text:style-name="T38">Entropie</text:span><text:span text:style-name="T174"> </text:span><text:span text:style-name="T81">(sorcellerie)</text:span></text:h>
      <text:p text:style-name="P188"><text:span text:style-name="T13">Vous</text:span><text:span text:style-name="T27"> </text:span><text:span text:style-name="T13">étudiez</text:span><text:span text:style-name="T27"> </text:span><text:span text:style-name="T13">les</text:span><text:span text:style-name="T27"> </text:span><text:span text:style-name="T13">ficelles</text:span><text:span text:style-name="T27"> </text:span><text:span text:style-name="T13">qui</text:span><text:span text:style-name="T27"> </text:span><text:span text:style-name="T13">tissent</text:span><text:span text:style-name="T27"> </text:span><text:span text:style-name="T13">le</text:span><text:span text:style-name="T27"> </text:span><text:span text:style-name="T13">destin</text:span><text:span text:style-name="T27"> </text:span><text:span text:style-name="T13">des</text:span><text:span text:style-name="T27"> </text:span><text:span text:style-name="T13">choses,</text:span><text:span text:style-name="T27"> </text:span><text:span text:style-name="T13">qui</text:span><text:span text:style-name="T27"> </text:span><text:span text:style-name="T13">font et</text:span><text:span text:style-name="T40"> </text:span><text:span text:style-name="T13">défont</text:span><text:span text:style-name="T40"> </text:span><text:span text:style-name="T13">les</text:span><text:span text:style-name="T40"> </text:span><text:span text:style-name="T13">probabilités.</text:span><text:span text:style-name="T41"> </text:span><text:span text:style-name="T13">La</text:span><text:span text:style-name="T40"> </text:span><text:span text:style-name="T13">sérendipité</text:span><text:span text:style-name="T40"> </text:span><text:span text:style-name="T13">vous</text:span><text:span text:style-name="T40"> </text:span><text:span text:style-name="T13">accompagne.</text:span><text:span text:style-name="T41"> </text:span><text:span text:style-name="T13">Vous </text:span><text:span text:style-name="T12">savez faire jouer les probabilités hasardeuses en votre faveur.</text:span></text:p>
      <text:p text:style-name="P135"/>
      <text:p text:style-name="P137"><text:span text:style-name="T155">Rang</text:span><text:span text:style-name="T134"> </text:span><text:span text:style-name="T155">1</text:span><text:span text:style-name="T134"> </text:span><text:span text:style-name="T155">:</text:span><text:span text:style-name="T134"> </text:span><text:span text:style-name="T12">Vous</text:span><text:span text:style-name="T53"> </text:span><text:span text:style-name="T12">pouvez</text:span><text:span text:style-name="T10"> </text:span><text:span text:style-name="T12">déceler</text:span><text:span text:style-name="T10"> </text:span><text:span text:style-name="T12">les</text:span><text:span text:style-name="T10"> </text:span><text:span text:style-name="T12">points</text:span><text:span text:style-name="T53"> </text:span><text:span text:style-name="T12">faibles</text:span><text:span text:style-name="T53"> </text:span><text:span text:style-name="T12">dans</text:span><text:span text:style-name="T40"> </text:span><text:span text:style-name="T12">un</text:span><text:span text:style-name="T40"> </text:span><text:span text:style-name="T12">objet, </text:span><text:span text:style-name="T10">le</text:span><text:span text:style-name="T12"> </text:span><text:span text:style-name="T10">point</text:span><text:span text:style-name="T12"> </text:span><text:span text:style-name="T10">entropique</text:span><text:span text:style-name="T12"> </text:span><text:span text:style-name="T10">qui</text:span><text:span text:style-name="T11"> </text:span><text:span text:style-name="T10">mène</text:span><text:span text:style-name="T12"> </text:span><text:span text:style-name="T10">à</text:span><text:span text:style-name="T12"> </text:span><text:span text:style-name="T10">la</text:span><text:span text:style-name="T12"> </text:span><text:span text:style-name="T10">rupture</text:span><text:span text:style-name="T11"> </text:span><text:span text:style-name="T10">même</text:span><text:span text:style-name="T12"> </text:span><text:span text:style-name="T10">avec</text:span><text:span text:style-name="T12"> </text:span><text:span text:style-name="T10">une</text:span><text:span text:style-name="T12"> </text:span><text:span text:style-name="T10">pression </text:span><text:span text:style-name="T13">relativement</text:span> <text:span text:style-name="T13">minime.</text:span> <text:span text:style-name="T13">Par</text:span> <text:span text:style-name="T13">ailleurs,</text:span> <text:span text:style-name="T13">vous</text:span> <text:span text:style-name="T13">pouvez</text:span> <text:span text:style-name="T13">faire</text:span> <text:span text:style-name="T13">s’effondrer </text:span>une<text:span text:style-name="T26"> </text:span>porte<text:span text:style-name="T26"> </text:span>d’une<text:span text:style-name="T26"> </text:span>simple<text:span text:style-name="T26"> </text:span>tape<text:span text:style-name="T26"> </text:span>ou<text:span text:style-name="T26"> </text:span>briser<text:span text:style-name="T26"> </text:span>une<text:span text:style-name="T26"> </text:span>épée<text:span text:style-name="T26"> </text:span>en<text:span text:style-name="T26"> </text:span>calculant <text:span text:style-name="T12">une</text:span><text:span text:style-name="T10"> </text:span><text:span text:style-name="T12">parade</text:span><text:span text:style-name="T10"> </text:span><text:span text:style-name="T12">adaptée.</text:span><text:span text:style-name="T10"> </text:span><text:span text:style-name="T12">Pour</text:span><text:span text:style-name="T53"> </text:span><text:span text:style-name="T12">déceler</text:span><text:span text:style-name="T10"> </text:span><text:span text:style-name="T12">le</text:span><text:span text:style-name="T10"> </text:span><text:span text:style-name="T12">point</text:span><text:span text:style-name="T10"> </text:span><text:span text:style-name="T12">de</text:span><text:span text:style-name="T53"> </text:span><text:span text:style-name="T12">rupture</text:span><text:span text:style-name="T10"> </text:span><text:span text:style-name="T12">de</text:span><text:span text:style-name="T10"> </text:span><text:span text:style-name="T12">l’objet, </text:span><text:span text:style-name="T46">vous</text:span><text:span text:style-name="T8"> </text:span><text:span text:style-name="T46">devez</text:span><text:span text:style-name="T8"> </text:span><text:span text:style-name="T46">réussir</text:span><text:span text:style-name="T8"> </text:span><text:span text:style-name="T46">une</text:span><text:span text:style-name="T8"> </text:span><text:span text:style-name="T46">difficulté</text:span><text:span text:style-name="T8"> </text:span><text:span text:style-name="T46">de</text:span><text:span text:style-name="T8"> </text:span><text:span text:style-name="T46">10</text:span><text:span text:style-name="T8"> </text:span><text:span text:style-name="T46">pour</text:span><text:span text:style-name="T8"> </text:span><text:span text:style-name="T46">un</text:span><text:span text:style-name="T8"> </text:span><text:span text:style-name="T46">objet</text:span><text:span text:style-name="T8"> </text:span><text:span text:style-name="T46">qui</text:span><text:span text:style-name="T8"> </text:span><text:span text:style-name="T46">tient</text:span><text:span text:style-name="T8"> </text:span><text:span text:style-name="T46">dans </text:span><text:span text:style-name="T12">la</text:span><text:span text:style-name="T53"> </text:span><text:span text:style-name="T12">main,</text:span><text:span text:style-name="T53"> </text:span><text:span text:style-name="T12">12</text:span><text:span text:style-name="T53"> </text:span><text:span text:style-name="T12">de</text:span><text:span text:style-name="T53"> </text:span><text:span text:style-name="T12">la</text:span><text:span text:style-name="T53"> </text:span><text:span text:style-name="T12">taille</text:span><text:span text:style-name="T53"> </text:span><text:span text:style-name="T12">d’une</text:span><text:span text:style-name="T53"> </text:span><text:span text:style-name="T12">chaise,</text:span><text:span text:style-name="T53"> </text:span><text:span text:style-name="T12">14</text:span><text:span text:style-name="T53"> </text:span><text:span text:style-name="T12">de</text:span><text:span text:style-name="T53"> </text:span><text:span text:style-name="T12">la</text:span><text:span text:style-name="T53"> </text:span><text:span text:style-name="T12">taille</text:span><text:span text:style-name="T53"> </text:span><text:span text:style-name="T12">d’une</text:span><text:span text:style-name="T53"> </text:span><text:span text:style-name="T12">porte, </text:span>18 pour un mur.</text:p>
      <text:p text:style-name="P5"/>
      <text:p text:style-name="P88"><text:span text:style-name="T156">Rang</text:span><text:span text:style-name="T157"> </text:span><text:span text:style-name="T156">2</text:span><text:span text:style-name="T158"> </text:span><text:span text:style-name="T156">:</text:span><text:span text:style-name="T158"> </text:span><text:span text:style-name="T46">Vous</text:span><text:span text:style-name="T48"> </text:span><text:span text:style-name="T46">savez</text:span><text:span text:style-name="T47"> </text:span><text:span text:style-name="T46">influer</text:span><text:span text:style-name="T48"> </text:span><text:span text:style-name="T46">sur</text:span><text:span text:style-name="T48"> </text:span><text:span text:style-name="T46">les</text:span><text:span text:style-name="T48"> </text:span><text:span text:style-name="T46">chemins</text:span><text:span text:style-name="T8"> </text:span><text:span text:style-name="T46">que</text:span><text:span text:style-name="T8"> </text:span><text:span text:style-name="T46">tisse</text:span><text:span text:style-name="T8"> </text:span><text:span text:style-name="T46">le</text:span><text:span text:style-name="T8"> </text:span><text:span text:style-name="T46">destin</text:span><text:span text:style-name="T8"> </text:span><text:span text:style-name="T46">aux </text:span><text:span text:style-name="T12">individus.</text:span><text:span text:style-name="T10"> </text:span><text:span text:style-name="T12">Vous</text:span><text:span text:style-name="T10"> </text:span><text:span text:style-name="T12">ne</text:span><text:span text:style-name="T10"> </text:span><text:span text:style-name="T12">pouvez</text:span><text:span text:style-name="T53"> </text:span><text:span text:style-name="T12">affecter</text:span><text:span text:style-name="T10"> </text:span><text:span text:style-name="T12">que</text:span><text:span text:style-name="T10"> </text:span><text:span text:style-name="T12">des</text:span><text:span text:style-name="T10"> </text:span><text:span text:style-name="T12">décisions</text:span><text:span text:style-name="T53"> </text:span><text:span text:style-name="T12">mineures </text:span><text:span text:style-name="T27">qui</text:span><text:span text:style-name="T14"> </text:span><text:span text:style-name="T27">ne</text:span><text:span text:style-name="T14"> </text:span><text:span text:style-name="T27">mettent</text:span><text:span text:style-name="T14"> </text:span><text:span text:style-name="T27">pas</text:span><text:span text:style-name="T28"> </text:span><text:span text:style-name="T27">en</text:span><text:span text:style-name="T14"> </text:span><text:span text:style-name="T27">danger</text:span><text:span text:style-name="T14"> </text:span><text:span text:style-name="T27">l’individu.</text:span><text:span text:style-name="T14"> </text:span><text:span text:style-name="T27">Par</text:span><text:span text:style-name="T28"> </text:span><text:span text:style-name="T27">exemple,</text:span><text:span text:style-name="T14"> </text:span><text:span text:style-name="T27">prendre </text:span><text:span text:style-name="T14">à</text:span> <text:span text:style-name="T14">droite</text:span> <text:span text:style-name="T14">ou</text:span> <text:span text:style-name="T14">à</text:span> <text:span text:style-name="T14">gauche</text:span> <text:span text:style-name="T14">au</text:span> <text:span text:style-name="T14">bout</text:span> <text:span text:style-name="T14">d’une</text:span> <text:span text:style-name="T14">rue,</text:span> <text:span text:style-name="T14">regarder</text:span> <text:span text:style-name="T14">d’un</text:span> <text:span text:style-name="T14">côté</text:span> <text:span text:style-name="T14">pendant </text:span><text:span text:style-name="T13">que</text:span><text:span text:style-name="T89"> </text:span><text:span text:style-name="T13">vous</text:span><text:span text:style-name="T9"> </text:span><text:span text:style-name="T13">passez</text:span><text:span text:style-name="T9"> </text:span><text:span text:style-name="T13">discrètement</text:span><text:span text:style-name="T89"> </text:span><text:span text:style-name="T13">de</text:span><text:span text:style-name="T9"> </text:span><text:span text:style-name="T13">l’autre,</text:span><text:span text:style-name="T9"> </text:span><text:span text:style-name="T13">etc.</text:span><text:span text:style-name="T9"> </text:span><text:span text:style-name="T13">La</text:span><text:span text:style-name="T89"> </text:span><text:span text:style-name="T13">difficulté</text:span><text:span text:style-name="T9"> </text:span><text:span text:style-name="T13">est</text:span><text:span text:style-name="T9"> </text:span><text:span text:style-name="T13">de</text:span><text:span text:style-name="T9"> </text:span><text:span text:style-name="T10">8</text:span></text:p>
      <text:p text:style-name="P189"><text:span text:style-name="T13">+</text:span><text:span text:style-name="T15"> </text:span><text:span text:style-name="T13">la</text:span><text:span text:style-name="T15"> </text:span><text:span text:style-name="T13">volonté</text:span><text:span text:style-name="T15"> </text:span><text:span text:style-name="T13">de</text:span><text:span text:style-name="T15"> </text:span><text:span text:style-name="T13">la</text:span><text:span text:style-name="T15"> </text:span><text:span text:style-name="T13">cible</text:span><text:span text:style-name="T15"> </text:span><text:span text:style-name="T13">de</text:span><text:span text:style-name="T15"> </text:span><text:span text:style-name="T13">l’action.</text:span></text:p>
      <text:p text:style-name="P190" loext:marker-style-name="T148"/>
      <text:section text:style-name="Sect5" text:name="Section12">
        <text:p text:style-name="P191"><text:span text:style-name="T107">Rang</text:span><text:span text:style-name="T220"> </text:span><text:span text:style-name="T107">3</text:span><text:span text:style-name="T221"> </text:span><text:span text:style-name="T107">:</text:span><text:span text:style-name="T222"> </text:span><text:span text:style-name="T40">Certains</text:span><text:span text:style-name="T223"> </text:span><text:span text:style-name="T40">individus</text:span><text:span text:style-name="T223"> </text:span><text:span text:style-name="T40">ont</text:span><text:span text:style-name="T223"> </text:span><text:span text:style-name="T40">les</text:span><text:span text:style-name="T223"> </text:span><text:span text:style-name="T40">fils</text:span><text:span text:style-name="T223"> </text:span><text:span text:style-name="T40">du</text:span><text:span text:style-name="T223"> </text:span><text:span text:style-name="T40">destin</text:span><text:span text:style-name="T223"> </text:span><text:span text:style-name="T40">nombreux</text:span><text:span text:style-name="T223"> </text:span><text:span text:style-name="T40">et</text:span><text:span text:style-name="T223"> </text:span><text:span text:style-name="T40">sont </text:span><text:span text:style-name="T13">destinés</text:span><text:span text:style-name="T224"> </text:span><text:span text:style-name="T13">à</text:span><text:span text:style-name="T171"> </text:span><text:span text:style-name="T13">changer</text:span><text:span text:style-name="T171"> </text:span><text:span text:style-name="T13">les</text:span><text:span text:style-name="T224"> </text:span><text:span text:style-name="T13">choses,</text:span><text:span text:style-name="T171"> </text:span><text:span text:style-name="T13">vous</text:span><text:span text:style-name="T171"> </text:span><text:span text:style-name="T13">pouvez</text:span><text:span text:style-name="T224"> </text:span><text:span text:style-name="T13">observer</text:span><text:span text:style-name="T171"> </text:span><text:span text:style-name="T13">le</text:span><text:span text:style-name="T171"> </text:span><text:span text:style-name="T13">maillage</text:span></text:p>
        <text:p text:style-name="Text_20_body"/>
        <text:p text:style-name="P181"/>
        <text:p text:style-name="P159" loext:marker-style-name="T80"><text:span text:style-name="T80">Johan C </text:span></text:p>
      </text:section>
      <text:p text:style-name="P192"><text:bookmark text:name="Familier"/><text:bookmark text:name="Force surnaturelle"/><text:span text:style-name="T10">dense</text:span> <text:span text:style-name="T10">ou</text:span> <text:span text:style-name="T10">non</text:span> <text:span text:style-name="T10">qui</text:span> <text:span text:style-name="T10">relie</text:span> <text:span text:style-name="T10">les</text:span> <text:span text:style-name="T10">individus.</text:span> <text:span text:style-name="T10">Vous</text:span> <text:span text:style-name="T10">pouvez</text:span> <text:span text:style-name="T10">également</text:span> <text:span text:style-name="T10">voir les</text:span> <text:span text:style-name="T10">liens</text:span> <text:span text:style-name="T10">de</text:span> <text:span text:style-name="T10">filiation,</text:span> <text:span text:style-name="T10">les</text:span> <text:span text:style-name="T10">destins</text:span> <text:span text:style-name="T10">liés</text:span> <text:span text:style-name="T10">entre</text:span> <text:span text:style-name="T10">les</text:span> <text:span text:style-name="T10">individus.</text:span> <text:span text:style-name="T10">Difficulté: </text:span>8<text:span text:style-name="T9"> </text:span>+<text:span text:style-name="T9"> </text:span>volonté<text:span text:style-name="T9"> </text:span>des<text:span text:style-name="T9"> </text:span>protagonistes<text:span text:style-name="T9"> </text:span>concernés.</text:p>
      <text:p text:style-name="P56"/>
      <text:p text:style-name="P193" loext:marker-style-name="T18"><text:span text:style-name="T52">Rang</text:span><text:span text:style-name="T118"> </text:span><text:span text:style-name="T52">4</text:span><text:span text:style-name="T118"> </text:span><text:span text:style-name="T52">et 5</text:span><text:span text:style-name="T225"> </text:span><text:span text:style-name="T52">:</text:span><text:span text:style-name="T118"> </text:span><text:span text:style-name="T21">(réservé aux</text:span><text:span text:style-name="T51"> </text:span><text:span text:style-name="T21">pnjs et</text:span><text:span text:style-name="T51"> </text:span><text:span text:style-name="T21">donc à</text:span><text:span text:style-name="T51"> </text:span><text:span text:style-name="T21">la discrétion</text:span><text:span text:style-name="T51"> </text:span><text:span text:style-name="T21">du MJ)</text:span></text:p>
      <text:p text:style-name="P194"/>
      <text:h text:style-name="P81" text:outline-level="3">Familier</text:h>
      <text:p text:style-name="P173">Votre charme et votre nature vous donnent d’une manière <text:span text:style-name="T13">générale</text:span> <text:span text:style-name="T13">une</text:span> <text:span text:style-name="T13">[carte]</text:span> <text:span text:style-name="T13">d’avantage</text:span> <text:span text:style-name="T13">pour</text:span> <text:span text:style-name="T13">toutes</text:span> <text:span text:style-name="T13">les</text:span> <text:span text:style-name="T13">interactions</text:span> <text:span text:style-name="T13">avec </text:span>le<text:span text:style-name="T89"> </text:span>règne<text:span text:style-name="T89"> </text:span>animal.<text:span text:style-name="T89"> </text:span>Vous<text:span text:style-name="T9"> </text:span>ne<text:span text:style-name="T89"> </text:span>pouvez<text:span text:style-name="T89"> </text:span>posséder<text:span text:style-name="T89"> </text:span>à<text:span text:style-name="T9"> </text:span>un<text:span text:style-name="T89"> </text:span>instant<text:span text:style-name="T89"> </text:span>donné <text:span text:style-name="T27">qu’un</text:span><text:span text:style-name="T14"> </text:span><text:span text:style-name="T27">nombre</text:span><text:span text:style-name="T14"> </text:span><text:span text:style-name="T27">de</text:span><text:span text:style-name="T14"> </text:span><text:span text:style-name="T27">familiers</text:span><text:span text:style-name="T28"> </text:span><text:span text:style-name="T27">égal</text:span><text:span text:style-name="T14"> </text:span><text:span text:style-name="T27">à</text:span><text:span text:style-name="T14"> </text:span><text:span text:style-name="T27">votre</text:span><text:span text:style-name="T14"> </text:span><text:span text:style-name="T27">score</text:span><text:span text:style-name="T28"> </text:span><text:span text:style-name="T27">de</text:span><text:span text:style-name="T14"> </text:span><text:span text:style-name="T27">charisme</text:span><text:span text:style-name="T14"> </text:span><text:span text:style-name="T27">+1.</text:span></text:p>
      <text:p text:style-name="P56"/>
      <text:p text:style-name="P79"><text:span text:style-name="T108">Rang</text:span><text:span text:style-name="T107"> </text:span><text:span text:style-name="T108">1</text:span><text:span text:style-name="T107"> </text:span><text:span text:style-name="T108">:</text:span><text:span text:style-name="T107"> </text:span><text:span text:style-name="T13">Vous</text:span><text:span text:style-name="T41"> </text:span><text:span text:style-name="T13">pouvez</text:span><text:span text:style-name="T40"> </text:span><text:span text:style-name="T13">avoir</text:span><text:span text:style-name="T40"> </text:span><text:span text:style-name="T13">un</text:span><text:span text:style-name="T40"> </text:span><text:span text:style-name="T13">ou</text:span><text:span text:style-name="T41"> </text:span><text:span text:style-name="T13">plusieurs</text:span><text:span text:style-name="T11"> </text:span><text:span text:style-name="T13">compagnons</text:span><text:span text:style-name="T11"> </text:span><text:span text:style-name="T13">mam- </text:span>mifère/oiseau/reptile.<text:span text:style-name="T14"> </text:span>Chaque<text:span text:style-name="T14"> </text:span>animal<text:span text:style-name="T14"> </text:span>vous<text:span text:style-name="T14"> </text:span>est<text:span text:style-name="T14"> </text:span>fidèle<text:span text:style-name="T14"> </text:span>et<text:span text:style-name="T14"> </text:span>obéit dans les limites de sa nature. Un lynx pourra, par exemple, <text:span text:style-name="T27">chasser</text:span><text:span text:style-name="T14"> </text:span><text:span text:style-name="T27">une</text:span><text:span text:style-name="T14"> </text:span><text:span text:style-name="T27">proie</text:span><text:span text:style-name="T14"> </text:span><text:span text:style-name="T27">ou</text:span><text:span text:style-name="T28"> </text:span><text:span text:style-name="T27">attaquer</text:span><text:span text:style-name="T14"> </text:span><text:span text:style-name="T27">vos</text:span><text:span text:style-name="T14"> </text:span><text:span text:style-name="T27">ennemis.</text:span><text:span text:style-name="T14"> </text:span><text:span text:style-name="T27">Par-contre</text:span><text:span text:style-name="T28"> </text:span><text:span text:style-name="T27">un</text:span><text:span text:style-name="T14"> </text:span><text:span text:style-name="T27">cor- </text:span>beau<text:span text:style-name="T89"> </text:span>évitera<text:span text:style-name="T9"> </text:span>le<text:span text:style-name="T89"> </text:span>conflit<text:span text:style-name="T9"> </text:span>direct,<text:span text:style-name="T89"> </text:span>mais<text:span text:style-name="T9"> </text:span>sera<text:span text:style-name="T89"> </text:span>apte<text:span text:style-name="T9"> </text:span>à<text:span text:style-name="T89"> </text:span>voler<text:span text:style-name="T9"> </text:span>ou<text:span text:style-name="T89"> </text:span>à<text:span text:style-name="T9"> </text:span>faire de<text:span text:style-name="T26"> </text:span>la<text:span text:style-name="T26"> </text:span>reconnaissance<text:span text:style-name="T26"> </text:span>pour<text:span text:style-name="T26"> </text:span>vous.</text:p>
      <text:p text:style-name="P61"/>
      <text:p text:style-name="P79"><text:span text:style-name="T155">Rang</text:span><text:span text:style-name="T134"> </text:span><text:span text:style-name="T155">2</text:span><text:span text:style-name="T134"> </text:span><text:span text:style-name="T155">:</text:span><text:span text:style-name="T134"> </text:span><text:span text:style-name="T12">Après</text:span><text:span text:style-name="T53"> </text:span><text:span text:style-name="T12">quelques</text:span><text:span text:style-name="T10"> </text:span><text:span text:style-name="T12">semaines,</text:span><text:span text:style-name="T40"> </text:span><text:span text:style-name="T12">votre lien magique se ren- </text:span>force,<text:span text:style-name="T13"> </text:span>vous<text:span text:style-name="T13"> </text:span>savez<text:span text:style-name="T13"> </text:span>en<text:span text:style-name="T13"> </text:span>permanence<text:span text:style-name="T13"> </text:span>où<text:span text:style-name="T13"> </text:span>se<text:span text:style-name="T13"> </text:span>trouvent<text:span text:style-name="T13"> </text:span>vos<text:span text:style-name="T13"> </text:span>compa- <text:span text:style-name="T27">gnons.</text:span><text:span text:style-name="T13"> </text:span><text:span text:style-name="T27">En</text:span><text:span text:style-name="T13"> </text:span><text:span text:style-name="T27">fermant</text:span><text:span text:style-name="T13"> </text:span><text:span text:style-name="T27">les</text:span><text:span text:style-name="T13"> </text:span><text:span text:style-name="T27">yeux</text:span><text:span text:style-name="T13"> </text:span><text:span text:style-name="T27">et</text:span><text:span text:style-name="T13"> </text:span><text:span text:style-name="T27">vous</text:span><text:span text:style-name="T13"> </text:span><text:span text:style-name="T27">concentrant,</text:span><text:span text:style-name="T13"> </text:span><text:span text:style-name="T27">vous</text:span><text:span text:style-name="T13"> </text:span><text:span text:style-name="T27">pouvez </text:span>partager<text:span text:style-name="T14"> </text:span>les<text:span text:style-name="T14"> </text:span>perceptions<text:span text:style-name="T14"> </text:span>de<text:span text:style-name="T14"> </text:span>votre<text:span text:style-name="T14"> </text:span>familier.</text:p>
      <text:p text:style-name="P56"/>
      <text:p text:style-name="P26"><text:span text:style-name="T107">Rang</text:span><text:span text:style-name="T108"> </text:span><text:span text:style-name="T107">3</text:span><text:span text:style-name="T108"> </text:span><text:span text:style-name="T107">:</text:span><text:span text:style-name="T108"> </text:span><text:span text:style-name="T40">Désormais,</text:span><text:span text:style-name="T15"> </text:span><text:span text:style-name="T40">vous</text:span><text:span text:style-name="T13"> </text:span><text:span text:style-name="T40">pouvez</text:span><text:span text:style-name="T13"> </text:span><text:span text:style-name="T40">rentrer</text:span><text:span text:style-name="T13"> </text:span><text:span text:style-name="T40">en</text:span><text:span text:style-name="T15"> </text:span><text:span text:style-name="T40">transe</text:span><text:span text:style-name="T12"> </text:span><text:span text:style-name="T40">et</text:span><text:span text:style-name="T41"> </text:span><text:span text:style-name="T40">fusionner </text:span><text:span text:style-name="T13">avec</text:span><text:span text:style-name="T226"> </text:span><text:span text:style-name="T13">l’un</text:span><text:span text:style-name="T226"> </text:span><text:span text:style-name="T13">de</text:span><text:span text:style-name="T89"> </text:span><text:span text:style-name="T13">vos</text:span><text:span text:style-name="T226"> </text:span><text:span text:style-name="T13">familiers</text:span><text:span text:style-name="T89"> </text:span><text:span text:style-name="T13">et</text:span><text:span text:style-name="T226"> </text:span><text:span text:style-name="T13">agir,</text:span><text:span text:style-name="T226"> </text:span><text:span text:style-name="T13">sentir,</text:span><text:span text:style-name="T226"> </text:span><text:span text:style-name="T13">voir</text:span><text:span text:style-name="T226"> </text:span><text:span text:style-name="T13">par</text:span><text:span text:style-name="T226"> </text:span><text:span text:style-name="T13">son</text:span><text:span text:style-name="T226"> </text:span><text:span text:style-name="T13">truchement.</text:span></text:p>
      <text:p text:style-name="P135"/>
      <text:p text:style-name="P26"><text:span text:style-name="T107">Rang</text:span><text:span text:style-name="T108"> </text:span><text:span text:style-name="T107">4</text:span><text:span text:style-name="T108"> </text:span><text:span text:style-name="T107">:</text:span><text:span text:style-name="T108"> </text:span><text:span text:style-name="T40">Vous</text:span><text:span text:style-name="T15"> </text:span><text:span text:style-name="T40">avez fait</text:span><text:span text:style-name="T26"> </text:span><text:span text:style-name="T40">une</text:span><text:span text:style-name="T26"> </text:span><text:span text:style-name="T40">rencontre</text:span><text:span text:style-name="T26"> </text:span><text:span text:style-name="T40">atypique,</text:span><text:span text:style-name="T26"> </text:span><text:span text:style-name="T40">votre</text:span><text:span text:style-name="T26"> </text:span><text:span text:style-name="T40">nouveau </text:span><text:span text:style-name="T27">familier</text:span><text:span text:style-name="T14"> </text:span><text:span text:style-name="T27">est</text:span><text:span text:style-name="T14"> </text:span><text:span text:style-name="T27">une</text:span><text:span text:style-name="T28"> </text:span><text:span text:style-name="T27">créature</text:span><text:span text:style-name="T14"> </text:span><text:span text:style-name="T27">surnaturelle.</text:span><text:span text:style-name="T14"> </text:span><text:span text:style-name="T27">Discutez</text:span><text:span text:style-name="T28"> </text:span><text:span text:style-name="T27">avec</text:span><text:span text:style-name="T14"> </text:span><text:span text:style-name="T27">votre</text:span><text:span text:style-name="T14"> </text:span><text:span text:style-name="T27">MJ </text:span>pour<text:span text:style-name="T89"> </text:span>en<text:span text:style-name="T89"> </text:span>définir<text:span text:style-name="T89"> </text:span>l’histoire,<text:span text:style-name="T9"> </text:span>les<text:span text:style-name="T89"> </text:span>capacités<text:span text:style-name="T89"> </text:span>et<text:span text:style-name="T89"> </text:span>les<text:span text:style-name="T9"> </text:span>pouvoirs.</text:p>
      <text:p text:style-name="P135"/>
      <text:p text:style-name="P60"><text:span text:style-name="T156">Rang</text:span><text:span text:style-name="T157"> </text:span><text:span text:style-name="T156">5</text:span><text:span text:style-name="T158"> </text:span><text:span text:style-name="T156">:</text:span><text:span text:style-name="T158"> </text:span><text:span text:style-name="T46">Votre</text:span><text:span text:style-name="T48"> </text:span><text:span text:style-name="T46">aura</text:span><text:span text:style-name="T47"> </text:span><text:span text:style-name="T46">rayonne</text:span><text:span text:style-name="T48"> </text:span><text:span text:style-name="T46">sur</text:span><text:span text:style-name="T48"> </text:span><text:span text:style-name="T46">le</text:span><text:span text:style-name="T48"> </text:span><text:span text:style-name="T46">monde,</text:span><text:span text:style-name="T47"> </text:span><text:span text:style-name="T46">une</text:span><text:span text:style-name="T48"> </text:span><text:span text:style-name="T46">créature</text:span><text:span text:style-name="T48"> </text:span><text:span text:style-name="T46">légendaire </text:span><text:span text:style-name="T12">se</text:span><text:span text:style-name="T10"> </text:span><text:span text:style-name="T12">rapproche</text:span><text:span text:style-name="T10"> </text:span><text:span text:style-name="T12">de</text:span><text:span text:style-name="T10"> </text:span><text:span text:style-name="T12">vous</text:span><text:span text:style-name="T53"> </text:span><text:span text:style-name="T12">et</text:span><text:span text:style-name="T10"> </text:span><text:span text:style-name="T12">souhaite</text:span><text:span text:style-name="T10"> </text:span><text:span text:style-name="T12">vous</text:span><text:span text:style-name="T10"> </text:span><text:span text:style-name="T12">seconder</text:span><text:span text:style-name="T53"> </text:span><text:span text:style-name="T12">dans</text:span><text:span text:style-name="T10"> </text:span><text:span text:style-name="T12">vos</text:span><text:span text:style-name="T10"> </text:span><text:span text:style-name="T12">aven- </text:span><text:span text:style-name="T14">tures.</text:span> <text:span text:style-name="T14">Il</text:span> <text:span text:style-name="T14">est</text:span> <text:span text:style-name="T14">9équent</text:span> <text:span text:style-name="T14">qu’une</text:span> <text:span text:style-name="T14">telle</text:span> <text:span text:style-name="T14">créature</text:span> <text:span text:style-name="T14">vous</text:span> <text:span text:style-name="T14">teste</text:span> <text:span text:style-name="T14">dans</text:span> <text:span text:style-name="T14">une</text:span> <text:span text:style-name="T14">quête </text:span><text:span text:style-name="T27">avant</text:span><text:span text:style-name="T15"> </text:span><text:span text:style-name="T27">d’écrire</text:span><text:span text:style-name="T15"> </text:span><text:span text:style-name="T27">à</text:span><text:span text:style-name="T15"> </text:span><text:span text:style-name="T27">vos</text:span><text:span text:style-name="T15"> </text:span><text:span text:style-name="T27">côtés</text:span><text:span text:style-name="T15"> </text:span><text:span text:style-name="T27">de</text:span><text:span text:style-name="T15"> </text:span><text:span text:style-name="T27">nouvelles</text:span><text:span text:style-name="T15"> </text:span><text:span text:style-name="T27">légendes.</text:span><text:span text:style-name="T15"> </text:span><text:span text:style-name="T27">Si</text:span><text:span text:style-name="T15"> </text:span><text:span text:style-name="T27">vous</text:span><text:span text:style-name="T15"> </text:span><text:span text:style-name="T27">êtes </text:span><text:span text:style-name="T13">inspirés,</text:span><text:span text:style-name="T40"> </text:span><text:span text:style-name="T13">proposez</text:span><text:span text:style-name="T40"> </text:span><text:span text:style-name="T13">la</text:span><text:span text:style-name="T40"> </text:span><text:span text:style-name="T13">créature</text:span><text:span text:style-name="T41"> </text:span><text:span text:style-name="T13">légendaire</text:span><text:span text:style-name="T40"> </text:span><text:span text:style-name="T13">à</text:span><text:span text:style-name="T40"> </text:span><text:span text:style-name="T13">votre</text:span><text:span text:style-name="T40"> </text:span><text:span text:style-name="T13">MJ</text:span><text:span text:style-name="T41"> </text:span><text:span text:style-name="T13">ou</text:span><text:span text:style-name="T40"> </text:span><text:span text:style-name="T13">laissez-lui </text:span>l’initiative de vous surprendre.</text:p>
      <text:p text:style-name="P65"/>
      <text:h text:style-name="P58" text:outline-level="3"><text:span text:style-name="T38">Force</text:span><text:span text:style-name="T227"> </text:span><text:span text:style-name="T81">surnaturelle</text:span></text:h>
      <text:p text:style-name="P173"><text:span text:style-name="T13">Chaque</text:span><text:span text:style-name="T12"> </text:span><text:span text:style-name="T13">rang</text:span><text:span text:style-name="T12"> </text:span><text:span text:style-name="T13">dans</text:span><text:span text:style-name="T12"> </text:span><text:span text:style-name="T13">cette</text:span><text:span text:style-name="T12"> </text:span><text:span text:style-name="T13">spécialité</text:span><text:span text:style-name="T12"> </text:span><text:span text:style-name="T13">augmente</text:span><text:span text:style-name="T12"> </text:span><text:span text:style-name="T13">votre</text:span><text:span text:style-name="T12"> </text:span><text:span text:style-name="T13">force</text:span><text:span text:style-name="T12"> </text:span><text:span text:style-name="T13">naturelle </text:span><text:span text:style-name="T40">de 1. Votre puissance est telle que votre corps ou tout objet que vous</text:span><text:span text:style-name="T15"> </text:span><text:span text:style-name="T40">tenez</text:span><text:span text:style-name="T15"> </text:span><text:span text:style-name="T40">est</text:span><text:span text:style-name="T15"> </text:span><text:span text:style-name="T40">toujours</text:span><text:span text:style-name="T15"> </text:span><text:span text:style-name="T40">considéré</text:span><text:span text:style-name="T15"> </text:span><text:span text:style-name="T40">comme</text:span><text:span text:style-name="T15"> </text:span><text:span text:style-name="T40">une</text:span><text:span text:style-name="T15"> </text:span><text:span text:style-name="T40">arme</text:span><text:span text:style-name="T15"> </text:span><text:span text:style-name="T40">et</text:span><text:span text:style-name="T15"> </text:span><text:span text:style-name="T40">inflige</text:span><text:span text:style-name="T15"> </text:span><text:span text:style-name="T40">au </text:span><text:span text:style-name="T13">minimum</text:span><text:span text:style-name="T41"> </text:span><text:span text:style-name="T13">une</text:span><text:span text:style-name="T41"> </text:span><text:span text:style-name="T13">carte</text:span><text:span text:style-name="T41"> </text:span><text:span text:style-name="T13">de</text:span><text:span text:style-name="T41"> </text:span><text:span text:style-name="T13">dégât.</text:span><text:span text:style-name="T41"> </text:span><text:span text:style-name="T13">Si</text:span><text:span text:style-name="T41"> </text:span><text:span text:style-name="T13">vous</text:span><text:span text:style-name="T41"> </text:span><text:span text:style-name="T13">utilisez</text:span><text:span text:style-name="T41"> </text:span><text:span text:style-name="T13">une</text:span><text:span text:style-name="T41"> </text:span><text:span text:style-name="T13">arme</text:span><text:span text:style-name="T41"> </text:span><text:span text:style-name="T13">de</text:span><text:span text:style-name="T41"> </text:span><text:span text:style-name="T13">mêlée à</text:span><text:span text:style-name="T49"> </text:span><text:span text:style-name="T13">une</text:span><text:span text:style-name="T50"> </text:span><text:span text:style-name="T13">main,</text:span><text:span text:style-name="T50"> </text:span><text:span text:style-name="T13">vous</text:span><text:span text:style-name="T49"> </text:span><text:span text:style-name="T13">bénéficiez</text:span><text:span text:style-name="T50"> </text:span><text:span text:style-name="T13">de</text:span><text:span text:style-name="T50"> </text:span><text:span text:style-name="T13">l’avantage</text:span><text:span text:style-name="T50"> </text:span><text:span text:style-name="T13">sur</text:span><text:span text:style-name="T49"> </text:span><text:span text:style-name="T13">le</text:span><text:span text:style-name="T50"> </text:span><text:span text:style-name="T13">test</text:span><text:span text:style-name="T50"> </text:span><text:span text:style-name="T13">de</text:span><text:span text:style-name="T50"> </text:span><text:span text:style-name="T13">dommage.</text:span></text:p>
      <text:p text:style-name="Text_20_body" loext:marker-style-name="T54"><text:span text:style-name="T55"/></text:p>
      <text:h text:style-name="P195" text:outline-level="3"><text:bookmark text:name="Forme de brume"/><text:bookmark text:name="Géomancie"/><text:span text:style-name="T38">Forme</text:span><text:span text:style-name="T228"> </text:span><text:span text:style-name="T38">de</text:span><text:span text:style-name="T228"> </text:span><text:span text:style-name="T39">brume</text:span></text:h>
      <text:p text:style-name="P196">Votre forme physique se disperse, vous devenez une bande de fumée 9oide et gazeuse.</text:p>
      <text:p text:style-name="P136"/>
      <text:p text:style-name="P139"><text:span text:style-name="T107">Rang</text:span><text:span text:style-name="T108"> </text:span><text:span text:style-name="T107">1</text:span><text:span text:style-name="T108"> </text:span><text:span text:style-name="T107">:</text:span><text:span text:style-name="T108"> </text:span><text:span text:style-name="T40">Après</text:span><text:span text:style-name="T15"> </text:span><text:span text:style-name="T40">une</text:span><text:span text:style-name="T13"> </text:span><text:span text:style-name="T40">minute</text:span><text:span text:style-name="T13"> </text:span><text:span text:style-name="T40">de</text:span><text:span text:style-name="T13"> </text:span><text:span text:style-name="T40">concentration,</text:span><text:span text:style-name="T15"> </text:span><text:span text:style-name="T40">vous</text:span><text:span text:style-name="T13"> </text:span><text:span text:style-name="T40">pouvez</text:span><text:span text:style-name="T13"> </text:span><text:span text:style-name="T40">vous </text:span><text:span text:style-name="T10">glisser</text:span><text:span text:style-name="T12"> </text:span><text:span text:style-name="T10">où</text:span><text:span text:style-name="T12"> </text:span><text:span text:style-name="T10">de</text:span><text:span text:style-name="T12"> </text:span><text:span text:style-name="T10">l’air</text:span><text:span text:style-name="T11"> </text:span><text:span text:style-name="T10">peut</text:span><text:span text:style-name="T12"> </text:span><text:span text:style-name="T10">circuler.</text:span><text:span text:style-name="T12"> </text:span><text:span text:style-name="T10">La</text:span><text:span text:style-name="T12"> </text:span><text:span text:style-name="T10">durée</text:span><text:span text:style-name="T11"> </text:span><text:span text:style-name="T10">d’exploration</text:span><text:span text:style-name="T12"> </text:span><text:span text:style-name="T10">sous</text:span><text:span text:style-name="T12"> </text:span><text:span text:style-name="T10">forme </text:span>de<text:span text:style-name="T27"> </text:span>brume<text:span text:style-name="T27"> </text:span>est<text:span text:style-name="T27"> </text:span>d’une<text:span text:style-name="T27"> </text:span>carte<text:span text:style-name="T27"> </text:span>en<text:span text:style-name="T27"> </text:span>nombre<text:span text:style-name="T27"> </text:span>de<text:span text:style-name="T27"> </text:span>minutes.</text:p>
      <text:p text:style-name="P56"/>
      <text:p text:style-name="P139"><text:span text:style-name="T82">Rang</text:span><text:span text:style-name="T159"> </text:span><text:span text:style-name="T82">2</text:span><text:span text:style-name="T159"> </text:span><text:span text:style-name="T82">:</text:span><text:span text:style-name="T159"> </text:span><text:span text:style-name="T27">En</text:span><text:span text:style-name="T28"> </text:span><text:span text:style-name="T27">cas</text:span><text:span text:style-name="T14"> </text:span><text:span text:style-name="T27">d’urgence,</text:span><text:span text:style-name="T13"> </text:span><text:span text:style-name="T27">vous</text:span><text:span text:style-name="T40"> </text:span><text:span text:style-name="T27">pouvez</text:span><text:span text:style-name="T40"> </text:span><text:span text:style-name="T27">vous</text:span><text:span text:style-name="T40"> </text:span><text:span text:style-name="T27">transformer</text:span><text:span text:style-name="T40"> </text:span><text:span text:style-name="T27">en </text:span>brume<text:span text:style-name="T27"> </text:span>(difficulté<text:span text:style-name="T27"> </text:span>12)<text:span text:style-name="T27"> </text:span>pendant<text:span text:style-name="T27"> </text:span>1<text:span text:style-name="T27"> </text:span>minute.</text:p>
      <text:p text:style-name="P136"/>
      <text:p text:style-name="P197"><text:span text:style-name="T134">Rang</text:span><text:span text:style-name="T155"> </text:span><text:span text:style-name="T134">3</text:span><text:span text:style-name="T155"> </text:span><text:span text:style-name="T134">:</text:span><text:span text:style-name="T155"> </text:span><text:span text:style-name="T10">La</text:span><text:span text:style-name="T11"> </text:span><text:span text:style-name="T10">brume</text:span><text:span text:style-name="T12"> </text:span><text:span text:style-name="T10">qui</text:span><text:span text:style-name="T12"> </text:span><text:span text:style-name="T10">vous</text:span><text:span text:style-name="T12"> </text:span><text:span text:style-name="T10">entoure</text:span><text:span text:style-name="T11"> </text:span><text:span text:style-name="T10">s’étend</text:span><text:span text:style-name="T12"> </text:span><text:span text:style-name="T10">sur</text:span><text:span text:style-name="T12"> </text:span><text:span text:style-name="T10">une</text:span><text:span text:style-name="T12"> </text:span><text:span text:style-name="T10">cinquantaine </text:span>de<text:span text:style-name="T13"> </text:span>mètres.</text:p>
      <text:p text:style-name="P135"/>
      <text:p text:style-name="P69"><text:span text:style-name="T155">Rang</text:span><text:span text:style-name="T134"> </text:span><text:span text:style-name="T155">4</text:span><text:span text:style-name="T134"> </text:span><text:span text:style-name="T155">:</text:span><text:span text:style-name="T134"> </text:span><text:span text:style-name="T12">Vous</text:span><text:span text:style-name="T53"> </text:span><text:span text:style-name="T12">avez</text:span><text:span text:style-name="T10"> </text:span><text:span text:style-name="T12">désormais</text:span><text:span text:style-name="T10"> </text:span><text:span text:style-name="T12">la</text:span><text:span text:style-name="T10"> </text:span><text:span text:style-name="T12">capacité</text:span><text:span text:style-name="T53"> </text:span><text:span text:style-name="T12">de</text:span><text:span text:style-name="T10"> </text:span><text:span text:style-name="T12">changer</text:span><text:span text:style-name="T10"> </text:span><text:span text:style-name="T12">le</text:span><text:span text:style-name="T10"> </text:span><text:span text:style-name="T12">climat </text:span><text:span text:style-name="T27">de</text:span><text:span text:style-name="T28"> </text:span><text:span text:style-name="T27">la</text:span><text:span text:style-name="T28"> </text:span><text:span text:style-name="T27">région</text:span><text:span text:style-name="T28"> </text:span><text:span text:style-name="T27">en</text:span><text:span text:style-name="T28"> </text:span><text:span text:style-name="T27">créant</text:span><text:span text:style-name="T28"> </text:span><text:span text:style-name="T27">un</text:span><text:span text:style-name="T28"> </text:span><text:span text:style-name="T27">brouillard</text:span><text:span text:style-name="T28"> </text:span><text:span text:style-name="T27">épais</text:span><text:span text:style-name="T28"> </text:span><text:span text:style-name="T27">équivalent</text:span><text:span text:style-name="T28"> </text:span><text:span text:style-name="T27">à</text:span><text:span text:style-name="T28"> </text:span><text:span text:style-name="T27">la</text:span><text:span text:style-name="T28"> </text:span><text:span text:style-name="T27">taille </text:span><text:span text:style-name="T46">d’un</text:span><text:span text:style-name="T47"> </text:span><text:span text:style-name="T46">bois</text:span><text:span text:style-name="T48"> </text:span><text:span text:style-name="T46">ou</text:span><text:span text:style-name="T48"> </text:span><text:span text:style-name="T46">d’une</text:span><text:span text:style-name="T48"> </text:span><text:span text:style-name="T46">colline.</text:span><text:span text:style-name="T47"> </text:span><text:span text:style-name="T46">Les</text:span><text:span text:style-name="T48"> </text:span><text:span text:style-name="T46">durées</text:span><text:span text:style-name="T48"> </text:span><text:span text:style-name="T46">sont</text:span><text:span text:style-name="T48"> </text:span><text:span text:style-name="T46">les</text:span><text:span text:style-name="T47"> </text:span><text:span text:style-name="T46">suivantes</text:span><text:span text:style-name="T48"> </text:span><text:span text:style-name="T46">:</text:span><text:span text:style-name="T48"> </text:span><text:span text:style-name="T46">1</text:span><text:span text:style-name="T48"> </text:span><text:span text:style-name="T46">minute </text:span><text:span text:style-name="T27">(pas</text:span><text:span text:style-name="T14"> </text:span><text:span text:style-name="T27">de</text:span><text:span text:style-name="T14"> </text:span><text:span text:style-name="T27">test)</text:span><text:span text:style-name="T14"> </text:span><text:span text:style-name="T27">/</text:span><text:span text:style-name="T28"> </text:span><text:span text:style-name="T27">5</text:span><text:span text:style-name="T14"> </text:span><text:span text:style-name="T27">minutes</text:span><text:span text:style-name="T14"> </text:span><text:span text:style-name="T27">(difficulté</text:span><text:span text:style-name="T14"> </text:span><text:span text:style-name="T27">10)</text:span><text:span text:style-name="T28"> </text:span><text:span text:style-name="T27">/</text:span><text:span text:style-name="T14"> </text:span><text:span text:style-name="T27">30</text:span><text:span text:style-name="T14"> </text:span><text:span text:style-name="T27">minutes</text:span><text:span text:style-name="T14"> </text:span><text:span text:style-name="T27">(difficulté 12)</text:span><text:span text:style-name="T28"> </text:span><text:span text:style-name="T27">/</text:span><text:span text:style-name="T28"> </text:span><text:span text:style-name="T27">1</text:span><text:span text:style-name="T28"> </text:span><text:span text:style-name="T27">heure</text:span><text:span text:style-name="T28"> </text:span><text:span text:style-name="T27">(difficulté</text:span><text:span text:style-name="T28"> </text:span><text:span text:style-name="T27">14)</text:span><text:span text:style-name="T28"> </text:span><text:span text:style-name="T27">/</text:span><text:span text:style-name="T28"> </text:span><text:span text:style-name="T27">la</text:span><text:span text:style-name="T28"> </text:span><text:span text:style-name="T27">journée</text:span><text:span text:style-name="T28"> </text:span><text:span text:style-name="T27">entière</text:span><text:span text:style-name="T28"> </text:span><text:span text:style-name="T27">(difficulté</text:span><text:span text:style-name="T28"> </text:span><text:span text:style-name="T27">18).</text:span></text:p>
      <text:p text:style-name="P68"/>
      <text:p text:style-name="P138"><text:span text:style-name="T134">Rang</text:span><text:span text:style-name="T155"> </text:span><text:span text:style-name="T134">5</text:span><text:span text:style-name="T155"> </text:span><text:span text:style-name="T134">:</text:span><text:span text:style-name="T155"> </text:span><text:span text:style-name="T10">La</text:span><text:span text:style-name="T11"> </text:span><text:span text:style-name="T10">brume</text:span><text:span text:style-name="T12"> </text:span><text:span text:style-name="T10">du</text:span> <text:span text:style-name="T10">rang</text:span> <text:span text:style-name="T10">précédent</text:span> <text:span text:style-name="T10">devient</text:span> <text:span text:style-name="T10">givrante,</text:span> <text:span text:style-name="T10">infligeant </text:span><text:span text:style-name="T13">1</text:span><text:span text:style-name="T40"> </text:span><text:span text:style-name="T13">point</text:span><text:span text:style-name="T40"> </text:span><text:span text:style-name="T13">de</text:span><text:span text:style-name="T40"> </text:span><text:span text:style-name="T13">dégât</text:span><text:span text:style-name="T41"> </text:span><text:span text:style-name="T13">de</text:span><text:span text:style-name="T40"> </text:span><text:span text:style-name="T13">brûlure</text:span><text:span text:style-name="T40"> </text:span><text:span text:style-name="T13">par</text:span><text:span text:style-name="T40"> </text:span><text:span text:style-name="T13">minute</text:span><text:span text:style-name="T41"> </text:span><text:span text:style-name="T13">aux</text:span><text:span text:style-name="T40"> </text:span><text:span text:style-name="T13">personnes</text:span><text:span text:style-name="T40"> </text:span><text:span text:style-name="T13">qui</text:span><text:span text:style-name="T40"> </text:span><text:span text:style-name="T13">ne</text:span><text:span text:style-name="T41"> </text:span><text:span text:style-name="T13">sont </text:span>pas équipées pour le grand 9oid.</text:p>
      <text:p text:style-name="P93"/>
      <text:h text:style-name="P86" text:outline-level="3">Géomancie</text:h>
      <text:p text:style-name="P4"><draw:custom-shape text:anchor-type="char" draw:z-index="2" draw:name="Textbox 130" draw:style-name="gr3" draw:text-style-name="P17" svg:width="9.438cm" svg:height="7.912cm" svg:x="2.394cm" svg:y="4.523cm"><loext:table table:name="Tableau2" table:style-name="Tableau2"><loext:table-column table:style-name="Tableau2.A"/><loext:table-column table:style-name="Tableau2.B"/><loext:table-row table:style-name="Tableau2.1"><loext:table-cell table:style-name="Tableau2.A1" table:number-columns-spanned="2" office:value-type="string"><text:p text:style-name="P198" loext:marker-style-name="T59"><text:span text:style-name="T229">D</text:span><text:span text:style-name="T230">IFFIcULTÉ</text:span><text:span text:style-name="T231"> </text:span><text:span text:style-name="T229">T</text:span><text:span text:style-name="T230">YPE</text:span><text:span text:style-name="T232"> </text:span><text:span text:style-name="T230">DE</text:span><text:span text:style-name="T233"> </text:span><text:span text:style-name="T234">RÉPONsE</text:span></text:p></loext:table-cell><loext:covered-table-cell/></loext:table-row><loext:table-row table:style-name="Tableau2.2"><loext:table-cell table:style-name="Tableau2.A2" office:value-type="string"><text:p text:style-name="P199" loext:marker-style-name="T62"><text:span text:style-name="T235">8</text:span><text:span text:style-name="T235"/></text:p></loext:table-cell><loext:table-cell table:style-name="Tableau2.B2" office:value-type="string"><text:p text:style-name="P200" loext:marker-style-name="T62"><text:span text:style-name="T68">Vous</text:span><text:span text:style-name="T70"> </text:span><text:span text:style-name="T68">pouvez</text:span><text:span text:style-name="T70"> </text:span><text:span text:style-name="T68">obtenir</text:span><text:span text:style-name="T70"> </text:span><text:span text:style-name="T68">une</text:span><text:span text:style-name="T70"> </text:span><text:span text:style-name="T68">réponse</text:span><text:span text:style-name="T70"> </text:span><text:span text:style-name="T68">vague</text:span><text:span text:style-name="T70"> </text:span><text:span text:style-name="T68">dont</text:span><text:span text:style-name="T70"> </text:span><text:span text:style-name="T68">l’inter- </text:span><text:span text:style-name="T62">prétation peut dépendre de qui l’entend.</text:span></text:p></loext:table-cell></loext:table-row><loext:table-row table:style-name="Tableau2.3"><loext:table-cell table:style-name="Tableau2.A3" office:value-type="string"><text:p text:style-name="P199" loext:marker-style-name="T62"><text:span text:style-name="T76">10</text:span><text:span text:style-name="T76"/></text:p></loext:table-cell><loext:table-cell table:style-name="Tableau2.B3" office:value-type="string"><text:p text:style-name="P199" loext:marker-style-name="T62"><text:span text:style-name="T68">Réponse</text:span><text:span text:style-name="T63"> </text:span><text:span text:style-name="T68">tranchée</text:span><text:span text:style-name="T63"> </text:span><text:span text:style-name="T68">et</text:span><text:span text:style-name="T63"> </text:span><text:span text:style-name="T68">laconique</text:span><text:span text:style-name="T63"> </text:span><text:span text:style-name="T68">(oui,</text:span><text:span text:style-name="T63"> </text:span><text:span text:style-name="T68">non)</text:span></text:p></loext:table-cell></loext:table-row><loext:table-row table:style-name="Tableau2.4"><loext:table-cell table:style-name="Tableau2.A4" office:value-type="string"><text:p text:style-name="P199" loext:marker-style-name="T62"><text:span text:style-name="T76">12</text:span><text:span text:style-name="T76"/></text:p></loext:table-cell><loext:table-cell table:style-name="Tableau2.B4" office:value-type="string"><text:p text:style-name="P201" loext:marker-style-name="T62"><text:span text:style-name="T68">Vous pouvez localiser une personne ou un objet sur</text:span><text:span text:style-name="T65"> </text:span><text:span text:style-name="T68">une</text:span><text:span text:style-name="T65"> </text:span><text:span text:style-name="T68">carte,</text:span><text:span text:style-name="T65"> </text:span><text:span text:style-name="T68">bien</text:span><text:span text:style-name="T65"> </text:span><text:span text:style-name="T68">que</text:span><text:span text:style-name="T65"> </text:span><text:span text:style-name="T68">la</text:span><text:span text:style-name="T65"> </text:span><text:span text:style-name="T68">précision</text:span><text:span text:style-name="T65"> </text:span><text:span text:style-name="T68">laisse</text:span><text:span text:style-name="T65"> </text:span><text:span text:style-name="T68">parfois </text:span><text:span text:style-name="T62">à</text:span><text:span text:style-name="T74"> </text:span><text:span text:style-name="T62">désirer.</text:span></text:p></loext:table-cell></loext:table-row><loext:table-row table:style-name="Tableau2.5"><loext:table-cell table:style-name="Tableau2.A5" office:value-type="string"><text:p text:style-name="P199" loext:marker-style-name="T62"><text:span text:style-name="T236">15</text:span><text:span text:style-name="T236"/></text:p></loext:table-cell><loext:table-cell table:style-name="Tableau2.B5" office:value-type="string"><text:p text:style-name="P200" loext:marker-style-name="T62"><text:span text:style-name="T63">Vous</text:span><text:span text:style-name="T75"> </text:span><text:span text:style-name="T63">pouvez</text:span><text:span text:style-name="T75"> </text:span><text:span text:style-name="T63">localiser</text:span><text:span text:style-name="T75"> </text:span><text:span text:style-name="T63">précisément</text:span><text:span text:style-name="T75"> </text:span><text:span text:style-name="T63">la</text:span><text:span text:style-name="T75"> </text:span><text:span text:style-name="T63">date</text:span><text:span text:style-name="T75"> </text:span><text:span text:style-name="T63">et</text:span><text:span text:style-name="T75"> </text:span><text:span text:style-name="T63">le</text:span><text:span text:style-name="T75"> </text:span><text:span text:style-name="T63">lieu d’un</text:span><text:span text:style-name="T74"> </text:span><text:span text:style-name="T63">événement,</text:span><text:span text:style-name="T75"> </text:span><text:span text:style-name="T63">ou</text:span><text:span text:style-name="T75"> </text:span><text:span text:style-name="T63">obtenir</text:span><text:span text:style-name="T75"> </text:span><text:span text:style-name="T63">une</text:span><text:span text:style-name="T75"> </text:span><text:span text:style-name="T63">réponse</text:span><text:span text:style-name="T75"> </text:span><text:span text:style-name="T63">à</text:span><text:span text:style-name="T75"> </text:span><text:span text:style-name="T63">une</text:span><text:span text:style-name="T75"> </text:span><text:span text:style-name="T63">ques- </text:span><text:span text:style-name="T62">tion</text:span><text:span text:style-name="T74"> </text:span><text:span text:style-name="T62">complexe.</text:span></text:p></loext:table-cell></loext:table-row><loext:table-row table:style-name="Tableau2.6"><loext:table-cell table:style-name="Tableau2.A6" office:value-type="string"><text:p text:style-name="P199" loext:marker-style-name="T62"><text:span text:style-name="T237">20</text:span><text:span text:style-name="T237"/></text:p></loext:table-cell><loext:table-cell table:style-name="Tableau2.B6" office:value-type="string"><text:p text:style-name="P202" loext:marker-style-name="T62"><text:span text:style-name="T63">Au</text:span><text:span text:style-name="T74"> </text:span><text:span text:style-name="T63">plus</text:span><text:span text:style-name="T70"> </text:span><text:span text:style-name="T63">haut</text:span><text:span text:style-name="T74"> </text:span><text:span text:style-name="T63">niveau</text:span><text:span text:style-name="T70"> </text:span><text:span text:style-name="T63">de</text:span><text:span text:style-name="T74"> </text:span><text:span text:style-name="T63">maîtrise,</text:span><text:span text:style-name="T70"> </text:span><text:span text:style-name="T63">le</text:span><text:span text:style-name="T74"> </text:span><text:span text:style-name="T63">géomancien</text:span><text:span text:style-name="T70"> </text:span><text:span text:style-name="T63">entre </text:span><text:span text:style-name="T62">en transe et devient un oracle pendant plusieurs </text:span><text:span text:style-name="T68">minutes.</text:span><text:span text:style-name="T64"> </text:span><text:span text:style-name="T68">De</text:span><text:span text:style-name="T64"> </text:span><text:span text:style-name="T68">grandes</text:span><text:span text:style-name="T64"> </text:span><text:span text:style-name="T68">révélations</text:span><text:span text:style-name="T64"> </text:span><text:span text:style-name="T68">sont</text:span><text:span text:style-name="T64"> </text:span><text:span text:style-name="T68">annoncées,</text:span><text:span text:style-name="T64"> </text:span><text:span text:style-name="T68">bien </text:span><text:span text:style-name="T63">que</text:span><text:span text:style-name="T74"> </text:span><text:span text:style-name="T63">la</text:span><text:span text:style-name="T70"> </text:span><text:span text:style-name="T63">forme</text:span><text:span text:style-name="T74"> </text:span><text:span text:style-name="T63">des</text:span><text:span text:style-name="T70"> </text:span><text:span text:style-name="T63">paroles</text:span><text:span text:style-name="T74"> </text:span><text:span text:style-name="T63">puisse</text:span><text:span text:style-name="T70"> </text:span><text:span text:style-name="T63">paraître</text:span><text:span text:style-name="T74"> </text:span><text:span text:style-name="T63">cryptique</text:span><text:span text:style-name="T70"> </text:span><text:span text:style-name="T63">sur </text:span><text:span text:style-name="T62">le</text:span><text:span text:style-name="T74"> </text:span><text:span text:style-name="T62">moment.</text:span></text:p></loext:table-cell></loext:table-row></loext:table><text:p text:style-name="Text_20_body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0">La</text:span> <text:span text:style-name="T10">géomancie</text:span> <text:span text:style-name="T10">est</text:span> <text:span text:style-name="T10">une</text:span> <text:span text:style-name="T10">technique</text:span> <text:span text:style-name="T10">de</text:span> <text:span text:style-name="T10">divination</text:span> <text:span text:style-name="T10">basée</text:span> <text:span text:style-name="T10">sur</text:span> <text:span text:style-name="T10">l’analyse </text:span><text:span text:style-name="T40">de</text:span><text:span text:style-name="T13"> </text:span><text:span text:style-name="T40">séries</text:span><text:span text:style-name="T13"> </text:span><text:span text:style-name="T40">de</text:span><text:span text:style-name="T13"> </text:span><text:span text:style-name="T40">figures,</text:span><text:span text:style-name="T15"> </text:span><text:span text:style-name="T40">généralement</text:span><text:span text:style-name="T13"> </text:span><text:span text:style-name="T40">observées</text:span><text:span text:style-name="T13"> </text:span><text:span text:style-name="T40">à</text:span><text:span text:style-name="T13"> </text:span><text:span text:style-name="T40">travers</text:span><text:span text:style-name="T15"> </text:span><text:span text:style-name="T40">des</text:span><text:span text:style-name="T13"> </text:span><text:span text:style-name="T40">objets </text:span><text:span text:style-name="T10">jetés</text:span><text:span text:style-name="T12"> </text:span><text:span text:style-name="T10">au</text:span><text:span text:style-name="T12"> </text:span><text:span text:style-name="T10">sol,</text:span><text:span text:style-name="T12"> </text:span><text:span text:style-name="T10">tels</text:span><text:span text:style-name="T11"> </text:span><text:span text:style-name="T10">que</text:span><text:span text:style-name="T12"> </text:span><text:span text:style-name="T10">des</text:span><text:span text:style-name="T12"> </text:span><text:span text:style-name="T10">pierres,</text:span><text:span text:style-name="T12"> </text:span><text:span text:style-name="T10">des</text:span><text:span text:style-name="T11"> </text:span><text:span text:style-name="T10">ossements,</text:span><text:span text:style-name="T12"> </text:span><text:span text:style-name="T10">des</text:span><text:span text:style-name="T12"> </text:span><text:span text:style-name="T10">dés</text:span><text:span text:style-name="T12"> </text:span><text:span text:style-name="T10">ou</text:span><text:span text:style-name="T11"> </text:span><text:span text:style-name="T10">des</text:span><text:span text:style-name="T12"> </text:span><text:span text:style-name="T10">bâ- </text:span><text:span text:style-name="T27">tonnets.</text:span><text:span text:style-name="T53"> </text:span><text:span text:style-name="T27">Cependant,</text:span><text:span text:style-name="T53"> </text:span><text:span text:style-name="T27">il</text:span><text:span text:style-name="T53"> </text:span><text:span text:style-name="T27">convient</text:span><text:span text:style-name="T53"> </text:span><text:span text:style-name="T27">de</text:span><text:span text:style-name="T53"> </text:span><text:span text:style-name="T27">noter</text:span><text:span text:style-name="T53"> </text:span><text:span text:style-name="T27">que</text:span><text:span text:style-name="T53"> </text:span><text:span text:style-name="T27">la</text:span><text:span text:style-name="T53"> </text:span><text:span text:style-name="T27">géomancie</text:span><text:span text:style-name="T53"> </text:span><text:span text:style-name="T27">est </text:span>un<text:span text:style-name="T13"> </text:span>art<text:span text:style-name="T13"> </text:span>altruiste<text:span text:style-name="T13"> </text:span>par<text:span text:style-name="T13"> </text:span>essence,<text:span text:style-name="T13"> </text:span>et<text:span text:style-name="T13"> </text:span>si<text:span text:style-name="T13"> </text:span>le<text:span text:style-name="T13"> </text:span>praticien<text:span text:style-name="T13"> </text:span>essaie<text:span text:style-name="T13"> </text:span>d’obtenir <text:span text:style-name="T10">des</text:span><text:span text:style-name="T27"> </text:span><text:span text:style-name="T10">réponses</text:span><text:span text:style-name="T27"> </text:span><text:span text:style-name="T10">concernant</text:span><text:span text:style-name="T27"> </text:span><text:span text:style-name="T10">lui-même</text:span><text:span text:style-name="T27"> </text:span><text:span text:style-name="T10">ou</text:span><text:span text:style-name="T27"> </text:span><text:span text:style-name="T10">son</text:span><text:span text:style-name="T27"> </text:span><text:span text:style-name="T10">entourage,</text:span><text:span text:style-name="T27"> </text:span><text:span text:style-name="T10">les</text:span><text:span text:style-name="T27"> </text:span><text:span text:style-name="T10">réponses </text:span><text:span text:style-name="T46">sont</text:span><text:span text:style-name="T8"> </text:span><text:span text:style-name="T46">troublées,</text:span><text:span text:style-name="T8"> </text:span><text:span text:style-name="T46">avec</text:span><text:span text:style-name="T8"> </text:span><text:span text:style-name="T46">un</text:span><text:span text:style-name="T8"> </text:span><text:span text:style-name="T46">seuil</text:span><text:span text:style-name="T8"> </text:span><text:span text:style-name="T46">de</text:span><text:span text:style-name="T8"> </text:span><text:span text:style-name="T46">difficulté</text:span><text:span text:style-name="T8"> </text:span><text:span text:style-name="T46">accru</text:span><text:span text:style-name="T8"> </text:span><text:span text:style-name="T46">de</text:span><text:span text:style-name="T8"> </text:span><text:span text:style-name="T46">+4,</text:span><text:span text:style-name="T8"> </text:span><text:span text:style-name="T46">et</text:span><text:span text:style-name="T8"> </text:span><text:span text:style-name="T46">de</text:span><text:span text:style-name="T8"> </text:span><text:span text:style-name="T46">grands </text:span>malheurs<text:span text:style-name="T89"> </text:span>peuvent<text:span text:style-name="T89"> </text:span>survenir<text:span text:style-name="T89"> </text:span>dans<text:span text:style-name="T9"> </text:span>les<text:span text:style-name="T89"> </text:span>heures<text:span text:style-name="T89"> </text:span>qui<text:span text:style-name="T89"> </text:span>suivent.</text:p>
      <text:p text:style-name="P72" loext:marker-style-name="T62"/>
      <text:p text:style-name="P72" loext:marker-style-name="T62"/>
      <text:p text:style-name="P72" loext:marker-style-name="T62"/>
      <text:p text:style-name="P72" loext:marker-style-name="T62"/>
      <text:p text:style-name="P72" loext:marker-style-name="T62"/>
      <text:p text:style-name="P72" loext:marker-style-name="T62"/>
      <text:p text:style-name="P72" loext:marker-style-name="T62"/>
      <text:p text:style-name="P72" loext:marker-style-name="T62"/>
      <text:p text:style-name="P72" loext:marker-style-name="T62"/>
      <text:p text:style-name="P72" loext:marker-style-name="T62"/>
      <text:p text:style-name="P72" loext:marker-style-name="T62"/>
      <text:p text:style-name="P72" loext:marker-style-name="T62"/>
      <text:p text:style-name="P72" loext:marker-style-name="T62"/>
      <text:p text:style-name="P72" loext:marker-style-name="T62"/>
      <text:p text:style-name="P72" loext:marker-style-name="T62"/>
      <text:p text:style-name="P72" loext:marker-style-name="T62"/>
      <text:p text:style-name="P72" loext:marker-style-name="T62"/>
      <text:p text:style-name="P203" loext:marker-style-name="T62"/>
      <text:h text:style-name="P204" text:outline-level="3"><text:bookmark text:name="Glamour"/><text:bookmark text:name="Guérison Mystique"/><text:span text:style-name="T81">Glamour</text:span></text:h>
      <text:p text:style-name="P205">L’art<text:span text:style-name="T26"> </text:span>de<text:span text:style-name="T26"> </text:span>la<text:span text:style-name="T26"> </text:span>tromperie,<text:span text:style-name="T26"> </text:span>originaire<text:span text:style-name="T26"> </text:span>de<text:span text:style-name="T26"> </text:span>la<text:span text:style-name="T26"> </text:span>tradition<text:span text:style-name="T26"> </text:span>faée,<text:span text:style-name="T26"> </text:span>permet <text:span text:style-name="T46">de</text:span><text:span text:style-name="T48"> </text:span><text:span text:style-name="T46">manipuler</text:span><text:span text:style-name="T48"> </text:span><text:span text:style-name="T46">l’apparence</text:span><text:span text:style-name="T48"> </text:span><text:span text:style-name="T46">et</text:span><text:span text:style-name="T48"> </text:span><text:span text:style-name="T46">la</text:span><text:span text:style-name="T48"> </text:span><text:span text:style-name="T46">perception</text:span><text:span text:style-name="T48"> </text:span><text:span text:style-name="T46">depuis</text:span><text:span text:style-name="T48"> </text:span><text:span text:style-name="T46">l’aube</text:span><text:span text:style-name="T48"> </text:span><text:span text:style-name="T46">des</text:span><text:span text:style-name="T48"> </text:span><text:span text:style-name="T46">temps. </text:span><text:span text:style-name="T27">Souvent</text:span><text:span text:style-name="T28"> </text:span><text:span text:style-name="T27">utilisé</text:span><text:span text:style-name="T28"> </text:span><text:span text:style-name="T27">par</text:span><text:span text:style-name="T28"> </text:span><text:span text:style-name="T27">le</text:span><text:span text:style-name="T28"> </text:span><text:span text:style-name="T27">peuple</text:span><text:span text:style-name="T28"> </text:span><text:span text:style-name="T27">féerique</text:span><text:span text:style-name="T28"> </text:span><text:span text:style-name="T27">pour</text:span><text:span text:style-name="T28"> </text:span><text:span text:style-name="T27">se</text:span><text:span text:style-name="T28"> </text:span><text:span text:style-name="T27">dissimuler</text:span><text:span text:style-name="T28"> </text:span><text:span text:style-name="T27">dans </text:span><text:span text:style-name="T40">le</text:span><text:span text:style-name="T223"> </text:span><text:span text:style-name="T40">monde</text:span><text:span text:style-name="T183"> </text:span><text:span text:style-name="T40">des</text:span><text:span text:style-name="T183"> </text:span><text:span text:style-name="T40">mortels,</text:span><text:span text:style-name="T223"> </text:span><text:span text:style-name="T40">le</text:span><text:span text:style-name="T183"> </text:span><text:span text:style-name="T40">Glamour</text:span><text:span text:style-name="T183"> </text:span><text:span text:style-name="T40">est</text:span><text:span text:style-name="T223"> </text:span><text:span text:style-name="T40">une</text:span><text:span text:style-name="T183"> </text:span><text:span text:style-name="T40">forme</text:span><text:span text:style-name="T183"> </text:span><text:span text:style-name="T40">d’art</text:span><text:span text:style-name="T183"> </text:span><text:span text:style-name="T40">et</text:span><text:span text:style-name="T223"> </text:span><text:span text:style-name="T40">de</text:span><text:span text:style-name="T183"> </text:span><text:span text:style-name="T40">magie.</text:span></text:p>
      <text:p text:style-name="P56"/>
      <text:p text:style-name="P79"><text:span text:style-name="T108">Rang</text:span><text:span text:style-name="T107"> </text:span><text:span text:style-name="T108">1</text:span><text:span text:style-name="T107"> </text:span><text:span text:style-name="T108">:</text:span><text:span text:style-name="T107"> </text:span><text:span text:style-name="T13">Vous</text:span><text:span text:style-name="T41"> </text:span><text:span text:style-name="T13">pouvez</text:span><text:span text:style-name="T40"> </text:span><text:span text:style-name="T13">changer</text:span><text:span text:style-name="T40"> </text:span><text:span text:style-name="T13">votre</text:span><text:span text:style-name="T40"> </text:span><text:span text:style-name="T13">apparence,</text:span><text:span text:style-name="T41"> </text:span><text:span text:style-name="T13">y</text:span><text:span text:style-name="T40"> </text:span><text:span text:style-name="T13">compris</text:span><text:span text:style-name="T40"> </text:span><text:span text:style-name="T13">votre </text:span><text:span text:style-name="T27">sexe,</text:span><text:span text:style-name="T14"> </text:span><text:span text:style-name="T27">votre</text:span><text:span text:style-name="T14"> </text:span><text:span text:style-name="T27">taille,</text:span><text:span text:style-name="T14"> </text:span><text:span text:style-name="T27">et</text:span><text:span text:style-name="T28"> </text:span><text:span text:style-name="T27">vos</text:span><text:span text:style-name="T14"> </text:span><text:span text:style-name="T27">vêtements.</text:span><text:span text:style-name="T14"> </text:span><text:span text:style-name="T27">La</text:span><text:span text:style-name="T14"> </text:span><text:span text:style-name="T27">durée</text:span><text:span text:style-name="T28"> </text:span><text:span text:style-name="T27">de</text:span><text:span text:style-name="T14"> </text:span><text:span text:style-name="T27">l’effet</text:span><text:span text:style-name="T14"> </text:span><text:span text:style-name="T27">dépend de</text:span><text:span text:style-name="T28"> </text:span><text:span text:style-name="T27">la</text:span><text:span text:style-name="T28"> </text:span><text:span text:style-name="T27">difficulté</text:span><text:span text:style-name="T238"> </text:span><text:span text:style-name="T27">:</text:span><text:span text:style-name="T28"> </text:span><text:span text:style-name="T27">10</text:span><text:span text:style-name="T28"> </text:span><text:span text:style-name="T27">=</text:span><text:span text:style-name="T28"> </text:span><text:span text:style-name="T27">1</text:span><text:span text:style-name="T28"> </text:span><text:span text:style-name="T27">minute</text:span><text:span text:style-name="T28"> </text:span><text:span text:style-name="T27">[carte]</text:span><text:span text:style-name="T28"> </text:span><text:span text:style-name="T27">/</text:span><text:span text:style-name="T28"> </text:span><text:span text:style-name="T27">12</text:span><text:span text:style-name="T28"> </text:span><text:span text:style-name="T27">=</text:span><text:span text:style-name="T28"> </text:span><text:span text:style-name="T27">une</text:span><text:span text:style-name="T28"> </text:span><text:span text:style-name="T27">heure</text:span><text:span text:style-name="T28"> </text:span><text:span text:style-name="T27">[carte].</text:span></text:p>
      <text:p text:style-name="P135"/>
      <text:p text:style-name="P112"><text:span text:style-name="T122">Rang</text:span><text:span text:style-name="T124"> </text:span><text:span text:style-name="T122">2</text:span><text:span text:style-name="T123"> </text:span><text:span text:style-name="T122">:</text:span><text:span text:style-name="T123"> </text:span><text:span text:style-name="T6">Vous</text:span><text:span text:style-name="T8"> </text:span><text:span text:style-name="T6">pouvez</text:span><text:span text:style-name="T7"> </text:span><text:span text:style-name="T6">changer</text:span><text:span text:style-name="T8"> </text:span><text:span text:style-name="T6">entièrement</text:span><text:span text:style-name="T8"> </text:span><text:span text:style-name="T6">la</text:span><text:span text:style-name="T8"> </text:span><text:span text:style-name="T6">morphologie</text:span><text:span text:style-name="T7"> </text:span><text:span text:style-name="T6">de</text:span><text:span text:style-name="T8"> </text:span><text:span text:style-name="T6">votre </text:span><text:span text:style-name="T40">corps pour ressembler à quelqu’un d’autre. Cependant, il s’agit </text:span>toujours d’une illusion.</text:p>
      <text:p text:style-name="P56"/>
      <text:p text:style-name="P55"><text:span text:style-name="T82">Rang</text:span><text:span text:style-name="T159"> </text:span><text:span text:style-name="T82">3</text:span><text:span text:style-name="T159"> </text:span><text:span text:style-name="T82">:</text:span><text:span text:style-name="T159"> </text:span><text:span text:style-name="T27">Vous</text:span><text:span text:style-name="T28"> </text:span><text:span text:style-name="T27">pouvez</text:span><text:span text:style-name="T41"> </text:span><text:span text:style-name="T27">altérer</text:span><text:span text:style-name="T12"> </text:span><text:span text:style-name="T27">la</text:span><text:span text:style-name="T12"> </text:span><text:span text:style-name="T27">perception</text:span><text:span text:style-name="T12"> </text:span><text:span text:style-name="T27">du</text:span><text:span text:style-name="T12"> </text:span><text:span text:style-name="T27">réel,</text:span><text:span text:style-name="T12"> </text:span><text:span text:style-name="T27">devenant </text:span>invisible<text:span text:style-name="T40"> </text:span>aux<text:span text:style-name="T40"> </text:span>sens<text:span text:style-name="T40"> </text:span>de<text:span text:style-name="T40"> </text:span>la<text:span text:style-name="T40"> </text:span>vue,<text:span text:style-name="T40"> </text:span>de<text:span text:style-name="T40"> </text:span>l’ouïe<text:span text:style-name="T40"> </text:span>et<text:span text:style-name="T40"> </text:span>de<text:span text:style-name="T40"> </text:span>l’odorat<text:span text:style-name="T40"> </text:span>de<text:span text:style-name="T40"> </text:span>toute personne<text:span text:style-name="T14"> </text:span>ou<text:span text:style-name="T40"> </text:span>créature<text:span text:style-name="T40"> </text:span>dans<text:span text:style-name="T40"> </text:span>un<text:span text:style-name="T40"> </text:span>rayon<text:span text:style-name="T40"> </text:span>de<text:span text:style-name="T40"> </text:span>30<text:span text:style-name="T89"> </text:span>mètres.<text:span text:style-name="T40"> </text:span>L’illusion <text:span text:style-name="T27">peut</text:span><text:span text:style-name="T14"> </text:span><text:span text:style-name="T27">être</text:span><text:span text:style-name="T14"> </text:span><text:span text:style-name="T27">dissipée</text:span><text:span text:style-name="T14"> </text:span><text:span text:style-name="T27">par</text:span><text:span text:style-name="T28"> </text:span><text:span text:style-name="T27">une</text:span><text:span text:style-name="T14"> </text:span><text:span text:style-name="T27">action</text:span><text:span text:style-name="T14"> </text:span><text:span text:style-name="T27">malveillante</text:span><text:span text:style-name="T14"> </text:span><text:span text:style-name="T27">de</text:span><text:span text:style-name="T28"> </text:span><text:span text:style-name="T27">votre</text:span><text:span text:style-name="T14"> </text:span><text:span text:style-name="T27">part</text:span><text:span text:style-name="T14"> </text:span><text:span text:style-name="T27">sur </text:span>l’intégrité<text:span text:style-name="T10"> </text:span>physique<text:span text:style-name="T10"> </text:span>d’un<text:span text:style-name="T10"> </text:span>être<text:span text:style-name="T10"> </text:span>ou<text:span text:style-name="T10"> </text:span>d’un<text:span text:style-name="T10"> </text:span>objet.</text:p>
      <text:p text:style-name="P63"><text:span text:style-name="T134">Rang</text:span><text:span text:style-name="T155"> </text:span><text:span text:style-name="T134">4</text:span><text:span text:style-name="T155"> </text:span><text:span text:style-name="T134">:</text:span><text:span text:style-name="T155"> </text:span><text:span text:style-name="T10">Vous</text:span> <text:span text:style-name="T10">pouvez</text:span> <text:span text:style-name="T10">prendre</text:span> <text:span text:style-name="T10">l’apparence</text:span> <text:span text:style-name="T10">de</text:span> <text:span text:style-name="T10">la</text:span> <text:span text:style-name="T10">personne</text:span> <text:span text:style-name="T10">aimée par</text:span><text:span text:style-name="T12"> </text:span><text:span text:style-name="T10">chaque</text:span><text:span text:style-name="T12"> </text:span><text:span text:style-name="T10">individu</text:span><text:span text:style-name="T12"> </text:span><text:span text:style-name="T10">qui</text:span><text:span text:style-name="T11"> </text:span><text:span text:style-name="T10">vous</text:span><text:span text:style-name="T12"> </text:span><text:span text:style-name="T10">regarde,</text:span><text:span text:style-name="T12"> </text:span><text:span text:style-name="T10">avec</text:span><text:span text:style-name="T12"> </text:span><text:span text:style-name="T10">la</text:span><text:span text:style-name="T11"> </text:span><text:span text:style-name="T10">possibilité</text:span><text:span text:style-name="T12"> </text:span><text:span text:style-name="T10">d’exclure </text:span>certaines personnes de l’enchantement.</text:p>
      <text:p text:style-name="P135"/>
      <text:p text:style-name="P60"><text:span text:style-name="T25">Rang</text:span><text:span text:style-name="T142"> </text:span><text:span text:style-name="T25">5</text:span><text:span text:style-name="T142"> </text:span><text:span text:style-name="T25">:</text:span><text:span text:style-name="T142"> </text:span>D’un<text:span text:style-name="T40"> </text:span>simple<text:span text:style-name="T12"> </text:span>contact,<text:span text:style-name="T12"> </text:span>vous<text:span text:style-name="T12"> </text:span>pouvez<text:span text:style-name="T12"> </text:span>rendre<text:span text:style-name="T12"> </text:span>invisible une pièce d’habitation, des objets, un groupe de personnes. <text:span text:style-name="T27">Cependant,</text:span><text:span text:style-name="T11"> </text:span><text:span text:style-name="T27">tout</text:span><text:span text:style-name="T11"> </text:span><text:span text:style-name="T27">objet</text:span><text:span text:style-name="T11"> </text:span><text:span text:style-name="T27">ou</text:span><text:span text:style-name="T11"> </text:span><text:span text:style-name="T27">personne</text:span><text:span text:style-name="T11"> </text:span><text:span text:style-name="T27">invisible</text:span><text:span text:style-name="T11"> </text:span><text:span text:style-name="T27">redevient</text:span><text:span text:style-name="T11"> </text:span><text:span text:style-name="T27">visible dès</text:span><text:span text:style-name="T14"> </text:span><text:span text:style-name="T27">qu’il</text:span><text:span text:style-name="T14"> </text:span><text:span text:style-name="T27">entre</text:span><text:span text:style-name="T14"> </text:span><text:span text:style-name="T27">en</text:span><text:span text:style-name="T28"> </text:span><text:span text:style-name="T27">contact</text:span><text:span text:style-name="T14"> </text:span><text:span text:style-name="T27">avec</text:span><text:span text:style-name="T14"> </text:span><text:span text:style-name="T27">autre</text:span><text:span text:style-name="T14"> </text:span><text:span text:style-name="T27">chose</text:span><text:span text:style-name="T28"> </text:span><text:span text:style-name="T27">que</text:span><text:span text:style-name="T14"> </text:span><text:span text:style-name="T27">le</text:span><text:span text:style-name="T14"> </text:span><text:span text:style-name="T27">sol,</text:span><text:span text:style-name="T14"> </text:span><text:span text:style-name="T27">bien</text:span><text:span text:style-name="T28"> </text:span><text:span text:style-name="T27">que </text:span>d’autres personnes puissent toujours rester invisibles grâce à votre charme.</text:p>
      <text:p text:style-name="P65"/>
      <text:h text:style-name="P58" text:outline-level="3"><text:span text:style-name="T38">Guérison</text:span><text:span text:style-name="T239"> </text:span><text:span text:style-name="T88">Mystique</text:span></text:h>
      <text:p text:style-name="P206"><text:span text:style-name="T13">La</text:span><text:span text:style-name="T26"> </text:span><text:span text:style-name="T13">Guérison</text:span><text:span text:style-name="T26"> </text:span><text:span text:style-name="T13">Mystique</text:span><text:span text:style-name="T26"> </text:span><text:span text:style-name="T13">est</text:span><text:span text:style-name="T26"> </text:span><text:span text:style-name="T13">un</text:span><text:span text:style-name="T26"> </text:span><text:span text:style-name="T13">art</text:span><text:span text:style-name="T26"> </text:span><text:span text:style-name="T13">de</text:span><text:span text:style-name="T26"> </text:span><text:span text:style-name="T13">soin</text:span><text:span text:style-name="T26"> </text:span><text:span text:style-name="T13">mystérieux</text:span><text:span text:style-name="T26"> </text:span><text:span text:style-name="T13">et</text:span><text:span text:style-name="T26"> </text:span><text:span text:style-name="T13">puissant, </text:span>permettant<text:span text:style-name="T95"> </text:span>au<text:span text:style-name="T89"> </text:span>praticien<text:span text:style-name="T89"> </text:span>de<text:span text:style-name="T9"> </text:span>guérir<text:span text:style-name="T89"> </text:span>divers<text:span text:style-name="T89"> </text:span>maux<text:span text:style-name="T89"> </text:span>et<text:span text:style-name="T9"> </text:span>blessures.</text:p>
      <text:p text:style-name="P135"/>
      <text:p text:style-name="P207"><text:span text:style-name="T125">Rang</text:span><text:span text:style-name="T164"> </text:span><text:span text:style-name="T125">1</text:span><text:span text:style-name="T165"> </text:span><text:span text:style-name="T125">:</text:span><text:span text:style-name="T164"> </text:span><text:span text:style-name="T103">Vous</text:span><text:span text:style-name="T53"> </text:span><text:span text:style-name="T103">pouvez</text:span><text:span text:style-name="T162"> </text:span><text:span text:style-name="T103">refermer</text:span><text:span text:style-name="T53"> </text:span><text:span text:style-name="T103">les</text:span><text:span text:style-name="T162"> </text:span><text:span text:style-name="T103">blessures,</text:span><text:span text:style-name="T53"> </text:span><text:span text:style-name="T103">arrêter</text:span><text:span text:style-name="T162"> </text:span><text:span text:style-name="T103">les</text:span><text:span text:style-name="T53"> </text:span><text:span text:style-name="T103">hémorragies </text:span>et<text:span text:style-name="T26"> </text:span>stabiliser<text:span text:style-name="T26"> </text:span>l’état<text:span text:style-name="T26"> </text:span>d’un<text:span text:style-name="T26"> </text:span>patient.</text:p>
      <text:p text:style-name="P135"/>
      <text:p text:style-name="P26"><text:span text:style-name="T107">Rang</text:span><text:span text:style-name="T108"> </text:span><text:span text:style-name="T107">2</text:span><text:span text:style-name="T108"> </text:span><text:span text:style-name="T107">:</text:span><text:span text:style-name="T108"> </text:span><text:span text:style-name="T40">Vous</text:span><text:span text:style-name="T15"> </text:span><text:span text:style-name="T40">avez</text:span><text:span text:style-name="T13"> </text:span><text:span text:style-name="T40">le</text:span><text:span text:style-name="T13"> </text:span><text:span text:style-name="T40">pouvoir</text:span><text:span text:style-name="T13"> </text:span><text:span text:style-name="T40">de</text:span><text:span text:style-name="T15"> </text:span><text:span text:style-name="T40">soigner</text:span><text:span text:style-name="T13"> </text:span><text:span text:style-name="T40">les</text:span><text:span text:style-name="T13"> </text:span><text:span text:style-name="T40">maladies,</text:span><text:span text:style-name="T13"> </text:span><text:span text:style-name="T40">qu’elles </text:span><text:span text:style-name="T27">soient</text:span><text:span text:style-name="T28"> </text:span><text:span text:style-name="T27">d’origine</text:span><text:span text:style-name="T28"> </text:span><text:span text:style-name="T27">humaine</text:span><text:span text:style-name="T28"> </text:span><text:span text:style-name="T27">ou</text:span><text:span text:style-name="T28"> </text:span><text:span text:style-name="T27">magique.</text:span><text:span text:style-name="T28"> </text:span><text:span text:style-name="T27">Cela</text:span><text:span text:style-name="T28"> </text:span><text:span text:style-name="T27">nécessite</text:span><text:span text:style-name="T28"> </text:span><text:span text:style-name="T27">souvent </text:span>un<text:span text:style-name="T41"> </text:span>test<text:span text:style-name="T41"> </text:span>d’opposition<text:span text:style-name="T41"> </text:span>contre<text:span text:style-name="T41"> </text:span>la<text:span text:style-name="T41"> </text:span>volonté<text:span text:style-name="T41"> </text:span>du<text:span text:style-name="T41"> </text:span>patient.</text:p>
      <text:p text:style-name="P56"/>
      <text:p text:style-name="P26"><text:span text:style-name="T155">Rang</text:span><text:span text:style-name="T134"> </text:span><text:span text:style-name="T155">3</text:span><text:span text:style-name="T134"> </text:span><text:span text:style-name="T155">:</text:span><text:span text:style-name="T134"> </text:span><text:span text:style-name="T12">Vous</text:span><text:span text:style-name="T53"> </text:span><text:span text:style-name="T12">pouvez</text:span><text:span text:style-name="T10"> </text:span><text:span text:style-name="T12">effectuer</text:span><text:span text:style-name="T10"> </text:span><text:span text:style-name="T12">un</text:span><text:span text:style-name="T10"> </text:span><text:span text:style-name="T12">transfert</text:span><text:span text:style-name="T53"> </text:span><text:span text:style-name="T12">de</text:span><text:span text:style-name="T10"> </text:span><text:span text:style-name="T12">vie,</text:span><text:span text:style-name="T10"> </text:span><text:span text:style-name="T12">permettant au</text:span><text:span text:style-name="T10"> </text:span><text:span text:style-name="T12">soigneur</text:span><text:span text:style-name="T10"> </text:span><text:span text:style-name="T12">ou</text:span><text:span text:style-name="T10"> </text:span><text:span text:style-name="T12">à</text:span><text:span text:style-name="T53"> </text:span><text:span text:style-name="T12">une</text:span><text:span text:style-name="T10"> </text:span><text:span text:style-name="T12">créature</text:span><text:span text:style-name="T10"> </text:span><text:span text:style-name="T12">volontaire</text:span><text:span text:style-name="T10"> </text:span><text:span text:style-name="T12">de</text:span><text:span text:style-name="T53"> </text:span><text:span text:style-name="T12">transférer</text:span><text:span text:style-name="T10"> </text:span><text:span text:style-name="T12">une</text:span><text:span text:style-name="T10"> </text:span><text:span text:style-name="T12">carte d’essence vitale. Cette opération est une réussite automatique, sauf</text:span><text:span text:style-name="T53"> </text:span><text:span text:style-name="T12">en</text:span><text:span text:style-name="T53"> </text:span><text:span text:style-name="T12">cas</text:span><text:span text:style-name="T53"> </text:span><text:span text:style-name="T12">d’urgence</text:span><text:span text:style-name="T53"> </text:span><text:span text:style-name="T12">où</text:span><text:span text:style-name="T53"> </text:span><text:span text:style-name="T12">un</text:span><text:span text:style-name="T53"> </text:span><text:span text:style-name="T12">test</text:span><text:span text:style-name="T53"> </text:span><text:span text:style-name="T12">de</text:span><text:span text:style-name="T53"> </text:span><text:span text:style-name="T12">difficulté</text:span><text:span text:style-name="T53"> </text:span><text:span text:style-name="T12">12</text:span><text:span text:style-name="T53"> </text:span><text:span text:style-name="T12">est</text:span><text:span text:style-name="T53"> </text:span><text:span text:style-name="T12">nécessaire.</text:span></text:p>
      <text:p text:style-name="P208"><text:bookmark text:name="Griffe/morsure monstrueuse"/><text:bookmark text:name="Hypnose"/><text:span text:style-name="T107">Rang</text:span><text:span text:style-name="T108"> </text:span><text:span text:style-name="T107">4</text:span><text:span text:style-name="T108"> </text:span><text:span text:style-name="T107">:</text:span><text:span text:style-name="T108"> </text:span><text:span text:style-name="T40">Vous pouvez</text:span> <text:span text:style-name="T40">canaliser</text:span> <text:span text:style-name="T40">des</text:span> <text:span text:style-name="T40">soins</text:span> <text:span text:style-name="T40">telluriques,</text:span> <text:span text:style-name="T40">générant </text:span>une<text:span text:style-name="T41"> </text:span>carte<text:span text:style-name="T41"> </text:span>de<text:span text:style-name="T41"> </text:span>soins<text:span text:style-name="T41"> </text:span>par<text:span text:style-name="T41"> </text:span>heure<text:span text:style-name="T41"> </text:span>de<text:span text:style-name="T41"> </text:span>concentration<text:span text:style-name="T41"> </text:span>du<text:span text:style-name="T41"> </text:span>lanceur.</text:p>
      <text:p text:style-name="P135"/>
      <text:p text:style-name="P100"><text:span text:style-name="T82">Rang</text:span><text:span text:style-name="T159"> </text:span><text:span text:style-name="T82">5</text:span><text:span text:style-name="T159"> </text:span><text:span text:style-name="T82">:</text:span><text:span text:style-name="T159"> </text:span><text:span text:style-name="T27">Vous</text:span><text:span text:style-name="T28"> </text:span><text:span text:style-name="T27">avez</text:span><text:span text:style-name="T14"> </text:span><text:span text:style-name="T27">la</text:span><text:span text:style-name="T41"> </text:span><text:span text:style-name="T27">capacité</text:span><text:span text:style-name="T41"> </text:span><text:span text:style-name="T27">de</text:span><text:span text:style-name="T41"> </text:span><text:span text:style-name="T27">guérir</text:span><text:span text:style-name="T41"> </text:span><text:span text:style-name="T27">toutes</text:span><text:span text:style-name="T41"> </text:span><text:span text:style-name="T27">les</text:span><text:span text:style-name="T41"> </text:span><text:span text:style-name="T27">blessures, </text:span><text:span text:style-name="T40">qu’elles soient musculaires ou liées à l’ossature. Ce pouvoir est d’une puissance exceptionnelle et peut restaurer complètement </text:span>la santé d’une personne.</text:p>
      <text:p text:style-name="P140"/>
      <text:h text:style-name="Heading_20_2" text:outline-level="3"><text:span text:style-name="T38">Griffe/morsure</text:span><text:span text:style-name="T240"> </text:span><text:span text:style-name="T81">monstrueuse</text:span></text:h>
      <text:p text:style-name="P87"><text:span text:style-name="T40">Cette compétence confère au praticien des capacités de combat </text:span><text:span text:style-name="T27">extraordinaires</text:span><text:span text:style-name="T15"> </text:span><text:span text:style-name="T27">en</text:span><text:span text:style-name="T15"> </text:span><text:span text:style-name="T27">utilisant</text:span><text:span text:style-name="T15"> </text:span><text:span text:style-name="T27">ses</text:span><text:span text:style-name="T15"> </text:span><text:span text:style-name="T27">griffes</text:span><text:span text:style-name="T15"> </text:span><text:span text:style-name="T27">ou</text:span><text:span text:style-name="T15"> </text:span><text:span text:style-name="T27">ses</text:span><text:span text:style-name="T15"> </text:span><text:span text:style-name="T27">crocs.</text:span></text:p>
      <text:p text:style-name="P135"/>
      <text:p text:style-name="P139"><text:span text:style-name="T156">Rang</text:span><text:span text:style-name="T157"> </text:span><text:span text:style-name="T156">1</text:span><text:span text:style-name="T158"> </text:span><text:span text:style-name="T156">:</text:span><text:span text:style-name="T158"> </text:span><text:span text:style-name="T46">Vos</text:span><text:span text:style-name="T48"> </text:span><text:span text:style-name="T46">ongles</text:span><text:span text:style-name="T47"> </text:span><text:span text:style-name="T46">se</text:span><text:span text:style-name="T48"> </text:span><text:span text:style-name="T46">transforment</text:span><text:span text:style-name="T48"> </text:span><text:span text:style-name="T46">en</text:span><text:span text:style-name="T48"> </text:span><text:span text:style-name="T46">griffes</text:span><text:span text:style-name="T47"> </text:span><text:span text:style-name="T46">d’acier</text:span><text:span text:style-name="T48"> </text:span><text:span text:style-name="T46">en</text:span><text:span text:style-name="T48"> </text:span><text:span text:style-name="T46">quelques </text:span>secondes,<text:span text:style-name="T26"> </text:span>permettant<text:span text:style-name="T26"> </text:span>une<text:span text:style-name="T26"> </text:span>utilisation<text:span text:style-name="T26"> </text:span>en<text:span text:style-name="T26"> </text:span>combat.<text:span text:style-name="T26"> </text:span>Vos<text:span text:style-name="T26"> </text:span>griffes infligent 1 carte de dégât.</text:p>
      <text:p text:style-name="P56"/>
      <text:p text:style-name="P88"><text:span text:style-name="T82">Rang</text:span><text:span text:style-name="T159"> </text:span><text:span text:style-name="T82">2</text:span><text:span text:style-name="T159"> </text:span><text:span text:style-name="T82">:</text:span><text:span text:style-name="T159"> </text:span><text:span text:style-name="T27">Vos</text:span><text:span text:style-name="T28"> </text:span><text:span text:style-name="T27">muscles</text:span><text:span text:style-name="T14"> </text:span><text:span text:style-name="T27">se</text:span><text:span text:style-name="T14"> </text:span><text:span text:style-name="T27">développent</text:span><text:span text:style-name="T14"> </text:span><text:span text:style-name="T27">et</text:span><text:span text:style-name="T28"> </text:span><text:span text:style-name="T27">les</text:span><text:span text:style-name="T14"> </text:span><text:span text:style-name="T27">fibres</text:span><text:span text:style-name="T13"> </text:span><text:span text:style-name="T27">deviennent </text:span><text:span text:style-name="T10">résistantes.</text:span> <text:span text:style-name="T10">Vos</text:span> <text:span text:style-name="T10">griffes</text:span> <text:span text:style-name="T10">deviennent</text:span> <text:span text:style-name="T10">monstrueusement</text:span> <text:span text:style-name="T10">tranchantes, </text:span><text:span text:style-name="T6">infligeant</text:span><text:span text:style-name="T103"> </text:span><text:span text:style-name="T6">le</text:span><text:span text:style-name="T103"> </text:span><text:span text:style-name="T6">meilleur</text:span><text:span text:style-name="T103"> </text:span><text:span text:style-name="T6">résultat</text:span><text:span text:style-name="T103"> </text:span><text:span text:style-name="T6">de</text:span><text:span text:style-name="T103"> </text:span><text:span text:style-name="T6">2</text:span><text:span text:style-name="T103"> </text:span><text:span text:style-name="T6">cartes</text:span><text:span text:style-name="T103"> </text:span><text:span text:style-name="T6">de</text:span><text:span text:style-name="T103"> </text:span><text:span text:style-name="T6">dégât</text:span><text:span text:style-name="T103"> </text:span><text:span text:style-name="T6">en</text:span><text:span text:style-name="T103"> </text:span><text:span text:style-name="T6">cas</text:span><text:span text:style-name="T103"> </text:span><text:span text:style-name="T6">de</text:span><text:span text:style-name="T103"> </text:span><text:span text:style-name="T6">blessure </text:span>à la cible.</text:p>
      <text:p text:style-name="P68"/>
      <text:p text:style-name="P100"><text:span text:style-name="T134">Rang</text:span><text:span text:style-name="T155"> </text:span><text:span text:style-name="T134">3</text:span><text:span text:style-name="T155"> </text:span><text:span text:style-name="T134">:</text:span><text:span text:style-name="T155"> </text:span><text:span text:style-name="T10">Vous</text:span><text:span text:style-name="T11"> </text:span><text:span text:style-name="T10">pouvez</text:span><text:span text:style-name="T12"> </text:span><text:span text:style-name="T10">moduler</text:span><text:span text:style-name="T12"> </text:span><text:span text:style-name="T10">l’une</text:span><text:span text:style-name="T12"> </text:span><text:span text:style-name="T10">de</text:span><text:span text:style-name="T11"> </text:span><text:span text:style-name="T10">vos</text:span><text:span text:style-name="T12"> </text:span><text:span text:style-name="T10">griffes</text:span><text:span text:style-name="T12"> </text:span><text:span text:style-name="T10">pour</text:span><text:span text:style-name="T12"> </text:span><text:span text:style-name="T10">l’utiliser </text:span>comme<text:span text:style-name="T27"> </text:span>un<text:span text:style-name="T27"> </text:span>bouclier.<text:span text:style-name="T27"> </text:span>Dans<text:span text:style-name="T27"> </text:span>cette<text:span text:style-name="T27"> </text:span>configuration,<text:span text:style-name="T27"> </text:span>vous<text:span text:style-name="T27"> </text:span>infligez <text:span text:style-name="T12">seulement</text:span><text:span text:style-name="T10"> </text:span><text:span text:style-name="T12">1</text:span><text:span text:style-name="T10"> </text:span><text:span text:style-name="T12">carte</text:span><text:span text:style-name="T10"> </text:span><text:span text:style-name="T12">de</text:span><text:span text:style-name="T53"> </text:span><text:span text:style-name="T12">dégât,</text:span><text:span text:style-name="T10"> </text:span><text:span text:style-name="T12">mais</text:span><text:span text:style-name="T10"> </text:span><text:span text:style-name="T12">en</text:span><text:span text:style-name="T10"> </text:span><text:span text:style-name="T12">contrepartie,</text:span><text:span text:style-name="T53"> </text:span><text:span text:style-name="T12">vous</text:span><text:span text:style-name="T10"> </text:span><text:span text:style-name="T12">réduisez </text:span>les<text:span text:style-name="T89"> </text:span>dégâts<text:span text:style-name="T89"> </text:span>infligés<text:span text:style-name="T89"> </text:span>par<text:span text:style-name="T9"> </text:span>une<text:span text:style-name="T89"> </text:span>cible<text:span text:style-name="T89"> </text:span>de<text:span text:style-name="T89"> </text:span>1<text:span text:style-name="T9"> </text:span>carte.</text:p>
      <text:p text:style-name="P56"/>
      <text:p text:style-name="P163"><text:span text:style-name="T156">Rang</text:span><text:span text:style-name="T157"> </text:span><text:span text:style-name="T156">4</text:span><text:span text:style-name="T158"> </text:span><text:span text:style-name="T156">:</text:span><text:span text:style-name="T158"> </text:span><text:span text:style-name="T46">Vos</text:span><text:span text:style-name="T48"> </text:span><text:span text:style-name="T46">crocs</text:span><text:span text:style-name="T47"> </text:span><text:span text:style-name="T46">et</text:span><text:span text:style-name="T48"> </text:span><text:span text:style-name="T46">vos</text:span><text:span text:style-name="T48"> </text:span><text:span text:style-name="T46">griffes</text:span><text:span text:style-name="T48"> </text:span><text:span text:style-name="T46">infligent</text:span><text:span text:style-name="T47"> </text:span><text:span text:style-name="T46">des</text:span><text:span text:style-name="T48"> </text:span><text:span text:style-name="T46">blessures</text:span><text:span text:style-name="T48"> </text:span><text:span text:style-name="T46">aggravées, </text:span><text:span text:style-name="T27">ignorant</text:span><text:span text:style-name="T14"> </text:span><text:span text:style-name="T27">les</text:span><text:span text:style-name="T14"> </text:span><text:span text:style-name="T27">protections</text:span><text:span text:style-name="T14"> </text:span><text:span text:style-name="T27">non</text:span><text:span text:style-name="T28"> </text:span><text:span text:style-name="T27">magiques</text:span><text:span text:style-name="T14"> </text:span><text:span text:style-name="T27">de</text:span><text:span text:style-name="T14"> </text:span><text:span text:style-name="T27">votre</text:span><text:span text:style-name="T14"> </text:span><text:span text:style-name="T27">cible.</text:span><text:span text:style-name="T28"> </text:span><text:span text:style-name="T27">De</text:span><text:span text:style-name="T14"> </text:span><text:span text:style-name="T27">plus, </text:span>vous<text:span text:style-name="T27"> </text:span>pouvez<text:span text:style-name="T27"> </text:span>découper<text:span text:style-name="T27"> </text:span>des<text:span text:style-name="T27"> </text:span>matériaux<text:span text:style-name="T27"> </text:span>inférieurs<text:span text:style-name="T27"> </text:span>au<text:span text:style-name="T27"> </text:span>blindage d’un<text:span text:style-name="T89"> </text:span>char<text:span text:style-name="T89"> </text:span>avec<text:span text:style-name="T89"> </text:span>vos<text:span text:style-name="T9"> </text:span>griffes.</text:p>
      <text:p text:style-name="P56"/>
      <text:p text:style-name="P163"><text:span text:style-name="T125">Rang</text:span><text:span text:style-name="T164"> </text:span><text:span text:style-name="T125">5</text:span><text:span text:style-name="T165"> </text:span><text:span text:style-name="T125">:</text:span><text:span text:style-name="T164"> </text:span><text:span text:style-name="T103">Votre</text:span><text:span text:style-name="T53"> </text:span><text:span text:style-name="T103">visage</text:span><text:span text:style-name="T15"> </text:span><text:span text:style-name="T103">et</text:span><text:span text:style-name="T41"> </text:span><text:span text:style-name="T103">vos</text:span><text:span text:style-name="T41"> </text:span><text:span text:style-name="T103">griffes</text:span><text:span text:style-name="T41"> </text:span><text:span text:style-name="T103">deviennent</text:span><text:span text:style-name="T41"> </text:span><text:span text:style-name="T103">véritablement</text:span><text:span text:style-name="T41"> </text:span><text:span text:style-name="T103">mons- </text:span><text:span text:style-name="T40">trueux,</text:span><text:span text:style-name="T28"> </text:span><text:span text:style-name="T40">infligeant</text:span><text:span text:style-name="T28"> </text:span><text:span text:style-name="T40">2</text:span><text:span text:style-name="T28"> </text:span><text:span text:style-name="T40">cartes</text:span><text:span text:style-name="T28"> </text:span><text:span text:style-name="T40">de</text:span><text:span text:style-name="T28"> </text:span><text:span text:style-name="T40">dégâts</text:span><text:span text:style-name="T28"> </text:span><text:span text:style-name="T40">aggravés</text:span><text:span text:style-name="T28"> </text:span><text:span text:style-name="T40">lors</text:span><text:span text:style-name="T28"> </text:span><text:span text:style-name="T40">d’une</text:span><text:span text:style-name="T28"> </text:span><text:span text:style-name="T40">attaque.</text:span></text:p>
      <text:p text:style-name="P93"/>
      <text:h text:style-name="P66" text:outline-level="3">Hypnose</text:h>
      <text:p text:style-name="P67"><text:span text:style-name="T14">L’Hypnose</text:span> <text:span text:style-name="T14">est</text:span> <text:span text:style-name="T14">une</text:span> <text:span text:style-name="T14">compétence</text:span> <text:span text:style-name="T14">qui</text:span> <text:span text:style-name="T14">permet</text:span> <text:span text:style-name="T14">au</text:span> <text:span text:style-name="T14">praticien</text:span> <text:span text:style-name="T14">de</text:span> <text:span text:style-name="T14">plonger </text:span><text:span text:style-name="T40">ses</text:span><text:span text:style-name="T13"> </text:span><text:span text:style-name="T40">cibles</text:span><text:span text:style-name="T13"> </text:span><text:span text:style-name="T40">dans</text:span><text:span text:style-name="T13"> </text:span><text:span text:style-name="T40">un</text:span><text:span text:style-name="T15"> </text:span><text:span text:style-name="T40">état</text:span><text:span text:style-name="T13"> </text:span><text:span text:style-name="T40">de</text:span><text:span text:style-name="T13"> </text:span><text:span text:style-name="T40">transe</text:span><text:span text:style-name="T13"> </text:span><text:span text:style-name="T40">semi-consciente</text:span><text:span text:style-name="T15"> </text:span><text:span text:style-name="T40">en</text:span><text:span text:style-name="T13"> </text:span><text:span text:style-name="T40">utilisant</text:span><text:span text:style-name="T13"> </text:span><text:span text:style-name="T40">son </text:span>regard<text:span text:style-name="T15"> </text:span>pendant<text:span text:style-name="T15"> </text:span>une<text:span text:style-name="T15"> </text:span>conversation<text:span text:style-name="T15"> </text:span>apparemment<text:span text:style-name="T15"> </text:span>banale.</text:p>
      <text:p text:style-name="P135"/>
      <text:p text:style-name="P209"><text:span text:style-name="T107">Rang</text:span><text:span text:style-name="T108"> </text:span><text:span text:style-name="T107">1</text:span><text:span text:style-name="T108"> </text:span><text:span text:style-name="T107">:</text:span><text:span text:style-name="T108"> </text:span><text:span text:style-name="T40">Vous</text:span><text:span text:style-name="T15"> </text:span><text:span text:style-name="T40">pouvez</text:span><text:span text:style-name="T13"> </text:span><text:span text:style-name="T40">plonger</text:span><text:span text:style-name="T41"> </text:span><text:span text:style-name="T40">votre</text:span><text:span text:style-name="T26"> </text:span><text:span text:style-name="T40">regard</text:span><text:span text:style-name="T27"> </text:span><text:span text:style-name="T40">dans</text:span><text:span text:style-name="T27"> </text:span><text:span text:style-name="T40">celui</text:span><text:span text:style-name="T27"> </text:span><text:span text:style-name="T40">de</text:span><text:span text:style-name="T27"> </text:span><text:span text:style-name="T40">votre </text:span><text:span text:style-name="T27">cible</text:span><text:span text:style-name="T14"> </text:span><text:span text:style-name="T27">pendant</text:span><text:span text:style-name="T28"> </text:span><text:span text:style-name="T27">une</text:span><text:span text:style-name="T14"> </text:span><text:span text:style-name="T27">conversation</text:span><text:span text:style-name="T28"> </text:span><text:span text:style-name="T27">anodine.</text:span><text:span text:style-name="T14"> </text:span><text:span text:style-name="T27">Après</text:span><text:span text:style-name="T28"> </text:span><text:span text:style-name="T27">environ</text:span><text:span text:style-name="T14"> </text:span><text:span text:style-name="T27">trente </text:span><text:span text:style-name="T10">secondes,</text:span><text:span text:style-name="T12"> </text:span><text:span text:style-name="T10">la</text:span><text:span text:style-name="T12"> </text:span><text:span text:style-name="T10">cible</text:span><text:span text:style-name="T12"> </text:span><text:span text:style-name="T10">entre</text:span><text:span text:style-name="T11"> </text:span><text:span text:style-name="T10">en</text:span><text:span text:style-name="T12"> </text:span><text:span text:style-name="T10">transe</text:span><text:span text:style-name="T12"> </text:span><text:span text:style-name="T10">semi-consciente</text:span><text:span text:style-name="T12"> </text:span><text:span text:style-name="T10">et</text:span><text:span text:style-name="T11"> </text:span><text:span text:style-name="T10">obéit</text:span><text:span text:style-name="T12"> </text:span><text:span text:style-name="T10">automa- tiquement</text:span><text:span text:style-name="T11"> </text:span><text:span text:style-name="T10">à</text:span><text:span text:style-name="T11"> </text:span><text:span text:style-name="T10">des</text:span><text:span text:style-name="T11"> </text:span><text:span text:style-name="T10">ordres</text:span><text:span text:style-name="T11"> </text:span><text:span text:style-name="T10">simples</text:span><text:span text:style-name="T11"> </text:span><text:span text:style-name="T10">qui</text:span><text:span text:style-name="T11"> </text:span><text:span text:style-name="T10">ne</text:span><text:span text:style-name="T11"> </text:span><text:span text:style-name="T10">lui</text:span><text:span text:style-name="T11"> </text:span><text:span text:style-name="T10">causent</text:span><text:span text:style-name="T11"> </text:span><text:span text:style-name="T10">pas</text:span><text:span text:style-name="T11"> </text:span><text:span text:style-name="T10">de</text:span><text:span text:style-name="T11"> </text:span><text:span text:style-name="T10">préjudice </text:span><text:span text:style-name="T12">(partir,</text:span><text:span text:style-name="T10"> </text:span><text:span text:style-name="T12">s’endormir,</text:span><text:span text:style-name="T10"> </text:span><text:span text:style-name="T12">donner</text:span><text:span text:style-name="T10"> </text:span><text:span text:style-name="T12">des</text:span><text:span text:style-name="T53"> </text:span><text:span text:style-name="T12">informations</text:span><text:span text:style-name="T10"> </text:span><text:span text:style-name="T12">basiques).</text:span><text:span text:style-name="T10"> </text:span><text:span text:style-name="T12">Si</text:span><text:span text:style-name="T10"> </text:span><text:span text:style-name="T12">vous prenez</text:span><text:span text:style-name="T40"> </text:span><text:span text:style-name="T12">le</text:span><text:span text:style-name="T40"> </text:span><text:span text:style-name="T12">temps</text:span><text:span text:style-name="T40"> </text:span><text:span text:style-name="T12">de</text:span><text:span text:style-name="T40"> </text:span><text:span text:style-name="T12">lui</text:span><text:span text:style-name="T40"> </text:span><text:span text:style-name="T12">indiquer</text:span><text:span text:style-name="T40"> </text:span><text:span text:style-name="T12">d’oublier</text:span><text:span text:style-name="T40"> </text:span><text:span text:style-name="T12">les</text:span><text:span text:style-name="T40"> </text:span><text:span text:style-name="T12">actions</text:span><text:span text:style-name="T40"> </text:span><text:span text:style-name="T12">présentes,</text:span></text:p>
      <text:p text:style-name="P171" loext:marker-style-name="T62"/>
      <text:p text:style-name="P210"><text:bookmark text:name="Illusions"/><text:span text:style-name="T40">la</text:span><text:span text:style-name="T13"> </text:span><text:span text:style-name="T40">cible</text:span><text:span text:style-name="T13"> </text:span><text:span text:style-name="T40">ne</text:span><text:span text:style-name="T13"> </text:span><text:span text:style-name="T40">se</text:span><text:span text:style-name="T15"> </text:span><text:span text:style-name="T40">souviendra</text:span><text:span text:style-name="T13"> </text:span><text:span text:style-name="T40">de</text:span><text:span text:style-name="T13"> </text:span><text:span text:style-name="T40">rien.</text:span><text:span text:style-name="T13"> </text:span><text:span text:style-name="T40">Pour</text:span><text:span text:style-name="T15"> </text:span><text:span text:style-name="T40">réussir,</text:span><text:span text:style-name="T13"> </text:span><text:span text:style-name="T40">vous</text:span><text:span text:style-name="T13"> </text:span><text:span text:style-name="T40">devez</text:span><text:span text:style-name="T13"> </text:span><text:span text:style-name="T40">battre </text:span><text:span text:style-name="T10">la</text:span><text:span text:style-name="T95"> </text:span><text:span text:style-name="T10">résistance</text:span><text:span text:style-name="T95"> </text:span><text:span text:style-name="T10">de</text:span><text:span text:style-name="T95"> </text:span><text:span text:style-name="T10">la</text:span><text:span text:style-name="T226"> </text:span><text:span text:style-name="T10">cible</text:span><text:span text:style-name="T95"> </text:span><text:span text:style-name="T10">(hypnose</text:span><text:span text:style-name="T95"> </text:span><text:span text:style-name="T10">+</text:span><text:span text:style-name="T95"> </text:span><text:span text:style-name="T10">volonté</text:span><text:span text:style-name="T226"> </text:span><text:span text:style-name="T10">+</text:span><text:span text:style-name="T95"> </text:span><text:span text:style-name="T10">carte)</text:span><text:span text:style-name="T95"> </text:span><text:span text:style-name="T10">contre</text:span><text:span text:style-name="T95"> </text:span><text:span text:style-name="T10">(volonté</text:span></text:p>
      <text:p text:style-name="P211"><text:span text:style-name="T46">+</text:span><text:span text:style-name="T48"> </text:span><text:span text:style-name="T46">2</text:span><text:span text:style-name="T48"> </text:span><text:span text:style-name="T46">+</text:span><text:span text:style-name="T48"> </text:span><text:span text:style-name="T6">carte).</text:span></text:p>
      <text:p text:style-name="P212"/>
      <text:p text:style-name="P213"><text:span text:style-name="T122">Rang</text:span><text:span text:style-name="T124"> </text:span><text:span text:style-name="T122">2</text:span><text:span text:style-name="T123"> </text:span><text:span text:style-name="T122">:</text:span><text:span text:style-name="T123"> </text:span><text:span text:style-name="T6">Vous</text:span><text:span text:style-name="T8"> </text:span><text:span text:style-name="T6">pouvez</text:span><text:span text:style-name="T7"> </text:span><text:span text:style-name="T6">obtenir</text:span><text:span text:style-name="T8"> </text:span><text:span text:style-name="T6">les</text:span><text:span text:style-name="T8"> </text:span><text:span text:style-name="T6">mêmes</text:span><text:span text:style-name="T8"> </text:span><text:span text:style-name="T6">effets</text:span><text:span text:style-name="T7"> </text:span><text:span text:style-name="T6">que</text:span><text:span text:style-name="T8"> </text:span><text:span text:style-name="T6">précédemment, </text:span>mais<text:span text:style-name="T89"> </text:span>vous<text:span text:style-name="T89"> </text:span>avez<text:span text:style-name="T89"> </text:span>également<text:span text:style-name="T9"> </text:span>la<text:span text:style-name="T89"> </text:span>capacité<text:span text:style-name="T89"> </text:span>d’inviter<text:span text:style-name="T89"> </text:span>votre<text:span text:style-name="T9"> </text:span>victime à effectuer des actions complexes (fouiller dans un fichier, <text:span text:style-name="T10">rechercher</text:span> <text:span text:style-name="T10">une</text:span> <text:span text:style-name="T10">information</text:span> <text:span text:style-name="T10">dans</text:span> <text:span text:style-name="T10">un</text:span> <text:span text:style-name="T10">livre,</text:span> <text:span text:style-name="T10">effectuer</text:span> <text:span text:style-name="T10">une</text:span> <text:span text:style-name="T10">action</text:span> <text:span text:style-name="T10">sur un</text:span> <text:span text:style-name="T10">déclencheur,</text:span> <text:span text:style-name="T10">etc.).</text:span> <text:span text:style-name="T10">Pour</text:span> <text:span text:style-name="T10">réussir,</text:span> <text:span text:style-name="T10">vous</text:span> <text:span text:style-name="T10">devez</text:span> <text:span text:style-name="T10">battre</text:span> <text:span text:style-name="T10">la</text:span> <text:span text:style-name="T10">résistance </text:span><text:span text:style-name="T13">de</text:span><text:span text:style-name="T175"> </text:span><text:span text:style-name="T13">la</text:span><text:span text:style-name="T175"> </text:span><text:span text:style-name="T13">cible</text:span><text:span text:style-name="T175"> </text:span><text:span text:style-name="T13">(hypnose</text:span><text:span text:style-name="T175"> </text:span><text:span text:style-name="T13">+</text:span><text:span text:style-name="T175"> </text:span><text:span text:style-name="T13">volonté</text:span><text:span text:style-name="T175"> </text:span><text:span text:style-name="T13">+</text:span><text:span text:style-name="T175"> </text:span><text:span text:style-name="T13">carte)</text:span><text:span text:style-name="T175"> </text:span><text:span text:style-name="T13">contre</text:span><text:span text:style-name="T175"> </text:span><text:span text:style-name="T13">(volonté</text:span><text:span text:style-name="T175"> </text:span><text:span text:style-name="T13">+</text:span><text:span text:style-name="T175"> </text:span><text:span text:style-name="T13">5</text:span><text:span text:style-name="T175"> </text:span><text:span text:style-name="T13">+</text:span><text:span text:style-name="T175"> </text:span><text:span text:style-name="T13">carte).</text:span></text:p>
      <text:p text:style-name="P112"><text:span text:style-name="T107">Rang</text:span><text:span text:style-name="T108"> </text:span><text:span text:style-name="T107">3</text:span><text:span text:style-name="T108"> </text:span><text:span text:style-name="T107">:</text:span><text:span text:style-name="T108"> </text:span><text:span text:style-name="T40">Vous</text:span><text:span text:style-name="T15"> </text:span><text:span text:style-name="T40">pouvez</text:span><text:span text:style-name="T13"> </text:span><text:span text:style-name="T40">faire</text:span><text:span text:style-name="T27"> </text:span><text:span text:style-name="T40">entrer</text:span><text:span text:style-name="T11"> </text:span><text:span text:style-name="T40">rapidement</text:span><text:span text:style-name="T11"> </text:span><text:span text:style-name="T40">une</text:span><text:span text:style-name="T11"> </text:span><text:span text:style-name="T40">personne</text:span><text:span text:style-name="T11"> </text:span><text:span text:style-name="T40">en hypnose</text:span><text:span text:style-name="T10"> </text:span><text:span text:style-name="T40">en</text:span><text:span text:style-name="T13"> </text:span><text:span text:style-name="T40">moins</text:span><text:span text:style-name="T13"> </text:span><text:span text:style-name="T40">de</text:span><text:span text:style-name="T15"> </text:span><text:span text:style-name="T40">5</text:span><text:span text:style-name="T13"> </text:span><text:span text:style-name="T40">secondes,</text:span><text:span text:style-name="T13"> </text:span><text:span text:style-name="T40">avec</text:span><text:span text:style-name="T13"> </text:span><text:span text:style-name="T40">les</text:span><text:span text:style-name="T15"> </text:span><text:span text:style-name="T40">effets</text:span><text:span text:style-name="T13"> </text:span><text:span text:style-name="T40">du</text:span><text:span text:style-name="T13"> </text:span><text:span text:style-name="T40">rang</text:span><text:span text:style-name="T13"> </text:span><text:span text:style-name="T40">2.</text:span><text:span text:style-name="T15"> </text:span><text:span text:style-name="T40">Pour </text:span>réussir,<text:span text:style-name="T89"> </text:span>vous<text:span text:style-name="T89"> </text:span>devez<text:span text:style-name="T89"> </text:span>battre<text:span text:style-name="T9"> </text:span>la<text:span text:style-name="T89"> </text:span>résistance<text:span text:style-name="T89"> </text:span>de<text:span text:style-name="T89"> </text:span>la<text:span text:style-name="T9"> </text:span>cible<text:span text:style-name="T89"> </text:span>(hypnose<text:span text:style-name="T89"> </text:span>+ volonté<text:span text:style-name="T89"> </text:span>+<text:span text:style-name="T89"> </text:span>carte)<text:span text:style-name="T89"> </text:span>contre<text:span text:style-name="T9"> </text:span>(volonté<text:span text:style-name="T89"> </text:span>+<text:span text:style-name="T89"> </text:span>5<text:span text:style-name="T89"> </text:span>+<text:span text:style-name="T9"> </text:span>une<text:span text:style-name="T89"> </text:span>carte).</text:p>
      <text:p text:style-name="P60"><text:span text:style-name="T134">Rang</text:span><text:span text:style-name="T155"> </text:span><text:span text:style-name="T134">4</text:span><text:span text:style-name="T155"> </text:span><text:span text:style-name="T134">:</text:span><text:span text:style-name="T155"> </text:span><text:span text:style-name="T10">Vous</text:span><text:span text:style-name="T11"> </text:span><text:span text:style-name="T10">avez</text:span><text:span text:style-name="T12"> </text:span><text:span text:style-name="T10">la</text:span><text:span text:style-name="T12"> </text:span><text:span text:style-name="T10">capacité</text:span><text:span text:style-name="T12"> </text:span><text:span text:style-name="T10">de</text:span><text:span text:style-name="T11"> </text:span><text:span text:style-name="T10">faire</text:span><text:span text:style-name="T11"> </text:span><text:span text:style-name="T10">des</text:span> <text:span text:style-name="T10">occultations</text:span><text:span text:style-name="T26"> </text:span><text:span text:style-name="T10">mentales </text:span><text:span text:style-name="T13">sur</text:span><text:span text:style-name="T27"> </text:span><text:span text:style-name="T13">certains</text:span><text:span text:style-name="T27"> </text:span><text:span text:style-name="T13">souvenirs</text:span><text:span text:style-name="T27"> </text:span><text:span text:style-name="T13">de</text:span><text:span text:style-name="T27"> </text:span><text:span text:style-name="T13">votre</text:span><text:span text:style-name="T27"> </text:span><text:span text:style-name="T13">cible.</text:span><text:span text:style-name="T27"> </text:span><text:span text:style-name="T13">La</text:span><text:span text:style-name="T27"> </text:span><text:span text:style-name="T13">difficulté</text:span><text:span text:style-name="T27"> </text:span><text:span text:style-name="T13">est</text:span><text:span text:style-name="T27"> </text:span><text:span text:style-name="T13">déterminée </text:span><text:span text:style-name="T40">par</text:span><text:span text:style-name="T14"> </text:span><text:span text:style-name="T40">(hypnose</text:span><text:span text:style-name="T14"> </text:span><text:span text:style-name="T40">+</text:span><text:span text:style-name="T14"> </text:span><text:span text:style-name="T40">volonté</text:span><text:span text:style-name="T14"> </text:span><text:span text:style-name="T40">+</text:span><text:span text:style-name="T14"> </text:span><text:span text:style-name="T40">carte)</text:span><text:span text:style-name="T14"> </text:span><text:span text:style-name="T40">contre</text:span><text:span text:style-name="T14"> </text:span><text:span text:style-name="T40">(volonté</text:span><text:span text:style-name="T14"> </text:span><text:span text:style-name="T40">+</text:span><text:span text:style-name="T14"> </text:span><text:span text:style-name="T40">5</text:span><text:span text:style-name="T14"> </text:span><text:span text:style-name="T40">+</text:span><text:span text:style-name="T14"> </text:span><text:span text:style-name="T40">une</text:span><text:span text:style-name="T14"> </text:span><text:span text:style-name="T40">carte).</text:span></text:p>
      <text:p text:style-name="P96"><text:span text:style-name="T159">Rang</text:span><text:span text:style-name="T82"> </text:span><text:span text:style-name="T159">5</text:span><text:span text:style-name="T82"> </text:span><text:span text:style-name="T159">:</text:span><text:span text:style-name="T82"> </text:span><text:span text:style-name="T14">Vous</text:span><text:span text:style-name="T26"> </text:span><text:span text:style-name="T14">pouvez</text:span><text:span text:style-name="T172"> </text:span><text:span text:style-name="T14">accomplir</text:span><text:span text:style-name="T241"> </text:span><text:span text:style-name="T14">les</text:span><text:span text:style-name="T241"> </text:span><text:span text:style-name="T14">mêmes</text:span><text:span text:style-name="T241"> </text:span><text:span text:style-name="T14">actions</text:span><text:span text:style-name="T241"> </text:span><text:span text:style-name="T14">que</text:span><text:span text:style-name="T241"> </text:span><text:span text:style-name="T14">les</text:span><text:span text:style-name="T241"> </text:span><text:span text:style-name="T14">rangs </text:span>3 et 4, mais en plus, la personne oublie le danger pour elle- même.<text:span text:style-name="T89"> </text:span>La<text:span text:style-name="T89"> </text:span>difficulté<text:span text:style-name="T89"> </text:span>est<text:span text:style-name="T9"> </text:span>déterminée<text:span text:style-name="T89"> </text:span>par<text:span text:style-name="T89"> </text:span>(hypnose<text:span text:style-name="T89"> </text:span>+<text:span text:style-name="T9"> </text:span>volonté<text:span text:style-name="T89"> </text:span>+ carte)<text:span text:style-name="T13"> </text:span>contre<text:span text:style-name="T13"> </text:span>(volonté<text:span text:style-name="T13"> </text:span>+<text:span text:style-name="T13"> </text:span>7<text:span text:style-name="T13"> </text:span>+<text:span text:style-name="T13"> </text:span>une<text:span text:style-name="T13"> </text:span>carte).</text:p>
      <text:p text:style-name="P140"/>
      <text:h text:style-name="P214" text:outline-level="3">Illusions</text:h>
      <text:p text:style-name="P173"><text:span text:style-name="T12">L’art</text:span><text:span text:style-name="T41"> </text:span><text:span text:style-name="T12">des Illusions permet au</text:span><text:span text:style-name="T41"> </text:span><text:span text:style-name="T12">praticien</text:span><text:span text:style-name="T41"> </text:span><text:span text:style-name="T12">de créer des tromperies </text:span><text:span text:style-name="T13">sensorielles</text:span><text:span text:style-name="T101"> </text:span><text:span text:style-name="T13">et</text:span><text:span text:style-name="T101"> </text:span><text:span text:style-name="T13">visuelles</text:span><text:span text:style-name="T101"> </text:span><text:span text:style-name="T13">pour</text:span><text:span text:style-name="T95"> </text:span><text:span text:style-name="T13">manipuler</text:span><text:span text:style-name="T101"> </text:span><text:span text:style-name="T13">la</text:span><text:span text:style-name="T101"> </text:span><text:span text:style-name="T13">perception</text:span><text:span text:style-name="T101"> </text:span><text:span text:style-name="T13">de</text:span><text:span text:style-name="T95"> </text:span><text:span text:style-name="T13">la</text:span><text:span text:style-name="T101"> </text:span><text:span text:style-name="T13">réalité.</text:span></text:p>
      <text:p text:style-name="P135"/>
      <text:p text:style-name="P26"><text:span text:style-name="T155">Rang</text:span><text:span text:style-name="T134"> </text:span><text:span text:style-name="T155">1</text:span><text:span text:style-name="T134"> </text:span><text:span text:style-name="T155">:</text:span><text:span text:style-name="T134"> </text:span><text:span text:style-name="T12">Vous</text:span><text:span text:style-name="T53"> </text:span><text:span text:style-name="T12">pouvez</text:span><text:span text:style-name="T10"> </text:span><text:span text:style-name="T12">créer</text:span><text:span text:style-name="T10"> </text:span><text:span text:style-name="T12">des</text:span><text:span text:style-name="T10"> </text:span><text:span text:style-name="T12">illusions</text:span><text:span text:style-name="T53"> </text:span><text:span text:style-name="T12">mineures</text:span><text:span text:style-name="T10"> </text:span><text:span text:style-name="T12">portant</text:span><text:span text:style-name="T10"> </text:span><text:span text:style-name="T12">sur </text:span>des<text:span text:style-name="T89"> </text:span>objets<text:span text:style-name="T89"> </text:span>inanimés<text:span text:style-name="T89"> </text:span>qui<text:span text:style-name="T9"> </text:span>pourraient<text:span text:style-name="T89"> </text:span>tenir<text:span text:style-name="T89"> </text:span>dans<text:span text:style-name="T89"> </text:span>une<text:span text:style-name="T9"> </text:span>main.<text:span text:style-name="T89"> </text:span>Elles <text:span text:style-name="T12">disparaissent</text:span><text:span text:style-name="T41"> </text:span><text:span text:style-name="T12">dès</text:span><text:span text:style-name="T41"> </text:span><text:span text:style-name="T12">que</text:span><text:span text:style-name="T41"> </text:span><text:span text:style-name="T12">vous</text:span><text:span text:style-name="T41"> </text:span><text:span text:style-name="T12">êtes</text:span><text:span text:style-name="T41"> </text:span><text:span text:style-name="T12">à</text:span><text:span text:style-name="T41"> </text:span><text:span text:style-name="T12">plus</text:span><text:span text:style-name="T41"> </text:span><text:span text:style-name="T12">de</text:span><text:span text:style-name="T41"> </text:span><text:span text:style-name="T12">cinquante</text:span><text:span text:style-name="T41"> </text:span><text:span text:style-name="T12">pas</text:span><text:span text:style-name="T41"> </text:span><text:span text:style-name="T12">d’elles </text:span><text:span text:style-name="T13">ou</text:span><text:span text:style-name="T40"> </text:span><text:span text:style-name="T13">si</text:span><text:span text:style-name="T40"> </text:span><text:span text:style-name="T13">vous</text:span><text:span text:style-name="T40"> </text:span><text:span text:style-name="T13">perdez</text:span><text:span text:style-name="T41"> </text:span><text:span text:style-name="T13">conscience.</text:span><text:span text:style-name="T40"> </text:span><text:span text:style-name="T13">Aucun</text:span><text:span text:style-name="T40"> </text:span><text:span text:style-name="T13">tirage</text:span><text:span text:style-name="T40"> </text:span><text:span text:style-name="T13">n’est</text:span><text:span text:style-name="T41"> </text:span><text:span text:style-name="T13">nécessaire</text:span><text:span text:style-name="T40"> </text:span><text:span text:style-name="T13">pour </text:span>maintenir ces illusions.</text:p>
      <text:p text:style-name="P79"><text:span text:style-name="T156">Rang</text:span><text:span text:style-name="T157"> </text:span><text:span text:style-name="T156">2</text:span><text:span text:style-name="T158"> </text:span><text:span text:style-name="T156">:</text:span><text:span text:style-name="T158"> </text:span><text:span text:style-name="T46">Vous</text:span><text:span text:style-name="T48"> </text:span><text:span text:style-name="T46">avez</text:span><text:span text:style-name="T47"> </text:span><text:span text:style-name="T46">la</text:span><text:span text:style-name="T48"> </text:span><text:span text:style-name="T46">capacité</text:span><text:span text:style-name="T162"> </text:span><text:span text:style-name="T46">d’animer</text:span><text:span text:style-name="T162"> </text:span><text:span text:style-name="T46">des</text:span><text:span text:style-name="T162"> </text:span><text:span text:style-name="T46">objets</text:span><text:span text:style-name="T162"> </text:span><text:span text:style-name="T46">ou</text:span><text:span text:style-name="T162"> </text:span><text:span text:style-name="T46">des</text:span><text:span text:style-name="T162"> </text:span><text:span text:style-name="T46">person- </text:span><text:span text:style-name="T40">nages de la taille d’un enfant (moins d’un mètre en gros). Vous </text:span><text:span text:style-name="T12">devez</text:span><text:span text:style-name="T41"> </text:span><text:span text:style-name="T12">les</text:span><text:span text:style-name="T41"> </text:span><text:span text:style-name="T12">voir</text:span><text:span text:style-name="T41"> </text:span><text:span text:style-name="T12">en</text:span><text:span text:style-name="T41"> </text:span><text:span text:style-name="T12">permanence</text:span><text:span text:style-name="T41"> </text:span><text:span text:style-name="T12">pour</text:span><text:span text:style-name="T41"> </text:span><text:span text:style-name="T12">les</text:span><text:span text:style-name="T41"> </text:span><text:span text:style-name="T12">maintenir.</text:span><text:span text:style-name="T41"> </text:span><text:span text:style-name="T12">La</text:span><text:span text:style-name="T41"> </text:span><text:span text:style-name="T12">difficulté </text:span><text:span text:style-name="T40">est égale à 10 + le nombre d’illusions simultanées. De plus, vos </text:span>illusions<text:span text:style-name="T11"> </text:span>peuvent<text:span text:style-name="T11"> </text:span>affecter<text:span text:style-name="T11"> </text:span>les<text:span text:style-name="T11"> </text:span>sens<text:span text:style-name="T11"> </text:span>du<text:span text:style-name="T11"> </text:span>goût,<text:span text:style-name="T11"> </text:span>de<text:span text:style-name="T11"> </text:span>l’odorat<text:span text:style-name="T11"> </text:span>et<text:span text:style-name="T11"> </text:span>du toucher jusqu’à un certain point.</text:p>
      <text:p text:style-name="P61"/>
      <text:p text:style-name="P96"><text:span text:style-name="T25">Rang</text:span><text:span text:style-name="T142"> </text:span><text:span text:style-name="T25">3</text:span><text:span text:style-name="T142"> </text:span><text:span text:style-name="T25">:</text:span><text:span text:style-name="T142"> </text:span>Vous<text:span text:style-name="T9"> </text:span>pouvez<text:span text:style-name="T89"> </text:span>animer<text:span text:style-name="T89"> </text:span>des<text:span text:style-name="T89"> </text:span>objets<text:span text:style-name="T9"> </text:span>ou<text:span text:style-name="T89"> </text:span>des<text:span text:style-name="T89"> </text:span>personnages de la taille d’un être humain. La difficulté pour maintenir<text:span text:style-name="T242"> </text:span><text:span text:style-name="T40">la supercherie est égale à 11 + le nombre d’illusions simultanée</text:span></text:p>
      <text:p text:style-name="P215"><text:span text:style-name="T134">Rang</text:span><text:span text:style-name="T155"> </text:span><text:span text:style-name="T134">4</text:span><text:span text:style-name="T155"> </text:span><text:span text:style-name="T134">:</text:span><text:span text:style-name="T155"> </text:span><text:span text:style-name="T10">Vous</text:span><text:span text:style-name="T11"> </text:span><text:span text:style-name="T10">avez</text:span> <text:span text:style-name="T10">la</text:span> <text:span text:style-name="T10">capacité</text:span> <text:span text:style-name="T10">de</text:span> <text:span text:style-name="T10">créer</text:span> <text:span text:style-name="T10">des</text:span> <text:span text:style-name="T10">illusions</text:span> <text:span text:style-name="T10">persistantes </text:span>de rang 2 et 3 sans avoir besoin d’être présent. Cependant, la<text:span text:style-name="T12"> </text:span>supercherie<text:span text:style-name="T12"> </text:span>cesse<text:span text:style-name="T12"> </text:span>à<text:span text:style-name="T12"> </text:span>la<text:span text:style-name="T12"> </text:span>prochaine<text:span text:style-name="T12"> </text:span>pleine<text:span text:style-name="T12"> </text:span>Lune<text:span text:style-name="T12"> </text:span>pour<text:span text:style-name="T12"> </text:span>un<text:span text:style-name="T12"> </text:span>Faé et sous 10 jours pour un mage.</text:p>
      <text:p text:style-name="P216"><text:bookmark text:name="Invocations"/><text:span text:style-name="T134">Rang</text:span><text:span text:style-name="T155"> </text:span><text:span text:style-name="T134">5</text:span><text:span text:style-name="T155"> </text:span><text:span text:style-name="T134">:</text:span><text:span text:style-name="T155"> </text:span><text:span text:style-name="T10">Vous</text:span><text:span text:style-name="T11"> </text:span><text:span text:style-name="T10">pouvez</text:span><text:span text:style-name="T12"> </text:span><text:span text:style-name="T10">créer</text:span><text:span text:style-name="T12"> </text:span><text:span text:style-name="T10">un</text:span><text:span text:style-name="T12"> </text:span><text:span text:style-name="T10">palace</text:span><text:span text:style-name="T11"> </text:span><text:span text:style-name="T10">illusoire,</text:span><text:span text:style-name="T12"> </text:span><text:span text:style-name="T10">trompant</text:span><text:span text:style-name="T12"> </text:span><text:span text:style-name="T10">les</text:span><text:span text:style-name="T12"> </text:span><text:span text:style-name="T10">sens </text:span>d’une<text:span text:style-name="T12"> </text:span>foule<text:span text:style-name="T12"> </text:span>dans<text:span text:style-name="T12"> </text:span>un<text:span text:style-name="T12"> </text:span>bâtiment<text:span text:style-name="T12"> </text:span>de<text:span text:style-name="T12"> </text:span>la<text:span text:style-name="T12"> </text:span>taille<text:span text:style-name="T12"> </text:span>d’un<text:span text:style-name="T12"> </text:span>manoir.<text:span text:style-name="T12"> </text:span>Vous <text:span text:style-name="T13">pouvez</text:span><text:span text:style-name="T40"> </text:span><text:span text:style-name="T13">contrôler</text:span><text:span text:style-name="T40"> </text:span><text:span text:style-name="T13">les</text:span><text:span text:style-name="T40"> </text:span><text:span text:style-name="T13">textures,</text:span><text:span text:style-name="T41"> </text:span><text:span text:style-name="T13">les</text:span><text:span text:style-name="T40"> </text:span><text:span text:style-name="T13">odeurs,</text:span><text:span text:style-name="T40"> </text:span><text:span text:style-name="T13">les</text:span><text:span text:style-name="T40"> </text:span><text:span text:style-name="T13">goûts</text:span><text:span text:style-name="T41"> </text:span><text:span text:style-name="T13">et</text:span><text:span text:style-name="T40"> </text:span><text:span text:style-name="T13">les</text:span><text:span text:style-name="T40"> </text:span><text:span text:style-name="T13">lumières </text:span>selon<text:span text:style-name="T89"> </text:span>votre<text:span text:style-name="T89"> </text:span>choix.<text:span text:style-name="T89"> </text:span>Aucun<text:span text:style-name="T9"> </text:span>tirage<text:span text:style-name="T89"> </text:span>n’est<text:span text:style-name="T89"> </text:span>requis,<text:span text:style-name="T89"> </text:span>mais<text:span text:style-name="T9"> </text:span>tisser<text:span text:style-name="T89"> </text:span>cette supercherie<text:span text:style-name="T89"> </text:span>prend<text:span text:style-name="T89"> </text:span>une<text:span text:style-name="T89"> </text:span>journée<text:span text:style-name="T9"> </text:span>complète<text:span text:style-name="T89"> </text:span>et<text:span text:style-name="T89"> </text:span>elle<text:span text:style-name="T89"> </text:span>dure<text:span text:style-name="T9"> </text:span>un<text:span text:style-name="T89"> </text:span>cycle <text:span text:style-name="T13">lunaire complet.</text:span><text:span text:style-name="T40"> </text:span><text:span text:style-name="T13">En</text:span><text:span text:style-name="T40"> </text:span><text:span text:style-name="T13">cas</text:span><text:span text:style-name="T41"> </text:span><text:span text:style-name="T13">d’anomalie</text:span><text:span text:style-name="T40"> </text:span><text:span text:style-name="T13">majeure,</text:span><text:span text:style-name="T40"> </text:span><text:span text:style-name="T13">les</text:span><text:span text:style-name="T40"> </text:span><text:span text:style-name="T13">visiteurs</text:span><text:span text:style-name="T41"> </text:span><text:span text:style-name="T13">doivent </text:span>réussir<text:span text:style-name="T89"> </text:span>un<text:span text:style-name="T89"> </text:span>test<text:span text:style-name="T89"> </text:span>de<text:span text:style-name="T9"> </text:span>volonté<text:span text:style-name="T89"> </text:span>de<text:span text:style-name="T89"> </text:span>difficulté<text:span text:style-name="T89"> </text:span>12<text:span text:style-name="T9"> </text:span>pour<text:span text:style-name="T89"> </text:span>percer<text:span text:style-name="T89"> </text:span>le<text:span text:style-name="T89"> </text:span>voile <text:span text:style-name="T27">illusoire.</text:span></text:p>
      <text:p text:style-name="P156"/>
      <text:h text:style-name="P86" text:outline-level="3">Invocations</text:h>
      <text:p text:style-name="P170">Vous<text:span text:style-name="T11"> </text:span>pouvez<text:span text:style-name="T11"> </text:span>entrer<text:span text:style-name="T11"> </text:span>en<text:span text:style-name="T11"> </text:span>communication<text:span text:style-name="T11"> </text:span>avec<text:span text:style-name="T11"> </text:span>des<text:span text:style-name="T11"> </text:span>entités<text:span text:style-name="T11"> </text:span>non <text:span text:style-name="T13">humaines</text:span><text:span text:style-name="T26"> </text:span><text:span text:style-name="T13">(fées,</text:span><text:span text:style-name="T26"> </text:span><text:span text:style-name="T13">animaux,</text:span><text:span text:style-name="T26"> </text:span><text:span text:style-name="T13">démons,</text:span><text:span text:style-name="T26"> </text:span><text:span text:style-name="T13">célestes,</text:span><text:span text:style-name="T26"> </text:span><text:span text:style-name="T13">loas...).</text:span><text:span text:style-name="T26"> </text:span><text:span text:style-name="T13">La</text:span><text:span text:style-name="T26"> </text:span><text:span text:style-name="T13">difficulté de</text:span> <text:span text:style-name="T13">l’invocation</text:span> <text:span text:style-name="T13">dépend</text:span> <text:span text:style-name="T13">de</text:span> <text:span text:style-name="T13">la</text:span> <text:span text:style-name="T13">puissance</text:span> <text:span text:style-name="T13">(notion</text:span> <text:span text:style-name="T13">relative)</text:span> <text:span text:style-name="T13">de</text:span> <text:span text:style-name="T13">l’être </text:span><text:span text:style-name="T40">invoqué, celui-ci n’est pas spécialement amical </text:span><text:span text:style-name="T107">et peut ne rien </text:span><text:span text:style-name="T122">vous</text:span><text:span text:style-name="T243"> </text:span><text:span text:style-name="T122">accorder.</text:span><text:span text:style-name="T243"> </text:span><text:span text:style-name="T6">C’est</text:span><text:span text:style-name="T154"> </text:span><text:span text:style-name="T6">un</text:span><text:span text:style-name="T154"> </text:span><text:span text:style-name="T6">art</text:span><text:span text:style-name="T154"> </text:span><text:span text:style-name="T6">magique</text:span><text:span text:style-name="T154"> </text:span><text:span text:style-name="T6">fortement</text:span><text:span text:style-name="T154"> </text:span><text:span text:style-name="T6">lié</text:span><text:span text:style-name="T154"> </text:span><text:span text:style-name="T6">à</text:span><text:span text:style-name="T154"> </text:span><text:span text:style-name="T6">la</text:span><text:span text:style-name="T154"> </text:span><text:span text:style-name="T6">négociation. </text:span><text:span text:style-name="T27">Chaque</text:span><text:span text:style-name="T14"> </text:span><text:span text:style-name="T27">entité</text:span><text:span text:style-name="T14"> </text:span><text:span text:style-name="T27">poursuit</text:span><text:span text:style-name="T14"> </text:span><text:span text:style-name="T27">différentes</text:span><text:span text:style-name="T28"> </text:span><text:span text:style-name="T27">visées</text:span><text:span text:style-name="T14"> </text:span><text:span text:style-name="T27">:</text:span><text:span text:style-name="T14"> </text:span><text:span text:style-name="T82">les</text:span><text:span text:style-name="T107"> </text:span><text:span text:style-name="T82">animaux</text:span><text:span text:style-name="T109"> </text:span><text:span text:style-name="T27">pour- </text:span><text:span text:style-name="T13">suivent</text:span><text:span text:style-name="T40"> </text:span><text:span text:style-name="T13">des</text:span><text:span text:style-name="T40"> </text:span><text:span text:style-name="T13">ambitions</text:span><text:span text:style-name="T40"> </text:span><text:span text:style-name="T13">simples</text:span><text:span text:style-name="T41"> </text:span><text:span text:style-name="T13">:</text:span><text:span text:style-name="T40"> </text:span><text:span text:style-name="T13">se</text:span><text:span text:style-name="T40"> </text:span><text:span text:style-name="T13">nourrir,</text:span><text:span text:style-name="T40"> </text:span><text:span text:style-name="T13">agrandir</text:span><text:span text:style-name="T41"> </text:span><text:span text:style-name="T13">leur</text:span><text:span text:style-name="T40"> </text:span><text:span text:style-name="T13">territoire, parfois</text:span> <text:span text:style-name="T13">simplement</text:span> <text:span text:style-name="T13">passer</text:span> <text:span text:style-name="T13">l’hiver</text:span> <text:span text:style-name="T13">en</text:span> <text:span text:style-name="T13">sûreté.</text:span> <text:span text:style-name="T108">Le</text:span><text:span text:style-name="T25"> </text:span><text:span text:style-name="T108">peuple</text:span><text:span text:style-name="T25"> </text:span><text:span text:style-name="T108">invisible </text:span><text:span text:style-name="T107">et les fées </text:span><text:span text:style-name="T40">raffolent de ce qui a de la valeur, des promesses dou- </text:span><text:span text:style-name="T10">loureuses</text:span><text:span text:style-name="T26"> </text:span><text:span text:style-name="T10">à</text:span><text:span text:style-name="T26"> </text:span><text:span text:style-name="T10">tenir</text:span><text:span text:style-name="T26"> </text:span><text:span text:style-name="T10">et</text:span><text:span text:style-name="T26"> </text:span><text:span text:style-name="T10">certains</text:span><text:span text:style-name="T26"> </text:span><text:span text:style-name="T10">des</text:span><text:span text:style-name="T26"> </text:span><text:span text:style-name="T10">nourrissons…</text:span><text:span text:style-name="T26"> </text:span><text:span text:style-name="T134">Les</text:span><text:span text:style-name="T135"> </text:span><text:span text:style-name="T134">fielons</text:span><text:span text:style-name="T135"> </text:span><text:span text:style-name="T10">veulent </text:span><text:span text:style-name="T40">généralement vous pervertir ou obtenir votre âme. </text:span><text:span text:style-name="T107">Les célestes </text:span><text:span text:style-name="T40">veulent également votre âme, mais sont aussi très sensibles aux </text:span>constructions<text:span text:style-name="T89"> </text:span>à<text:span text:style-name="T89"> </text:span>la<text:span text:style-name="T89"> </text:span>gloire<text:span text:style-name="T9"> </text:span>de<text:span text:style-name="T89"> </text:span>leur<text:span text:style-name="T89"> </text:span>divinité.<text:span text:style-name="T89"> </text:span>Les<text:span text:style-name="T9"> </text:span><text:span text:style-name="T25">loas</text:span><text:span text:style-name="T142"> </text:span>demandent toujours<text:span text:style-name="T89"> </text:span>quelque<text:span text:style-name="T89"> </text:span>chose<text:span text:style-name="T89"> </text:span>qui<text:span text:style-name="T9"> </text:span>vous<text:span text:style-name="T89"> </text:span>coûte…</text:p>
      <text:p text:style-name="P217"/>
      <text:p text:style-name="P100"><text:span text:style-name="T82">Rang</text:span><text:span text:style-name="T159"> </text:span><text:span text:style-name="T82">1</text:span><text:span text:style-name="T159"> </text:span><text:span text:style-name="T82">:</text:span><text:span text:style-name="T159"> </text:span><text:span text:style-name="T27">Vous</text:span><text:span text:style-name="T28"> </text:span><text:span text:style-name="T27">avez</text:span><text:span text:style-name="T14"> </text:span><text:span text:style-name="T27">la</text:span><text:span text:style-name="T15"> </text:span><text:span text:style-name="T27">capacité</text:span><text:span text:style-name="T40"> </text:span><text:span text:style-name="T27">d’obtenir</text:span><text:span text:style-name="T40"> </text:span><text:span text:style-name="T27">des</text:span><text:span text:style-name="T40"> </text:span><text:span text:style-name="T27">renseignements </text:span><text:span text:style-name="T13">ou</text:span><text:span text:style-name="T41"> </text:span><text:span text:style-name="T13">de</text:span><text:span text:style-name="T41"> </text:span><text:span text:style-name="T13">petits</text:span><text:span text:style-name="T41"> </text:span><text:span text:style-name="T13">services</text:span><text:span text:style-name="T41"> </text:span><text:span text:style-name="T13">de</text:span><text:span text:style-name="T41"> </text:span><text:span text:style-name="T13">la</text:span><text:span text:style-name="T41"> </text:span><text:span text:style-name="T13">créature</text:span><text:span text:style-name="T41"> </text:span><text:span text:style-name="T13">invoquée</text:span><text:span text:style-name="T41"> </text:span><text:span text:style-name="T13">en</text:span><text:span text:style-name="T41"> </text:span><text:span text:style-name="T13">échange</text:span><text:span text:style-name="T41"> </text:span><text:span text:style-name="T13">d’un</text:span><text:span text:style-name="T41"> </text:span><text:span text:style-name="T13">sa- </text:span><text:span text:style-name="T12">crifice</text:span><text:span text:style-name="T10"> </text:span><text:span text:style-name="T12">approprié.</text:span><text:span text:style-name="T53"> </text:span><text:span text:style-name="T12">Les</text:span><text:span text:style-name="T10"> </text:span><text:span text:style-name="T12">services</text:span><text:span text:style-name="T53"> </text:span><text:span text:style-name="T12">ne</text:span><text:span text:style-name="T10"> </text:span><text:span text:style-name="T12">doivent</text:span><text:span text:style-name="T53"> </text:span><text:span text:style-name="T12">pas</text:span><text:span text:style-name="T10"> </text:span><text:span text:style-name="T12">mettre</text:span><text:span text:style-name="T53"> </text:span><text:span text:style-name="T12">en</text:span><text:span text:style-name="T10"> </text:span><text:span text:style-name="T12">danger </text:span>la<text:span text:style-name="T13"> </text:span>créature.</text:p>
      <text:p text:style-name="P68"/>
      <text:p text:style-name="P103"><text:span text:style-name="T107">Rang</text:span><text:span text:style-name="T108"> </text:span><text:span text:style-name="T107">2</text:span><text:span text:style-name="T108"> </text:span><text:span text:style-name="T107">:</text:span><text:span text:style-name="T108"> </text:span><text:span text:style-name="T40">Vous</text:span><text:span text:style-name="T15"> </text:span><text:span text:style-name="T40">pouvez</text:span><text:span text:style-name="T13"> </text:span><text:span text:style-name="T40">créer</text:span><text:span text:style-name="T12"> </text:span><text:span text:style-name="T40">un</text:span><text:span text:style-name="T27"> </text:span><text:span text:style-name="T40">cercle</text:span><text:span text:style-name="T27"> </text:span><text:span text:style-name="T40">d’invocation,</text:span><text:span text:style-name="T27"> </text:span><text:span text:style-name="T40">permettant </text:span><text:span text:style-name="T12">à</text:span><text:span text:style-name="T10"> </text:span><text:span text:style-name="T12">la</text:span><text:span text:style-name="T10"> </text:span><text:span text:style-name="T12">créature</text:span><text:span text:style-name="T53"> </text:span><text:span text:style-name="T12">appelée</text:span><text:span text:style-name="T10"> </text:span><text:span text:style-name="T12">de</text:span><text:span text:style-name="T10"> </text:span><text:span text:style-name="T12">parcourir</text:span><text:span text:style-name="T53"> </text:span><text:span text:style-name="T12">de</text:span><text:span text:style-name="T10"> </text:span><text:span text:style-name="T12">longues</text:span><text:span text:style-name="T10"> </text:span><text:span text:style-name="T12">distances</text:span><text:span text:style-name="T53"> </text:span><text:span text:style-name="T12">et</text:span><text:span text:style-name="T10"> </text:span><text:span text:style-name="T12">d’ap- </text:span><text:span text:style-name="T27">paraître</text:span><text:span text:style-name="T10"> </text:span><text:span text:style-name="T27">devant</text:span><text:span text:style-name="T10"> </text:span><text:span text:style-name="T27">vous.</text:span><text:span text:style-name="T10"> </text:span><text:span text:style-name="T27">Cette</text:span><text:span text:style-name="T10"> </text:span><text:span text:style-name="T27">capacité</text:span><text:span text:style-name="T10"> </text:span><text:span text:style-name="T27">améliore</text:span><text:span text:style-name="T10"> </text:span><text:span text:style-name="T27">la</text:span><text:span text:style-name="T10"> </text:span><text:span text:style-name="T27">portée</text:span><text:span text:style-name="T10"> </text:span><text:span text:style-name="T27">de</text:span><text:span text:style-name="T10"> </text:span><text:span text:style-name="T27">vos invocations.</text:span></text:p>
      <text:p text:style-name="P68"/>
      <text:p text:style-name="P137"><text:span text:style-name="T107">Rang</text:span><text:span text:style-name="T108"> </text:span><text:span text:style-name="T107">3</text:span><text:span text:style-name="T108"> </text:span><text:span text:style-name="T107">:</text:span><text:span text:style-name="T108"> </text:span><text:span text:style-name="T40">Votre</text:span><text:span text:style-name="T15"> </text:span><text:span text:style-name="T40">aptitude</text:span><text:span text:style-name="T13"> </text:span><text:span text:style-name="T40">à</text:span><text:span text:style-name="T13"> </text:span><text:span text:style-name="T40">négocier</text:span><text:span text:style-name="T13"> </text:span><text:span text:style-name="T40">avec</text:span><text:span text:style-name="T15"> </text:span><text:span text:style-name="T40">les</text:span><text:span text:style-name="T13"> </text:span><text:span text:style-name="T40">créatures</text:span><text:span text:style-name="T13"> </text:span><text:span text:style-name="T40">invoquées est suffisamment puissante pour qu’elles soient prêtes à risquer </text:span><text:span text:style-name="T46">leur</text:span><text:span text:style-name="T103"> </text:span><text:span text:style-name="T46">vie</text:span><text:span text:style-name="T103"> </text:span><text:span text:style-name="T46">en</text:span><text:span text:style-name="T103"> </text:span><text:span text:style-name="T46">échange</text:span><text:span text:style-name="T103"> </text:span><text:span text:style-name="T46">de</text:span><text:span text:style-name="T103"> </text:span><text:span text:style-name="T46">ce</text:span><text:span text:style-name="T103"> </text:span><text:span text:style-name="T46">que</text:span><text:span text:style-name="T103"> </text:span><text:span text:style-name="T46">vous</text:span><text:span text:style-name="T103"> </text:span><text:span text:style-name="T46">avez</text:span><text:span text:style-name="T103"> </text:span><text:span text:style-name="T46">négocié.</text:span><text:span text:style-name="T103"> </text:span><text:span text:style-name="T46">Cela</text:span><text:span text:style-name="T103"> </text:span><text:span text:style-name="T46">vous</text:span><text:span text:style-name="T103"> </text:span><text:span text:style-name="T46">donne </text:span><text:span text:style-name="T12">un</text:span><text:span text:style-name="T10"> </text:span><text:span text:style-name="T12">levier</text:span><text:span text:style-name="T10"> </text:span><text:span text:style-name="T12">plus</text:span><text:span text:style-name="T10"> </text:span><text:span text:style-name="T12">important</text:span><text:span text:style-name="T10"> </text:span><text:span text:style-name="T12">dans</text:span><text:span text:style-name="T10"> </text:span><text:span text:style-name="T12">les</text:span><text:span text:style-name="T10"> </text:span><text:span text:style-name="T12">négociations</text:span><text:span text:style-name="T10"> </text:span><text:span text:style-name="T12">avec</text:span><text:span text:style-name="T10"> </text:span><text:span text:style-name="T12">ces</text:span><text:span text:style-name="T10"> </text:span><text:span text:style-name="T12">entités.</text:span></text:p>
      <text:p text:style-name="P56"/>
      <text:p text:style-name="P163"><text:span text:style-name="T155">Rang</text:span><text:span text:style-name="T134"> </text:span><text:span text:style-name="T155">4</text:span><text:span text:style-name="T134"> </text:span><text:span text:style-name="T155">:</text:span><text:span text:style-name="T134"> </text:span><text:span text:style-name="T12">Vous</text:span><text:span text:style-name="T15"> </text:span><text:span text:style-name="T12">pouvez convoquer des entités puissantes, mais </text:span>cela comporte des risques. Ces entités sont potentiellement <text:span text:style-name="T13">plus</text:span><text:span text:style-name="T40"> </text:span><text:span text:style-name="T13">dangereuses</text:span><text:span text:style-name="T40"> </text:span><text:span text:style-name="T13">et</text:span><text:span text:style-name="T40"> </text:span><text:span text:style-name="T13">difficiles</text:span><text:span text:style-name="T41"> </text:span><text:span text:style-name="T13">à</text:span><text:span text:style-name="T40"> </text:span><text:span text:style-name="T13">contrôler,</text:span><text:span text:style-name="T40"> </text:span><text:span text:style-name="T13">mais</text:span><text:span text:style-name="T40"> </text:span><text:span text:style-name="T13">elles</text:span><text:span text:style-name="T41"> </text:span><text:span text:style-name="T13">peuvent</text:span><text:span text:style-name="T40"> </text:span><text:span text:style-name="T13">vous </text:span>accorder<text:span text:style-name="T27"> </text:span>des<text:span text:style-name="T27"> </text:span>faveurs<text:span text:style-name="T27"> </text:span>importantes.</text:p>
      <text:p text:style-name="P109" loext:marker-style-name="T99"/>
      <text:section text:style-name="Sect4" text:name="Section15">
        <text:p text:style-name="P142"><text:span text:style-name="T82">Rang</text:span><text:span text:style-name="T159"> </text:span><text:span text:style-name="T82">5</text:span><text:span text:style-name="T159"> </text:span><text:span text:style-name="T82">:</text:span><text:span text:style-name="T159"> </text:span><text:span text:style-name="T27">Vous</text:span><text:span text:style-name="T28"> </text:span><text:span text:style-name="T27">avez</text:span><text:span text:style-name="T14"> </text:span><text:span text:style-name="T27">la</text:span><text:span text:style-name="T14"> </text:span><text:span text:style-name="T27">capacité</text:span><text:span text:style-name="T14"> </text:span><text:span text:style-name="T27">de</text:span><text:span text:style-name="T28"> </text:span><text:span text:style-name="T27">convoquer</text:span><text:span text:style-name="T14"> </text:span><text:span text:style-name="T27">des</text:span><text:span text:style-name="T14"> </text:span><text:span text:style-name="T27">entités</text:span><text:span text:style-name="T53"> </text:span><text:span text:style-name="T27">qua- </text:span>si-divines,<text:span text:style-name="T15"> </text:span>mais<text:span text:style-name="T15"> </text:span>cela<text:span text:style-name="T15"> </text:span>doit<text:span text:style-name="T15"> </text:span>être<text:span text:style-name="T15"> </text:span>fait<text:span text:style-name="T15"> </text:span>avec<text:span text:style-name="T15"> </text:span>une<text:span text:style-name="T15"> </text:span>grande<text:span text:style-name="T15"> </text:span>prudence <text:span text:style-name="T27">et</text:span><text:span text:style-name="T14"> </text:span><text:span text:style-name="T27">uniquement</text:span><text:span text:style-name="T14"> </text:span><text:span text:style-name="T27">dans</text:span><text:span text:style-name="T14"> </text:span><text:span text:style-name="T27">des</text:span><text:span text:style-name="T28"> </text:span><text:span text:style-name="T27">situations</text:span><text:span text:style-name="T14"> </text:span><text:span text:style-name="T27">désespérées.</text:span><text:span text:style-name="T14"> </text:span><text:span text:style-name="T27">Négocier</text:span><text:span text:style-name="T14"> </text:span><text:span text:style-name="T27">avec </text:span><text:span text:style-name="T13">de</text:span><text:span text:style-name="T26"> </text:span><text:span text:style-name="T13">telles</text:span><text:span text:style-name="T26"> </text:span><text:span text:style-name="T13">entités</text:span><text:span text:style-name="T26"> </text:span><text:span text:style-name="T13">demande</text:span><text:span text:style-name="T26"> </text:span><text:span text:style-name="T13">une</text:span><text:span text:style-name="T26"> </text:span><text:span text:style-name="T13">grande</text:span><text:span text:style-name="T26"> </text:span><text:span text:style-name="T13">habileté</text:span><text:span text:style-name="T26"> </text:span><text:span text:style-name="T13">et</text:span><text:span text:style-name="T26"> </text:span><text:span text:style-name="T13">des</text:span><text:span text:style-name="T26"> </text:span><text:span text:style-name="T13">concessions </text:span>importantes de votre part.</text:p>
        <text:p text:style-name="P218"/>
        <text:p text:style-name="P76" loext:marker-style-name="T80"><text:span text:style-name="T80">Johan C </text:span><text:a xlink:type="simple" xlink:href="mailto:johan.coquil@gmail.com" text:style-name="ListLabel_20_10" text:visited-style-name="ListLabel_20_10"><text:span text:style-name="T80">johan.coquil@gmail.com</text:span></text:a><text:span text:style-name="T80"> - #3065430_FLEFR - 2025-06-08 </text:span><text:span text:style-name="T55">05:40:02</text:span></text:p>
      </text:section>
      <text:h text:style-name="P219" text:outline-level="3"><text:bookmark text:name="Maléfice"/><text:span text:style-name="T88">Maléfice</text:span></text:h>
      <text:p text:style-name="P166"><text:span text:style-name="T27">Le</text:span><text:span text:style-name="T28"> </text:span><text:span text:style-name="T27">Maléfice</text:span><text:span text:style-name="T28"> </text:span><text:span text:style-name="T27">est</text:span><text:span text:style-name="T28"> </text:span><text:span text:style-name="T27">un</text:span><text:span text:style-name="T28"> </text:span><text:span text:style-name="T27">art</text:span><text:span text:style-name="T28"> </text:span><text:span text:style-name="T27">sombre</text:span><text:span text:style-name="T28"> </text:span><text:span text:style-name="T27">qui</text:span><text:span text:style-name="T28"> </text:span><text:span text:style-name="T27">permet</text:span><text:span text:style-name="T28"> </text:span><text:span text:style-name="T27">au</text:span><text:span text:style-name="T28"> </text:span><text:span text:style-name="T27">praticien</text:span><text:span text:style-name="T28"> </text:span><text:span text:style-name="T27">de</text:span><text:span text:style-name="T28"> </text:span><text:span text:style-name="T27">jeter </text:span><text:span text:style-name="T40">des</text:span><text:span text:style-name="T226"> </text:span><text:span text:style-name="T40">sorts</text:span><text:span text:style-name="T226"> </text:span><text:span text:style-name="T40">maudits</text:span><text:span text:style-name="T226"> </text:span><text:span text:style-name="T40">sur</text:span><text:span text:style-name="T226"> </text:span><text:span text:style-name="T40">ses</text:span><text:span text:style-name="T226"> </text:span><text:span text:style-name="T40">victimes,</text:span><text:span text:style-name="T226"> </text:span><text:span text:style-name="T40">causant</text:span><text:span text:style-name="T226"> </text:span><text:span text:style-name="T40">divers</text:span><text:span text:style-name="T226"> </text:span><text:span text:style-name="T40">effets</text:span><text:span text:style-name="T226"> </text:span><text:span text:style-name="T40">néfastes.</text:span></text:p>
      <text:p text:style-name="P136"/>
      <text:p text:style-name="P146"><text:span text:style-name="T122">Rang</text:span><text:span text:style-name="T124"> </text:span><text:span text:style-name="T122">1</text:span><text:span text:style-name="T123"> </text:span><text:span text:style-name="T122">:</text:span><text:span text:style-name="T123"> </text:span><text:span text:style-name="T6">Fumée</text:span><text:span text:style-name="T8"> </text:span><text:span text:style-name="T6">de</text:span><text:span text:style-name="T7"> </text:span><text:span text:style-name="T6">l’ombre,</text:span><text:span text:style-name="T8"> </text:span><text:span text:style-name="T6">dans</text:span><text:span text:style-name="T154"> </text:span><text:span text:style-name="T6">les</text:span><text:span text:style-name="T103"> </text:span><text:span text:style-name="T6">yeux</text:span><text:span text:style-name="T103"> </text:span><text:span text:style-name="T6">de</text:span><text:span text:style-name="T103"> </text:span><text:span text:style-name="T6">votre</text:span><text:span text:style-name="T162"> </text:span><text:span text:style-name="T6">victime</text:span><text:span text:style-name="T103"> </text:span><text:span text:style-name="T6">dansent </text:span><text:span text:style-name="T12">des</text:span><text:span text:style-name="T10"> </text:span><text:span text:style-name="T12">fumées</text:span><text:span text:style-name="T10"> </text:span><text:span text:style-name="T12">noires</text:span><text:span text:style-name="T10"> </text:span><text:span text:style-name="T12">qui</text:span><text:span text:style-name="T53"> </text:span><text:span text:style-name="T12">gênent</text:span><text:span text:style-name="T10"> </text:span><text:span text:style-name="T12">sa</text:span><text:span text:style-name="T10"> </text:span><text:span text:style-name="T12">perception.</text:span><text:span text:style-name="T10"> </text:span><text:span text:style-name="T12">Toute</text:span><text:span text:style-name="T53"> </text:span><text:span text:style-name="T12">action</text:span><text:span text:style-name="T10"> </text:span><text:span text:style-name="T12">basée </text:span><text:span text:style-name="T13">sur</text:span><text:span text:style-name="T41"> </text:span><text:span text:style-name="T13">la</text:span><text:span text:style-name="T41"> </text:span><text:span text:style-name="T13">vue</text:span><text:span text:style-name="T41"> </text:span><text:span text:style-name="T13">est</text:span><text:span text:style-name="T41"> </text:span><text:span text:style-name="T13">effectuée</text:span><text:span text:style-name="T41"> </text:span><text:span text:style-name="T13">avec</text:span><text:span text:style-name="T41"> </text:span><text:span text:style-name="T13">désavantage.</text:span><text:span text:style-name="T41"> </text:span><text:span text:style-name="T13">Le</text:span><text:span text:style-name="T41"> </text:span><text:span text:style-name="T13">test</text:span><text:span text:style-name="T41"> </text:span><text:span text:style-name="T13">de</text:span><text:span text:style-name="T41"> </text:span><text:span text:style-name="T13">difficulté</text:span><text:span text:style-name="T41"> </text:span><text:span text:style-name="T13">du </text:span><text:span text:style-name="T10">maléfice</text:span><text:span text:style-name="T12"> </text:span><text:span text:style-name="T10">est</text:span><text:span text:style-name="T12"> </text:span><text:span text:style-name="T10">de</text:span><text:span text:style-name="T12"> </text:span><text:span text:style-name="T10">10,</text:span><text:span text:style-name="T11"> </text:span><text:span text:style-name="T10">et</text:span><text:span text:style-name="T11"> </text:span><text:span text:style-name="T10">il</text:span> <text:span text:style-name="T10">nécessite</text:span> <text:span text:style-name="T10">deux</text:span> <text:span text:style-name="T10">conditions</text:span><text:span text:style-name="T12"> </text:span><text:span text:style-name="T10">:</text:span> <text:span text:style-name="T10">voir</text:span> <text:span text:style-name="T10">la</text:span> <text:span text:style-name="T10">victime </text:span>et avoir un objet qui se consume à portée de main. Souffler la<text:span text:style-name="T89"> </text:span>flamme<text:span text:style-name="T9"> </text:span>de<text:span text:style-name="T89"> </text:span>l’objet<text:span text:style-name="T9"> </text:span>annule<text:span text:style-name="T89"> </text:span>le<text:span text:style-name="T9"> </text:span>maléfice.</text:p>
      <text:p text:style-name="P61"/>
      <text:p text:style-name="P112"><text:span text:style-name="T159">Rang</text:span><text:span text:style-name="T82"> </text:span><text:span text:style-name="T159">2</text:span><text:span text:style-name="T82"> </text:span><text:span text:style-name="T159">:</text:span><text:span text:style-name="T82"> </text:span><text:span text:style-name="T14">Poupée</text:span><text:span text:style-name="T26"> </text:span><text:span text:style-name="T14">maudite,</text:span><text:span text:style-name="T27"> </text:span><text:span text:style-name="T14">votre</text:span><text:span text:style-name="T172"> </text:span><text:span text:style-name="T14">victime</text:span><text:span text:style-name="T179"> </text:span><text:span text:style-name="T14">est</text:span><text:span text:style-name="T179"> </text:span><text:span text:style-name="T14">parcourue</text:span><text:span text:style-name="T179"> </text:span><text:span text:style-name="T14">de</text:span><text:span text:style-name="T179"> </text:span><text:span text:style-name="T14">douleurs </text:span>quand<text:span text:style-name="T9"> </text:span>vous<text:span text:style-name="T9"> </text:span>tordez,<text:span text:style-name="T9"> </text:span>poignardez<text:span text:style-name="T9"> </text:span>ou<text:span text:style-name="T9"> </text:span>contorsionnez<text:span text:style-name="T9"> </text:span>un<text:span text:style-name="T9"> </text:span>objet<text:span text:style-name="T9"> </text:span>lié <text:span text:style-name="T27">à</text:span><text:span text:style-name="T14"> </text:span><text:span text:style-name="T27">elle.</text:span><text:span text:style-name="T14"> </text:span><text:span text:style-name="T27">La</text:span><text:span text:style-name="T14"> </text:span><text:span text:style-name="T27">douleur</text:span><text:span text:style-name="T28"> </text:span><text:span text:style-name="T27">infligée</text:span><text:span text:style-name="T14"> </text:span><text:span text:style-name="T27">équivaut</text:span><text:span text:style-name="T14"> </text:span><text:span text:style-name="T27">à</text:span><text:span text:style-name="T14"> </text:span><text:span text:style-name="T27">une</text:span><text:span text:style-name="T28"> </text:span><text:span text:style-name="T27">carte</text:span><text:span text:style-name="T14"> </text:span><text:span text:style-name="T27">de</text:span><text:span text:style-name="T14"> </text:span><text:span text:style-name="T27">dégât.</text:span><text:span text:style-name="T14"> </text:span><text:span text:style-name="T27">Vous </text:span>devez<text:span text:style-name="T89"> </text:span>posséder<text:span text:style-name="T89"> </text:span>du<text:span text:style-name="T89"> </text:span>sang,<text:span text:style-name="T9"> </text:span>un<text:span text:style-name="T89"> </text:span>ongle<text:span text:style-name="T89"> </text:span>ou<text:span text:style-name="T89"> </text:span>un<text:span text:style-name="T9"> </text:span>cheveu<text:span text:style-name="T89"> </text:span>de<text:span text:style-name="T89"> </text:span>la<text:span text:style-name="T89"> </text:span>victime pour lancer le maléfice. Si la victime perd connaissance en raison<text:span text:style-name="T12"> </text:span>de<text:span text:style-name="T12"> </text:span>la<text:span text:style-name="T12"> </text:span>douleur,<text:span text:style-name="T12"> </text:span>le<text:span text:style-name="T12"> </text:span>maléfice<text:span text:style-name="T12"> </text:span>cesse<text:span text:style-name="T12"> </text:span>d’agir.<text:span text:style-name="T12"> </text:span>Les<text:span text:style-name="T12"> </text:span>dégâts<text:span text:style-name="T12"> </text:span>du maléfice ne sont pas physiques, ne laissent pas de marques <text:span text:style-name="T40">permanentes et ne sont pas mortels, mais ils peuvent provoquer </text:span><text:span text:style-name="T103">l’inconscience.</text:span><text:span text:style-name="T7"> </text:span><text:span text:style-name="T103">Le</text:span><text:span text:style-name="T53"> </text:span><text:span text:style-name="T103">test</text:span><text:span text:style-name="T162"> </text:span><text:span text:style-name="T103">de</text:span><text:span text:style-name="T53"> </text:span><text:span text:style-name="T103">difficulté</text:span><text:span text:style-name="T162"> </text:span><text:span text:style-name="T103">du</text:span><text:span text:style-name="T53"> </text:span><text:span text:style-name="T103">maléfice</text:span><text:span text:style-name="T162"> </text:span><text:span text:style-name="T103">est</text:span><text:span text:style-name="T53"> </text:span><text:span text:style-name="T103">de</text:span><text:span text:style-name="T162"> </text:span><text:span text:style-name="T103">10</text:span><text:span text:style-name="T53"> </text:span><text:span text:style-name="T103">+</text:span><text:span text:style-name="T162"> </text:span><text:span text:style-name="T103">la</text:span><text:span text:style-name="T53"> </text:span><text:span text:style-name="T103">volonté </text:span><text:span text:style-name="T40">de</text:span><text:span text:style-name="T13"> </text:span><text:span text:style-name="T40">la</text:span><text:span text:style-name="T13"> </text:span><text:span text:style-name="T40">victime,</text:span><text:span text:style-name="T13"> </text:span><text:span text:style-name="T40">et</text:span><text:span text:style-name="T15"> </text:span><text:span text:style-name="T40">la</text:span><text:span text:style-name="T13"> </text:span><text:span text:style-name="T40">préparation</text:span><text:span text:style-name="T13"> </text:span><text:span text:style-name="T40">prend</text:span><text:span text:style-name="T13"> </text:span><text:span text:style-name="T40">une</text:span><text:span text:style-name="T15"> </text:span><text:span text:style-name="T40">heure.</text:span><text:span text:style-name="T13"> </text:span><text:span text:style-name="T40">En</text:span><text:span text:style-name="T13"> </text:span><text:span text:style-name="T40">cas</text:span><text:span text:style-name="T13"> </text:span><text:span text:style-name="T40">d’échec, </text:span>les<text:span text:style-name="T40"> </text:span>composants<text:span text:style-name="T40"> </text:span>sont<text:span text:style-name="T40"> </text:span>inutilisables.</text:p>
      <text:p text:style-name="P23"/>
      <text:p text:style-name="P79"><text:span text:style-name="T156">Rang</text:span><text:span text:style-name="T157"> </text:span><text:span text:style-name="T156">3</text:span><text:span text:style-name="T158"> </text:span><text:span text:style-name="T156">:</text:span><text:span text:style-name="T124"> </text:span><text:span text:style-name="T46">Mauvais</text:span><text:span text:style-name="T244"> </text:span><text:span text:style-name="T46">œil,</text:span><text:span text:style-name="T6"> </text:span><text:span text:style-name="T46">vous</text:span><text:span text:style-name="T6"> </text:span><text:span text:style-name="T46">maudissez</text:span><text:span text:style-name="T6"> </text:span><text:span text:style-name="T46">votre</text:span><text:span text:style-name="T6"> </text:span><text:span text:style-name="T46">cible,</text:span><text:span text:style-name="T6"> </text:span><text:span text:style-name="T46">le</text:span><text:span text:style-name="T6"> </text:span><text:span text:style-name="T46">condamnant </text:span><text:span text:style-name="T14">ainsi</text:span> <text:span text:style-name="T14">à</text:span> <text:span text:style-name="T14">perdre</text:span> <text:span text:style-name="T14">9équemment</text:span> <text:span text:style-name="T14">dans</text:span> <text:span text:style-name="T14">le</text:span> <text:span text:style-name="T14">grand</text:span> <text:span text:style-name="T14">jeu</text:span> <text:span text:style-name="T14">du</text:span> <text:span text:style-name="T14">destin.</text:span> <text:span text:style-name="T14">La</text:span> <text:span text:style-name="T14">victime </text:span><text:span text:style-name="T103">effectue ses actions avec 3 cartes maudites dans son paquet de cartes </text:span><text:span text:style-name="T8">(une</text:span><text:span text:style-name="T41"> </text:span><text:span text:style-name="T8">carte</text:span><text:span text:style-name="T41"> </text:span><text:span text:style-name="T8">maudite</text:span><text:span text:style-name="T41"> </text:span><text:span text:style-name="T8">vaut</text:span><text:span text:style-name="T41"> </text:span><text:span text:style-name="T8">1).</text:span><text:span text:style-name="T41"> </text:span><text:span text:style-name="T8">Vous</text:span><text:span text:style-name="T41"> </text:span><text:span text:style-name="T8">n’avez</text:span><text:span text:style-name="T41"> </text:span><text:span text:style-name="T8">pas</text:span><text:span text:style-name="T41"> </text:span><text:span text:style-name="T8">besoin</text:span><text:span text:style-name="T41"> </text:span><text:span text:style-name="T8">de</text:span><text:span text:style-name="T41"> </text:span><text:span text:style-name="T8">voir</text:span><text:span text:style-name="T41"> </text:span><text:span text:style-name="T8">la</text:span><text:span text:style-name="T41"> </text:span><text:span text:style-name="T8">victime, </text:span><text:span text:style-name="T6">mais</text:span><text:span text:style-name="T154"> </text:span><text:span text:style-name="T6">vous</text:span><text:span text:style-name="T154"> </text:span><text:span text:style-name="T6">devez</text:span><text:span text:style-name="T154"> </text:span><text:span text:style-name="T6">posséder</text:span><text:span text:style-name="T154"> </text:span><text:span text:style-name="T6">un</text:span><text:span text:style-name="T154"> </text:span><text:span text:style-name="T6">objet</text:span><text:span text:style-name="T154"> </text:span><text:span text:style-name="T6">ou</text:span><text:span text:style-name="T154"> </text:span><text:span text:style-name="T6">une</text:span><text:span text:style-name="T154"> </text:span><text:span text:style-name="T6">photo</text:span><text:span text:style-name="T154"> </text:span><text:span text:style-name="T6">d’elle.</text:span><text:span text:style-name="T154"> </text:span><text:span text:style-name="T6">Le</text:span><text:span text:style-name="T154"> </text:span><text:span text:style-name="T6">mauvais </text:span>œil<text:span text:style-name="T89"> </text:span>disparaît<text:span text:style-name="T89"> </text:span>chaque<text:span text:style-name="T89"> </text:span>jour<text:span text:style-name="T9"> </text:span>au<text:span text:style-name="T89"> </text:span>lever<text:span text:style-name="T89"> </text:span>du<text:span text:style-name="T89"> </text:span>soleil,<text:span text:style-name="T9"> </text:span>à<text:span text:style-name="T89"> </text:span>moins<text:span text:style-name="T89"> </text:span>que<text:span text:style-name="T89"> </text:span>vous <text:span text:style-name="T27">ne</text:span><text:span text:style-name="T10"> </text:span><text:span text:style-name="T27">le</text:span><text:span text:style-name="T10"> </text:span><text:span text:style-name="T27">renouveliez.</text:span><text:span text:style-name="T10"> </text:span><text:span text:style-name="T27">Le</text:span><text:span text:style-name="T10"> </text:span><text:span text:style-name="T27">test</text:span><text:span text:style-name="T10"> </text:span><text:span text:style-name="T27">de</text:span><text:span text:style-name="T10"> </text:span><text:span text:style-name="T27">difficulté</text:span><text:span text:style-name="T10"> </text:span><text:span text:style-name="T27">du</text:span><text:span text:style-name="T10"> </text:span><text:span text:style-name="T27">maléfice</text:span><text:span text:style-name="T10"> </text:span><text:span text:style-name="T27">est</text:span><text:span text:style-name="T10"> </text:span><text:span text:style-name="T27">de</text:span><text:span text:style-name="T10"> </text:span><text:span text:style-name="T27">10</text:span><text:span text:style-name="T10"> </text:span><text:span text:style-name="T27">+ </text:span>la<text:span text:style-name="T27"> </text:span>volonté<text:span text:style-name="T27"> </text:span>de<text:span text:style-name="T27"> </text:span>la<text:span text:style-name="T27"> </text:span>victime.</text:p>
      <text:p text:style-name="P10"/>
      <text:p text:style-name="P60"><text:span text:style-name="T122">Rang</text:span><text:span text:style-name="T124"> </text:span><text:span text:style-name="T122">4</text:span><text:span text:style-name="T123"> </text:span><text:span text:style-name="T122">:</text:span><text:span text:style-name="T123"> </text:span><text:span text:style-name="T6">Le</text:span><text:span text:style-name="T8"> </text:span><text:span text:style-name="T6">maléfice</text:span><text:span text:style-name="T7"> </text:span><text:span text:style-name="T6">du</text:span><text:span text:style-name="T8"> </text:span><text:span text:style-name="T6">cœur,</text:span><text:span text:style-name="T154"> </text:span><text:span text:style-name="T6">votre</text:span><text:span text:style-name="T154"> </text:span><text:span text:style-name="T6">victime</text:span><text:span text:style-name="T154"> </text:span><text:span text:style-name="T6">n’éprouve</text:span><text:span text:style-name="T154"> </text:span><text:span text:style-name="T6">plus</text:span><text:span text:style-name="T154"> </text:span><text:span text:style-name="T6">ni</text:span><text:span text:style-name="T154"> </text:span><text:span text:style-name="T6">joie, </text:span><text:span text:style-name="T12">ni</text:span><text:span text:style-name="T40"> </text:span><text:span text:style-name="T12">envie.</text:span><text:span text:style-name="T40"> </text:span><text:span text:style-name="T12">Elle</text:span><text:span text:style-name="T40"> </text:span><text:span text:style-name="T12">manque</text:span><text:span text:style-name="T40"> </text:span><text:span text:style-name="T12">à</text:span><text:span text:style-name="T40"> </text:span><text:span text:style-name="T12">la</text:span><text:span text:style-name="T40"> </text:span><text:span text:style-name="T12">base</text:span><text:span text:style-name="T40"> </text:span><text:span text:style-name="T12">élémentaire</text:span><text:span text:style-name="T40"> </text:span><text:span text:style-name="T12">de</text:span><text:span text:style-name="T40"> </text:span><text:span text:style-name="T12">la</text:span><text:span text:style-name="T40"> </text:span><text:span text:style-name="T12">sécurité</text:span><text:span text:style-name="T40"> </text:span><text:span text:style-name="T12">pour </text:span><text:span text:style-name="T40">elle-même ou autrui, tout l’indiffère. Vous devez apposer votre </text:span><text:span text:style-name="T27">main</text:span><text:span text:style-name="T14"> </text:span><text:span text:style-name="T27">sur</text:span><text:span text:style-name="T14"> </text:span><text:span text:style-name="T27">son</text:span><text:span text:style-name="T28"> </text:span><text:span text:style-name="T27">cœur,</text:span><text:span text:style-name="T14"> </text:span><text:span text:style-name="T27">l’effet</text:span><text:span text:style-name="T14"> </text:span><text:span text:style-name="T27">dure</text:span><text:span text:style-name="T28"> </text:span><text:span text:style-name="T27">jusqu’au</text:span><text:span text:style-name="T14"> </text:span><text:span text:style-name="T27">lever</text:span><text:span text:style-name="T14"> </text:span><text:span text:style-name="T27">du</text:span><text:span text:style-name="T28"> </text:span><text:span text:style-name="T27">soleil.</text:span><text:span text:style-name="T14"> </text:span><text:span text:style-name="T27">Le</text:span><text:span text:style-name="T14"> </text:span><text:span text:style-name="T27">jet </text:span><text:span text:style-name="T40">de difficulté du maléfice est égal à 12+ la volonté de la victime.</text:span></text:p>
      <text:p text:style-name="P68"/>
      <text:p text:style-name="P79"><text:span text:style-name="T134">Rang</text:span><text:span text:style-name="T155"> </text:span><text:span text:style-name="T134">5</text:span><text:span text:style-name="T155"> </text:span><text:span text:style-name="T134">:</text:span><text:span text:style-name="T155"> </text:span><text:span text:style-name="T10">Maléfice</text:span><text:span text:style-name="T11"> </text:span><text:span text:style-name="T10">de</text:span><text:span text:style-name="T12"> </text:span><text:span text:style-name="T10">l’âge</text:span><text:span text:style-name="T26"> </text:span><text:span text:style-name="T10">avancé,</text:span> <text:span text:style-name="T10">par</text:span> <text:span text:style-name="T10">un</text:span> <text:span text:style-name="T10">contact</text:span> <text:span text:style-name="T10">physique</text:span> <text:span text:style-name="T10">entre </text:span><text:span text:style-name="T13">vous</text:span><text:span text:style-name="T26"> </text:span><text:span text:style-name="T13">et</text:span><text:span text:style-name="T26"> </text:span><text:span text:style-name="T13">votre</text:span><text:span text:style-name="T26"> </text:span><text:span text:style-name="T13">victime,</text:span><text:span text:style-name="T26"> </text:span><text:span text:style-name="T13">vous</text:span><text:span text:style-name="T26"> </text:span><text:span text:style-name="T13">échangez</text:span><text:span text:style-name="T26"> </text:span><text:span text:style-name="T13">une</text:span><text:span text:style-name="T26"> </text:span><text:span text:style-name="T13">carte</text:span><text:span text:style-name="T26"> </text:span><text:span text:style-name="T13">année</text:span><text:span text:style-name="T26"> </text:span><text:span text:style-name="T13">de</text:span><text:span text:style-name="T26"> </text:span><text:span text:style-name="T13">vitalité. </text:span><text:span text:style-name="T40">Votre</text:span><text:span text:style-name="T13"> </text:span><text:span text:style-name="T40">sujet</text:span><text:span text:style-name="T13"> </text:span><text:span text:style-name="T40">vieilli</text:span><text:span text:style-name="T13"> </text:span><text:span text:style-name="T40">d’autant</text:span><text:span text:style-name="T15"> </text:span><text:span text:style-name="T40">d’années</text:span><text:span text:style-name="T13"> </text:span><text:span text:style-name="T40">que</text:span><text:span text:style-name="T13"> </text:span><text:span text:style-name="T40">vous</text:span><text:span text:style-name="T13"> </text:span><text:span text:style-name="T40">rajeunissez.</text:span><text:span text:style-name="T15"> </text:span><text:span text:style-name="T40">Le</text:span><text:span text:style-name="T13"> </text:span><text:span text:style-name="T40">jet </text:span><text:span text:style-name="T245">de</text:span><text:span text:style-name="T246"> </text:span><text:span text:style-name="T245">difficulté</text:span><text:span text:style-name="T247"> </text:span><text:span text:style-name="T245">du</text:span><text:span text:style-name="T246"> </text:span><text:span text:style-name="T245">maléfice</text:span><text:span text:style-name="T247"> </text:span><text:span text:style-name="T245">est</text:span><text:span text:style-name="T246"> </text:span><text:span text:style-name="T245">égal</text:span><text:span text:style-name="T247"> </text:span><text:span text:style-name="T245">à</text:span><text:span text:style-name="T246"> </text:span><text:span text:style-name="T245">14+</text:span><text:span text:style-name="T247"> </text:span><text:span text:style-name="T245">la</text:span><text:span text:style-name="T246"> </text:span><text:span text:style-name="T245">volonté</text:span><text:span text:style-name="T247"> </text:span><text:span text:style-name="T245">de</text:span><text:span text:style-name="T246"> </text:span><text:span text:style-name="T245">la</text:span><text:span text:style-name="T247"> </text:span><text:span text:style-name="T245">victime.</text:span><text:span text:style-name="T246"> </text:span><text:span text:style-name="T245">En</text:span><text:span text:style-name="T247"> </text:span><text:span text:style-name="T245">cas </text:span><text:span text:style-name="T10">d’échec,</text:span><text:span text:style-name="T12"> </text:span><text:span text:style-name="T10">le</text:span><text:span text:style-name="T12"> </text:span><text:span text:style-name="T10">contrecoup</text:span><text:span text:style-name="T12"> </text:span><text:span text:style-name="T10">vous</text:span><text:span text:style-name="T11"> </text:span><text:span text:style-name="T10">met</text:span><text:span text:style-name="T12"> </text:span><text:span text:style-name="T10">dans</text:span><text:span text:style-name="T12"> </text:span><text:span text:style-name="T10">un</text:span><text:span text:style-name="T12"> </text:span><text:span text:style-name="T10">état</text:span><text:span text:style-name="T11"> </text:span><text:span text:style-name="T10">de</text:span><text:span text:style-name="T12"> </text:span><text:span text:style-name="T10">faiblesse</text:span><text:span text:style-name="T12"> </text:span><text:span text:style-name="T10">extrême </text:span>pendant une semaine.</text:p>
      <text:p text:style-name="P27" loext:marker-style-name="T54"/>
      <text:p text:style-name="P27" loext:marker-style-name="T54"/>
      <text:p text:style-name="Text_20_body" loext:marker-style-name="T54"><text:span text:style-name="T55"/></text:p>
      <text:h text:style-name="P220" text:outline-level="3"><text:bookmark text:name="Métamorphose"/><text:bookmark text:name="Origami magique"/>Métamorphose</text:h>
      <text:p text:style-name="P221"><text:span text:style-name="T40">La Métamorphose est un art permettant au praticien de changer </text:span><text:span text:style-name="T13">son</text:span><text:span text:style-name="T183"> </text:span><text:span text:style-name="T13">apparence</text:span><text:span text:style-name="T183"> </text:span><text:span text:style-name="T13">physique</text:span><text:span text:style-name="T183"> </text:span><text:span text:style-name="T13">et</text:span><text:span text:style-name="T183"> </text:span><text:span text:style-name="T13">de</text:span><text:span text:style-name="T183"> </text:span><text:span text:style-name="T13">se</text:span><text:span text:style-name="T183"> </text:span><text:span text:style-name="T13">transformer</text:span><text:span text:style-name="T183"> </text:span><text:span text:style-name="T13">en</text:span><text:span text:style-name="T183"> </text:span><text:span text:style-name="T13">différentes</text:span><text:span text:style-name="T183"> </text:span><text:span text:style-name="T13">formes.</text:span></text:p>
      <text:p text:style-name="P136"/>
      <text:p text:style-name="P100"><text:span text:style-name="T155">Rang</text:span><text:span text:style-name="T134"> </text:span><text:span text:style-name="T155">1</text:span><text:span text:style-name="T134"> </text:span><text:span text:style-name="T155">:</text:span><text:span text:style-name="T134"> </text:span><text:span text:style-name="T12">Vous</text:span><text:span text:style-name="T53"> </text:span><text:span text:style-name="T12">pouvez</text:span><text:span text:style-name="T10"> </text:span><text:span text:style-name="T12">changer</text:span><text:span text:style-name="T10"> </text:span><text:span text:style-name="T12">d’apparence</text:span><text:span text:style-name="T10"> </text:span><text:span text:style-name="T12">dans</text:span><text:span text:style-name="T53"> </text:span><text:span text:style-name="T12">votre</text:span><text:span text:style-name="T15"> </text:span><text:span text:style-name="T12">espèce </text:span>et<text:span text:style-name="T26"> </text:span>de<text:span text:style-name="T26"> </text:span>votre<text:span text:style-name="T26"> </text:span>sexe<text:span text:style-name="T26"> </text:span>d’origine.<text:span text:style-name="T26"> </text:span>Vous<text:span text:style-name="T26"> </text:span>avez<text:span text:style-name="T26"> </text:span>également<text:span text:style-name="T26"> </text:span>la<text:span text:style-name="T26"> </text:span>capacité de<text:span text:style-name="T28"> </text:span>répartir<text:span text:style-name="T28"> </text:span>votre<text:span text:style-name="T28"> </text:span>masse<text:span text:style-name="T28"> </text:span>pour<text:span text:style-name="T28"> </text:span>paraître<text:span text:style-name="T28"> </text:span>plus<text:span text:style-name="T28"> </text:span>grand<text:span text:style-name="T28"> </text:span>ou<text:span text:style-name="T28"> </text:span>plus<text:span text:style-name="T28"> </text:span>petit jusqu’à<text:span text:style-name="T89"> </text:span>30<text:span text:style-name="T89"> </text:span>cm.<text:span text:style-name="T89"> </text:span>Les<text:span text:style-name="T9"> </text:span>traits<text:span text:style-name="T89"> </text:span>sont<text:span text:style-name="T89"> </text:span>simples,<text:span text:style-name="T89"> </text:span>et<text:span text:style-name="T9"> </text:span>vous<text:span text:style-name="T9"> </text:span>ne<text:span text:style-name="T9"> </text:span>pouvez<text:span text:style-name="T9"> </text:span>pas <text:span text:style-name="T27">usurper</text:span><text:span text:style-name="T15"> </text:span><text:span text:style-name="T27">l’identité</text:span><text:span text:style-name="T15"> </text:span><text:span text:style-name="T27">d’une</text:span><text:span text:style-name="T15"> </text:span><text:span text:style-name="T27">autre</text:span><text:span text:style-name="T15"> </text:span><text:span text:style-name="T27">personne.</text:span><text:span text:style-name="T15"> </text:span><text:span text:style-name="T27">La</text:span><text:span text:style-name="T15"> </text:span><text:span text:style-name="T27">difficulté</text:span><text:span text:style-name="T15"> </text:span><text:span text:style-name="T27">varie</text:span><text:span text:style-name="T15"> </text:span><text:span text:style-name="T27">en </text:span>fonction<text:span text:style-name="T89"> </text:span>de<text:span text:style-name="T89"> </text:span>la<text:span text:style-name="T10"> </text:span>rapidité<text:span text:style-name="T41"> </text:span>de<text:span text:style-name="T41"> </text:span>la<text:span text:style-name="T41"> </text:span>transformation<text:span text:style-name="T89"> </text:span>:<text:span text:style-name="T41"> </text:span>automatique<text:span text:style-name="T41"> </text:span>en 10<text:span text:style-name="T89"> </text:span>minutes, 8 pour une minute, 12 pour une transformation <text:span text:style-name="T40">instantanée.</text:span><text:span text:style-name="T10"> </text:span><text:span text:style-name="T40">En</text:span><text:span text:style-name="T13"> </text:span><text:span text:style-name="T40">cas</text:span><text:span text:style-name="T13"> </text:span><text:span text:style-name="T40">d’échec,</text:span><text:span text:style-name="T15"> </text:span><text:span text:style-name="T40">votre</text:span><text:span text:style-name="T13"> </text:span><text:span text:style-name="T40">apparence</text:span><text:span text:style-name="T13"> </text:span><text:span text:style-name="T40">peut</text:span><text:span text:style-name="T13"> </text:span><text:span text:style-name="T40">être</text:span><text:span text:style-name="T15"> </text:span><text:span text:style-name="T40">déformée </text:span>mais<text:span text:style-name="T13"> </text:span>fonctionnelle.</text:p>
      <text:p text:style-name="P103"><text:span text:style-name="T82">Rang</text:span><text:span text:style-name="T159"> </text:span><text:span text:style-name="T82">2</text:span><text:span text:style-name="T159"> </text:span><text:span text:style-name="T82">:</text:span><text:span text:style-name="T159"> </text:span><text:span text:style-name="T27">Vous</text:span><text:span text:style-name="T28"> </text:span><text:span text:style-name="T27">pouvez</text:span><text:span text:style-name="T14"> </text:span><text:span text:style-name="T27">maintenant</text:span><text:span text:style-name="T14"> </text:span><text:span text:style-name="T27">changer</text:span><text:span text:style-name="T14"> </text:span><text:span text:style-name="T27">de</text:span><text:span text:style-name="T13"> </text:span><text:span text:style-name="T27">genre</text:span><text:span text:style-name="T13"> </text:span><text:span text:style-name="T27">et</text:span><text:span text:style-name="T13"> </text:span><text:span text:style-name="T27">copier </text:span>les visages ainsi que la morphologie globale d’un individu, bien<text:span text:style-name="T89"> </text:span>que<text:span text:style-name="T89"> </text:span>ce<text:span text:style-name="T89"> </text:span>ne<text:span text:style-name="T9"> </text:span>soit<text:span text:style-name="T89"> </text:span>pas<text:span text:style-name="T89"> </text:span>parfait.<text:span text:style-name="T89"> </text:span>De<text:span text:style-name="T9"> </text:span>plus,<text:span text:style-name="T89"> </text:span>vous<text:span text:style-name="T89"> </text:span>avez<text:span text:style-name="T89"> </text:span>la<text:span text:style-name="T9"> </text:span>capacité <text:span text:style-name="T12">de</text:span><text:span text:style-name="T13"> </text:span><text:span text:style-name="T12">guérir</text:span><text:span text:style-name="T13"> </text:span><text:span text:style-name="T12">vos</text:span><text:span text:style-name="T13"> </text:span><text:span text:style-name="T12">organes</text:span><text:span text:style-name="T13"> </text:span><text:span text:style-name="T12">internes</text:span><text:span text:style-name="T13"> </text:span><text:span text:style-name="T12">ou</text:span><text:span text:style-name="T13"> </text:span><text:span text:style-name="T12">de</text:span><text:span text:style-name="T13"> </text:span><text:span text:style-name="T12">refermer</text:span><text:span text:style-name="T13"> </text:span><text:span text:style-name="T12">des</text:span><text:span text:style-name="T13"> </text:span><text:span text:style-name="T12">plaies</text:span><text:span text:style-name="T13"> </text:span><text:span text:style-name="T12">en</text:span><text:span text:style-name="T13"> </text:span><text:span text:style-name="T12">cas </text:span>de<text:span text:style-name="T89"> </text:span>blessure.<text:span text:style-name="T89"> </text:span>Cette<text:span text:style-name="T89"> </text:span>procédure<text:span text:style-name="T9"> </text:span>prend<text:span text:style-name="T89"> </text:span>quelques<text:span text:style-name="T89"> </text:span>minutes<text:span text:style-name="T89"> </text:span>et<text:span text:style-name="T9"> </text:span>vous <text:span text:style-name="T12">permet</text:span><text:span text:style-name="T101"> </text:span><text:span text:style-name="T12">de</text:span><text:span text:style-name="T101"> </text:span><text:span text:style-name="T12">récupérer</text:span><text:span text:style-name="T101"> </text:span><text:span text:style-name="T12">l’équivalent</text:span><text:span text:style-name="T101"> </text:span><text:span text:style-name="T12">d’une</text:span><text:span text:style-name="T101"> </text:span><text:span text:style-name="T12">carte</text:span><text:span text:style-name="T101"> </text:span><text:span text:style-name="T12">en</text:span><text:span text:style-name="T101"> </text:span><text:span text:style-name="T12">points</text:span><text:span text:style-name="T101"> </text:span><text:span text:style-name="T12">de</text:span><text:span text:style-name="T101"> </text:span><text:span text:style-name="T12">santé.</text:span></text:p>
      <text:p text:style-name="P137"><text:span text:style-name="T108">Rang</text:span><text:span text:style-name="T107"> </text:span><text:span text:style-name="T108">3</text:span><text:span text:style-name="T107"> </text:span><text:span text:style-name="T108">:</text:span><text:span text:style-name="T107"> </text:span><text:span text:style-name="T13">Vous</text:span><text:span text:style-name="T41"> </text:span><text:span text:style-name="T13">êtes</text:span><text:span text:style-name="T40"> </text:span><text:span text:style-name="T13">désormais</text:span><text:span text:style-name="T26"> </text:span><text:span text:style-name="T13">capable</text:span><text:span text:style-name="T26"> </text:span><text:span text:style-name="T13">de</text:span><text:span text:style-name="T26"> </text:span><text:span text:style-name="T13">répliquer</text:span><text:span text:style-name="T26"> </text:span><text:span text:style-name="T13">parfaitement </text:span>l’apparence<text:span text:style-name="T89"> </text:span>d’un<text:span text:style-name="T89"> </text:span>autre<text:span text:style-name="T89"> </text:span>individu<text:span text:style-name="T9"> </text:span>de<text:span text:style-name="T89"> </text:span>votre<text:span text:style-name="T89"> </text:span>espèce.</text:p>
      <text:p text:style-name="P100"><text:span text:style-name="T107">Rang</text:span><text:span text:style-name="T108"> </text:span><text:span text:style-name="T107">4</text:span><text:span text:style-name="T108"> </text:span><text:span text:style-name="T107">:</text:span><text:span text:style-name="T108"> </text:span><text:span text:style-name="T40">Vous</text:span><text:span text:style-name="T15"> </text:span><text:span text:style-name="T40">pouvez</text:span><text:span text:style-name="T13"> </text:span><text:span text:style-name="T40">vous</text:span><text:span text:style-name="T13"> </text:span><text:span text:style-name="T40">transformer</text:span><text:span text:style-name="T13"> </text:span><text:span text:style-name="T40">en</text:span><text:span text:style-name="T15"> </text:span><text:span text:style-name="T40">une</text:span><text:span text:style-name="T13"> </text:span><text:span text:style-name="T40">autre</text:span><text:span text:style-name="T13"> </text:span><text:span text:style-name="T40">espèce</text:span><text:span text:style-name="T13"> </text:span><text:span text:style-name="T40">en </text:span><text:span text:style-name="T12">conservant</text:span><text:span text:style-name="T10"> </text:span><text:span text:style-name="T12">une</text:span><text:span text:style-name="T10"> </text:span><text:span text:style-name="T12">masse</text:span><text:span text:style-name="T10"> </text:span><text:span text:style-name="T12">corporelle</text:span><text:span text:style-name="T53"> </text:span><text:span text:style-name="T12">équivalente.</text:span><text:span text:style-name="T10"> </text:span><text:span text:style-name="T12">Cependant,</text:span><text:span text:style-name="T10"> </text:span><text:span text:style-name="T12">vous </text:span><text:span text:style-name="T14">n’acquerrez</text:span> <text:span text:style-name="T14">pas</text:span> <text:span text:style-name="T14">immédiatement</text:span> <text:span text:style-name="T14">la</text:span> <text:span text:style-name="T14">capacité</text:span> <text:span text:style-name="T14">de</text:span> <text:span text:style-name="T14">voler</text:span> <text:span text:style-name="T14">ou</text:span> <text:span text:style-name="T14">d’exploiter </text:span><text:span text:style-name="T10">toutes</text:span> <text:span text:style-name="T10">les</text:span> <text:span text:style-name="T10">capacités</text:span> <text:span text:style-name="T10">de</text:span> <text:span text:style-name="T10">votre</text:span> <text:span text:style-name="T10">nouveau</text:span> <text:span text:style-name="T10">corps</text:span> <text:span text:style-name="T10">sans</text:span> <text:span text:style-name="T10">un</text:span> <text:span text:style-name="T10">apprentissage </text:span><text:span text:style-name="T27">préalable.</text:span></text:p>
      <text:p text:style-name="P68"/>
      <text:p text:style-name="P150"><text:span text:style-name="T134">Rang</text:span><text:span text:style-name="T155"> </text:span><text:span text:style-name="T134">5</text:span><text:span text:style-name="T155"> </text:span><text:span text:style-name="T134">:</text:span><text:span text:style-name="T155"> </text:span><text:span text:style-name="T10">Votre</text:span><text:span text:style-name="T11"> </text:span><text:span text:style-name="T10">maîtrise</text:span><text:span text:style-name="T12"> </text:span><text:span text:style-name="T10">vous</text:span><text:span text:style-name="T12"> </text:span><text:span text:style-name="T10">confère</text:span><text:span text:style-name="T12"> </text:span><text:span text:style-name="T10">l’immortalité.</text:span><text:span text:style-name="T11"> </text:span><text:span text:style-name="T10">Vous</text:span><text:span text:style-name="T27"> </text:span><text:span text:style-name="T10">pouvez </text:span>rajeunir<text:span text:style-name="T89"> </text:span>ou<text:span text:style-name="T89"> </text:span>vieillir<text:span text:style-name="T89"> </text:span>vos<text:span text:style-name="T9"> </text:span>cellules<text:span text:style-name="T89"> </text:span>à<text:span text:style-name="T89"> </text:span>volonté.</text:p>
      <text:p text:style-name="P187"/>
      <text:h text:style-name="Heading_20_2" text:outline-level="3"><text:span text:style-name="T38">Origami</text:span><text:span text:style-name="T248"> </text:span><text:span text:style-name="T81">magique</text:span></text:h>
      <text:p text:style-name="P222"><text:span text:style-name="T12">Cet</text:span><text:span text:style-name="T10"> </text:span><text:span text:style-name="T12">art</text:span><text:span text:style-name="T10"> </text:span><text:span text:style-name="T12">ancien</text:span><text:span text:style-name="T10"> </text:span><text:span text:style-name="T12">permet</text:span><text:span text:style-name="T53"> </text:span><text:span text:style-name="T12">au</text:span><text:span text:style-name="T10"> </text:span><text:span text:style-name="T12">mage</text:span><text:span text:style-name="T10"> </text:span><text:span text:style-name="T12">de</text:span><text:span text:style-name="T10"> </text:span><text:span text:style-name="T12">donner</text:span><text:span text:style-name="T53"> </text:span><text:span text:style-name="T12">vie</text:span><text:span text:style-name="T10"> </text:span><text:span text:style-name="T12">à</text:span><text:span text:style-name="T10"> </text:span><text:span text:style-name="T12">des</text:span><text:span text:style-name="T10"> </text:span><text:span text:style-name="T12">créations</text:span><text:span text:style-name="T53"> </text:span><text:span text:style-name="T12">en </text:span><text:span text:style-name="T40">papier,</text:span><text:span text:style-name="T175"> </text:span><text:span text:style-name="T40">leur</text:span><text:span text:style-name="T175"> </text:span><text:span text:style-name="T40">conférant</text:span><text:span text:style-name="T175"> </text:span><text:span text:style-name="T40">diverses</text:span><text:span text:style-name="T175"> </text:span><text:span text:style-name="T40">capacités</text:span><text:span text:style-name="T175"> </text:span><text:span text:style-name="T40">en</text:span><text:span text:style-name="T175"> </text:span><text:span text:style-name="T40">fonction</text:span><text:span text:style-name="T175"> </text:span><text:span text:style-name="T40">de</text:span><text:span text:style-name="T175"> </text:span><text:span text:style-name="T40">leur</text:span><text:span text:style-name="T175"> </text:span><text:span text:style-name="T40">rang.</text:span></text:p>
      <text:p text:style-name="P136"/>
      <text:p text:style-name="P137"><text:span text:style-name="T125">Rang</text:span><text:span text:style-name="T164"> </text:span><text:span text:style-name="T125">1</text:span><text:span text:style-name="T165"> </text:span><text:span text:style-name="T125">:</text:span><text:span text:style-name="T164"> </text:span><text:span text:style-name="T103">Vous</text:span><text:span text:style-name="T53"> </text:span><text:span text:style-name="T103">pouvez</text:span><text:span text:style-name="T162"> </text:span><text:span text:style-name="T103">animer</text:span><text:span text:style-name="T53"> </text:span><text:span text:style-name="T103">une</text:span><text:span text:style-name="T162"> </text:span><text:span text:style-name="T103">feuille</text:span><text:span text:style-name="T53"> </text:span><text:span text:style-name="T103">de</text:span><text:span text:style-name="T162"> </text:span><text:span text:style-name="T103">papier</text:span><text:span text:style-name="T53"> </text:span><text:span text:style-name="T103">A5 (15 × 21</text:span><text:span text:style-name="T168"> </text:span><text:span text:style-name="T103">cm) </text:span><text:span text:style-name="T10">pour</text:span><text:span text:style-name="T11"> </text:span><text:span text:style-name="T10">une</text:span><text:span text:style-name="T11"> </text:span><text:span text:style-name="T10">durée</text:span><text:span text:style-name="T11"> </text:span><text:span text:style-name="T10">d’une</text:span><text:span text:style-name="T11"> </text:span><text:span text:style-name="T10">minute</text:span><text:span text:style-name="T11"> </text:span><text:span text:style-name="T10">de</text:span><text:span text:style-name="T11"> </text:span><text:span text:style-name="T10">carte.</text:span><text:span text:style-name="T11"> </text:span><text:span text:style-name="T10">Vous</text:span><text:span text:style-name="T11"> </text:span><text:span text:style-name="T10">pouvez</text:span><text:span text:style-name="T11"> </text:span><text:span text:style-name="T10">voir</text:span><text:span text:style-name="T11"> </text:span><text:span text:style-name="T10">à</text:span><text:span text:style-name="T11"> </text:span><text:span text:style-name="T10">travers </text:span><text:span text:style-name="T40">ses</text:span><text:span text:style-name="T15"> </text:span><text:span text:style-name="T40">yeux,</text:span><text:span text:style-name="T15"> </text:span><text:span text:style-name="T40">planer</text:span><text:span text:style-name="T15"> </text:span><text:span text:style-name="T40">dans</text:span><text:span text:style-name="T15"> </text:span><text:span text:style-name="T40">les</text:span><text:span text:style-name="T15"> </text:span><text:span text:style-name="T40">airs,</text:span><text:span text:style-name="T15"> </text:span><text:span text:style-name="T40">passer</text:span><text:span text:style-name="T15"> </text:span><text:span text:style-name="T40">sous</text:span><text:span text:style-name="T15"> </text:span><text:span text:style-name="T40">une</text:span><text:span text:style-name="T15"> </text:span><text:span text:style-name="T40">porte,</text:span><text:span text:style-name="T15"> </text:span><text:span text:style-name="T40">et</text:span><text:span text:style-name="T15"> </text:span><text:span text:style-name="T40">observer </text:span>diverses<text:span text:style-name="T13"> </text:span>situations.</text:p>
      <text:p text:style-name="P109" loext:marker-style-name="T99"/>
      <text:section text:style-name="Sect6" text:name="Section16">
        <text:p text:style-name="P142"><text:span text:style-name="T155">Rang</text:span><text:span text:style-name="T134"> </text:span><text:span text:style-name="T155">2</text:span><text:span text:style-name="T134"> </text:span><text:span text:style-name="T155">:</text:span><text:span text:style-name="T134"> </text:span><text:span text:style-name="T12">Vous</text:span><text:span text:style-name="T53"> </text:span><text:span text:style-name="T12">animez</text:span><text:span text:style-name="T10"> </text:span><text:span text:style-name="T12">une</text:span><text:span text:style-name="T10"> </text:span><text:span text:style-name="T12">feuille</text:span><text:span text:style-name="T10"> </text:span><text:span text:style-name="T12">de</text:span><text:span text:style-name="T53"> </text:span><text:span text:style-name="T12">papier</text:span><text:span text:style-name="T10"> </text:span><text:span text:style-name="T12">A4</text:span><text:span text:style-name="T10"> </text:span><text:span text:style-name="T12">(21</text:span><text:span text:style-name="T10"> </text:span><text:span text:style-name="T12">×</text:span><text:span text:style-name="T53"> </text:span><text:span text:style-name="T12">29,7</text:span><text:span text:style-name="T10"> </text:span><text:span text:style-name="T12">cm) </text:span><text:span text:style-name="T6">pour</text:span><text:span text:style-name="T103"> </text:span><text:span text:style-name="T6">une</text:span><text:span text:style-name="T103"> </text:span><text:span text:style-name="T6">durée</text:span><text:span text:style-name="T103"> </text:span><text:span text:style-name="T6">de</text:span><text:span text:style-name="T103"> </text:span><text:span text:style-name="T6">1</text:span><text:span text:style-name="T249"> </text:span><text:span text:style-name="T6">minute</text:span><text:span text:style-name="T103"> </text:span><text:span text:style-name="T6">de</text:span><text:span text:style-name="T103"> </text:span><text:span text:style-name="T6">carte.</text:span><text:span text:style-name="T103"> </text:span><text:span text:style-name="T6">Vous</text:span><text:span text:style-name="T103"> </text:span><text:span text:style-name="T6">pouvez</text:span><text:span text:style-name="T103"> </text:span><text:span text:style-name="T6">créer</text:span><text:span text:style-name="T103"> </text:span><text:span text:style-name="T6">des</text:span><text:span text:style-name="T103"> </text:span><text:span text:style-name="T6">formes </text:span><text:span text:style-name="T14">d’armes</text:span> <text:span text:style-name="T14">ou</text:span> <text:span text:style-name="T14">des</text:span> <text:span text:style-name="T14">monstres</text:span> <text:span text:style-name="T14">de</text:span> <text:span text:style-name="T14">papier</text:span> <text:span text:style-name="T14">dont</text:span> <text:span text:style-name="T14">les</text:span> <text:span text:style-name="T14">arêtes</text:span> <text:span text:style-name="T14">sont</text:span> <text:span text:style-name="T14">tranchantes </text:span><text:span text:style-name="T40">comme</text:span><text:span text:style-name="T13"> </text:span><text:span text:style-name="T40">un</text:span><text:span text:style-name="T13"> </text:span><text:span text:style-name="T40">rasoir.</text:span><text:span text:style-name="T13"> </text:span><text:span text:style-name="T40">Les</text:span><text:span text:style-name="T15"> </text:span><text:span text:style-name="T40">formes</text:span><text:span text:style-name="T13"> </text:span><text:span text:style-name="T40">monstrueuses</text:span><text:span text:style-name="T13"> </text:span><text:span text:style-name="T40">ont</text:span><text:span text:style-name="T13"> </text:span><text:span text:style-name="T40">une</text:span><text:span text:style-name="T15"> </text:span><text:span text:style-name="T40">intelligence très</text:span><text:span text:style-name="T13"> </text:span><text:span text:style-name="T40">basique</text:span><text:span text:style-name="T13"> </text:span><text:span text:style-name="T40">et</text:span><text:span text:style-name="T15"> </text:span><text:span text:style-name="T40">ne</text:span><text:span text:style-name="T13"> </text:span><text:span text:style-name="T40">comprennent</text:span><text:span text:style-name="T13"> </text:span><text:span text:style-name="T40">pas</text:span><text:span text:style-name="T15"> </text:span><text:span text:style-name="T40">les</text:span><text:span text:style-name="T13"> </text:span><text:span text:style-name="T40">actions</text:span><text:span text:style-name="T13"> </text:span><text:span text:style-name="T40">complexes.</text:span><text:span text:style-name="T15"> </text:span><text:span text:style-name="T40">Elles </text:span>ont<text:span text:style-name="T250"> </text:span>des<text:span text:style-name="T181"> </text:span>statistiques<text:span text:style-name="T181"> </text:span>de<text:span text:style-name="T181"> </text:span>2<text:span text:style-name="T181"> </text:span>partout<text:span text:style-name="T181"> </text:span>et<text:span text:style-name="T181"> </text:span>2<text:span text:style-name="T181"> </text:span>en<text:span text:style-name="T250"> </text:span>combat.<text:span text:style-name="T181"> </text:span><text:span text:style-name="T27">Certaines</text:span></text:p>
        <text:p text:style-name="Text_20_body"/>
        <text:p text:style-name="P223"/>
        <text:p text:style-name="P76" loext:marker-style-name="T80"><text:span text:style-name="T80">Johan C </text:span><text:a xlink:type="simple" xlink:href="mailto:johan.coquil@gmail.com" text:style-name="ListLabel_20_10" text:visited-style-name="ListLabel_20_10"><text:span text:style-name="T80">johan.coquil@gmail.com</text:span></text:a><text:span text:style-name="T80"> - #3065430_FLEFR - 2025-06-08 </text:span><text:span text:style-name="T55">05:40:02</text:span></text:p>
      </text:section>
      <text:p text:style-name="P224"><text:bookmark text:name="Perception surnaturelle"/><text:span text:style-name="T12">formes</text:span><text:span text:style-name="T13"> </text:span><text:span text:style-name="T12">peuvent</text:span><text:span text:style-name="T13"> </text:span><text:span text:style-name="T12">avoir</text:span><text:span text:style-name="T13"> </text:span><text:span text:style-name="T12">des</text:span><text:span text:style-name="T13"> </text:span><text:span text:style-name="T12">bonus</text:span><text:span text:style-name="T13"> </text:span><text:span text:style-name="T12">de</text:span><text:span text:style-name="T13"> </text:span><text:span text:style-name="T12">spécialité</text:span><text:span text:style-name="T13"> </text:span><text:span text:style-name="T12">(comme</text:span><text:span text:style-name="T13"> </text:span><text:span text:style-name="T12">grimper </text:span>ou se cacher).</text:p>
      <text:p text:style-name="P135"/>
      <text:p text:style-name="P79"><text:span text:style-name="T108">Rang</text:span><text:span text:style-name="T107"> </text:span><text:span text:style-name="T108">3</text:span><text:span text:style-name="T107"> </text:span><text:span text:style-name="T108">:</text:span><text:span text:style-name="T107"> </text:span><text:span text:style-name="T13">Vous</text:span><text:span text:style-name="T27"> </text:span><text:span text:style-name="T13">pouvez</text:span> <text:span text:style-name="T13">désormais</text:span> <text:span text:style-name="T13">animer</text:span> <text:span text:style-name="T13">l’équivalent</text:span> <text:span text:style-name="T13">d’un</text:span> <text:span text:style-name="T13">petit </text:span><text:span text:style-name="T40">animal ou d’une feuille A3 (42 × 29,7</text:span> <text:span text:style-name="T40">cm) pendant une dizaine </text:span>de minutes de carte. La compréhension reste basique, mais <text:span text:style-name="T27">les</text:span><text:span text:style-name="T13"> </text:span><text:span text:style-name="T27">statistiques</text:span><text:span text:style-name="T13"> </text:span><text:span text:style-name="T27">passent</text:span><text:span text:style-name="T13"> </text:span><text:span text:style-name="T27">à</text:span><text:span text:style-name="T13"> </text:span><text:span text:style-name="T27">3</text:span><text:span text:style-name="T13"> </text:span><text:span text:style-name="T27">en</text:span><text:span text:style-name="T13"> </text:span><text:span text:style-name="T27">caractéristique</text:span><text:span text:style-name="T13"> </text:span><text:span text:style-name="T27">et</text:span><text:span text:style-name="T13"> </text:span><text:span text:style-name="T27">3</text:span><text:span text:style-name="T13"> </text:span><text:span text:style-name="T27">en</text:span><text:span text:style-name="T13"> </text:span><text:span text:style-name="T27">combat.</text:span></text:p>
      <text:p text:style-name="P56"/>
      <text:p text:style-name="P112"><text:span text:style-name="T82">Rang</text:span><text:span text:style-name="T159"> </text:span><text:span text:style-name="T82">4</text:span><text:span text:style-name="T159"> </text:span><text:span text:style-name="T82">:</text:span><text:span text:style-name="T159"> </text:span><text:span text:style-name="T27">Vous</text:span><text:span text:style-name="T28"> </text:span><text:span text:style-name="T27">maîtrisez</text:span><text:span text:style-name="T14"> </text:span><text:span text:style-name="T27">l’art</text:span><text:span text:style-name="T14"> </text:span><text:span text:style-name="T27">du</text:span><text:span text:style-name="T10"> </text:span><text:span text:style-name="T27">Golem</text:span><text:span text:style-name="T40"> </text:span><text:span text:style-name="T27">de</text:span><text:span text:style-name="T15"> </text:span><text:span text:style-name="T27">papier,</text:span><text:span text:style-name="T15"> </text:span><text:span text:style-name="T27">format</text:span><text:span text:style-name="T15"> </text:span><text:span text:style-name="T27">A2 </text:span><text:span text:style-name="T10">et</text:span><text:span text:style-name="T11"> </text:span><text:span text:style-name="T10">permanent,</text:span><text:span text:style-name="T11"> </text:span><text:span text:style-name="T10">capable</text:span><text:span text:style-name="T11"> </text:span><text:span text:style-name="T10">de</text:span><text:span text:style-name="T11"> </text:span><text:span text:style-name="T10">posséder</text:span><text:span text:style-name="T11"> </text:span><text:span text:style-name="T10">3</text:span><text:span text:style-name="T11"> </text:span><text:span text:style-name="T10">en</text:span><text:span text:style-name="T11"> </text:span><text:span text:style-name="T10">caractéristiques</text:span><text:span text:style-name="T11"> </text:span><text:span text:style-name="T10">physiques </text:span>et 3 en compétences de combat.</text:p>
      <text:p text:style-name="P56"/>
      <text:p text:style-name="P60"><text:span text:style-name="T107">Rang</text:span><text:span text:style-name="T108"> </text:span><text:span text:style-name="T107">5</text:span><text:span text:style-name="T108"> </text:span><text:span text:style-name="T107">:</text:span><text:span text:style-name="T108"> </text:span><text:span text:style-name="T40">Vous</text:span><text:span text:style-name="T15"> </text:span><text:span text:style-name="T40">pouvez</text:span><text:span text:style-name="T13"> </text:span><text:span text:style-name="T40">créer</text:span><text:span text:style-name="T13"> </text:span><text:span text:style-name="T40">des</text:span><text:span text:style-name="T15"> </text:span><text:span text:style-name="T40">origamis</text:span><text:span text:style-name="T11"> </text:span><text:span text:style-name="T40">de</text:span><text:span text:style-name="T12"> </text:span><text:span text:style-name="T40">taille</text:span><text:span text:style-name="T12"> </text:span><text:span text:style-name="T40">humaine</text:span><text:span text:style-name="T12"> </text:span><text:span text:style-name="T40">qui </text:span><text:span text:style-name="T13">ne</text:span><text:span text:style-name="T40"> </text:span><text:span text:style-name="T13">parlent</text:span><text:span text:style-name="T40"> </text:span><text:span text:style-name="T13">pas,</text:span><text:span text:style-name="T40"> </text:span><text:span text:style-name="T13">mais</text:span><text:span text:style-name="T41"> </text:span><text:span text:style-name="T13">qui</text:span><text:span text:style-name="T40"> </text:span><text:span text:style-name="T13">agissent</text:span><text:span text:style-name="T40"> </text:span><text:span text:style-name="T13">comme</text:span><text:span text:style-name="T40"> </text:span><text:span text:style-name="T13">des</text:span><text:span text:style-name="T41"> </text:span><text:span text:style-name="T13">copies</text:span><text:span text:style-name="T40"> </text:span><text:span text:style-name="T13">de</text:span><text:span text:style-name="T40"> </text:span><text:span text:style-name="T13">personnes </text:span><text:span text:style-name="T12">que</text:span><text:span text:style-name="T10"> </text:span><text:span text:style-name="T12">vous</text:span><text:span text:style-name="T10"> </text:span><text:span text:style-name="T12">avez</text:span><text:span text:style-name="T10"> </text:span><text:span text:style-name="T12">rencontrées.</text:span><text:span text:style-name="T53"> </text:span><text:span text:style-name="T12">Elles</text:span><text:span text:style-name="T10"> </text:span><text:span text:style-name="T12">possèdent</text:span><text:span text:style-name="T10"> </text:span><text:span text:style-name="T12">4</text:span><text:span text:style-name="T10"> </text:span><text:span text:style-name="T12">dans</text:span><text:span text:style-name="T53"> </text:span><text:span text:style-name="T12">une</text:span><text:span text:style-name="T10"> </text:span><text:span text:style-name="T12">caracté- </text:span><text:span text:style-name="T40">ristique,</text:span><text:span text:style-name="T15"> </text:span><text:span text:style-name="T40">3</text:span><text:span text:style-name="T15"> </text:span><text:span text:style-name="T40">dans</text:span><text:span text:style-name="T15"> </text:span><text:span text:style-name="T40">les</text:span><text:span text:style-name="T15"> </text:span><text:span text:style-name="T40">autres,</text:span><text:span text:style-name="T15"> </text:span><text:span text:style-name="T40">et</text:span><text:span text:style-name="T15"> </text:span><text:span text:style-name="T40">une</text:span><text:span text:style-name="T15"> </text:span><text:span text:style-name="T40">compétence</text:span><text:span text:style-name="T15"> </text:span><text:span text:style-name="T40">de</text:span><text:span text:style-name="T15"> </text:span><text:span text:style-name="T40">métier</text:span><text:span text:style-name="T15"> </text:span><text:span text:style-name="T40">de</text:span><text:span text:style-name="T15"> </text:span><text:span text:style-name="T40">2</text:span><text:span text:style-name="T15"> </text:span><text:span text:style-name="T40">qui </text:span>imite sommairement la personne clonée.</text:p>
      <text:p text:style-name="P128"/>
      <text:h text:style-name="P94" text:outline-level="3"><text:span text:style-name="T251">Perception</text:span><text:span text:style-name="T252"> </text:span><text:span text:style-name="T81">surnaturelle</text:span></text:h>
      <text:p text:style-name="P173">La Perception Surnaturelle vous accorde des sens au-delà <text:span text:style-name="T40">des</text:span><text:span text:style-name="T10"> </text:span><text:span text:style-name="T40">capacités</text:span><text:span text:style-name="T13"> </text:span><text:span text:style-name="T40">humaines,</text:span><text:span text:style-name="T13"> </text:span><text:span text:style-name="T40">vous</text:span><text:span text:style-name="T15"> </text:span><text:span text:style-name="T40">permettant</text:span><text:span text:style-name="T13"> </text:span><text:span text:style-name="T40">de</text:span><text:span text:style-name="T13"> </text:span><text:span text:style-name="T40">percevoir</text:span><text:span text:style-name="T13"> </text:span><text:span text:style-name="T40">le</text:span><text:span text:style-name="T15"> </text:span><text:span text:style-name="T40">monde </text:span>d’une manière exceptionnelle.</text:p>
      <text:p text:style-name="P135"/>
      <text:p text:style-name="P79"><text:span text:style-name="T156">Rang</text:span><text:span text:style-name="T157"> </text:span><text:span text:style-name="T156">1</text:span><text:span text:style-name="T158"> </text:span><text:span text:style-name="T156">:</text:span><text:span text:style-name="T158"> </text:span><text:span text:style-name="T46">En</text:span><text:span text:style-name="T48"> </text:span><text:span text:style-name="T46">vous</text:span><text:span text:style-name="T7"> </text:span><text:span text:style-name="T46">concentrant,</text:span><text:span text:style-name="T154"> </text:span><text:span text:style-name="T46">vous</text:span><text:span text:style-name="T103"> </text:span><text:span text:style-name="T46">obtenez</text:span><text:span text:style-name="T103"> </text:span><text:span text:style-name="T46">des</text:span><text:span text:style-name="T103"> </text:span><text:span text:style-name="T46">sens</text:span><text:span text:style-name="T103"> </text:span><text:span text:style-name="T46">sur-aiguisés, </text:span><text:span text:style-name="T27">ce</text:span><text:span text:style-name="T14"> </text:span><text:span text:style-name="T27">qui</text:span><text:span text:style-name="T14"> </text:span><text:span text:style-name="T27">vous</text:span><text:span text:style-name="T14"> </text:span><text:span text:style-name="T27">permet</text:span><text:span text:style-name="T28"> </text:span><text:span text:style-name="T27">de</text:span><text:span text:style-name="T14"> </text:span><text:span text:style-name="T27">lancer</text:span><text:span text:style-name="T14"> </text:span><text:span text:style-name="T27">tous</text:span><text:span text:style-name="T14"> </text:span><text:span text:style-name="T27">vos</text:span><text:span text:style-name="T28"> </text:span><text:span text:style-name="T27">tests</text:span><text:span text:style-name="T14"> </text:span><text:span text:style-name="T27">de</text:span><text:span text:style-name="T14"> </text:span><text:span text:style-name="T27">perception</text:span><text:span text:style-name="T14"> </text:span><text:span text:style-name="T27">avec </text:span>un<text:span text:style-name="T13"> </text:span>avantage.</text:p>
      <text:p text:style-name="P56"/>
      <text:p text:style-name="P55"><text:span text:style-name="T25">Rang</text:span><text:span text:style-name="T142"> </text:span><text:span text:style-name="T25">2</text:span><text:span text:style-name="T142"> </text:span><text:span text:style-name="T25">:</text:span><text:span text:style-name="T82"> </text:span>En vous concentrant, vous avez la capacité de lire <text:span text:style-name="T40">les</text:span><text:span text:style-name="T10"> </text:span><text:span text:style-name="T40">émotions</text:span><text:span text:style-name="T13"> </text:span><text:span text:style-name="T40">réelles</text:span><text:span text:style-name="T13"> </text:span><text:span text:style-name="T40">d’une</text:span><text:span text:style-name="T15"> </text:span><text:span text:style-name="T40">personne.</text:span><text:span text:style-name="T13"> </text:span><text:span text:style-name="T40">Vous</text:span><text:span text:style-name="T13"> </text:span><text:span text:style-name="T40">pouvez</text:span><text:span text:style-name="T13"> </text:span><text:span text:style-name="T40">déterminer</text:span><text:span text:style-name="T15"> </text:span><text:span text:style-name="T40">si </text:span><text:span text:style-name="T10">elle</text:span><text:span text:style-name="T12"> </text:span><text:span text:style-name="T10">ment,</text:span><text:span text:style-name="T11"> </text:span><text:span text:style-name="T10">si</text:span><text:span text:style-name="T12"> </text:span><text:span text:style-name="T10">elle</text:span><text:span text:style-name="T11"> </text:span><text:span text:style-name="T10">cache</text:span><text:span text:style-name="T12"> </text:span><text:span text:style-name="T10">de</text:span><text:span text:style-name="T11"> </text:span><text:span text:style-name="T10">la</text:span><text:span text:style-name="T12"> </text:span><text:span text:style-name="T10">tristesse,</text:span><text:span text:style-name="T11"> </text:span><text:span text:style-name="T10">des</text:span><text:span text:style-name="T12"> </text:span><text:span text:style-name="T10">sentiments</text:span><text:span text:style-name="T11"> </text:span><text:span text:style-name="T10">romantiques, </text:span>ou<text:span text:style-name="T11"> </text:span>si<text:span text:style-name="T11"> </text:span>elle<text:span text:style-name="T11"> </text:span>est<text:span text:style-name="T11"> </text:span>d’humeur<text:span text:style-name="T11"> </text:span>destructrice.</text:p>
      <text:p text:style-name="P56"/>
      <text:p text:style-name="P146"><text:span text:style-name="T25">Rang</text:span><text:span text:style-name="T142"> </text:span><text:span text:style-name="T25">3</text:span><text:span text:style-name="T142"> </text:span><text:span text:style-name="T25">:</text:span><text:span text:style-name="T135"> </text:span>Désormais, même sans vous concentrer, les effets de<text:span text:style-name="T28"> </text:span>la<text:span text:style-name="T28"> </text:span>Perception<text:span text:style-name="T28"> </text:span>Surnaturelle<text:span text:style-name="T28"> </text:span>sont<text:span text:style-name="T28"> </text:span>en<text:span text:style-name="T28"> </text:span>permanence<text:span text:style-name="T28"> </text:span>actifs.</text:p>
      <text:p text:style-name="P135"/>
      <text:p text:style-name="P161"><text:span text:style-name="T155">Rang</text:span><text:span text:style-name="T134"> </text:span><text:span text:style-name="T155">4</text:span><text:span text:style-name="T134"> </text:span><text:span text:style-name="T155">:</text:span><text:span text:style-name="T134"> </text:span><text:span text:style-name="T12">Vous</text:span><text:span text:style-name="T53"> </text:span><text:span text:style-name="T12">pouvez</text:span><text:span text:style-name="T10"> </text:span><text:span text:style-name="T12">percevoir</text:span><text:span text:style-name="T10"> </text:span><text:span text:style-name="T12">le</text:span><text:span text:style-name="T10"> </text:span><text:span text:style-name="T12">voile</text:span><text:span text:style-name="T53"> </text:span><text:span text:style-name="T12">magique,</text:span><text:span text:style-name="T10"> </text:span><text:span text:style-name="T12">ce</text:span><text:span text:style-name="T10"> </text:span><text:span text:style-name="T12">qui</text:span><text:span text:style-name="T10"> </text:span><text:span text:style-name="T12">vous </text:span>permet<text:span text:style-name="T40"> </text:span>de<text:span text:style-name="T40"> </text:span>percer<text:span text:style-name="T40"> </text:span>les<text:span text:style-name="T40"> </text:span>illusions<text:span text:style-name="T40"> </text:span>sans<text:span text:style-name="T40"> </text:span>effort.<text:span text:style-name="T40"> </text:span>De<text:span text:style-name="T40"> </text:span>plus,<text:span text:style-name="T40"> </text:span>vous<text:span text:style-name="T40"> </text:span>êtes capable<text:span text:style-name="T14"> </text:span>de<text:span text:style-name="T14"> </text:span>distinguer<text:span text:style-name="T14"> </text:span>les<text:span text:style-name="T14"> </text:span>objets<text:span text:style-name="T14"> </text:span>ou<text:span text:style-name="T14"> </text:span>les<text:span text:style-name="T14"> </text:span>endroits<text:span text:style-name="T14"> </text:span>normalement invisibles ou imperceptibles.</text:p>
      <text:p text:style-name="P68"/>
      <text:p text:style-name="P79"><text:span text:style-name="T82">Rang</text:span><text:span text:style-name="T159"> </text:span><text:span text:style-name="T82">5</text:span><text:span text:style-name="T159"> </text:span><text:span text:style-name="T82">:</text:span><text:span text:style-name="T159"> </text:span><text:span text:style-name="T27">En</text:span><text:span text:style-name="T28"> </text:span><text:span text:style-name="T27">touchant</text:span><text:span text:style-name="T14"> </text:span><text:span text:style-name="T27">une</text:span><text:span text:style-name="T40"> </text:span><text:span text:style-name="T27">personne,</text:span><text:span text:style-name="T40"> </text:span><text:span text:style-name="T27">vous</text:span><text:span text:style-name="T40"> </text:span><text:span text:style-name="T27">pouvez</text:span><text:span text:style-name="T40"> </text:span><text:span text:style-name="T27">transmettre </text:span><text:span text:style-name="T10">temporairement</text:span> <text:span text:style-name="T10">votre</text:span> <text:span text:style-name="T10">pouvoir</text:span> <text:span text:style-name="T10">de</text:span> <text:span text:style-name="T10">Perception</text:span> <text:span text:style-name="T10">Surnaturelle</text:span> <text:span text:style-name="T10">pendant </text:span>une<text:span text:style-name="T53"> </text:span>minute<text:span text:style-name="T53"> </text:span>de<text:span text:style-name="T53"> </text:span>carte,<text:span text:style-name="T53"> </text:span>lui<text:span text:style-name="T53"> </text:span>permettant<text:span text:style-name="T53"> </text:span>de<text:span text:style-name="T53"> </text:span>bénéficier<text:span text:style-name="T53"> </text:span>de<text:span text:style-name="T53"> </text:span>ces<text:span text:style-name="T53"> </text:span>sens <text:span text:style-name="T27">sur-aiguisés.</text:span></text:p>
      <text:p text:style-name="P27" loext:marker-style-name="T54"/>
      <text:p text:style-name="P27" loext:marker-style-name="T54"/>
      <text:p text:style-name="P225" loext:marker-style-name="T54"/>
      <text:h text:style-name="P226" text:outline-level="4"><text:span text:style-name="T137"/></text:h>
      <text:h text:style-name="P227" text:outline-level="3"><text:bookmark text:name="Projection astrale"/><text:bookmark text:name="Possession"/><text:span text:style-name="T251">Projection</text:span><text:span text:style-name="T253"> </text:span><text:span text:style-name="T88">astrale</text:span></text:h>
      <text:p text:style-name="P228"><text:span text:style-name="T13">Cet</text:span><text:span text:style-name="T40"> </text:span><text:span text:style-name="T13">art</text:span><text:span text:style-name="T40"> </text:span><text:span text:style-name="T13">mystique</text:span><text:span text:style-name="T40"> </text:span><text:span text:style-name="T13">permet</text:span><text:span text:style-name="T41"> </text:span><text:span text:style-name="T13">à</text:span><text:span text:style-name="T40"> </text:span><text:span text:style-name="T13">ceux</text:span><text:span text:style-name="T40"> </text:span><text:span text:style-name="T13">qui</text:span><text:span text:style-name="T40"> </text:span><text:span text:style-name="T13">la</text:span><text:span text:style-name="T41"> </text:span><text:span text:style-name="T13">maîtrisent</text:span><text:span text:style-name="T40"> </text:span><text:span text:style-name="T13">de</text:span><text:span text:style-name="T40"> </text:span><text:span text:style-name="T13">voyager</text:span><text:span text:style-name="T40"> </text:span><text:span text:style-name="T13">dans </text:span><text:span text:style-name="T40">le</text:span><text:span text:style-name="T254"> </text:span><text:span text:style-name="T40">monde</text:span><text:span text:style-name="T254"> </text:span><text:span text:style-name="T40">astral,</text:span><text:span text:style-name="T254"> </text:span><text:span text:style-name="T40">un</text:span><text:span text:style-name="T254"> </text:span><text:span text:style-name="T40">plan</text:span><text:span text:style-name="T254"> </text:span><text:span text:style-name="T40">parallèle</text:span><text:span text:style-name="T254"> </text:span><text:span text:style-name="T40">à</text:span><text:span text:style-name="T254"> </text:span><text:span text:style-name="T40">la</text:span><text:span text:style-name="T254"> </text:span><text:span text:style-name="T40">réalité,</text:span><text:span text:style-name="T254"> </text:span><text:span text:style-name="T40">pour</text:span><text:span text:style-name="T254"> </text:span><text:span text:style-name="T40">explorer</text:span><text:span text:style-name="T254"> </text:span><text:span text:style-name="T40">ou</text:span><text:span text:style-name="T254"> </text:span><text:span text:style-name="T40">agir.</text:span></text:p>
      <text:p text:style-name="P136"/>
      <text:p text:style-name="P69"><text:span text:style-name="T82">Rang</text:span><text:span text:style-name="T159"> </text:span><text:span text:style-name="T82">1</text:span><text:span text:style-name="T159"> </text:span><text:span text:style-name="T82">:</text:span><text:span text:style-name="T159"> </text:span><text:span text:style-name="T27">Vous</text:span><text:span text:style-name="T28"> </text:span><text:span text:style-name="T27">obtenez</text:span><text:span text:style-name="T14"> </text:span><text:span text:style-name="T27">la</text:span><text:span text:style-name="T14"> </text:span><text:span text:style-name="T27">vision</text:span><text:span text:style-name="T14"> </text:span><text:span text:style-name="T27">du</text:span><text:span text:style-name="T28"> </text:span><text:span text:style-name="T27">monde</text:span><text:span text:style-name="T15"> </text:span><text:span text:style-name="T27">astral,</text:span><text:span text:style-name="T13"> </text:span><text:span text:style-name="T27">ce</text:span><text:span text:style-name="T13"> </text:span><text:span text:style-name="T27">qui</text:span><text:span text:style-name="T13"> </text:span><text:span text:style-name="T27">vous </text:span><text:span text:style-name="T40">permet</text:span><text:span text:style-name="T13"> </text:span><text:span text:style-name="T40">de</text:span><text:span text:style-name="T13"> </text:span><text:span text:style-name="T40">voir</text:span><text:span text:style-name="T13"> </text:span><text:span text:style-name="T40">les</text:span><text:span text:style-name="T15"> </text:span><text:span text:style-name="T40">manifestations</text:span><text:span text:style-name="T13"> </text:span><text:span text:style-name="T40">ectoplasmiques</text:span><text:span text:style-name="T13"> </text:span><text:span text:style-name="T40">et</text:span><text:span text:style-name="T13"> </text:span><text:span text:style-name="T40">une</text:span><text:span text:style-name="T15"> </text:span><text:span text:style-name="T40">version </text:span><text:span text:style-name="T10">floue</text:span><text:span text:style-name="T12"> </text:span><text:span text:style-name="T10">des</text:span><text:span text:style-name="T12"> </text:span><text:span text:style-name="T10">êtres</text:span><text:span text:style-name="T12"> </text:span><text:span text:style-name="T10">vivants</text:span><text:span text:style-name="T11"> </text:span><text:span text:style-name="T10">à</text:span><text:span text:style-name="T12"> </text:span><text:span text:style-name="T10">travers</text:span><text:span text:style-name="T12"> </text:span><text:span text:style-name="T10">des</text:span><text:span text:style-name="T12"> </text:span><text:span text:style-name="T10">surfaces</text:span><text:span text:style-name="T11"> </text:span><text:span text:style-name="T10">normalement</text:span><text:span text:style-name="T12"> </text:span><text:span text:style-name="T10">solides. Votre</text:span><text:span text:style-name="T12"> </text:span><text:span text:style-name="T10">vision</text:span><text:span text:style-name="T12"> </text:span><text:span text:style-name="T10">de</text:span><text:span text:style-name="T12"> </text:span><text:span text:style-name="T10">base</text:span><text:span text:style-name="T11"> </text:span><text:span text:style-name="T10">s’étend</text:span><text:span text:style-name="T12"> </text:span><text:span text:style-name="T10">sur</text:span><text:span text:style-name="T12"> </text:span><text:span text:style-name="T10">5</text:span><text:span text:style-name="T12"> </text:span><text:span text:style-name="T10">mètres,</text:span><text:span text:style-name="T11"> </text:span><text:span text:style-name="T10">et</text:span><text:span text:style-name="T12"> </text:span><text:span text:style-name="T10">chaque</text:span><text:span text:style-name="T12"> </text:span><text:span text:style-name="T10">augmentation </text:span>de 2 à la difficulté de test augmente la distance de 5<text:span text:style-name="T9"> </text:span>mètres <text:span text:style-name="T27">supplémentaires.</text:span></text:p>
      <text:p text:style-name="P61"/>
      <text:p text:style-name="P100"><text:span text:style-name="T134">Rang</text:span><text:span text:style-name="T155"> </text:span><text:span text:style-name="T134">2</text:span><text:span text:style-name="T155"> </text:span><text:span text:style-name="T134">:</text:span><text:span text:style-name="T155"> </text:span><text:span text:style-name="T10">Vous</text:span><text:span text:style-name="T11"> </text:span><text:span text:style-name="T10">pouvez</text:span><text:span text:style-name="T12"> </text:span><text:span text:style-name="T10">vous</text:span><text:span text:style-name="T12"> </text:span><text:span text:style-name="T10">déplacer</text:span><text:span text:style-name="T12"> </text:span><text:span text:style-name="T10">hors</text:span><text:span text:style-name="T11"> </text:span><text:span text:style-name="T10">de</text:span><text:span text:style-name="T12"> </text:span><text:span text:style-name="T10">votre</text:span><text:span text:style-name="T12"> </text:span><text:span text:style-name="T10">corps</text:span><text:span text:style-name="T11"> </text:span><text:span text:style-name="T10">pendant </text:span><text:span text:style-name="T103">une minute. Votre vitesse de déplacement est similaire à une marche </text:span><text:span text:style-name="T6">forcée,</text:span><text:span text:style-name="T103"> </text:span><text:span text:style-name="T6">et</text:span><text:span text:style-name="T103"> </text:span><text:span text:style-name="T6">vous</text:span><text:span text:style-name="T103"> </text:span><text:span text:style-name="T6">pouvez</text:span><text:span text:style-name="T103"> </text:span><text:span text:style-name="T6">traverser</text:span><text:span text:style-name="T103"> </text:span><text:span text:style-name="T6">des</text:span><text:span text:style-name="T103"> </text:span><text:span text:style-name="T6">surfaces</text:span><text:span text:style-name="T103"> </text:span><text:span text:style-name="T6">solides</text:span><text:span text:style-name="T103"> </text:span><text:span text:style-name="T6">comme</text:span><text:span text:style-name="T103"> </text:span><text:span text:style-name="T6">si</text:span><text:span text:style-name="T103"> </text:span><text:span text:style-name="T6">elles </text:span>étaient<text:span text:style-name="T12"> </text:span>insubstantielles.<text:span text:style-name="T12"> </text:span>Cependant,<text:span text:style-name="T12"> </text:span>la<text:span text:style-name="T12"> </text:span>perception<text:span text:style-name="T12"> </text:span>du<text:span text:style-name="T12"> </text:span>monde primaire<text:span text:style-name="T28"> </text:span>est<text:span text:style-name="T28"> </text:span>déformée,<text:span text:style-name="T28"> </text:span>et<text:span text:style-name="T28"> </text:span>il<text:span text:style-name="T28"> </text:span>est<text:span text:style-name="T28"> </text:span>difficile<text:span text:style-name="T28"> </text:span>d’espionner<text:span text:style-name="T28"> </text:span>une<text:span text:style-name="T28"> </text:span>per- <text:span text:style-name="T27">sonne.</text:span><text:span text:style-name="T14"> </text:span><text:span text:style-name="T27">Un</text:span><text:span text:style-name="T14"> </text:span><text:span text:style-name="T27">test</text:span><text:span text:style-name="T14"> </text:span><text:span text:style-name="T27">de</text:span><text:span text:style-name="T28"> </text:span><text:span text:style-name="T27">perception</text:span><text:span text:style-name="T14"> </text:span><text:span text:style-name="T27">avec</text:span><text:span text:style-name="T14"> </text:span><text:span text:style-name="T27">désavantage</text:span><text:span text:style-name="T14"> </text:span><text:span text:style-name="T27">est</text:span><text:span text:style-name="T28"> </text:span><text:span text:style-name="T27">nécessaire.</text:span></text:p>
      <text:p text:style-name="P61"/>
      <text:p text:style-name="P69"><text:span text:style-name="T156">Rang</text:span><text:span text:style-name="T157"> </text:span><text:span text:style-name="T156">3</text:span><text:span text:style-name="T158"> </text:span><text:span text:style-name="T156">:</text:span><text:span text:style-name="T158"> </text:span><text:span text:style-name="T46">Vous</text:span><text:span text:style-name="T48"> </text:span><text:span text:style-name="T46">pouvez</text:span><text:span text:style-name="T47"> </text:span><text:span text:style-name="T46">désormais</text:span><text:span text:style-name="T48"> </text:span><text:span text:style-name="T46">déplacer</text:span><text:span text:style-name="T48"> </text:span><text:span text:style-name="T46">des</text:span><text:span text:style-name="T48"> </text:span><text:span text:style-name="T46">objets</text:span><text:span text:style-name="T47"> </text:span><text:span text:style-name="T46">pesant</text:span><text:span text:style-name="T48"> </text:span><text:span text:style-name="T46">moins </text:span><text:span text:style-name="T13">d’un</text:span><text:span text:style-name="T89"> </text:span><text:span text:style-name="T13">kilogramme</text:span><text:span text:style-name="T89"> </text:span><text:span text:style-name="T13">depuis</text:span><text:span text:style-name="T89"> </text:span><text:span text:style-name="T13">le</text:span><text:span text:style-name="T89"> </text:span><text:span text:style-name="T13">monde</text:span><text:span text:style-name="T9"> </text:span><text:span text:style-name="T13">astral</text:span><text:span text:style-name="T89"> </text:span><text:span text:style-name="T13">vers</text:span><text:span text:style-name="T89"> </text:span><text:span text:style-name="T13">le</text:span><text:span text:style-name="T89"> </text:span><text:span text:style-name="T13">monde</text:span><text:span text:style-name="T89"> </text:span><text:span text:style-name="T13">primaire.</text:span></text:p>
      <text:p text:style-name="P135"/>
      <text:p text:style-name="P71"><text:span text:style-name="T122">Rang</text:span><text:span text:style-name="T124"> </text:span><text:span text:style-name="T122">4:</text:span><text:span text:style-name="T123"> </text:span><text:span text:style-name="T6">Vous</text:span><text:span text:style-name="T8"> </text:span><text:span text:style-name="T6">pouvez</text:span><text:span text:style-name="T8"> </text:span><text:span text:style-name="T6">rester</text:span><text:span text:style-name="T7"> </text:span><text:span text:style-name="T6">dans</text:span><text:span text:style-name="T8"> </text:span><text:span text:style-name="T6">le</text:span><text:span text:style-name="T8"> </text:span><text:span text:style-name="T6">monde</text:span><text:span text:style-name="T8"> </text:span><text:span text:style-name="T6">astral</text:span><text:span text:style-name="T7"> </text:span><text:span text:style-name="T6">pendant</text:span><text:span text:style-name="T8"> </text:span><text:span text:style-name="T6">une</text:span><text:span text:style-name="T8"> </text:span><text:span text:style-name="T6">heure </text:span><text:span text:style-name="T46">et</text:span><text:span text:style-name="T47"> </text:span><text:span text:style-name="T46">vous</text:span><text:span text:style-name="T48"> </text:span><text:span text:style-name="T46">déplacer</text:span><text:span text:style-name="T48"> </text:span><text:span text:style-name="T46">à</text:span><text:span text:style-name="T48"> </text:span><text:span text:style-name="T46">la</text:span><text:span text:style-name="T47"> </text:span><text:span text:style-name="T46">vitesse</text:span><text:span text:style-name="T48"> </text:span><text:span text:style-name="T46">d’une</text:span><text:span text:style-name="T48"> </text:span><text:span text:style-name="T46">course</text:span><text:span text:style-name="T48"> </text:span><text:span text:style-name="T46">à</text:span><text:span text:style-name="T47"> </text:span><text:span text:style-name="T46">pied.</text:span><text:span text:style-name="T48"> </text:span><text:span text:style-name="T46">De</text:span><text:span text:style-name="T48"> </text:span><text:span text:style-name="T46">plus,</text:span><text:span text:style-name="T48"> </text:span><text:span text:style-name="T46">vous</text:span><text:span text:style-name="T47"> </text:span><text:span text:style-name="T46">êtes </text:span><text:span text:style-name="T13">capable</text:span><text:span text:style-name="T11"> </text:span><text:span text:style-name="T13">de</text:span><text:span text:style-name="T27"> </text:span><text:span text:style-name="T13">porter</text:span><text:span text:style-name="T11"> </text:span><text:span text:style-name="T13">ou</text:span><text:span text:style-name="T11"> </text:span><text:span text:style-name="T13">de</text:span><text:span text:style-name="T11"> </text:span><text:span text:style-name="T13">déplacer</text:span><text:span text:style-name="T27"> </text:span><text:span text:style-name="T13">des</text:span><text:span text:style-name="T11"> </text:span><text:span text:style-name="T13">objets</text:span><text:span text:style-name="T11"> </text:span><text:span text:style-name="T13">pesant</text:span><text:span text:style-name="T11"> </text:span><text:span text:style-name="T13">jusqu’à</text:span><text:span text:style-name="T11"> </text:span><text:span text:style-name="T13">10</text:span> <text:span text:style-name="T13">kg </text:span>sans<text:span text:style-name="T89"> </text:span>effort,<text:span text:style-name="T89"> </text:span>et<text:span text:style-name="T89"> </text:span>jusqu’à<text:span text:style-name="T9"> </text:span>20<text:span text:style-name="T89"> </text:span>kg<text:span text:style-name="T89"> </text:span>avec<text:span text:style-name="T89"> </text:span>un<text:span text:style-name="T9"> </text:span>peu<text:span text:style-name="T89"> </text:span>plus<text:span text:style-name="T89"> </text:span>d’effort.</text:p>
      <text:p text:style-name="P68"/>
      <text:p text:style-name="P70"><text:span text:style-name="T108">Rang</text:span><text:span text:style-name="T255"> </text:span><text:span text:style-name="T108">5:</text:span><text:span text:style-name="T255"> </text:span><text:span text:style-name="T13">Votre</text:span><text:span text:style-name="T41"> </text:span><text:span text:style-name="T13">corps</text:span><text:span text:style-name="T41"> </text:span><text:span text:style-name="T13">disparaît</text:span><text:span text:style-name="T41"> </text:span><text:span text:style-name="T13">complètement</text:span><text:span text:style-name="T41"> </text:span><text:span text:style-name="T13">du</text:span><text:span text:style-name="T41"> </text:span><text:span text:style-name="T13">monde</text:span><text:span text:style-name="T41"> </text:span><text:span text:style-name="T13">primaire </text:span><text:span text:style-name="T12">lorsque</text:span><text:span text:style-name="T10"> </text:span><text:span text:style-name="T12">vous</text:span><text:span text:style-name="T10"> </text:span><text:span text:style-name="T12">êtes</text:span><text:span text:style-name="T10"> </text:span><text:span text:style-name="T12">dans</text:span><text:span text:style-name="T53"> </text:span><text:span text:style-name="T12">l’astral,</text:span><text:span text:style-name="T10"> </text:span><text:span text:style-name="T12">vous</text:span><text:span text:style-name="T10"> </text:span><text:span text:style-name="T12">permettant</text:span><text:span text:style-name="T10"> </text:span><text:span text:style-name="T12">de</text:span><text:span text:style-name="T53"> </text:span><text:span text:style-name="T12">vous</text:span><text:span text:style-name="T10"> </text:span><text:span text:style-name="T12">cacher </text:span>ou<text:span text:style-name="T89"> </text:span>d’éviter<text:span text:style-name="T89"> </text:span>les<text:span text:style-name="T89"> </text:span>attaques<text:span text:style-name="T9"> </text:span>physiques.</text:p>
      <text:p text:style-name="P93"/>
      <text:h text:style-name="P102" text:outline-level="3">Possession</text:h>
      <text:p text:style-name="P170"><text:span text:style-name="T13">Permet</text:span><text:span text:style-name="T41"> </text:span><text:span text:style-name="T13">à</text:span><text:span text:style-name="T41"> </text:span><text:span text:style-name="T13">un</text:span><text:span text:style-name="T41"> </text:span><text:span text:style-name="T13">esprit</text:span><text:span text:style-name="T41"> </text:span><text:span text:style-name="T13">de</text:span><text:span text:style-name="T41"> </text:span><text:span text:style-name="T13">posséder</text:span><text:span text:style-name="T41"> </text:span><text:span text:style-name="T13">un</text:span><text:span text:style-name="T41"> </text:span><text:span text:style-name="T13">être</text:span><text:span text:style-name="T41"> </text:span><text:span text:style-name="T13">vivant</text:span><text:span text:style-name="T41"> </text:span><text:span text:style-name="T13">pour</text:span><text:span text:style-name="T41"> </text:span><text:span text:style-name="T13">un</text:span><text:span text:style-name="T41"> </text:span><text:span text:style-name="T13">temps</text:span><text:span text:style-name="T41"> </text:span><text:span text:style-name="T13">plus </text:span><text:span text:style-name="T12">ou</text:span><text:span text:style-name="T10"> </text:span><text:span text:style-name="T12">moins</text:span><text:span text:style-name="T10"> </text:span><text:span text:style-name="T12">long.</text:span><text:span text:style-name="T10"> </text:span><text:span text:style-name="T12">Pour</text:span><text:span text:style-name="T53"> </text:span><text:span text:style-name="T12">une</text:span><text:span text:style-name="T10"> </text:span><text:span text:style-name="T12">obscure</text:span><text:span text:style-name="T10"> </text:span><text:span text:style-name="T12">raison,</text:span><text:span text:style-name="T10"> </text:span><text:span text:style-name="T12">la</text:span><text:span text:style-name="T53"> </text:span><text:span text:style-name="T12">possession</text:span><text:span text:style-name="T10"> </text:span><text:span text:style-name="T12">ne</text:span><text:span text:style-name="T10"> </text:span><text:span text:style-name="T12">fonc- </text:span><text:span text:style-name="T40">tionne</text:span><text:span text:style-name="T13"> </text:span><text:span text:style-name="T40">jamais</text:span><text:span text:style-name="T13"> </text:span><text:span text:style-name="T40">d’un</text:span><text:span text:style-name="T13"> </text:span><text:span text:style-name="T40">PJ</text:span><text:span text:style-name="T15"> </text:span><text:span text:style-name="T40">à</text:span><text:span text:style-name="T13"> </text:span><text:span text:style-name="T40">un</text:span><text:span text:style-name="T13"> </text:span><text:span text:style-name="T40">autre</text:span><text:span text:style-name="T13"> </text:span><text:span text:style-name="T40">PJ</text:span><text:span text:style-name="T15"> </text:span><text:span text:style-name="T40">(TGCM).</text:span><text:span text:style-name="T13"> </text:span><text:span text:style-name="T40">Lorsque</text:span><text:span text:style-name="T13"> </text:span><text:span text:style-name="T40">l’hôte</text:span><text:span text:style-name="T13"> </text:span><text:span text:style-name="T40">est </text:span><text:span text:style-name="T12">passager,</text:span><text:span text:style-name="T10"> </text:span><text:span text:style-name="T12">son</text:span><text:span text:style-name="T10"> </text:span><text:span text:style-name="T12">esprit</text:span><text:span text:style-name="T10"> </text:span><text:span text:style-name="T12">est</text:span><text:span text:style-name="T53"> </text:span><text:span text:style-name="T12">mis</text:span><text:span text:style-name="T10"> </text:span><text:span text:style-name="T12">sur</text:span><text:span text:style-name="T10"> </text:span><text:span text:style-name="T12">le</text:span><text:span text:style-name="T10"> </text:span><text:span text:style-name="T12">siège</text:span><text:span text:style-name="T53"> </text:span><text:span text:style-name="T12">passager,</text:span><text:span text:style-name="T10"> </text:span><text:span text:style-name="T12">généralement </text:span><text:span text:style-name="T46">les</text:span><text:span text:style-name="T47"> </text:span><text:span text:style-name="T46">mécanismes</text:span><text:span text:style-name="T48"> </text:span><text:span text:style-name="T46">du</text:span><text:span text:style-name="T48"> </text:span><text:span text:style-name="T46">cerveau</text:span><text:span text:style-name="T48"> </text:span><text:span text:style-name="T46">créent</text:span><text:span text:style-name="T47"> </text:span><text:span text:style-name="T46">une</text:span><text:span text:style-name="T48"> </text:span><text:span text:style-name="T46">amnésie.</text:span><text:span text:style-name="T48"> </text:span><text:span text:style-name="T46">Toutefois,</text:span><text:span text:style-name="T48"> </text:span><text:span text:style-name="T46">certains </text:span>sujets<text:span text:style-name="T53"> </text:span>ont<text:span text:style-name="T53"> </text:span>des<text:span text:style-name="T53"> </text:span>réminiscences…</text:p>
      <text:p text:style-name="P61"/>
      <text:p text:style-name="P137"><text:span text:style-name="T82">Rang</text:span><text:span text:style-name="T159"> </text:span><text:span text:style-name="T82">1</text:span><text:span text:style-name="T159"> </text:span><text:span text:style-name="T82">:</text:span><text:span text:style-name="T159"> </text:span><text:span text:style-name="T27">Vous</text:span><text:span text:style-name="T28"> </text:span><text:span text:style-name="T27">pouvez</text:span><text:span text:style-name="T14"> </text:span><text:span text:style-name="T27">posséder</text:span><text:span text:style-name="T14"> </text:span><text:span text:style-name="T27">un</text:span><text:span text:style-name="T53"> </text:span><text:span text:style-name="T27">animal</text:span><text:span text:style-name="T15"> </text:span><text:span text:style-name="T27">ou</text:span><text:span text:style-name="T15"> </text:span><text:span text:style-name="T27">un</text:span><text:span text:style-name="T15"> </text:span><text:span text:style-name="T27">être</text:span><text:span text:style-name="T15"> </text:span><text:span text:style-name="T27">humain de</text:span><text:span text:style-name="T28"> </text:span><text:span text:style-name="T27">faible</text:span><text:span text:style-name="T28"> </text:span><text:span text:style-name="T27">intelligence</text:span><text:span text:style-name="T28"> </text:span><text:span text:style-name="T27">avec</text:span><text:span text:style-name="T28"> </text:span><text:span text:style-name="T27">une</text:span><text:span text:style-name="T28"> </text:span><text:span text:style-name="T27">difficulté</text:span><text:span text:style-name="T28"> </text:span><text:span text:style-name="T27">de</text:span><text:span text:style-name="T28"> </text:span><text:span text:style-name="T27">12.</text:span><text:span text:style-name="T28"> </text:span><text:span text:style-name="T27">La</text:span><text:span text:style-name="T28"> </text:span><text:span text:style-name="T27">possession dure</text:span><text:span text:style-name="T28"> </text:span><text:span text:style-name="T27">jusqu’à</text:span><text:span text:style-name="T28"> </text:span><text:span text:style-name="T27">ce</text:span><text:span text:style-name="T28"> </text:span><text:span text:style-name="T27">que</text:span><text:span text:style-name="T28"> </text:span><text:span text:style-name="T27">l’hôte</text:span><text:span text:style-name="T28"> </text:span><text:span text:style-name="T27">réussisse</text:span><text:span text:style-name="T28"> </text:span><text:span text:style-name="T27">un</text:span><text:span text:style-name="T28"> </text:span><text:span text:style-name="T27">test</text:span><text:span text:style-name="T28"> </text:span><text:span text:style-name="T27">de</text:span><text:span text:style-name="T28"> </text:span><text:span text:style-name="T27">volonté</text:span><text:span text:style-name="T28"> </text:span><text:span text:style-name="T27">opposé </text:span>(un test par jour).</text:p>
      <text:p text:style-name="P56"/>
      <text:p text:style-name="P100"><text:span text:style-name="T108">Rang</text:span><text:span text:style-name="T107"> </text:span><text:span text:style-name="T108">2</text:span><text:span text:style-name="T107"> </text:span><text:span text:style-name="T108">:</text:span><text:span text:style-name="T107"> </text:span><text:span text:style-name="T13">Vous</text:span><text:span text:style-name="T41"> </text:span><text:span text:style-name="T13">pouvez</text:span><text:span text:style-name="T40"> </text:span><text:span text:style-name="T13">posséder</text:span><text:span text:style-name="T27"> </text:span><text:span text:style-name="T13">un</text:span><text:span text:style-name="T27"> </text:span><text:span text:style-name="T13">être</text:span><text:span text:style-name="T27"> </text:span><text:span text:style-name="T13">humain</text:span><text:span text:style-name="T27"> </text:span><text:span text:style-name="T13">pendant</text:span><text:span text:style-name="T27"> </text:span><text:span text:style-name="T13">une</text:span><text:span text:style-name="T27"> </text:span><text:span text:style-name="T13">se- maine</text:span><text:span text:style-name="T40"> </text:span><text:span text:style-name="T13">avec</text:span><text:span text:style-name="T40"> </text:span><text:span text:style-name="T13">une</text:span><text:span text:style-name="T40"> </text:span><text:span text:style-name="T13">difficulté</text:span><text:span text:style-name="T41"> </text:span><text:span text:style-name="T13">de</text:span><text:span text:style-name="T40"> </text:span><text:span text:style-name="T13">12.</text:span><text:span text:style-name="T40"> </text:span><text:span text:style-name="T13">À</text:span><text:span text:style-name="T40"> </text:span><text:span text:style-name="T13">la</text:span><text:span text:style-name="T41"> </text:span><text:span text:style-name="T13">fin</text:span><text:span text:style-name="T40"> </text:span><text:span text:style-name="T13">de</text:span><text:span text:style-name="T40"> </text:span><text:span text:style-name="T13">la</text:span><text:span text:style-name="T40"> </text:span><text:span text:style-name="T13">semaine,</text:span><text:span text:style-name="T41"> </text:span><text:span text:style-name="T13">l’hôte</text:span><text:span text:style-name="T40"> </text:span><text:span text:style-name="T13">est </text:span><text:span text:style-name="T40">confus</text:span><text:span text:style-name="T50"> </text:span><text:span text:style-name="T40">et</text:span><text:span text:style-name="T50"> </text:span><text:span text:style-name="T40">ne</text:span><text:span text:style-name="T50"> </text:span><text:span text:style-name="T40">se</text:span><text:span text:style-name="T50"> </text:span><text:span text:style-name="T40">souvient</text:span><text:span text:style-name="T50"> </text:span><text:span text:style-name="T40">pas</text:span><text:span text:style-name="T50"> </text:span><text:span text:style-name="T40">de</text:span><text:span text:style-name="T50"> </text:span><text:span text:style-name="T40">ses</text:span><text:span text:style-name="T50"> </text:span><text:span text:style-name="T40">actions</text:span><text:span text:style-name="T50"> </text:span><text:span text:style-name="T40">pendant</text:span><text:span text:style-name="T50"> </text:span><text:span text:style-name="T40">la</text:span><text:span text:style-name="T50"> </text:span><text:span text:style-name="T40">possession.</text:span></text:p>
      <text:p text:style-name="P229"><text:bookmark text:name="Pyromancie"/><text:span text:style-name="T25">Rang</text:span><text:span text:style-name="T142"> </text:span><text:span text:style-name="T25">3</text:span><text:span text:style-name="T142"> </text:span><text:span text:style-name="T25">:</text:span><text:span text:style-name="T135"> </text:span>Vous avez la capacité de posséder un être humain <text:span text:style-name="T13">exceptionnel</text:span><text:span text:style-name="T11"> </text:span><text:span text:style-name="T13">ou</text:span><text:span text:style-name="T11"> </text:span><text:span text:style-name="T13">une</text:span><text:span text:style-name="T11"> </text:span><text:span text:style-name="T13">créature</text:span><text:span text:style-name="T11"> </text:span><text:span text:style-name="T13">surnaturelle</text:span><text:span text:style-name="T11"> </text:span><text:span text:style-name="T13">ayant</text:span><text:span text:style-name="T11"> </text:span><text:span text:style-name="T13">une</text:span><text:span text:style-name="T11"> </text:span><text:span text:style-name="T13">volonté</text:span><text:span text:style-name="T11"> </text:span><text:span text:style-name="T13">de</text:span><text:span text:style-name="T11"> </text:span><text:span text:style-name="T13">3 </text:span>ou<text:span text:style-name="T89"> </text:span>moins,<text:span text:style-name="T89"> </text:span>avec<text:span text:style-name="T89"> </text:span>une<text:span text:style-name="T9"> </text:span>difficulté<text:span text:style-name="T89"> </text:span>de<text:span text:style-name="T89"> </text:span>12.<text:span text:style-name="T89"> </text:span>L’hôte<text:span text:style-name="T9"> </text:span>a<text:span text:style-name="T89"> </text:span>le<text:span text:style-name="T89"> </text:span>droit<text:span text:style-name="T89"> </text:span>à<text:span text:style-name="T9"> </text:span>un<text:span text:style-name="T89"> </text:span>test de<text:span text:style-name="T89"> </text:span>volonté<text:span text:style-name="T89"> </text:span>opposé<text:span text:style-name="T89"> </text:span>pour<text:span text:style-name="T9"> </text:span>résister<text:span text:style-name="T89"> </text:span>à<text:span text:style-name="T89"> </text:span>la<text:span text:style-name="T89"> </text:span>possession.</text:p>
      <text:p text:style-name="P68"/>
      <text:p text:style-name="P60"><text:span text:style-name="T82">Rang</text:span><text:span text:style-name="T159"> </text:span><text:span text:style-name="T82">4</text:span><text:span text:style-name="T159"> </text:span><text:span text:style-name="T82">:</text:span><text:span text:style-name="T159"> </text:span><text:span text:style-name="T27">Votre</text:span><text:span text:style-name="T10"> </text:span><text:span text:style-name="T27">esprit est</text:span><text:span text:style-name="T11"> </text:span><text:span text:style-name="T27">devenu</text:span><text:span text:style-name="T11"> </text:span><text:span text:style-name="T27">suffisamment</text:span><text:span text:style-name="T11"> </text:span><text:span text:style-name="T27">puissant</text:span><text:span text:style-name="T11"> </text:span><text:span text:style-name="T27">pour </text:span><text:span text:style-name="T10">contrôler</text:span><text:span text:style-name="T12"> </text:span><text:span text:style-name="T10">une</text:span><text:span text:style-name="T12"> </text:span><text:span text:style-name="T10">personne</text:span><text:span text:style-name="T12"> </text:span><text:span text:style-name="T10">tout</text:span><text:span text:style-name="T11"> </text:span><text:span text:style-name="T10">en</text:span><text:span text:style-name="T12"> </text:span><text:span text:style-name="T10">continuant</text:span><text:span text:style-name="T12"> </text:span><text:span text:style-name="T10">de</text:span><text:span text:style-name="T12"> </text:span><text:span text:style-name="T10">parler</text:span><text:span text:style-name="T11"> </text:span><text:span text:style-name="T10">ou</text:span><text:span text:style-name="T12"> </text:span><text:span text:style-name="T10">de</text:span><text:span text:style-name="T12"> </text:span><text:span text:style-name="T10">marcher </text:span><text:span text:style-name="T13">normalement.</text:span><text:span text:style-name="T40"> </text:span><text:span text:style-name="T13">Si</text:span><text:span text:style-name="T40"> </text:span><text:span text:style-name="T13">vous</text:span><text:span text:style-name="T40"> </text:span><text:span text:style-name="T13">dormez</text:span><text:span text:style-name="T41"> </text:span><text:span text:style-name="T13">ou</text:span><text:span text:style-name="T40"> </text:span><text:span text:style-name="T13">effectuez</text:span><text:span text:style-name="T40"> </text:span><text:span text:style-name="T13">des</text:span><text:span text:style-name="T40"> </text:span><text:span text:style-name="T13">actions</text:span><text:span text:style-name="T41"> </text:span><text:span text:style-name="T13">violentes, </text:span>le<text:span text:style-name="T13"> </text:span>lien<text:span text:style-name="T13"> </text:span>est<text:span text:style-name="T13"> </text:span>brisé,<text:span text:style-name="T13"> </text:span>et<text:span text:style-name="T13"> </text:span>l’individu<text:span text:style-name="T13"> </text:span>retrouve<text:span text:style-name="T13"> </text:span>son<text:span text:style-name="T13"> </text:span>libre<text:span text:style-name="T13"> </text:span>arbitre.<text:span text:style-name="T13"> </text:span>Il<text:span text:style-name="T13"> </text:span>est hébété,<text:span text:style-name="T28"> </text:span>confus,<text:span text:style-name="T28"> </text:span>et<text:span text:style-name="T28"> </text:span>ne<text:span text:style-name="T28"> </text:span>se<text:span text:style-name="T28"> </text:span>rappelle<text:span text:style-name="T28"> </text:span>pas<text:span text:style-name="T28"> </text:span>du<text:span text:style-name="T28"> </text:span>temps<text:span text:style-name="T28"> </text:span>où<text:span text:style-name="T28"> </text:span>il<text:span text:style-name="T28"> </text:span>était<text:span text:style-name="T28"> </text:span>sous votre<text:span text:style-name="T13"> </text:span>influence.</text:p>
      <text:p text:style-name="P61"/>
      <text:p text:style-name="P26"><text:span text:style-name="T25">Rang</text:span><text:span text:style-name="T83"> </text:span><text:span text:style-name="T25">5</text:span><text:span text:style-name="T142"> </text:span><text:span text:style-name="T25">: </text:span>À ce stade, vous pouvez contrôler simultanément un<text:span text:style-name="T9"> </text:span>nombre<text:span text:style-name="T9"> </text:span>de<text:span text:style-name="T9"> </text:span>personnes<text:span text:style-name="T9"> </text:span>équivalent<text:span text:style-name="T9"> </text:span>au<text:span text:style-name="T9"> </text:span>double<text:span text:style-name="T9"> </text:span>de<text:span text:style-name="T9"> </text:span>votre<text:span text:style-name="T9"> </text:span>score <text:span text:style-name="T14">de</text:span><text:span text:style-name="T27"> </text:span><text:span text:style-name="T14">volonté.</text:span><text:span text:style-name="T27"> </text:span><text:span text:style-name="T14">Vous</text:span><text:span text:style-name="T27"> </text:span><text:span text:style-name="T14">pouvez</text:span><text:span text:style-name="T26"> </text:span><text:span text:style-name="T14">agir</text:span><text:span text:style-name="T27"> </text:span><text:span text:style-name="T14">normalement</text:span><text:span text:style-name="T27"> </text:span><text:span text:style-name="T14">sans</text:span><text:span text:style-name="T27"> </text:span><text:span text:style-name="T14">perdre</text:span><text:span text:style-name="T26"> </text:span><text:span text:style-name="T14">le</text:span><text:span text:style-name="T27"> </text:span><text:span text:style-name="T14">contrôle, </text:span><text:span text:style-name="T27">même</text:span><text:span text:style-name="T40"> </text:span><text:span text:style-name="T27">si</text:span><text:span text:style-name="T40"> </text:span><text:span text:style-name="T27">les</text:span><text:span text:style-name="T40"> </text:span><text:span text:style-name="T27">actions</text:span><text:span text:style-name="T40"> </text:span><text:span text:style-name="T27">sont</text:span><text:span text:style-name="T40"> </text:span><text:span text:style-name="T27">intenses,</text:span><text:span text:style-name="T40"> </text:span><text:span text:style-name="T27">voire</text:span><text:span text:style-name="T40"> </text:span><text:span text:style-name="T27">violentes.</text:span></text:p>
      <text:p text:style-name="P140"/>
      <text:h text:style-name="P230" text:outline-level="3">Pyromancie</text:h>
      <text:p text:style-name="P231">La<text:span text:style-name="T89"> </text:span>Pyromancie<text:span text:style-name="T89"> </text:span>confère<text:span text:style-name="T89"> </text:span>au<text:span text:style-name="T9"> </text:span>praticien<text:span text:style-name="T89"> </text:span>la<text:span text:style-name="T89"> </text:span>capacité<text:span text:style-name="T89"> </text:span>de<text:span text:style-name="T9"> </text:span>manipuler et de contrôler le feu.</text:p>
      <text:p text:style-name="P135"/>
      <text:p text:style-name="P232"><text:span text:style-name="T108">Rang</text:span><text:span text:style-name="T256"> </text:span><text:span text:style-name="T108">1</text:span><text:span text:style-name="T257"> </text:span><text:span text:style-name="T108">:</text:span><text:span text:style-name="T258"> </text:span><text:span text:style-name="T13">Vous</text:span><text:span text:style-name="T101"> </text:span><text:span text:style-name="T13">obtenez</text:span><text:span text:style-name="T50"> </text:span><text:span text:style-name="T13">une</text:span><text:span text:style-name="T101"> </text:span><text:span text:style-name="T13">immunité</text:span><text:span text:style-name="T101"> </text:span><text:span text:style-name="T13">au</text:span><text:span text:style-name="T101"> </text:span><text:span text:style-name="T13">feu</text:span><text:span text:style-name="T101"> </text:span><text:span text:style-name="T13">pendant</text:span><text:span text:style-name="T101"> </text:span><text:span text:style-name="T13">10</text:span><text:span text:style-name="T10"> </text:span><text:span text:style-name="T13">minutes.</text:span></text:p>
      <text:p text:style-name="P212"/>
      <text:p text:style-name="P161"><text:span text:style-name="T122">Rang</text:span><text:span text:style-name="T124"> </text:span><text:span text:style-name="T122">2</text:span><text:span text:style-name="T123"> </text:span><text:span text:style-name="T122">:</text:span><text:span text:style-name="T123"> </text:span><text:span text:style-name="T6">Vous</text:span><text:span text:style-name="T103"> </text:span><text:span text:style-name="T6">pouvez générer une flamme sur l’ensemble de votre </text:span><text:span text:style-name="T27">corps</text:span><text:span text:style-name="T28"> </text:span><text:span text:style-name="T27">ou</text:span><text:span text:style-name="T28"> </text:span><text:span text:style-name="T27">sur</text:span><text:span text:style-name="T28"> </text:span><text:span text:style-name="T27">un</text:span><text:span text:style-name="T28"> </text:span><text:span text:style-name="T27">objet</text:span><text:span text:style-name="T28"> </text:span><text:span text:style-name="T27">inerte.</text:span><text:span text:style-name="T28"> </text:span><text:span text:style-name="T27">Cette</text:span><text:span text:style-name="T28"> </text:span><text:span text:style-name="T27">flamme</text:span><text:span text:style-name="T28"> </text:span><text:span text:style-name="T27">génère</text:span><text:span text:style-name="T28"> </text:span><text:span text:style-name="T27">une</text:span><text:span text:style-name="T28"> </text:span><text:span text:style-name="T27">chaleur </text:span><text:span text:style-name="T13">intense</text:span><text:span text:style-name="T259"> </text:span><text:span text:style-name="T13">qui</text:span><text:span text:style-name="T259"> </text:span><text:span text:style-name="T13">met</text:span><text:span text:style-name="T259"> </text:span><text:span text:style-name="T13">le</text:span><text:span text:style-name="T259"> </text:span><text:span text:style-name="T13">feu</text:span><text:span text:style-name="T259"> </text:span><text:span text:style-name="T13">à</text:span><text:span text:style-name="T259"> </text:span><text:span text:style-name="T13">tout</text:span><text:span text:style-name="T175"> </text:span><text:span text:style-name="T13">ce</text:span><text:span text:style-name="T259"> </text:span><text:span text:style-name="T13">qu’elle</text:span><text:span text:style-name="T259"> </text:span><text:span text:style-name="T13">touche</text:span><text:span text:style-name="T259"> </text:span><text:span text:style-name="T13">en</text:span><text:span text:style-name="T259"> </text:span><text:span text:style-name="T13">quelques</text:span><text:span text:style-name="T259"> </text:span><text:span text:style-name="T13">instants.</text:span></text:p>
      <text:p text:style-name="P56"/>
      <text:p text:style-name="P112"><text:span text:style-name="T125">Rang</text:span><text:span text:style-name="T164"> </text:span><text:span text:style-name="T125">3</text:span><text:span text:style-name="T165"> </text:span><text:span text:style-name="T125">:</text:span><text:span text:style-name="T164"> </text:span><text:span text:style-name="T103">Vous</text:span><text:span text:style-name="T53"> </text:span><text:span text:style-name="T103">avez</text:span><text:span text:style-name="T162"> </text:span><text:span text:style-name="T103">la</text:span><text:span text:style-name="T41"> </text:span><text:span text:style-name="T103">capacité</text:span><text:span text:style-name="T40"> </text:span><text:span text:style-name="T103">de</text:span><text:span text:style-name="T40"> </text:span><text:span text:style-name="T103">générer</text:span><text:span text:style-name="T40"> </text:span><text:span text:style-name="T103">et</text:span><text:span text:style-name="T40"> </text:span><text:span text:style-name="T103">de</text:span><text:span text:style-name="T40"> </text:span><text:span text:style-name="T103">projeter</text:span><text:span text:style-name="T40"> </text:span><text:span text:style-name="T103">une</text:span><text:span text:style-name="T40"> </text:span><text:span text:style-name="T103">flamme </text:span><text:span text:style-name="T40">infligeant (3 + carte) points de dégâts. Cette action peut épuiser </text:span><text:span text:style-name="T12">la</text:span><text:span text:style-name="T15"> </text:span><text:span text:style-name="T12">magie</text:span><text:span text:style-name="T15"> </text:span><text:span text:style-name="T12">du</text:span><text:span text:style-name="T15"> </text:span><text:span text:style-name="T12">lanceur,</text:span><text:span text:style-name="T15"> </text:span><text:span text:style-name="T12">avec</text:span><text:span text:style-name="T15"> </text:span><text:span text:style-name="T12">une</text:span><text:span text:style-name="T15"> </text:span><text:span text:style-name="T12">difficulté</text:span><text:span text:style-name="T15"> </text:span><text:span text:style-name="T12">de</text:span><text:span text:style-name="T15"> </text:span><text:span text:style-name="T12">10</text:span><text:span text:style-name="T15"> </text:span><text:span text:style-name="T12">+</text:span><text:span text:style-name="T15"> </text:span><text:span text:style-name="T12">2</text:span><text:span text:style-name="T15"> </text:span><text:span text:style-name="T12">pour</text:span><text:span text:style-name="T15"> </text:span><text:span text:style-name="T12">chaque </text:span>utilisation dans la journée en cours.</text:p>
      <text:p text:style-name="P56"/>
      <text:p text:style-name="P79"><text:span text:style-name="T108">Rang</text:span><text:span text:style-name="T107"> </text:span><text:span text:style-name="T108">4</text:span><text:span text:style-name="T107"> </text:span><text:span text:style-name="T108">:</text:span><text:span text:style-name="T107"> </text:span><text:span text:style-name="T13">Vous</text:span><text:span text:style-name="T41"> </text:span><text:span text:style-name="T13">pouvez</text:span><text:span text:style-name="T40"> </text:span><text:span text:style-name="T13">générer</text:span><text:span text:style-name="T40"> </text:span><text:span text:style-name="T13">et</text:span><text:span text:style-name="T27"> </text:span><text:span text:style-name="T13">projeter</text:span><text:span text:style-name="T27"> </text:span><text:span text:style-name="T13">une</text:span><text:span text:style-name="T27"> </text:span><text:span text:style-name="T13">flamme</text:span><text:span text:style-name="T27"> </text:span><text:span text:style-name="T13">infligeant </text:span><text:span text:style-name="T12">(3</text:span><text:span text:style-name="T40"> </text:span><text:span text:style-name="T12">+</text:span><text:span text:style-name="T40"> </text:span><text:span text:style-name="T12">la</text:span><text:span text:style-name="T40"> </text:span><text:span text:style-name="T12">meilleure</text:span><text:span text:style-name="T40"> </text:span><text:span text:style-name="T12">de</text:span><text:span text:style-name="T40"> </text:span><text:span text:style-name="T12">deux</text:span><text:span text:style-name="T40"> </text:span><text:span text:style-name="T12">cartes)</text:span><text:span text:style-name="T40"> </text:span><text:span text:style-name="T12">points</text:span><text:span text:style-name="T40"> </text:span><text:span text:style-name="T12">de</text:span><text:span text:style-name="T40"> </text:span><text:span text:style-name="T12">dégâts.</text:span><text:span text:style-name="T40"> </text:span><text:span text:style-name="T12">Cette</text:span><text:span text:style-name="T40"> </text:span><text:span text:style-name="T12">action </text:span><text:span text:style-name="T27">peut</text:span><text:span text:style-name="T14"> </text:span><text:span text:style-name="T27">épuiser</text:span><text:span text:style-name="T14"> </text:span><text:span text:style-name="T27">la</text:span><text:span text:style-name="T14"> </text:span><text:span text:style-name="T27">magie</text:span><text:span text:style-name="T28"> </text:span><text:span text:style-name="T27">du</text:span><text:span text:style-name="T14"> </text:span><text:span text:style-name="T27">lanceur,</text:span><text:span text:style-name="T14"> </text:span><text:span text:style-name="T27">avec</text:span><text:span text:style-name="T14"> </text:span><text:span text:style-name="T27">une</text:span><text:span text:style-name="T28"> </text:span><text:span text:style-name="T27">difficulté</text:span><text:span text:style-name="T14"> </text:span><text:span text:style-name="T27">de</text:span><text:span text:style-name="T14"> </text:span><text:span text:style-name="T27">10</text:span><text:span text:style-name="T14"> </text:span><text:span text:style-name="T27">+</text:span><text:span text:style-name="T28"> </text:span><text:span text:style-name="T27">3 </text:span>pour<text:span text:style-name="T11"> </text:span>chaque<text:span text:style-name="T11"> </text:span>utilisation<text:span text:style-name="T11"> </text:span>dans<text:span text:style-name="T11"> </text:span>la<text:span text:style-name="T11"> </text:span>journée<text:span text:style-name="T11"> </text:span>en<text:span text:style-name="T11"> </text:span>cours.</text:p>
      <text:p text:style-name="P56"/>
      <text:p text:style-name="P233"><text:span text:style-name="T125">Rang</text:span><text:span text:style-name="T164"> </text:span><text:span text:style-name="T125">5</text:span><text:span text:style-name="T165"> </text:span><text:span text:style-name="T125">:</text:span><text:span text:style-name="T164"> </text:span><text:span text:style-name="T103">Vous</text:span><text:span text:style-name="T53"> </text:span><text:span text:style-name="T103">avez</text:span><text:span text:style-name="T162"> </text:span><text:span text:style-name="T103">la</text:span><text:span text:style-name="T53"> </text:span><text:span text:style-name="T103">capacité</text:span><text:span text:style-name="T162"> </text:span><text:span text:style-name="T103">de</text:span><text:span text:style-name="T53"> </text:span><text:span text:style-name="T103">créer</text:span><text:span text:style-name="T162"> </text:span><text:span text:style-name="T103">la</text:span><text:span text:style-name="T53"> </text:span><text:span text:style-name="T103">combustion</text:span><text:span text:style-name="T162"> </text:span><text:span text:style-name="T103">de</text:span><text:span text:style-name="T53"> </text:span><text:span text:style-name="T103">l’air</text:span><text:span text:style-name="T162"> </text:span><text:span text:style-name="T103">autour </text:span><text:span text:style-name="T13">d’un</text:span><text:span text:style-name="T41"> </text:span><text:span text:style-name="T13">objet</text:span><text:span text:style-name="T41"> </text:span><text:span text:style-name="T13">ou</text:span><text:span text:style-name="T41"> </text:span><text:span text:style-name="T13">d’une</text:span><text:span text:style-name="T41"> </text:span><text:span text:style-name="T13">personne</text:span><text:span text:style-name="T41"> </text:span><text:span text:style-name="T13">à</text:span><text:span text:style-name="T41"> </text:span><text:span text:style-name="T13">vue.</text:span><text:span text:style-name="T41"> </text:span><text:span text:style-name="T13">L’objet</text:span><text:span text:style-name="T41"> </text:span><text:span text:style-name="T13">ou</text:span><text:span text:style-name="T41"> </text:span><text:span text:style-name="T13">la</text:span><text:span text:style-name="T41"> </text:span><text:span text:style-name="T13">personne</text:span><text:span text:style-name="T41"> </text:span><text:span text:style-name="T13">subit </text:span>une<text:span text:style-name="T89"> </text:span>carte<text:span text:style-name="T9"> </text:span>de<text:span text:style-name="T89"> </text:span>dommage<text:span text:style-name="T9"> </text:span>jusqu’à<text:span text:style-name="T89"> </text:span>ce<text:span text:style-name="T9"> </text:span>que<text:span text:style-name="T89"> </text:span>le<text:span text:style-name="T9"> </text:span>feu<text:span text:style-name="T89"> </text:span>soit<text:span text:style-name="T9"> </text:span>éteint.<text:span text:style-name="T89"> </text:span>Cette <text:span text:style-name="T40">action</text:span><text:span text:style-name="T49"> </text:span><text:span text:style-name="T40">peut</text:span><text:span text:style-name="T50"> </text:span><text:span text:style-name="T40">épuiser</text:span><text:span text:style-name="T50"> </text:span><text:span text:style-name="T40">la</text:span><text:span text:style-name="T50"> </text:span><text:span text:style-name="T40">magie</text:span><text:span text:style-name="T50"> </text:span><text:span text:style-name="T40">du</text:span><text:span text:style-name="T50"> </text:span><text:span text:style-name="T40">lanceur,</text:span><text:span text:style-name="T50"> </text:span><text:span text:style-name="T40">avec</text:span><text:span text:style-name="T50"> </text:span><text:span text:style-name="T40">une</text:span><text:span text:style-name="T50"> </text:span><text:span text:style-name="T40">difficulté</text:span><text:span text:style-name="T50"> </text:span><text:span text:style-name="T40">de</text:span><text:span text:style-name="T50"> </text:span><text:span text:style-name="T40">12</text:span></text:p>
      <text:p text:style-name="P234"><text:span text:style-name="T12">+</text:span><text:span text:style-name="T13"> </text:span><text:span text:style-name="T12">3</text:span><text:span text:style-name="T13"> </text:span><text:span text:style-name="T12">pour</text:span><text:span text:style-name="T15"> </text:span><text:span text:style-name="T12">chaque</text:span><text:span text:style-name="T13"> </text:span><text:span text:style-name="T12">utilisation</text:span><text:span text:style-name="T15"> </text:span><text:span text:style-name="T12">dans</text:span><text:span text:style-name="T13"> </text:span><text:span text:style-name="T12">la</text:span><text:span text:style-name="T13"> </text:span><text:span text:style-name="T12">journée</text:span><text:span text:style-name="T15"> </text:span><text:span text:style-name="T12">en</text:span><text:span text:style-name="T13"> </text:span><text:span text:style-name="T12">cours.</text:span></text:p>
      <text:p text:style-name="P27" loext:marker-style-name="T54"/>
      <text:p text:style-name="P27" loext:marker-style-name="T54"/>
      <text:p text:style-name="P27" loext:marker-style-name="T54"/>
      <text:p text:style-name="P27" loext:marker-style-name="T54"/>
      <text:p text:style-name="P235" loext:marker-style-name="T54"><text:span text:style-name="T127"/></text:p>
      <text:h text:style-name="P236" text:outline-level="3"><text:bookmark text:name="Réceptacle d’âme"/><text:bookmark text:name="Régénération"/><text:span text:style-name="T251">Réceptacle</text:span><text:span text:style-name="T260"> </text:span><text:span text:style-name="T88">d’âme</text:span></text:h>
      <text:p text:style-name="P221"><text:span text:style-name="T10">Permet</text:span><text:span text:style-name="T12"> </text:span><text:span text:style-name="T10">au</text:span><text:span text:style-name="T12"> </text:span><text:span text:style-name="T10">praticien</text:span><text:span text:style-name="T12"> </text:span><text:span text:style-name="T10">d’entrer</text:span><text:span text:style-name="T11"> </text:span><text:span text:style-name="T10">en</text:span><text:span text:style-name="T12"> </text:span><text:span text:style-name="T10">contact</text:span><text:span text:style-name="T12"> </text:span><text:span text:style-name="T10">avec</text:span><text:span text:style-name="T12"> </text:span><text:span text:style-name="T10">les</text:span><text:span text:style-name="T11"> </text:span><text:span text:style-name="T10">esprits</text:span><text:span text:style-name="T12"> </text:span><text:span text:style-name="T10">des</text:span><text:span text:style-name="T12"> </text:span><text:span text:style-name="T10">défunts </text:span>et,<text:span text:style-name="T15"> </text:span>à<text:span text:style-name="T15"> </text:span>des<text:span text:style-name="T15"> </text:span>niveaux<text:span text:style-name="T15"> </text:span>plus<text:span text:style-name="T15"> </text:span>élevés,<text:span text:style-name="T15"> </text:span>de<text:span text:style-name="T15"> </text:span>devenir<text:span text:style-name="T15"> </text:span>le<text:span text:style-name="T15"> </text:span>réceptacle<text:span text:style-name="T15"> </text:span>de<text:span text:style-name="T15"> </text:span>ces <text:span text:style-name="T27">âmes.</text:span><text:span text:style-name="T14"> </text:span><text:span text:style-name="T27">La</text:span><text:span text:style-name="T14"> </text:span><text:span text:style-name="T27">difficulté</text:span><text:span text:style-name="T14"> </text:span><text:span text:style-name="T27">de</text:span><text:span text:style-name="T28"> </text:span><text:span text:style-name="T27">la</text:span><text:span text:style-name="T14"> </text:span><text:span text:style-name="T27">mise</text:span><text:span text:style-name="T14"> </text:span><text:span text:style-name="T27">en</text:span><text:span text:style-name="T14"> </text:span><text:span text:style-name="T27">contact</text:span><text:span text:style-name="T28"> </text:span><text:span text:style-name="T27">dépend</text:span><text:span text:style-name="T14"> </text:span><text:span text:style-name="T27">de</text:span><text:span text:style-name="T14"> </text:span><text:span text:style-name="T27">la</text:span><text:span text:style-name="T14"> </text:span><text:span text:style-name="T27">volonté </text:span>et de la coopération ou non de l’esprit.</text:p>
      <text:p text:style-name="P56"/>
      <text:p text:style-name="P100"><text:span text:style-name="T156">Rang</text:span><text:span text:style-name="T157"> </text:span><text:span text:style-name="T156">1</text:span><text:span text:style-name="T158"> </text:span><text:span text:style-name="T156">:</text:span><text:span text:style-name="T158"> </text:span><text:span text:style-name="T46">Vous</text:span><text:span text:style-name="T154"> </text:span><text:span text:style-name="T46">pouvez</text:span><text:span text:style-name="T6"> </text:span><text:span text:style-name="T46">entendre</text:span><text:span text:style-name="T6"> </text:span><text:span text:style-name="T46">la</text:span><text:span text:style-name="T6"> </text:span><text:span text:style-name="T46">voix</text:span><text:span text:style-name="T6"> </text:span><text:span text:style-name="T46">d’un</text:span><text:span text:style-name="T6"> </text:span><text:span text:style-name="T46">mort</text:span><text:span text:style-name="T6"> </text:span><text:span text:style-name="T46">récent</text:span><text:span text:style-name="T6"> </text:span><text:span text:style-name="T46">quelques </text:span><text:span text:style-name="T27">heures</text:span><text:span text:style-name="T15"> </text:span><text:span text:style-name="T27">après</text:span><text:span text:style-name="T15"> </text:span><text:span text:style-name="T27">son</text:span><text:span text:style-name="T15"> </text:span><text:span text:style-name="T27">décès.</text:span><text:span text:style-name="T15"> </text:span><text:span text:style-name="T27">Les</text:span><text:span text:style-name="T15"> </text:span><text:span text:style-name="T27">défunts</text:span><text:span text:style-name="T15"> </text:span><text:span text:style-name="T27">que</text:span><text:span text:style-name="T15"> </text:span><text:span text:style-name="T27">vous</text:span><text:span text:style-name="T15"> </text:span><text:span text:style-name="T27">interpellez</text:span><text:span text:style-name="T15"> </text:span><text:span text:style-name="T27">sont </text:span>souvent<text:span text:style-name="T53"> </text:span>choqués<text:span text:style-name="T53"> </text:span>et<text:span text:style-name="T53"> </text:span>en<text:span text:style-name="T53"> </text:span>état<text:span text:style-name="T53"> </text:span>de<text:span text:style-name="T53"> </text:span>traumatisme<text:span text:style-name="T53"> </text:span>profond.</text:p>
      <text:p text:style-name="P135"/>
      <text:p text:style-name="P137"><text:span text:style-name="T108">Rang</text:span><text:span text:style-name="T107"> </text:span><text:span text:style-name="T108">2</text:span><text:span text:style-name="T107"> </text:span><text:span text:style-name="T108">:</text:span><text:span text:style-name="T107"> </text:span><text:span text:style-name="T13">Vous</text:span><text:span text:style-name="T41"> </text:span><text:span text:style-name="T13">pouvez</text:span><text:span text:style-name="T40"> </text:span><text:span text:style-name="T13">accueillir</text:span><text:span text:style-name="T12"> </text:span><text:span text:style-name="T13">l’âme</text:span><text:span text:style-name="T26"> </text:span><text:span text:style-name="T13">d’un</text:span><text:span text:style-name="T26"> </text:span><text:span text:style-name="T13">défunt</text:span><text:span text:style-name="T26"> </text:span><text:span text:style-name="T13">dans</text:span><text:span text:style-name="T26"> </text:span><text:span text:style-name="T13">les</text:span><text:span text:style-name="T26"> </text:span><text:span text:style-name="T13">24h </text:span><text:span text:style-name="T12">après</text:span><text:span text:style-name="T10"> </text:span><text:span text:style-name="T12">sa</text:span><text:span text:style-name="T10"> </text:span><text:span text:style-name="T12">mort</text:span><text:span text:style-name="T10"> </text:span><text:span text:style-name="T12">pour</text:span><text:span text:style-name="T53"> </text:span><text:span text:style-name="T12">quelques</text:span><text:span text:style-name="T10"> </text:span><text:span text:style-name="T12">minutes,</text:span><text:span text:style-name="T10"> </text:span><text:span text:style-name="T12">il</text:span><text:span text:style-name="T10"> </text:span><text:span text:style-name="T12">parle</text:span><text:span text:style-name="T53"> </text:span><text:span text:style-name="T12">par</text:span><text:span text:style-name="T10"> </text:span><text:span text:style-name="T12">votre</text:span><text:span text:style-name="T10"> </text:span><text:span text:style-name="T12">bouche, </text:span>mais<text:span text:style-name="T27"> </text:span>ne<text:span text:style-name="T27"> </text:span>peut<text:span text:style-name="T27"> </text:span>pas<text:span text:style-name="T27"> </text:span>se<text:span text:style-name="T27"> </text:span>déplacer.</text:p>
      <text:p text:style-name="P56"/>
      <text:p text:style-name="P100"><text:span text:style-name="T159">Rang</text:span><text:span text:style-name="T82"> </text:span><text:span text:style-name="T159">3</text:span><text:span text:style-name="T82"> </text:span><text:span text:style-name="T159">:</text:span><text:span text:style-name="T82"> </text:span><text:span text:style-name="T14">Vous</text:span><text:span text:style-name="T26"> </text:span><text:span text:style-name="T14">pouvez</text:span><text:span text:style-name="T172"> </text:span><text:span text:style-name="T14">devenir</text:span><text:span text:style-name="T172"> </text:span><text:span text:style-name="T14">le</text:span><text:span text:style-name="T172"> </text:span><text:span text:style-name="T14">réceptacle</text:span><text:span text:style-name="T172"> </text:span><text:span text:style-name="T14">d’un</text:span><text:span text:style-name="T172"> </text:span><text:span text:style-name="T14">défunt</text:span><text:span text:style-name="T172"> </text:span><text:span text:style-name="T14">de</text:span><text:span text:style-name="T172"> </text:span><text:span text:style-name="T14">moins </text:span><text:span text:style-name="T40">d’une semaine. Celui-ci peut se déplacer mais ne pourra jamais </text:span><text:span text:style-name="T13">9anchir</text:span><text:span text:style-name="T40"> </text:span><text:span text:style-name="T13">un</text:span><text:span text:style-name="T40"> </text:span><text:span text:style-name="T13">seuil</text:span><text:span text:style-name="T40"> </text:span><text:span text:style-name="T13">d’habitation</text:span><text:span text:style-name="T41"> </text:span><text:span text:style-name="T13">à</text:span><text:span text:style-name="T40"> </text:span><text:span text:style-name="T13">moins</text:span><text:span text:style-name="T40"> </text:span><text:span text:style-name="T13">d’y</text:span><text:span text:style-name="T40"> </text:span><text:span text:style-name="T13">avoir</text:span><text:span text:style-name="T41"> </text:span><text:span text:style-name="T13">été</text:span><text:span text:style-name="T40"> </text:span><text:span text:style-name="T13">invité.</text:span><text:span text:style-name="T40"> </text:span><text:span text:style-name="T13">Le</text:span><text:span text:style-name="T40"> </text:span><text:span text:style-name="T13">mé- </text:span><text:span text:style-name="T27">dium</text:span><text:span text:style-name="T14"> </text:span><text:span text:style-name="T27">est</text:span><text:span text:style-name="T14"> </text:span><text:span text:style-name="T27">inconscient</text:span><text:span text:style-name="T14"> </text:span><text:span text:style-name="T27">pendant</text:span><text:span text:style-name="T28"> </text:span><text:span text:style-name="T27">le</text:span><text:span text:style-name="T14"> </text:span><text:span text:style-name="T27">temps</text:span><text:span text:style-name="T14"> </text:span><text:span text:style-name="T27">que</text:span><text:span text:style-name="T14"> </text:span><text:span text:style-name="T27">dure</text:span><text:span text:style-name="T28"> </text:span><text:span text:style-name="T27">la</text:span><text:span text:style-name="T14"> </text:span><text:span text:style-name="T27">possession.</text:span></text:p>
      <text:p text:style-name="P56"/>
      <text:p text:style-name="P139"><text:span text:style-name="T122">Rang</text:span><text:span text:style-name="T124"> </text:span><text:span text:style-name="T122">4</text:span><text:span text:style-name="T123"> </text:span><text:span text:style-name="T122">:</text:span><text:span text:style-name="T123"> </text:span><text:span text:style-name="T6">Vous</text:span><text:span text:style-name="T8"> </text:span><text:span text:style-name="T6">devenez</text:span><text:span text:style-name="T162"> </text:span><text:span text:style-name="T6">capable de lier un défunt au corps d’un être </text:span>vivant coopératif pour une durée déterminée, indiquée par [carte]<text:span text:style-name="T13"> </text:span>heure(s).</text:p>
      <text:p text:style-name="P135"/>
      <text:p text:style-name="P69"><text:span text:style-name="T156">Rang</text:span><text:span text:style-name="T157"> </text:span><text:span text:style-name="T156">5</text:span><text:span text:style-name="T158"> </text:span><text:span text:style-name="T156">:</text:span><text:span text:style-name="T158"> </text:span><text:span text:style-name="T46">Vous</text:span><text:span text:style-name="T48"> </text:span><text:span text:style-name="T46">avez</text:span><text:span text:style-name="T47"> </text:span><text:span text:style-name="T46">la</text:span><text:span text:style-name="T48"> </text:span><text:span text:style-name="T46">capacité</text:span><text:span text:style-name="T48"> </text:span><text:span text:style-name="T46">de</text:span><text:span text:style-name="T8"> </text:span><text:span text:style-name="T46">lier</text:span><text:span text:style-name="T8"> </text:span><text:span text:style-name="T46">un</text:span><text:span text:style-name="T8"> </text:span><text:span text:style-name="T46">défunt</text:span><text:span text:style-name="T8"> </text:span><text:span text:style-name="T46">au</text:span><text:span text:style-name="T8"> </text:span><text:span text:style-name="T46">corps</text:span><text:span text:style-name="T8"> </text:span><text:span text:style-name="T46">d’un</text:span><text:span text:style-name="T8"> </text:span><text:span text:style-name="T46">être </text:span>vivant<text:span text:style-name="T9"> </text:span>non<text:span text:style-name="T9"> </text:span>coopératif<text:span text:style-name="T9"> </text:span>pour<text:span text:style-name="T9"> </text:span>une<text:span text:style-name="T9"> </text:span>durée<text:span text:style-name="T9"> </text:span>déterminée,<text:span text:style-name="T9"> </text:span>également <text:span text:style-name="T13">indiquée</text:span><text:span text:style-name="T12"> </text:span><text:span text:style-name="T13">par</text:span><text:span text:style-name="T12"> </text:span><text:span text:style-name="T13">[carte]</text:span><text:span text:style-name="T12"> </text:span><text:span text:style-name="T13">heure(s).</text:span><text:span text:style-name="T12"> </text:span><text:span text:style-name="T13">Cela</text:span><text:span text:style-name="T12"> </text:span><text:span text:style-name="T13">peut</text:span><text:span text:style-name="T12"> </text:span><text:span text:style-name="T13">être</text:span><text:span text:style-name="T12"> </text:span><text:span text:style-name="T13">fait</text:span><text:span text:style-name="T12"> </text:span><text:span text:style-name="T13">contre</text:span><text:span text:style-name="T12"> </text:span><text:span text:style-name="T13">la</text:span><text:span text:style-name="T12"> </text:span><text:span text:style-name="T13">volonté </text:span>de l’être vivant.</text:p>
      <text:p text:style-name="P140"/>
      <text:h text:style-name="P86" text:outline-level="3">Régénération</text:h>
      <text:p text:style-name="P4"><text:span text:style-name="T27">Confère</text:span><text:span text:style-name="T14"> </text:span><text:span text:style-name="T27">au</text:span><text:span text:style-name="T14"> </text:span><text:span text:style-name="T27">praticien</text:span><text:span text:style-name="T14"> </text:span><text:span text:style-name="T27">la</text:span><text:span text:style-name="T28"> </text:span><text:span text:style-name="T27">capacité</text:span><text:span text:style-name="T14"> </text:span><text:span text:style-name="T27">de</text:span><text:span text:style-name="T14"> </text:span><text:span text:style-name="T27">guérir</text:span><text:span text:style-name="T14"> </text:span><text:span text:style-name="T27">rapidement</text:span><text:span text:style-name="T28"> </text:span><text:span text:style-name="T27">et</text:span><text:span text:style-name="T14"> </text:span><text:span text:style-name="T27">de</text:span><text:span text:style-name="T14"> </text:span><text:span text:style-name="T27">ré- </text:span>cupérer<text:span text:style-name="T9"> </text:span>des<text:span text:style-name="T9"> </text:span>blessures<text:span text:style-name="T9"> </text:span>graves.</text:p>
      <text:p text:style-name="P135"/>
      <text:p text:style-name="P237"><text:span text:style-name="T159">Rang</text:span><text:span text:style-name="T82"> </text:span><text:span text:style-name="T159">1</text:span><text:span text:style-name="T82"> </text:span><text:span text:style-name="T159">:</text:span><text:span text:style-name="T261"> </text:span><text:span text:style-name="T14">Naturellement</text:span><text:span text:style-name="T249"> </text:span><text:span text:style-name="T14">(sans</text:span><text:span text:style-name="T249"> </text:span><text:span text:style-name="T14">test),</text:span><text:span text:style-name="T249"> </text:span><text:span text:style-name="T14">votre</text:span><text:span text:style-name="T249"> </text:span><text:span text:style-name="T14">métabolisme</text:span><text:span text:style-name="T249"> </text:span><text:span text:style-name="T14">arrête</text:span><text:span text:style-name="T249"> </text:span><text:span text:style-name="T14">toute </text:span><text:span text:style-name="T27">hémorragie.</text:span><text:span text:style-name="T15"> </text:span><text:span text:style-name="T27">Vous</text:span><text:span text:style-name="T15"> </text:span><text:span text:style-name="T27">regagnez</text:span><text:span text:style-name="T15"> </text:span><text:span text:style-name="T27">1</text:span><text:span text:style-name="T15"> </text:span><text:span text:style-name="T27">point</text:span><text:span text:style-name="T15"> </text:span><text:span text:style-name="T27">de</text:span><text:span text:style-name="T15"> </text:span><text:span text:style-name="T27">santé</text:span><text:span text:style-name="T15"> </text:span><text:span text:style-name="T27">par</text:span><text:span text:style-name="T15"> </text:span><text:span text:style-name="T27">heure.</text:span></text:p>
      <text:p text:style-name="P135"/>
      <text:p text:style-name="P238"><text:span text:style-name="T107">Rang</text:span><text:span text:style-name="T262"> </text:span><text:span text:style-name="T107">2</text:span><text:span text:style-name="T263"> </text:span><text:span text:style-name="T107">:</text:span><text:span text:style-name="T262"> </text:span><text:span text:style-name="T40">Vous</text:span><text:span text:style-name="T163"> </text:span><text:span text:style-name="T40">récupérez</text:span><text:span text:style-name="T259"> </text:span><text:span text:style-name="T40">un</text:span><text:span text:style-name="T163"> </text:span><text:span text:style-name="T40">point</text:span><text:span text:style-name="T163"> </text:span><text:span text:style-name="T40">de</text:span><text:span text:style-name="T259"> </text:span><text:span text:style-name="T40">santé</text:span><text:span text:style-name="T163"> </text:span><text:span text:style-name="T40">toutes</text:span><text:span text:style-name="T163"> </text:span><text:span text:style-name="T40">les</text:span><text:span text:style-name="T163"> </text:span><text:span text:style-name="T40">10</text:span><text:span text:style-name="T9"> </text:span><text:span text:style-name="T40">minutes.</text:span></text:p>
      <text:p text:style-name="P239"/>
      <text:p text:style-name="P150"><text:span text:style-name="T159">Rang</text:span><text:span text:style-name="T82"> </text:span><text:span text:style-name="T159">3</text:span><text:span text:style-name="T82"> </text:span><text:span text:style-name="T159">:</text:span><text:span text:style-name="T82"> </text:span><text:span text:style-name="T14">Vous</text:span><text:span text:style-name="T26"> </text:span><text:span text:style-name="T14">récupérez</text:span><text:span text:style-name="T27"> </text:span><text:span text:style-name="T14">un</text:span><text:span text:style-name="T27"> </text:span><text:span text:style-name="T14">point</text:span><text:span text:style-name="T27"> </text:span><text:span text:style-name="T14">de</text:span><text:span text:style-name="T26"> </text:span><text:span text:style-name="T14">santé</text:span><text:span text:style-name="T27"> </text:span><text:span text:style-name="T14">chaque</text:span><text:span text:style-name="T27"> </text:span><text:span text:style-name="T14">minute,</text:span><text:span text:style-name="T27"> </text:span><text:span text:style-name="T14">et</text:span><text:span text:style-name="T26"> </text:span><text:span text:style-name="T14">vous </text:span>pouvez<text:span text:style-name="T9"> </text:span>faire<text:span text:style-name="T9"> </text:span>repousser<text:span text:style-name="T9"> </text:span>un<text:span text:style-name="T9"> </text:span>organe<text:span text:style-name="T9"> </text:span>non<text:span text:style-name="T9"> </text:span>vital<text:span text:style-name="T9"> </text:span>en<text:span text:style-name="T9"> </text:span>une<text:span text:style-name="T9"> </text:span>semaine.</text:p>
      <text:p text:style-name="P136"/>
      <text:p text:style-name="P69"><text:span text:style-name="T25">Rang</text:span><text:span text:style-name="T142"> </text:span><text:span text:style-name="T25">4</text:span><text:span text:style-name="T142"> </text:span><text:span text:style-name="T25">:</text:span><text:span text:style-name="T159"> </text:span>Vous<text:span text:style-name="T27"> </text:span>récupérez<text:span text:style-name="T27"> </text:span>un<text:span text:style-name="T27"> </text:span>point<text:span text:style-name="T27"> </text:span>de<text:span text:style-name="T27"> </text:span>santé<text:span text:style-name="T27"> </text:span>par<text:span text:style-name="T27"> </text:span>round<text:span text:style-name="T27"> </text:span>de<text:span text:style-name="T27"> </text:span>jeu <text:span text:style-name="T13">(6</text:span> <text:span text:style-name="T13">secondes),</text:span><text:span text:style-name="T40"> </text:span><text:span text:style-name="T13">et</text:span><text:span text:style-name="T40"> </text:span><text:span text:style-name="T13">votre</text:span><text:span text:style-name="T40"> </text:span><text:span text:style-name="T13">capacité</text:span><text:span text:style-name="T41"> </text:span><text:span text:style-name="T13">est</text:span><text:span text:style-name="T40"> </text:span><text:span text:style-name="T13">telle</text:span><text:span text:style-name="T40"> </text:span><text:span text:style-name="T13">qu’un</text:span><text:span text:style-name="T40"> </text:span><text:span text:style-name="T13">organe</text:span><text:span text:style-name="T41"> </text:span><text:span text:style-name="T13">majeur</text:span><text:span text:style-name="T40"> </text:span><text:span text:style-name="T13">peut </text:span>régénérer en une heure.</text:p>
      <text:p text:style-name="P179" loext:marker-style-name="T99"/>
      <text:section text:style-name="Sect4" text:name="Section18">
        <text:p text:style-name="P240"><text:span text:style-name="T156">Rang</text:span><text:span text:style-name="T157"> </text:span><text:span text:style-name="T156">5</text:span><text:span text:style-name="T158"> </text:span><text:span text:style-name="T156">:</text:span><text:span text:style-name="T158"> </text:span><text:span text:style-name="T46">Vous</text:span><text:span text:style-name="T48"> </text:span><text:span text:style-name="T46">devenez</text:span><text:span text:style-name="T154"> </text:span><text:span text:style-name="T46">insensible</text:span><text:span text:style-name="T103"> </text:span><text:span text:style-name="T46">au</text:span><text:span text:style-name="T103"> </text:span><text:span text:style-name="T46">vieillissement,</text:span><text:span text:style-name="T103"> </text:span><text:span text:style-name="T46">votre</text:span><text:span text:style-name="T103"> </text:span><text:span text:style-name="T46">récupé- </text:span><text:span text:style-name="T12">ration</text:span><text:span text:style-name="T10"> </text:span><text:span text:style-name="T12">passe</text:span><text:span text:style-name="T10"> </text:span><text:span text:style-name="T12">à</text:span><text:span text:style-name="T10"> </text:span><text:span text:style-name="T12">2</text:span><text:span text:style-name="T53"> </text:span><text:span text:style-name="T12">points</text:span><text:span text:style-name="T10"> </text:span><text:span text:style-name="T12">de</text:span><text:span text:style-name="T10"> </text:span><text:span text:style-name="T12">santé</text:span><text:span text:style-name="T10"> </text:span><text:span text:style-name="T12">par</text:span><text:span text:style-name="T53"> </text:span><text:span text:style-name="T12">round,</text:span><text:span text:style-name="T10"> </text:span><text:span text:style-name="T12">et</text:span><text:span text:style-name="T10"> </text:span><text:span text:style-name="T12">un</text:span><text:span text:style-name="T10"> </text:span><text:span text:style-name="T12">membre</text:span><text:span text:style-name="T53"> </text:span><text:span text:style-name="T12">coupé </text:span>non vital peut repousser en une minute.</text:p>
        <text:p text:style-name="Text_20_body"/>
        <text:p text:style-name="Text_20_body"/>
        <text:p text:style-name="P241"/>
        <text:p text:style-name="P76" loext:marker-style-name="T80"><text:span text:style-name="T80">Johan C </text:span><text:a xlink:type="simple" xlink:href="mailto:johan.coquil@gmail.com" text:style-name="ListLabel_20_10" text:visited-style-name="ListLabel_20_10"><text:span text:style-name="T80">johan.coquil@gmail.com</text:span></text:a><text:span text:style-name="T80"> - #3065430_FLEFR - 2025-06-08 </text:span><text:span text:style-name="T55">05:40:02</text:span></text:p>
      </text:section>
      <text:h text:style-name="P242" text:outline-level="3"><text:bookmark text:name="Résistance surnaturelle"/><text:bookmark text:name="Runes de combat"/><text:bookmark text:name="Runes de communication"/><text:span text:style-name="T184">Résistance</text:span><text:span text:style-name="T264"> </text:span><text:span text:style-name="T81">surnaturelle</text:span></text:h>
      <text:p text:style-name="P243">Vous confère une protection accrue contre les dommages<text:span text:style-name="T242"> </text:span><text:span text:style-name="T10">et</text:span><text:span text:style-name="T12"> </text:span><text:span text:style-name="T10">les</text:span><text:span text:style-name="T12"> </text:span><text:span text:style-name="T10">blessures.</text:span><text:span text:style-name="T12"> </text:span><text:span text:style-name="T10">Par</text:span><text:span text:style-name="T11"> </text:span><text:span text:style-name="T10">rang,</text:span><text:span text:style-name="T12"> </text:span><text:span text:style-name="T10">vous</text:span><text:span text:style-name="T12"> </text:span><text:span text:style-name="T10">bénéficiez</text:span><text:span text:style-name="T12"> </text:span><text:span text:style-name="T10">d’un</text:span><text:span text:style-name="T11"> </text:span><text:span text:style-name="T10">point</text:span><text:span text:style-name="T12"> </text:span><text:span text:style-name="T10">de</text:span><text:span text:style-name="T12"> </text:span><text:span text:style-name="T10">protection </text:span>(non cumulatif avec une armure), la plus grande résistance compte<text:span text:style-name="T13"> </text:span>uniquement.</text:p>
      <text:p text:style-name="P140"/>
      <text:h text:style-name="P58" text:outline-level="3"><text:span text:style-name="T38">Runes</text:span><text:span text:style-name="T169"> </text:span><text:span text:style-name="T38">de</text:span><text:span text:style-name="T170"> </text:span><text:span text:style-name="T39">combat</text:span></text:h>
      <text:p text:style-name="P95"><text:span text:style-name="T10">Cet</text:span><text:span text:style-name="T12"> </text:span><text:span text:style-name="T10">ensemble</text:span><text:span text:style-name="T12"> </text:span><text:span text:style-name="T10">de</text:span><text:span text:style-name="T12"> </text:span><text:span text:style-name="T10">savoirs</text:span><text:span text:style-name="T11"> </text:span><text:span text:style-name="T10">vous</text:span><text:span text:style-name="T12"> </text:span><text:span text:style-name="T10">permet</text:span><text:span text:style-name="T12"> </text:span><text:span text:style-name="T10">de</text:span><text:span text:style-name="T12"> </text:span><text:span text:style-name="T10">créer</text:span><text:span text:style-name="T11"> </text:span><text:span text:style-name="T10">des</text:span><text:span text:style-name="T12"> </text:span><text:span text:style-name="T10">runes</text:span><text:span text:style-name="T12"> </text:span><text:span text:style-name="T10">magiques </text:span>pour<text:span text:style-name="T89"> </text:span>infliger<text:span text:style-name="T89"> </text:span>des<text:span text:style-name="T89"> </text:span>dégâts<text:span text:style-name="T9"> </text:span>et<text:span text:style-name="T89"> </text:span>perturber<text:span text:style-name="T89"> </text:span>ses<text:span text:style-name="T89"> </text:span>adversaires.</text:p>
      <text:p text:style-name="P135"/>
      <text:p text:style-name="P112"><text:span text:style-name="T108">Rang 1</text:span><text:span text:style-name="T107"> </text:span><text:span text:style-name="T108">:</text:span><text:span text:style-name="T107"> </text:span><text:span text:style-name="T13">Rune</text:span><text:span text:style-name="T41"> </text:span><text:span text:style-name="T13">de</text:span><text:span text:style-name="T40"> </text:span><text:span text:style-name="T13">feu</text:span><text:span text:style-name="T40"> </text:span><text:span text:style-name="T13">,</text:span><text:span text:style-name="T40"> </text:span><text:span text:style-name="T13">déclenchement</text:span><text:span text:style-name="T41"> </text:span><text:span text:style-name="T13">au</text:span><text:span text:style-name="T40"> </text:span><text:span text:style-name="T13">choix</text:span><text:span text:style-name="T40"> </text:span><text:span text:style-name="T13">sur</text:span><text:span text:style-name="T40"> </text:span><text:span text:style-name="T13">une</text:span><text:span text:style-name="T41"> </text:span><text:span text:style-name="T13">pression </text:span>ou une révélation (ouverture d’une boite, d’une porte, etc). <text:span text:style-name="T13">L’espace</text:span><text:span text:style-name="T26"> </text:span><text:span text:style-name="T13">où</text:span><text:span text:style-name="T26"> </text:span><text:span text:style-name="T13">la</text:span><text:span text:style-name="T26"> </text:span><text:span text:style-name="T13">rune</text:span><text:span text:style-name="T26"> </text:span><text:span text:style-name="T13">a</text:span><text:span text:style-name="T26"> </text:span><text:span text:style-name="T13">été</text:span><text:span text:style-name="T26"> </text:span><text:span text:style-name="T13">tracée</text:span><text:span text:style-name="T26"> </text:span><text:span text:style-name="T13">devient</text:span><text:span text:style-name="T26"> </text:span><text:span text:style-name="T13">une</text:span><text:span text:style-name="T26"> </text:span><text:span text:style-name="T13">rôtissoire,</text:span><text:span text:style-name="T26"> </text:span><text:span text:style-name="T13">infligeant </text:span><text:span text:style-name="T27">une</text:span><text:span text:style-name="T53"> </text:span><text:span text:style-name="T27">carte</text:span><text:span text:style-name="T53"> </text:span><text:span text:style-name="T27">de</text:span><text:span text:style-name="T53"> </text:span><text:span text:style-name="T27">dégâts</text:span><text:span text:style-name="T53"> </text:span><text:span text:style-name="T27">et</text:span><text:span text:style-name="T53"> </text:span><text:span text:style-name="T27">incendiant</text:span><text:span text:style-name="T53"> </text:span><text:span text:style-name="T27">les</text:span><text:span text:style-name="T53"> </text:span><text:span text:style-name="T27">vêtements</text:span><text:span text:style-name="T53"> </text:span><text:span text:style-name="T27">des</text:span><text:span text:style-name="T53"> </text:span><text:span text:style-name="T27">personnes </text:span>dans la zone.</text:p>
      <text:p text:style-name="P68"/>
      <text:p text:style-name="P244"><text:span text:style-name="T159">Rang</text:span><text:span text:style-name="T82"> </text:span><text:span text:style-name="T159">2</text:span><text:span text:style-name="T82"> </text:span><text:span text:style-name="T159">:</text:span><text:span text:style-name="T82"> </text:span><text:span text:style-name="T14">Cercle</text:span><text:span text:style-name="T171"> </text:span><text:span text:style-name="T14">runique</text:span><text:span text:style-name="T241"> </text:span><text:span text:style-name="T14">de</text:span><text:span text:style-name="T241"> </text:span><text:span text:style-name="T14">pression,</text:span><text:span text:style-name="T241"> </text:span><text:span text:style-name="T14">vous</text:span><text:span text:style-name="T241"> </text:span><text:span text:style-name="T14">créez</text:span><text:span text:style-name="T241"> </text:span><text:span text:style-name="T14">un</text:span><text:span text:style-name="T241"> </text:span><text:span text:style-name="T14">cercle</text:span><text:span text:style-name="T241"> </text:span><text:span text:style-name="T14">runique </text:span>de pression. Le sol autour du cercle tremble intensément,<text:span text:style-name="T242"> </text:span>et<text:span text:style-name="T10"> </text:span>les<text:span text:style-name="T10"> </text:span>individus<text:span text:style-name="T10"> </text:span>à<text:span text:style-name="T10"> </text:span>l’extérieur<text:span text:style-name="T10"> </text:span>du<text:span text:style-name="T10"> </text:span>cercle<text:span text:style-name="T10"> </text:span>doivent<text:span text:style-name="T10"> </text:span>réussir<text:span text:style-name="T10"> </text:span>un<text:span text:style-name="T10"> </text:span>test de<text:span text:style-name="T14"> </text:span>difficulté<text:span text:style-name="T14"> </text:span>12<text:span text:style-name="T14"> </text:span>à<text:span text:style-name="T14"> </text:span>chaque<text:span text:style-name="T14"> </text:span>tour<text:span text:style-name="T14"> </text:span>pour<text:span text:style-name="T14"> </text:span>pouvoir<text:span text:style-name="T14"> </text:span>agir.</text:p>
      <text:p text:style-name="P68"/>
      <text:p text:style-name="P79"><text:span text:style-name="T25">Rang</text:span><text:span text:style-name="T142"> </text:span><text:span text:style-name="T25">3</text:span><text:span text:style-name="T142"> </text:span><text:span text:style-name="T25">:</text:span><text:span text:style-name="T142"> </text:span>Vous<text:span text:style-name="T9"> </text:span>tracez<text:span text:style-name="T89"> </text:span>le<text:span text:style-name="T89"> </text:span>vrai<text:span text:style-name="T53"> </text:span>nom<text:span text:style-name="T53"> </text:span>du<text:span text:style-name="T53"> </text:span>feu<text:span text:style-name="T53"> </text:span>sur<text:span text:style-name="T53"> </text:span>des<text:span text:style-name="T53"> </text:span>objets<text:span text:style-name="T53"> </text:span>ou<text:span text:style-name="T53"> </text:span>du <text:span text:style-name="T13">papier.</text:span><text:span text:style-name="T40"> </text:span><text:span text:style-name="T13">Sur</text:span><text:span text:style-name="T40"> </text:span><text:span text:style-name="T13">des</text:span><text:span text:style-name="T41"> </text:span><text:span text:style-name="T13">armes,</text:span><text:span text:style-name="T40"> </text:span><text:span text:style-name="T13">elles</text:span><text:span text:style-name="T40"> </text:span><text:span text:style-name="T13">gagnent</text:span><text:span text:style-name="T41"> </text:span><text:span text:style-name="T13">la</text:span><text:span text:style-name="T40"> </text:span><text:span text:style-name="T13">puissance</text:span><text:span text:style-name="T40"> </text:span><text:span text:style-name="T13">du</text:span><text:span text:style-name="T41"> </text:span><text:span text:style-name="T13">feu,</text:span><text:span text:style-name="T40"> </text:span><text:span text:style-name="T13">ajoutant [carte]</text:span><text:span text:style-name="T40"> </text:span><text:span text:style-name="T13">de</text:span><text:span text:style-name="T41"> </text:span><text:span text:style-name="T13">dommages</text:span><text:span text:style-name="T40"> </text:span><text:span text:style-name="T13">aux</text:span><text:span text:style-name="T41"> </text:span><text:span text:style-name="T13">dégâts</text:span><text:span text:style-name="T40"> </text:span><text:span text:style-name="T13">d’origine</text:span><text:span text:style-name="T41"> </text:span><text:span text:style-name="T13">de</text:span><text:span text:style-name="T40"> </text:span><text:span text:style-name="T13">l’arme.</text:span><text:span text:style-name="T41"> </text:span><text:span text:style-name="T13">Sur</text:span><text:span text:style-name="T40"> </text:span><text:span text:style-name="T13">des</text:span><text:span text:style-name="T41"> </text:span><text:span text:style-name="T13">pa- piers,</text:span><text:span text:style-name="T40"> </text:span><text:span text:style-name="T13">vous</text:span><text:span text:style-name="T40"> </text:span><text:span text:style-name="T13">pouvez</text:span><text:span text:style-name="T40"> </text:span><text:span text:style-name="T13">les</text:span><text:span text:style-name="T41"> </text:span><text:span text:style-name="T13">enflammer</text:span><text:span text:style-name="T40"> </text:span><text:span text:style-name="T13">d’un</text:span><text:span text:style-name="T40"> </text:span><text:span text:style-name="T13">mot</text:span><text:span text:style-name="T40"> </text:span><text:span text:style-name="T13">après</text:span><text:span text:style-name="T41"> </text:span><text:span text:style-name="T13">les</text:span><text:span text:style-name="T40"> </text:span><text:span text:style-name="T13">avoir</text:span><text:span text:style-name="T40"> </text:span><text:span text:style-name="T13">collés </text:span>sur vos victimes.</text:p>
      <text:p text:style-name="P68"/>
      <text:p text:style-name="P112"><text:span text:style-name="T82">Rang</text:span><text:span text:style-name="T159"> </text:span><text:span text:style-name="T82">4</text:span><text:span text:style-name="T159"> </text:span><text:span text:style-name="T82">:</text:span><text:span text:style-name="T159"> </text:span><text:span text:style-name="T27">Vous</text:span><text:span text:style-name="T28"> </text:span><text:span text:style-name="T27">tracez</text:span><text:span text:style-name="T14"> </text:span><text:span text:style-name="T27">la</text:span><text:span text:style-name="T14"> </text:span><text:span text:style-name="T27">Rune</text:span><text:span text:style-name="T40"> </text:span><text:span text:style-name="T27">de</text:span><text:span text:style-name="T15"> </text:span><text:span text:style-name="T27">Douleur</text:span><text:span text:style-name="T15"> </text:span><text:span text:style-name="T27">dans</text:span><text:span text:style-name="T15"> </text:span><text:span text:style-name="T27">les</text:span><text:span text:style-name="T15"> </text:span><text:span text:style-name="T27">airs</text:span><text:span text:style-name="T15"> </text:span><text:span text:style-name="T27">autour </text:span><text:span text:style-name="T40">de</text:span><text:span text:style-name="T15"> </text:span><text:span text:style-name="T40">vous</text:span><text:span text:style-name="T15"> </text:span><text:span text:style-name="T40">ou</text:span><text:span text:style-name="T15"> </text:span><text:span text:style-name="T40">sur</text:span><text:span text:style-name="T15"> </text:span><text:span text:style-name="T40">des</text:span><text:span text:style-name="T15"> </text:span><text:span text:style-name="T40">objets.</text:span><text:span text:style-name="T15"> </text:span><text:span text:style-name="T40">Ceux</text:span><text:span text:style-name="T15"> </text:span><text:span text:style-name="T40">qui</text:span><text:span text:style-name="T15"> </text:span><text:span text:style-name="T40">entrent</text:span><text:span text:style-name="T15"> </text:span><text:span text:style-name="T40">en</text:span><text:span text:style-name="T15"> </text:span><text:span text:style-name="T40">contact</text:span><text:span text:style-name="T15"> </text:span><text:span text:style-name="T40">subissent </text:span><text:span text:style-name="T10">une</text:span><text:span text:style-name="T12"> </text:span><text:span text:style-name="T10">carte</text:span><text:span text:style-name="T11"> </text:span><text:span text:style-name="T10">de</text:span><text:span text:style-name="T12"> </text:span><text:span text:style-name="T10">dommage</text:span><text:span text:style-name="T11"> </text:span><text:span text:style-name="T10">avec</text:span><text:span text:style-name="T12"> </text:span><text:span text:style-name="T10">avantage.</text:span><text:span text:style-name="T11"> </text:span><text:span text:style-name="T10">La</text:span><text:span text:style-name="T12"> </text:span><text:span text:style-name="T10">rune</text:span><text:span text:style-name="T11"> </text:span><text:span text:style-name="T10">aérienne</text:span><text:span text:style-name="T12"> </text:span><text:span text:style-name="T10">se</text:span><text:span text:style-name="T11"> </text:span><text:span text:style-name="T10">dissipe </text:span><text:span text:style-name="T12">une</text:span><text:span text:style-name="T10"> </text:span><text:span text:style-name="T12">minute</text:span><text:span text:style-name="T10"> </text:span><text:span text:style-name="T12">après</text:span><text:span text:style-name="T10"> </text:span><text:span text:style-name="T12">sa</text:span><text:span text:style-name="T10"> </text:span><text:span text:style-name="T12">création</text:span><text:span text:style-name="T10"> </text:span><text:span text:style-name="T12">ou</text:span><text:span text:style-name="T10"> </text:span><text:span text:style-name="T12">si</text:span><text:span text:style-name="T10"> </text:span><text:span text:style-name="T12">son</text:span><text:span text:style-name="T10"> </text:span><text:span text:style-name="T12">créateur</text:span><text:span text:style-name="T10"> </text:span><text:span text:style-name="T12">est</text:span><text:span text:style-name="T10"> </text:span><text:span text:style-name="T12">inconscient.</text:span></text:p>
      <text:p text:style-name="P56"/>
      <text:p text:style-name="P79"><text:span text:style-name="T25">Rang</text:span><text:span text:style-name="T165"> </text:span><text:span text:style-name="T25">5</text:span><text:span text:style-name="T142"> </text:span><text:span text:style-name="T25">: </text:span>Vos runes portent le nom d’une dizaine de lames de<text:span text:style-name="T13"> </text:span>renom.<text:span text:style-name="T13"> </text:span>Quand<text:span text:style-name="T13"> </text:span>vous<text:span text:style-name="T13"> </text:span>les<text:span text:style-name="T13"> </text:span>tracez<text:span text:style-name="T13"> </text:span>dans<text:span text:style-name="T13"> </text:span>l’air,<text:span text:style-name="T13"> </text:span>elles<text:span text:style-name="T13"> </text:span>se<text:span text:style-name="T13"> </text:span>matéria- <text:span text:style-name="T27">lisent</text:span><text:span text:style-name="T14"> </text:span><text:span text:style-name="T27">brièvement</text:span><text:span text:style-name="T14"> </text:span><text:span text:style-name="T27">et</text:span><text:span text:style-name="T14"> </text:span><text:span text:style-name="T27">foncent</text:span><text:span text:style-name="T28"> </text:span><text:span text:style-name="T27">vers</text:span><text:span text:style-name="T14"> </text:span><text:span text:style-name="T27">leur</text:span><text:span text:style-name="T14"> </text:span><text:span text:style-name="T27">cible,</text:span><text:span text:style-name="T14"> </text:span><text:span text:style-name="T27">infligeant</text:span><text:span text:style-name="T28"> </text:span><text:span text:style-name="T27">2</text:span><text:span text:style-name="T14"> </text:span><text:span text:style-name="T27">cartes </text:span>de<text:span text:style-name="T89"> </text:span>dommage<text:span text:style-name="T89"> </text:span>avec<text:span text:style-name="T89"> </text:span>avantage.</text:p>
      <text:p text:style-name="P140"/>
      <text:h text:style-name="P58" text:outline-level="3"><text:span text:style-name="T38">Runes</text:span><text:span text:style-name="T169"> </text:span><text:span text:style-name="T38">de</text:span><text:span text:style-name="T170"> </text:span><text:span text:style-name="T39">communication</text:span></text:h>
      <text:p text:style-name="P245"><text:span text:style-name="T46">Ces</text:span><text:span text:style-name="T47"> </text:span><text:span text:style-name="T46">Runes</text:span><text:span text:style-name="T48"> </text:span><text:span text:style-name="T46">permettent</text:span><text:span text:style-name="T48"> </text:span><text:span text:style-name="T46">au</text:span><text:span text:style-name="T48"> </text:span><text:span text:style-name="T46">praticien</text:span><text:span text:style-name="T47"> </text:span><text:span text:style-name="T46">de</text:span><text:span text:style-name="T48"> </text:span><text:span text:style-name="T46">créer</text:span><text:span text:style-name="T48"> </text:span><text:span text:style-name="T46">des</text:span><text:span text:style-name="T48"> </text:span><text:span text:style-name="T46">symboles</text:span><text:span text:style-name="T47"> </text:span><text:span text:style-name="T46">magiques </text:span>pour établir des connexions et transmettre des informations à<text:span text:style-name="T40"> </text:span>distance.<text:span text:style-name="T15"> </text:span>La<text:span text:style-name="T40"> </text:span>difficulté<text:span text:style-name="T40"> </text:span>de<text:span text:style-name="T40"> </text:span>traçage<text:span text:style-name="T40"> </text:span>d’une<text:span text:style-name="T40"> </text:span>rune<text:span text:style-name="T40"> </text:span>de<text:span text:style-name="T40"> </text:span>ce<text:span text:style-name="T40"> </text:span>type<text:span text:style-name="T40"> </text:span>est <text:span text:style-name="T12">automatique</text:span><text:span text:style-name="T10"> </text:span><text:span text:style-name="T12">pour</text:span><text:span text:style-name="T10"> </text:span><text:span text:style-name="T12">une</text:span><text:span text:style-name="T10"> </text:span><text:span text:style-name="T12">portée</text:span><text:span text:style-name="T53"> </text:span><text:span text:style-name="T12">de</text:span><text:span text:style-name="T10"> </text:span><text:span text:style-name="T12">20</text:span><text:span text:style-name="T40"> </text:span><text:span text:style-name="T12">m</text:span><text:span text:style-name="T10"> </text:span><text:span text:style-name="T12">ou</text:span><text:span text:style-name="T10"> </text:span><text:span text:style-name="T12">moins,</text:span><text:span text:style-name="T53"> </text:span><text:span text:style-name="T12">10</text:span><text:span text:style-name="T10"> </text:span><text:span text:style-name="T12">pour</text:span><text:span text:style-name="T10"> </text:span><text:span text:style-name="T12">50</text:span><text:span text:style-name="T241"> </text:span><text:span text:style-name="T12">m, </text:span><text:span text:style-name="T27">12</text:span><text:span text:style-name="T259"> </text:span><text:span text:style-name="T27">pour</text:span><text:span text:style-name="T175"> </text:span><text:span text:style-name="T27">500</text:span><text:span text:style-name="T53"> </text:span><text:span text:style-name="T27">m,</text:span><text:span text:style-name="T175"> </text:span><text:span text:style-name="T27">14</text:span><text:span text:style-name="T175"> </text:span><text:span text:style-name="T27">pour</text:span><text:span text:style-name="T175"> </text:span><text:span text:style-name="T27">5</text:span><text:span text:style-name="T10"> </text:span><text:span text:style-name="T27">km,</text:span><text:span text:style-name="T175"> </text:span><text:span text:style-name="T27">16</text:span><text:span text:style-name="T175"> </text:span><text:span text:style-name="T27">pour</text:span><text:span text:style-name="T175"> </text:span><text:span text:style-name="T27">50</text:span><text:span text:style-name="T53"> </text:span><text:span text:style-name="T27">km,</text:span><text:span text:style-name="T259"> </text:span><text:span text:style-name="T27">18</text:span><text:span text:style-name="T175"> </text:span><text:span text:style-name="T27">pour</text:span><text:span text:style-name="T175"> </text:span><text:span text:style-name="T27">500</text:span><text:span text:style-name="T53"> </text:span><text:span text:style-name="T41">km,</text:span></text:p>
      <text:p text:style-name="P246"><text:span text:style-name="T265">20</text:span><text:span text:style-name="T266"> </text:span><text:span text:style-name="T265">pour</text:span><text:span text:style-name="T266"> </text:span><text:span text:style-name="T265">5000</text:span><text:span text:style-name="T266"> </text:span><text:span text:style-name="T267">km.</text:span></text:p>
      <text:p text:style-name="P247"><text:bookmark text:name="Runes d’esprit"/><text:span text:style-name="T155">Rang</text:span><text:span text:style-name="T134"> </text:span><text:span text:style-name="T155">1</text:span><text:span text:style-name="T134"> </text:span><text:span text:style-name="T155">:</text:span><text:span text:style-name="T134"> </text:span><text:span text:style-name="T12">Runes</text:span><text:span text:style-name="T53"> </text:span><text:span text:style-name="T12">d’alarmes</text:span><text:span text:style-name="T15"> </text:span><text:span text:style-name="T12">jumelles: deux symboles résonnent </text:span><text:span text:style-name="T13">ensemble.</text:span><text:span text:style-name="T12"> </text:span><text:span text:style-name="T13">Si</text:span><text:span text:style-name="T12"> </text:span><text:span text:style-name="T13">l’une</text:span><text:span text:style-name="T12"> </text:span><text:span text:style-name="T13">touche</text:span><text:span text:style-name="T12"> </text:span><text:span text:style-name="T13">un</text:span><text:span text:style-name="T12"> </text:span><text:span text:style-name="T13">objet,</text:span><text:span text:style-name="T12"> </text:span><text:span text:style-name="T13">l’autre</text:span><text:span text:style-name="T12"> </text:span><text:span text:style-name="T13">le</text:span><text:span text:style-name="T12"> </text:span><text:span text:style-name="T13">ressent.</text:span><text:span text:style-name="T12"> </text:span><text:span text:style-name="T13">Utiles</text:span><text:span text:style-name="T12"> </text:span><text:span text:style-name="T13">pour </text:span><text:span text:style-name="T40">détecter intrusions (portes, coffres). Pour une alerte immédiate, </text:span>certains<text:span text:style-name="T10"> </text:span>gravent<text:span text:style-name="T10"> </text:span>la<text:span text:style-name="T10"> </text:span>rune<text:span text:style-name="T10"> </text:span>sur<text:span text:style-name="T10"> </text:span>eux<text:span text:style-name="T10"> </text:span>ou<text:span text:style-name="T10"> </text:span>un<text:span text:style-name="T10"> </text:span>animal<text:span text:style-name="T10"> </text:span>compagnon.</text:p>
      <text:p text:style-name="P68"/>
      <text:p text:style-name="P100"><text:span text:style-name="T156">Rang</text:span><text:span text:style-name="T123"> </text:span><text:span text:style-name="T156">2:</text:span><text:span text:style-name="T123"> </text:span><text:span text:style-name="T46">Les</text:span><text:span text:style-name="T8"> </text:span><text:span text:style-name="T46">Runes</text:span><text:span text:style-name="T8"> </text:span><text:span text:style-name="T46">d’écoute</text:span><text:span text:style-name="T8"> </text:span><text:span text:style-name="T46">forment</text:span><text:span text:style-name="T8"> </text:span><text:span text:style-name="T46">une</text:span><text:span text:style-name="T8"> </text:span><text:span text:style-name="T46">paire,</text:span><text:span text:style-name="T8"> </text:span><text:span text:style-name="T46">l’une</text:span><text:span text:style-name="T8"> </text:span><text:span text:style-name="T46">capte</text:span><text:span text:style-name="T8"> </text:span><text:span text:style-name="T46">le</text:span><text:span text:style-name="T8"> </text:span><text:span text:style-name="T46">son, </text:span><text:span text:style-name="T12">l’autre</text:span><text:span text:style-name="T10"> </text:span><text:span text:style-name="T12">le</text:span><text:span text:style-name="T10"> </text:span><text:span text:style-name="T12">reproduit.</text:span><text:span text:style-name="T53"> </text:span><text:span text:style-name="T12">Bien</text:span><text:span text:style-name="T10"> </text:span><text:span text:style-name="T12">que</text:span><text:span text:style-name="T10"> </text:span><text:span text:style-name="T12">généralement</text:span><text:span text:style-name="T53"> </text:span><text:span text:style-name="T12">petites,</text:span><text:span text:style-name="T10"> </text:span><text:span text:style-name="T12">des</text:span><text:span text:style-name="T10"> </text:span><text:span text:style-name="T12">experts </text:span><text:span text:style-name="T13">peuvent</text:span><text:span text:style-name="T40"> </text:span><text:span text:style-name="T13">les</text:span><text:span text:style-name="T40"> </text:span><text:span text:style-name="T13">rendre</text:span><text:span text:style-name="T40"> </text:span><text:span text:style-name="T13">presque</text:span><text:span text:style-name="T41"> </text:span><text:span text:style-name="T13">microscopiques,</text:span><text:span text:style-name="T40"> </text:span><text:span text:style-name="T13">nécessitant</text:span><text:span text:style-name="T40"> </text:span><text:span text:style-name="T13">du</text:span><text:span text:style-name="T40"> </text:span><text:span text:style-name="T13">temps </text:span>et un équipement spécialisé.</text:p>
      <text:p text:style-name="P56"/>
      <text:p text:style-name="P137"><text:span text:style-name="T155">Rang</text:span><text:span text:style-name="T134"> </text:span><text:span text:style-name="T155">3</text:span><text:span text:style-name="T134"> </text:span><text:span text:style-name="T155">:</text:span><text:span text:style-name="T134"> </text:span><text:span text:style-name="T12">Runes</text:span><text:span text:style-name="T53"> </text:span><text:span text:style-name="T12">de</text:span><text:span text:style-name="T10"> </text:span><text:span text:style-name="T12">transmission</text:span><text:span text:style-name="T10"> </text:span><text:span text:style-name="T12">de</text:span><text:span text:style-name="T10"> </text:span><text:span text:style-name="T12">la</text:span><text:span text:style-name="T53"> </text:span><text:span text:style-name="T12">voix,</text:span><text:span text:style-name="T10"> </text:span><text:span text:style-name="T12">vous</text:span><text:span text:style-name="T10"> </text:span><text:span text:style-name="T12">pouvez</text:span><text:span text:style-name="T10"> </text:span><text:span text:style-name="T12">tracer </text:span><text:span text:style-name="T13">des</text:span><text:span text:style-name="T26"> </text:span><text:span text:style-name="T13">runes</text:span><text:span text:style-name="T26"> </text:span><text:span text:style-name="T13">qui</text:span><text:span text:style-name="T26"> </text:span><text:span text:style-name="T13">permettent</text:span><text:span text:style-name="T26"> </text:span><text:span text:style-name="T13">de</text:span><text:span text:style-name="T26"> </text:span><text:span text:style-name="T13">répliquer</text:span><text:span text:style-name="T26"> </text:span><text:span text:style-name="T13">les</text:span><text:span text:style-name="T26"> </text:span><text:span text:style-name="T13">vocalises</text:span><text:span text:style-name="T26"> </text:span><text:span text:style-name="T13">humaines</text:span><text:span text:style-name="T26"> </text:span><text:span text:style-name="T13">sur </text:span><text:span text:style-name="T12">de</text:span><text:span text:style-name="T10"> </text:span><text:span text:style-name="T12">très</text:span><text:span text:style-name="T10"> </text:span><text:span text:style-name="T12">longues</text:span><text:span text:style-name="T10"> </text:span><text:span text:style-name="T12">distances,</text:span><text:span text:style-name="T53"> </text:span><text:span text:style-name="T12">facilitant</text:span><text:span text:style-name="T10"> </text:span><text:span text:style-name="T12">la</text:span><text:span text:style-name="T10"> </text:span><text:span text:style-name="T12">communication</text:span><text:span text:style-name="T10"> </text:span><text:span text:style-name="T12">à</text:span><text:span text:style-name="T53"> </text:span><text:span text:style-name="T12">travers </text:span>des territoires éloignés.</text:p>
      <text:p text:style-name="P56"/>
      <text:p text:style-name="P137"><text:span text:style-name="T125">Rang</text:span><text:span text:style-name="T164"> </text:span><text:span text:style-name="T125">4</text:span><text:span text:style-name="T165"> </text:span><text:span text:style-name="T125">:</text:span><text:span text:style-name="T164"> </text:span><text:span text:style-name="T103">Vous</text:span><text:span text:style-name="T53"> </text:span><text:span text:style-name="T103">pouvez</text:span><text:span text:style-name="T162"> </text:span><text:span text:style-name="T103">créer</text:span><text:span text:style-name="T15"> </text:span><text:span text:style-name="T103">des</text:span><text:span text:style-name="T40"> </text:span><text:span text:style-name="T103">runes</text:span><text:span text:style-name="T40"> </text:span><text:span text:style-name="T103">qui</text:span><text:span text:style-name="T40"> </text:span><text:span text:style-name="T103">déclenchent</text:span><text:span text:style-name="T40"> </text:span><text:span text:style-name="T103">des</text:span><text:span text:style-name="T40"> </text:span><text:span text:style-name="T103">messages </text:span><text:span text:style-name="T10">allant</text:span><text:span text:style-name="T27"> </text:span><text:span text:style-name="T10">d’un</text:span><text:span text:style-name="T27"> </text:span><text:span text:style-name="T10">simple</text:span><text:span text:style-name="T27"> </text:span><text:span text:style-name="T10">murmure</text:span><text:span text:style-name="T27"> </text:span><text:span text:style-name="T10">à</text:span><text:span text:style-name="T27"> </text:span><text:span text:style-name="T10">un</text:span><text:span text:style-name="T27"> </text:span><text:span text:style-name="T10">hurlement</text:span><text:span text:style-name="T27"> </text:span><text:span text:style-name="T10">monstrueux.</text:span><text:span text:style-name="T27"> </text:span><text:span text:style-name="T10">Certains </text:span><text:span text:style-name="T40">runistes</text:span><text:span text:style-name="T13"> </text:span><text:span text:style-name="T40">gravent</text:span><text:span text:style-name="T15"> </text:span><text:span text:style-name="T40">des</text:span><text:span text:style-name="T13"> </text:span><text:span text:style-name="T40">bruits</text:span><text:span text:style-name="T15"> </text:span><text:span text:style-name="T40">effrayants,</text:span><text:span text:style-name="T13"> </text:span><text:span text:style-name="T40">comme</text:span><text:span text:style-name="T15"> </text:span><text:span text:style-name="T40">ceux</text:span><text:span text:style-name="T13"> </text:span><text:span text:style-name="T40">d’un</text:span><text:span text:style-name="T15"> </text:span><text:span text:style-name="T40">dragon </text:span><text:span text:style-name="T27">ou</text:span><text:span text:style-name="T53"> </text:span><text:span text:style-name="T27">d’une</text:span><text:span text:style-name="T53"> </text:span><text:span text:style-name="T27">banshee,</text:span><text:span text:style-name="T53"> </text:span><text:span text:style-name="T27">pour</text:span><text:span text:style-name="T53"> </text:span><text:span text:style-name="T27">effrayer</text:span><text:span text:style-name="T53"> </text:span><text:span text:style-name="T27">leurs</text:span><text:span text:style-name="T53"> </text:span><text:span text:style-name="T27">indésirables.</text:span><text:span text:style-name="T53"> </text:span><text:span text:style-name="T27">Les</text:span><text:span text:style-name="T53"> </text:span><text:span text:style-name="T27">cibles </text:span><text:span text:style-name="T40">doivent</text:span><text:span text:style-name="T13"> </text:span><text:span text:style-name="T40">réussir</text:span><text:span text:style-name="T13"> </text:span><text:span text:style-name="T40">un</text:span><text:span text:style-name="T13"> </text:span><text:span text:style-name="T40">tirage</text:span><text:span text:style-name="T15"> </text:span><text:span text:style-name="T40">contre</text:span><text:span text:style-name="T13"> </text:span><text:span text:style-name="T40">la</text:span><text:span text:style-name="T13"> </text:span><text:span text:style-name="T40">peur</text:span><text:span text:style-name="T13"> </text:span><text:span text:style-name="T40">avec</text:span><text:span text:style-name="T15"> </text:span><text:span text:style-name="T40">une</text:span><text:span text:style-name="T13"> </text:span><text:span text:style-name="T40">difficulté</text:span><text:span text:style-name="T13"> </text:span><text:span text:style-name="T40">de</text:span><text:span text:style-name="T13"> </text:span><text:span text:style-name="T40">14 </text:span><text:span text:style-name="T27">pour</text:span><text:span text:style-name="T13"> </text:span><text:span text:style-name="T27">ne</text:span><text:span text:style-name="T13"> </text:span><text:span text:style-name="T27">pas</text:span><text:span text:style-name="T13"> </text:span><text:span text:style-name="T27">détaler.</text:span><text:span text:style-name="T13"> </text:span><text:span text:style-name="T27">Certains</text:span><text:span text:style-name="T13"> </text:span><text:span text:style-name="T27">traceurs</text:span><text:span text:style-name="T13"> </text:span><text:span text:style-name="T27">de</text:span><text:span text:style-name="T13"> </text:span><text:span text:style-name="T27">runes</text:span><text:span text:style-name="T13"> </text:span><text:span text:style-name="T27">ont</text:span><text:span text:style-name="T13"> </text:span><text:span text:style-name="T27">des</text:span><text:span text:style-name="T13"> </text:span><text:span text:style-name="T27">pierres gravées</text:span><text:span text:style-name="T28"> </text:span><text:span text:style-name="T27">de</text:span><text:span text:style-name="T28"> </text:span><text:span text:style-name="T27">bruits</text:span><text:span text:style-name="T28"> </text:span><text:span text:style-name="T27">dans</text:span><text:span text:style-name="T28"> </text:span><text:span text:style-name="T27">leurs</text:span><text:span text:style-name="T28"> </text:span><text:span text:style-name="T27">poches</text:span><text:span text:style-name="T28"> </text:span><text:span text:style-name="T27">pour</text:span><text:span text:style-name="T28"> </text:span><text:span text:style-name="T27">créer</text:span><text:span text:style-name="T28"> </text:span><text:span text:style-name="T27">des</text:span><text:span text:style-name="T28"> </text:span><text:span text:style-name="T27">diversions.</text:span></text:p>
      <text:p text:style-name="P10"/>
      <text:p text:style-name="P248"><text:span text:style-name="T25">Rang 5</text:span><text:span text:style-name="T142"> </text:span><text:span text:style-name="T25">: </text:span>Vos runes amplifient les communications, dou- blant la portée d’écoute et rendant les bruits audibles jusqu’à<text:span text:style-name="T27"> </text:span>100<text:span text:style-name="T89"> </text:span>mètres.<text:span text:style-name="T26"> </text:span>Les<text:span text:style-name="T26"> </text:span>sons<text:span text:style-name="T26"> </text:span>peuvent<text:span text:style-name="T26"> </text:span>être<text:span text:style-name="T26"> </text:span>si<text:span text:style-name="T26"> </text:span>forts<text:span text:style-name="T26"> </text:span>qu’ils<text:span text:style-name="T26"> </text:span>en- <text:span text:style-name="T12">dommagent</text:span><text:span text:style-name="T41"> </text:span><text:span text:style-name="T12">les</text:span><text:span text:style-name="T41"> </text:span><text:span text:style-name="T12">tympans</text:span><text:span text:style-name="T41"> </text:span><text:span text:style-name="T12">des</text:span><text:span text:style-name="T41"> </text:span><text:span text:style-name="T12">personnes</text:span><text:span text:style-name="T41"> </text:span><text:span text:style-name="T12">proches</text:span><text:span text:style-name="T41"> </text:span><text:span text:style-name="T12">dans</text:span><text:span text:style-name="T41"> </text:span><text:span text:style-name="T12">un</text:span><text:span text:style-name="T41"> </text:span><text:span text:style-name="T12">rayon </text:span>de<text:span text:style-name="T13"> </text:span>3<text:span text:style-name="T13"> </text:span>mètres,<text:span text:style-name="T13"> </text:span>infligeant<text:span text:style-name="T13"> </text:span>[carte]<text:span text:style-name="T13"> </text:span>de<text:span text:style-name="T13"> </text:span>dommages.</text:p>
      <text:p text:style-name="P128"/>
      <text:h text:style-name="P133" text:outline-level="3"><text:span text:style-name="T38">Runes</text:span><text:span text:style-name="T268"> </text:span><text:span text:style-name="T88">d’esprit</text:span></text:h>
      <text:p text:style-name="P4"><text:span text:style-name="T46">L’art</text:span><text:span text:style-name="T47"> </text:span><text:span text:style-name="T46">du</text:span><text:span text:style-name="T48"> </text:span><text:span text:style-name="T46">vrai</text:span><text:span text:style-name="T48"> </text:span><text:span text:style-name="T46">nom</text:span><text:span text:style-name="T48"> </text:span><text:span text:style-name="T46">des</text:span><text:span text:style-name="T47"> </text:span><text:span text:style-name="T46">choses</text:span><text:span text:style-name="T48"> </text:span><text:span text:style-name="T46">s’attache</text:span><text:span text:style-name="T48"> </text:span><text:span text:style-name="T46">ici</text:span><text:span text:style-name="T48"> </text:span><text:span text:style-name="T46">à</text:span><text:span text:style-name="T47"> </text:span><text:span text:style-name="T46">manipuler</text:span><text:span text:style-name="T48"> </text:span><text:span text:style-name="T46">les</text:span><text:span text:style-name="T48"> </text:span><text:span text:style-name="T46">émotions </text:span>et les pensées des autres.</text:p>
      <text:p text:style-name="P135"/>
      <text:p text:style-name="P69"><text:span text:style-name="T108">Rang</text:span><text:span text:style-name="T107"> </text:span><text:span text:style-name="T108">1</text:span><text:span text:style-name="T107"> </text:span><text:span text:style-name="T108">:</text:span><text:span text:style-name="T107"> </text:span><text:span text:style-name="T13">Vous</text:span><text:span text:style-name="T41"> </text:span><text:span text:style-name="T13">pouvez</text:span><text:span text:style-name="T40"> </text:span><text:span text:style-name="T13">créer</text:span><text:span text:style-name="T41"> </text:span><text:span text:style-name="T13">des</text:span><text:span text:style-name="T26"> </text:span><text:span text:style-name="T13">runes</text:span><text:span text:style-name="T26"> </text:span><text:span text:style-name="T13">qui</text:span><text:span text:style-name="T26"> </text:span><text:span text:style-name="T13">induisent</text:span><text:span text:style-name="T26"> </text:span><text:span text:style-name="T13">le</text:span><text:span text:style-name="T26"> </text:span><text:span text:style-name="T13">sommeil, </text:span>l’apaisement<text:span text:style-name="T89"> </text:span>ou<text:span text:style-name="T89"> </text:span>la<text:span text:style-name="T89"> </text:span>joie<text:span text:style-name="T9"> </text:span>chez<text:span text:style-name="T89"> </text:span>une<text:span text:style-name="T89"> </text:span>cible.<text:span text:style-name="T89"> </text:span>La<text:span text:style-name="T9"> </text:span>difficulté<text:span text:style-name="T89"> </text:span>est<text:span text:style-name="T89"> </text:span>basée sur<text:span text:style-name="T53"> </text:span>une<text:span text:style-name="T53"> </text:span>opposition<text:span text:style-name="T53"> </text:span>à<text:span text:style-name="T53"> </text:span>la<text:span text:style-name="T53"> </text:span>caractéristique<text:span text:style-name="T53"> </text:span>et<text:span text:style-name="T53"> </text:span>au<text:span text:style-name="T53"> </text:span>métier<text:span text:style-name="T53"> </text:span>de<text:span text:style-name="T53"> </text:span>la<text:span text:style-name="T53"> </text:span>per- sonne<text:span text:style-name="T13"> </text:span>ciblée.</text:p>
      <text:p text:style-name="P56"/>
      <text:p text:style-name="P150"><text:span text:style-name="T155">Rang</text:span><text:span text:style-name="T134"> </text:span><text:span text:style-name="T155">2</text:span><text:span text:style-name="T134"> </text:span><text:span text:style-name="T155">:</text:span><text:span text:style-name="T134"> </text:span><text:span text:style-name="T12">Vous</text:span><text:span text:style-name="T53"> </text:span><text:span text:style-name="T12">êtes</text:span><text:span text:style-name="T10"> </text:span><text:span text:style-name="T12">capable</text:span><text:span text:style-name="T10"> </text:span><text:span text:style-name="T12">d’affaiblir</text:span><text:span text:style-name="T10"> </text:span><text:span text:style-name="T12">le</text:span><text:span text:style-name="T53"> </text:span><text:span text:style-name="T12">doute</text:span><text:span text:style-name="T10"> </text:span><text:span text:style-name="T12">ou</text:span><text:span text:style-name="T10"> </text:span><text:span text:style-name="T12">la</text:span><text:span text:style-name="T10"> </text:span><text:span text:style-name="T12">séduction </text:span><text:span text:style-name="T10">chez</text:span><text:span text:style-name="T11"> </text:span><text:span text:style-name="T10">une</text:span><text:span text:style-name="T11"> </text:span><text:span text:style-name="T10">victime,</text:span><text:span text:style-name="T11"> </text:span><text:span text:style-name="T10">la</text:span><text:span text:style-name="T11"> </text:span><text:span text:style-name="T10">forçant</text:span><text:span text:style-name="T11"> </text:span><text:span text:style-name="T10">à</text:span><text:span text:style-name="T11"> </text:span><text:span text:style-name="T10">effectuer</text:span><text:span text:style-name="T11"> </text:span><text:span text:style-name="T10">tous</text:span><text:span text:style-name="T11"> </text:span><text:span text:style-name="T10">ses</text:span><text:span text:style-name="T11"> </text:span><text:span text:style-name="T10">tests</text:span><text:span text:style-name="T11"> </text:span><text:span text:style-name="T10">sociaux</text:span><text:span text:style-name="T11"> </text:span><text:span text:style-name="T10">avec </text:span><text:span text:style-name="T27">désavantage.</text:span></text:p>
      <text:p text:style-name="P135"/>
      <text:p text:style-name="P69"><text:span text:style-name="T155">Rang</text:span><text:span text:style-name="T134"> </text:span><text:span text:style-name="T155">3</text:span><text:span text:style-name="T134"> </text:span><text:span text:style-name="T155">:</text:span><text:span text:style-name="T134"> </text:span><text:span text:style-name="T12">Vous</text:span><text:span text:style-name="T53"> </text:span><text:span text:style-name="T12">pouvez</text:span><text:span text:style-name="T10"> </text:span><text:span text:style-name="T12">créer</text:span><text:span text:style-name="T40"> </text:span><text:span text:style-name="T12">des runes qui emprisonnent men- </text:span><text:span text:style-name="T27">talement</text:span><text:span text:style-name="T53"> </text:span><text:span text:style-name="T27">une</text:span><text:span text:style-name="T53"> </text:span><text:span text:style-name="T27">cible.</text:span><text:span text:style-name="T53"> </text:span><text:span text:style-name="T27">La</text:span><text:span text:style-name="T53"> </text:span><text:span text:style-name="T27">difficulté</text:span><text:span text:style-name="T53"> </text:span><text:span text:style-name="T27">pour</text:span><text:span text:style-name="T53"> </text:span><text:span text:style-name="T27">en</text:span><text:span text:style-name="T53"> </text:span><text:span text:style-name="T27">sortir</text:span><text:span text:style-name="T53"> </text:span><text:span text:style-name="T27">est</text:span><text:span text:style-name="T53"> </text:span><text:span text:style-name="T27">de</text:span><text:span text:style-name="T53"> </text:span><text:span text:style-name="T27">20,</text:span><text:span text:style-name="T53"> </text:span><text:span text:style-name="T27">avec </text:span><text:span text:style-name="T12">une</text:span><text:span text:style-name="T40"> </text:span><text:span text:style-name="T12">réduction</text:span><text:span text:style-name="T40"> </text:span><text:span text:style-name="T12">de</text:span><text:span text:style-name="T40"> </text:span><text:span text:style-name="T12">1</text:span><text:span text:style-name="T40"> </text:span><text:span text:style-name="T12">pour</text:span><text:span text:style-name="T40"> </text:span><text:span text:style-name="T12">chaque</text:span><text:span text:style-name="T40"> </text:span><text:span text:style-name="T12">tranche</text:span><text:span text:style-name="T40"> </text:span><text:span text:style-name="T12">de</text:span><text:span text:style-name="T40"> </text:span><text:span text:style-name="T12">10</text:span><text:span text:style-name="T10"> </text:span><text:span text:style-name="T12">minutes</text:span><text:span text:style-name="T40"> </text:span><text:span text:style-name="T12">passées </text:span>en<text:span text:style-name="T13"> </text:span>captivité.</text:p>
      <text:p text:style-name="P72" loext:marker-style-name="T62"/>
      <text:p text:style-name="P72" loext:marker-style-name="T62"/>
      <text:p text:style-name="P249" loext:marker-style-name="T62"/>
      <text:section text:style-name="Sect2" text:name="Section19">
        <text:p text:style-name="P74" loext:marker-style-name="T99"/>
        <text:p text:style-name="P74" loext:marker-style-name="T99"/>
        <text:p text:style-name="P75" loext:marker-style-name="T99"/>
        <text:p text:style-name="P76" loext:marker-style-name="T80"><text:span text:style-name="T80">Johan C </text:span><text:a xlink:type="simple" xlink:href="mailto:johan.coquil@gmail.com" text:style-name="ListLabel_20_10" text:visited-style-name="ListLabel_20_10"><text:span text:style-name="T80">jo</text:span></text:a></text:p>
      </text:section>
      <text:p text:style-name="P250"><text:bookmark text:name="Runes de matière"/><text:bookmark text:name="Rune de protection"/><text:span text:style-name="T125">Rang 4: </text:span><text:span text:style-name="T103">Vous avez le pouvoir d’induire une amnésie chez une cible, </text:span>effaçant<text:span text:style-name="T13"> </text:span>une<text:span text:style-name="T13"> </text:span>heure<text:span text:style-name="T13"> </text:span>de<text:span text:style-name="T13"> </text:span>ses<text:span text:style-name="T13"> </text:span>souvenirs.</text:p>
      <text:p text:style-name="P135"/>
      <text:p text:style-name="P26"><text:span text:style-name="T107">Rang</text:span><text:span text:style-name="T108"> </text:span><text:span text:style-name="T107">5</text:span><text:span text:style-name="T108"> </text:span><text:span text:style-name="T107">:</text:span><text:span text:style-name="T108"> </text:span><text:span text:style-name="T40">Vous</text:span><text:span text:style-name="T15"> </text:span><text:span text:style-name="T40">pouvez</text:span><text:span text:style-name="T13"> </text:span><text:span text:style-name="T40">créer</text:span><text:span text:style-name="T13"> </text:span><text:span text:style-name="T40">des</text:span><text:span text:style-name="T13"> </text:span><text:span text:style-name="T40">runes</text:span><text:span text:style-name="T15"> </text:span><text:span text:style-name="T40">qui</text:span><text:span text:style-name="T13"> </text:span><text:span text:style-name="T40">engendrent</text:span><text:span text:style-name="T13"> </text:span><text:span text:style-name="T40">la</text:span><text:span text:style-name="T13"> </text:span><text:span text:style-name="T40">terreur </text:span><text:span text:style-name="T12">chez</text:span><text:span text:style-name="T49"> </text:span><text:span text:style-name="T12">une</text:span><text:span text:style-name="T49"> </text:span><text:span text:style-name="T12">cible,</text:span><text:span text:style-name="T49"> </text:span><text:span text:style-name="T12">provoquant</text:span><text:span text:style-name="T49"> </text:span><text:span text:style-name="T12">une</text:span><text:span text:style-name="T49"> </text:span><text:span text:style-name="T12">peur</text:span><text:span text:style-name="T49"> </text:span><text:span text:style-name="T12">intense</text:span><text:span text:style-name="T49"> </text:span><text:span text:style-name="T12">pendant</text:span><text:span text:style-name="T49"> </text:span><text:span text:style-name="T12">une</text:span><text:span text:style-name="T49"> </text:span><text:span text:style-name="T12">heure.</text:span></text:p>
      <text:p text:style-name="P93"/>
      <text:h text:style-name="P251" text:outline-level="3"><text:span text:style-name="T38">Runes</text:span><text:span text:style-name="T169"> </text:span><text:span text:style-name="T38">de</text:span><text:span text:style-name="T170"> </text:span><text:span text:style-name="T39">matière</text:span></text:h>
      <text:p text:style-name="P205">Cette<text:span text:style-name="T40"> </text:span>discipline<text:span text:style-name="T15"> </text:span>permet<text:span text:style-name="T40"> </text:span>au<text:span text:style-name="T40"> </text:span>Runiste<text:span text:style-name="T40"> </text:span>de<text:span text:style-name="T40"> </text:span>manipuler<text:span text:style-name="T40"> </text:span>et<text:span text:style-name="T40"> </text:span>d’altérer la structure de la matière solide.</text:p>
      <text:p text:style-name="P135"/>
      <text:p text:style-name="P62"><text:span text:style-name="T82">Rang</text:span><text:span text:style-name="T159"> </text:span><text:span text:style-name="T82">1</text:span><text:span text:style-name="T159"> </text:span><text:span text:style-name="T82">:</text:span><text:span text:style-name="T159"> </text:span><text:span text:style-name="T27">Vous</text:span><text:span text:style-name="T28"> </text:span><text:span text:style-name="T27">pouvez</text:span><text:span text:style-name="T14"> </text:span><text:span text:style-name="T27">créer</text:span><text:span text:style-name="T14"> </text:span><text:span text:style-name="T27">une</text:span><text:span text:style-name="T14"> </text:span><text:span text:style-name="T27">rune</text:span><text:span text:style-name="T28"> </text:span><text:span text:style-name="T27">qui</text:span><text:span text:style-name="T14"> </text:span><text:span text:style-name="T27">9agilise</text:span><text:span text:style-name="T14"> </text:span><text:span text:style-name="T27">rapidement </text:span><text:span text:style-name="T13">la</text:span><text:span text:style-name="T11"> </text:span><text:span text:style-name="T13">matière</text:span><text:span text:style-name="T11"> </text:span><text:span text:style-name="T13">solide,</text:span><text:span text:style-name="T11"> </text:span><text:span text:style-name="T13">provoquant</text:span><text:span text:style-name="T11"> </text:span><text:span text:style-name="T13">l’effondrement</text:span><text:span text:style-name="T11"> </text:span><text:span text:style-name="T13">d’environ</text:span><text:span text:style-name="T11"> </text:span><text:span text:style-name="T13">un</text:span><text:span text:style-name="T11"> </text:span><text:span text:style-name="T13">mètre </text:span>carré<text:span text:style-name="T15"> </text:span>de<text:span text:style-name="T15"> </text:span>matière<text:span text:style-name="T15"> </text:span>ou<text:span text:style-name="T15"> </text:span>créant<text:span text:style-name="T15"> </text:span>un<text:span text:style-name="T15"> </text:span>passage<text:span text:style-name="T15"> </text:span>dans<text:span text:style-name="T15"> </text:span>un<text:span text:style-name="T15"> </text:span>mur.</text:p>
      <text:p text:style-name="P56"/>
      <text:p text:style-name="P79"><text:span text:style-name="T108">Rang</text:span><text:span text:style-name="T107"> </text:span><text:span text:style-name="T108">2</text:span><text:span text:style-name="T107"> </text:span><text:span text:style-name="T108">:</text:span><text:span text:style-name="T107"> </text:span><text:span text:style-name="T13">Rune</text:span><text:span text:style-name="T41"> </text:span><text:span text:style-name="T13">de</text:span><text:span text:style-name="T40"> </text:span><text:span text:style-name="T13">gel</text:span><text:span text:style-name="T40"> </text:span><text:span text:style-name="T13">arctique,</text:span><text:span text:style-name="T40"> </text:span><text:span text:style-name="T13">vous</text:span><text:span text:style-name="T41"> </text:span><text:span text:style-name="T13">créez</text:span><text:span text:style-name="T40"> </text:span><text:span text:style-name="T13">une</text:span><text:span text:style-name="T40"> </text:span><text:span text:style-name="T13">rune</text:span><text:span text:style-name="T40"> </text:span><text:span text:style-name="T13">qui</text:span><text:span text:style-name="T41"> </text:span><text:span text:style-name="T13">recouvre </text:span><text:span text:style-name="T27">les</text:span><text:span text:style-name="T53"> </text:span><text:span text:style-name="T27">alentours</text:span><text:span text:style-name="T53"> </text:span><text:span text:style-name="T27">de</text:span><text:span text:style-name="T53"> </text:span><text:span text:style-name="T27">l’objet</text:span><text:span text:style-name="T53"> </text:span><text:span text:style-name="T27">ciblé</text:span><text:span text:style-name="T53"> </text:span><text:span text:style-name="T27">d’une</text:span><text:span text:style-name="T53"> </text:span><text:span text:style-name="T27">pellicule</text:span><text:span text:style-name="T53"> </text:span><text:span text:style-name="T27">de</text:span><text:span text:style-name="T53"> </text:span><text:span text:style-name="T27">glace,</text:span><text:span text:style-name="T53"> </text:span><text:span text:style-name="T27">rendant </text:span>l’environnement complexe à parcourir.</text:p>
      <text:p text:style-name="P135"/>
      <text:p text:style-name="P252"><text:span text:style-name="T122">Rang</text:span><text:span text:style-name="T124"> </text:span><text:span text:style-name="T122">3</text:span><text:span text:style-name="T123"> </text:span><text:span text:style-name="T122">: </text:span><text:span text:style-name="T6">Rune de Vieillissement, vous pouvez induire le vieillisse- </text:span><text:span text:style-name="T13">ment</text:span><text:span text:style-name="T40"> </text:span><text:span text:style-name="T13">accéléré</text:span><text:span text:style-name="T40"> </text:span><text:span text:style-name="T13">de</text:span><text:span text:style-name="T40"> </text:span><text:span text:style-name="T13">la</text:span><text:span text:style-name="T41"> </text:span><text:span text:style-name="T13">matière</text:span><text:span text:style-name="T40"> </text:span><text:span text:style-name="T13">solide.</text:span><text:span text:style-name="T40"> </text:span><text:span text:style-name="T13">La</text:span><text:span text:style-name="T40"> </text:span><text:span text:style-name="T13">difficulté</text:span><text:span text:style-name="T41"> </text:span><text:span text:style-name="T13">varie</text:span><text:span text:style-name="T40"> </text:span><text:span text:style-name="T13">en</text:span><text:span text:style-name="T40"> </text:span><text:span text:style-name="T13">fonction </text:span><text:span text:style-name="T12">de</text:span><text:span text:style-name="T53"> </text:span><text:span text:style-name="T12">la</text:span><text:span text:style-name="T53"> </text:span><text:span text:style-name="T12">durée</text:span><text:span text:style-name="T53"> </text:span><text:span text:style-name="T12">du</text:span><text:span text:style-name="T53"> </text:span><text:span text:style-name="T12">vieillissement</text:span><text:span text:style-name="T53"> </text:span><text:span text:style-name="T12">souhaité,</text:span><text:span text:style-name="T53"> </text:span><text:span text:style-name="T12">allant</text:span><text:span text:style-name="T53"> </text:span><text:span text:style-name="T12">de</text:span><text:span text:style-name="T53"> </text:span><text:span text:style-name="T12">10</text:span><text:span text:style-name="T53"> </text:span><text:span text:style-name="T12">pour</text:span><text:span text:style-name="T53"> </text:span><text:span text:style-name="T12">20</text:span><text:span text:style-name="T53"> </text:span><text:span text:style-name="T12">ans </text:span><text:span text:style-name="T27">à</text:span><text:span text:style-name="T10"> </text:span><text:span text:style-name="T27">16</text:span><text:span text:style-name="T10"> </text:span><text:span text:style-name="T27">pour</text:span><text:span text:style-name="T10"> </text:span><text:span text:style-name="T27">500</text:span><text:span text:style-name="T10"> </text:span><text:span text:style-name="T27">ans.</text:span><text:span text:style-name="T10"> </text:span><text:span text:style-name="T27">Notez</text:span><text:span text:style-name="T10"> </text:span><text:span text:style-name="T27">que</text:span><text:span text:style-name="T10"> </text:span><text:span text:style-name="T27">les</text:span><text:span text:style-name="T10"> </text:span><text:span text:style-name="T27">objets</text:span><text:span text:style-name="T10"> </text:span><text:span text:style-name="T27">magiques</text:span><text:span text:style-name="T10"> </text:span><text:span text:style-name="T27">ou</text:span><text:span text:style-name="T10"> </text:span><text:span text:style-name="T27">étranges </text:span>ne<text:span text:style-name="T28"> </text:span>peuvent<text:span text:style-name="T28"> </text:span>pas<text:span text:style-name="T28"> </text:span>être<text:span text:style-name="T28"> </text:span>affectés<text:span text:style-name="T28"> </text:span>par<text:span text:style-name="T28"> </text:span>les<text:span text:style-name="T28"> </text:span>runes.</text:p>
      <text:p text:style-name="P68"/>
      <text:p text:style-name="P146"><text:span text:style-name="T25">Rang</text:span><text:span text:style-name="T155"> </text:span><text:span text:style-name="T25">4</text:span><text:span text:style-name="T142"> </text:span><text:span text:style-name="T25">: </text:span>Vos runes de matière peuvent désormais affecter une<text:span text:style-name="T11"> </text:span>structure<text:span text:style-name="T27"> </text:span>jusqu’à<text:span text:style-name="T27"> </text:span>1000<text:span text:style-name="T89"> </text:span>mètres<text:span text:style-name="T27"> </text:span>carrés.<text:span text:style-name="T27"> </text:span>De<text:span text:style-name="T27"> </text:span>plus,<text:span text:style-name="T27"> </text:span>les<text:span text:style-name="T27"> </text:span>runes que<text:span text:style-name="T40"> </text:span>vous<text:span text:style-name="T40"> </text:span>créez<text:span text:style-name="T40"> </text:span>dans<text:span text:style-name="T40"> </text:span>d’autres<text:span text:style-name="T40"> </text:span>disciplines<text:span text:style-name="T40"> </text:span>magiques<text:span text:style-name="T40"> </text:span>doublent leur<text:span text:style-name="T13"> </text:span>portée.</text:p>
      <text:p text:style-name="P68"/>
      <text:p text:style-name="P130"><text:span text:style-name="T25">Rang</text:span><text:span text:style-name="T82"> </text:span><text:span text:style-name="T25">5</text:span><text:span text:style-name="T142"> </text:span><text:span text:style-name="T25">: </text:span>Vos runes de matière peuvent désormais affecter <text:span text:style-name="T10">une</text:span><text:span text:style-name="T11"> </text:span><text:span text:style-name="T10">structure</text:span><text:span text:style-name="T11"> </text:span><text:span text:style-name="T10">jusqu’à</text:span><text:span text:style-name="T11"> </text:span><text:span text:style-name="T10">10</text:span><text:span text:style-name="T11"> </text:span><text:span text:style-name="T10">000</text:span><text:span text:style-name="T181"> </text:span><text:span text:style-name="T10">mètres</text:span><text:span text:style-name="T11"> </text:span><text:span text:style-name="T10">carrés.</text:span><text:span text:style-name="T11"> </text:span><text:span text:style-name="T10">De</text:span><text:span text:style-name="T11"> </text:span><text:span text:style-name="T10">plus,</text:span><text:span text:style-name="T11"> </text:span><text:span text:style-name="T10">les</text:span><text:span text:style-name="T11"> </text:span><text:span text:style-name="T10">runes</text:span><text:span text:style-name="T11"> </text:span><text:span text:style-name="T10">que </text:span><text:span text:style-name="T13">vous</text:span><text:span text:style-name="T226"> </text:span><text:span text:style-name="T13">créez</text:span><text:span text:style-name="T226"> </text:span><text:span text:style-name="T13">dans</text:span><text:span text:style-name="T226"> </text:span><text:span text:style-name="T13">d’autres</text:span><text:span text:style-name="T226"> </text:span><text:span text:style-name="T13">disciplines</text:span><text:span text:style-name="T226"> </text:span><text:span text:style-name="T13">magiques</text:span><text:span text:style-name="T226"> </text:span><text:span text:style-name="T13">triplent</text:span><text:span text:style-name="T226"> </text:span><text:span text:style-name="T13">leur</text:span><text:span text:style-name="T226"> </text:span><text:span text:style-name="T13">portée.</text:span></text:p>
      <text:p text:style-name="P140"/>
      <text:h text:style-name="P94" text:outline-level="3"><text:span text:style-name="T38">Rune</text:span><text:span text:style-name="T269"> </text:span><text:span text:style-name="T38">de</text:span><text:span text:style-name="T270"> </text:span><text:span text:style-name="T39">protection</text:span></text:h>
      <text:p text:style-name="P145"><text:span text:style-name="T40">L’art</text:span><text:span text:style-name="T13"> </text:span><text:span text:style-name="T40">de</text:span><text:span text:style-name="T13"> </text:span><text:span text:style-name="T40">renforcer</text:span><text:span text:style-name="T13"> </text:span><text:span text:style-name="T40">la</text:span><text:span text:style-name="T15"> </text:span><text:span text:style-name="T40">résistance</text:span><text:span text:style-name="T13"> </text:span><text:span text:style-name="T40">de</text:span><text:span text:style-name="T13"> </text:span><text:span text:style-name="T40">structures</text:span><text:span text:style-name="T13"> </text:span><text:span text:style-name="T40">et</text:span><text:span text:style-name="T15"> </text:span><text:span text:style-name="T40">de</text:span><text:span text:style-name="T13"> </text:span><text:span text:style-name="T40">créer</text:span><text:span text:style-name="T13"> </text:span><text:span text:style-name="T40">des</text:span><text:span text:style-name="T13"> </text:span><text:span text:style-name="T40">bou- </text:span>cliers<text:span text:style-name="T13"> </text:span>magiques.</text:p>
      <text:p text:style-name="P135"/>
      <text:p text:style-name="P253"><text:span text:style-name="T108">Rang</text:span><text:span text:style-name="T107"> </text:span><text:span text:style-name="T108">1</text:span><text:span text:style-name="T107"> </text:span><text:span text:style-name="T108">:</text:span><text:span text:style-name="T107"> </text:span><text:span text:style-name="T13">Rune</text:span><text:span text:style-name="T41"> </text:span><text:span text:style-name="T13">de</text:span><text:span text:style-name="T40"> </text:span><text:span text:style-name="T13">Durabilité,</text:span><text:span text:style-name="T40"> </text:span><text:span text:style-name="T13">vous</text:span><text:span text:style-name="T40"> </text:span><text:span text:style-name="T13">pouvez</text:span><text:span text:style-name="T41"> </text:span><text:span text:style-name="T13">renforcer</text:span><text:span text:style-name="T40"> </text:span><text:span text:style-name="T13">la</text:span><text:span text:style-name="T40"> </text:span><text:span text:style-name="T13">durabilité </text:span><text:span text:style-name="T40">d’une</text:span><text:span text:style-name="T13"> </text:span><text:span text:style-name="T40">surface</text:span><text:span text:style-name="T13"> </text:span><text:span text:style-name="T40">solide</text:span><text:span text:style-name="T13"> </text:span><text:span text:style-name="T40">en</text:span><text:span text:style-name="T15"> </text:span><text:span text:style-name="T40">doublant</text:span><text:span text:style-name="T13"> </text:span><text:span text:style-name="T40">sa</text:span><text:span text:style-name="T13"> </text:span><text:span text:style-name="T40">protection.</text:span><text:span text:style-name="T13"> </text:span><text:span text:style-name="T40">Cela</text:span><text:span text:style-name="T15"> </text:span><text:span text:style-name="T40">peut</text:span><text:span text:style-name="T13"> </text:span><text:span text:style-name="T40">rendre </text:span><text:span text:style-name="T13">un</text:span><text:span text:style-name="T26"> </text:span><text:span text:style-name="T13">objet</text:span><text:span text:style-name="T26"> </text:span><text:span text:style-name="T13">mou</text:span><text:span text:style-name="T26"> </text:span><text:span text:style-name="T13">utilisable</text:span><text:span text:style-name="T26"> </text:span><text:span text:style-name="T13">en</text:span><text:span text:style-name="T26"> </text:span><text:span text:style-name="T13">combat,</text:span><text:span text:style-name="T26"> </text:span><text:span text:style-name="T13">bien</text:span><text:span text:style-name="T26"> </text:span><text:span text:style-name="T13">que</text:span><text:span text:style-name="T26"> </text:span><text:span text:style-name="T13">certains</text:span><text:span text:style-name="T26"> </text:span><text:span text:style-name="T13">aient</text:span><text:span text:style-name="T26"> </text:span><text:span text:style-name="T13">utilisé </text:span>ce pouvoir de manière indécente.</text:p>
      <text:p text:style-name="P68"/>
      <text:p text:style-name="P79"><text:span text:style-name="T107">Rang</text:span><text:span text:style-name="T108"> </text:span><text:span text:style-name="T107">2</text:span><text:span text:style-name="T108"> </text:span><text:span text:style-name="T107">:</text:span><text:span text:style-name="T108"> </text:span><text:span text:style-name="T40">Rune</text:span><text:span text:style-name="T15"> </text:span><text:span text:style-name="T40">de</text:span><text:span text:style-name="T13"> </text:span><text:span text:style-name="T40">Bouclier</text:span><text:span text:style-name="T13"> </text:span><text:span text:style-name="T40">d’Air,</text:span><text:span text:style-name="T13"> </text:span><text:span text:style-name="T40">vous</text:span><text:span text:style-name="T15"> </text:span><text:span text:style-name="T40">créez</text:span><text:span text:style-name="T41"> </text:span><text:span text:style-name="T40">une</text:span><text:span text:style-name="T41"> </text:span><text:span text:style-name="T40">rune</text:span><text:span text:style-name="T41"> </text:span><text:span text:style-name="T40">d’air</text:span><text:span text:style-name="T41"> </text:span><text:span text:style-name="T40">qui </text:span>invoque<text:span text:style-name="T89"> </text:span>un<text:span text:style-name="T89"> </text:span>bouclier<text:span text:style-name="T89"> </text:span>d’air<text:span text:style-name="T9"> </text:span>devant<text:span text:style-name="T89"> </text:span>le<text:span text:style-name="T89"> </text:span>runiste.<text:span text:style-name="T89"> </text:span>Ce<text:span text:style-name="T9"> </text:span>bouclier<text:span text:style-name="T89"> </text:span>offre une<text:span text:style-name="T9"> </text:span>protection<text:span text:style-name="T9"> </text:span>contre<text:span text:style-name="T9"> </text:span>les<text:span text:style-name="T9"> </text:span>projectiles<text:span text:style-name="T9"> </text:span>et<text:span text:style-name="T9"> </text:span>peut<text:span text:style-name="T9"> </text:span>bloquer<text:span text:style-name="T9"> </text:span>un<text:span text:style-name="T9"> </text:span>accès</text:p>
      <text:p text:style-name="P254"><text:bookmark text:name="Rite de passage des cairns"/>large<text:span text:style-name="T10"> </text:span>comme<text:span text:style-name="T10"> </text:span>une<text:span text:style-name="T10"> </text:span>porte.<text:span text:style-name="T10"> </text:span>La<text:span text:style-name="T10"> </text:span>durée<text:span text:style-name="T10"> </text:span>de<text:span text:style-name="T10"> </text:span>l’effet<text:span text:style-name="T10"> </text:span>varie<text:span text:style-name="T10"> </text:span>en<text:span text:style-name="T10"> </text:span>fonction <text:span text:style-name="T12">de</text:span><text:span text:style-name="T163"> </text:span><text:span text:style-name="T12">la</text:span><text:span text:style-name="T163"> </text:span><text:span text:style-name="T12">difficulté,</text:span><text:span text:style-name="T163"> </text:span><text:span text:style-name="T12">allant</text:span><text:span text:style-name="T163"> </text:span><text:span text:style-name="T12">de</text:span><text:span text:style-name="T163"> </text:span><text:span text:style-name="T12">1</text:span><text:span text:style-name="T89"> </text:span><text:span text:style-name="T12">minute</text:span><text:span text:style-name="T163"> </text:span><text:span text:style-name="T12">(dif</text:span><text:span text:style-name="T163"> </text:span><text:span text:style-name="T12">10)</text:span><text:span text:style-name="T163"> </text:span><text:span text:style-name="T12">à</text:span><text:span text:style-name="T259"> </text:span><text:span text:style-name="T12">une</text:span><text:span text:style-name="T163"> </text:span><text:span text:style-name="T12">journée</text:span><text:span text:style-name="T163"> </text:span><text:span text:style-name="T12">(dif</text:span><text:span text:style-name="T163"> </text:span><text:span text:style-name="T12">16).</text:span></text:p>
      <text:p text:style-name="P135"/>
      <text:p text:style-name="P163"><text:span text:style-name="T134">Rang</text:span><text:span text:style-name="T155"> </text:span><text:span text:style-name="T134">3:</text:span><text:span text:style-name="T155"> </text:span><text:span text:style-name="T10">Rune</text:span><text:span text:style-name="T12"> </text:span><text:span text:style-name="T10">de</text:span><text:span text:style-name="T11"> </text:span><text:span text:style-name="T10">Confinement,</text:span><text:span text:style-name="T12"> </text:span><text:span text:style-name="T10">vous</text:span><text:span text:style-name="T12"> </text:span><text:span text:style-name="T10">tracez</text:span><text:span text:style-name="T12"> </text:span><text:span text:style-name="T10">le</text:span><text:span text:style-name="T11"> </text:span><text:span text:style-name="T10">nom</text:span><text:span text:style-name="T12"> </text:span><text:span text:style-name="T10">réel</text:span><text:span text:style-name="T12"> </text:span><text:span text:style-name="T10">d’un</text:span><text:span text:style-name="T12"> </text:span><text:span text:style-name="T10">type </text:span>de créature, ce qui empêche cette créature de 9anchir l’es- pace<text:span text:style-name="T14"> </text:span>autour<text:span text:style-name="T14"> </text:span>de<text:span text:style-name="T14"> </text:span>la<text:span text:style-name="T14"> </text:span>rune.<text:span text:style-name="T14"> </text:span>Pour<text:span text:style-name="T14"> </text:span>les<text:span text:style-name="T14"> </text:span>créatures<text:span text:style-name="T14"> </text:span>exotiques<text:span text:style-name="T14"> </text:span>ou<text:span text:style-name="T14"> </text:span>rares, <text:span text:style-name="T13">une</text:span><text:span text:style-name="T12"> </text:span><text:span text:style-name="T13">recherche</text:span><text:span text:style-name="T12"> </text:span><text:span text:style-name="T13">en</text:span><text:span text:style-name="T12"> </text:span><text:span text:style-name="T13">bibliothèque</text:span><text:span text:style-name="T12"> </text:span><text:span text:style-name="T13">avec</text:span><text:span text:style-name="T41"> </text:span><text:span text:style-name="T13">une</text:span><text:span text:style-name="T12"> </text:span><text:span text:style-name="T13">difficulté</text:span><text:span text:style-name="T12"> </text:span><text:span text:style-name="T13">de</text:span><text:span text:style-name="T12"> </text:span><text:span text:style-name="T13">14</text:span><text:span text:style-name="T12"> </text:span><text:span text:style-name="T13">peut</text:span><text:span text:style-name="T41"> </text:span><text:span text:style-name="T13">être </text:span>nécessaire.<text:span text:style-name="T9"> </text:span>Certains<text:span text:style-name="T9"> </text:span>runistes<text:span text:style-name="T9"> </text:span>passent<text:span text:style-name="T9"> </text:span>leur<text:span text:style-name="T9"> </text:span>temps<text:span text:style-name="T9"> </text:span>à<text:span text:style-name="T9"> </text:span>rechercher les<text:span text:style-name="T40"> </text:span>noms<text:span text:style-name="T40"> </text:span>runiques<text:span text:style-name="T40"> </text:span>de<text:span text:style-name="T40"> </text:span>créatures<text:span text:style-name="T40"> </text:span>étranges.</text:p>
      <text:p text:style-name="P61"/>
      <text:p text:style-name="P100"><text:span text:style-name="T107">Rang</text:span><text:span text:style-name="T108"> </text:span><text:span text:style-name="T107">4</text:span><text:span text:style-name="T108"> </text:span><text:span text:style-name="T107">:</text:span><text:span text:style-name="T108"> </text:span><text:span text:style-name="T40">Vous</text:span><text:span text:style-name="T15"> </text:span><text:span text:style-name="T40">connaissez</text:span><text:span text:style-name="T13"> </text:span><text:span text:style-name="T40">les</text:span><text:span text:style-name="T13"> </text:span><text:span text:style-name="T40">runes</text:span><text:span text:style-name="T11"> </text:span><text:span text:style-name="T40">qui</text:span><text:span text:style-name="T11"> </text:span><text:span text:style-name="T40">protègent</text:span><text:span text:style-name="T11"> </text:span><text:span text:style-name="T40">contre</text:span><text:span text:style-name="T11"> </text:span><text:span text:style-name="T40">le</text:span><text:span text:style-name="T11"> </text:span><text:span text:style-name="T40">feu, </text:span><text:span text:style-name="T13">l’acide,</text:span><text:span text:style-name="T41"> </text:span><text:span text:style-name="T13">l’électricité,</text:span><text:span text:style-name="T41"> </text:span><text:span text:style-name="T13">et</text:span><text:span text:style-name="T41"> </text:span><text:span text:style-name="T13">vous</text:span><text:span text:style-name="T41"> </text:span><text:span text:style-name="T13">pouvez</text:span><text:span text:style-name="T41"> </text:span><text:span text:style-name="T13">les</text:span><text:span text:style-name="T41"> </text:span><text:span text:style-name="T13">poser</text:span><text:span text:style-name="T41"> </text:span><text:span text:style-name="T13">pour</text:span><text:span text:style-name="T41"> </text:span><text:span text:style-name="T13">créer</text:span><text:span text:style-name="T41"> </text:span><text:span text:style-name="T13">une</text:span><text:span text:style-name="T41"> </text:span><text:span text:style-name="T13">pro- </text:span>tection<text:span text:style-name="T13"> </text:span>élémentaire.</text:p>
      <text:p text:style-name="P135"/>
      <text:p text:style-name="P70"><text:span text:style-name="T108">Rang</text:span><text:span text:style-name="T107"> </text:span><text:span text:style-name="T108">5</text:span><text:span text:style-name="T107"> </text:span><text:span text:style-name="T108">:</text:span><text:span text:style-name="T107"> </text:span><text:span text:style-name="T13">Rune</text:span><text:span text:style-name="T41"> </text:span><text:span text:style-name="T13">d’Immunité</text:span><text:span text:style-name="T40"> </text:span><text:span text:style-name="T13">Mentale,</text:span><text:span text:style-name="T40"> </text:span><text:span text:style-name="T13">vos</text:span><text:span text:style-name="T40"> </text:span><text:span text:style-name="T13">runes</text:span><text:span text:style-name="T41"> </text:span><text:span text:style-name="T13">préservent</text:span><text:span text:style-name="T40"> </text:span><text:span text:style-name="T13">contre </text:span><text:span text:style-name="T46">toute</text:span><text:span text:style-name="T47"> </text:span><text:span text:style-name="T46">forme</text:span><text:span text:style-name="T48"> </text:span><text:span text:style-name="T46">de</text:span><text:span text:style-name="T48"> </text:span><text:span text:style-name="T46">scrutation</text:span><text:span text:style-name="T48"> </text:span><text:span text:style-name="T46">et</text:span><text:span text:style-name="T47"> </text:span><text:span text:style-name="T46">d’espionnage.</text:span><text:span text:style-name="T48"> </text:span><text:span text:style-name="T46">Vous</text:span><text:span text:style-name="T48"> </text:span><text:span text:style-name="T46">pouvez</text:span><text:span text:style-name="T48"> </text:span><text:span text:style-name="T46">également </text:span><text:span text:style-name="T13">tracer</text:span><text:span text:style-name="T27"> </text:span><text:span text:style-name="T13">des</text:span><text:span text:style-name="T27"> </text:span><text:span text:style-name="T13">sigles</text:span><text:span text:style-name="T27"> </text:span><text:span text:style-name="T13">qui</text:span><text:span text:style-name="T27"> </text:span><text:span text:style-name="T13">immunisent</text:span><text:span text:style-name="T27"> </text:span><text:span text:style-name="T13">contre</text:span><text:span text:style-name="T27"> </text:span><text:span text:style-name="T13">les</text:span><text:span text:style-name="T27"> </text:span><text:span text:style-name="T13">influences</text:span><text:span text:style-name="T27"> </text:span><text:span text:style-name="T13">de</text:span><text:span text:style-name="T27"> </text:span><text:span text:style-name="T13">l’esprit, telles</text:span><text:span text:style-name="T50"> </text:span><text:span text:style-name="T13">que</text:span><text:span text:style-name="T101"> </text:span><text:span text:style-name="T13">la</text:span><text:span text:style-name="T101"> </text:span><text:span text:style-name="T13">peur,</text:span><text:span text:style-name="T101"> </text:span><text:span text:style-name="T13">la</text:span><text:span text:style-name="T101"> </text:span><text:span text:style-name="T13">folie,</text:span><text:span text:style-name="T101"> </text:span><text:span text:style-name="T13">la</text:span><text:span text:style-name="T101"> </text:span><text:span text:style-name="T13">séduction,</text:span><text:span text:style-name="T101"> </text:span><text:span text:style-name="T13">l’influence</text:span><text:span text:style-name="T101"> </text:span><text:span text:style-name="T13">et</text:span><text:span text:style-name="T101"> </text:span><text:span text:style-name="T13">la</text:span><text:span text:style-name="T101"> </text:span><text:span text:style-name="T13">télépathie.</text:span></text:p>
      <text:p text:style-name="P128"/>
      <text:h text:style-name="P255" text:outline-level="3"><text:span text:style-name="T38">Rite</text:span><text:span text:style-name="T271"> </text:span><text:span text:style-name="T38">de</text:span><text:span text:style-name="T272"> </text:span><text:span text:style-name="T38">passage</text:span><text:span text:style-name="T272"> </text:span><text:span text:style-name="T38">des</text:span><text:span text:style-name="T272"> </text:span><text:span text:style-name="T39">cairns</text:span></text:h>
      <text:p text:style-name="P9">Ce<text:span text:style-name="T13"> </text:span>rite<text:span text:style-name="T13"> </text:span>permet<text:span text:style-name="T13"> </text:span>au<text:span text:style-name="T13"> </text:span>praticien<text:span text:style-name="T13"> </text:span>de<text:span text:style-name="T13"> </text:span>communiquer<text:span text:style-name="T13"> </text:span>avec<text:span text:style-name="T13"> </text:span>les<text:span text:style-name="T13"> </text:span>cairns, des sites sacrés de la nature, et de les utiliser pour voyager ou trouver refuge.</text:p>
      <text:p text:style-name="P135"/>
      <text:p text:style-name="P139"><text:span text:style-name="T134">Rang</text:span><text:span text:style-name="T155"> </text:span><text:span text:style-name="T134">1</text:span><text:span text:style-name="T155"> </text:span><text:span text:style-name="T134">:</text:span><text:span text:style-name="T155"> </text:span><text:span text:style-name="T10">Localisation</text:span> <text:span text:style-name="T10">des</text:span> <text:span text:style-name="T10">Cairns,</text:span> <text:span text:style-name="T10">vous</text:span> <text:span text:style-name="T10">pouvez</text:span> <text:span text:style-name="T10">repérer</text:span> <text:span text:style-name="T10">les</text:span> <text:span text:style-name="T10">cairns, </text:span><text:span text:style-name="T14">les</text:span> <text:span text:style-name="T14">percevant</text:span> <text:span text:style-name="T14">comme</text:span> <text:span text:style-name="T14">des</text:span> <text:span text:style-name="T14">phares</text:span> <text:span text:style-name="T14">dans</text:span> <text:span text:style-name="T14">la</text:span> <text:span text:style-name="T14">nuit,</text:span> <text:span text:style-name="T14">même</text:span> <text:span text:style-name="T14">à</text:span> <text:span text:style-name="T14">des</text:span> <text:span text:style-name="T14">dizaines </text:span>de kilomètres de distance.</text:p>
      <text:p text:style-name="P56"/>
      <text:p text:style-name="P149"><text:span text:style-name="T107">Rang</text:span><text:span text:style-name="T108"> </text:span><text:span text:style-name="T107">2</text:span><text:span text:style-name="T108"> </text:span><text:span text:style-name="T107">:</text:span><text:span text:style-name="T108"> </text:span><text:span text:style-name="T40">Activation</text:span><text:span text:style-name="T15"> </text:span><text:span text:style-name="T40">des</text:span><text:span text:style-name="T41"> </text:span><text:span text:style-name="T40">Cairns,</text:span> <text:span text:style-name="T40">vous</text:span> <text:span text:style-name="T40">avez</text:span> <text:span text:style-name="T40">la</text:span> <text:span text:style-name="T40">capacité</text:span> <text:span text:style-name="T40">d’activer </text:span>les<text:span text:style-name="T89"> </text:span>cairns<text:span text:style-name="T89"> </text:span>en<text:span text:style-name="T89"> </text:span>effectuant<text:span text:style-name="T9"> </text:span>un<text:span text:style-name="T89"> </text:span>rituel<text:span text:style-name="T89"> </text:span>de<text:span text:style-name="T89"> </text:span>10<text:span text:style-name="T9"> </text:span>à<text:span text:style-name="T89"> </text:span>15<text:span text:style-name="T89"> </text:span>minutes.<text:span text:style-name="T89"> </text:span>Une<text:span text:style-name="T9"> </text:span>fois <text:span text:style-name="T12">activés,</text:span><text:span text:style-name="T53"> </text:span><text:span text:style-name="T12">les</text:span><text:span text:style-name="T53"> </text:span><text:span text:style-name="T12">cairns</text:span><text:span text:style-name="T53"> </text:span><text:span text:style-name="T12">deviennent</text:span><text:span text:style-name="T53"> </text:span><text:span text:style-name="T12">des</text:span><text:span text:style-name="T53"> </text:span><text:span text:style-name="T12">points</text:span><text:span text:style-name="T53"> </text:span><text:span text:style-name="T12">de</text:span><text:span text:style-name="T53"> </text:span><text:span text:style-name="T12">passage</text:span><text:span text:style-name="T53"> </text:span><text:span text:style-name="T12">permettant </text:span><text:span text:style-name="T27">de</text:span><text:span text:style-name="T14"> </text:span><text:span text:style-name="T27">voyager</text:span><text:span text:style-name="T14"> </text:span><text:span text:style-name="T27">et</text:span><text:span text:style-name="T14"> </text:span><text:span text:style-name="T27">de</text:span><text:span text:style-name="T28"> </text:span><text:span text:style-name="T27">faire</text:span><text:span text:style-name="T14"> </text:span><text:span text:style-name="T27">passer</text:span><text:span text:style-name="T14"> </text:span><text:span text:style-name="T27">des</text:span><text:span text:style-name="T14"> </text:span><text:span text:style-name="T27">passagers.</text:span></text:p>
      <text:p text:style-name="P68"/>
      <text:p text:style-name="P163"><text:span text:style-name="T25">Rang</text:span><text:span text:style-name="T142"> </text:span><text:span text:style-name="T25">3</text:span><text:span text:style-name="T142"> </text:span><text:span text:style-name="T25">:</text:span><text:span text:style-name="T165"> </text:span>Création<text:span text:style-name="T26"> </text:span>d’une<text:span text:style-name="T26"> </text:span>Poche<text:span text:style-name="T26"> </text:span>d’Ombre,<text:span text:style-name="T26"> </text:span>vous<text:span text:style-name="T26"> </text:span>êtes<text:span text:style-name="T26"> </text:span>capable <text:span text:style-name="T10">de</text:span> <text:span text:style-name="T10">créer</text:span> <text:span text:style-name="T10">une</text:span> <text:span text:style-name="T10">poche</text:span> <text:span text:style-name="T10">d’ombre</text:span> <text:span text:style-name="T10">où</text:span> <text:span text:style-name="T10">environ</text:span> <text:span text:style-name="T10">une</text:span> <text:span text:style-name="T10">dizaine</text:span> <text:span text:style-name="T10">de</text:span> <text:span text:style-name="T10">personnes </text:span><text:span text:style-name="T12">peuvent</text:span><text:span text:style-name="T10"> </text:span><text:span text:style-name="T12">vivre,</text:span><text:span text:style-name="T10"> </text:span><text:span text:style-name="T12">pourvu</text:span><text:span text:style-name="T10"> </text:span><text:span text:style-name="T12">qu’elles</text:span><text:span text:style-name="T53"> </text:span><text:span text:style-name="T12">apportent</text:span><text:span text:style-name="T10"> </text:span><text:span text:style-name="T12">leur</text:span><text:span text:style-name="T10"> </text:span><text:span text:style-name="T12">propre</text:span><text:span text:style-name="T10"> </text:span><text:span text:style-name="T12">nourriture </text:span><text:span text:style-name="T13">et</text:span><text:span text:style-name="T27"> </text:span><text:span text:style-name="T13">suffisamment</text:span><text:span text:style-name="T27"> </text:span><text:span text:style-name="T13">d’eau</text:span><text:span text:style-name="T27"> </text:span><text:span text:style-name="T13">pour</text:span><text:span text:style-name="T27"> </text:span><text:span text:style-name="T13">leur</text:span><text:span text:style-name="T27"> </text:span><text:span text:style-name="T13">séjour.</text:span><text:span text:style-name="T27"> </text:span><text:span text:style-name="T13">Cette</text:span><text:span text:style-name="T27"> </text:span><text:span text:style-name="T13">poche</text:span><text:span text:style-name="T27"> </text:span><text:span text:style-name="T13">d’ombre</text:span><text:span text:style-name="T27"> </text:span><text:span text:style-name="T13">est </text:span>généralement<text:span text:style-name="T41"> </text:span>liée<text:span text:style-name="T41"> </text:span>à<text:span text:style-name="T41"> </text:span>un<text:span text:style-name="T41"> </text:span>cairn<text:span text:style-name="T41"> </text:span>spécifique.</text:p>
      <text:p text:style-name="P68"/>
      <text:p text:style-name="P137"><text:span text:style-name="T155">Rang</text:span><text:span text:style-name="T134"> </text:span><text:span text:style-name="T155">4</text:span><text:span text:style-name="T134"> </text:span><text:span text:style-name="T155">:</text:span><text:span text:style-name="T134"> </text:span><text:span text:style-name="T12">Création</text:span><text:span text:style-name="T53"> </text:span><text:span text:style-name="T12">de</text:span><text:span text:style-name="T10"> </text:span><text:span text:style-name="T12">Cairns,</text:span><text:span text:style-name="T10"> </text:span><text:span text:style-name="T12">en</text:span><text:span text:style-name="T13"> </text:span><text:span text:style-name="T12">utilisant</text:span><text:span text:style-name="T40"> </text:span><text:span text:style-name="T12">des</text:span><text:span text:style-name="T40"> </text:span><text:span text:style-name="T12">pierres</text:span><text:span text:style-name="T40"> </text:span><text:span text:style-name="T12">anciennes </text:span><text:span text:style-name="T46">et</text:span><text:span text:style-name="T48"> </text:span><text:span text:style-name="T46">en</text:span><text:span text:style-name="T48"> </text:span><text:span text:style-name="T46">sanctifiant</text:span><text:span text:style-name="T48"> </text:span><text:span text:style-name="T46">un</text:span><text:span text:style-name="T48"> </text:span><text:span text:style-name="T46">lieu</text:span><text:span text:style-name="T48"> </text:span><text:span text:style-name="T46">en</text:span><text:span text:style-name="T48"> </text:span><text:span text:style-name="T46">plein</text:span><text:span text:style-name="T48"> </text:span><text:span text:style-name="T46">air,</text:span><text:span text:style-name="T48"> </text:span><text:span text:style-name="T46">vous</text:span><text:span text:style-name="T48"> </text:span><text:span text:style-name="T46">pouvez</text:span><text:span text:style-name="T48"> </text:span><text:span text:style-name="T46">créer</text:span><text:span text:style-name="T48"> </text:span><text:span text:style-name="T46">un</text:span><text:span text:style-name="T48"> </text:span><text:span text:style-name="T46">nouveau </text:span><text:span text:style-name="T40">cairn. Cette capacité vous permet d’étendre le réseau des cairns </text:span><text:span text:style-name="T27">et</text:span><text:span text:style-name="T14"> </text:span><text:span text:style-name="T27">d’ajouter</text:span><text:span text:style-name="T28"> </text:span><text:span text:style-name="T27">de</text:span><text:span text:style-name="T14"> </text:span><text:span text:style-name="T27">nouveaux</text:span><text:span text:style-name="T28"> </text:span><text:span text:style-name="T27">points</text:span><text:span text:style-name="T14"> </text:span><text:span text:style-name="T27">de</text:span><text:span text:style-name="T28"> </text:span><text:span text:style-name="T27">passage</text:span><text:span text:style-name="T14"> </text:span><text:span text:style-name="T27">à</text:span><text:span text:style-name="T28"> </text:span><text:span text:style-name="T27">la</text:span><text:span text:style-name="T14"> </text:span><text:span text:style-name="T27">nature</text:span><text:span text:style-name="T28"> </text:span><text:span text:style-name="T27">sacrée.</text:span></text:p>
      <text:p text:style-name="P72" loext:marker-style-name="T62"/>
      <text:p text:style-name="P72" loext:marker-style-name="T62"/>
      <text:p text:style-name="P72" loext:marker-style-name="T62"/>
      <text:p text:style-name="P72" loext:marker-style-name="T62"/>
      <text:p text:style-name="P72" loext:marker-style-name="T62"/>
      <text:p text:style-name="Text_20_body" loext:marker-style-name="T62"/>
      <text:h text:style-name="P256" text:outline-level="3"><text:bookmark text:name="Rites sacrés"/><text:bookmark text:name="Télékinésie"/><text:span text:style-name="T273">Rites</text:span><text:span text:style-name="T274"> </text:span><text:span text:style-name="T88">sacrés</text:span></text:h>
      <text:p text:style-name="P18"><text:span text:style-name="T12">Ce</text:span><text:span text:style-name="T15"> </text:span><text:span text:style-name="T12">savoir</text:span><text:span text:style-name="T15"> </text:span><text:span text:style-name="T12">confère</text:span><text:span text:style-name="T15"> </text:span><text:span text:style-name="T12">au</text:span><text:span text:style-name="T15"> </text:span><text:span text:style-name="T12">praticien</text:span><text:span text:style-name="T15"> </text:span><text:span text:style-name="T12">la</text:span><text:span text:style-name="T15"> </text:span><text:span text:style-name="T12">capacité</text:span><text:span text:style-name="T15"> </text:span><text:span text:style-name="T12">d’effectuer</text:span><text:span text:style-name="T15"> </text:span><text:span text:style-name="T12">des</text:span><text:span text:style-name="T15"> </text:span><text:span text:style-name="T12">céré- </text:span><text:span text:style-name="T27">monies</text:span><text:span text:style-name="T13"> </text:span><text:span text:style-name="T27">rituelles</text:span><text:span text:style-name="T13"> </text:span><text:span text:style-name="T27">pour</text:span><text:span text:style-name="T13"> </text:span><text:span text:style-name="T27">convoquer</text:span><text:span text:style-name="T13"> </text:span><text:span text:style-name="T27">les</text:span><text:span text:style-name="T13"> </text:span><text:span text:style-name="T27">dieux</text:span><text:span text:style-name="T13"> </text:span><text:span text:style-name="T27">anciens,</text:span><text:span text:style-name="T13"> </text:span><text:span text:style-name="T27">les</text:span><text:span text:style-name="T13"> </text:span><text:span text:style-name="T27">entités </text:span>du monde invisible.</text:p>
      <text:p text:style-name="P135"/>
      <text:p text:style-name="P79"><text:span text:style-name="T134">Rang</text:span><text:span text:style-name="T155"> </text:span><text:span text:style-name="T134">1</text:span><text:span text:style-name="T155"> </text:span><text:span text:style-name="T134">:</text:span><text:span text:style-name="T155"> </text:span><text:span text:style-name="T10">Vous</text:span><text:span text:style-name="T11"> </text:span><text:span text:style-name="T10">pouvez</text:span> <text:span text:style-name="T10">bénir</text:span> <text:span text:style-name="T10">une</text:span> <text:span text:style-name="T10">personne</text:span> <text:span text:style-name="T10">ou</text:span> <text:span text:style-name="T10">un</text:span> <text:span text:style-name="T10">objet,</text:span> <text:span text:style-name="T10">conférant </text:span><text:span text:style-name="T40">un</text:span><text:span text:style-name="T13"> </text:span><text:span text:style-name="T40">avantage</text:span><text:span text:style-name="T13"> </text:span><text:span text:style-name="T40">à</text:span><text:span text:style-name="T13"> </text:span><text:span text:style-name="T40">une</text:span><text:span text:style-name="T15"> </text:span><text:span text:style-name="T40">caractéristique</text:span><text:span text:style-name="T13"> </text:span><text:span text:style-name="T40">jusqu’au</text:span><text:span text:style-name="T13"> </text:span><text:span text:style-name="T40">lever</text:span><text:span text:style-name="T13"> </text:span><text:span text:style-name="T40">du</text:span><text:span text:style-name="T15"> </text:span><text:span text:style-name="T40">jour.</text:span><text:span text:style-name="T13"> </text:span><text:span text:style-name="T40">La</text:span><text:span text:style-name="T13"> </text:span><text:span text:style-name="T40">dif- </text:span><text:span text:style-name="T27">ficulté</text:span><text:span text:style-name="T10"> </text:span><text:span text:style-name="T27">initiale</text:span><text:span text:style-name="T10"> </text:span><text:span text:style-name="T27">est</text:span><text:span text:style-name="T10"> </text:span><text:span text:style-name="T27">de</text:span><text:span text:style-name="T10"> </text:span><text:span text:style-name="T27">10</text:span><text:span text:style-name="T10"> </text:span><text:span text:style-name="T27">pour</text:span><text:span text:style-name="T10"> </text:span><text:span text:style-name="T27">la</text:span><text:span text:style-name="T10"> </text:span><text:span text:style-name="T27">première</text:span><text:span text:style-name="T10"> </text:span><text:span text:style-name="T27">personne</text:span><text:span text:style-name="T10"> </text:span><text:span text:style-name="T27">bénie</text:span><text:span text:style-name="T10"> </text:span><text:span text:style-name="T27">dans </text:span>la journée, et augmente ensuite.</text:p>
      <text:p text:style-name="P56"/>
      <text:p text:style-name="P60"><text:span text:style-name="T155">Rang</text:span><text:span text:style-name="T134"> </text:span><text:span text:style-name="T155">2</text:span><text:span text:style-name="T134"> </text:span><text:span text:style-name="T155">:</text:span><text:span text:style-name="T134"> </text:span><text:span text:style-name="T12">Bénédiction</text:span><text:span text:style-name="T53"> </text:span><text:span text:style-name="T12">sacrée</text:span><text:span text:style-name="T10"> </text:span><text:span text:style-name="T12">donne</text:span><text:span text:style-name="T10"> </text:span><text:span text:style-name="T12">un</text:span><text:span text:style-name="T10"> </text:span><text:span text:style-name="T12">avantage</text:span><text:span text:style-name="T40"> </text:span><text:span text:style-name="T12">à</text:span><text:span text:style-name="T40"> </text:span><text:span text:style-name="T12">une</text:span><text:span text:style-name="T40"> </text:span><text:span text:style-name="T12">caracté- </text:span><text:span text:style-name="T27">ristique</text:span><text:span text:style-name="T40"> </text:span><text:span text:style-name="T27">jusqu’au</text:span><text:span text:style-name="T40"> </text:span><text:span text:style-name="T27">lever</text:span><text:span text:style-name="T40"> </text:span><text:span text:style-name="T27">du</text:span><text:span text:style-name="T40"> </text:span><text:span text:style-name="T27">jour</text:span><text:span text:style-name="T40"> </text:span><text:span text:style-name="T27">(difficulté</text:span><text:span text:style-name="T40"> </text:span><text:span text:style-name="T27">10</text:span><text:span text:style-name="T40"> </text:span><text:span text:style-name="T27">pour</text:span><text:span text:style-name="T40"> </text:span><text:span text:style-name="T27">la</text:span><text:span text:style-name="T40"> </text:span><text:span text:style-name="T27">première </text:span>personne<text:span text:style-name="T41"> </text:span>bénie<text:span text:style-name="T41"> </text:span>dans<text:span text:style-name="T41"> </text:span>la<text:span text:style-name="T41"> </text:span>journée,<text:span text:style-name="T41"> </text:span>puis<text:span text:style-name="T41"> </text:span>12,<text:span text:style-name="T41"> </text:span>14,<text:span text:style-name="T41"> </text:span>…).</text:p>
      <text:p text:style-name="P56"/>
      <text:p text:style-name="P96"><text:span text:style-name="T107">Rang</text:span><text:span text:style-name="T108"> </text:span><text:span text:style-name="T107">3</text:span><text:span text:style-name="T108"> </text:span><text:span text:style-name="T107">:</text:span><text:span text:style-name="T108"> </text:span><text:span text:style-name="T40">Objet</text:span><text:span text:style-name="T15"> </text:span><text:span text:style-name="T40">sacré</text:span><text:span text:style-name="T13"> </text:span><text:span text:style-name="T40">temporaire,</text:span><text:span text:style-name="T15"> </text:span><text:span text:style-name="T40">vous</text:span><text:span text:style-name="T11"> </text:span><text:span text:style-name="T40">avez</text:span><text:span text:style-name="T11"> </text:span><text:span text:style-name="T40">la</text:span><text:span text:style-name="T11"> </text:span><text:span text:style-name="T40">capacité</text:span><text:span text:style-name="T11"> </text:span><text:span text:style-name="T40">de</text:span><text:span text:style-name="T11"> </text:span><text:span text:style-name="T40">créer </text:span><text:span text:style-name="T12">un</text:span><text:span text:style-name="T10"> </text:span><text:span text:style-name="T12">objet</text:span><text:span text:style-name="T10"> </text:span><text:span text:style-name="T12">temporairement</text:span><text:span text:style-name="T10"> </text:span><text:span text:style-name="T12">sacré,</text:span><text:span text:style-name="T53"> </text:span><text:span text:style-name="T12">capable</text:span><text:span text:style-name="T10"> </text:span><text:span text:style-name="T12">de</text:span><text:span text:style-name="T10"> </text:span><text:span text:style-name="T12">blesser</text:span><text:span text:style-name="T10"> </text:span><text:span text:style-name="T12">les</text:span><text:span text:style-name="T53"> </text:span><text:span text:style-name="T12">créatures </text:span><text:span text:style-name="T27">surnaturelles.</text:span><text:span text:style-name="T10"> </text:span><text:span text:style-name="T27">L’objet</text:span><text:span text:style-name="T10"> </text:span><text:span text:style-name="T27">est</text:span><text:span text:style-name="T10"> </text:span><text:span text:style-name="T27">doté</text:span><text:span text:style-name="T10"> </text:span><text:span text:style-name="T27">d’un</text:span><text:span text:style-name="T10"> </text:span><text:span text:style-name="T27">déclencheur</text:span><text:span text:style-name="T10"> </text:span><text:span text:style-name="T27">déterminé</text:span><text:span text:style-name="T10"> </text:span><text:span text:style-name="T27">en </text:span><text:span text:style-name="T10">fonction</text:span><text:span text:style-name="T12"> </text:span><text:span text:style-name="T10">de</text:span><text:span text:style-name="T12"> </text:span><text:span text:style-name="T10">l’objet</text:span><text:span text:style-name="T12"> </text:span><text:span text:style-name="T10">et</text:span><text:span text:style-name="T11"> </text:span><text:span text:style-name="T10">de</text:span><text:span text:style-name="T12"> </text:span><text:span text:style-name="T10">l’intention</text:span><text:span text:style-name="T12"> </text:span><text:span text:style-name="T10">que</text:span><text:span text:style-name="T12"> </text:span><text:span text:style-name="T10">vous</text:span><text:span text:style-name="T11"> </text:span><text:span text:style-name="T10">y</text:span><text:span text:style-name="T12"> </text:span><text:span text:style-name="T10">mettez.</text:span><text:span text:style-name="T12"> </text:span><text:span text:style-name="T10">La</text:span><text:span text:style-name="T12"> </text:span><text:span text:style-name="T10">tradition </text:span><text:span text:style-name="T6">veut</text:span><text:span text:style-name="T103"> </text:span><text:span text:style-name="T6">que</text:span><text:span text:style-name="T103"> </text:span><text:span text:style-name="T6">l’objet</text:span><text:span text:style-name="T103"> </text:span><text:span text:style-name="T6">soit</text:span><text:span text:style-name="T103"> </text:span><text:span text:style-name="T6">béni</text:span><text:span text:style-name="T103"> </text:span><text:span text:style-name="T6">jusqu’au</text:span><text:span text:style-name="T103"> </text:span><text:span text:style-name="T6">prochain</text:span><text:span text:style-name="T103"> </text:span><text:span text:style-name="T6">lever</text:span><text:span text:style-name="T103"> </text:span><text:span text:style-name="T6">du</text:span><text:span text:style-name="T103"> </text:span><text:span text:style-name="T6">soleil.</text:span><text:span text:style-name="T103"> </text:span><text:span text:style-name="T6">De</text:span><text:span text:style-name="T103"> </text:span><text:span text:style-name="T6">plus, </text:span><text:span text:style-name="T10">vous</text:span> <text:span text:style-name="T10">pouvez</text:span> <text:span text:style-name="T10">réaliser</text:span> <text:span text:style-name="T10">l’Harmonie</text:span> <text:span text:style-name="T10">du</text:span> <text:span text:style-name="T10">Passage,</text:span> <text:span text:style-name="T10">qui</text:span> <text:span text:style-name="T10">permet</text:span> <text:span text:style-name="T10">d’ouvrir </text:span>les cairns (difficulté 12, avec un ajustement de -1 par heure de<text:span text:style-name="T13"> </text:span>rituel).</text:p>
      <text:p text:style-name="P10"/>
      <text:p text:style-name="P26"><text:span text:style-name="T107">Rang</text:span><text:span text:style-name="T108"> </text:span><text:span text:style-name="T107">4</text:span><text:span text:style-name="T108"> </text:span><text:span text:style-name="T107">:</text:span><text:span text:style-name="T108"> </text:span><text:span text:style-name="T40">Lieu</text:span><text:span text:style-name="T15"> </text:span><text:span text:style-name="T40">consacré,</text:span><text:span text:style-name="T13"> </text:span><text:span text:style-name="T40">vous</text:span><text:span text:style-name="T13"> </text:span><text:span text:style-name="T40">pouvez</text:span><text:span text:style-name="T11"> </text:span><text:span text:style-name="T40">sanctifier</text:span><text:span text:style-name="T11"> </text:span><text:span text:style-name="T40">un</text:span><text:span text:style-name="T11"> </text:span><text:span text:style-name="T40">lieu</text:span><text:span text:style-name="T11"> </text:span><text:span text:style-name="T40">pendant </text:span><text:span text:style-name="T27">20</text:span><text:span text:style-name="T14"> </text:span><text:span text:style-name="T27">minutes.</text:span><text:span text:style-name="T14"> </text:span><text:span text:style-name="T27">Les</text:span><text:span text:style-name="T14"> </text:span><text:span text:style-name="T27">créatures</text:span><text:span text:style-name="T28"> </text:span><text:span text:style-name="T27">ou</text:span><text:span text:style-name="T14"> </text:span><text:span text:style-name="T27">personnages</text:span><text:span text:style-name="T14"> </text:span><text:span text:style-name="T27">surnaturels</text:span><text:span text:style-name="T14"> </text:span><text:span text:style-name="T27">perdent </text:span><text:span text:style-name="T40">la</text:span><text:span text:style-name="T49"> </text:span><text:span text:style-name="T40">plupart</text:span><text:span text:style-name="T95"> </text:span><text:span text:style-name="T40">de</text:span><text:span text:style-name="T95"> </text:span><text:span text:style-name="T40">leurs</text:span><text:span text:style-name="T95"> </text:span><text:span text:style-name="T40">pouvoirs</text:span><text:span text:style-name="T95"> </text:span><text:span text:style-name="T40">s’ils</text:span><text:span text:style-name="T101"> </text:span><text:span text:style-name="T40">pénètrent</text:span><text:span text:style-name="T95"> </text:span><text:span text:style-name="T40">dans</text:span><text:span text:style-name="T95"> </text:span><text:span text:style-name="T40">cet</text:span><text:span text:style-name="T95"> </text:span><text:span text:style-name="T40">endroit</text:span><text:span text:style-name="T95"> </text:span><text:span text:style-name="T40">sacré.</text:span></text:p>
      <text:p text:style-name="P56"/>
      <text:p text:style-name="P130"><text:span text:style-name="T156">Rang</text:span><text:span text:style-name="T157"> </text:span><text:span text:style-name="T156">5</text:span><text:span text:style-name="T158"> </text:span><text:span text:style-name="T156">:</text:span><text:span text:style-name="T158"> </text:span><text:span text:style-name="T46">Liens</text:span><text:span text:style-name="T48"> </text:span><text:span text:style-name="T46">de</text:span><text:span text:style-name="T47"> </text:span><text:span text:style-name="T46">la</text:span><text:span text:style-name="T48"> </text:span><text:span text:style-name="T46">terre,</text:span><text:span text:style-name="T8"> </text:span><text:span text:style-name="T46">vous</text:span><text:span text:style-name="T8"> </text:span><text:span text:style-name="T46">regagnez</text:span><text:span text:style-name="T8"> </text:span><text:span text:style-name="T46">vos</text:span><text:span text:style-name="T8"> </text:span><text:span text:style-name="T46">forces</text:span><text:span text:style-name="T8"> </text:span><text:span text:style-name="T46">deux</text:span><text:span text:style-name="T8"> </text:span><text:span text:style-name="T46">fois</text:span><text:span text:style-name="T8"> </text:span><text:span text:style-name="T46">plus </text:span><text:span text:style-name="T13">vite</text:span><text:span text:style-name="T12"> </text:span><text:span text:style-name="T13">que</text:span><text:span text:style-name="T12"> </text:span><text:span text:style-name="T13">la</text:span><text:span text:style-name="T12"> </text:span><text:span text:style-name="T13">normale</text:span><text:span text:style-name="T12"> </text:span><text:span text:style-name="T13">ainsi</text:span><text:span text:style-name="T12"> </text:span><text:span text:style-name="T13">que</text:span><text:span text:style-name="T12"> </text:span><text:span text:style-name="T13">ceux</text:span><text:span text:style-name="T12"> </text:span><text:span text:style-name="T13">qui</text:span><text:span text:style-name="T12"> </text:span><text:span text:style-name="T13">vous</text:span><text:span text:style-name="T12"> </text:span><text:span text:style-name="T13">accompagnent,</text:span><text:span text:style-name="T12"> </text:span><text:span text:style-name="T13">vous </text:span><text:span text:style-name="T6">ne</text:span><text:span text:style-name="T154"> </text:span><text:span text:style-name="T6">vieillissez</text:span><text:span text:style-name="T154"> </text:span><text:span text:style-name="T6">plus</text:span><text:span text:style-name="T154"> </text:span><text:span text:style-name="T6">de</text:span><text:span text:style-name="T154"> </text:span><text:span text:style-name="T6">façon</text:span><text:span text:style-name="T154"> </text:span><text:span text:style-name="T6">perceptible.</text:span><text:span text:style-name="T154"> </text:span><text:span text:style-name="T6">Vous</text:span><text:span text:style-name="T154"> </text:span><text:span text:style-name="T6">pouvez</text:span><text:span text:style-name="T154"> </text:span><text:span text:style-name="T6">communiquer </text:span><text:span text:style-name="T12">avec</text:span><text:span text:style-name="T10"> </text:span><text:span text:style-name="T12">les</text:span><text:span text:style-name="T10"> </text:span><text:span text:style-name="T12">esprits</text:span><text:span text:style-name="T10"> </text:span><text:span text:style-name="T12">totems</text:span><text:span text:style-name="T53"> </text:span><text:span text:style-name="T12">et</text:span><text:span text:style-name="T10"> </text:span><text:span text:style-name="T12">les</text:span><text:span text:style-name="T10"> </text:span><text:span text:style-name="T12">animaux</text:span><text:span text:style-name="T10"> </text:span><text:span text:style-name="T12">à</text:span><text:span text:style-name="T53"> </text:span><text:span text:style-name="T12">loisir.</text:span><text:span text:style-name="T10"> </text:span><text:span text:style-name="T12">Désormais,</text:span><text:span text:style-name="T10"> </text:span><text:span text:style-name="T12">vous êtes</text:span><text:span text:style-name="T10"> </text:span><text:span text:style-name="T12">considéré</text:span><text:span text:style-name="T10"> </text:span><text:span text:style-name="T12">comme</text:span><text:span text:style-name="T10"> </text:span><text:span text:style-name="T12">une</text:span><text:span text:style-name="T53"> </text:span><text:span text:style-name="T12">figure</text:span><text:span text:style-name="T10"> </text:span><text:span text:style-name="T12">respectée</text:span><text:span text:style-name="T10"> </text:span><text:span text:style-name="T12">au</text:span><text:span text:style-name="T10"> </text:span><text:span text:style-name="T12">sein</text:span><text:span text:style-name="T53"> </text:span><text:span text:style-name="T12">de</text:span><text:span text:style-name="T10"> </text:span><text:span text:style-name="T12">la</text:span><text:span text:style-name="T10"> </text:span><text:span text:style-name="T12">nature </text:span>et de la communauté spirituelle.</text:p>
      <text:p text:style-name="P65"/>
      <text:h text:style-name="P21" text:outline-level="3">Télékinésie</text:h>
      <text:p text:style-name="P257">Cette<text:span text:style-name="T89"> </text:span>technique<text:span text:style-name="T89"> </text:span>porte<text:span text:style-name="T89"> </text:span>sur<text:span text:style-name="T9"> </text:span>la<text:span text:style-name="T89"> </text:span>capacité<text:span text:style-name="T89"> </text:span>de<text:span text:style-name="T89"> </text:span>manipuler<text:span text:style-name="T9"> </text:span>des<text:span text:style-name="T89"> </text:span>objets à<text:span text:style-name="T89"> </text:span>distance<text:span text:style-name="T89"> </text:span>grâce<text:span text:style-name="T89"> </text:span>à<text:span text:style-name="T9"> </text:span>la<text:span text:style-name="T89"> </text:span>puissance<text:span text:style-name="T89"> </text:span>de<text:span text:style-name="T89"> </text:span>l’esprit.</text:p>
      <text:p text:style-name="P135"/>
      <text:p text:style-name="P146"><text:span text:style-name="T155">Rang</text:span><text:span text:style-name="T134"> </text:span><text:span text:style-name="T155">1</text:span><text:span text:style-name="T134"> </text:span><text:span text:style-name="T155">:</text:span><text:span text:style-name="T134"> </text:span><text:span text:style-name="T12">Vous</text:span><text:span text:style-name="T53"> </text:span><text:span text:style-name="T12">pouvez</text:span><text:span text:style-name="T10"> </text:span><text:span text:style-name="T12">déplacer</text:span><text:span text:style-name="T10"> </text:span><text:span text:style-name="T12">des</text:span><text:span text:style-name="T13"> </text:span><text:span text:style-name="T12">objets pesant</text:span><text:span text:style-name="T41"> </text:span><text:span text:style-name="T12">jusqu’à</text:span><text:span text:style-name="T41"> </text:span><text:span text:style-name="T12">5</text:span><text:span text:style-name="T10"> </text:span><text:span text:style-name="T12">kg </text:span><text:span text:style-name="T40">à une vitesse</text:span><text:span text:style-name="T15"> </text:span><text:span text:style-name="T40">maximale</text:span><text:span text:style-name="T15"> </text:span><text:span text:style-name="T40">de 30 km/h.</text:span><text:span text:style-name="T15"> </text:span><text:span text:style-name="T40">Cette</text:span><text:span text:style-name="T15"> </text:span><text:span text:style-name="T40">capacité</text:span><text:span text:style-name="T15"> </text:span><text:span text:style-name="T40">vous permet </text:span><text:span text:style-name="T27">de</text:span><text:span text:style-name="T10"> </text:span><text:span text:style-name="T27">déplacer</text:span><text:span text:style-name="T10"> </text:span><text:span text:style-name="T27">lentement</text:span><text:span text:style-name="T10"> </text:span><text:span text:style-name="T27">des</text:span><text:span text:style-name="T10"> </text:span><text:span text:style-name="T27">objets</text:span><text:span text:style-name="T10"> </text:span><text:span text:style-name="T27">plus</text:span><text:span text:style-name="T10"> </text:span><text:span text:style-name="T27">lourds</text:span><text:span text:style-name="T10"> </text:span><text:span text:style-name="T27">jusqu’à</text:span><text:span text:style-name="T10"> </text:span><text:span text:style-name="T27">un</text:span><text:span text:style-name="T10"> </text:span><text:span text:style-name="T27">poids </text:span><text:span text:style-name="T40">de</text:span><text:span text:style-name="T13"> </text:span><text:span text:style-name="T40">30</text:span><text:span text:style-name="T13"> </text:span><text:span text:style-name="T40">kg.</text:span><text:span text:style-name="T13"> </text:span><text:span text:style-name="T40">Vous</text:span><text:span text:style-name="T15"> </text:span><text:span text:style-name="T40">pouvez</text:span><text:span text:style-name="T13"> </text:span><text:span text:style-name="T40">également</text:span><text:span text:style-name="T13"> </text:span><text:span text:style-name="T40">exercer</text:span><text:span text:style-name="T13"> </text:span><text:span text:style-name="T40">une</text:span><text:span text:style-name="T15"> </text:span><text:span text:style-name="T40">force</text:span><text:span text:style-name="T13"> </text:span><text:span text:style-name="T40">de</text:span><text:span text:style-name="T13"> </text:span><text:span text:style-name="T40">pression </text:span><text:span text:style-name="T27">sur</text:span><text:span text:style-name="T53"> </text:span><text:span text:style-name="T27">une</text:span><text:span text:style-name="T53"> </text:span><text:span text:style-name="T27">blessure</text:span><text:span text:style-name="T53"> </text:span><text:span text:style-name="T27">ou</text:span><text:span text:style-name="T53"> </text:span><text:span text:style-name="T27">créer</text:span><text:span text:style-name="T53"> </text:span><text:span text:style-name="T27">des</text:span><text:span text:style-name="T53"> </text:span><text:span text:style-name="T27">points</text:span><text:span text:style-name="T53"> </text:span><text:span text:style-name="T27">de</text:span><text:span text:style-name="T53"> </text:span><text:span text:style-name="T27">pression</text:span><text:span text:style-name="T53"> </text:span><text:span text:style-name="T27">pour</text:span><text:span text:style-name="T53"> </text:span><text:span text:style-name="T27">d’autres utilisations.</text:span></text:p>
      <text:p text:style-name="P27" loext:marker-style-name="T54"/>
      <text:p text:style-name="P258" loext:marker-style-name="T54"/>
      <text:h text:style-name="P226" text:outline-level="4"><text:span text:style-name="T127"/></text:h>
      <text:p text:style-name="P259"><text:bookmark text:name="Télépathie"/><text:span text:style-name="T108">Rang</text:span><text:span text:style-name="T107"> </text:span><text:span text:style-name="T108">2</text:span><text:span text:style-name="T107"> </text:span><text:span text:style-name="T108">:</text:span><text:span text:style-name="T107"> </text:span><text:span text:style-name="T13">Vous</text:span><text:span text:style-name="T41"> </text:span><text:span text:style-name="T13">pouvez</text:span><text:span text:style-name="T40"> </text:span><text:span text:style-name="T13">projeter</text:span><text:span text:style-name="T40"> </text:span><text:span text:style-name="T13">un</text:span><text:span text:style-name="T40"> </text:span><text:span text:style-name="T13">être</text:span><text:span text:style-name="T41"> </text:span><text:span text:style-name="T13">humain</text:span><text:span text:style-name="T40"> </text:span><text:span text:style-name="T13">de</text:span><text:span text:style-name="T40"> </text:span><text:span text:style-name="T13">gabarit</text:span><text:span text:style-name="T40"> </text:span><text:span text:style-name="T13">moyen </text:span><text:span text:style-name="T27">sur</text:span><text:span text:style-name="T53"> </text:span><text:span text:style-name="T27">plusieurs</text:span><text:span text:style-name="T53"> </text:span><text:span text:style-name="T27">mètres</text:span><text:span text:style-name="T53"> </text:span><text:span text:style-name="T27">de</text:span><text:span text:style-name="T53"> </text:span><text:span text:style-name="T27">distance,</text:span><text:span text:style-name="T53"> </text:span><text:span text:style-name="T27">équivalant</text:span><text:span text:style-name="T53"> </text:span><text:span text:style-name="T27">à</text:span><text:span text:style-name="T53"> </text:span><text:span text:style-name="T27">une</text:span><text:span text:style-name="T53"> </text:span><text:span text:style-name="T27">bourrasque </text:span><text:span text:style-name="T13">atteignant</text:span><text:span text:style-name="T40"> </text:span><text:span text:style-name="T13">200</text:span><text:span text:style-name="T40"> </text:span><text:span text:style-name="T13">km/h.</text:span><text:span text:style-name="T40"> </text:span><text:span text:style-name="T13">Vous</text:span><text:span text:style-name="T41"> </text:span><text:span text:style-name="T13">pouvez</text:span><text:span text:style-name="T40"> </text:span><text:span text:style-name="T13">également</text:span><text:span text:style-name="T40"> </text:span><text:span text:style-name="T13">déplacer</text:span><text:span text:style-name="T40"> </text:span><text:span text:style-name="T13">lentement </text:span>des<text:span text:style-name="T12"> </text:span>objets<text:span text:style-name="T12"> </text:span>pesant<text:span text:style-name="T12"> </text:span>jusqu’à<text:span text:style-name="T12"> </text:span>200<text:span text:style-name="T12"> </text:span>kg.</text:p>
      <text:p text:style-name="P68"/>
      <text:p text:style-name="P150"><text:span text:style-name="T108">Rang</text:span><text:span text:style-name="T107"> </text:span><text:span text:style-name="T108">3</text:span><text:span text:style-name="T107"> </text:span><text:span text:style-name="T108">:</text:span><text:span text:style-name="T107"> </text:span><text:span text:style-name="T13">Vous</text:span><text:span text:style-name="T41"> </text:span><text:span text:style-name="T13">pouvez</text:span><text:span text:style-name="T40"> </text:span><text:span text:style-name="T13">projeter</text:span><text:span text:style-name="T40"> </text:span><text:span text:style-name="T13">plusieurs</text:span><text:span text:style-name="T40"> </text:span><text:span text:style-name="T13">ennemis</text:span><text:span text:style-name="T41"> </text:span><text:span text:style-name="T13">à</text:span><text:span text:style-name="T40"> </text:span><text:span text:style-name="T13">une</text:span><text:span text:style-name="T40"> </text:span><text:span text:style-name="T13">distance </text:span><text:span text:style-name="T27">de</text:span><text:span text:style-name="T14"> </text:span><text:span text:style-name="T27">3</text:span><text:span text:style-name="T14"> </text:span><text:span text:style-name="T27">mètres</text:span><text:span text:style-name="T14"> </text:span><text:span text:style-name="T27">en</text:span><text:span text:style-name="T28"> </text:span><text:span text:style-name="T27">arrière,</text:span><text:span text:style-name="T14"> </text:span><text:span text:style-name="T27">porter</text:span><text:span text:style-name="T14"> </text:span><text:span text:style-name="T27">des</text:span><text:span text:style-name="T14"> </text:span><text:span text:style-name="T27">objets</text:span><text:span text:style-name="T28"> </text:span><text:span text:style-name="T27">pesant</text:span><text:span text:style-name="T14"> </text:span><text:span text:style-name="T27">jusqu’à</text:span><text:span text:style-name="T14"> </text:span><text:span text:style-name="T27">500</text:span><text:span text:style-name="T14"> </text:span><text:span text:style-name="T27">kg </text:span>lentement, bloquer un portail en fer forgé, ou même voler<text:span text:style-name="T242"> </text:span>à<text:span text:style-name="T41"> </text:span>la<text:span text:style-name="T41"> </text:span>vitesse<text:span text:style-name="T41"> </text:span>d’une<text:span text:style-name="T41"> </text:span>marche.</text:p>
      <text:p text:style-name="P56"/>
      <text:p text:style-name="P69"><text:span text:style-name="T156">Rang</text:span><text:span text:style-name="T157"> </text:span><text:span text:style-name="T156">4</text:span><text:span text:style-name="T158"> </text:span><text:span text:style-name="T156">:</text:span><text:span text:style-name="T158"> </text:span><text:span text:style-name="T46">Vous</text:span><text:span text:style-name="T48"> </text:span><text:span text:style-name="T46">avez</text:span><text:span text:style-name="T47"> </text:span><text:span text:style-name="T46">la</text:span><text:span text:style-name="T48"> </text:span><text:span text:style-name="T46">capacité</text:span><text:span text:style-name="T48"> </text:span><text:span text:style-name="T46">de</text:span><text:span text:style-name="T48"> </text:span><text:span text:style-name="T46">retenir</text:span><text:span text:style-name="T47"> </text:span><text:span text:style-name="T46">ou</text:span><text:span text:style-name="T48"> </text:span><text:span text:style-name="T46">de</text:span><text:span text:style-name="T48"> </text:span><text:span text:style-name="T46">contrôler</text:span><text:span text:style-name="T48"> </text:span><text:span text:style-name="T46">une</text:span><text:span text:style-name="T47"> </text:span><text:span text:style-name="T46">foule </text:span><text:span text:style-name="T6">de</text:span><text:span text:style-name="T7"> </text:span><text:span text:style-name="T6">15</text:span><text:span text:style-name="T8"> </text:span><text:span text:style-name="T6">personnes</text:span><text:span text:style-name="T8"> </text:span><text:span text:style-name="T6">à</text:span><text:span text:style-name="T8"> </text:span><text:span text:style-name="T6">la</text:span><text:span text:style-name="T7"> </text:span><text:span text:style-name="T6">fois,</text:span><text:span text:style-name="T8"> </text:span><text:span text:style-name="T6">de</text:span><text:span text:style-name="T8"> </text:span><text:span text:style-name="T6">faire</text:span><text:span text:style-name="T8"> </text:span><text:span text:style-name="T6">voler</text:span><text:span text:style-name="T7"> </text:span><text:span text:style-name="T6">plusieurs</text:span><text:span text:style-name="T8"> </text:span><text:span text:style-name="T6">personnes</text:span><text:span text:style-name="T8"> </text:span><text:span text:style-name="T6">à</text:span><text:span text:style-name="T8"> </text:span><text:span text:style-name="T6">la</text:span><text:span text:style-name="T7"> </text:span><text:span text:style-name="T6">fois, </text:span><text:span text:style-name="T40">ou</text:span><text:span text:style-name="T95"> </text:span><text:span text:style-name="T40">de</text:span><text:span text:style-name="T95"> </text:span><text:span text:style-name="T40">déplacer</text:span><text:span text:style-name="T95"> </text:span><text:span text:style-name="T40">lentement</text:span><text:span text:style-name="T95"> </text:span><text:span text:style-name="T40">des</text:span><text:span text:style-name="T95"> </text:span><text:span text:style-name="T40">objets</text:span><text:span text:style-name="T95"> </text:span><text:span text:style-name="T40">pesant</text:span><text:span text:style-name="T95"> </text:span><text:span text:style-name="T40">jusqu’à</text:span><text:span text:style-name="T95"> </text:span><text:span text:style-name="T40">deux</text:span><text:span text:style-name="T95"> </text:span><text:span text:style-name="T40">tonnes.</text:span></text:p>
      <text:p text:style-name="P135"/>
      <text:p text:style-name="P137"><text:span text:style-name="T125">Rang</text:span><text:span text:style-name="T164"> </text:span><text:span text:style-name="T125">5</text:span><text:span text:style-name="T165"> </text:span><text:span text:style-name="T125">:</text:span><text:span text:style-name="T164"> </text:span><text:span text:style-name="T103">Vous</text:span><text:span text:style-name="T53"> </text:span><text:span text:style-name="T103">pouvez</text:span><text:span text:style-name="T162"> </text:span><text:span text:style-name="T103">soulever</text:span><text:span text:style-name="T53"> </text:span><text:span text:style-name="T103">des</text:span><text:span text:style-name="T162"> </text:span><text:span text:style-name="T103">toitures</text:span><text:span text:style-name="T53"> </text:span><text:span text:style-name="T103">entières</text:span><text:span text:style-name="T162"> </text:span><text:span text:style-name="T103">et</text:span><text:span text:style-name="T53"> </text:span><text:span text:style-name="T103">les</text:span><text:span text:style-name="T13"> </text:span><text:span text:style-name="T103">abattre</text:span><text:span text:style-name="T13"> </text:span><text:span text:style-name="T103">sur </text:span><text:span text:style-name="T6">vos</text:span><text:span text:style-name="T7"> </text:span><text:span text:style-name="T6">ennemis,</text:span><text:span text:style-name="T8"> </text:span><text:span text:style-name="T6">ainsi</text:span><text:span text:style-name="T8"> </text:span><text:span text:style-name="T6">que</text:span><text:span text:style-name="T8"> </text:span><text:span text:style-name="T6">déplacer</text:span><text:span text:style-name="T7"> </text:span><text:span text:style-name="T6">des</text:span><text:span text:style-name="T8"> </text:span><text:span text:style-name="T6">objets</text:span><text:span text:style-name="T8"> </text:span><text:span text:style-name="T6">pesant</text:span><text:span text:style-name="T8"> </text:span><text:span text:style-name="T6">jusqu’à</text:span><text:span text:style-name="T7"> </text:span><text:span text:style-name="T6">10</text:span><text:span text:style-name="T8"> </text:span><text:span text:style-name="T6">tonnes. </text:span><text:span text:style-name="T27">Votre</text:span><text:span text:style-name="T28"> </text:span><text:span text:style-name="T27">pouvoir</text:span><text:span text:style-name="T28"> </text:span><text:span text:style-name="T27">de</text:span><text:span text:style-name="T28"> </text:span><text:span text:style-name="T27">télékinésie</text:span><text:span text:style-name="T28"> </text:span><text:span text:style-name="T27">atteint</text:span><text:span text:style-name="T28"> </text:span><text:span text:style-name="T27">son</text:span><text:span text:style-name="T28"> </text:span><text:span text:style-name="T27">apogée</text:span><text:span text:style-name="T28"> </text:span><text:span text:style-name="T27">à</text:span><text:span text:style-name="T28"> </text:span><text:span text:style-name="T27">ce</text:span><text:span text:style-name="T28"> </text:span><text:span text:style-name="T27">rang.</text:span></text:p>
      <text:p text:style-name="P140"/>
      <text:h text:style-name="P86" text:outline-level="3">Télépathie</text:h>
      <text:p text:style-name="P170"><text:span text:style-name="T14">Cette</text:span> <text:span text:style-name="T14">capacité</text:span> <text:span text:style-name="T14">permet</text:span> <text:span text:style-name="T14">de</text:span> <text:span text:style-name="T14">communiquer</text:span> <text:span text:style-name="T14">mentalement</text:span> <text:span text:style-name="T14">avec</text:span> <text:span text:style-name="T14">d’autres </text:span><text:span text:style-name="T40">individus,</text:span><text:span text:style-name="T101"> </text:span><text:span text:style-name="T40">de</text:span><text:span text:style-name="T101"> </text:span><text:span text:style-name="T40">lire</text:span><text:span text:style-name="T101"> </text:span><text:span text:style-name="T40">leurs</text:span><text:span text:style-name="T101"> </text:span><text:span text:style-name="T40">pensées</text:span><text:span text:style-name="T101"> </text:span><text:span text:style-name="T40">ou</text:span><text:span text:style-name="T101"> </text:span><text:span text:style-name="T40">même</text:span><text:span text:style-name="T101"> </text:span><text:span text:style-name="T40">d’influencer</text:span><text:span text:style-name="T101"> </text:span><text:span text:style-name="T40">leur</text:span><text:span text:style-name="T101"> </text:span><text:span text:style-name="T40">esprit.</text:span></text:p>
      <text:p text:style-name="P135"/>
      <text:p text:style-name="P169"><text:span text:style-name="T134">Rang</text:span><text:span text:style-name="T155"> </text:span><text:span text:style-name="T134">1</text:span><text:span text:style-name="T155"> </text:span><text:span text:style-name="T134">:</text:span><text:span text:style-name="T155"> </text:span><text:span text:style-name="T10">Compréhension</text:span><text:span text:style-name="T11"> </text:span><text:span text:style-name="T10">de</text:span> <text:span text:style-name="T10">la</text:span> <text:span text:style-name="T10">surface</text:span> <text:span text:style-name="T10">des</text:span> <text:span text:style-name="T10">pensées,</text:span> <text:span text:style-name="T10">vous</text:span> <text:span text:style-name="T10">pouvez comprendre</text:span><text:span text:style-name="T12"> </text:span><text:span text:style-name="T10">les</text:span><text:span text:style-name="T12"> </text:span><text:span text:style-name="T10">pensées</text:span><text:span text:style-name="T12"> </text:span><text:span text:style-name="T10">superficielles</text:span><text:span text:style-name="T11"> </text:span><text:span text:style-name="T10">des</text:span><text:span text:style-name="T12"> </text:span><text:span text:style-name="T10">autres.</text:span><text:span text:style-name="T12"> </text:span><text:span text:style-name="T10">Les</text:span><text:span text:style-name="T12"> </text:span><text:span text:style-name="T10">personnages principaux</text:span><text:span text:style-name="T12"> </text:span><text:span text:style-name="T10">peuvent</text:span><text:span text:style-name="T12"> </text:span><text:span text:style-name="T10">ressentir</text:span><text:span text:style-name="T12"> </text:span><text:span text:style-name="T10">votre</text:span><text:span text:style-name="T11"> </text:span><text:span text:style-name="T10">intrusion</text:span><text:span text:style-name="T12"> </text:span><text:span text:style-name="T10">mentale</text:span><text:span text:style-name="T12"> </text:span><text:span text:style-name="T10">s’ils</text:span><text:span text:style-name="T12"> </text:span><text:span text:style-name="T10">échouent </text:span>à<text:span text:style-name="T14"> </text:span>un<text:span text:style-name="T14"> </text:span>test<text:span text:style-name="T14"> </text:span>de<text:span text:style-name="T14"> </text:span>volonté<text:span text:style-name="T14"> </text:span>contre<text:span text:style-name="T14"> </text:span>une<text:span text:style-name="T14"> </text:span>difficulté<text:span text:style-name="T14"> </text:span>de<text:span text:style-name="T14"> </text:span>12<text:span text:style-name="T14"> </text:span>ou<text:span text:style-name="T14"> </text:span>moins.</text:p>
      <text:p text:style-name="P68"/>
      <text:p text:style-name="P137"><text:span text:style-name="T108">Rang</text:span><text:span text:style-name="T107"> </text:span><text:span text:style-name="T108">2</text:span><text:span text:style-name="T107"> </text:span><text:span text:style-name="T108">:</text:span><text:span text:style-name="T107"> </text:span><text:span text:style-name="T13">Vous</text:span><text:span text:style-name="T41"> </text:span><text:span text:style-name="T13">pouvez</text:span><text:span text:style-name="T26"> </text:span><text:span text:style-name="T13">établir</text:span> <text:span text:style-name="T13">une</text:span> <text:span text:style-name="T13">communication</text:span> <text:span text:style-name="T13">mentale</text:span> <text:span text:style-name="T13">avec d’autres</text:span><text:span text:style-name="T40"> </text:span><text:span text:style-name="T13">personnes</text:span><text:span text:style-name="T40"> </text:span><text:span text:style-name="T13">à</text:span><text:span text:style-name="T41"> </text:span><text:span text:style-name="T13">vue.</text:span><text:span text:style-name="T40"> </text:span><text:span text:style-name="T13">Cependant,</text:span><text:span text:style-name="T40"> </text:span><text:span text:style-name="T13">la</text:span><text:span text:style-name="T41"> </text:span><text:span text:style-name="T13">cible</text:span><text:span text:style-name="T40"> </text:span><text:span text:style-name="T13">peut</text:span><text:span text:style-name="T40"> </text:span><text:span text:style-name="T13">résister</text:span><text:span text:style-name="T41"> </text:span><text:span text:style-name="T13">à</text:span><text:span text:style-name="T40"> </text:span><text:span text:style-name="T13">cette intrusion</text:span><text:span text:style-name="T223"> </text:span><text:span text:style-name="T13">en</text:span><text:span text:style-name="T223"> </text:span><text:span text:style-name="T13">réussissant</text:span><text:span text:style-name="T223"> </text:span><text:span text:style-name="T13">un</text:span><text:span text:style-name="T223"> </text:span><text:span text:style-name="T13">test</text:span><text:span text:style-name="T223"> </text:span><text:span text:style-name="T13">de</text:span><text:span text:style-name="T223"> </text:span><text:span text:style-name="T13">volonté</text:span><text:span text:style-name="T223"> </text:span><text:span text:style-name="T13">avec</text:span><text:span text:style-name="T223"> </text:span><text:span text:style-name="T13">une</text:span><text:span text:style-name="T223"> </text:span><text:span text:style-name="T13">difficulté</text:span><text:span text:style-name="T223"> </text:span><text:span text:style-name="T13">de</text:span><text:span text:style-name="T223"> </text:span><text:span text:style-name="T13">10.</text:span></text:p>
      <text:p text:style-name="P135"/>
      <text:p text:style-name="P69"><text:span text:style-name="T156">Rang</text:span><text:span text:style-name="T157"> </text:span><text:span text:style-name="T156">3</text:span><text:span text:style-name="T158"> </text:span><text:span text:style-name="T156">:</text:span><text:span text:style-name="T158"> </text:span><text:span text:style-name="T46">Vous</text:span><text:span text:style-name="T48"> </text:span><text:span text:style-name="T46">avez</text:span><text:span text:style-name="T47"> </text:span><text:span text:style-name="T46">la</text:span><text:span text:style-name="T48"> </text:span><text:span text:style-name="T46">capacité</text:span><text:span text:style-name="T48"> </text:span><text:span text:style-name="T46">de</text:span><text:span text:style-name="T48"> </text:span><text:span text:style-name="T46">fouiller</text:span><text:span text:style-name="T162"> </text:span><text:span text:style-name="T46">les</text:span><text:span text:style-name="T8"> </text:span><text:span text:style-name="T46">souvenirs</text:span><text:span text:style-name="T8"> </text:span><text:span text:style-name="T46">d’une</text:span><text:span text:style-name="T8"> </text:span><text:span text:style-name="T46">per- </text:span><text:span text:style-name="T27">sonne,</text:span><text:span text:style-name="T28"> </text:span><text:span text:style-name="T27">avec</text:span><text:span text:style-name="T28"> </text:span><text:span text:style-name="T27">une</text:span><text:span text:style-name="T28"> </text:span><text:span text:style-name="T27">difficulté</text:span><text:span text:style-name="T28"> </text:span><text:span text:style-name="T27">de</text:span><text:span text:style-name="T28"> </text:span><text:span text:style-name="T27">12</text:span><text:span text:style-name="T28"> </text:span><text:span text:style-name="T27">pour</text:span><text:span text:style-name="T28"> </text:span><text:span text:style-name="T27">y</text:span><text:span text:style-name="T28"> </text:span><text:span text:style-name="T27">accéder.</text:span><text:span text:style-name="T28"> </text:span><text:span text:style-name="T27">Vous</text:span><text:span text:style-name="T28"> </text:span><text:span text:style-name="T27">pouvez </text:span><text:span text:style-name="T13">également</text:span> <text:span text:style-name="T13">implanter</text:span> <text:span text:style-name="T13">des</text:span> <text:span text:style-name="T13">souvenirs</text:span> <text:span text:style-name="T13">courts,</text:span> <text:span text:style-name="T13">mais</text:span> <text:span text:style-name="T13">crédibles,</text:span> <text:span text:style-name="T13">tenant </text:span>dans<text:span text:style-name="T89"> </text:span>une<text:span text:style-name="T89"> </text:span>description<text:span text:style-name="T9"> </text:span>de<text:span text:style-name="T89"> </text:span>moins<text:span text:style-name="T89"> </text:span>de<text:span text:style-name="T9"> </text:span>trois<text:span text:style-name="T89"> </text:span>lignes,<text:span text:style-name="T89"> </text:span>avec<text:span text:style-name="T9"> </text:span>une<text:span text:style-name="T89"> </text:span>diffi- culté de 15.</text:p>
      <text:p text:style-name="P68"/>
      <text:p text:style-name="P100"><text:span text:style-name="T134">Rang</text:span><text:span text:style-name="T155"> </text:span><text:span text:style-name="T134">4</text:span><text:span text:style-name="T155"> </text:span><text:span text:style-name="T134">:</text:span><text:span text:style-name="T155"> </text:span><text:span text:style-name="T10">Vous</text:span><text:span text:style-name="T11"> </text:span><text:span text:style-name="T10">pouvez</text:span> <text:span text:style-name="T10">exercer</text:span> <text:span text:style-name="T10">une</text:span> <text:span text:style-name="T10">pression</text:span> <text:span text:style-name="T10">mentale</text:span> <text:span text:style-name="T10">sur</text:span> <text:span text:style-name="T10">une</text:span> <text:span text:style-name="T10">per- </text:span>sonne<text:span text:style-name="T53"> </text:span>en<text:span text:style-name="T53"> </text:span>lançant<text:span text:style-name="T53"> </text:span>un<text:span text:style-name="T53"> </text:span>duel<text:span text:style-name="T53"> </text:span>de<text:span text:style-name="T53"> </text:span>volonté.<text:span text:style-name="T53"> </text:span>La<text:span text:style-name="T53"> </text:span>différence<text:span text:style-name="T53"> </text:span>entre<text:span text:style-name="T53"> </text:span>vos <text:span text:style-name="T27">résultats</text:span><text:span text:style-name="T14"> </text:span><text:span text:style-name="T27">de</text:span><text:span text:style-name="T14"> </text:span><text:span text:style-name="T27">volonté</text:span><text:span text:style-name="T14"> </text:span><text:span text:style-name="T27">inflige</text:span><text:span text:style-name="T28"> </text:span><text:span text:style-name="T27">des</text:span><text:span text:style-name="T14"> </text:span><text:span text:style-name="T27">dommages</text:span><text:span text:style-name="T14"> </text:span><text:span text:style-name="T27">mentaux</text:span><text:span text:style-name="T14"> </text:span><text:span text:style-name="T27">à</text:span><text:span text:style-name="T28"> </text:span><text:span text:style-name="T27">la</text:span><text:span text:style-name="T14"> </text:span><text:span text:style-name="T27">cible.</text:span></text:p>
      <text:p text:style-name="P56"/>
      <text:p text:style-name="P103"><text:span text:style-name="T125">Rang</text:span><text:span text:style-name="T164"> </text:span><text:span text:style-name="T125">5</text:span><text:span text:style-name="T165"> </text:span><text:span text:style-name="T125">:</text:span><text:span text:style-name="T164"> </text:span><text:span text:style-name="T103">Vous</text:span><text:span text:style-name="T53"> </text:span><text:span text:style-name="T103">avez</text:span><text:span text:style-name="T162"> </text:span><text:span text:style-name="T103">la</text:span><text:span text:style-name="T53"> </text:span><text:span text:style-name="T103">capacité</text:span><text:span text:style-name="T162"> </text:span><text:span text:style-name="T103">d’implanter</text:span><text:span text:style-name="T53"> </text:span><text:span text:style-name="T103">des</text:span><text:span text:style-name="T162"> </text:span><text:span text:style-name="T103">souvenirs</text:span><text:span text:style-name="T53"> </text:span><text:span text:style-name="T103">complexes </text:span><text:span text:style-name="T14">dans</text:span> <text:span text:style-name="T14">l’esprit</text:span> <text:span text:style-name="T14">d’une</text:span> <text:span text:style-name="T14">personne.</text:span> <text:span text:style-name="T14">Cela</text:span> <text:span text:style-name="T14">demande</text:span> <text:span text:style-name="T14">du</text:span> <text:span text:style-name="T14">temps</text:span> <text:span text:style-name="T14">et</text:span> <text:span text:style-name="T14">du</text:span> <text:span text:style-name="T14">travail, </text:span>environ<text:span text:style-name="T89"> </text:span>une<text:span text:style-name="T89"> </text:span>heure<text:span text:style-name="T89"> </text:span>par<text:span text:style-name="T9"> </text:span>journée<text:span text:style-name="T89"> </text:span>de<text:span text:style-name="T89"> </text:span>souvenir<text:span text:style-name="T89"> </text:span>à<text:span text:style-name="T9"> </text:span>implanter.<text:span text:style-name="T89"> </text:span>Cette <text:span text:style-name="T27">capacité</text:span><text:span text:style-name="T14"> </text:span><text:span text:style-name="T27">vous</text:span><text:span text:style-name="T14"> </text:span><text:span text:style-name="T27">permet</text:span><text:span text:style-name="T14"> </text:span><text:span text:style-name="T27">de</text:span><text:span text:style-name="T28"> </text:span><text:span text:style-name="T27">manipuler</text:span><text:span text:style-name="T14"> </text:span><text:span text:style-name="T27">profondément</text:span><text:span text:style-name="T14"> </text:span><text:span text:style-name="T27">la</text:span><text:span text:style-name="T14"> </text:span><text:span text:style-name="T27">mémoire </text:span>d’une<text:span text:style-name="T13"> </text:span>personne.</text:p>
      <text:h text:style-name="P260" text:outline-level="3"><text:bookmark text:name="Transformation animale"/><text:span text:style-name="T251">Transformation</text:span><text:span text:style-name="T275"> </text:span><text:span text:style-name="T88">animale</text:span></text:h>
      <text:p text:style-name="P78"><text:span text:style-name="T12">Vous</text:span><text:span text:style-name="T15"> </text:span><text:span text:style-name="T12">détenez</text:span><text:span text:style-name="T15"> </text:span><text:span text:style-name="T12">les</text:span><text:span text:style-name="T15"> </text:span><text:span text:style-name="T12">savoirs</text:span><text:span text:style-name="T15"> </text:span><text:span text:style-name="T12">des</text:span><text:span text:style-name="T15"> </text:span><text:span text:style-name="T12">temps</text:span><text:span text:style-name="T15"> </text:span><text:span text:style-name="T12">anciens</text:span><text:span text:style-name="T15"> </text:span><text:span text:style-name="T12">où</text:span><text:span text:style-name="T15"> </text:span><text:span text:style-name="T12">les</text:span><text:span text:style-name="T15"> </text:span><text:span text:style-name="T12">dieux</text:span><text:span text:style-name="T15"> </text:span><text:span text:style-name="T12">celtes </text:span>pouvaient<text:span text:style-name="T89"> </text:span>prendre<text:span text:style-name="T89"> </text:span>les<text:span text:style-name="T89"> </text:span>formes<text:span text:style-name="T9"> </text:span>du<text:span text:style-name="T89"> </text:span>règne<text:span text:style-name="T89"> </text:span>animal<text:span text:style-name="T89"> </text:span>pour<text:span text:style-name="T9"> </text:span>parcourir le<text:span text:style-name="T15"> </text:span>monde.<text:span text:style-name="T15"> </text:span>Quand<text:span text:style-name="T15"> </text:span>vous<text:span text:style-name="T15"> </text:span>changez<text:span text:style-name="T15"> </text:span>de<text:span text:style-name="T15"> </text:span>forme,<text:span text:style-name="T15"> </text:span>vous<text:span text:style-name="T15"> </text:span>gardez<text:span text:style-name="T15"> </text:span>votre <text:span text:style-name="T40">intelligence et votre savoir ainsi que vos autres caractéristiques. </text:span><text:span text:style-name="T12">Pour réussir une transformation, la difficulté varie en fonction </text:span><text:span text:style-name="T6">de la rapidité avec laquelle vous voulez effectuer la transformation. Plus</text:span><text:span text:style-name="T154"> </text:span><text:span text:style-name="T6">elle</text:span><text:span text:style-name="T154"> </text:span><text:span text:style-name="T6">est</text:span><text:span text:style-name="T154"> </text:span><text:span text:style-name="T6">rapide,</text:span><text:span text:style-name="T154"> </text:span><text:span text:style-name="T6">plus</text:span><text:span text:style-name="T154"> </text:span><text:span text:style-name="T6">la</text:span><text:span text:style-name="T154"> </text:span><text:span text:style-name="T6">difficulté</text:span><text:span text:style-name="T154"> </text:span><text:span text:style-name="T6">est</text:span><text:span text:style-name="T154"> </text:span><text:span text:style-name="T6">élevée.</text:span><text:span text:style-name="T154"> </text:span><text:span text:style-name="T6">Une</text:span><text:span text:style-name="T154"> </text:span><text:span text:style-name="T6">transformation </text:span><text:span text:style-name="T27">dans</text:span><text:span text:style-name="T10"> </text:span><text:span text:style-name="T27">la</text:span><text:span text:style-name="T10"> </text:span><text:span text:style-name="T27">minute</text:span><text:span text:style-name="T10"> </text:span><text:span text:style-name="T27">a</text:span><text:span text:style-name="T10"> </text:span><text:span text:style-name="T27">une</text:span><text:span text:style-name="T10"> </text:span><text:span text:style-name="T27">difficulté</text:span><text:span text:style-name="T10"> </text:span><text:span text:style-name="T27">de</text:span><text:span text:style-name="T10"> </text:span><text:span text:style-name="T27">10,</text:span><text:span text:style-name="T10"> </text:span><text:span text:style-name="T27">dans</text:span><text:span text:style-name="T10"> </text:span><text:span text:style-name="T27">les</text:span><text:span text:style-name="T10"> </text:span><text:span text:style-name="T27">trente</text:span><text:span text:style-name="T10"> </text:span><text:span text:style-name="T27">secondes </text:span>une<text:span text:style-name="T89"> </text:span>difficulté<text:span text:style-name="T9"> </text:span>de<text:span text:style-name="T89"> </text:span>12,<text:span text:style-name="T9"> </text:span>et<text:span text:style-name="T89"> </text:span>instantanément<text:span text:style-name="T9"> </text:span>une<text:span text:style-name="T89"> </text:span>difficulté<text:span text:style-name="T9"> </text:span>de<text:span text:style-name="T89"> </text:span>14.</text:p>
      <text:p text:style-name="P5"/>
      <text:p text:style-name="P146"><text:span text:style-name="T108">Rang</text:span><text:span text:style-name="T107"> </text:span><text:span text:style-name="T108">1</text:span><text:span text:style-name="T107"> </text:span><text:span text:style-name="T108">:</text:span><text:span text:style-name="T107"> </text:span><text:span text:style-name="T13">Vous</text:span><text:span text:style-name="T41"> </text:span><text:span text:style-name="T13">pouvez</text:span><text:span text:style-name="T40"> </text:span><text:span text:style-name="T13">vous</text:span><text:span text:style-name="T40"> </text:span><text:span text:style-name="T13">transformer</text:span><text:span text:style-name="T40"> </text:span><text:span text:style-name="T13">en</text:span><text:span text:style-name="T41"> </text:span><text:span text:style-name="T13">un</text:span><text:span text:style-name="T40"> </text:span><text:span text:style-name="T13">lièvre</text:span><text:span text:style-name="T12"> </text:span><text:span text:style-name="T13">agile</text:span><text:span text:style-name="T11"> </text:span><text:span text:style-name="T13">ou</text:span><text:span text:style-name="T11"> </text:span><text:span text:style-name="T13">en </text:span><text:span text:style-name="T6">un</text:span><text:span text:style-name="T103"> </text:span><text:span text:style-name="T6">serpent</text:span><text:span text:style-name="T103"> </text:span><text:span text:style-name="T6">silencieux</text:span><text:span text:style-name="T103"> </text:span><text:span text:style-name="T6">et</text:span><text:span text:style-name="T103"> </text:span><text:span text:style-name="T6">mortel.</text:span><text:span text:style-name="T103"> </text:span><text:span text:style-name="T6">Ces</text:span><text:span text:style-name="T103"> </text:span><text:span text:style-name="T6">formes</text:span><text:span text:style-name="T103"> </text:span><text:span text:style-name="T6">vous</text:span><text:span text:style-name="T103"> </text:span><text:span text:style-name="T6">offrent</text:span><text:span text:style-name="T103"> </text:span><text:span text:style-name="T6">une</text:span><text:span text:style-name="T103"> </text:span><text:span text:style-name="T6">grande </text:span><text:span text:style-name="T12">mobilité</text:span><text:span text:style-name="T226"> </text:span><text:span text:style-name="T12">et</text:span><text:span text:style-name="T226"> </text:span><text:span text:style-name="T12">la</text:span><text:span text:style-name="T226"> </text:span><text:span text:style-name="T12">capacité</text:span><text:span text:style-name="T226"> </text:span><text:span text:style-name="T12">de</text:span><text:span text:style-name="T226"> </text:span><text:span text:style-name="T12">vous</text:span><text:span text:style-name="T226"> </text:span><text:span text:style-name="T12">faufiler</text:span><text:span text:style-name="T226"> </text:span><text:span text:style-name="T12">dans</text:span><text:span text:style-name="T226"> </text:span><text:span text:style-name="T12">des</text:span><text:span text:style-name="T226"> </text:span><text:span text:style-name="T12">endroits</text:span><text:span text:style-name="T226"> </text:span><text:span text:style-name="T12">étroits.</text:span></text:p>
      <text:p text:style-name="P56"/>
      <text:p text:style-name="P161"><text:span text:style-name="T155">Rang</text:span><text:span text:style-name="T134"> </text:span><text:span text:style-name="T155">2</text:span><text:span text:style-name="T134"> </text:span><text:span text:style-name="T155">:</text:span><text:span text:style-name="T134"> </text:span><text:span text:style-name="T12">Vous</text:span><text:span text:style-name="T53"> </text:span><text:span text:style-name="T12">pouvez</text:span><text:span text:style-name="T10"> </text:span><text:span text:style-name="T12">prendre</text:span><text:span text:style-name="T15"> </text:span><text:span text:style-name="T12">la forme d’un loup, d’un chien </text:span><text:span text:style-name="T27">ou</text:span><text:span text:style-name="T14"> </text:span><text:span text:style-name="T27">d’un</text:span><text:span text:style-name="T14"> </text:span><text:span text:style-name="T27">lynx,</text:span><text:span text:style-name="T14"> </text:span><text:span text:style-name="T27">des</text:span><text:span text:style-name="T28"> </text:span><text:span text:style-name="T27">prédateurs</text:span><text:span text:style-name="T14"> </text:span><text:span text:style-name="T27">agiles</text:span><text:span text:style-name="T14"> </text:span><text:span text:style-name="T27">et</text:span><text:span text:style-name="T14"> </text:span><text:span text:style-name="T27">furtifs.</text:span><text:span text:style-name="T28"> </text:span><text:span text:style-name="T27">Ces</text:span><text:span text:style-name="T14"> </text:span><text:span text:style-name="T27">formes</text:span><text:span text:style-name="T14"> </text:span><text:span text:style-name="T27">vous confèrent</text:span><text:span text:style-name="T14"> </text:span><text:span text:style-name="T27">des</text:span><text:span text:style-name="T14"> </text:span><text:span text:style-name="T27">compétences</text:span><text:span text:style-name="T14"> </text:span><text:span text:style-name="T27">de</text:span><text:span text:style-name="T28"> </text:span><text:span text:style-name="T27">chasse</text:span><text:span text:style-name="T14"> </text:span><text:span text:style-name="T27">et</text:span><text:span text:style-name="T14"> </text:span><text:span text:style-name="T27">de</text:span><text:span text:style-name="T14"> </text:span><text:span text:style-name="T27">pistage</text:span><text:span text:style-name="T28"> </text:span><text:span text:style-name="T27">accrues.</text:span></text:p>
      <text:p text:style-name="P56"/>
      <text:p text:style-name="P261"><text:span text:style-name="T156">Rang</text:span><text:span text:style-name="T157"> </text:span><text:span text:style-name="T156">3</text:span><text:span text:style-name="T158"> </text:span><text:span text:style-name="T156">:</text:span><text:span text:style-name="T158"> </text:span><text:span text:style-name="T46">Vous</text:span><text:span text:style-name="T48"> </text:span><text:span text:style-name="T46">avez</text:span><text:span text:style-name="T47"> </text:span><text:span text:style-name="T46">maintenant</text:span><text:span text:style-name="T48"> </text:span><text:span text:style-name="T46">la</text:span><text:span text:style-name="T48"> </text:span><text:span text:style-name="T46">capacité</text:span><text:span text:style-name="T162"> </text:span><text:span text:style-name="T46">de</text:span><text:span text:style-name="T8"> </text:span><text:span text:style-name="T46">vous</text:span><text:span text:style-name="T8"> </text:span><text:span text:style-name="T46">transformer</text:span><text:span text:style-name="T8"> </text:span><text:span text:style-name="T46">en </text:span><text:span text:style-name="T13">oiseaux</text:span><text:span text:style-name="T40"> </text:span><text:span text:style-name="T13">de</text:span><text:span text:style-name="T40"> </text:span><text:span text:style-name="T13">différentes</text:span><text:span text:style-name="T40"> </text:span><text:span text:style-name="T13">tailles,</text:span><text:span text:style-name="T41"> </text:span><text:span text:style-name="T13">vous</text:span><text:span text:style-name="T40"> </text:span><text:span text:style-name="T13">permettant</text:span><text:span text:style-name="T40"> </text:span><text:span text:style-name="T13">de</text:span><text:span text:style-name="T40"> </text:span><text:span text:style-name="T13">voler,</text:span><text:span text:style-name="T41"> </text:span><text:span text:style-name="T13">de</text:span><text:span text:style-name="T40"> </text:span><text:span text:style-name="T13">planer </text:span><text:span text:style-name="T27">et</text:span><text:span text:style-name="T15"> </text:span><text:span text:style-name="T27">d’avoir</text:span><text:span text:style-name="T15"> </text:span><text:span text:style-name="T27">une</text:span><text:span text:style-name="T15"> </text:span><text:span text:style-name="T27">perspective</text:span><text:span text:style-name="T15"> </text:span><text:span text:style-name="T27">unique</text:span><text:span text:style-name="T15"> </text:span><text:span text:style-name="T27">depuis</text:span><text:span text:style-name="T15"> </text:span><text:span text:style-name="T27">les</text:span><text:span text:style-name="T15"> </text:span><text:span text:style-name="T27">cieux.</text:span></text:p>
      <text:p text:style-name="P135"/>
      <text:p text:style-name="P26"><text:span text:style-name="T107">Rang</text:span><text:span text:style-name="T108"> </text:span><text:span text:style-name="T107">4</text:span><text:span text:style-name="T108"> </text:span><text:span text:style-name="T107">:</text:span><text:span text:style-name="T108"> </text:span><text:span text:style-name="T40">Vous</text:span><text:span text:style-name="T15"> </text:span><text:span text:style-name="T40">pouvez</text:span><text:span text:style-name="T13"> </text:span><text:span text:style-name="T40">prendre</text:span><text:span text:style-name="T13"> </text:span><text:span text:style-name="T40">la</text:span><text:span text:style-name="T13"> </text:span><text:span text:style-name="T40">forme</text:span><text:span text:style-name="T15"> </text:span><text:span text:style-name="T40">d’animaux</text:span><text:span text:style-name="T13"> </text:span><text:span text:style-name="T40">plus</text:span><text:span text:style-name="T13"> </text:span><text:span text:style-name="T40">grands </text:span><text:span text:style-name="T6">et plus puissants, tels qu’un ours, un cheval ou un tigre. Ces formes </text:span>augmentent<text:span text:style-name="T15"> </text:span>votre<text:span text:style-name="T15"> </text:span>force<text:span text:style-name="T15"> </text:span>et<text:span text:style-name="T15"> </text:span>votre<text:span text:style-name="T15"> </text:span>endurance.</text:p>
      <text:p text:style-name="P56"/>
      <text:p text:style-name="P161"><text:span text:style-name="T156">Rang</text:span><text:span text:style-name="T157"> </text:span><text:span text:style-name="T156">5</text:span><text:span text:style-name="T158"> </text:span><text:span text:style-name="T156">:</text:span><text:span text:style-name="T158"> </text:span><text:span text:style-name="T46">Vous</text:span><text:span text:style-name="T48"> </text:span><text:span text:style-name="T46">avez</text:span><text:span text:style-name="T47"> </text:span><text:span text:style-name="T46">atteint</text:span><text:span text:style-name="T48"> </text:span><text:span text:style-name="T46">le</text:span><text:span text:style-name="T48"> </text:span><text:span text:style-name="T46">sommet</text:span><text:span text:style-name="T48"> </text:span><text:span text:style-name="T46">de</text:span><text:span text:style-name="T47"> </text:span><text:span text:style-name="T46">votre</text:span><text:span text:style-name="T48"> </text:span><text:span text:style-name="T46">maîtrise</text:span><text:span text:style-name="T48"> </text:span><text:span text:style-name="T46">de</text:span><text:span text:style-name="T48"> </text:span><text:span text:style-name="T46">la</text:span><text:span text:style-name="T47"> </text:span><text:span text:style-name="T46">trans- </text:span><text:span text:style-name="T14">formation</text:span> <text:span text:style-name="T14">animale.</text:span> <text:span text:style-name="T14">Vous</text:span> <text:span text:style-name="T14">pouvez</text:span> <text:span text:style-name="T14">maintenant</text:span> <text:span text:style-name="T14">vous</text:span> <text:span text:style-name="T14">métamorphoser </text:span>en gros mammifères tels que des éléphants, des rhinocéros <text:span text:style-name="T103">ou d’autres créatures massives. Ces formes vous confèrent une force </text:span>et une résistance inégalées.</text:p>
      <text:p text:style-name="P27" loext:marker-style-name="T54"/>
      <text:p text:style-name="P27" loext:marker-style-name="T54"/>
      <text:p text:style-name="P27" loext:marker-style-name="T54"/>
      <text:p text:style-name="P27" loext:marker-style-name="T54"/>
      <text:p text:style-name="P27" loext:marker-style-name="T54"/>
      <text:p text:style-name="P27" loext:marker-style-name="T54"/>
      <text:p text:style-name="P27" loext:marker-style-name="T54"/>
      <text:p text:style-name="P27" loext:marker-style-name="T54"/>
      <text:p text:style-name="P27" loext:marker-style-name="T54"/>
      <text:p text:style-name="P27" loext:marker-style-name="T54"/>
      <text:p text:style-name="P27" loext:marker-style-name="T54"/>
      <text:p text:style-name="P262" loext:marker-style-name="T54"/>
      <text:h text:style-name="P263" text:outline-level="4"><text:bookmark text:name="Volonté surnaturelle"/><text:soft-page-break/><text:span text:style-name="T38">Volonté</text:span><text:span text:style-name="T169"> </text:span><text:span text:style-name="T81">surnaturelle</text:span></text:h>
      <text:p text:style-name="P196"><text:span text:style-name="T27">Votre</text:span><text:span text:style-name="T14"> </text:span><text:span text:style-name="T27">entraînement</text:span><text:span text:style-name="T14"> </text:span><text:span text:style-name="T27">mental</text:span><text:span text:style-name="T28"> </text:span><text:span text:style-name="T27">vous</text:span><text:span text:style-name="T14"> </text:span><text:span text:style-name="T27">a</text:span><text:span text:style-name="T14"> </text:span><text:span text:style-name="T27">rendu</text:span><text:span text:style-name="T28"> </text:span><text:span text:style-name="T27">résistant</text:span><text:span text:style-name="T14"> </text:span><text:span text:style-name="T27">à</text:span><text:span text:style-name="T14"> </text:span><text:span text:style-name="T27">la</text:span><text:span text:style-name="T28"> </text:span><text:span text:style-name="T27">douleur et</text:span><text:span text:style-name="T15"> </text:span><text:span text:style-name="T27">aux</text:span><text:span text:style-name="T15"> </text:span><text:span text:style-name="T27">influences</text:span><text:span text:style-name="T15"> </text:span><text:span text:style-name="T27">mentales.</text:span><text:span text:style-name="T15"> </text:span><text:span text:style-name="T27">Chaque</text:span><text:span text:style-name="T15"> </text:span><text:span text:style-name="T27">rang</text:span><text:span text:style-name="T15"> </text:span><text:span text:style-name="T27">dans</text:span><text:span text:style-name="T15"> </text:span><text:span text:style-name="T27">cette</text:span><text:span text:style-name="T15"> </text:span><text:span text:style-name="T27">spécialité </text:span>augmente<text:span text:style-name="T27"> </text:span>vos<text:span text:style-name="T27"> </text:span>points<text:span text:style-name="T27"> </text:span>de<text:span text:style-name="T27"> </text:span>santé<text:span text:style-name="T27"> </text:span>de<text:span text:style-name="T27"> </text:span>2.<text:span text:style-name="T27"> </text:span>Vous<text:span text:style-name="T27"> </text:span>pouvez<text:span text:style-name="T27"> </text:span>également <text:span text:style-name="T12">ajouter</text:span><text:span text:style-name="T10"> </text:span><text:span text:style-name="T12">votre</text:span><text:span text:style-name="T10"> </text:span><text:span text:style-name="T12">rang</text:span><text:span text:style-name="T53"> </text:span><text:span text:style-name="T12">contre</text:span><text:span text:style-name="T10"> </text:span><text:span text:style-name="T12">les</text:span><text:span text:style-name="T10"> </text:span><text:span text:style-name="T12">influences</text:span><text:span text:style-name="T53"> </text:span><text:span text:style-name="T12">mentales,</text:span><text:span text:style-name="T10"> </text:span><text:span text:style-name="T12">les</text:span><text:span text:style-name="T10"> </text:span><text:span text:style-name="T12">tentatives </text:span>de séduction, etc.</text:p>
      <text:p text:style-name="P68"/>
      <text:p text:style-name="P137"><text:span text:style-name="T108">Rang</text:span><text:span text:style-name="T107"> </text:span><text:span text:style-name="T108">1</text:span><text:span text:style-name="T107"> </text:span><text:span text:style-name="T108">:</text:span><text:span text:style-name="T107"> </text:span><text:span text:style-name="T13">Chaque</text:span><text:span text:style-name="T41"> </text:span><text:span text:style-name="T13">rang</text:span><text:span text:style-name="T11"> </text:span><text:span text:style-name="T13">dans</text:span> <text:span text:style-name="T13">cette</text:span> <text:span text:style-name="T13">spécialité</text:span> <text:span text:style-name="T13">augmente</text:span> <text:span text:style-name="T13">vos</text:span> <text:span text:style-name="T13">points </text:span><text:span text:style-name="T12">de</text:span><text:span text:style-name="T40"> </text:span><text:span text:style-name="T12">santé</text:span><text:span text:style-name="T40"> </text:span><text:span text:style-name="T12">de</text:span><text:span text:style-name="T40"> </text:span><text:span text:style-name="T12">2.</text:span><text:span text:style-name="T40"> </text:span><text:span text:style-name="T12">De</text:span><text:span text:style-name="T40"> </text:span><text:span text:style-name="T12">plus,</text:span><text:span text:style-name="T40"> </text:span><text:span text:style-name="T12">vous</text:span><text:span text:style-name="T40"> </text:span><text:span text:style-name="T12">pouvez</text:span><text:span text:style-name="T40"> </text:span><text:span text:style-name="T12">ajouter</text:span><text:span text:style-name="T40"> </text:span><text:span text:style-name="T12">votre</text:span><text:span text:style-name="T40"> </text:span><text:span text:style-name="T12">rang</text:span><text:span text:style-name="T40"> </text:span><text:span text:style-name="T12">comme </text:span>bonus pour résister aux influences mentales, aux tentatives de séduction, et plus encore.</text:p>
      <text:p text:style-name="P56"/>
      <text:p text:style-name="P137"><text:span text:style-name="T107">Rang</text:span><text:span text:style-name="T108"> </text:span><text:span text:style-name="T107">2</text:span><text:span text:style-name="T108"> </text:span><text:span text:style-name="T107">:</text:span><text:span text:style-name="T108"> </text:span><text:span text:style-name="T40">Vous</text:span><text:span text:style-name="T15"> </text:span><text:span text:style-name="T40">continuez</text:span><text:span text:style-name="T13"> </text:span><text:span text:style-name="T40">à</text:span><text:span text:style-name="T13"> </text:span><text:span text:style-name="T40">renforcer</text:span><text:span text:style-name="T13"> </text:span><text:span text:style-name="T40">votre</text:span><text:span text:style-name="T15"> </text:span><text:span text:style-name="T40">volonté,</text:span><text:span text:style-name="T13"> </text:span><text:span text:style-name="T40">augmentant </text:span><text:span text:style-name="T12">ainsi votre résistance aux influences mentales et aux charmes. </text:span>Votre<text:span text:style-name="T89"> </text:span>esprit<text:span text:style-name="T89"> </text:span>devient<text:span text:style-name="T89"> </text:span>une<text:span text:style-name="T9"> </text:span>forteresse<text:span text:style-name="T89"> </text:span>presque<text:span text:style-name="T89"> </text:span>impénétrable.</text:p>
      <text:p text:style-name="P135"/>
      <text:p text:style-name="P150"><text:span text:style-name="T25">Au</text:span><text:span text:style-name="T142"> </text:span><text:span text:style-name="T25">rang</text:span><text:span text:style-name="T142"> </text:span><text:span text:style-name="T25">3</text:span><text:span text:style-name="T142"> </text:span>:<text:span text:style-name="T9"> </text:span>À<text:span text:style-name="T89"> </text:span>ce<text:span text:style-name="T89"> </text:span>stade,<text:span text:style-name="T10"> </text:span>vous<text:span text:style-name="T10"> </text:span>atteignez<text:span text:style-name="T10"> </text:span>un<text:span text:style-name="T10"> </text:span>niveau<text:span text:style-name="T10"> </text:span>de<text:span text:style-name="T10"> </text:span>maîtrise <text:span text:style-name="T10">exceptionnel</text:span> <text:span text:style-name="T10">de</text:span> <text:span text:style-name="T10">votre</text:span> <text:span text:style-name="T10">volonté.</text:span> <text:span text:style-name="T10">Vous</text:span> <text:span text:style-name="T10">ne</text:span> <text:span text:style-name="T10">perdez</text:span> <text:span text:style-name="T10">plus</text:span> <text:span text:style-name="T10">connaissance </text:span><text:span text:style-name="T12">lorsque</text:span><text:span text:style-name="T41"> </text:span><text:span text:style-name="T12">vos</text:span><text:span text:style-name="T41"> </text:span><text:span text:style-name="T12">points</text:span><text:span text:style-name="T41"> </text:span><text:span text:style-name="T12">de</text:span><text:span text:style-name="T41"> </text:span><text:span text:style-name="T12">santé</text:span><text:span text:style-name="T41"> </text:span><text:span text:style-name="T12">atteignent</text:span><text:span text:style-name="T41"> </text:span><text:span text:style-name="T12">zéro.</text:span><text:span text:style-name="T41"> </text:span><text:span text:style-name="T12">Vous</text:span><text:span text:style-name="T41"> </text:span><text:span text:style-name="T12">restez</text:span><text:span text:style-name="T41"> </text:span><text:span text:style-name="T12">lucide </text:span>jusqu’au<text:span text:style-name="T13"> </text:span>seuil<text:span text:style-name="T13"> </text:span>de<text:span text:style-name="T13"> </text:span>la<text:span text:style-name="T13"> </text:span>mort<text:span text:style-name="T13"> </text:span>physique.</text:p>
      <text:p text:style-name="P68"/>
      <text:p text:style-name="P71"><text:span text:style-name="T108">Rang</text:span><text:span text:style-name="T107"> </text:span><text:span text:style-name="T108">4</text:span><text:span text:style-name="T107"> </text:span><text:span text:style-name="T108">:</text:span><text:span text:style-name="T107"> </text:span><text:span text:style-name="T13">Votre</text:span><text:span text:style-name="T41"> </text:span><text:span text:style-name="T13">volonté</text:span><text:span text:style-name="T40"> </text:span><text:span text:style-name="T13">continue</text:span><text:span text:style-name="T40"> </text:span><text:span text:style-name="T13">de</text:span><text:span text:style-name="T40"> </text:span><text:span text:style-name="T13">croître,</text:span><text:span text:style-name="T41"> </text:span><text:span text:style-name="T13">rendant</text:span><text:span text:style-name="T40"> </text:span><text:span text:style-name="T13">les</text:span><text:span text:style-name="T40"> </text:span><text:span text:style-name="T13">tentatives de manipulation</text:span><text:span text:style-name="T40"> </text:span><text:span text:style-name="T13">mentale</text:span><text:span text:style-name="T40"> </text:span><text:span text:style-name="T13">presque</text:span><text:span text:style-name="T41"> </text:span><text:span text:style-name="T13">vaines</text:span><text:span text:style-name="T40"> </text:span><text:span text:style-name="T13">en</text:span><text:span text:style-name="T40"> </text:span><text:span text:style-name="T13">votre</text:span><text:span text:style-name="T40"> </text:span><text:span text:style-name="T13">présence.</text:span><text:span text:style-name="T41"> </text:span><text:span text:style-name="T13">Vous </text:span>êtes devenu un roc mental.</text:p>
      <text:p text:style-name="P56"/>
      <text:p text:style-name="P69"><text:span text:style-name="T25">Au</text:span><text:span text:style-name="T142"> </text:span><text:span text:style-name="T25">rang</text:span><text:span text:style-name="T142"> </text:span><text:span text:style-name="T25">5</text:span><text:span text:style-name="T142"> </text:span>:<text:span text:style-name="T12"> </text:span>Votre<text:span text:style-name="T12"> </text:span>maîtrise<text:span text:style-name="T12"> </text:span>ultime<text:span text:style-name="T12"> </text:span>de<text:span text:style-name="T12"> </text:span>la<text:span text:style-name="T12"> </text:span>volonté<text:span text:style-name="T12"> </text:span>surnaturelle <text:span text:style-name="T46">atteint</text:span><text:span text:style-name="T103"> </text:span><text:span text:style-name="T46">son</text:span><text:span text:style-name="T103"> </text:span><text:span text:style-name="T46">apogée.</text:span><text:span text:style-name="T103"> </text:span><text:span text:style-name="T46">En</text:span><text:span text:style-name="T103"> </text:span><text:span text:style-name="T46">cas</text:span><text:span text:style-name="T103"> </text:span><text:span text:style-name="T46">de</text:span><text:span text:style-name="T103"> </text:span><text:span text:style-name="T46">mort</text:span><text:span text:style-name="T103"> </text:span><text:span text:style-name="T46">physique,</text:span><text:span text:style-name="T103"> </text:span><text:span text:style-name="T46">vous</text:span><text:span text:style-name="T103"> </text:span><text:span text:style-name="T46">avez</text:span><text:span text:style-name="T103"> </text:span><text:span text:style-name="T46">la</text:span><text:span text:style-name="T103"> </text:span><text:span text:style-name="T46">capacité </text:span><text:span text:style-name="T27">de</text:span><text:span text:style-name="T53"> </text:span><text:span text:style-name="T27">devenir</text:span><text:span text:style-name="T53"> </text:span><text:span text:style-name="T27">un</text:span><text:span text:style-name="T53"> </text:span><text:span text:style-name="T27">spectre</text:span><text:span text:style-name="T53"> </text:span><text:span text:style-name="T27">et</text:span><text:span text:style-name="T53"> </text:span><text:span text:style-name="T27">de</text:span><text:span text:style-name="T53"> </text:span><text:span text:style-name="T27">posséder</text:span><text:span text:style-name="T53"> </text:span><text:span text:style-name="T27">un</text:span><text:span text:style-name="T53"> </text:span><text:span text:style-name="T27">être</text:span><text:span text:style-name="T53"> </text:span><text:span text:style-name="T27">humain</text:span><text:span text:style-name="T53"> </text:span><text:span text:style-name="T27">ordinaire </text:span><text:span text:style-name="T10">dont</text:span><text:span text:style-name="T12"> </text:span><text:span text:style-name="T10">la</text:span><text:span text:style-name="T12"> </text:span><text:span text:style-name="T10">volonté</text:span><text:span text:style-name="T12"> </text:span><text:span text:style-name="T10">ne</text:span><text:span text:style-name="T11"> </text:span><text:span text:style-name="T10">dépasse</text:span><text:span text:style-name="T12"> </text:span><text:span text:style-name="T10">pas</text:span><text:span text:style-name="T12"> </text:span><text:span text:style-name="T10">la</text:span><text:span text:style-name="T12"> </text:span><text:span text:style-name="T10">vôtre.</text:span><text:span text:style-name="T11"> </text:span><text:span text:style-name="T10">Votre</text:span><text:span text:style-name="T12"> </text:span><text:span text:style-name="T10">hôte</text:span><text:span text:style-name="T12"> </text:span><text:span text:style-name="T10">est</text:span><text:span text:style-name="T12"> </text:span><text:span text:style-name="T10">emprisonné </text:span><text:span text:style-name="T27">dans</text:span><text:span text:style-name="T14"> </text:span><text:span text:style-name="T27">un</text:span><text:span text:style-name="T14"> </text:span><text:span text:style-name="T27">coin</text:span><text:span text:style-name="T14"> </text:span><text:span text:style-name="T27">reculé</text:span><text:span text:style-name="T28"> </text:span><text:span text:style-name="T27">de</text:span><text:span text:style-name="T14"> </text:span><text:span text:style-name="T27">son</text:span><text:span text:style-name="T14"> </text:span><text:span text:style-name="T27">propre</text:span><text:span text:style-name="T14"> </text:span><text:span text:style-name="T27">esprit,</text:span><text:span text:style-name="T28"> </text:span><text:span text:style-name="T27">ne</text:span><text:span text:style-name="T14"> </text:span><text:span text:style-name="T27">pouvant</text:span><text:span text:style-name="T14"> </text:span><text:span text:style-name="T27">retrouver </text:span>la<text:span text:style-name="T28"> </text:span>liberté<text:span text:style-name="T28"> </text:span>qu’à<text:span text:style-name="T28"> </text:span>la<text:span text:style-name="T28"> </text:span>mort<text:span text:style-name="T28"> </text:span>physique<text:span text:style-name="T28"> </text:span>de<text:span text:style-name="T28"> </text:span>son<text:span text:style-name="T28"> </text:span>corps.</text:p>
      <text:p text:style-name="P72" loext:marker-style-name="T62"/>
      <text:p text:style-name="P72" loext:marker-style-name="T62"/>
      <text:p text:style-name="P72" loext:marker-style-name="T62"/>
      <text:p text:style-name="P72" loext:marker-style-name="T62"/>
      <text:p text:style-name="P72" loext:marker-style-name="T62"/>
      <text:p text:style-name="P72" loext:marker-style-name="T62"/>
      <text:p text:style-name="P72" loext:marker-style-name="T62"/>
      <text:p text:style-name="P72" loext:marker-style-name="T62"/>
      <text:p text:style-name="P72" loext:marker-style-name="T62"/>
      <text:p text:style-name="P72" loext:marker-style-name="T62"/>
      <text:p text:style-name="P72" loext:marker-style-name="T62"/>
      <text:p text:style-name="P72" loext:marker-style-name="T62"/>
      <text:p text:style-name="P72" loext:marker-style-name="T62"/>
      <text:p text:style-name="P72" loext:marker-style-name="T62"/>
      <text:p text:style-name="P72" loext:marker-style-name="T62"/>
      <text:p text:style-name="P72" loext:marker-style-name="T62"/>
      <text:p text:style-name="P72" loext:marker-style-name="T62"/>
      <text:p text:style-name="P72" loext:marker-style-name="T62"/>
      <text:p text:style-name="P72" loext:marker-style-name="T62"/>
      <text:p text:style-name="P72" loext:marker-style-name="T62"/>
      <text:p text:style-name="P72" loext:marker-style-name="T62"/>
      <text:p text:style-name="P72" loext:marker-style-name="T62"/>
      <text:p text:style-name="P264" loext:marker-style-name="T62"/>
      <text:section text:style-name="Sect2" text:name="Section22">
        <text:p text:style-name="P74" loext:marker-style-name="T99"/>
        <text:p text:style-name="P74" loext:marker-style-name="T99"/>
        <text:p text:style-name="P75" loext:marker-style-name="T99"/>
        <text:p text:style-name="P76" loext:marker-style-name="T80"><text:span text:style-name="T80">Johan C 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 MT" svg:font-family="'Arial MT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fr" fo:country="FR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1pt" fo:language="fr" fo:country="FR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default-outline-level="2" style:list-style-name="" style:class="chapter">
      <style:paragraph-properties fo:margin-left="2.499cm" fo:margin-top="0.109cm" fo:margin-bottom="0cm" style:contextual-spacing="false" fo:line-height="1.224cm"/>
      <style:text-properties style:font-name="Tahoma" fo:font-family="Tahoma" style:font-family-generic="swiss" style:font-pitch="variable" fo:font-size="31pt" fo:language="fr" fo:country="FR" style:font-name-asian="Tahoma1" style:font-family-asian="Tahoma" style:font-family-generic-asian="system" style:font-pitch-asian="variable" style:font-size-asian="31pt" style:language-asian="en" style:country-asian="US" style:font-name-complex="Tahoma1" style:font-family-complex="Tahoma" style:font-family-generic-complex="system" style:font-pitch-complex="variable" style:font-size-complex="31pt" style:language-complex="ar" style:country-complex="SA"/>
    </style:style>
    <style:style style:name="Heading_20_2" style:display-name="Heading 2" style:family="paragraph" style:parent-style-name="Standard" style:default-outline-level="3" style:list-style-name="" style:class="chapter">
      <style:paragraph-properties fo:margin-left="2.499cm"/>
      <style:text-properties style:font-name="Tahoma" fo:font-family="Tahoma" style:font-family-generic="swiss" style:font-pitch="variable" fo:font-size="22pt" fo:language="fr" fo:country="FR" style:font-name-asian="Tahoma1" style:font-family-asian="Tahoma" style:font-family-generic-asian="system" style:font-pitch-asian="variable" style:font-size-asian="22pt" style:language-asian="en" style:country-asian="US" style:font-name-complex="Tahoma1" style:font-family-complex="Tahoma" style:font-family-generic-complex="system" style:font-pitch-complex="variable" style:font-size-complex="22pt" style:language-complex="ar" style:country-complex="SA"/>
    </style:style>
    <style:style style:name="Heading_20_3" style:display-name="Heading 3" style:family="paragraph" style:parent-style-name="Standard" style:default-outline-level="4" style:list-style-name="" style:class="chapter">
      <style:text-properties style:font-name="Tahoma" fo:font-family="Tahoma" style:font-family-generic="swiss" style:font-pitch="variable" fo:font-size="18pt" fo:language="fr" fo:country="FR" style:font-name-asian="Tahoma1" style:font-family-asian="Tahoma" style:font-family-generic-asian="system" style:font-pitch-asian="variable" style:font-size-asian="18pt" style:language-asian="en" style:country-asian="US" style:font-name-complex="Tahoma1" style:font-family-complex="Tahoma" style:font-family-generic-complex="system" style:font-pitch-complex="variable" style:font-size-complex="18pt" style:language-complex="ar" style:country-complex="SA"/>
    </style:style>
    <style:style style:name="List_20_Paragraph" style:display-name="List Paragraph" style:family="paragraph" style:parent-style-name="Standard">
      <style:paragraph-properties fo:margin-left="9.747cm" fo:margin-top="0.048cm" fo:margin-bottom="0cm" style:contextual-spacing="false" fo:text-indent="-0.298cm" style:auto-text-indent="false"/>
      <style:text-properties style:font-name="Times New Roman" fo:font-family="'Times New Roman'" style:font-family-generic="roman" style:font-pitch="variable" fo:language="fr" fo:country="FR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paragraph-properties fo:margin-left="0.099cm" fo:margin-top="0.346cm" fo:margin-bottom="0cm" style:contextual-spacing="false"/>
      <style:text-properties style:font-name="Times New Roman" fo:font-family="'Times New Roman'" style:font-family-generic="roman" style:font-pitch="variable" fo:language="fr" fo:country="FR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Calibri" fo:font-family="Calibri" style:font-family-generic="roman" style:font-pitch="variable" fo:font-size="11pt" fo:letter-spacing="normal" fo:language="fr" fo:country="FR" fo:font-style="normal" fo:font-weight="normal" style:font-name-asian="Times New Roman1" style:font-family-asian="'Times New Roman'" style:font-family-generic-asian="system" style:font-pitch-asian="variable" style:font-size-asian="11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1pt" style:language-complex="ar" style:country-complex="SA" style:font-style-complex="normal" style:font-weight-complex="normal" style:text-scale="77%"/>
    </style:style>
    <style:style style:name="ListLabel_20_2" style:display-name="ListLabel 2" style:family="text">
      <style:text-properties fo:language="fr" fo:country="FR" style:language-asian="en" style:country-asian="US" style:language-complex="ar" style:country-complex="SA"/>
    </style:style>
    <style:style style:name="ListLabel_20_3" style:display-name="ListLabel 3" style:family="text">
      <style:text-properties fo:language="fr" fo:country="FR" style:language-asian="en" style:country-asian="US" style:language-complex="ar" style:country-complex="SA"/>
    </style:style>
    <style:style style:name="ListLabel_20_4" style:display-name="ListLabel 4" style:family="text">
      <style:text-properties fo:language="fr" fo:country="FR" style:language-asian="en" style:country-asian="US" style:language-complex="ar" style:country-complex="SA"/>
    </style:style>
    <style:style style:name="ListLabel_20_5" style:display-name="ListLabel 5" style:family="text">
      <style:text-properties fo:language="fr" fo:country="FR" style:language-asian="en" style:country-asian="US" style:language-complex="ar" style:country-complex="SA"/>
    </style:style>
    <style:style style:name="ListLabel_20_6" style:display-name="ListLabel 6" style:family="text">
      <style:text-properties fo:language="fr" fo:country="FR" style:language-asian="en" style:country-asian="US" style:language-complex="ar" style:country-complex="SA"/>
    </style:style>
    <style:style style:name="ListLabel_20_7" style:display-name="ListLabel 7" style:family="text">
      <style:text-properties fo:language="fr" fo:country="FR" style:language-asian="en" style:country-asian="US" style:language-complex="ar" style:country-complex="SA"/>
    </style:style>
    <style:style style:name="ListLabel_20_8" style:display-name="ListLabel 8" style:family="text">
      <style:text-properties fo:language="fr" fo:country="FR" style:language-asian="en" style:country-asian="US" style:language-complex="ar" style:country-complex="SA"/>
    </style:style>
    <style:style style:name="ListLabel_20_9" style:display-name="ListLabel 9" style:family="text">
      <style:text-properties fo:language="fr" fo:country="FR" style:language-asian="en" style:country-asian="US" style:language-complex="ar" style:country-complex="SA"/>
    </style:style>
    <style:style style:name="ListLabel_20_10" style:display-name="ListLabel 10" style:family="text">
      <style:text-properties style:font-name="Arial MT" fo:font-family="'Arial MT'" style:font-family-generic="swiss" style:font-pitch="variable" fo:font-size="8pt" style:font-size-asian="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1" style:display-name="ListLabel 11" style:family="text">
      <style:text-properties fo:letter-spacing="-0.011cm" fo:font-weight="bold" style:font-weight-asian="bold"/>
    </style:style>
    <style:style style:name="ListLabel_20_12" style:display-name="ListLabel 12" style:family="text">
      <style:text-properties fo:letter-spacing="-0.014cm" fo:font-weight="bold" style:font-weight-asian="bold"/>
    </style:style>
    <style:style style:name="ListLabel_20_13" style:display-name="ListLabel 13" style:family="text">
      <style:text-properties fo:letter-spacing="-0.012cm" fo:font-weight="bold" style:font-weight-asian="bold"/>
    </style:style>
    <style:style style:name="ListLabel_20_14" style:display-name="ListLabel 14" style:family="text">
      <style:text-properties fo:font-weight="bold" style:font-weight-asian="bold"/>
    </style:style>
    <style:style style:name="ListLabel_20_15" style:display-name="ListLabel 15" style:family="text">
      <style:text-properties fo:letter-spacing="-0.007cm" fo:font-weight="bold" style:font-weight-asian="bold" style:text-scale="90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302cm" fo:margin-left="9.749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302cm" fo:margin-left="10.862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302cm" fo:margin-left="11.989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302cm" fo:margin-left="13.115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302cm" fo:margin-left="14.242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302cm" fo:margin-left="15.367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302cm" fo:margin-left="16.494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302cm" fo:margin-left="17.619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302cm" fo:margin-left="18.74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05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328cm" fo:margin-bottom="0cm" fo:margin-left="0cm" fo:margin-right="0cm" style:writing-mode="lr-tb" style:layout-grid-color="#c0c0c0" style:layout-grid-lines="27372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434cm" fo:margin-bottom="0cm" fo:margin-left="0cm" fo:margin-right="0cm" style:writing-mode="lr-tb" style:layout-grid-color="#c0c0c0" style:layout-grid-lines="27266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.752cm" fo:margin-bottom="0cm" fo:margin-left="0cm" fo:margin-right="0cm" style:writing-mode="lr-tb" style:layout-grid-color="#c0c0c0" style:layout-grid-lines="26948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834cm" fo:margin-bottom="0cm" fo:margin-left="0cm" fo:margin-right="0cm" style:writing-mode="lr-tb" style:layout-grid-color="#c0c0c0" style:layout-grid-lines="27866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505cm" fo:margin-bottom="0cm" fo:margin-left="0cm" fo:margin-right="0cm" style:writing-mode="lr-tb" style:layout-grid-color="#c0c0c0" style:layout-grid-lines="27195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2" style:page-layout-name="Mpm3" draw:style-name="Mdp1"/>
    <style:master-page style:name="Converted3" style:page-layout-name="Mpm2" draw:style-name="Mdp1"/>
    <style:master-page style:name="Converted4" style:page-layout-name="Mpm4" draw:style-name="Mdp1"/>
    <style:master-page style:name="Converted5" style:page-layout-name="Mpm2" draw:style-name="Mdp1"/>
    <style:master-page style:name="Converted6" style:page-layout-name="Mpm4" draw:style-name="Mdp1"/>
    <style:master-page style:name="Converted7" style:page-layout-name="Mpm4" draw:style-name="Mdp1"/>
    <style:master-page style:name="Converted8" style:page-layout-name="Mpm5" draw:style-name="Mdp1"/>
    <style:master-page style:name="Converted9" style:page-layout-name="Mpm2" draw:style-name="Mdp1"/>
    <style:master-page style:name="Converted10" style:page-layout-name="Mpm2" draw:style-name="Mdp1"/>
    <style:master-page style:name="Converted11" style:page-layout-name="Mpm6" draw:style-name="Mdp1"/>
    <style:master-page style:name="Converted12" style:page-layout-name="Mpm4" draw:style-name="Mdp1"/>
    <style:master-page style:name="Converted13" style:page-layout-name="Mpm4" draw:style-name="Mdp1"/>
    <style:master-page style:name="Converted14" style:page-layout-name="Mpm4" draw:style-name="Mdp1"/>
    <style:master-page style:name="Converted15" style:page-layout-name="Mpm4" draw:style-name="Mdp1"/>
    <style:master-page style:name="Converted16" style:page-layout-name="Mpm4" draw:style-name="Mdp1"/>
    <style:master-page style:name="Converted17" style:page-layout-name="Mpm4" draw:style-name="Mdp1"/>
    <style:master-page style:name="Converted18" style:page-layout-name="Mpm2" draw:style-name="Mdp1"/>
    <style:master-page style:name="Converted19" style:page-layout-name="Mpm2" draw:style-name="Mdp1"/>
    <style:master-page style:name="Converted20" style:page-layout-name="Mpm2" draw:style-name="Mdp1"/>
    <style:master-page style:name="Converted21" style:page-layout-name="Mpm4" draw:style-name="Mdp1"/>
    <style:master-page style:name="Converted22" style:page-layout-name="Mpm4" draw:style-name="Mdp1"/>
    <style:master-page style:name="Converted23" style:page-layout-name="Mpm2" draw:style-name="Mdp1"/>
    <style:master-page style:name="Converted24" style:page-layout-name="Mpm4" draw:style-name="Mdp1"/>
    <style:master-page style:name="Converted25" style:page-layout-name="Mpm4" draw:style-name="Mdp1"/>
    <style:master-page style:name="Converted26" style:page-layout-name="Mpm2" draw:style-name="Mdp1"/>
    <style:master-page style:name="Converted27" style:page-layout-name="Mpm2" draw:style-name="Mdp1"/>
    <style:master-page style:name="Converted28" style:page-layout-name="Mpm4" draw:style-name="Mdp1"/>
    <style:master-page style:name="Converted29" style:page-layout-name="Mpm4" draw:style-name="Mdp1"/>
    <style:master-page style:name="Converted30" style:page-layout-name="Mpm4" draw:style-name="Mdp1"/>
    <style:master-page style:name="Converted31" style:page-layout-name="Mpm2" draw:style-name="Mdp1"/>
    <style:master-page style:name="Converted32" style:page-layout-name="Mpm2" draw:style-name="Mdp1"/>
    <style:master-page style:name="Converted33" style:page-layout-name="Mpm4" draw:style-name="Mdp1"/>
    <style:master-page style:name="Converted34" style:page-layout-name="Mpm2" draw:style-name="Mdp1"/>
    <style:master-page style:name="Converted35" style:page-layout-name="Mpm4" draw:style-name="Mdp1"/>
    <style:master-page style:name="Converted36" style:page-layout-name="Mpm2" draw:style-name="Mdp1"/>
    <style:master-page style:name="Converted37" style:page-layout-name="Mpm2" draw:style-name="Mdp1"/>
    <style:master-page style:name="Converted38" style:page-layout-name="Mpm4" draw:style-name="Mdp1"/>
    <style:master-page style:name="Converted39" style:page-layout-name="Mpm4" draw:style-name="Mdp1"/>
    <style:master-page style:name="Converted40" style:page-layout-name="Mpm4" draw:style-name="Mdp1"/>
    <style:master-page style:name="Converted41" style:page-layout-name="Mpm2" draw:style-name="Mdp1"/>
    <style:master-page style:name="Converted42" style:page-layout-name="Mpm4" draw:style-name="Mdp1"/>
    <style:master-page style:name="Converted43" style:page-layout-name="Mpm2" draw:style-name="Mdp1"/>
    <style:master-page style:name="Converted44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0T15:09:11</meta:creation-date>
    <dc:date>2025-08-10T18:10:06.432555900</dc:date>
    <meta:editing-duration>PT41M57S</meta:editing-duration>
    <meta:generator>LibreOffice/25.2.5.2$Windows_X86_64 LibreOffice_project/03d19516eb2e1dd5d4ccd751a0d6f35f35e08022</meta:generator>
    <meta:editing-cycles>14</meta:editing-cycles>
    <meta:document-statistic meta:table-count="2" meta:image-count="0" meta:object-count="0" meta:page-count="46" meta:paragraph-count="519" meta:word-count="15638" meta:character-count="94648" meta:non-whitespace-character-count="79534"/>
    <meta:user-defined meta:name="AppVersion">12.0000</meta:user-defined>
    <meta:user-defined meta:name="Created" meta:value-type="date">2025-08-10T00:00:00</meta:user-defined>
    <meta:user-defined meta:name="LastSaved" meta:value-type="date">2025-08-10T00:00:00</meta:user-defined>
    <meta:user-defined meta:name="Producer">iLovePDF</meta:user-defined>
    <meta:template xlink:type="simple" xlink:actuate="onRequest" xlink:title="Normal" xlink:href=""/>
  </office:meta>
</office:document-meta>
</file>